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018cm"/>
    </style:style>
    <style:style style:name="co2" style:family="table-column">
      <style:table-column-properties fo:break-before="auto" style:column-width="1.087cm"/>
    </style:style>
    <style:style style:name="co3" style:family="table-column">
      <style:table-column-properties fo:break-before="auto" style:column-width="3.972cm"/>
    </style:style>
    <style:style style:name="co4" style:family="table-column">
      <style:table-column-properties fo:break-before="auto" style:column-width="10.105cm"/>
    </style:style>
    <style:style style:name="co5" style:family="table-column">
      <style:table-column-properties fo:break-before="auto" style:column-width="7.662cm"/>
    </style:style>
    <style:style style:name="co6" style:family="table-column">
      <style:table-column-properties fo:break-before="auto" style:column-width="3.445cm"/>
    </style:style>
    <style:style style:name="co7" style:family="table-column">
      <style:table-column-properties fo:break-before="auto" style:column-width="1.198cm"/>
    </style:style>
    <style:style style:name="co8" style:family="table-column">
      <style:table-column-properties fo:break-before="auto" style:column-width="2.335cm"/>
    </style:style>
    <style:style style:name="co9"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ce1"/>
        <table:table-column table:style-name="co8" table:default-cell-style-name="Default"/>
        <table:table-column table:style-name="co9" table:number-columns-repeated="2" table:default-cell-style-name="Default"/>
        <table:table-row table:style-name="ro1">
          <table:table-cell office:value-type="string">
            <text:p>Ace of Aces (Europe)</text:p>
          </table:table-cell>
          <table:table-cell office:value-type="string">
            <text:p>1991</text:p>
          </table:table-cell>
          <table:table-cell office:value-type="string">
            <text:p>ESRB - RP (Rating Pending)</text:p>
          </table:table-cell>
          <table:table-cell office:value-type="string">
            <text:p>Ace of Aces </text:p>
          </table:table-cell>
          <table:table-cell office:value-type="string">
            <text:p>SEGA Enterprises Ltd.</text:p>
          </table:table-cell>
          <table:table-cell office:value-type="string">
            <text:p>Artech</text:p>
          </table:table-cell>
          <table:table-cell office:value-type="string">
            <text:p>Flying</text:p>
          </table:table-cell>
          <table:table-cell office:value-type="string">
            <text:p>2.2</text:p>
          </table:table-cell>
          <table:table-cell office:value-type="string">
            <text:p>1 Player</text:p>
          </table:table-cell>
          <table:table-cell office:value-type="string">
            <text:p>Ace of Aces is a 1st person, 2D flight simulation. You're onboard a British RAF Mosquito, maverick fighter bomber.**Your mission ... stop enemy trains, intercept the terrible german V-1 buzz bombs, sink the german U-boats and down the Nazi bombers. Are you ready for this challenge?</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Ace of Aces (Europe)&quot;&gt; &lt;year&gt;1991&lt;/year&gt; &lt;rating&gt;ESRB - RP (Rating Pending)&lt;/rating&gt; &lt;title&gt;Ace of Aces &lt;/title&gt; &lt;pub&gt;SEGA Enterprises Ltd.&lt;/pub&gt; &lt;dev&gt;Artech&lt;/dev&gt; &lt;genre&gt;Flying&lt;/genre&gt; &lt;score&gt;2.2&lt;/score&gt; &lt;player&gt;1 Player&lt;/player&gt; &lt;story&gt;Ace of Aces is a 1st person, 2D flight simulation. You're onboard a British RAF Mosquito, maverick fighter bomber.**Your mission ... stop enemy trains, intercept the terrible german V-1 buzz bombs, sink the german U-boats and down the Nazi bombers. Are you ready for this challenge?&lt;/story&gt; &lt;/game&gt;">
            <text:p>&lt;game name="Ace of Aces (Europe)"&gt; &lt;year&gt;1991&lt;/year&gt; &lt;rating&gt;ESRB - RP (Rating Pending)&lt;/rating&gt; &lt;title&gt;Ace of Aces &lt;/title&gt; &lt;pub&gt;SEGA Enterprises Ltd.&lt;/pub&gt; &lt;dev&gt;Artech&lt;/dev&gt; &lt;genre&gt;Flying&lt;/genre&gt; &lt;score&gt;2.2&lt;/score&gt; &lt;player&gt;1 Player&lt;/player&gt; &lt;story&gt;Ace of Aces is a 1st person, 2D flight simulation. You're onboard a British RAF Mosquito, maverick fighter bomber.**Your mission ... stop enemy trains, intercept the terrible german V-1 buzz bombs, sink the german U-boats and down the Nazi bombers. Are you ready for this challenge?&lt;/story&gt; &lt;/game&gt;</text:p>
          </table:table-cell>
        </table:table-row>
        <table:table-row table:style-name="ro1">
          <table:table-cell office:value-type="string">
            <text:p>Action Fighter (USA, Europe) (v1.2)</text:p>
          </table:table-cell>
          <table:table-cell office:value-type="string">
            <text:p>1986</text:p>
          </table:table-cell>
          <table:table-cell office:value-type="string">
            <text:p>ESRB - RP (Rating Pending)</text:p>
          </table:table-cell>
          <table:table-cell office:value-type="string">
            <text:p>Action Fighter </text:p>
          </table:table-cell>
          <table:table-cell office:value-type="string">
            <text:p>SEGA of America, Inc.</text:p>
          </table:table-cell>
          <table:table-cell office:value-type="string">
            <text:p>SEGA Enterprises Ltd.</text:p>
          </table:table-cell>
          <table:table-cell office:value-type="string">
            <text:p>Driving</text:p>
          </table:table-cell>
          <table:table-cell office:value-type="string">
            <text:p>2.6</text:p>
          </table:table-cell>
          <table:table-cell office:value-type="string">
            <text:p>1-2 Players</text:p>
          </table:table-cell>
          <table:table-cell office:value-type="string">
            <text:p>This is a top down vertically scrolling shooter, in which you start off as a motorbike. You are quite vulnerable to attack at first, but power ups come in the form of a Sega van which you have to dock with. The first time you dock you get double fire, the second time gives you a rocket, the third gives a rear force field and the fourth invulnerablility.****By destroying cars and bikes that appear on your way, you can collect A-F letters. Collecting A through to D allows you change into a sportscar which is less vulnerable to attack, but not as nimble. Collect all the letters in order to be able to transform into a high tech plane. This is the final stage of one of the five missions. Only the high tech plane can guide you to your destination in which your main target is hiding.****There is also time limit in which you have to complete the mission. It is advisable to transform into the high tech plane as fast as it is possible.****Picking up flags gives you bonus points with 10,000 points gaining you an extra life.</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ction Fighter (USA, Europe) (v1.2)&quot;&gt; &lt;year&gt;1986&lt;/year&gt; &lt;rating&gt;ESRB - RP (Rating Pending)&lt;/rating&gt; &lt;title&gt;Action Fighter &lt;/title&gt; &lt;pub&gt;SEGA of America, Inc.&lt;/pub&gt; &lt;dev&gt;SEGA Enterprises Ltd.&lt;/dev&gt; &lt;genre&gt;Driving&lt;/genre&gt; &lt;score&gt;2.6&lt;/score&gt; &lt;player&gt;1-2 Players&lt;/player&gt; &lt;story&gt;This is a top down vertically scrolling shooter, in which you start off as a motorbike. You are quite vulnerable to attack at first, but power ups come in the form of a Sega van which you have to dock with. The first time you dock you get double fire, the second time gives you a rocket, the third gives a rear force field and the fourth invulnerablility.****By destroying cars and bikes that appear on your way, you can collect A-F letters. Collecting A through to D allows you change into a sportscar which is less vulnerable to attack, but not as nimble. Collect all the letters in order to be able to transform into a high tech plane. This is the final stage of one of the five missions. Only the high tech plane can guide you to your destination in which your main target is hiding.****There is also time limit in which you have to complete the mission. It is advisable to transform into the high tech plane as fast as it is possible.****Picking up flags gives you bonus points with 10,000 points gaining you an extra life.&lt;/story&gt; &lt;/game&gt;">
            <text:p>&lt;game name="Action Fighter (USA, Europe) (v1.2)"&gt; &lt;year&gt;1986&lt;/year&gt; &lt;rating&gt;ESRB - RP (Rating Pending)&lt;/rating&gt; &lt;title&gt;Action Fighter &lt;/title&gt; &lt;pub&gt;SEGA of America, Inc.&lt;/pub&gt; &lt;dev&gt;SEGA Enterprises Ltd.&lt;/dev&gt; &lt;genre&gt;Driving&lt;/genre&gt; &lt;score&gt;2.6&lt;/score&gt; &lt;player&gt;1-2 Players&lt;/player&gt; &lt;story&gt;This is a top down vertically scrolling shooter, in which you start off as a motorbike. You are quite vulnerable to attack at first, but power ups come in the form of a Sega van which you have to dock with. The first time you dock you get double fire, the second time gives you a rocket, the third gives a rear force field and the fourth invulnerablility.****By destroying cars and bikes that appear on your way, you can collect A-F letters. Collecting A through to D allows you change into a sportscar which is less vulnerable to attack, but not as nimble. Collect all the letters in order to be able to transform into a high tech plane. This is the final stage of one of the five missions. Only the high tech plane can guide you to your destination in which your main target is hiding.****There is also time limit in which you have to complete the mission. It is advisable to transform into the high tech plane as fast as it is possible.****Picking up flags gives you bonus points with 10,000 points gaining you an extra life.&lt;/story&gt; &lt;/game&gt;</text:p>
          </table:table-cell>
        </table:table-row>
        <table:table-row table:style-name="ro1">
          <table:table-cell office:value-type="string">
            <text:p>Addams Family, The (Europe)</text:p>
          </table:table-cell>
          <table:table-cell office:value-type="string">
            <text:p>1992</text:p>
          </table:table-cell>
          <table:table-cell office:value-type="string">
            <text:p>ESRB - RP (Rating Pending)</text:p>
          </table:table-cell>
          <table:table-cell office:value-type="string">
            <text:p>Addams Family, The </text:p>
          </table:table-cell>
          <table:table-cell office:value-type="string">
            <text:p>Flying Edge, Inc.</text:p>
          </table:table-cell>
          <table:table-cell office:value-type="string">
            <text:p>Ocean Software Ltd.</text:p>
          </table:table-cell>
          <table:table-cell office:value-type="string">
            <text:p>Action</text:p>
          </table:table-cell>
          <table:table-cell office:value-type="string">
            <text:p>2.9</text:p>
          </table:table-cell>
          <table:table-cell office:value-type="string">
            <text:p>1 Player</text:p>
          </table:table-cell>
          <table:table-cell office:value-type="string">
            <text:p>The Addams Family is a side-scrolling platformer based on the movie of the same name. The player takes the role of Gomez who searches for his missing family members. To find them he has to explore six different parts of the mansion, e.g. the woods, which are basic platform levels: the player moves from left to right while jumping a lot and avoiding enemies. Some of them can be dispatched of by a jump on their heads. ****The main difference to the other versions of this game is a unique level design. There is also a life meter which allows to get hit more often before dying.</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ddams Family, The (Europe)&quot;&gt; &lt;year&gt;1992&lt;/year&gt; &lt;rating&gt;ESRB - RP (Rating Pending)&lt;/rating&gt; &lt;title&gt;Addams Family, The &lt;/title&gt; &lt;pub&gt;Flying Edge, Inc.&lt;/pub&gt; &lt;dev&gt;Ocean Software Ltd.&lt;/dev&gt; &lt;genre&gt;Action&lt;/genre&gt; &lt;score&gt;2.9&lt;/score&gt; &lt;player&gt;1 Player&lt;/player&gt; &lt;story&gt;The Addams Family is a side-scrolling platformer based on the movie of the same name. The player takes the role of Gomez who searches for his missing family members. To find them he has to explore six different parts of the mansion, e.g. the woods, which are basic platform levels: the player moves from left to right while jumping a lot and avoiding enemies. Some of them can be dispatched of by a jump on their heads. ****The main difference to the other versions of this game is a unique level design. There is also a life meter which allows to get hit more often before dying.&lt;/story&gt; &lt;/game&gt;">
            <text:p>&lt;game name="Addams Family, The (Europe)"&gt; &lt;year&gt;1992&lt;/year&gt; &lt;rating&gt;ESRB - RP (Rating Pending)&lt;/rating&gt; &lt;title&gt;Addams Family, The &lt;/title&gt; &lt;pub&gt;Flying Edge, Inc.&lt;/pub&gt; &lt;dev&gt;Ocean Software Ltd.&lt;/dev&gt; &lt;genre&gt;Action&lt;/genre&gt; &lt;score&gt;2.9&lt;/score&gt; &lt;player&gt;1 Player&lt;/player&gt; &lt;story&gt;The Addams Family is a side-scrolling platformer based on the movie of the same name. The player takes the role of Gomez who searches for his missing family members. To find them he has to explore six different parts of the mansion, e.g. the woods, which are basic platform levels: the player moves from left to right while jumping a lot and avoiding enemies. Some of them can be dispatched of by a jump on their heads. ****The main difference to the other versions of this game is a unique level design. There is also a life meter which allows to get hit more often before dying.&lt;/story&gt; &lt;/game&gt;</text:p>
          </table:table-cell>
        </table:table-row>
        <table:table-row table:style-name="ro1">
          <table:table-cell office:value-type="string">
            <text:p>Aerial Assault (USA)</text:p>
          </table:table-cell>
          <table:table-cell office:value-type="string">
            <text:p>1990</text:p>
          </table:table-cell>
          <table:table-cell office:value-type="string">
            <text:p>ESRB - RP (Rating Pending)</text:p>
          </table:table-cell>
          <table:table-cell office:value-type="string">
            <text:p>Aerial Assault</text:p>
          </table:table-cell>
          <table:table-cell office:value-type="string">
            <text:p>SEGA of America, Inc.</text:p>
          </table:table-cell>
          <table:table-cell office:value-type="string">
            <text:p>Sanritsu Denki Co., Ltd.</text:p>
          </table:table-cell>
          <table:table-cell office:value-type="string">
            <text:p>Shooter</text:p>
          </table:table-cell>
          <table:table-cell office:value-type="string">
            <text:p>2.8</text:p>
          </table:table-cell>
          <table:table-cell office:value-type="string">
            <text:p>1 Player</text:p>
          </table:table-cell>
          <table:table-cell office:value-type="string">
            <text:p>In Aerial Assault, you play the Freedom Fighter who must destroy five targets, including the Vinsk, CB-53 Bomber, "El", and two cliff fortresses. During each of the five missions, you will encounter enemy jets, choppers, submarines, jeeps, parachute bombs, and several other enemies in which you must destroy. Shooting either the spinning fighters or the small flying helicopters will earn you a power-up that allows you to upgrade or downgrade your firepower. There are three difficult settings: "Easy", "Normal", and "Hard". You will not be able to complete the game if you select the "Easy" setting.</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erial Assault (USA)&quot;&gt; &lt;year&gt;1990&lt;/year&gt; &lt;rating&gt;ESRB - RP (Rating Pending)&lt;/rating&gt; &lt;title&gt;Aerial Assault&lt;/title&gt; &lt;pub&gt;SEGA of America, Inc.&lt;/pub&gt; &lt;dev&gt;Sanritsu Denki Co., Ltd.&lt;/dev&gt; &lt;genre&gt;Shooter&lt;/genre&gt; &lt;score&gt;2.8&lt;/score&gt; &lt;player&gt;1 Player&lt;/player&gt; &lt;story&gt;In Aerial Assault, you play the Freedom Fighter who must destroy five targets, including the Vinsk, CB-53 Bomber, &quot;El&quot;, and two cliff fortresses. During each of the five missions, you will encounter enemy jets, choppers, submarines, jeeps, parachute bombs, and several other enemies in which you must destroy. Shooting either the spinning fighters or the small flying helicopters will earn you a power-up that allows you to upgrade or downgrade your firepower. There are three difficult settings: &quot;Easy&quot;, &quot;Normal&quot;, and &quot;Hard&quot;. You will not be able to complete the game if you select the &quot;Easy&quot; setting.&lt;/story&gt; &lt;/game&gt;">
            <text:p>&lt;game name="Aerial Assault (USA)"&gt; &lt;year&gt;1990&lt;/year&gt; &lt;rating&gt;ESRB - RP (Rating Pending)&lt;/rating&gt; &lt;title&gt;Aerial Assault&lt;/title&gt; &lt;pub&gt;SEGA of America, Inc.&lt;/pub&gt; &lt;dev&gt;Sanritsu Denki Co., Ltd.&lt;/dev&gt; &lt;genre&gt;Shooter&lt;/genre&gt; &lt;score&gt;2.8&lt;/score&gt; &lt;player&gt;1 Player&lt;/player&gt; &lt;story&gt;In Aerial Assault, you play the Freedom Fighter who must destroy five targets, including the Vinsk, CB-53 Bomber, "El", and two cliff fortresses. During each of the five missions, you will encounter enemy jets, choppers, submarines, jeeps, parachute bombs, and several other enemies in which you must destroy. Shooting either the spinning fighters or the small flying helicopters will earn you a power-up that allows you to upgrade or downgrade your firepower. There are three difficult settings: "Easy", "Normal", and "Hard". You will not be able to complete the game if you select the "Easy" setting.&lt;/story&gt; &lt;/game&gt;</text:p>
          </table:table-cell>
        </table:table-row>
        <table:table-row table:style-name="ro1">
          <table:table-cell office:value-type="string">
            <text:p>After Burner (World)</text:p>
          </table:table-cell>
          <table:table-cell office:value-type="string">
            <text:p>1988</text:p>
          </table:table-cell>
          <table:table-cell office:value-type="string">
            <text:p>ESRB - RP (Rating Pending)</text:p>
          </table:table-cell>
          <table:table-cell office:value-type="string">
            <text:p>After Burner </text:p>
          </table:table-cell>
          <table:table-cell office:value-type="string">
            <text:p>SEGA of America, Inc.</text:p>
          </table:table-cell>
          <table:table-cell office:value-type="string">
            <text:p>SEGA Enterprises Ltd.</text:p>
          </table:table-cell>
          <table:table-cell office:value-type="string">
            <text:p>Flying</text:p>
          </table:table-cell>
          <table:table-cell office:value-type="string">
            <text:p>3.4</text:p>
          </table:table-cell>
          <table:table-cell office:value-type="string">
            <text:p>1 Player</text:p>
          </table:table-cell>
          <table:table-cell office:value-type="string">
            <text:p>Afterburner is a conversion of the arcade game of the same name. The goal is simple: use your F-14 Tomcat and shoot as many enemies as you can. This aircraft has two weapons: lock-on missiles and Vulcan cannons (basically machine guns). In some versions there is an option to let the cannons shoot automatically all the time.****The game is viewed from behind the plane with you fighting wave after wave of enemy fighters. But at heart it offers the usual shooter mechanics, meaning you spend most of your time dodging and shooting. Sometimes you come across a friendly supply plane and if you dock with it you can replenish your missiles.</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After Burner (World)&quot;&gt; &lt;year&gt;1988&lt;/year&gt; &lt;rating&gt;ESRB - RP (Rating Pending)&lt;/rating&gt; &lt;title&gt;After Burner &lt;/title&gt; &lt;pub&gt;SEGA of America, Inc.&lt;/pub&gt; &lt;dev&gt;SEGA Enterprises Ltd.&lt;/dev&gt; &lt;genre&gt;Flying&lt;/genre&gt; &lt;score&gt;3.4&lt;/score&gt; &lt;player&gt;1 Player&lt;/player&gt; &lt;story&gt;Afterburner is a conversion of the arcade game of the same name. The goal is simple: use your F-14 Tomcat and shoot as many enemies as you can. This aircraft has two weapons: lock-on missiles and Vulcan cannons (basically machine guns). In some versions there is an option to let the cannons shoot automatically all the time.****The game is viewed from behind the plane with you fighting wave after wave of enemy fighters. But at heart it offers the usual shooter mechanics, meaning you spend most of your time dodging and shooting. Sometimes you come across a friendly supply plane and if you dock with it you can replenish your missiles.&lt;/story&gt; &lt;/game&gt;">
            <text:p>&lt;game name="After Burner (World)"&gt; &lt;year&gt;1988&lt;/year&gt; &lt;rating&gt;ESRB - RP (Rating Pending)&lt;/rating&gt; &lt;title&gt;After Burner &lt;/title&gt; &lt;pub&gt;SEGA of America, Inc.&lt;/pub&gt; &lt;dev&gt;SEGA Enterprises Ltd.&lt;/dev&gt; &lt;genre&gt;Flying&lt;/genre&gt; &lt;score&gt;3.4&lt;/score&gt; &lt;player&gt;1 Player&lt;/player&gt; &lt;story&gt;Afterburner is a conversion of the arcade game of the same name. The goal is simple: use your F-14 Tomcat and shoot as many enemies as you can. This aircraft has two weapons: lock-on missiles and Vulcan cannons (basically machine guns). In some versions there is an option to let the cannons shoot automatically all the time.****The game is viewed from behind the plane with you fighting wave after wave of enemy fighters. But at heart it offers the usual shooter mechanics, meaning you spend most of your time dodging and shooting. Sometimes you come across a friendly supply plane and if you dock with it you can replenish your missiles.&lt;/story&gt; &lt;/game&gt;</text:p>
          </table:table-cell>
        </table:table-row>
        <table:table-row table:style-name="ro1">
          <table:table-cell office:value-type="string">
            <text:p>Air Rescue (Europe)</text:p>
          </table:table-cell>
          <table:table-cell office:value-type="string">
            <text:p>1992</text:p>
          </table:table-cell>
          <table:table-cell office:value-type="string">
            <text:p>ESRB - RP (Rating Pending)</text:p>
          </table:table-cell>
          <table:table-cell office:value-type="string">
            <text:p>Air Rescue </text:p>
          </table:table-cell>
          <table:table-cell office:value-type="string">
            <text:p>SEGA Enterprises Ltd.</text:p>
          </table:table-cell>
          <table:table-cell office:value-type="string">
            <text:p>SIMS Co., Ltd.</text:p>
          </table:table-cell>
          <table:table-cell office:value-type="string">
            <text:p>Shooter</text:p>
          </table:table-cell>
          <table:table-cell office:value-type="string">
            <text:p>2.0</text:p>
          </table:table-cell>
          <table:table-cell office:value-type="string">
            <text:p>1 Player</text:p>
          </table:table-cell>
          <table:table-cell office:value-type="string">
            <text:p>Air Rescue is similar to Choplifter!. You are a driver of a helicopter and the object is to rescue hostages without being shot down by soldiers, jeeps, tanks, choppers, and ground-based missiles, and bring them back to base. A maximum of four hostages can fit into the helicopter at any given time, so it is necessary to make more than one trip. You can choose from a variety of weapons that you can use to shoot down enemies. There are five rounds, which take you through theme parks, burning skyscrapers, army bases, sunken submarines, and caverns. The round ends when you have taken the required number of hostages to the bases.</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Air Rescue (Europe)&quot;&gt; &lt;year&gt;1992&lt;/year&gt; &lt;rating&gt;ESRB - RP (Rating Pending)&lt;/rating&gt; &lt;title&gt;Air Rescue &lt;/title&gt; &lt;pub&gt;SEGA Enterprises Ltd.&lt;/pub&gt; &lt;dev&gt;SIMS Co., Ltd.&lt;/dev&gt; &lt;genre&gt;Shooter&lt;/genre&gt; &lt;score&gt;2.0&lt;/score&gt; &lt;player&gt;1 Player&lt;/player&gt; &lt;story&gt;Air Rescue is similar to Choplifter!. You are a driver of a helicopter and the object is to rescue hostages without being shot down by soldiers, jeeps, tanks, choppers, and ground-based missiles, and bring them back to base. A maximum of four hostages can fit into the helicopter at any given time, so it is necessary to make more than one trip. You can choose from a variety of weapons that you can use to shoot down enemies. There are five rounds, which take you through theme parks, burning skyscrapers, army bases, sunken submarines, and caverns. The round ends when you have taken the required number of hostages to the bases.&lt;/story&gt; &lt;/game&gt;">
            <text:p>&lt;game name="Air Rescue (Europe)"&gt; &lt;year&gt;1992&lt;/year&gt; &lt;rating&gt;ESRB - RP (Rating Pending)&lt;/rating&gt; &lt;title&gt;Air Rescue &lt;/title&gt; &lt;pub&gt;SEGA Enterprises Ltd.&lt;/pub&gt; &lt;dev&gt;SIMS Co., Ltd.&lt;/dev&gt; &lt;genre&gt;Shooter&lt;/genre&gt; &lt;score&gt;2.0&lt;/score&gt; &lt;player&gt;1 Player&lt;/player&gt; &lt;story&gt;Air Rescue is similar to Choplifter!. You are a driver of a helicopter and the object is to rescue hostages without being shot down by soldiers, jeeps, tanks, choppers, and ground-based missiles, and bring them back to base. A maximum of four hostages can fit into the helicopter at any given time, so it is necessary to make more than one trip. You can choose from a variety of weapons that you can use to shoot down enemies. There are five rounds, which take you through theme parks, burning skyscrapers, army bases, sunken submarines, and caverns. The round ends when you have taken the required number of hostages to the bases.&lt;/story&gt; &lt;/game&gt;</text:p>
          </table:table-cell>
        </table:table-row>
        <table:table-row table:style-name="ro1">
          <table:table-cell office:value-type="string">
            <text:p>Aladdin (Europe)</text:p>
          </table:table-cell>
          <table:table-cell office:value-type="string">
            <text:p>1994</text:p>
          </table:table-cell>
          <table:table-cell office:value-type="string">
            <text:p>ESRB - RP (Rating Pending)</text:p>
          </table:table-cell>
          <table:table-cell office:value-type="string">
            <text:p>Aladdin </text:p>
          </table:table-cell>
          <table:table-cell office:value-type="string">
            <text:p>SEGA Enterprises Ltd.</text:p>
          </table:table-cell>
          <table:table-cell office:value-type="string">
            <text:p>SIMS Co., Ltd.</text:p>
          </table:table-cell>
          <table:table-cell office:value-type="string">
            <text:p>Platform</text:p>
          </table:table-cell>
          <table:table-cell office:value-type="string">
            <text:p>3.0</text:p>
          </table:table-cell>
          <table:table-cell office:value-type="string">
            <text:p>1 Player</text:p>
          </table:table-cell>
          <table:table-cell office:value-type="string">
            <text:p>Sega's 8-bit systems received a unique adaptation of Disney's 1992 animated film Aladdin.****Like other versions, it is a side-scrolling action game. The player controls Aladdin, making his way through a variety of locations, including the streets of Agrabah, the Cave of Wonders, the Sultan's palace and more. Gameplay takes several different forms: some levels are chases, where Aladdin runs automatically, but must be made to jump over chasms or rolling rocks and barrels, evade falling objects and avoid getting caught by a guard. Other levels are platforming affairs: Aladdin must run, jump and climb, find keys or switches to open doors while searching for the exit. Rocks can be collected and be thrown to dispatch enemies or hit buttons otherwise out of reach. Finally, there are also several magic carpet rides in the game, in which the level scrolls automatically and the player must make sure to avoid any obstacles in the way.</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Aladdin (Europe)&quot;&gt; &lt;year&gt;1994&lt;/year&gt; &lt;rating&gt;ESRB - RP (Rating Pending)&lt;/rating&gt; &lt;title&gt;Aladdin &lt;/title&gt; &lt;pub&gt;SEGA Enterprises Ltd.&lt;/pub&gt; &lt;dev&gt;SIMS Co., Ltd.&lt;/dev&gt; &lt;genre&gt;Platform&lt;/genre&gt; &lt;score&gt;3.0&lt;/score&gt; &lt;player&gt;1 Player&lt;/player&gt; &lt;story&gt;Sega's 8-bit systems received a unique adaptation of Disney's 1992 animated film Aladdin.****Like other versions, it is a side-scrolling action game. The player controls Aladdin, making his way through a variety of locations, including the streets of Agrabah, the Cave of Wonders, the Sultan's palace and more. Gameplay takes several different forms: some levels are chases, where Aladdin runs automatically, but must be made to jump over chasms or rolling rocks and barrels, evade falling objects and avoid getting caught by a guard. Other levels are platforming affairs: Aladdin must run, jump and climb, find keys or switches to open doors while searching for the exit. Rocks can be collected and be thrown to dispatch enemies or hit buttons otherwise out of reach. Finally, there are also several magic carpet rides in the game, in which the level scrolls automatically and the player must make sure to avoid any obstacles in the way.&lt;/story&gt; &lt;/game&gt;">
            <text:p>&lt;game name="Aladdin (Europe)"&gt; &lt;year&gt;1994&lt;/year&gt; &lt;rating&gt;ESRB - RP (Rating Pending)&lt;/rating&gt; &lt;title&gt;Aladdin &lt;/title&gt; &lt;pub&gt;SEGA Enterprises Ltd.&lt;/pub&gt; &lt;dev&gt;SIMS Co., Ltd.&lt;/dev&gt; &lt;genre&gt;Platform&lt;/genre&gt; &lt;score&gt;3.0&lt;/score&gt; &lt;player&gt;1 Player&lt;/player&gt; &lt;story&gt;Sega's 8-bit systems received a unique adaptation of Disney's 1992 animated film Aladdin.****Like other versions, it is a side-scrolling action game. The player controls Aladdin, making his way through a variety of locations, including the streets of Agrabah, the Cave of Wonders, the Sultan's palace and more. Gameplay takes several different forms: some levels are chases, where Aladdin runs automatically, but must be made to jump over chasms or rolling rocks and barrels, evade falling objects and avoid getting caught by a guard. Other levels are platforming affairs: Aladdin must run, jump and climb, find keys or switches to open doors while searching for the exit. Rocks can be collected and be thrown to dispatch enemies or hit buttons otherwise out of reach. Finally, there are also several magic carpet rides in the game, in which the level scrolls automatically and the player must make sure to avoid any obstacles in the way.&lt;/story&gt; &lt;/game&gt;</text:p>
          </table:table-cell>
        </table:table-row>
        <table:table-row table:style-name="ro1">
          <table:table-cell office:value-type="string">
            <text:p>Alex Kidd - High-Tech World (USA, Europe)</text:p>
          </table:table-cell>
          <table:table-cell office:value-type="string">
            <text:p>1989</text:p>
          </table:table-cell>
          <table:table-cell office:value-type="string">
            <text:p>ESRB - RP (Rating Pending)</text:p>
          </table:table-cell>
          <table:table-cell office:value-type="string">
            <text:p>Alex Kidd - High-Tech World </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3.0</text:p>
          </table:table-cell>
          <table:table-cell office:value-type="string">
            <text:p>1 Player</text:p>
          </table:table-cell>
          <table:table-cell office:value-type="string">
            <text:p>A new arcade has hit town, and Alex and his friends decide to check it out. Sadly, they have no idea where it is, so it's up to Alex to find the eight map pieces cleverly hidden inside the castle. ****Getting all the pieces is only the start, he must then fight his way through a forest filled with ninja assassins, enter town to do required tasks, obtain a travel pass, then get through a second forest filled with other nasties. The question is: will Alex make his way to the arcades before 17:00?****Alex Kidd: High-Tech World allows you to resume a saved game. All you have to do is enter a password, and the game will be resumed right where you left off. The game is time-based, and events can only happen at certain times. For instance, certain characters will appear when thirty minutes of each hour is up. ****During the game, you can access a status screen, which helps you keep track of the time, what floor you're on, and how many map pieces you collected so far. There are six floors inside the castle, including the attic. On some floors, there are phones which you can use to either to ask a character for help, or order a pizza. There are also alternate solutions to some puzzles in the game. The demo at the start of the game may give away one of the map pieces.</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Alex Kidd - High-Tech World (USA, Europe)&quot;&gt; &lt;year&gt;1989&lt;/year&gt; &lt;rating&gt;ESRB - RP (Rating Pending)&lt;/rating&gt; &lt;title&gt;Alex Kidd - High-Tech World &lt;/title&gt; &lt;pub&gt;SEGA of America, Inc.&lt;/pub&gt; &lt;dev&gt;SEGA Enterprises Ltd.&lt;/dev&gt; &lt;genre&gt;Platform&lt;/genre&gt; &lt;score&gt;3.0&lt;/score&gt; &lt;player&gt;1 Player&lt;/player&gt; &lt;story&gt;A new arcade has hit town, and Alex and his friends decide to check it out. Sadly, they have no idea where it is, so it's up to Alex to find the eight map pieces cleverly hidden inside the castle. ****Getting all the pieces is only the start, he must then fight his way through a forest filled with ninja assassins, enter town to do required tasks, obtain a travel pass, then get through a second forest filled with other nasties. The question is: will Alex make his way to the arcades before 17:00?****Alex Kidd: High-Tech World allows you to resume a saved game. All you have to do is enter a password, and the game will be resumed right where you left off. The game is time-based, and events can only happen at certain times. For instance, certain characters will appear when thirty minutes of each hour is up. ****During the game, you can access a status screen, which helps you keep track of the time, what floor you're on, and how many map pieces you collected so far. There are six floors inside the castle, including the attic. On some floors, there are phones which you can use to either to ask a character for help, or order a pizza. There are also alternate solutions to some puzzles in the game. The demo at the start of the game may give away one of the map pieces.&lt;/story&gt; &lt;/game&gt;">
            <text:p>&lt;game name="Alex Kidd - High-Tech World (USA, Europe)"&gt; &lt;year&gt;1989&lt;/year&gt; &lt;rating&gt;ESRB - RP (Rating Pending)&lt;/rating&gt; &lt;title&gt;Alex Kidd - High-Tech World &lt;/title&gt; &lt;pub&gt;SEGA of America, Inc.&lt;/pub&gt; &lt;dev&gt;SEGA Enterprises Ltd.&lt;/dev&gt; &lt;genre&gt;Platform&lt;/genre&gt; &lt;score&gt;3.0&lt;/score&gt; &lt;player&gt;1 Player&lt;/player&gt; &lt;story&gt;A new arcade has hit town, and Alex and his friends decide to check it out. Sadly, they have no idea where it is, so it's up to Alex to find the eight map pieces cleverly hidden inside the castle. ****Getting all the pieces is only the start, he must then fight his way through a forest filled with ninja assassins, enter town to do required tasks, obtain a travel pass, then get through a second forest filled with other nasties. The question is: will Alex make his way to the arcades before 17:00?****Alex Kidd: High-Tech World allows you to resume a saved game. All you have to do is enter a password, and the game will be resumed right where you left off. The game is time-based, and events can only happen at certain times. For instance, certain characters will appear when thirty minutes of each hour is up. ****During the game, you can access a status screen, which helps you keep track of the time, what floor you're on, and how many map pieces you collected so far. There are six floors inside the castle, including the attic. On some floors, there are phones which you can use to either to ask a character for help, or order a pizza. There are also alternate solutions to some puzzles in the game. The demo at the start of the game may give away one of the map pieces.&lt;/story&gt; &lt;/game&gt;</text:p>
          </table:table-cell>
        </table:table-row>
        <table:table-row table:style-name="ro1">
          <table:table-cell office:value-type="string">
            <text:p>Alex Kidd - The Lost Stars (World)</text:p>
          </table:table-cell>
          <table:table-cell office:value-type="string">
            <text:p>1988</text:p>
          </table:table-cell>
          <table:table-cell office:value-type="string">
            <text:p>ESRB - RP (Rating Pending)</text:p>
          </table:table-cell>
          <table:table-cell office:value-type="string">
            <text:p>Alex Kidd - The Lost Stars </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3.2</text:p>
          </table:table-cell>
          <table:table-cell office:value-type="string">
            <text:p>1 Player</text:p>
          </table:table-cell>
          <table:table-cell office:value-type="string">
            <text:p>Alex Kidd: The Lost Stars has similar gameplay like in the other Alex Kidd games, but this one's a little too easy and it is designed for kids. Once again you play Alex, whose mission is to run through each location, knocking down enemies, and obtain the six miracle balls. These balls are hidden inside the strangest places like golden eggs, the Fantazy Zone ship out of action, clamshells, Christmas presents, pumpkins, and desk bells.****Alex must then venture in outer space to defeat the evil Ziggurat. Locations include Toy World, Machine World, the World of Make Believe, Water World, and Monster World. You will even tour through the giant's body. Once you obtained the six miracle balls, you have to run through all the locations again, but these repeated locations introduce new enemies. ****With all the locations, you're under a time limit, and as usual, if the time expires, you lose a life. Alex starts the game with nothing, but during the game, he can collect power-ups that give him extra time, and allow him to shoot enemies or jump higher.</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Alex Kidd - The Lost Stars (World)&quot;&gt; &lt;year&gt;1988&lt;/year&gt; &lt;rating&gt;ESRB - RP (Rating Pending)&lt;/rating&gt; &lt;title&gt;Alex Kidd - The Lost Stars &lt;/title&gt; &lt;pub&gt;SEGA of America, Inc.&lt;/pub&gt; &lt;dev&gt;SEGA Enterprises Ltd.&lt;/dev&gt; &lt;genre&gt;Platform&lt;/genre&gt; &lt;score&gt;3.2&lt;/score&gt; &lt;player&gt;1 Player&lt;/player&gt; &lt;story&gt;Alex Kidd: The Lost Stars has similar gameplay like in the other Alex Kidd games, but this one's a little too easy and it is designed for kids. Once again you play Alex, whose mission is to run through each location, knocking down enemies, and obtain the six miracle balls. These balls are hidden inside the strangest places like golden eggs, the Fantazy Zone ship out of action, clamshells, Christmas presents, pumpkins, and desk bells.****Alex must then venture in outer space to defeat the evil Ziggurat. Locations include Toy World, Machine World, the World of Make Believe, Water World, and Monster World. You will even tour through the giant's body. Once you obtained the six miracle balls, you have to run through all the locations again, but these repeated locations introduce new enemies. ****With all the locations, you're under a time limit, and as usual, if the time expires, you lose a life. Alex starts the game with nothing, but during the game, he can collect power-ups that give him extra time, and allow him to shoot enemies or jump higher.&lt;/story&gt; &lt;/game&gt;">
            <text:p>&lt;game name="Alex Kidd - The Lost Stars (World)"&gt; &lt;year&gt;1988&lt;/year&gt; &lt;rating&gt;ESRB - RP (Rating Pending)&lt;/rating&gt; &lt;title&gt;Alex Kidd - The Lost Stars &lt;/title&gt; &lt;pub&gt;SEGA of America, Inc.&lt;/pub&gt; &lt;dev&gt;SEGA Enterprises Ltd.&lt;/dev&gt; &lt;genre&gt;Platform&lt;/genre&gt; &lt;score&gt;3.2&lt;/score&gt; &lt;player&gt;1 Player&lt;/player&gt; &lt;story&gt;Alex Kidd: The Lost Stars has similar gameplay like in the other Alex Kidd games, but this one's a little too easy and it is designed for kids. Once again you play Alex, whose mission is to run through each location, knocking down enemies, and obtain the six miracle balls. These balls are hidden inside the strangest places like golden eggs, the Fantazy Zone ship out of action, clamshells, Christmas presents, pumpkins, and desk bells.****Alex must then venture in outer space to defeat the evil Ziggurat. Locations include Toy World, Machine World, the World of Make Believe, Water World, and Monster World. You will even tour through the giant's body. Once you obtained the six miracle balls, you have to run through all the locations again, but these repeated locations introduce new enemies. ****With all the locations, you're under a time limit, and as usual, if the time expires, you lose a life. Alex starts the game with nothing, but during the game, he can collect power-ups that give him extra time, and allow him to shoot enemies or jump higher.&lt;/story&gt; &lt;/game&gt;</text:p>
          </table:table-cell>
        </table:table-row>
        <table:table-row table:style-name="ro1">
          <table:table-cell office:value-type="string">
            <text:p>Alex Kidd in Miracle World (USA, Europe) (v1.1)</text:p>
          </table:table-cell>
          <table:table-cell office:value-type="string">
            <text:p>1986</text:p>
          </table:table-cell>
          <table:table-cell office:value-type="string">
            <text:p>ESRB - RP (Rating Pending)</text:p>
          </table:table-cell>
          <table:table-cell office:value-type="string">
            <text:p>Alex Kidd in Miracle World</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3.8</text:p>
          </table:table-cell>
          <table:table-cell office:value-type="string">
            <text:p>1 Player</text:p>
          </table:table-cell>
          <table:table-cell office:value-type="string">
            <text:p>Many centuries ago, on the planet Aries, there lived a boy called Alex Kidd. For seven years, he lived on Mt. Eternal studying Shellcore, an ancient art that makes one strong enough to break rocks into pieces. As he was leaving the mountain one day to travel to his spiritual homeland, a dying man told him that the peaceful city of Radactian was in grave danger. Before taking his last breath, the man gave Alex a piece of a map and a medallion made of Sun Stone.****There are eleven locations in which Alex must explore, each of them has its own unique dangers. In each location, Alex can collect bags of coins, which can be used to buy items at the shop and are used to help Alex get through each location (eg: motorcycle, peticopter, power bracelet, etc.) There are also traps that Alex must avoid like the ghost that chases him. He can also collect the Telepathy Ball that will help him read people's minds.****Later, Alex learns that in order to save Radactian from destruction, he must first defeat Janken the Great, Emperor of the planet Janbarik (he got his name from his expertise at the game of Janken -- or what people call "scissors, paper, stone" in the Western World. Janken has sent his henceman all over Radactian to prepare the game for Alex as he passes by them. In order to get past them, Alex must win three times at Janken. If he loses, he is turned to stone and vanished from Radactian forever. Later on in the game, Alex must play with the same henceman, but only this time, when Alex wins, they decide to play dirty.****Alex uses his fists to wipe out some of Janken's enemies such as birds, sea horses, bats, monkeys, frogs, and a few others. If his quest to save Radactian from the evil hands of Janken becomes difficult, he can instead use the power bracelet to perform the "Shocking Waves of Destruction", an ancient trick in the art of Shellcore.****Before Alex comes face-to-face with Janken, he should rescue his brother, Egle, from imprisonment, and get the letter and two medallions.</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Alex Kidd in Miracle World (USA, Europe) (v1.1)&quot;&gt; &lt;year&gt;1986&lt;/year&gt; &lt;rating&gt;ESRB - RP (Rating Pending)&lt;/rating&gt; &lt;title&gt;Alex Kidd in Miracle World&lt;/title&gt; &lt;pub&gt;SEGA of America, Inc.&lt;/pub&gt; &lt;dev&gt;SEGA Enterprises Ltd.&lt;/dev&gt; &lt;genre&gt;Platform&lt;/genre&gt; &lt;score&gt;3.8&lt;/score&gt; &lt;player&gt;1 Player&lt;/player&gt; &lt;story&gt;Many centuries ago, on the planet Aries, there lived a boy called Alex Kidd. For seven years, he lived on Mt. Eternal studying Shellcore, an ancient art that makes one strong enough to break rocks into pieces. As he was leaving the mountain one day to travel to his spiritual homeland, a dying man told him that the peaceful city of Radactian was in grave danger. Before taking his last breath, the man gave Alex a piece of a map and a medallion made of Sun Stone.****There are eleven locations in which Alex must explore, each of them has its own unique dangers. In each location, Alex can collect bags of coins, which can be used to buy items at the shop and are used to help Alex get through each location (eg: motorcycle, peticopter, power bracelet, etc.) There are also traps that Alex must avoid like the ghost that chases him. He can also collect the Telepathy Ball that will help him read people's minds.****Later, Alex learns that in order to save Radactian from destruction, he must first defeat Janken the Great, Emperor of the planet Janbarik (he got his name from his expertise at the game of Janken -- or what people call &quot;scissors, paper, stone&quot; in the Western World. Janken has sent his henceman all over Radactian to prepare the game for Alex as he passes by them. In order to get past them, Alex must win three times at Janken. If he loses, he is turned to stone and vanished from Radactian forever. Later on in the game, Alex must play with the same henceman, but only this time, when Alex wins, they decide to play dirty.****Alex uses his fists to wipe out some of Janken's enemies such as birds, sea horses, bats, monkeys, frogs, and a few others. If his quest to save Radactian from the evil hands of Janken becomes difficult, he can instead use the power bracelet to perform the &quot;Shocking Waves of Destruction&quot;, an ancient trick in the art of Shellcore.****Before Alex comes face-to-face with Janken, he should rescue his brother, Egle, from imprisonment, and get the letter and two medallions.&lt;/story&gt; &lt;/game&gt;">
            <text:p>&lt;game name="Alex Kidd in Miracle World (USA, Europe) (v1.1)"&gt; &lt;year&gt;1986&lt;/year&gt; &lt;rating&gt;ESRB - RP (Rating Pending)&lt;/rating&gt; &lt;title&gt;Alex Kidd in Miracle World&lt;/title&gt; &lt;pub&gt;SEGA of America, Inc.&lt;/pub&gt; &lt;dev&gt;SEGA Enterprises Ltd.&lt;/dev&gt; &lt;genre&gt;Platform&lt;/genre&gt; &lt;score&gt;3.8&lt;/score&gt; &lt;player&gt;1 Player&lt;/player&gt; &lt;story&gt;Many centuries ago, on the planet Aries, there lived a boy called Alex Kidd. For seven years, he lived on Mt. Eternal studying Shellcore, an ancient art that makes one strong enough to break rocks into pieces. As he was leaving the mountain one day to travel to his spiritual homeland, a dying man told him that the peaceful city of Radactian was in grave danger. Before taking his last breath, the man gave Alex a piece of a map and a medallion made of Sun Stone.****There are eleven locations in which Alex must explore, each of them has its own unique dangers. In each location, Alex can collect bags of coins, which can be used to buy items at the shop and are used to help Alex get through each location (eg: motorcycle, peticopter, power bracelet, etc.) There are also traps that Alex must avoid like the ghost that chases him. He can also collect the Telepathy Ball that will help him read people's minds.****Later, Alex learns that in order to save Radactian from destruction, he must first defeat Janken the Great, Emperor of the planet Janbarik (he got his name from his expertise at the game of Janken -- or what people call "scissors, paper, stone" in the Western World. Janken has sent his henceman all over Radactian to prepare the game for Alex as he passes by them. In order to get past them, Alex must win three times at Janken. If he loses, he is turned to stone and vanished from Radactian forever. Later on in the game, Alex must play with the same henceman, but only this time, when Alex wins, they decide to play dirty.****Alex uses his fists to wipe out some of Janken's enemies such as birds, sea horses, bats, monkeys, frogs, and a few others. If his quest to save Radactian from the evil hands of Janken becomes difficult, he can instead use the power bracelet to perform the "Shocking Waves of Destruction", an ancient trick in the art of Shellcore.****Before Alex comes face-to-face with Janken, he should rescue his brother, Egle, from imprisonment, and get the letter and two medallions.&lt;/story&gt; &lt;/game&gt;</text:p>
          </table:table-cell>
        </table:table-row>
        <table:table-row table:style-name="ro1">
          <table:table-cell office:value-type="string">
            <text:p>Alex Kidd in Shinobi World (USA, Europe)</text:p>
          </table:table-cell>
          <table:table-cell office:value-type="string">
            <text:p>1990</text:p>
          </table:table-cell>
          <table:table-cell office:value-type="string">
            <text:p>ESRB - RP (Rating Pending)</text:p>
          </table:table-cell>
          <table:table-cell office:value-type="string">
            <text:p>Alex Kidd in Shinobi World </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3.2</text:p>
          </table:table-cell>
          <table:table-cell office:value-type="string">
            <text:p>1 Player</text:p>
          </table:table-cell>
          <table:table-cell office:value-type="string">
            <text:p>Alex Kidd continues his adventures in Alex Kidd in Shinobi World, featuring remixes of the music you heard from Shinobi, and featuring the common enemy: Ninjas.****The Dark Ninja, whom was banished 10,000 years ago, has returned to rule Miracle World. He also takes young Alex's girlfriend and use her as a sacrifice. To help Alex defeat the Dark Ninja and rescue his girlfriend, a god enters Alex's body, causing Alex to become a ninja master.****There are four rounds, with three levels each, and has Alex travel through locations like office blocks, construction sites, shipyards, and jungles. He must go through each level defeating ninjas and other wildlife. In the last levels, he must defeat bosses including Kabuto, Heli, Robster, and Hanzo. To survive some levels, you must learn the secret jumping technique, described on page eight of the game's instruction manual. You start the game with three lives and are presented with an energy bar with three units, but you'll lose one if an enemy touches you. Furthermore, If you lose all three energy units, you lose a life, and if you lose all three lives, the game is over.****Additional energy units can be obtained by collecting hearts that can be found by breaking treasure chests. The maximum units you can get is six. From there, the heart is replaced by a mini-Alex. Collect this and you've earned yourself an extra life. You'll get hearts if you have less than six units. ****You can also get weapons like spears and power swords by breaking these treasure cheats. However, if you're lucky, you can obtain a Tornado icon, letting you transform into a tornado while mini-Tornados whirl around the screen, seeking enemies. This allows you to either go left or right so your enemies get sucked in and are knocked out.</text:p>
          </table:table-cell>
          <table:table-cell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Alex Kidd in Shinobi World (USA, Europe)&quot;&gt; &lt;year&gt;1990&lt;/year&gt; &lt;rating&gt;ESRB - RP (Rating Pending)&lt;/rating&gt; &lt;title&gt;Alex Kidd in Shinobi World &lt;/title&gt; &lt;pub&gt;SEGA of America, Inc.&lt;/pub&gt; &lt;dev&gt;SEGA Enterprises Ltd.&lt;/dev&gt; &lt;genre&gt;Platform&lt;/genre&gt; &lt;score&gt;3.2&lt;/score&gt; &lt;player&gt;1 Player&lt;/player&gt; &lt;story&gt;Alex Kidd continues his adventures in Alex Kidd in Shinobi World, featuring remixes of the music you heard from Shinobi, and featuring the common enemy: Ninjas.****The Dark Ninja, whom was banished 10,000 years ago, has returned to rule Miracle World. He also takes young Alex's girlfriend and use her as a sacrifice. To help Alex defeat the Dark Ninja and rescue his girlfriend, a god enters Alex's body, causing Alex to become a ninja master.****There are four rounds, with three levels each, and has Alex travel through locations like office blocks, construction sites, shipyards, and jungles. He must go through each level defeating ninjas and other wildlife. In the last levels, he must defeat bosses including Kabuto, Heli, Robster, and Hanzo. To survive some levels, you must learn the secret jumping technique, described on page eight of the game's instruction manual. You start the game with three lives and are presented with an energy bar with three units, but you'll lose one if an enemy touches you. Furthermore, If you lose all three energy units, you lose a life, and if you lose all three lives, the game is over.****Additional energy units can be obtained by collecting hearts that can be found by breaking treasure chests. The maximum units you can get is six. From there, the heart is replaced by a mini-Alex. Collect this and you've earned yourself an extra life. You'll get hearts if you have less than six units. ****You can also get weapons like spears and power swords by breaking these treasure cheats. However, if you're lucky, you can obtain a Tornado icon, letting you transform into a tornado while mini-Tornados whirl around the screen, seeking enemies. This allows you to either go left or right so your enemies get sucked in and are knocked out.&lt;/story&gt; &lt;/game&gt;">
            <text:p>&lt;game name="Alex Kidd in Shinobi World (USA, Europe)"&gt; &lt;year&gt;1990&lt;/year&gt; &lt;rating&gt;ESRB - RP (Rating Pending)&lt;/rating&gt; &lt;title&gt;Alex Kidd in Shinobi World &lt;/title&gt; &lt;pub&gt;SEGA of America, Inc.&lt;/pub&gt; &lt;dev&gt;SEGA Enterprises Ltd.&lt;/dev&gt; &lt;genre&gt;Platform&lt;/genre&gt; &lt;score&gt;3.2&lt;/score&gt; &lt;player&gt;1 Player&lt;/player&gt; &lt;story&gt;Alex Kidd continues his adventures in Alex Kidd in Shinobi World, featuring remixes of the music you heard from Shinobi, and featuring the common enemy: Ninjas.****The Dark Ninja, whom was banished 10,000 years ago, has returned to rule Miracle World. He also takes young Alex's girlfriend and use her as a sacrifice. To help Alex defeat the Dark Ninja and rescue his girlfriend, a god enters Alex's body, causing Alex to become a ninja master.****There are four rounds, with three levels each, and has Alex travel through locations like office blocks, construction sites, shipyards, and jungles. He must go through each level defeating ninjas and other wildlife. In the last levels, he must defeat bosses including Kabuto, Heli, Robster, and Hanzo. To survive some levels, you must learn the secret jumping technique, described on page eight of the game's instruction manual. You start the game with three lives and are presented with an energy bar with three units, but you'll lose one if an enemy touches you. Furthermore, If you lose all three energy units, you lose a life, and if you lose all three lives, the game is over.****Additional energy units can be obtained by collecting hearts that can be found by breaking treasure chests. The maximum units you can get is six. From there, the heart is replaced by a mini-Alex. Collect this and you've earned yourself an extra life. You'll get hearts if you have less than six units. ****You can also get weapons like spears and power swords by breaking these treasure cheats. However, if you're lucky, you can obtain a Tornado icon, letting you transform into a tornado while mini-Tornados whirl around the screen, seeking enemies. This allows you to either go left or right so your enemies get sucked in and are knocked out.&lt;/story&gt; &lt;/game&gt;</text:p>
          </table:table-cell>
        </table:table-row>
        <table:table-row table:style-name="ro1">
          <table:table-cell office:value-type="string">
            <text:p>Alf (USA)</text:p>
          </table:table-cell>
          <table:table-cell office:value-type="string">
            <text:p>1989</text:p>
          </table:table-cell>
          <table:table-cell office:value-type="string">
            <text:p>ESRB - RP (Rating Pending)</text:p>
          </table:table-cell>
          <table:table-cell office:value-type="string">
            <text:p>Alf</text:p>
          </table:table-cell>
          <table:table-cell office:value-type="string">
            <text:p>SEGA of America, Inc.</text:p>
          </table:table-cell>
          <table:table-cell office:value-type="string">
            <text:p>Nexa Corporation</text:p>
          </table:table-cell>
          <table:table-cell office:value-type="string">
            <text:p>Action</text:p>
          </table:table-cell>
          <table:table-cell office:value-type="string">
            <text:p>1.6</text:p>
          </table:table-cell>
          <table:table-cell office:value-type="string">
            <text:p>1 Player</text:p>
          </table:table-cell>
          <table:table-cell office:value-type="string">
            <text:p>Help ALF try to get to Mars to see his friends Skip and Rhonda! <text:s/>ALF's latest adventure takes him out of the Tanner household and into suburbia, the depths of subterranean caves, the bottom of the lake, and even the moon! <text:s/>As ALF looks for parts to build his space scooter, he is continually hounded by the ATF (Alien Task Force) <text:s/>who will stop at nothing to keep ALF from reaching his goal. <text:s/>However, ALF is not completely defenseless, as he can buy and trade for items that will keep him out of sight and away from their clutches.</text:p>
          </table:table-cell>
          <table:table-cell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Alf (USA)&quot;&gt; &lt;year&gt;1989&lt;/year&gt; &lt;rating&gt;ESRB - RP (Rating Pending)&lt;/rating&gt; &lt;title&gt;Alf&lt;/title&gt; &lt;pub&gt;SEGA of America, Inc.&lt;/pub&gt; &lt;dev&gt;Nexa Corporation&lt;/dev&gt; &lt;genre&gt;Action&lt;/genre&gt; &lt;score&gt;1.6&lt;/score&gt; &lt;player&gt;1 Player&lt;/player&gt; &lt;story&gt;Help ALF try to get to Mars to see his friends Skip and Rhonda!  ALF's latest adventure takes him out of the Tanner household and into suburbia, the depths of subterranean caves, the bottom of the lake, and even the moon!  As ALF looks for parts to build his space scooter, he is continually hounded by the ATF (Alien Task Force)  who will stop at nothing to keep ALF from reaching his goal.  However, ALF is not completely defenseless, as he can buy and trade for items that will keep him out of sight and away from their clutches.&lt;/story&gt; &lt;/game&gt;">
            <text:p>&lt;game name="Alf (USA)"&gt; &lt;year&gt;1989&lt;/year&gt; &lt;rating&gt;ESRB - RP (Rating Pending)&lt;/rating&gt; &lt;title&gt;Alf&lt;/title&gt; &lt;pub&gt;SEGA of America, Inc.&lt;/pub&gt; &lt;dev&gt;Nexa Corporation&lt;/dev&gt; &lt;genre&gt;Action&lt;/genre&gt; &lt;score&gt;1.6&lt;/score&gt; &lt;player&gt;1 Player&lt;/player&gt; &lt;story&gt;Help ALF try to get to Mars to see his friends Skip and Rhonda! <text:s/>ALF's latest adventure takes him out of the Tanner household and into suburbia, the depths of subterranean caves, the bottom of the lake, and even the moon! <text:s/>As ALF looks for parts to build his space scooter, he is continually hounded by the ATF (Alien Task Force) <text:s/>who will stop at nothing to keep ALF from reaching his goal. <text:s/>However, ALF is not completely defenseless, as he can buy and trade for items that will keep him out of sight and away from their clutches.&lt;/story&gt; &lt;/game&gt;</text:p>
          </table:table-cell>
        </table:table-row>
        <table:table-row table:style-name="ro1">
          <table:table-cell office:value-type="string">
            <text:p>Alien 3 (Europe)</text:p>
          </table:table-cell>
          <table:table-cell office:value-type="string">
            <text:p>1992</text:p>
          </table:table-cell>
          <table:table-cell office:value-type="string">
            <text:p>ESRB - RP (Rating Pending)</text:p>
          </table:table-cell>
          <table:table-cell office:value-type="string">
            <text:p>Alien 3 </text:p>
          </table:table-cell>
          <table:table-cell office:value-type="string">
            <text:p>Arena Entertainment</text:p>
          </table:table-cell>
          <table:table-cell office:value-type="string">
            <text:p>Probe Software Ltd.</text:p>
          </table:table-cell>
          <table:table-cell office:value-type="string">
            <text:p>Action</text:p>
          </table:table-cell>
          <table:table-cell office:value-type="string">
            <text:p>3.7</text:p>
          </table:table-cell>
          <table:table-cell office:value-type="string">
            <text:p>1-2 Players</text:p>
          </table:table-cell>
          <table:table-cell office:value-type="string">
            <text:p>Alien³ is a video game based on the movie sequel of the same name. The plot of the movie picks up directly after the end of Aliens. Ellen Ripley, the main character of the Alien series, is in cryo-sleep aboard the space ship Sulaco. Unfortunately, an alien or two has stowed away on the Sulaco, and wreaked havoc within the ship. <text:s/>Thus, it crash lands on the prison colony planet Fiorina 161. <text:s/>Ripley and the unarmed prisoners have to figure out a way to survive the aliens terrorizing the colony until help arrives.****The game play of the various Alien³ conversions varies from platform to platform. The Genesis Alien³ game is a side-scrolling action game with large maze-like levels. In each level, you have to rescue all the trapped prisoners and then make your way to the exit, all while surviving multiple alien attacks.</text:p>
          </table:table-cell>
          <table:table-cell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Alien 3 (Europe)&quot;&gt; &lt;year&gt;1992&lt;/year&gt; &lt;rating&gt;ESRB - RP (Rating Pending)&lt;/rating&gt; &lt;title&gt;Alien 3 &lt;/title&gt; &lt;pub&gt;Arena Entertainment&lt;/pub&gt; &lt;dev&gt;Probe Software Ltd.&lt;/dev&gt; &lt;genre&gt;Action&lt;/genre&gt; &lt;score&gt;3.7&lt;/score&gt; &lt;player&gt;1-2 Players&lt;/player&gt; &lt;story&gt;Alien³ is a video game based on the movie sequel of the same name. The plot of the movie picks up directly after the end of Aliens. Ellen Ripley, the main character of the Alien series, is in cryo-sleep aboard the space ship Sulaco. Unfortunately, an alien or two has stowed away on the Sulaco, and wreaked havoc within the ship.  Thus, it crash lands on the prison colony planet Fiorina 161.  Ripley and the unarmed prisoners have to figure out a way to survive the aliens terrorizing the colony until help arrives.****The game play of the various Alien³ conversions varies from platform to platform. The Genesis Alien³ game is a side-scrolling action game with large maze-like levels. In each level, you have to rescue all the trapped prisoners and then make your way to the exit, all while surviving multiple alien attacks.&lt;/story&gt; &lt;/game&gt;">
            <text:p>&lt;game name="Alien 3 (Europe)"&gt; &lt;year&gt;1992&lt;/year&gt; &lt;rating&gt;ESRB - RP (Rating Pending)&lt;/rating&gt; &lt;title&gt;Alien 3 &lt;/title&gt; &lt;pub&gt;Arena Entertainment&lt;/pub&gt; &lt;dev&gt;Probe Software Ltd.&lt;/dev&gt; &lt;genre&gt;Action&lt;/genre&gt; &lt;score&gt;3.7&lt;/score&gt; &lt;player&gt;1-2 Players&lt;/player&gt; &lt;story&gt;Alien³ is a video game based on the movie sequel of the same name. The plot of the movie picks up directly after the end of Aliens. Ellen Ripley, the main character of the Alien series, is in cryo-sleep aboard the space ship Sulaco. Unfortunately, an alien or two has stowed away on the Sulaco, and wreaked havoc within the ship. <text:s/>Thus, it crash lands on the prison colony planet Fiorina 161. <text:s/>Ripley and the unarmed prisoners have to figure out a way to survive the aliens terrorizing the colony until help arrives.****The game play of the various Alien³ conversions varies from platform to platform. The Genesis Alien³ game is a side-scrolling action game with large maze-like levels. In each level, you have to rescue all the trapped prisoners and then make your way to the exit, all while surviving multiple alien attacks.&lt;/story&gt; &lt;/game&gt;</text:p>
          </table:table-cell>
        </table:table-row>
        <table:table-row table:style-name="ro1">
          <table:table-cell office:value-type="string">
            <text:p>Alien Storm (Europe)</text:p>
          </table:table-cell>
          <table:table-cell office:value-type="string">
            <text:p>1991</text:p>
          </table:table-cell>
          <table:table-cell office:value-type="string">
            <text:p>ESRB - RP (Rating Pending)</text:p>
          </table:table-cell>
          <table:table-cell office:value-type="string">
            <text:p>Alien Storm </text:p>
          </table:table-cell>
          <table:table-cell table:number-columns-repeated="2" office:value-type="string">
            <text:p>SEGA Enterprises Ltd.</text:p>
          </table:table-cell>
          <table:table-cell office:value-type="string">
            <text:p>Beat-'Em-Up</text:p>
          </table:table-cell>
          <table:table-cell office:value-type="string">
            <text:p>2.9</text:p>
          </table:table-cell>
          <table:table-cell office:value-type="string">
            <text:p>1 Player</text:p>
          </table:table-cell>
          <table:table-cell office:value-type="string">
            <text:p>The aliens are invading Earth, and it's up to the "Alien Busters" to wipe them out and destroy their creator. The Busters consist of Karla, Gordon, and Scooter. Each one of them have their own weapons and special attacks.****When you start the game, you can select any one of these characters to play as. There are six missions to complete (eight in the Genesis version) with several stages, and each mission has you blasting aliens all the way to the end, from the streets to the mother ship where you'll meet the mother of all aliens. Unfortunately, blasting these aliens will not be an easy task, as they get tougher in every mission, and are capable of hiding into objects such as plants, postboxes, trashcans, drums, and several others. Each mission has an objective such as rescuing people destroying an UFO.****When you deal with a few aliens, flying heads will appear, which you can shoot to collect life or energy (by the way, life is important to you, since if yours get empty, you're dead). However, rather than using your ordinary weapons, you can use the special attacks that are enough to kill aliens you currently see. These types of attack vary depending on the character you choose at the start of the game. For instance, Gordon summons a U.S. Air Force Jet that drop bombs across the street, while Scooter is able to teleport out of his present location, and leave a series of bombs that will blow up aliens on sight, he will then re-appear. However, using your character's special attack uses up a lot of energy, and if you have little or no energy, you can't use it.****At the end of some missions is an alien boss, which you must destroy in order to complete the mission. Also, at the end of every one, you have to enter buildings where you participate in a shooting gallery. The object is to kill aliens popping up from several locations with the building. ****You can play Alien Storm by yourself, or with another person.</text:p>
          </table:table-cell>
          <table:table-cell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Alien Storm (Europe)&quot;&gt; &lt;year&gt;1991&lt;/year&gt; &lt;rating&gt;ESRB - RP (Rating Pending)&lt;/rating&gt; &lt;title&gt;Alien Storm &lt;/title&gt; &lt;pub&gt;SEGA Enterprises Ltd.&lt;/pub&gt; &lt;dev&gt;SEGA Enterprises Ltd.&lt;/dev&gt; &lt;genre&gt;Beat-'Em-Up&lt;/genre&gt; &lt;score&gt;2.9&lt;/score&gt; &lt;player&gt;1 Player&lt;/player&gt; &lt;story&gt;The aliens are invading Earth, and it's up to the &quot;Alien Busters&quot; to wipe them out and destroy their creator. The Busters consist of Karla, Gordon, and Scooter. Each one of them have their own weapons and special attacks.****When you start the game, you can select any one of these characters to play as. There are six missions to complete (eight in the Genesis version) with several stages, and each mission has you blasting aliens all the way to the end, from the streets to the mother ship where you'll meet the mother of all aliens. Unfortunately, blasting these aliens will not be an easy task, as they get tougher in every mission, and are capable of hiding into objects such as plants, postboxes, trashcans, drums, and several others. Each mission has an objective such as rescuing people destroying an UFO.****When you deal with a few aliens, flying heads will appear, which you can shoot to collect life or energy (by the way, life is important to you, since if yours get empty, you're dead). However, rather than using your ordinary weapons, you can use the special attacks that are enough to kill aliens you currently see. These types of attack vary depending on the character you choose at the start of the game. For instance, Gordon summons a U.S. Air Force Jet that drop bombs across the street, while Scooter is able to teleport out of his present location, and leave a series of bombs that will blow up aliens on sight, he will then re-appear. However, using your character's special attack uses up a lot of energy, and if you have little or no energy, you can't use it.****At the end of some missions is an alien boss, which you must destroy in order to complete the mission. Also, at the end of every one, you have to enter buildings where you participate in a shooting gallery. The object is to kill aliens popping up from several locations with the building. ****You can play Alien Storm by yourself, or with another person.&lt;/story&gt; &lt;/game&gt;">
            <text:p>&lt;game name="Alien Storm (Europe)"&gt; &lt;year&gt;1991&lt;/year&gt; &lt;rating&gt;ESRB - RP (Rating Pending)&lt;/rating&gt; &lt;title&gt;Alien Storm &lt;/title&gt; &lt;pub&gt;SEGA Enterprises Ltd.&lt;/pub&gt; &lt;dev&gt;SEGA Enterprises Ltd.&lt;/dev&gt; &lt;genre&gt;Beat-'Em-Up&lt;/genre&gt; &lt;score&gt;2.9&lt;/score&gt; &lt;player&gt;1 Player&lt;/player&gt; &lt;story&gt;The aliens are invading Earth, and it's up to the "Alien Busters" to wipe them out and destroy their creator. The Busters consist of Karla, Gordon, and Scooter. Each one of them have their own weapons and special attacks.****When you start the game, you can select any one of these characters to play as. There are six missions to complete (eight in the Genesis version) with several stages, and each mission has you blasting aliens all the way to the end, from the streets to the mother ship where you'll meet the mother of all aliens. Unfortunately, blasting these aliens will not be an easy task, as they get tougher in every mission, and are capable of hiding into objects such as plants, postboxes, trashcans, drums, and several others. Each mission has an objective such as rescuing people destroying an UFO.****When you deal with a few aliens, flying heads will appear, which you can shoot to collect life or energy (by the way, life is important to you, since if yours get empty, you're dead). However, rather than using your ordinary weapons, you can use the special attacks that are enough to kill aliens you currently see. These types of attack vary depending on the character you choose at the start of the game. For instance, Gordon summons a U.S. Air Force Jet that drop bombs across the street, while Scooter is able to teleport out of his present location, and leave a series of bombs that will blow up aliens on sight, he will then re-appear. However, using your character's special attack uses up a lot of energy, and if you have little or no energy, you can't use it.****At the end of some missions is an alien boss, which you must destroy in order to complete the mission. Also, at the end of every one, you have to enter buildings where you participate in a shooting gallery. The object is to kill aliens popping up from several locations with the building. ****You can play Alien Storm by yourself, or with another person.&lt;/story&gt; &lt;/game&gt;</text:p>
          </table:table-cell>
        </table:table-row>
        <table:table-row table:style-name="ro1">
          <table:table-cell office:value-type="string">
            <text:p>Alien Syndrome (USA, Europe)</text:p>
          </table:table-cell>
          <table:table-cell office:value-type="string">
            <text:p>1988</text:p>
          </table:table-cell>
          <table:table-cell office:value-type="string">
            <text:p>ESRB - RP (Rating Pending)</text:p>
          </table:table-cell>
          <table:table-cell office:value-type="string">
            <text:p>Alien Syndrome </text:p>
          </table:table-cell>
          <table:table-cell office:value-type="string">
            <text:p>SEGA of America, Inc.</text:p>
          </table:table-cell>
          <table:table-cell office:value-type="string">
            <text:p>SEGA Enterprises Ltd.</text:p>
          </table:table-cell>
          <table:table-cell office:value-type="string">
            <text:p>Shooter</text:p>
          </table:table-cell>
          <table:table-cell office:value-type="string">
            <text:p>3.4</text:p>
          </table:table-cell>
          <table:table-cell office:value-type="string">
            <text:p>1-2 Players</text:p>
          </table:table-cell>
          <table:table-cell office:value-type="string">
            <text:p>Alien Syndrome is a scrolling shooter arcade conversion.****Your job is to run around and rescue all the captives and make it to the escape hatch before the time bomb explodes. Then face the mother alien at the end of the level.****You can play as a single player or two people, taking turns. (Player 2 starts the game after Player 1 dies and vice versa.)</text:p>
          </table:table-cell>
          <table:table-cell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Alien Syndrome (USA, Europe)&quot;&gt; &lt;year&gt;1988&lt;/year&gt; &lt;rating&gt;ESRB - RP (Rating Pending)&lt;/rating&gt; &lt;title&gt;Alien Syndrome &lt;/title&gt; &lt;pub&gt;SEGA of America, Inc.&lt;/pub&gt; &lt;dev&gt;SEGA Enterprises Ltd.&lt;/dev&gt; &lt;genre&gt;Shooter&lt;/genre&gt; &lt;score&gt;3.4&lt;/score&gt; &lt;player&gt;1-2 Players&lt;/player&gt; &lt;story&gt;Alien Syndrome is a scrolling shooter arcade conversion.****Your job is to run around and rescue all the captives and make it to the escape hatch before the time bomb explodes. Then face the mother alien at the end of the level.****You can play as a single player or two people, taking turns. (Player 2 starts the game after Player 1 dies and vice versa.)&lt;/story&gt; &lt;/game&gt;">
            <text:p>&lt;game name="Alien Syndrome (USA, Europe)"&gt; &lt;year&gt;1988&lt;/year&gt; &lt;rating&gt;ESRB - RP (Rating Pending)&lt;/rating&gt; &lt;title&gt;Alien Syndrome &lt;/title&gt; &lt;pub&gt;SEGA of America, Inc.&lt;/pub&gt; &lt;dev&gt;SEGA Enterprises Ltd.&lt;/dev&gt; &lt;genre&gt;Shooter&lt;/genre&gt; &lt;score&gt;3.4&lt;/score&gt; &lt;player&gt;1-2 Players&lt;/player&gt; &lt;story&gt;Alien Syndrome is a scrolling shooter arcade conversion.****Your job is to run around and rescue all the captives and make it to the escape hatch before the time bomb explodes. Then face the mother alien at the end of the level.****You can play as a single player or two people, taking turns. (Player 2 starts the game after Player 1 dies and vice versa.)&lt;/story&gt; &lt;/game&gt;</text:p>
          </table:table-cell>
        </table:table-row>
        <table:table-row table:style-name="ro1">
          <table:table-cell office:value-type="string">
            <text:p>Altered Beast (USA, Europe)</text:p>
          </table:table-cell>
          <table:table-cell office:value-type="string">
            <text:p>1989</text:p>
          </table:table-cell>
          <table:table-cell office:value-type="string">
            <text:p>ESRB - RP (Rating Pending)</text:p>
          </table:table-cell>
          <table:table-cell office:value-type="string">
            <text:p>Altered Beast </text:p>
          </table:table-cell>
          <table:table-cell office:value-type="string">
            <text:p>SEGA of America, Inc.</text:p>
          </table:table-cell>
          <table:table-cell office:value-type="string">
            <text:p>SEGA Enterprises Ltd.</text:p>
          </table:table-cell>
          <table:table-cell office:value-type="string">
            <text:p>Beat-'Em-Up</text:p>
          </table:table-cell>
          <table:table-cell office:value-type="string">
            <text:p>2.8</text:p>
          </table:table-cell>
          <table:table-cell office:value-type="string">
            <text:p>1 Player</text:p>
          </table:table-cell>
          <table:table-cell office:value-type="string">
            <text:p>In this coin-op conversion, you are a hero raised from the dead by the god Zeus to rescue his daughter Athena. With a scenery inspired by Ancient Greece, you have to fight hordes of undead and demons, with a boss at the end of each level until you meet the god Neff, who holds the girl captive.****The title refers to your shapeshifting abilities. In this platformer, you can collect spirit balls by defeating two-headed wolves, allowing you to mutate into different beasts such as a werewolf, a dragon, a tiger, a bear and others depending on the version. Each form, tied to a level, comes with special abilities such as flight and powerful attacks, easily superseding the basic set of punches and kicks in your human form.****The game can be played in singleplayer mode, or in same-screen multiplayer co-op mode.</text:p>
          </table:table-cell>
          <table:table-cell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Altered Beast (USA, Europe)&quot;&gt; &lt;year&gt;1989&lt;/year&gt; &lt;rating&gt;ESRB - RP (Rating Pending)&lt;/rating&gt; &lt;title&gt;Altered Beast &lt;/title&gt; &lt;pub&gt;SEGA of America, Inc.&lt;/pub&gt; &lt;dev&gt;SEGA Enterprises Ltd.&lt;/dev&gt; &lt;genre&gt;Beat-'Em-Up&lt;/genre&gt; &lt;score&gt;2.8&lt;/score&gt; &lt;player&gt;1 Player&lt;/player&gt; &lt;story&gt;In this coin-op conversion, you are a hero raised from the dead by the god Zeus to rescue his daughter Athena. With a scenery inspired by Ancient Greece, you have to fight hordes of undead and demons, with a boss at the end of each level until you meet the god Neff, who holds the girl captive.****The title refers to your shapeshifting abilities. In this platformer, you can collect spirit balls by defeating two-headed wolves, allowing you to mutate into different beasts such as a werewolf, a dragon, a tiger, a bear and others depending on the version. Each form, tied to a level, comes with special abilities such as flight and powerful attacks, easily superseding the basic set of punches and kicks in your human form.****The game can be played in singleplayer mode, or in same-screen multiplayer co-op mode.&lt;/story&gt; &lt;/game&gt;">
            <text:p>&lt;game name="Altered Beast (USA, Europe)"&gt; &lt;year&gt;1989&lt;/year&gt; &lt;rating&gt;ESRB - RP (Rating Pending)&lt;/rating&gt; &lt;title&gt;Altered Beast &lt;/title&gt; &lt;pub&gt;SEGA of America, Inc.&lt;/pub&gt; &lt;dev&gt;SEGA Enterprises Ltd.&lt;/dev&gt; &lt;genre&gt;Beat-'Em-Up&lt;/genre&gt; &lt;score&gt;2.8&lt;/score&gt; &lt;player&gt;1 Player&lt;/player&gt; &lt;story&gt;In this coin-op conversion, you are a hero raised from the dead by the god Zeus to rescue his daughter Athena. With a scenery inspired by Ancient Greece, you have to fight hordes of undead and demons, with a boss at the end of each level until you meet the god Neff, who holds the girl captive.****The title refers to your shapeshifting abilities. In this platformer, you can collect spirit balls by defeating two-headed wolves, allowing you to mutate into different beasts such as a werewolf, a dragon, a tiger, a bear and others depending on the version. Each form, tied to a level, comes with special abilities such as flight and powerful attacks, easily superseding the basic set of punches and kicks in your human form.****The game can be played in singleplayer mode, or in same-screen multiplayer co-op mode.&lt;/story&gt; &lt;/game&gt;</text:p>
          </table:table-cell>
        </table:table-row>
        <table:table-row table:style-name="ro1">
          <table:table-cell office:value-type="string">
            <text:p>American Baseball (Europe)</text:p>
          </table:table-cell>
          <table:table-cell office:value-type="string">
            <text:p>1988</text:p>
          </table:table-cell>
          <table:table-cell office:value-type="string">
            <text:p>ESRB - RP (Rating Pending)</text:p>
          </table:table-cell>
          <table:table-cell office:value-type="string">
            <text:p>American Baseball </text:p>
          </table:table-cell>
          <table:table-cell office:value-type="string">
            <text:p>SEGA of America, Inc.</text:p>
          </table:table-cell>
          <table:table-cell office:value-type="string">
            <text:p>SEGA Enterprises Ltd.</text:p>
          </table:table-cell>
          <table:table-cell office:value-type="string">
            <text:p>Baseball/Sports</text:p>
          </table:table-cell>
          <table:table-cell office:value-type="string">
            <text:p>2.2</text:p>
          </table:table-cell>
          <table:table-cell office:value-type="string">
            <text:p>1-2 Players</text:p>
          </table:table-cell>
          <table:table-cell office:value-type="string">
            <text:p>Reggie Jackson Baseball (American Baseball in Japan and PAL countries) is, as the name implies, a simulation of USA's most beloved sports: baseball. There are four modes in the game: Exhibition, Tournament, Watch Mode, and finally a Home Run Contest. In the Watch Mode the computer just plays against itself, and in Tournament Mode you compete against the computer. The other two modes can be played against computer or a human opponent as well. You can choose Major League Baseball teams in all of those modes. During the game, the player controls the pitcher and the batter from a third-person view; the view changes to top-down after a strike by a batter, so that the player can view a large part of the field. Events such as injuries or cheerleader performances are graphically shown in the game.</text:p>
          </table:table-cell>
          <table:table-cell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American Baseball (Europe)&quot;&gt; &lt;year&gt;1988&lt;/year&gt; &lt;rating&gt;ESRB - RP (Rating Pending)&lt;/rating&gt; &lt;title&gt;American Baseball &lt;/title&gt; &lt;pub&gt;SEGA of America, Inc.&lt;/pub&gt; &lt;dev&gt;SEGA Enterprises Ltd.&lt;/dev&gt; &lt;genre&gt;Baseball/Sports&lt;/genre&gt; &lt;score&gt;2.2&lt;/score&gt; &lt;player&gt;1-2 Players&lt;/player&gt; &lt;story&gt;Reggie Jackson Baseball (American Baseball in Japan and PAL countries) is, as the name implies, a simulation of USA's most beloved sports: baseball. There are four modes in the game: Exhibition, Tournament, Watch Mode, and finally a Home Run Contest. In the Watch Mode the computer just plays against itself, and in Tournament Mode you compete against the computer. The other two modes can be played against computer or a human opponent as well. You can choose Major League Baseball teams in all of those modes. During the game, the player controls the pitcher and the batter from a third-person view; the view changes to top-down after a strike by a batter, so that the player can view a large part of the field. Events such as injuries or cheerleader performances are graphically shown in the game.&lt;/story&gt; &lt;/game&gt;">
            <text:p>&lt;game name="American Baseball (Europe)"&gt; &lt;year&gt;1988&lt;/year&gt; &lt;rating&gt;ESRB - RP (Rating Pending)&lt;/rating&gt; &lt;title&gt;American Baseball &lt;/title&gt; &lt;pub&gt;SEGA of America, Inc.&lt;/pub&gt; &lt;dev&gt;SEGA Enterprises Ltd.&lt;/dev&gt; &lt;genre&gt;Baseball/Sports&lt;/genre&gt; &lt;score&gt;2.2&lt;/score&gt; &lt;player&gt;1-2 Players&lt;/player&gt; &lt;story&gt;Reggie Jackson Baseball (American Baseball in Japan and PAL countries) is, as the name implies, a simulation of USA's most beloved sports: baseball. There are four modes in the game: Exhibition, Tournament, Watch Mode, and finally a Home Run Contest. In the Watch Mode the computer just plays against itself, and in Tournament Mode you compete against the computer. The other two modes can be played against computer or a human opponent as well. You can choose Major League Baseball teams in all of those modes. During the game, the player controls the pitcher and the batter from a third-person view; the view changes to top-down after a strike by a batter, so that the player can view a large part of the field. Events such as injuries or cheerleader performances are graphically shown in the game.&lt;/story&gt; &lt;/game&gt;</text:p>
          </table:table-cell>
        </table:table-row>
        <table:table-row table:style-name="ro1">
          <table:table-cell office:value-type="string">
            <text:p>American Pro Football (Europe)</text:p>
          </table:table-cell>
          <table:table-cell office:value-type="string">
            <text:p>1989</text:p>
          </table:table-cell>
          <table:table-cell office:value-type="string">
            <text:p>ESRB - RP (Rating Pending)</text:p>
          </table:table-cell>
          <table:table-cell office:value-type="string">
            <text:p>American Pro Football </text:p>
          </table:table-cell>
          <table:table-cell table:number-columns-repeated="2" office:value-type="string">
            <text:p>SEGA of America, Inc.</text:p>
          </table:table-cell>
          <table:table-cell office:value-type="string">
            <text:p>Football/Sports</text:p>
          </table:table-cell>
          <table:table-cell office:value-type="string">
            <text:p>3.2</text:p>
          </table:table-cell>
          <table:table-cell office:value-type="string">
            <text:p>1-2 Players</text:p>
          </table:table-cell>
          <table:table-cell office:value-type="string">
            <text:p>American Pro Football, as it is called in Japan and Europe, is a simulation of American football. There are two modes in the game. One is called "Monday Night Game" and is the same as a friendly game or exhibition mode; the other is "Road to Superbowl", and is basically a play-off tournament in the NFL.****The player can choose his favorite NFL team to compete against the computer or another player. The game allows you to assign basic strategies to the teams, both in defensive and offensive plays. The game is viewed from a top-down perspective, with the exception of kick offs and field goals, which are viewed up close from a third person perspective, and allow the player to </text:p>
          </table:table-cell>
          <table:table-cell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American Pro Football (Europe)&quot;&gt; &lt;year&gt;1989&lt;/year&gt; &lt;rating&gt;ESRB - RP (Rating Pending)&lt;/rating&gt; &lt;title&gt;American Pro Football &lt;/title&gt; &lt;pub&gt;SEGA of America, Inc.&lt;/pub&gt; &lt;dev&gt;SEGA of America, Inc.&lt;/dev&gt; &lt;genre&gt;Football/Sports&lt;/genre&gt; &lt;score&gt;3.2&lt;/score&gt; &lt;player&gt;1-2 Players&lt;/player&gt; &lt;story&gt;American Pro Football, as it is called in Japan and Europe, is a simulation of American football. There are two modes in the game. One is called &quot;Monday Night Game&quot; and is the same as a friendly game or exhibition mode; the other is &quot;Road to Superbowl&quot;, and is basically a play-off tournament in the NFL.****The player can choose his favorite NFL team to compete against the computer or another player. The game allows you to assign basic strategies to the teams, both in defensive and offensive plays. The game is viewed from a top-down perspective, with the exception of kick offs and field goals, which are viewed up close from a third person perspective, and allow the player to &lt;/story&gt; &lt;/game&gt;">
            <text:p>&lt;game name="American Pro Football (Europe)"&gt; &lt;year&gt;1989&lt;/year&gt; &lt;rating&gt;ESRB - RP (Rating Pending)&lt;/rating&gt; &lt;title&gt;American Pro Football &lt;/title&gt; &lt;pub&gt;SEGA of America, Inc.&lt;/pub&gt; &lt;dev&gt;SEGA of America, Inc.&lt;/dev&gt; &lt;genre&gt;Football/Sports&lt;/genre&gt; &lt;score&gt;3.2&lt;/score&gt; &lt;player&gt;1-2 Players&lt;/player&gt; &lt;story&gt;American Pro Football, as it is called in Japan and Europe, is a simulation of American football. There are two modes in the game. One is called "Monday Night Game" and is the same as a friendly game or exhibition mode; the other is "Road to Superbowl", and is basically a play-off tournament in the NFL.****The player can choose his favorite NFL team to compete against the computer or another player. The game allows you to assign basic strategies to the teams, both in defensive and offensive plays. The game is viewed from a top-down perspective, with the exception of kick offs and field goals, which are viewed up close from a third person perspective, and allow the player to &lt;/story&gt; &lt;/game&gt;</text:p>
          </table:table-cell>
        </table:table-row>
        <table:table-row table:style-name="ro1">
          <table:table-cell office:value-type="string">
            <text:p>Andre Agassi Tennis (Europe)</text:p>
          </table:table-cell>
          <table:table-cell office:value-type="string">
            <text:p>1993</text:p>
          </table:table-cell>
          <table:table-cell office:value-type="string">
            <text:p>ESRB - RP (Rating Pending)</text:p>
          </table:table-cell>
          <table:table-cell office:value-type="string">
            <text:p>Andre Agassi Tennis </text:p>
          </table:table-cell>
          <table:table-cell office:value-type="string">
            <text:p>Lance Investments</text:p>
          </table:table-cell>
          <table:table-cell office:value-type="string">
            <text:p>TecMagik Entertainment Ltd.</text:p>
          </table:table-cell>
          <table:table-cell office:value-type="string">
            <text:p>Sports/Tennis</text:p>
          </table:table-cell>
          <table:table-cell office:value-type="string">
            <text:p>1.4</text:p>
          </table:table-cell>
          <table:table-cell office:value-type="string">
            <text:p>1-2 Players</text:p>
          </table:table-cell>
          <table:table-cell office:value-type="string">
            <text:p>A game endorsed by the American player who stunned the tennis world in the early 90s with his "Image is everything" looks, sporting long hair, earrings and colorful shirts, Andre Agassi Tennis includes eight players (male and female and as as expected, only Agassi is a real player) rated according to movement speed and both accuracy and strength on serve, backhand and forehand.****Gameplay features all the usual moves: smashes, passing shots, volleys and all kinds of backhand and forehand plays, but unlike other games, precise positioning and timing are crucial to avoid hitting the ball outside the court, swinging the racket into thin air or more embarrassing, let the ball hit you on the head.**Three courts are available: Grass, Clay and Indoor (Sega versions <text:s/>add a fourth, Hard), but the differences between them are minimal. Game modes change according to the version, with the 16-bit versions including a "Skins" game, where each point is worth a sum of money based on the number of times the ball was hit.</text:p>
          </table:table-cell>
          <table:table-cell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Andre Agassi Tennis (Europe)&quot;&gt; &lt;year&gt;1993&lt;/year&gt; &lt;rating&gt;ESRB - RP (Rating Pending)&lt;/rating&gt; &lt;title&gt;Andre Agassi Tennis &lt;/title&gt; &lt;pub&gt;Lance Investments&lt;/pub&gt; &lt;dev&gt;TecMagik Entertainment Ltd.&lt;/dev&gt; &lt;genre&gt;Sports/Tennis&lt;/genre&gt; &lt;score&gt;1.4&lt;/score&gt; &lt;player&gt;1-2 Players&lt;/player&gt; &lt;story&gt;A game endorsed by the American player who stunned the tennis world in the early 90s with his &quot;Image is everything&quot; looks, sporting long hair, earrings and colorful shirts, Andre Agassi Tennis includes eight players (male and female and as as expected, only Agassi is a real player) rated according to movement speed and both accuracy and strength on serve, backhand and forehand.****Gameplay features all the usual moves: smashes, passing shots, volleys and all kinds of backhand and forehand plays, but unlike other games, precise positioning and timing are crucial to avoid hitting the ball outside the court, swinging the racket into thin air or more embarrassing, let the ball hit you on the head.**Three courts are available: Grass, Clay and Indoor (Sega versions  add a fourth, Hard), but the differences between them are minimal. Game modes change according to the version, with the 16-bit versions including a &quot;Skins&quot; game, where each point is worth a sum of money based on the number of times the ball was hit.&lt;/story&gt; &lt;/game&gt;">
            <text:p>&lt;game name="Andre Agassi Tennis (Europe)"&gt; &lt;year&gt;1993&lt;/year&gt; &lt;rating&gt;ESRB - RP (Rating Pending)&lt;/rating&gt; &lt;title&gt;Andre Agassi Tennis &lt;/title&gt; &lt;pub&gt;Lance Investments&lt;/pub&gt; &lt;dev&gt;TecMagik Entertainment Ltd.&lt;/dev&gt; &lt;genre&gt;Sports/Tennis&lt;/genre&gt; &lt;score&gt;1.4&lt;/score&gt; &lt;player&gt;1-2 Players&lt;/player&gt; &lt;story&gt;A game endorsed by the American player who stunned the tennis world in the early 90s with his "Image is everything" looks, sporting long hair, earrings and colorful shirts, Andre Agassi Tennis includes eight players (male and female and as as expected, only Agassi is a real player) rated according to movement speed and both accuracy and strength on serve, backhand and forehand.****Gameplay features all the usual moves: smashes, passing shots, volleys and all kinds of backhand and forehand plays, but unlike other games, precise positioning and timing are crucial to avoid hitting the ball outside the court, swinging the racket into thin air or more embarrassing, let the ball hit you on the head.**Three courts are available: Grass, Clay and Indoor (Sega versions <text:s/>add a fourth, Hard), but the differences between them are minimal. Game modes change according to the version, with the 16-bit versions including a "Skins" game, where each point is worth a sum of money based on the number of times the ball was hit.&lt;/story&gt; &lt;/game&gt;</text:p>
          </table:table-cell>
        </table:table-row>
        <table:table-row table:style-name="ro1">
          <table:table-cell office:value-type="string">
            <text:p>Arcade Smash Hits (Europe)</text:p>
          </table:table-cell>
          <table:table-cell office:value-type="string">
            <text:p>1992</text:p>
          </table:table-cell>
          <table:table-cell office:value-type="string">
            <text:p>ESRB - RP (Rating Pending)</text:p>
          </table:table-cell>
          <table:table-cell office:value-type="string">
            <text:p>Arcade Smash Hits </text:p>
          </table:table-cell>
          <table:table-cell office:value-type="string">
            <text:p>Virgin Games, Ltd.</text:p>
          </table:table-cell>
          <table:table-cell office:value-type="string">
            <text:p>Images Software Ltd.</text:p>
          </table:table-cell>
          <table:table-cell office:value-type="string">
            <text:p>Miscellaneous</text:p>
          </table:table-cell>
          <table:table-cell office:value-type="string">
            <text:p>3.6</text:p>
          </table:table-cell>
          <table:table-cell office:value-type="string">
            <text:p>1-2 Players</text:p>
          </table:table-cell>
          <table:table-cell office:value-type="string">
            <text:p>Arcade Smash Hits is a compilation of three classic Atari arcade games, previously unreleased for Sega Master System: <text:s/>Centipede, <text:s/>Breakout, and <text:s/>Missile Command. This release adds short introduction sequences to each game.</text:p>
          </table:table-cell>
          <table:table-cell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Arcade Smash Hits (Europe)&quot;&gt; &lt;year&gt;1992&lt;/year&gt; &lt;rating&gt;ESRB - RP (Rating Pending)&lt;/rating&gt; &lt;title&gt;Arcade Smash Hits &lt;/title&gt; &lt;pub&gt;Virgin Games, Ltd.&lt;/pub&gt; &lt;dev&gt;Images Software Ltd.&lt;/dev&gt; &lt;genre&gt;Miscellaneous&lt;/genre&gt; &lt;score&gt;3.6&lt;/score&gt; &lt;player&gt;1-2 Players&lt;/player&gt; &lt;story&gt;Arcade Smash Hits is a compilation of three classic Atari arcade games, previously unreleased for Sega Master System:  Centipede,  Breakout, and  Missile Command. This release adds short introduction sequences to each game.&lt;/story&gt; &lt;/game&gt;">
            <text:p>&lt;game name="Arcade Smash Hits (Europe)"&gt; &lt;year&gt;1992&lt;/year&gt; &lt;rating&gt;ESRB - RP (Rating Pending)&lt;/rating&gt; &lt;title&gt;Arcade Smash Hits &lt;/title&gt; &lt;pub&gt;Virgin Games, Ltd.&lt;/pub&gt; &lt;dev&gt;Images Software Ltd.&lt;/dev&gt; &lt;genre&gt;Miscellaneous&lt;/genre&gt; &lt;score&gt;3.6&lt;/score&gt; &lt;player&gt;1-2 Players&lt;/player&gt; &lt;story&gt;Arcade Smash Hits is a compilation of three classic Atari arcade games, previously unreleased for Sega Master System: <text:s/>Centipede, <text:s/>Breakout, and <text:s/>Missile Command. This release adds short introduction sequences to each game.&lt;/story&gt; &lt;/game&gt;</text:p>
          </table:table-cell>
        </table:table-row>
        <table:table-row table:style-name="ro1">
          <table:table-cell office:value-type="string">
            <text:p>Assault City (Europe) (Light Phaser)</text:p>
          </table:table-cell>
          <table:table-cell office:value-type="string">
            <text:p>1990</text:p>
          </table:table-cell>
          <table:table-cell office:value-type="string">
            <text:p>ESRB - RP (Rating Pending)</text:p>
          </table:table-cell>
          <table:table-cell office:value-type="string">
            <text:p>Assault City </text:p>
          </table:table-cell>
          <table:table-cell office:value-type="string">
            <text:p>SEGA Enterprises Ltd.</text:p>
          </table:table-cell>
          <table:table-cell office:value-type="string">
            <text:p>Sanritsu Denki Co., Ltd.</text:p>
          </table:table-cell>
          <table:table-cell office:value-type="string">
            <text:p>Gun</text:p>
          </table:table-cell>
          <table:table-cell office:value-type="string">
            <text:p>4.1</text:p>
          </table:table-cell>
          <table:table-cell office:value-type="string">
            <text:p>1 Player</text:p>
          </table:table-cell>
          <table:table-cell office:value-type="string">
            <text:p>In the latter half of the 21st century, robots have been engaged in labor in dangerous places, housework, etc. Then suddenly, the control system used to function these robots plotted a revolt against the human race, and ordered every robot to annihilate all of the people. The robots robbed them of their weapons, and occupied various military bases and factories. The war robots that were manufactured there murdered men one after another, and the survivors organized a resistance and went into a full-scale offensive against the enemy's army. You are Joe, and you swear that nothing can stop you from destroying the control system which forces the robots to kill.****Assault City is a one-player shooter. At the beginning of the game, you participate in a little shooting practice, where you must shoot squares that contains pictures of robots, and avoid shooting squares that contains pictures of humans. In the levels that follow the shooting range, you must kill robots that appear and attack you. If you are hit by these robots, some of your energy will be lost. Occasionally, shooting the power-ups that appear will result in more weapon power or more life. At the end of each level, you need to defeat a boss in order to proceed to the next level. The game ends when you lose all of your energy. You have unlimited continues, however.****Assault City comes in two flavors: the control pad version, as well as a Light Phaser version.</text:p>
          </table:table-cell>
          <table:table-cell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Assault City (Europe) (Light Phaser)&quot;&gt; &lt;year&gt;1990&lt;/year&gt; &lt;rating&gt;ESRB - RP (Rating Pending)&lt;/rating&gt; &lt;title&gt;Assault City &lt;/title&gt; &lt;pub&gt;SEGA Enterprises Ltd.&lt;/pub&gt; &lt;dev&gt;Sanritsu Denki Co., Ltd.&lt;/dev&gt; &lt;genre&gt;Gun&lt;/genre&gt; &lt;score&gt;4.1&lt;/score&gt; &lt;player&gt;1 Player&lt;/player&gt; &lt;story&gt;In the latter half of the 21st century, robots have been engaged in labor in dangerous places, housework, etc. Then suddenly, the control system used to function these robots plotted a revolt against the human race, and ordered every robot to annihilate all of the people. The robots robbed them of their weapons, and occupied various military bases and factories. The war robots that were manufactured there murdered men one after another, and the survivors organized a resistance and went into a full-scale offensive against the enemy's army. You are Joe, and you swear that nothing can stop you from destroying the control system which forces the robots to kill.****Assault City is a one-player shooter. At the beginning of the game, you participate in a little shooting practice, where you must shoot squares that contains pictures of robots, and avoid shooting squares that contains pictures of humans. In the levels that follow the shooting range, you must kill robots that appear and attack you. If you are hit by these robots, some of your energy will be lost. Occasionally, shooting the power-ups that appear will result in more weapon power or more life. At the end of each level, you need to defeat a boss in order to proceed to the next level. The game ends when you lose all of your energy. You have unlimited continues, however.****Assault City comes in two flavors: the control pad version, as well as a Light Phaser version.&lt;/story&gt; &lt;/game&gt;">
            <text:p>&lt;game name="Assault City (Europe) (Light Phaser)"&gt; &lt;year&gt;1990&lt;/year&gt; &lt;rating&gt;ESRB - RP (Rating Pending)&lt;/rating&gt; &lt;title&gt;Assault City &lt;/title&gt; &lt;pub&gt;SEGA Enterprises Ltd.&lt;/pub&gt; &lt;dev&gt;Sanritsu Denki Co., Ltd.&lt;/dev&gt; &lt;genre&gt;Gun&lt;/genre&gt; &lt;score&gt;4.1&lt;/score&gt; &lt;player&gt;1 Player&lt;/player&gt; &lt;story&gt;In the latter half of the 21st century, robots have been engaged in labor in dangerous places, housework, etc. Then suddenly, the control system used to function these robots plotted a revolt against the human race, and ordered every robot to annihilate all of the people. The robots robbed them of their weapons, and occupied various military bases and factories. The war robots that were manufactured there murdered men one after another, and the survivors organized a resistance and went into a full-scale offensive against the enemy's army. You are Joe, and you swear that nothing can stop you from destroying the control system which forces the robots to kill.****Assault City is a one-player shooter. At the beginning of the game, you participate in a little shooting practice, where you must shoot squares that contains pictures of robots, and avoid shooting squares that contains pictures of humans. In the levels that follow the shooting range, you must kill robots that appear and attack you. If you are hit by these robots, some of your energy will be lost. Occasionally, shooting the power-ups that appear will result in more weapon power or more life. At the end of each level, you need to defeat a boss in order to proceed to the next level. The game ends when you lose all of your energy. You have unlimited continues, however.****Assault City comes in two flavors: the control pad version, as well as a Light Phaser version.&lt;/story&gt; &lt;/game&gt;</text:p>
          </table:table-cell>
        </table:table-row>
        <table:table-row table:style-name="ro1">
          <table:table-cell office:value-type="string">
            <text:p>Asterix (Europe) (En,Fr) (v1.1)</text:p>
          </table:table-cell>
          <table:table-cell office:value-type="string">
            <text:p>1991</text:p>
          </table:table-cell>
          <table:table-cell office:value-type="string">
            <text:p>ESRB - RP (Rating Pending)</text:p>
          </table:table-cell>
          <table:table-cell office:value-type="string">
            <text:p>Asterix</text:p>
          </table:table-cell>
          <table:table-cell table:number-columns-repeated="2" office:value-type="string">
            <text:p>SEGA Enterprises Ltd.</text:p>
          </table:table-cell>
          <table:table-cell office:value-type="string">
            <text:p>Action</text:p>
          </table:table-cell>
          <table:table-cell office:value-type="string">
            <text:p>3.6</text:p>
          </table:table-cell>
          <table:table-cell office:value-type="string">
            <text:p>1-2 Players</text:p>
          </table:table-cell>
          <table:table-cell office:value-type="string">
            <text:p>The Romans, who fail to conquer one final Gaul village, kidnap Getafix, the druid brewing the magic potion that gives all the inhabitants supernatural strength. Vitalstatistix, the village chief, orders Asterix and Obelix to find him, keep him out of Caesar's hands and bring him back at any cost.****In seven rounds, you can play either with Asterix or Obelix, and in the bonus stages (accessible when you collect fifty bones in a single round), you control the little Dogmatix. The heroes can jump, punch, swim, throw obstacles, grab vines or ropes and they have distinct moves. Obelix moves slower, but is able to manipulate objects, while Asterix has much more speed. Both characters can be played alternately according to the level. In the two-player mode, you each choose a character and clear areas in turns.****Aside from the traditional moves, there are special potions that melt ice, create makeshift bridges or blow up blocks. The game contains many familiar characters and scenery from the comic books.</text:p>
          </table:table-cell>
          <table:table-cell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Asterix (Europe) (En,Fr) (v1.1)&quot;&gt; &lt;year&gt;1991&lt;/year&gt; &lt;rating&gt;ESRB - RP (Rating Pending)&lt;/rating&gt; &lt;title&gt;Asterix&lt;/title&gt; &lt;pub&gt;SEGA Enterprises Ltd.&lt;/pub&gt; &lt;dev&gt;SEGA Enterprises Ltd.&lt;/dev&gt; &lt;genre&gt;Action&lt;/genre&gt; &lt;score&gt;3.6&lt;/score&gt; &lt;player&gt;1-2 Players&lt;/player&gt; &lt;story&gt;The Romans, who fail to conquer one final Gaul village, kidnap Getafix, the druid brewing the magic potion that gives all the inhabitants supernatural strength. Vitalstatistix, the village chief, orders Asterix and Obelix to find him, keep him out of Caesar's hands and bring him back at any cost.****In seven rounds, you can play either with Asterix or Obelix, and in the bonus stages (accessible when you collect fifty bones in a single round), you control the little Dogmatix. The heroes can jump, punch, swim, throw obstacles, grab vines or ropes and they have distinct moves. Obelix moves slower, but is able to manipulate objects, while Asterix has much more speed. Both characters can be played alternately according to the level. In the two-player mode, you each choose a character and clear areas in turns.****Aside from the traditional moves, there are special potions that melt ice, create makeshift bridges or blow up blocks. The game contains many familiar characters and scenery from the comic books.&lt;/story&gt; &lt;/game&gt;">
            <text:p>&lt;game name="Asterix (Europe) (En,Fr) (v1.1)"&gt; &lt;year&gt;1991&lt;/year&gt; &lt;rating&gt;ESRB - RP (Rating Pending)&lt;/rating&gt; &lt;title&gt;Asterix&lt;/title&gt; &lt;pub&gt;SEGA Enterprises Ltd.&lt;/pub&gt; &lt;dev&gt;SEGA Enterprises Ltd.&lt;/dev&gt; &lt;genre&gt;Action&lt;/genre&gt; &lt;score&gt;3.6&lt;/score&gt; &lt;player&gt;1-2 Players&lt;/player&gt; &lt;story&gt;The Romans, who fail to conquer one final Gaul village, kidnap Getafix, the druid brewing the magic potion that gives all the inhabitants supernatural strength. Vitalstatistix, the village chief, orders Asterix and Obelix to find him, keep him out of Caesar's hands and bring him back at any cost.****In seven rounds, you can play either with Asterix or Obelix, and in the bonus stages (accessible when you collect fifty bones in a single round), you control the little Dogmatix. The heroes can jump, punch, swim, throw obstacles, grab vines or ropes and they have distinct moves. Obelix moves slower, but is able to manipulate objects, while Asterix has much more speed. Both characters can be played alternately according to the level. In the two-player mode, you each choose a character and clear areas in turns.****Aside from the traditional moves, there are special potions that melt ice, create makeshift bridges or blow up blocks. The game contains many familiar characters and scenery from the comic books.&lt;/story&gt; &lt;/game&gt;</text:p>
          </table:table-cell>
        </table:table-row>
        <table:table-row table:style-name="ro1">
          <table:table-cell office:value-type="string">
            <text:p>Asterix and the Great Rescue (Europe) (En,Fr,De,Es,It)</text:p>
          </table:table-cell>
          <table:table-cell office:value-type="string">
            <text:p>1993</text:p>
          </table:table-cell>
          <table:table-cell office:value-type="string">
            <text:p>ESRB - RP (Rating Pending)</text:p>
          </table:table-cell>
          <table:table-cell office:value-type="string">
            <text:p>Asterix and the Great Rescue </text:p>
          </table:table-cell>
          <table:table-cell office:value-type="string">
            <text:p>SEGA Enterprises Ltd.</text:p>
          </table:table-cell>
          <table:table-cell office:value-type="string">
            <text:p>Core Design Ltd.</text:p>
          </table:table-cell>
          <table:table-cell office:value-type="string">
            <text:p>Platform</text:p>
          </table:table-cell>
          <table:table-cell office:value-type="string">
            <text:p>2.2</text:p>
          </table:table-cell>
          <table:table-cell office:value-type="string">
            <text:p>1 Player</text:p>
          </table:table-cell>
          <table:table-cell office:value-type="string">
            <text:p>The game is based on the popular French comics series Astérix. It is 50 B.C., and the entire Gaul (today's France) is conquered by the Romans. Only one village still remains independent, thanks to the incredible powers of its two great warriors, Asterix and Obelix. In the game, they must first of all liberate the village Orvio and rescue their friend Dogmatix.****You can play as either Asterix or Obelix. You make your way through platform levels, fighting enemies by punching them, and jumping to access higher ares or to avoid falling down. There are also some items you can collect, such as bombs, with which you can overcome obstacles and advance in the game.</text:p>
          </table:table-cell>
          <table:table-cell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Asterix and the Great Rescue (Europe) (En,Fr,De,Es,It)&quot;&gt; &lt;year&gt;1993&lt;/year&gt; &lt;rating&gt;ESRB - RP (Rating Pending)&lt;/rating&gt; &lt;title&gt;Asterix and the Great Rescue &lt;/title&gt; &lt;pub&gt;SEGA Enterprises Ltd.&lt;/pub&gt; &lt;dev&gt;Core Design Ltd.&lt;/dev&gt; &lt;genre&gt;Platform&lt;/genre&gt; &lt;score&gt;2.2&lt;/score&gt; &lt;player&gt;1 Player&lt;/player&gt; &lt;story&gt;The game is based on the popular French comics series Astérix. It is 50 B.C., and the entire Gaul (today's France) is conquered by the Romans. Only one village still remains independent, thanks to the incredible powers of its two great warriors, Asterix and Obelix. In the game, they must first of all liberate the village Orvio and rescue their friend Dogmatix.****You can play as either Asterix or Obelix. You make your way through platform levels, fighting enemies by punching them, and jumping to access higher ares or to avoid falling down. There are also some items you can collect, such as bombs, with which you can overcome obstacles and advance in the game.&lt;/story&gt; &lt;/game&gt;">
            <text:p>&lt;game name="Asterix and the Great Rescue (Europe) (En,Fr,De,Es,It)"&gt; &lt;year&gt;1993&lt;/year&gt; &lt;rating&gt;ESRB - RP (Rating Pending)&lt;/rating&gt; &lt;title&gt;Asterix and the Great Rescue &lt;/title&gt; &lt;pub&gt;SEGA Enterprises Ltd.&lt;/pub&gt; &lt;dev&gt;Core Design Ltd.&lt;/dev&gt; &lt;genre&gt;Platform&lt;/genre&gt; &lt;score&gt;2.2&lt;/score&gt; &lt;player&gt;1 Player&lt;/player&gt; &lt;story&gt;The game is based on the popular French comics series Astérix. It is 50 B.C., and the entire Gaul (today's France) is conquered by the Romans. Only one village still remains independent, thanks to the incredible powers of its two great warriors, Asterix and Obelix. In the game, they must first of all liberate the village Orvio and rescue their friend Dogmatix.****You can play as either Asterix or Obelix. You make your way through platform levels, fighting enemies by punching them, and jumping to access higher ares or to avoid falling down. There are also some items you can collect, such as bombs, with which you can overcome obstacles and advance in the game.&lt;/story&gt; &lt;/game&gt;</text:p>
          </table:table-cell>
        </table:table-row>
        <table:table-row table:style-name="ro1">
          <table:table-cell office:value-type="string">
            <text:p>Asterix and the Secret Mission (Europe) (En,Fr,De)</text:p>
          </table:table-cell>
          <table:table-cell office:value-type="string">
            <text:p>1993</text:p>
          </table:table-cell>
          <table:table-cell office:value-type="string">
            <text:p>ESRB - RP (Rating Pending)</text:p>
          </table:table-cell>
          <table:table-cell office:value-type="string">
            <text:p>Asterix and the Secret Mission </text:p>
          </table:table-cell>
          <table:table-cell table:number-columns-repeated="2" office:value-type="string">
            <text:p>SEGA Enterprises Ltd.</text:p>
          </table:table-cell>
          <table:table-cell office:value-type="string">
            <text:p>Platform</text:p>
          </table:table-cell>
          <table:table-cell office:value-type="string">
            <text:p>3.7</text:p>
          </table:table-cell>
          <table:table-cell office:value-type="string">
            <text:p>1-2 Players</text:p>
          </table:table-cell>
          <table:table-cell office:value-type="string">
            <text:p>The druid Getafix is out of magic potion, and Astérix and Obelix are set out on a secret mission: to find the necessary herbs, so he can brew the potion again.****In this side-scrolling action game, the player can choose to play either Astérix or Obelix at the start of each one of the six levels. Although the main setting of each level is the same to both characters (forests, caves, deserts, underwater stages, waterfalls and such) the level design for each one may vary. In two player mode (Master System version), players will take turns playing as Astérix and Obelix. Both characters jump (by pressing button 2), punch enemies and break blocks (by pressing button 1). Astérix can run can run (by pressing and holding button 1 while moving) and double jump (by pressing 2 in the middle of a jump). Obélix is stronger and can break several bricks in a row when jumping over them (pressing 1 while jumping), and can also slide down hills (by pressing down at them).****Astérix can get some potions (thrown by pressing up and 1), which can break rocks, kill or shrink enemies. Obelix can get miniature menhirs which can be thrown (by pressing up and 1) against enemies. Both characters can also get bones throughout the game, granting access to bonus stages where the player controls Dogmatix. Some levels also involve minor puzzle solving, like pushing switches or moving rock blocks.</text:p>
          </table:table-cell>
          <table:table-cell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Asterix and the Secret Mission (Europe) (En,Fr,De)&quot;&gt; &lt;year&gt;1993&lt;/year&gt; &lt;rating&gt;ESRB - RP (Rating Pending)&lt;/rating&gt; &lt;title&gt;Asterix and the Secret Mission &lt;/title&gt; &lt;pub&gt;SEGA Enterprises Ltd.&lt;/pub&gt; &lt;dev&gt;SEGA Enterprises Ltd.&lt;/dev&gt; &lt;genre&gt;Platform&lt;/genre&gt; &lt;score&gt;3.7&lt;/score&gt; &lt;player&gt;1-2 Players&lt;/player&gt; &lt;story&gt;The druid Getafix is out of magic potion, and Astérix and Obelix are set out on a secret mission: to find the necessary herbs, so he can brew the potion again.****In this side-scrolling action game, the player can choose to play either Astérix or Obelix at the start of each one of the six levels. Although the main setting of each level is the same to both characters (forests, caves, deserts, underwater stages, waterfalls and such) the level design for each one may vary. In two player mode (Master System version), players will take turns playing as Astérix and Obelix. Both characters jump (by pressing button 2), punch enemies and break blocks (by pressing button 1). Astérix can run can run (by pressing and holding button 1 while moving) and double jump (by pressing 2 in the middle of a jump). Obélix is stronger and can break several bricks in a row when jumping over them (pressing 1 while jumping), and can also slide down hills (by pressing down at them).****Astérix can get some potions (thrown by pressing up and 1), which can break rocks, kill or shrink enemies. Obelix can get miniature menhirs which can be thrown (by pressing up and 1) against enemies. Both characters can also get bones throughout the game, granting access to bonus stages where the player controls Dogmatix. Some levels also involve minor puzzle solving, like pushing switches or moving rock blocks.&lt;/story&gt; &lt;/game&gt;">
            <text:p>&lt;game name="Asterix and the Secret Mission (Europe) (En,Fr,De)"&gt; &lt;year&gt;1993&lt;/year&gt; &lt;rating&gt;ESRB - RP (Rating Pending)&lt;/rating&gt; &lt;title&gt;Asterix and the Secret Mission &lt;/title&gt; &lt;pub&gt;SEGA Enterprises Ltd.&lt;/pub&gt; &lt;dev&gt;SEGA Enterprises Ltd.&lt;/dev&gt; &lt;genre&gt;Platform&lt;/genre&gt; &lt;score&gt;3.7&lt;/score&gt; &lt;player&gt;1-2 Players&lt;/player&gt; &lt;story&gt;The druid Getafix is out of magic potion, and Astérix and Obelix are set out on a secret mission: to find the necessary herbs, so he can brew the potion again.****In this side-scrolling action game, the player can choose to play either Astérix or Obelix at the start of each one of the six levels. Although the main setting of each level is the same to both characters (forests, caves, deserts, underwater stages, waterfalls and such) the level design for each one may vary. In two player mode (Master System version), players will take turns playing as Astérix and Obelix. Both characters jump (by pressing button 2), punch enemies and break blocks (by pressing button 1). Astérix can run can run (by pressing and holding button 1 while moving) and double jump (by pressing 2 in the middle of a jump). Obélix is stronger and can break several bricks in a row when jumping over them (pressing 1 while jumping), and can also slide down hills (by pressing down at them).****Astérix can get some potions (thrown by pressing up and 1), which can break rocks, kill or shrink enemies. Obelix can get miniature menhirs which can be thrown (by pressing up and 1) against enemies. Both characters can also get bones throughout the game, granting access to bonus stages where the player controls Dogmatix. Some levels also involve minor puzzle solving, like pushing switches or moving rock blocks.&lt;/story&gt; &lt;/game&gt;</text:p>
          </table:table-cell>
        </table:table-row>
        <table:table-row table:style-name="ro1">
          <table:table-cell office:value-type="string">
            <text:p>Astro Warrior (Japan, USA)</text:p>
          </table:table-cell>
          <table:table-cell office:value-type="string">
            <text:p>1986</text:p>
          </table:table-cell>
          <table:table-cell office:value-type="string">
            <text:p>ESRB - RP (Rating Pending)</text:p>
          </table:table-cell>
          <table:table-cell office:value-type="string">
            <text:p>Astro Warrior </text:p>
          </table:table-cell>
          <table:table-cell office:value-type="string">
            <text:p>SEGA of America, Inc.</text:p>
          </table:table-cell>
          <table:table-cell office:value-type="string">
            <text:p>SEGA Enterprises Ltd.</text:p>
          </table:table-cell>
          <table:table-cell office:value-type="string">
            <text:p>Shooter</text:p>
          </table:table-cell>
          <table:table-cell office:value-type="string">
            <text:p>3.5</text:p>
          </table:table-cell>
          <table:table-cell office:value-type="string">
            <text:p>1-2 Players</text:p>
          </table:table-cell>
          <table:table-cell office:value-type="string">
            <text:p>Basic Sega shoot-em-up in which you must guide your ship through three zones while avoiding hazards. Your only weapon are bullets as your only defense, but if you shoot the flashing red pieces on the terrain, chances are that a green ship will approach you, and if you collect this ship, your weapons will be upgraded so that you shoot a laser beam instead. Keep collecting ships and you can shoot up to three laser beams at once. ****At the end of each zone, you will come across a boss that takes multiple hits to kill. If you manage to conquer all three zones, you are back to where you started. The whole point of this game is to earn as many points you can without losing all of your lives.</text:p>
          </table:table-cell>
          <table:table-cell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Astro Warrior (Japan, USA)&quot;&gt; &lt;year&gt;1986&lt;/year&gt; &lt;rating&gt;ESRB - RP (Rating Pending)&lt;/rating&gt; &lt;title&gt;Astro Warrior &lt;/title&gt; &lt;pub&gt;SEGA of America, Inc.&lt;/pub&gt; &lt;dev&gt;SEGA Enterprises Ltd.&lt;/dev&gt; &lt;genre&gt;Shooter&lt;/genre&gt; &lt;score&gt;3.5&lt;/score&gt; &lt;player&gt;1-2 Players&lt;/player&gt; &lt;story&gt;Basic Sega shoot-em-up in which you must guide your ship through three zones while avoiding hazards. Your only weapon are bullets as your only defense, but if you shoot the flashing red pieces on the terrain, chances are that a green ship will approach you, and if you collect this ship, your weapons will be upgraded so that you shoot a laser beam instead. Keep collecting ships and you can shoot up to three laser beams at once. ****At the end of each zone, you will come across a boss that takes multiple hits to kill. If you manage to conquer all three zones, you are back to where you started. The whole point of this game is to earn as many points you can without losing all of your lives.&lt;/story&gt; &lt;/game&gt;">
            <text:p>&lt;game name="Astro Warrior (Japan, USA)"&gt; &lt;year&gt;1986&lt;/year&gt; &lt;rating&gt;ESRB - RP (Rating Pending)&lt;/rating&gt; &lt;title&gt;Astro Warrior &lt;/title&gt; &lt;pub&gt;SEGA of America, Inc.&lt;/pub&gt; &lt;dev&gt;SEGA Enterprises Ltd.&lt;/dev&gt; &lt;genre&gt;Shooter&lt;/genre&gt; &lt;score&gt;3.5&lt;/score&gt; &lt;player&gt;1-2 Players&lt;/player&gt; &lt;story&gt;Basic Sega shoot-em-up in which you must guide your ship through three zones while avoiding hazards. Your only weapon are bullets as your only defense, but if you shoot the flashing red pieces on the terrain, chances are that a green ship will approach you, and if you collect this ship, your weapons will be upgraded so that you shoot a laser beam instead. Keep collecting ships and you can shoot up to three laser beams at once. ****At the end of each zone, you will come across a boss that takes multiple hits to kill. If you manage to conquer all three zones, you are back to where you started. The whole point of this game is to earn as many points you can without losing all of your lives.&lt;/story&gt; &lt;/game&gt;</text:p>
          </table:table-cell>
        </table:table-row>
        <table:table-row table:style-name="ro1">
          <table:table-cell office:value-type="string">
            <text:p>Astro Warrior &amp; Pit Pot (Europe)</text:p>
          </table:table-cell>
          <table:table-cell office:value-type="string">
            <text:p>1986</text:p>
          </table:table-cell>
          <table:table-cell office:value-type="string">
            <text:p>ESRB - RP (Rating Pending)</text:p>
          </table:table-cell>
          <table:table-cell office:value-type="string">
            <text:p>Astro Warrior &amp; Pit Pot </text:p>
          </table:table-cell>
          <table:table-cell table:number-columns-repeated="2" office:value-type="string">
            <text:p>SEGA Corporation</text:p>
          </table:table-cell>
          <table:table-cell office:value-type="string">
            <text:p>Miscellaneous</text:p>
          </table:table-cell>
          <table:table-cell office:value-type="string">
            <text:p>4.5</text:p>
          </table:table-cell>
          <table:table-cell office:value-type="string">
            <text:p>1-2 Players</text:p>
          </table:table-cell>
          <table:table-cell office:value-type="string">
            <text:p>Two games <text:s/>on one cartridge:****Pit Pot: The Magical Castle**The princess has been kidnapped. To rescue her, navigate your way through each room while avoiding its inhabitants such as dragons and guards. If necessary, use your magical hammer to knock them off the screen. You can also knock a gray tile that they are on to cause them to fall down and die. You exit each room by passing through doors, but you have to find a golden key that will unlock some of them. ****Astro Warrior**Blast your way through three zones, including Galaxy Zone, Asteroid Zone, and Nebula Zone. Enemies will start making their way down the screen, but you only have bullets to deal with them. There are flashing points on the terrain in which you can shoot at, Shooting enough of these will cause a number of green ships, which when destroyed, will upgrade your firepower. At the end of each zone, you come face to face with a boss, and it is likely that you are going to need that extra firepower.</text:p>
          </table:table-cell>
          <table:table-cell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Astro Warrior &amp; Pit Pot (Europe)&quot;&gt; &lt;year&gt;1986&lt;/year&gt; &lt;rating&gt;ESRB - RP (Rating Pending)&lt;/rating&gt; &lt;title&gt;Astro Warrior &amp; Pit Pot &lt;/title&gt; &lt;pub&gt;SEGA Corporation&lt;/pub&gt; &lt;dev&gt;SEGA Corporation&lt;/dev&gt; &lt;genre&gt;Miscellaneous&lt;/genre&gt; &lt;score&gt;4.5&lt;/score&gt; &lt;player&gt;1-2 Players&lt;/player&gt; &lt;story&gt;Two games  on one cartridge:****Pit Pot: The Magical Castle**The princess has been kidnapped. To rescue her, navigate your way through each room while avoiding its inhabitants such as dragons and guards. If necessary, use your magical hammer to knock them off the screen. You can also knock a gray tile that they are on to cause them to fall down and die. You exit each room by passing through doors, but you have to find a golden key that will unlock some of them. ****Astro Warrior**Blast your way through three zones, including Galaxy Zone, Asteroid Zone, and Nebula Zone. Enemies will start making their way down the screen, but you only have bullets to deal with them. There are flashing points on the terrain in which you can shoot at, Shooting enough of these will cause a number of green ships, which when destroyed, will upgrade your firepower. At the end of each zone, you come face to face with a boss, and it is likely that you are going to need that extra firepower.&lt;/story&gt; &lt;/game&gt;">
            <text:p>&lt;game name="Astro Warrior &amp; Pit Pot (Europe)"&gt; &lt;year&gt;1986&lt;/year&gt; &lt;rating&gt;ESRB - RP (Rating Pending)&lt;/rating&gt; &lt;title&gt;Astro Warrior &amp; Pit Pot &lt;/title&gt; &lt;pub&gt;SEGA Corporation&lt;/pub&gt; &lt;dev&gt;SEGA Corporation&lt;/dev&gt; &lt;genre&gt;Miscellaneous&lt;/genre&gt; &lt;score&gt;4.5&lt;/score&gt; &lt;player&gt;1-2 Players&lt;/player&gt; &lt;story&gt;Two games <text:s/>on one cartridge:****Pit Pot: The Magical Castle**The princess has been kidnapped. To rescue her, navigate your way through each room while avoiding its inhabitants such as dragons and guards. If necessary, use your magical hammer to knock them off the screen. You can also knock a gray tile that they are on to cause them to fall down and die. You exit each room by passing through doors, but you have to find a golden key that will unlock some of them. ****Astro Warrior**Blast your way through three zones, including Galaxy Zone, Asteroid Zone, and Nebula Zone. Enemies will start making their way down the screen, but you only have bullets to deal with them. There are flashing points on the terrain in which you can shoot at, Shooting enough of these will cause a number of green ships, which when destroyed, will upgrade your firepower. At the end of each zone, you come face to face with a boss, and it is likely that you are going to need that extra firepower.&lt;/story&gt; &lt;/game&gt;</text:p>
          </table:table-cell>
        </table:table-row>
        <table:table-row table:style-name="ro1">
          <table:table-cell office:value-type="string">
            <text:p>Ayrton Senna's Super Monaco GP II (Europe)</text:p>
          </table:table-cell>
          <table:table-cell office:value-type="string">
            <text:p>1992</text:p>
          </table:table-cell>
          <table:table-cell office:value-type="string">
            <text:p>ESRB - RP (Rating Pending)</text:p>
          </table:table-cell>
          <table:table-cell office:value-type="string">
            <text:p>Ayrton Senna's Super Monaco GP II </text:p>
          </table:table-cell>
          <table:table-cell table:number-columns-repeated="2" office:value-type="string">
            <text:p>SEGA Enterprises Ltd.</text:p>
          </table:table-cell>
          <table:table-cell office:value-type="string">
            <text:p>Driving</text:p>
          </table:table-cell>
          <table:table-cell office:value-type="string">
            <text:p>3.8</text:p>
          </table:table-cell>
          <table:table-cell office:value-type="string">
            <text:p>1 Player</text:p>
          </table:table-cell>
          <table:table-cell office:value-type="string">
            <text:p>Ayrton Senna won the Monaco Grand Prix six times, as well as 3 Formula One world championships, so he was the perfect man to license a home sequel to the classic arcade racing game. As before, the action is viewed from within the cockpit, but depicted using sprites rather than polygons. ****There are three main modes:****1. Senna GP: Features three non-championship circuits with a preliminary race followed by three laps. ****2. World Championship: The full 16-race championship. There are two modes in the championship mode that affect how the game is played. Beginner is a regular season, with the same difficulty level as the remaining modes, and cars have roughly the same power. Each race has three laps. In Master things get a twist. There are five groups of cars, and the player starts on the lowly competitive SERGA team. To climb the ranks and get a chance of claim the title the player must challenge a driver from other team and beat him to the top spot. The winner of this particular race gets (or holds) the fastest car. Races are also longer in this mode, and pit-stops are activated, required if the player knocks on too many objects or other cars frequently. ****3. Free Practice: This allows the player to drive on any race without caring for championship positions. There are two options in Free Practice: Free Run is just the player against the clock and Image Training is a race, but instead of having to quality and then run the three laps, the player can set the number of laps (between one and six), starting position and the condition of the track (dry or wet, only on some circuits).****While each mode presents it's own variations, the core of each race is the same: Along controller setup options, the player can choose between an Automatic or Manual with 4 or 7 speeds gearbox, and races against 16 drivers. The car can be instantly wrecked if it goes on top speed against a roadside object.</text:p>
          </table:table-cell>
          <table:table-cell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Ayrton Senna's Super Monaco GP II (Europe)&quot;&gt; &lt;year&gt;1992&lt;/year&gt; &lt;rating&gt;ESRB - RP (Rating Pending)&lt;/rating&gt; &lt;title&gt;Ayrton Senna's Super Monaco GP II &lt;/title&gt; &lt;pub&gt;SEGA Enterprises Ltd.&lt;/pub&gt; &lt;dev&gt;SEGA Enterprises Ltd.&lt;/dev&gt; &lt;genre&gt;Driving&lt;/genre&gt; &lt;score&gt;3.8&lt;/score&gt; &lt;player&gt;1 Player&lt;/player&gt; &lt;story&gt;Ayrton Senna won the Monaco Grand Prix six times, as well as 3 Formula One world championships, so he was the perfect man to license a home sequel to the classic arcade racing game. As before, the action is viewed from within the cockpit, but depicted using sprites rather than polygons. ****There are three main modes:****1. Senna GP: Features three non-championship circuits with a preliminary race followed by three laps. ****2. World Championship: The full 16-race championship. There are two modes in the championship mode that affect how the game is played. Beginner is a regular season, with the same difficulty level as the remaining modes, and cars have roughly the same power. Each race has three laps. In Master things get a twist. There are five groups of cars, and the player starts on the lowly competitive SERGA team. To climb the ranks and get a chance of claim the title the player must challenge a driver from other team and beat him to the top spot. The winner of this particular race gets (or holds) the fastest car. Races are also longer in this mode, and pit-stops are activated, required if the player knocks on too many objects or other cars frequently. ****3. Free Practice: This allows the player to drive on any race without caring for championship positions. There are two options in Free Practice: Free Run is just the player against the clock and Image Training is a race, but instead of having to quality and then run the three laps, the player can set the number of laps (between one and six), starting position and the condition of the track (dry or wet, only on some circuits).****While each mode presents it's own variations, the core of each race is the same: Along controller setup options, the player can choose between an Automatic or Manual with 4 or 7 speeds gearbox, and races against 16 drivers. The car can be instantly wrecked if it goes on top speed against a roadside object.&lt;/story&gt; &lt;/game&gt;">
            <text:p>&lt;game name="Ayrton Senna's Super Monaco GP II (Europe)"&gt; &lt;year&gt;1992&lt;/year&gt; &lt;rating&gt;ESRB - RP (Rating Pending)&lt;/rating&gt; &lt;title&gt;Ayrton Senna's Super Monaco GP II &lt;/title&gt; &lt;pub&gt;SEGA Enterprises Ltd.&lt;/pub&gt; &lt;dev&gt;SEGA Enterprises Ltd.&lt;/dev&gt; &lt;genre&gt;Driving&lt;/genre&gt; &lt;score&gt;3.8&lt;/score&gt; &lt;player&gt;1 Player&lt;/player&gt; &lt;story&gt;Ayrton Senna won the Monaco Grand Prix six times, as well as 3 Formula One world championships, so he was the perfect man to license a home sequel to the classic arcade racing game. As before, the action is viewed from within the cockpit, but depicted using sprites rather than polygons. ****There are three main modes:****1. Senna GP: Features three non-championship circuits with a preliminary race followed by three laps. ****2. World Championship: The full 16-race championship. There are two modes in the championship mode that affect how the game is played. Beginner is a regular season, with the same difficulty level as the remaining modes, and cars have roughly the same power. Each race has three laps. In Master things get a twist. There are five groups of cars, and the player starts on the lowly competitive SERGA team. To climb the ranks and get a chance of claim the title the player must challenge a driver from other team and beat him to the top spot. The winner of this particular race gets (or holds) the fastest car. Races are also longer in this mode, and pit-stops are activated, required if the player knocks on too many objects or other cars frequently. ****3. Free Practice: This allows the player to drive on any race without caring for championship positions. There are two options in Free Practice: Free Run is just the player against the clock and Image Training is a race, but instead of having to quality and then run the three laps, the player can set the number of laps (between one and six), starting position and the condition of the track (dry or wet, only on some circuits).****While each mode presents it's own variations, the core of each race is the same: Along controller setup options, the player can choose between an Automatic or Manual with 4 or 7 speeds gearbox, and races against 16 drivers. The car can be instantly wrecked if it goes on top speed against a roadside object.&lt;/story&gt; &lt;/game&gt;</text:p>
          </table:table-cell>
        </table:table-row>
        <table:table-row table:style-name="ro1">
          <table:table-cell office:value-type="string">
            <text:p>Aztec Adventure - The Golden Road to Paradise (World)</text:p>
          </table:table-cell>
          <table:table-cell office:value-type="string">
            <text:p>1988</text:p>
          </table:table-cell>
          <table:table-cell office:value-type="string">
            <text:p>ESRB - RP (Rating Pending)</text:p>
          </table:table-cell>
          <table:table-cell office:value-type="string">
            <text:p>Aztec Adventure - The Golden Road to Paradise </text:p>
          </table:table-cell>
          <table:table-cell office:value-type="string">
            <text:p>SEGA of America, Inc.</text:p>
          </table:table-cell>
          <table:table-cell office:value-type="string">
            <text:p>SEGA Enterprises Ltd.</text:p>
          </table:table-cell>
          <table:table-cell office:value-type="string">
            <text:p>Action</text:p>
          </table:table-cell>
          <table:table-cell office:value-type="string">
            <text:p>3.2</text:p>
          </table:table-cell>
          <table:table-cell office:value-type="string">
            <text:p>1 Player</text:p>
          </table:table-cell>
          <table:table-cell office:value-type="string">
            <text:p>Aztec Adventure is a traditional action/labyrinth game in which the player assumes the role of Nino, an explorer whose aim is to find the Aztec Paradise.****The labyrinth is full of Aztec mythology creatures and other ancient Mexican references.****Although it is a maze game, the controls are very simple and easy to manage.</text:p>
          </table:table-cell>
          <table:table-cell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Aztec Adventure - The Golden Road to Paradise (World)&quot;&gt; &lt;year&gt;1988&lt;/year&gt; &lt;rating&gt;ESRB - RP (Rating Pending)&lt;/rating&gt; &lt;title&gt;Aztec Adventure - The Golden Road to Paradise &lt;/title&gt; &lt;pub&gt;SEGA of America, Inc.&lt;/pub&gt; &lt;dev&gt;SEGA Enterprises Ltd.&lt;/dev&gt; &lt;genre&gt;Action&lt;/genre&gt; &lt;score&gt;3.2&lt;/score&gt; &lt;player&gt;1 Player&lt;/player&gt; &lt;story&gt;Aztec Adventure is a traditional action/labyrinth game in which the player assumes the role of Nino, an explorer whose aim is to find the Aztec Paradise.****The labyrinth is full of Aztec mythology creatures and other ancient Mexican references.****Although it is a maze game, the controls are very simple and easy to manage.&lt;/story&gt; &lt;/game&gt;">
            <text:p>&lt;game name="Aztec Adventure - The Golden Road to Paradise (World)"&gt; &lt;year&gt;1988&lt;/year&gt; &lt;rating&gt;ESRB - RP (Rating Pending)&lt;/rating&gt; &lt;title&gt;Aztec Adventure - The Golden Road to Paradise &lt;/title&gt; &lt;pub&gt;SEGA of America, Inc.&lt;/pub&gt; &lt;dev&gt;SEGA Enterprises Ltd.&lt;/dev&gt; &lt;genre&gt;Action&lt;/genre&gt; &lt;score&gt;3.2&lt;/score&gt; &lt;player&gt;1 Player&lt;/player&gt; &lt;story&gt;Aztec Adventure is a traditional action/labyrinth game in which the player assumes the role of Nino, an explorer whose aim is to find the Aztec Paradise.****The labyrinth is full of Aztec mythology creatures and other ancient Mexican references.****Although it is a maze game, the controls are very simple and easy to manage.&lt;/story&gt; &lt;/game&gt;</text:p>
          </table:table-cell>
        </table:table-row>
        <table:table-row table:style-name="ro1">
          <table:table-cell office:value-type="string">
            <text:p>Back to the Future Part II (Europe)</text:p>
          </table:table-cell>
          <table:table-cell office:value-type="string">
            <text:p>1990</text:p>
          </table:table-cell>
          <table:table-cell office:value-type="string">
            <text:p>ESRB - RP (Rating Pending)</text:p>
          </table:table-cell>
          <table:table-cell office:value-type="string">
            <text:p>Back to the Future Part II </text:p>
          </table:table-cell>
          <table:table-cell office:value-type="string">
            <text:p>Image Works</text:p>
          </table:table-cell>
          <table:table-cell office:value-type="string">
            <text:p>Images Software Ltd.</text:p>
          </table:table-cell>
          <table:table-cell office:value-type="string">
            <text:p>Action</text:p>
          </table:table-cell>
          <table:table-cell office:value-type="string">
            <text:p>2.2</text:p>
          </table:table-cell>
          <table:table-cell office:value-type="string">
            <text:p>1 Player</text:p>
          </table:table-cell>
          <table:table-cell office:value-type="string">
            <text:p>Back to the Future II is a collection of five arcade and puzzle games.****Based on the second installment of the popular Hollywood series Back to the Future, this movie conversion has Marty McFly and Doc Brown travel through time to stop their arch-rival Biff from changing the future. The game consists of five parts, each inspired by one of the movie's most memorable scenes:****1. Hoverboard Chase: A Paperboy clone without newspapers, but with isometric levels and lots of enemies to dodge.**2. Jennifer Rescue: Guide Marty's girlfriend Jennifer out of the house without her meeting one of the four family members. Open and close doors to make the persons go from one room to the next in this top-down puzzle sequence.**3. Beat Biff: A side-scrolling beat-em-up sequence in the tradition of Double Dragon. Fight your way through a grim 1985 by jumping, hitting and kicking at Biff's lackeys.**4. Band Puzzle: Rearrange the mixed-up parts of an animated picture of the school band in this sliding block puzzle. The clock is ticking.**5. Hoverboard Chase 2: Another hoverboard sequence, similar to the first one, only this time set in 1955.</text:p>
          </table:table-cell>
          <table:table-cell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Back to the Future Part II (Europe)&quot;&gt; &lt;year&gt;1990&lt;/year&gt; &lt;rating&gt;ESRB - RP (Rating Pending)&lt;/rating&gt; &lt;title&gt;Back to the Future Part II &lt;/title&gt; &lt;pub&gt;Image Works&lt;/pub&gt; &lt;dev&gt;Images Software Ltd.&lt;/dev&gt; &lt;genre&gt;Action&lt;/genre&gt; &lt;score&gt;2.2&lt;/score&gt; &lt;player&gt;1 Player&lt;/player&gt; &lt;story&gt;Back to the Future II is a collection of five arcade and puzzle games.****Based on the second installment of the popular Hollywood series Back to the Future, this movie conversion has Marty McFly and Doc Brown travel through time to stop their arch-rival Biff from changing the future. The game consists of five parts, each inspired by one of the movie's most memorable scenes:****1. Hoverboard Chase: A Paperboy clone without newspapers, but with isometric levels and lots of enemies to dodge.**2. Jennifer Rescue: Guide Marty's girlfriend Jennifer out of the house without her meeting one of the four family members. Open and close doors to make the persons go from one room to the next in this top-down puzzle sequence.**3. Beat Biff: A side-scrolling beat-em-up sequence in the tradition of Double Dragon. Fight your way through a grim 1985 by jumping, hitting and kicking at Biff's lackeys.**4. Band Puzzle: Rearrange the mixed-up parts of an animated picture of the school band in this sliding block puzzle. The clock is ticking.**5. Hoverboard Chase 2: Another hoverboard sequence, similar to the first one, only this time set in 1955.&lt;/story&gt; &lt;/game&gt;">
            <text:p>&lt;game name="Back to the Future Part II (Europe)"&gt; &lt;year&gt;1990&lt;/year&gt; &lt;rating&gt;ESRB - RP (Rating Pending)&lt;/rating&gt; &lt;title&gt;Back to the Future Part II &lt;/title&gt; &lt;pub&gt;Image Works&lt;/pub&gt; &lt;dev&gt;Images Software Ltd.&lt;/dev&gt; &lt;genre&gt;Action&lt;/genre&gt; &lt;score&gt;2.2&lt;/score&gt; &lt;player&gt;1 Player&lt;/player&gt; &lt;story&gt;Back to the Future II is a collection of five arcade and puzzle games.****Based on the second installment of the popular Hollywood series Back to the Future, this movie conversion has Marty McFly and Doc Brown travel through time to stop their arch-rival Biff from changing the future. The game consists of five parts, each inspired by one of the movie's most memorable scenes:****1. Hoverboard Chase: A Paperboy clone without newspapers, but with isometric levels and lots of enemies to dodge.**2. Jennifer Rescue: Guide Marty's girlfriend Jennifer out of the house without her meeting one of the four family members. Open and close doors to make the persons go from one room to the next in this top-down puzzle sequence.**3. Beat Biff: A side-scrolling beat-em-up sequence in the tradition of Double Dragon. Fight your way through a grim 1985 by jumping, hitting and kicking at Biff's lackeys.**4. Band Puzzle: Rearrange the mixed-up parts of an animated picture of the school band in this sliding block puzzle. The clock is ticking.**5. Hoverboard Chase 2: Another hoverboard sequence, similar to the first one, only this time set in 1955.&lt;/story&gt; &lt;/game&gt;</text:p>
          </table:table-cell>
        </table:table-row>
        <table:table-row table:style-name="ro1">
          <table:table-cell office:value-type="string">
            <text:p>Back to the Future Part III (Europe)</text:p>
          </table:table-cell>
          <table:table-cell office:value-type="string">
            <text:p>1993</text:p>
          </table:table-cell>
          <table:table-cell office:value-type="string">
            <text:p>ESRB - RP (Rating Pending)</text:p>
          </table:table-cell>
          <table:table-cell office:value-type="string">
            <text:p>Back to the Future Part III </text:p>
          </table:table-cell>
          <table:table-cell office:value-type="string">
            <text:p>Image Works</text:p>
          </table:table-cell>
          <table:table-cell office:value-type="string">
            <text:p>Probe Software Ltd.</text:p>
          </table:table-cell>
          <table:table-cell office:value-type="string">
            <text:p>Action</text:p>
          </table:table-cell>
          <table:table-cell office:value-type="string">
            <text:p>2.0</text:p>
          </table:table-cell>
          <table:table-cell office:value-type="string">
            <text:p>1 Player</text:p>
          </table:table-cell>
          <table:table-cell office:value-type="string">
            <text:p>Back to the Future III is a collection of four arcade games. Marty McFly and Doc Brown have traveled back through time to the year 1885 - and they're soon deep in trouble when they face "Mad Dog" Tannen's gang and have to find a way to return to the present. This game takes four scenes from the Hollywood movie Back to the Future III and turns them into arcade sequences:****1. Buckboard Chase: Doc Brown goes horseback in an attempt to save Hill Valley's lovely school teacher Clara. This game of quick ducking, jumping and shooting alternates between a side-scrolling and a top-down perspective.****2. Shooting Gallery: The name says it all. A classic game of aim-and-shoot, spiced up by hidden extras and bonus targets.****3. Pie Throwing: Meet the Mad Dog gang. They have guns, and you have... cream pies. It's an isometric version of the shooting gallery, only with ammo. And the targets shoot back.****4. The Train: Basically a side-scrolling beat-em-up on train wagons with some ducking and jumping. Get rid of the mechanics and collect speed logs to push the engine to a magic 88 mph.</text:p>
          </table:table-cell>
          <table:table-cell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Back to the Future Part III (Europe)&quot;&gt; &lt;year&gt;1993&lt;/year&gt; &lt;rating&gt;ESRB - RP (Rating Pending)&lt;/rating&gt; &lt;title&gt;Back to the Future Part III &lt;/title&gt; &lt;pub&gt;Image Works&lt;/pub&gt; &lt;dev&gt;Probe Software Ltd.&lt;/dev&gt; &lt;genre&gt;Action&lt;/genre&gt; &lt;score&gt;2.0&lt;/score&gt; &lt;player&gt;1 Player&lt;/player&gt; &lt;story&gt;Back to the Future III is a collection of four arcade games. Marty McFly and Doc Brown have traveled back through time to the year 1885 - and they're soon deep in trouble when they face &quot;Mad Dog&quot; Tannen's gang and have to find a way to return to the present. This game takes four scenes from the Hollywood movie Back to the Future III and turns them into arcade sequences:****1. Buckboard Chase: Doc Brown goes horseback in an attempt to save Hill Valley's lovely school teacher Clara. This game of quick ducking, jumping and shooting alternates between a side-scrolling and a top-down perspective.****2. Shooting Gallery: The name says it all. A classic game of aim-and-shoot, spiced up by hidden extras and bonus targets.****3. Pie Throwing: Meet the Mad Dog gang. They have guns, and you have... cream pies. It's an isometric version of the shooting gallery, only with ammo. And the targets shoot back.****4. The Train: Basically a side-scrolling beat-em-up on train wagons with some ducking and jumping. Get rid of the mechanics and collect speed logs to push the engine to a magic 88 mph.&lt;/story&gt; &lt;/game&gt;">
            <text:p>&lt;game name="Back to the Future Part III (Europe)"&gt; &lt;year&gt;1993&lt;/year&gt; &lt;rating&gt;ESRB - RP (Rating Pending)&lt;/rating&gt; &lt;title&gt;Back to the Future Part III &lt;/title&gt; &lt;pub&gt;Image Works&lt;/pub&gt; &lt;dev&gt;Probe Software Ltd.&lt;/dev&gt; &lt;genre&gt;Action&lt;/genre&gt; &lt;score&gt;2.0&lt;/score&gt; &lt;player&gt;1 Player&lt;/player&gt; &lt;story&gt;Back to the Future III is a collection of four arcade games. Marty McFly and Doc Brown have traveled back through time to the year 1885 - and they're soon deep in trouble when they face "Mad Dog" Tannen's gang and have to find a way to return to the present. This game takes four scenes from the Hollywood movie Back to the Future III and turns them into arcade sequences:****1. Buckboard Chase: Doc Brown goes horseback in an attempt to save Hill Valley's lovely school teacher Clara. This game of quick ducking, jumping and shooting alternates between a side-scrolling and a top-down perspective.****2. Shooting Gallery: The name says it all. A classic game of aim-and-shoot, spiced up by hidden extras and bonus targets.****3. Pie Throwing: Meet the Mad Dog gang. They have guns, and you have... cream pies. It's an isometric version of the shooting gallery, only with ammo. And the targets shoot back.****4. The Train: Basically a side-scrolling beat-em-up on train wagons with some ducking and jumping. Get rid of the mechanics and collect speed logs to push the engine to a magic 88 mph.&lt;/story&gt; &lt;/game&gt;</text:p>
          </table:table-cell>
        </table:table-row>
        <table:table-row table:style-name="ro1">
          <table:table-cell office:value-type="string">
            <text:p>Bank Panic (Europe)</text:p>
          </table:table-cell>
          <table:table-cell office:value-type="string">
            <text:p>1987</text:p>
          </table:table-cell>
          <table:table-cell office:value-type="string">
            <text:p>ESRB - RP (Rating Pending)</text:p>
          </table:table-cell>
          <table:table-cell office:value-type="string">
            <text:p>Bank Panic </text:p>
          </table:table-cell>
          <table:table-cell office:value-type="string">
            <text:p>SEGA of America, Inc.</text:p>
          </table:table-cell>
          <table:table-cell office:value-type="string">
            <text:p>Sanritsu Denki Co., Ltd.</text:p>
          </table:table-cell>
          <table:table-cell office:value-type="string">
            <text:p>Gun</text:p>
          </table:table-cell>
          <table:table-cell office:value-type="string">
            <text:p>3.2</text:p>
          </table:table-cell>
          <table:table-cell office:value-type="string">
            <text:p>1 Player</text:p>
          </table:table-cell>
          <table:table-cell office:value-type="string">
            <text:p>Bandits are holding up a bank and have taken people hostage, and as a gunslinger, it's your job to shoot them. The bank has 12 doors, and the bandits are behind each one of them. When they pull a gun out at you when you open a door, you have only a few seconds to shoot them before they shoot you. If you shoot them too early (ie: before he sticks his gun out at you), it is considered unfair, and you won't score any points, but if you're too late, he'll shoot you and you lose one of your three lives.If you waste too much time, a bandit will come out from one of the doors and stick dynamite on it. You must then shoot the dynamite to get rid of it. ****If you're lucky, either a man or a woman will throw you a bag of gold coins. If you shoot any of these people by accident, you also lose a life. More often than not, the person will throw his/her hands up, saying "I haven't got anything". That's when they will be replaced by bandits. ****Some men will carry three to five pieces of gold on top of their heads, and shooting at all of the gold will award you with a bag of gold coins. Others will be tied up with rope. If you shoot the rope, there's more money for you, because not only will you receive one bag of gold coins, but you'll get three bags of gold coins.****There are more than ten rounds in Bank Panic, and each one ends when a person behind all 12 doors was able to throw you a bag of gold coins. The rounds get difficult the further you get. For example, in later rounds, a few bandits will block your shot, and you have to then shoot twice. Also, regardless of what round you're on, you can shoot so many bandits before time runs out.</text:p>
          </table:table-cell>
          <table:table-cell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Bank Panic (Europe)&quot;&gt; &lt;year&gt;1987&lt;/year&gt; &lt;rating&gt;ESRB - RP (Rating Pending)&lt;/rating&gt; &lt;title&gt;Bank Panic &lt;/title&gt; &lt;pub&gt;SEGA of America, Inc.&lt;/pub&gt; &lt;dev&gt;Sanritsu Denki Co., Ltd.&lt;/dev&gt; &lt;genre&gt;Gun&lt;/genre&gt; &lt;score&gt;3.2&lt;/score&gt; &lt;player&gt;1 Player&lt;/player&gt; &lt;story&gt;Bandits are holding up a bank and have taken people hostage, and as a gunslinger, it's your job to shoot them. The bank has 12 doors, and the bandits are behind each one of them. When they pull a gun out at you when you open a door, you have only a few seconds to shoot them before they shoot you. If you shoot them too early (ie: before he sticks his gun out at you), it is considered unfair, and you won't score any points, but if you're too late, he'll shoot you and you lose one of your three lives.If you waste too much time, a bandit will come out from one of the doors and stick dynamite on it. You must then shoot the dynamite to get rid of it. ****If you're lucky, either a man or a woman will throw you a bag of gold coins. If you shoot any of these people by accident, you also lose a life. More often than not, the person will throw his/her hands up, saying &quot;I haven't got anything&quot;. That's when they will be replaced by bandits. ****Some men will carry three to five pieces of gold on top of their heads, and shooting at all of the gold will award you with a bag of gold coins. Others will be tied up with rope. If you shoot the rope, there's more money for you, because not only will you receive one bag of gold coins, but you'll get three bags of gold coins.****There are more than ten rounds in Bank Panic, and each one ends when a person behind all 12 doors was able to throw you a bag of gold coins. The rounds get difficult the further you get. For example, in later rounds, a few bandits will block your shot, and you have to then shoot twice. Also, regardless of what round you're on, you can shoot so many bandits before time runs out.&lt;/story&gt; &lt;/game&gt;">
            <text:p>&lt;game name="Bank Panic (Europe)"&gt; &lt;year&gt;1987&lt;/year&gt; &lt;rating&gt;ESRB - RP (Rating Pending)&lt;/rating&gt; &lt;title&gt;Bank Panic &lt;/title&gt; &lt;pub&gt;SEGA of America, Inc.&lt;/pub&gt; &lt;dev&gt;Sanritsu Denki Co., Ltd.&lt;/dev&gt; &lt;genre&gt;Gun&lt;/genre&gt; &lt;score&gt;3.2&lt;/score&gt; &lt;player&gt;1 Player&lt;/player&gt; &lt;story&gt;Bandits are holding up a bank and have taken people hostage, and as a gunslinger, it's your job to shoot them. The bank has 12 doors, and the bandits are behind each one of them. When they pull a gun out at you when you open a door, you have only a few seconds to shoot them before they shoot you. If you shoot them too early (ie: before he sticks his gun out at you), it is considered unfair, and you won't score any points, but if you're too late, he'll shoot you and you lose one of your three lives.If you waste too much time, a bandit will come out from one of the doors and stick dynamite on it. You must then shoot the dynamite to get rid of it. ****If you're lucky, either a man or a woman will throw you a bag of gold coins. If you shoot any of these people by accident, you also lose a life. More often than not, the person will throw his/her hands up, saying "I haven't got anything". That's when they will be replaced by bandits. ****Some men will carry three to five pieces of gold on top of their heads, and shooting at all of the gold will award you with a bag of gold coins. Others will be tied up with rope. If you shoot the rope, there's more money for you, because not only will you receive one bag of gold coins, but you'll get three bags of gold coins.****There are more than ten rounds in Bank Panic, and each one ends when a person behind all 12 doors was able to throw you a bag of gold coins. The rounds get difficult the further you get. For example, in later rounds, a few bandits will block your shot, and you have to then shoot twice. Also, regardless of what round you're on, you can shoot so many bandits before time runs out.&lt;/story&gt; &lt;/game&gt;</text:p>
          </table:table-cell>
        </table:table-row>
        <table:table-row table:style-name="ro1">
          <table:table-cell office:value-type="string">
            <text:p>Basket Ball Nightmare (Europe)</text:p>
          </table:table-cell>
          <table:table-cell office:value-type="string">
            <text:p>1989</text:p>
          </table:table-cell>
          <table:table-cell office:value-type="string">
            <text:p>ESRB - RP (Rating Pending)</text:p>
          </table:table-cell>
          <table:table-cell office:value-type="string">
            <text:p>Basket Ball Nightmare </text:p>
          </table:table-cell>
          <table:table-cell table:number-columns-repeated="2" office:value-type="string">
            <text:p>SEGA Enterprises Ltd.</text:p>
          </table:table-cell>
          <table:table-cell office:value-type="string">
            <text:p>Basketball/Sports</text:p>
          </table:table-cell>
          <table:table-cell office:value-type="string">
            <text:p>3.8</text:p>
          </table:table-cell>
          <table:table-cell office:value-type="string">
            <text:p>1-2 Players</text:p>
          </table:table-cell>
          <table:table-cell office:value-type="string">
            <text:p>The captain of the home town basketball team is leading his team to win the All-American Championships. But then the captain had a strange dream, nightmare in fact, where he was playing basketball against all these strange creatures in exotic locations.****Basketball Nightmare is a basketball game where the player plays basketball against strange humanoid creatures on the court where the creature lives. The player must play and defeat each creature before moving onto a new place with a new harder opponent. The player starts of playing against Wolfs in the Forest and then, upon defeating that opponent, moves on to play Frogs at the Pond, One Eyed Aliens at the Waterfall, Vampires in the Skeleton Cave, Geishas in the Bamboo Forest, before finally playing against Samurais at the Shrine. <text:s/>If the player loses a match then that match can be replayed until won.****The player at the start of each match gets to pick how long the match duration is out of the options of 15, 30, or 45 minutes (not in real time) before being placed on the court. When on the court the player always plays towards the right of the court. First the player tries to get the ball from a throw by a well timed button press. When the player has the ball the player has the option to move, pass the ball, and jump. When jumping the player can shoot, with the accuracy of the shot depending on the timing, or just simply pass. When defending the player can cycle through the field or just simply run into the opponent to challenge for the ball. There are a few penalties that the player can get including but not limited to Travelling (not passing after jumping), Charging (Sometimes called when the player with the ball runs into an opponent), and Pushing (Sometimes called when the player without the ball runs into an opponent) with all the penalties resulting with the other team getting the ball on the side of the court.****Also there are two more modes called CPU vs CPU, where the player can get the CPU to play itself and Versus Play to play against a friend. In both modes the player or players pick one of the 8 nations that are USA, CBA, CHN, JPN, URS, DDR, CAN, and FRN all with a character representing a player of that nation. All the rules are the same as single player mode.</text:p>
          </table:table-cell>
          <table:table-cell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Basket Ball Nightmare (Europe)&quot;&gt; &lt;year&gt;1989&lt;/year&gt; &lt;rating&gt;ESRB - RP (Rating Pending)&lt;/rating&gt; &lt;title&gt;Basket Ball Nightmare &lt;/title&gt; &lt;pub&gt;SEGA Enterprises Ltd.&lt;/pub&gt; &lt;dev&gt;SEGA Enterprises Ltd.&lt;/dev&gt; &lt;genre&gt;Basketball/Sports&lt;/genre&gt; &lt;score&gt;3.8&lt;/score&gt; &lt;player&gt;1-2 Players&lt;/player&gt; &lt;story&gt;The captain of the home town basketball team is leading his team to win the All-American Championships. But then the captain had a strange dream, nightmare in fact, where he was playing basketball against all these strange creatures in exotic locations.****Basketball Nightmare is a basketball game where the player plays basketball against strange humanoid creatures on the court where the creature lives. The player must play and defeat each creature before moving onto a new place with a new harder opponent. The player starts of playing against Wolfs in the Forest and then, upon defeating that opponent, moves on to play Frogs at the Pond, One Eyed Aliens at the Waterfall, Vampires in the Skeleton Cave, Geishas in the Bamboo Forest, before finally playing against Samurais at the Shrine.  If the player loses a match then that match can be replayed until won.****The player at the start of each match gets to pick how long the match duration is out of the options of 15, 30, or 45 minutes (not in real time) before being placed on the court. When on the court the player always plays towards the right of the court. First the player tries to get the ball from a throw by a well timed button press. When the player has the ball the player has the option to move, pass the ball, and jump. When jumping the player can shoot, with the accuracy of the shot depending on the timing, or just simply pass. When defending the player can cycle through the field or just simply run into the opponent to challenge for the ball. There are a few penalties that the player can get including but not limited to Travelling (not passing after jumping), Charging (Sometimes called when the player with the ball runs into an opponent), and Pushing (Sometimes called when the player without the ball runs into an opponent) with all the penalties resulting with the other team getting the ball on the side of the court.****Also there are two more modes called CPU vs CPU, where the player can get the CPU to play itself and Versus Play to play against a friend. In both modes the player or players pick one of the 8 nations that are USA, CBA, CHN, JPN, URS, DDR, CAN, and FRN all with a character representing a player of that nation. All the rules are the same as single player mode.&lt;/story&gt; &lt;/game&gt;">
            <text:p>&lt;game name="Basket Ball Nightmare (Europe)"&gt; &lt;year&gt;1989&lt;/year&gt; &lt;rating&gt;ESRB - RP (Rating Pending)&lt;/rating&gt; &lt;title&gt;Basket Ball Nightmare &lt;/title&gt; &lt;pub&gt;SEGA Enterprises Ltd.&lt;/pub&gt; &lt;dev&gt;SEGA Enterprises Ltd.&lt;/dev&gt; &lt;genre&gt;Basketball/Sports&lt;/genre&gt; &lt;score&gt;3.8&lt;/score&gt; &lt;player&gt;1-2 Players&lt;/player&gt; &lt;story&gt;The captain of the home town basketball team is leading his team to win the All-American Championships. But then the captain had a strange dream, nightmare in fact, where he was playing basketball against all these strange creatures in exotic locations.****Basketball Nightmare is a basketball game where the player plays basketball against strange humanoid creatures on the court where the creature lives. The player must play and defeat each creature before moving onto a new place with a new harder opponent. The player starts of playing against Wolfs in the Forest and then, upon defeating that opponent, moves on to play Frogs at the Pond, One Eyed Aliens at the Waterfall, Vampires in the Skeleton Cave, Geishas in the Bamboo Forest, before finally playing against Samurais at the Shrine. <text:s/>If the player loses a match then that match can be replayed until won.****The player at the start of each match gets to pick how long the match duration is out of the options of 15, 30, or 45 minutes (not in real time) before being placed on the court. When on the court the player always plays towards the right of the court. First the player tries to get the ball from a throw by a well timed button press. When the player has the ball the player has the option to move, pass the ball, and jump. When jumping the player can shoot, with the accuracy of the shot depending on the timing, or just simply pass. When defending the player can cycle through the field or just simply run into the opponent to challenge for the ball. There are a few penalties that the player can get including but not limited to Travelling (not passing after jumping), Charging (Sometimes called when the player with the ball runs into an opponent), and Pushing (Sometimes called when the player without the ball runs into an opponent) with all the penalties resulting with the other team getting the ball on the side of the court.****Also there are two more modes called CPU vs CPU, where the player can get the CPU to play itself and Versus Play to play against a friend. In both modes the player or players pick one of the 8 nations that are USA, CBA, CHN, JPN, URS, DDR, CAN, and FRN all with a character representing a player of that nation. All the rules are the same as single player mode.&lt;/story&gt; &lt;/game&gt;</text:p>
          </table:table-cell>
        </table:table-row>
        <table:table-row table:style-name="ro1">
          <table:table-cell office:value-type="string">
            <text:p>Batman Returns (Europe)</text:p>
          </table:table-cell>
          <table:table-cell office:value-type="string">
            <text:p>1993</text:p>
          </table:table-cell>
          <table:table-cell office:value-type="string">
            <text:p>ESRB - RP (Rating Pending)</text:p>
          </table:table-cell>
          <table:table-cell office:value-type="string">
            <text:p>Batman Returns </text:p>
          </table:table-cell>
          <table:table-cell office:value-type="string">
            <text:p>SEGA Enterprises Ltd.</text:p>
          </table:table-cell>
          <table:table-cell office:value-type="string">
            <text:p>Aspect Co. Ltd.</text:p>
          </table:table-cell>
          <table:table-cell office:value-type="string">
            <text:p>Action</text:p>
          </table:table-cell>
          <table:table-cell office:value-type="string">
            <text:p>3.4</text:p>
          </table:table-cell>
          <table:table-cell office:value-type="string">
            <text:p>1 Player</text:p>
          </table:table-cell>
          <table:table-cell office:value-type="string">
            <text:p>From Sega 8-bit specialists Aspect comes one of many adaptations of Tim Burton's 1992 superhero sequel Batman Returns. Like other versions, it is a side-scrolling platformer. While very similar to the Game Gear version, the Master System version has slightly different levels and gameplay mechanics.****Batman must move through five stages on his way to defeat the Penguin. These include the streets and rooftops of Gotham City, Max Shreck's department store, the sewers, and the Penguin's lair. For the first four levels, a route can be selected from two options, allowing for different paths through the game.****Enemies standing in Batman's way can be defeated by throwing the Batarang at them. At the beginning, the weapon's range is very limited, but it can be expanded by collecting powerups. Other tools Batman can use are a grappling hook to pull himself up to higher levels or swing across dangerous areas, and his cape, which can be used as a parachute, for more control during falls.****Unlike in the Game Gear version, there is no health bar: a single hit will kill Batman. To compensate, the game contains a generous amount of extra lives.</text:p>
          </table:table-cell>
          <table:table-cell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Batman Returns (Europe)&quot;&gt; &lt;year&gt;1993&lt;/year&gt; &lt;rating&gt;ESRB - RP (Rating Pending)&lt;/rating&gt; &lt;title&gt;Batman Returns &lt;/title&gt; &lt;pub&gt;SEGA Enterprises Ltd.&lt;/pub&gt; &lt;dev&gt;Aspect Co. Ltd.&lt;/dev&gt; &lt;genre&gt;Action&lt;/genre&gt; &lt;score&gt;3.4&lt;/score&gt; &lt;player&gt;1 Player&lt;/player&gt; &lt;story&gt;From Sega 8-bit specialists Aspect comes one of many adaptations of Tim Burton's 1992 superhero sequel Batman Returns. Like other versions, it is a side-scrolling platformer. While very similar to the Game Gear version, the Master System version has slightly different levels and gameplay mechanics.****Batman must move through five stages on his way to defeat the Penguin. These include the streets and rooftops of Gotham City, Max Shreck's department store, the sewers, and the Penguin's lair. For the first four levels, a route can be selected from two options, allowing for different paths through the game.****Enemies standing in Batman's way can be defeated by throwing the Batarang at them. At the beginning, the weapon's range is very limited, but it can be expanded by collecting powerups. Other tools Batman can use are a grappling hook to pull himself up to higher levels or swing across dangerous areas, and his cape, which can be used as a parachute, for more control during falls.****Unlike in the Game Gear version, there is no health bar: a single hit will kill Batman. To compensate, the game contains a generous amount of extra lives.&lt;/story&gt; &lt;/game&gt;">
            <text:p>&lt;game name="Batman Returns (Europe)"&gt; &lt;year&gt;1993&lt;/year&gt; &lt;rating&gt;ESRB - RP (Rating Pending)&lt;/rating&gt; &lt;title&gt;Batman Returns &lt;/title&gt; &lt;pub&gt;SEGA Enterprises Ltd.&lt;/pub&gt; &lt;dev&gt;Aspect Co. Ltd.&lt;/dev&gt; &lt;genre&gt;Action&lt;/genre&gt; &lt;score&gt;3.4&lt;/score&gt; &lt;player&gt;1 Player&lt;/player&gt; &lt;story&gt;From Sega 8-bit specialists Aspect comes one of many adaptations of Tim Burton's 1992 superhero sequel Batman Returns. Like other versions, it is a side-scrolling platformer. While very similar to the Game Gear version, the Master System version has slightly different levels and gameplay mechanics.****Batman must move through five stages on his way to defeat the Penguin. These include the streets and rooftops of Gotham City, Max Shreck's department store, the sewers, and the Penguin's lair. For the first four levels, a route can be selected from two options, allowing for different paths through the game.****Enemies standing in Batman's way can be defeated by throwing the Batarang at them. At the beginning, the weapon's range is very limited, but it can be expanded by collecting powerups. Other tools Batman can use are a grappling hook to pull himself up to higher levels or swing across dangerous areas, and his cape, which can be used as a parachute, for more control during falls.****Unlike in the Game Gear version, there is no health bar: a single hit will kill Batman. To compensate, the game contains a generous amount of extra lives.&lt;/story&gt; &lt;/game&gt;</text:p>
          </table:table-cell>
        </table:table-row>
        <table:table-row table:style-name="ro1">
          <table:table-cell office:value-type="string">
            <text:p>Battle Out Run (Europe)</text:p>
          </table:table-cell>
          <table:table-cell office:value-type="string">
            <text:p>1989</text:p>
          </table:table-cell>
          <table:table-cell office:value-type="string">
            <text:p>ESRB - RP (Rating Pending)</text:p>
          </table:table-cell>
          <table:table-cell office:value-type="string">
            <text:p>Battle Out Run </text:p>
          </table:table-cell>
          <table:table-cell table:number-columns-repeated="2" office:value-type="string">
            <text:p>SEGA Enterprises Ltd.</text:p>
          </table:table-cell>
          <table:table-cell office:value-type="string">
            <text:p>Driving</text:p>
          </table:table-cell>
          <table:table-cell office:value-type="string">
            <text:p>4.2</text:p>
          </table:table-cell>
          <table:table-cell office:value-type="string">
            <text:p>1 Player</text:p>
          </table:table-cell>
          <table:table-cell office:value-type="string">
            <text:p>Battle Out Run is Sega's answer to Taito's Chase H.Q. You drive a red sports car and must apprehend eight target vehicles in selected cities across the USA, including Los Angeles, Chicago, Miami, and New York. You have to do this while avoiding yellow cars and other obstacles. Halfway through the eight stages, you enter a shop that allows you to upgrade your car and get some nitros, as long as you have money, and you will be rewarded if you apprehend the vehicles. This can be done by bumping into them to disable them.</text:p>
          </table:table-cell>
          <table:table-cell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Battle Out Run (Europe)&quot;&gt; &lt;year&gt;1989&lt;/year&gt; &lt;rating&gt;ESRB - RP (Rating Pending)&lt;/rating&gt; &lt;title&gt;Battle Out Run &lt;/title&gt; &lt;pub&gt;SEGA Enterprises Ltd.&lt;/pub&gt; &lt;dev&gt;SEGA Enterprises Ltd.&lt;/dev&gt; &lt;genre&gt;Driving&lt;/genre&gt; &lt;score&gt;4.2&lt;/score&gt; &lt;player&gt;1 Player&lt;/player&gt; &lt;story&gt;Battle Out Run is Sega's answer to Taito's Chase H.Q. You drive a red sports car and must apprehend eight target vehicles in selected cities across the USA, including Los Angeles, Chicago, Miami, and New York. You have to do this while avoiding yellow cars and other obstacles. Halfway through the eight stages, you enter a shop that allows you to upgrade your car and get some nitros, as long as you have money, and you will be rewarded if you apprehend the vehicles. This can be done by bumping into them to disable them.&lt;/story&gt; &lt;/game&gt;">
            <text:p>&lt;game name="Battle Out Run (Europe)"&gt; &lt;year&gt;1989&lt;/year&gt; &lt;rating&gt;ESRB - RP (Rating Pending)&lt;/rating&gt; &lt;title&gt;Battle Out Run &lt;/title&gt; &lt;pub&gt;SEGA Enterprises Ltd.&lt;/pub&gt; &lt;dev&gt;SEGA Enterprises Ltd.&lt;/dev&gt; &lt;genre&gt;Driving&lt;/genre&gt; &lt;score&gt;4.2&lt;/score&gt; &lt;player&gt;1 Player&lt;/player&gt; &lt;story&gt;Battle Out Run is Sega's answer to Taito's Chase H.Q. You drive a red sports car and must apprehend eight target vehicles in selected cities across the USA, including Los Angeles, Chicago, Miami, and New York. You have to do this while avoiding yellow cars and other obstacles. Halfway through the eight stages, you enter a shop that allows you to upgrade your car and get some nitros, as long as you have money, and you will be rewarded if you apprehend the vehicles. This can be done by bumping into them to disable them.&lt;/story&gt; &lt;/game&gt;</text:p>
          </table:table-cell>
        </table:table-row>
        <table:table-row table:style-name="ro1">
          <table:table-cell office:value-type="string">
            <text:p>Black Belt (USA, Europe)</text:p>
          </table:table-cell>
          <table:table-cell office:value-type="string">
            <text:p>1986</text:p>
          </table:table-cell>
          <table:table-cell office:value-type="string">
            <text:p>ESRB - RP (Rating Pending)</text:p>
          </table:table-cell>
          <table:table-cell office:value-type="string">
            <text:p>Black Belt </text:p>
          </table:table-cell>
          <table:table-cell office:value-type="string">
            <text:p>SEGA of America, Inc.</text:p>
          </table:table-cell>
          <table:table-cell office:value-type="string">
            <text:p>SEGA Enterprises Ltd.</text:p>
          </table:table-cell>
          <table:table-cell office:value-type="string">
            <text:p>Beat-'Em-Up</text:p>
          </table:table-cell>
          <table:table-cell office:value-type="string">
            <text:p>3.5</text:p>
          </table:table-cell>
          <table:table-cell office:value-type="string">
            <text:p>1-2 Players</text:p>
          </table:table-cell>
          <table:table-cell office:value-type="string">
            <text:p>In this game, you play Riki. Kyoko, your beautiful Japanese girlfriend, has been kidnapped, and in order to rescue her, you must get through a tireless army of enemies. These enemies come equipped with weapons that include whips, knives, swords, and flamethrowers, but Riki has to make do with his well-trained martial arts body.****Black Belt is a side-scrolling game that is split into seven chapters. During these chapters, you are fighting Chinese Kung Fu men, wrestlers, jujitsu men, eagles, ninjas, and black women. When you get halfway through the chapter, you will fight a different enemy than one that you encounter before. At the end of each chapter, you have to defeat several bosses before continuing on to the next round. Each type of these has their own personal strengths and weaknesses.****Once you touch an enemy or boss, you will lose energy. once you lose all energy, you lose a life, but more life can be restored by getting the cake when it comes across the screen in mid-air, or by defeating an enemy that will come at you halfway and you receive a bonus for doing so.****Black Belt is a modified version of the Japanese-exclusive Hokuto no Ken, with the licence removed and new level designs.</text:p>
          </table:table-cell>
          <table:table-cell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Black Belt (USA, Europe)&quot;&gt; &lt;year&gt;1986&lt;/year&gt; &lt;rating&gt;ESRB - RP (Rating Pending)&lt;/rating&gt; &lt;title&gt;Black Belt &lt;/title&gt; &lt;pub&gt;SEGA of America, Inc.&lt;/pub&gt; &lt;dev&gt;SEGA Enterprises Ltd.&lt;/dev&gt; &lt;genre&gt;Beat-'Em-Up&lt;/genre&gt; &lt;score&gt;3.5&lt;/score&gt; &lt;player&gt;1-2 Players&lt;/player&gt; &lt;story&gt;In this game, you play Riki. Kyoko, your beautiful Japanese girlfriend, has been kidnapped, and in order to rescue her, you must get through a tireless army of enemies. These enemies come equipped with weapons that include whips, knives, swords, and flamethrowers, but Riki has to make do with his well-trained martial arts body.****Black Belt is a side-scrolling game that is split into seven chapters. During these chapters, you are fighting Chinese Kung Fu men, wrestlers, jujitsu men, eagles, ninjas, and black women. When you get halfway through the chapter, you will fight a different enemy than one that you encounter before. At the end of each chapter, you have to defeat several bosses before continuing on to the next round. Each type of these has their own personal strengths and weaknesses.****Once you touch an enemy or boss, you will lose energy. once you lose all energy, you lose a life, but more life can be restored by getting the cake when it comes across the screen in mid-air, or by defeating an enemy that will come at you halfway and you receive a bonus for doing so.****Black Belt is a modified version of the Japanese-exclusive Hokuto no Ken, with the licence removed and new level designs.&lt;/story&gt; &lt;/game&gt;">
            <text:p>&lt;game name="Black Belt (USA, Europe)"&gt; &lt;year&gt;1986&lt;/year&gt; &lt;rating&gt;ESRB - RP (Rating Pending)&lt;/rating&gt; &lt;title&gt;Black Belt &lt;/title&gt; &lt;pub&gt;SEGA of America, Inc.&lt;/pub&gt; &lt;dev&gt;SEGA Enterprises Ltd.&lt;/dev&gt; &lt;genre&gt;Beat-'Em-Up&lt;/genre&gt; &lt;score&gt;3.5&lt;/score&gt; &lt;player&gt;1-2 Players&lt;/player&gt; &lt;story&gt;In this game, you play Riki. Kyoko, your beautiful Japanese girlfriend, has been kidnapped, and in order to rescue her, you must get through a tireless army of enemies. These enemies come equipped with weapons that include whips, knives, swords, and flamethrowers, but Riki has to make do with his well-trained martial arts body.****Black Belt is a side-scrolling game that is split into seven chapters. During these chapters, you are fighting Chinese Kung Fu men, wrestlers, jujitsu men, eagles, ninjas, and black women. When you get halfway through the chapter, you will fight a different enemy than one that you encounter before. At the end of each chapter, you have to defeat several bosses before continuing on to the next round. Each type of these has their own personal strengths and weaknesses.****Once you touch an enemy or boss, you will lose energy. once you lose all energy, you lose a life, but more life can be restored by getting the cake when it comes across the screen in mid-air, or by defeating an enemy that will come at you halfway and you receive a bonus for doing so.****Black Belt is a modified version of the Japanese-exclusive Hokuto no Ken, with the licence removed and new level designs.&lt;/story&gt; &lt;/game&gt;</text:p>
          </table:table-cell>
        </table:table-row>
        <table:table-row table:style-name="ro1">
          <table:table-cell office:value-type="string">
            <text:p>Blade Eagle (World)</text:p>
          </table:table-cell>
          <table:table-cell office:value-type="string">
            <text:p>1988</text:p>
          </table:table-cell>
          <table:table-cell office:value-type="string">
            <text:p>ESRB - RP (Rating Pending)</text:p>
          </table:table-cell>
          <table:table-cell office:value-type="string">
            <text:p>Blade Eagle </text:p>
          </table:table-cell>
          <table:table-cell table:number-columns-repeated="2" office:value-type="string">
            <text:p>SEGA Enterprises Ltd.</text:p>
          </table:table-cell>
          <table:table-cell office:value-type="string">
            <text:p>Shooter</text:p>
          </table:table-cell>
          <table:table-cell office:value-type="string">
            <text:p>3.2</text:p>
          </table:table-cell>
          <table:table-cell office:value-type="string">
            <text:p>1 Player</text:p>
          </table:table-cell>
          <table:table-cell office:value-type="string">
            <text:p>Blade Eagle 3-D is a vertical shoot-em-up which has no story involved. You just have to shoot your way on three planets (you have to travel through space first), blasting as many enemies as possible. Along the way, there are several bosses that you have to defeat. The later ones drop a power-up, which you can use to upgrade your ship. Some of the power-ups include double shots and laser beams. Another power-up gives you the ability to have an extra ship on your side and will join the fight, and will later serve as a backup. Blade Eagle is designed for play in conjunction with the Sega 3-D Glasses. If you play without the 3-D glasses, it will look like as if there are two of your ships, not just one. If there are four enemies approaching you, they will look like eight.</text:p>
          </table:table-cell>
          <table:table-cell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Blade Eagle (World)&quot;&gt; &lt;year&gt;1988&lt;/year&gt; &lt;rating&gt;ESRB - RP (Rating Pending)&lt;/rating&gt; &lt;title&gt;Blade Eagle &lt;/title&gt; &lt;pub&gt;SEGA Enterprises Ltd.&lt;/pub&gt; &lt;dev&gt;SEGA Enterprises Ltd.&lt;/dev&gt; &lt;genre&gt;Shooter&lt;/genre&gt; &lt;score&gt;3.2&lt;/score&gt; &lt;player&gt;1 Player&lt;/player&gt; &lt;story&gt;Blade Eagle 3-D is a vertical shoot-em-up which has no story involved. You just have to shoot your way on three planets (you have to travel through space first), blasting as many enemies as possible. Along the way, there are several bosses that you have to defeat. The later ones drop a power-up, which you can use to upgrade your ship. Some of the power-ups include double shots and laser beams. Another power-up gives you the ability to have an extra ship on your side and will join the fight, and will later serve as a backup. Blade Eagle is designed for play in conjunction with the Sega 3-D Glasses. If you play without the 3-D glasses, it will look like as if there are two of your ships, not just one. If there are four enemies approaching you, they will look like eight.&lt;/story&gt; &lt;/game&gt;">
            <text:p>&lt;game name="Blade Eagle (World)"&gt; &lt;year&gt;1988&lt;/year&gt; &lt;rating&gt;ESRB - RP (Rating Pending)&lt;/rating&gt; &lt;title&gt;Blade Eagle &lt;/title&gt; &lt;pub&gt;SEGA Enterprises Ltd.&lt;/pub&gt; &lt;dev&gt;SEGA Enterprises Ltd.&lt;/dev&gt; &lt;genre&gt;Shooter&lt;/genre&gt; &lt;score&gt;3.2&lt;/score&gt; &lt;player&gt;1 Player&lt;/player&gt; &lt;story&gt;Blade Eagle 3-D is a vertical shoot-em-up which has no story involved. You just have to shoot your way on three planets (you have to travel through space first), blasting as many enemies as possible. Along the way, there are several bosses that you have to defeat. The later ones drop a power-up, which you can use to upgrade your ship. Some of the power-ups include double shots and laser beams. Another power-up gives you the ability to have an extra ship on your side and will join the fight, and will later serve as a backup. Blade Eagle is designed for play in conjunction with the Sega 3-D Glasses. If you play without the 3-D glasses, it will look like as if there are two of your ships, not just one. If there are four enemies approaching you, they will look like eight.&lt;/story&gt; &lt;/game&gt;</text:p>
          </table:table-cell>
        </table:table-row>
        <table:table-row table:style-name="ro1">
          <table:table-cell office:value-type="string">
            <text:p>Bomber Raid (World)</text:p>
          </table:table-cell>
          <table:table-cell office:value-type="string">
            <text:p>1988</text:p>
          </table:table-cell>
          <table:table-cell office:value-type="string">
            <text:p>ESRB - RP (Rating Pending)</text:p>
          </table:table-cell>
          <table:table-cell office:value-type="string">
            <text:p>Bomber Raid </text:p>
          </table:table-cell>
          <table:table-cell office:value-type="string">
            <text:p>Activision, Inc.</text:p>
          </table:table-cell>
          <table:table-cell office:value-type="string">
            <text:p>Sanritsu Denki Co., Ltd.</text:p>
          </table:table-cell>
          <table:table-cell office:value-type="string">
            <text:p>Shooter</text:p>
          </table:table-cell>
          <table:table-cell office:value-type="string">
            <text:p>3.5</text:p>
          </table:table-cell>
          <table:table-cell office:value-type="string">
            <text:p>1 Player</text:p>
          </table:table-cell>
          <table:table-cell office:value-type="string">
            <text:p>Fly your plane through five levels, shooting enemy planes, submarines, helicopters, and other enemies along the way, and use your equipped cluster bombs if necessary. You need to destroy a target that is outlined in your mission briefing. You have three lives and limited cluster bombs. To help you along the way, you can shoot a power pod **to score points, increase your firepower, and gain some help from fellow squadrons.</text:p>
          </table:table-cell>
          <table:table-cell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Bomber Raid (World)&quot;&gt; &lt;year&gt;1988&lt;/year&gt; &lt;rating&gt;ESRB - RP (Rating Pending)&lt;/rating&gt; &lt;title&gt;Bomber Raid &lt;/title&gt; &lt;pub&gt;Activision, Inc.&lt;/pub&gt; &lt;dev&gt;Sanritsu Denki Co., Ltd.&lt;/dev&gt; &lt;genre&gt;Shooter&lt;/genre&gt; &lt;score&gt;3.5&lt;/score&gt; &lt;player&gt;1 Player&lt;/player&gt; &lt;story&gt;Fly your plane through five levels, shooting enemy planes, submarines, helicopters, and other enemies along the way, and use your equipped cluster bombs if necessary. You need to destroy a target that is outlined in your mission briefing. You have three lives and limited cluster bombs. To help you along the way, you can shoot a power pod **to score points, increase your firepower, and gain some help from fellow squadrons.&lt;/story&gt; &lt;/game&gt;">
            <text:p>&lt;game name="Bomber Raid (World)"&gt; &lt;year&gt;1988&lt;/year&gt; &lt;rating&gt;ESRB - RP (Rating Pending)&lt;/rating&gt; &lt;title&gt;Bomber Raid &lt;/title&gt; &lt;pub&gt;Activision, Inc.&lt;/pub&gt; &lt;dev&gt;Sanritsu Denki Co., Ltd.&lt;/dev&gt; &lt;genre&gt;Shooter&lt;/genre&gt; &lt;score&gt;3.5&lt;/score&gt; &lt;player&gt;1 Player&lt;/player&gt; &lt;story&gt;Fly your plane through five levels, shooting enemy planes, submarines, helicopters, and other enemies along the way, and use your equipped cluster bombs if necessary. You need to destroy a target that is outlined in your mission briefing. You have three lives and limited cluster bombs. To help you along the way, you can shoot a power pod **to score points, increase your firepower, and gain some help from fellow squadrons.&lt;/story&gt; &lt;/game&gt;</text:p>
          </table:table-cell>
        </table:table-row>
        <table:table-row table:style-name="ro1">
          <table:table-cell office:value-type="string">
            <text:p>Bonanza Bros. (Europe)</text:p>
          </table:table-cell>
          <table:table-cell office:value-type="string">
            <text:p>1990</text:p>
          </table:table-cell>
          <table:table-cell office:value-type="string">
            <text:p>ESRB - RP (Rating Pending)</text:p>
          </table:table-cell>
          <table:table-cell office:value-type="string">
            <text:p>Bonanza Bros. </text:p>
          </table:table-cell>
          <table:table-cell table:number-columns-repeated="2" office:value-type="string">
            <text:p>SEGA Enterprises Ltd.</text:p>
          </table:table-cell>
          <table:table-cell office:value-type="string">
            <text:p>Action</text:p>
          </table:table-cell>
          <table:table-cell office:value-type="string">
            <text:p>4.0</text:p>
          </table:table-cell>
          <table:table-cell office:value-type="string">
            <text:p>1 Player</text:p>
          </table:table-cell>
          <table:table-cell office:value-type="string">
            <text:p>Mobo and Robo Bonanza are enjoying their favorite television show when the picture crackles and a shadowy figure of a mysterious stranger appears on screen. This figure asks them to collect certain items that he has placed inside various buildings to test his security force. If they return the items successfully, Mobo and Robo will be rewarded. The two of them state that they will get the job done in just three minutes. However, little do they know that each building is packed with security guards who will raise the alarm if they are caught red-handed. Fortunately both Mobo and Robo are equipped with bullets that can knock the guards unconscious for a few seconds. An $100 reward will be given out if Mobo and Robo are apprehended.****As either Mobo or Robo, you must collect all the treasures before leaving the ten buildings and shoot any security guards that get in your way. Remember that you are under a time limit. An in-game map will help you locate the treasures. There is a bonus stage after three buildings, where the object is to collect the gold bars in a limited amount of time without <text:s/>one of the three spotlights shining on you. If it is possible, hide behind open doors. If you manage to get all the gold bars, 10,000 points is added to your score. There are three of these bonus stages, but each of them varies.</text:p>
          </table:table-cell>
          <table:table-cell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Bonanza Bros. (Europe)&quot;&gt; &lt;year&gt;1990&lt;/year&gt; &lt;rating&gt;ESRB - RP (Rating Pending)&lt;/rating&gt; &lt;title&gt;Bonanza Bros. &lt;/title&gt; &lt;pub&gt;SEGA Enterprises Ltd.&lt;/pub&gt; &lt;dev&gt;SEGA Enterprises Ltd.&lt;/dev&gt; &lt;genre&gt;Action&lt;/genre&gt; &lt;score&gt;4.0&lt;/score&gt; &lt;player&gt;1 Player&lt;/player&gt; &lt;story&gt;Mobo and Robo Bonanza are enjoying their favorite television show when the picture crackles and a shadowy figure of a mysterious stranger appears on screen. This figure asks them to collect certain items that he has placed inside various buildings to test his security force. If they return the items successfully, Mobo and Robo will be rewarded. The two of them state that they will get the job done in just three minutes. However, little do they know that each building is packed with security guards who will raise the alarm if they are caught red-handed. Fortunately both Mobo and Robo are equipped with bullets that can knock the guards unconscious for a few seconds. An $100 reward will be given out if Mobo and Robo are apprehended.****As either Mobo or Robo, you must collect all the treasures before leaving the ten buildings and shoot any security guards that get in your way. Remember that you are under a time limit. An in-game map will help you locate the treasures. There is a bonus stage after three buildings, where the object is to collect the gold bars in a limited amount of time without  one of the three spotlights shining on you. If it is possible, hide behind open doors. If you manage to get all the gold bars, 10,000 points is added to your score. There are three of these bonus stages, but each of them varies.&lt;/story&gt; &lt;/game&gt;">
            <text:p>&lt;game name="Bonanza Bros. (Europe)"&gt; &lt;year&gt;1990&lt;/year&gt; &lt;rating&gt;ESRB - RP (Rating Pending)&lt;/rating&gt; &lt;title&gt;Bonanza Bros. &lt;/title&gt; &lt;pub&gt;SEGA Enterprises Ltd.&lt;/pub&gt; &lt;dev&gt;SEGA Enterprises Ltd.&lt;/dev&gt; &lt;genre&gt;Action&lt;/genre&gt; &lt;score&gt;4.0&lt;/score&gt; &lt;player&gt;1 Player&lt;/player&gt; &lt;story&gt;Mobo and Robo Bonanza are enjoying their favorite television show when the picture crackles and a shadowy figure of a mysterious stranger appears on screen. This figure asks them to collect certain items that he has placed inside various buildings to test his security force. If they return the items successfully, Mobo and Robo will be rewarded. The two of them state that they will get the job done in just three minutes. However, little do they know that each building is packed with security guards who will raise the alarm if they are caught red-handed. Fortunately both Mobo and Robo are equipped with bullets that can knock the guards unconscious for a few seconds. An $100 reward will be given out if Mobo and Robo are apprehended.****As either Mobo or Robo, you must collect all the treasures before leaving the ten buildings and shoot any security guards that get in your way. Remember that you are under a time limit. An in-game map will help you locate the treasures. There is a bonus stage after three buildings, where the object is to collect the gold bars in a limited amount of time without <text:s/>one of the three spotlights shining on you. If it is possible, hide behind open doors. If you manage to get all the gold bars, 10,000 points is added to your score. There are three of these bonus stages, but each of them varies.&lt;/story&gt; &lt;/game&gt;</text:p>
          </table:table-cell>
        </table:table-row>
        <table:table-row table:style-name="ro1">
          <table:table-cell office:value-type="string">
            <text:p>Bram Stoker's Dracula (Europe)</text:p>
          </table:table-cell>
          <table:table-cell office:value-type="string">
            <text:p>1993</text:p>
          </table:table-cell>
          <table:table-cell office:value-type="string">
            <text:p>ESRB - RP (Rating Pending)</text:p>
          </table:table-cell>
          <table:table-cell office:value-type="string">
            <text:p>Bram Stoker's Dracula </text:p>
          </table:table-cell>
          <table:table-cell office:value-type="string">
            <text:p>Sony Imagesoft</text:p>
          </table:table-cell>
          <table:table-cell office:value-type="string">
            <text:p>robe Software Ltd.</text:p>
          </table:table-cell>
          <table:table-cell office:value-type="string">
            <text:p>Action</text:p>
          </table:table-cell>
          <table:table-cell office:value-type="string">
            <text:p>2.5</text:p>
          </table:table-cell>
          <table:table-cell office:value-type="string">
            <text:p>1 Player</text:p>
          </table:table-cell>
          <table:table-cell office:value-type="string">
            <text:p>Bram Stroker's Dracula is a side-scroller platform game loosely based on the 1992 film of the same name. Players take the role of Jonathan Harker whose mission to to destroy Count Dracula by first heading to Transylvania and then London.****Jonathan Harker can move left and right, jump and attack with a weapon, the most basic of which is a knife. The status display on the screen shows Harker's health bar, countdown timer to complete the level and currently held weapon. <text:s/>Throughout the levels question mark boxes (similar to the Mario games) can be found, attacking these will reveal power ups which include health restoration, timer increase and new weapons. Among these new weapons are axes, daggers and a shotgun. Question mark boxes can also be used as platforms to reach other areas and enemies. Each stage is divided into two sections: the "Daytime" and the "Nighttime". These are entirely different levels comparable to stage 1-a and 1-b. Harker must jump to various platforms and obstacles and defeat minor enemies throughout the levels. The end of a Nighttime level is usually guarded by a boss creature who must be defeated to progress.</text:p>
          </table:table-cell>
          <table:table-cell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Bram Stoker's Dracula (Europe)&quot;&gt; &lt;year&gt;1993&lt;/year&gt; &lt;rating&gt;ESRB - RP (Rating Pending)&lt;/rating&gt; &lt;title&gt;Bram Stoker's Dracula &lt;/title&gt; &lt;pub&gt;Sony Imagesoft&lt;/pub&gt; &lt;dev&gt;robe Software Ltd.&lt;/dev&gt; &lt;genre&gt;Action&lt;/genre&gt; &lt;score&gt;2.5&lt;/score&gt; &lt;player&gt;1 Player&lt;/player&gt; &lt;story&gt;Bram Stroker's Dracula is a side-scroller platform game loosely based on the 1992 film of the same name. Players take the role of Jonathan Harker whose mission to to destroy Count Dracula by first heading to Transylvania and then London.****Jonathan Harker can move left and right, jump and attack with a weapon, the most basic of which is a knife. The status display on the screen shows Harker's health bar, countdown timer to complete the level and currently held weapon.  Throughout the levels question mark boxes (similar to the Mario games) can be found, attacking these will reveal power ups which include health restoration, timer increase and new weapons. Among these new weapons are axes, daggers and a shotgun. Question mark boxes can also be used as platforms to reach other areas and enemies. Each stage is divided into two sections: the &quot;Daytime&quot; and the &quot;Nighttime&quot;. These are entirely different levels comparable to stage 1-a and 1-b. Harker must jump to various platforms and obstacles and defeat minor enemies throughout the levels. The end of a Nighttime level is usually guarded by a boss creature who must be defeated to progress.&lt;/story&gt; &lt;/game&gt;">
            <text:p>&lt;game name="Bram Stoker's Dracula (Europe)"&gt; &lt;year&gt;1993&lt;/year&gt; &lt;rating&gt;ESRB - RP (Rating Pending)&lt;/rating&gt; &lt;title&gt;Bram Stoker's Dracula &lt;/title&gt; &lt;pub&gt;Sony Imagesoft&lt;/pub&gt; &lt;dev&gt;robe Software Ltd.&lt;/dev&gt; &lt;genre&gt;Action&lt;/genre&gt; &lt;score&gt;2.5&lt;/score&gt; &lt;player&gt;1 Player&lt;/player&gt; &lt;story&gt;Bram Stroker's Dracula is a side-scroller platform game loosely based on the 1992 film of the same name. Players take the role of Jonathan Harker whose mission to to destroy Count Dracula by first heading to Transylvania and then London.****Jonathan Harker can move left and right, jump and attack with a weapon, the most basic of which is a knife. The status display on the screen shows Harker's health bar, countdown timer to complete the level and currently held weapon. <text:s/>Throughout the levels question mark boxes (similar to the Mario games) can be found, attacking these will reveal power ups which include health restoration, timer increase and new weapons. Among these new weapons are axes, daggers and a shotgun. Question mark boxes can also be used as platforms to reach other areas and enemies. Each stage is divided into two sections: the "Daytime" and the "Nighttime". These are entirely different levels comparable to stage 1-a and 1-b. Harker must jump to various platforms and obstacles and defeat minor enemies throughout the levels. The end of a Nighttime level is usually guarded by a boss creature who must be defeated to progress.&lt;/story&gt; &lt;/game&gt;</text:p>
          </table:table-cell>
        </table:table-row>
        <table:table-row table:style-name="ro1">
          <table:table-cell office:value-type="string">
            <text:p>Bubble Bobble (Europe)</text:p>
          </table:table-cell>
          <table:table-cell office:value-type="string">
            <text:p>1992</text:p>
          </table:table-cell>
          <table:table-cell office:value-type="string">
            <text:p>ESRB - RP (Rating Pending)</text:p>
          </table:table-cell>
          <table:table-cell office:value-type="string">
            <text:p>Bubble Bobble </text:p>
          </table:table-cell>
          <table:table-cell office:value-type="string">
            <text:p>SEGA Enterprises Ltd.</text:p>
          </table:table-cell>
          <table:table-cell office:value-type="string">
            <text:p>Taito Corporation</text:p>
          </table:table-cell>
          <table:table-cell office:value-type="string">
            <text:p>Platform</text:p>
          </table:table-cell>
          <table:table-cell office:value-type="string">
            <text:p>4.2</text:p>
          </table:table-cell>
          <table:table-cell office:value-type="string">
            <text:p>1-2 Players</text:p>
          </table:table-cell>
          <table:table-cell office:value-type="string">
            <text:p>Bubble Bobble is the story of two humans, Bub and Bob who wander into the mysterious cave of monsters and magically turn into dinosaurs. The only way to transform back is to reach the end of the cave...****Bubble Bobble is a platform game, with each level being a single screen. The enemies must be cleared from a level to go to the next one. With one player controlling Bub and the other controlling Bob, the player can jump and collect items for points (such as fruit). The real power Bub and Bob have however is the ability to blow bubbles. These bubbles can be as platforms to leap on, or to trap enemies. Enemies trapped in a bubble must be popped by jumping into them, wherein they'll turn to fruit. Additionally, power-ups sometimes float by in bubbles. They include lightning, which flies out horizontally at enemies, and water, which drags the player and enemies straight down flowing over platforms. Taking too long to complete any level will summon Baron Von Blubba, who will float around the screen trying to destroy the player.</text:p>
          </table:table-cell>
          <table:table-cell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Bubble Bobble (Europe)&quot;&gt; &lt;year&gt;1992&lt;/year&gt; &lt;rating&gt;ESRB - RP (Rating Pending)&lt;/rating&gt; &lt;title&gt;Bubble Bobble &lt;/title&gt; &lt;pub&gt;SEGA Enterprises Ltd.&lt;/pub&gt; &lt;dev&gt;Taito Corporation&lt;/dev&gt; &lt;genre&gt;Platform&lt;/genre&gt; &lt;score&gt;4.2&lt;/score&gt; &lt;player&gt;1-2 Players&lt;/player&gt; &lt;story&gt;Bubble Bobble is the story of two humans, Bub and Bob who wander into the mysterious cave of monsters and magically turn into dinosaurs. The only way to transform back is to reach the end of the cave...****Bubble Bobble is a platform game, with each level being a single screen. The enemies must be cleared from a level to go to the next one. With one player controlling Bub and the other controlling Bob, the player can jump and collect items for points (such as fruit). The real power Bub and Bob have however is the ability to blow bubbles. These bubbles can be as platforms to leap on, or to trap enemies. Enemies trapped in a bubble must be popped by jumping into them, wherein they'll turn to fruit. Additionally, power-ups sometimes float by in bubbles. They include lightning, which flies out horizontally at enemies, and water, which drags the player and enemies straight down flowing over platforms. Taking too long to complete any level will summon Baron Von Blubba, who will float around the screen trying to destroy the player.&lt;/story&gt; &lt;/game&gt;">
            <text:p>&lt;game name="Bubble Bobble (Europe)"&gt; &lt;year&gt;1992&lt;/year&gt; &lt;rating&gt;ESRB - RP (Rating Pending)&lt;/rating&gt; &lt;title&gt;Bubble Bobble &lt;/title&gt; &lt;pub&gt;SEGA Enterprises Ltd.&lt;/pub&gt; &lt;dev&gt;Taito Corporation&lt;/dev&gt; &lt;genre&gt;Platform&lt;/genre&gt; &lt;score&gt;4.2&lt;/score&gt; &lt;player&gt;1-2 Players&lt;/player&gt; &lt;story&gt;Bubble Bobble is the story of two humans, Bub and Bob who wander into the mysterious cave of monsters and magically turn into dinosaurs. The only way to transform back is to reach the end of the cave...****Bubble Bobble is a platform game, with each level being a single screen. The enemies must be cleared from a level to go to the next one. With one player controlling Bub and the other controlling Bob, the player can jump and collect items for points (such as fruit). The real power Bub and Bob have however is the ability to blow bubbles. These bubbles can be as platforms to leap on, or to trap enemies. Enemies trapped in a bubble must be popped by jumping into them, wherein they'll turn to fruit. Additionally, power-ups sometimes float by in bubbles. They include lightning, which flies out horizontally at enemies, and water, which drags the player and enemies straight down flowing over platforms. Taking too long to complete any level will summon Baron Von Blubba, who will float around the screen trying to destroy the player.&lt;/story&gt; &lt;/game&gt;</text:p>
          </table:table-cell>
        </table:table-row>
        <table:table-row table:style-name="ro1">
          <table:table-cell office:value-type="string">
            <text:p>Buggy Run (Europe)</text:p>
          </table:table-cell>
          <table:table-cell office:value-type="string">
            <text:p>1994</text:p>
          </table:table-cell>
          <table:table-cell office:value-type="string">
            <text:p>ESRB - RP (Rating Pending)</text:p>
          </table:table-cell>
          <table:table-cell office:value-type="string">
            <text:p>Buggy Run </text:p>
          </table:table-cell>
          <table:table-cell office:value-type="string">
            <text:p>SEGA Enterprises Ltd.</text:p>
          </table:table-cell>
          <table:table-cell office:value-type="string">
            <text:p>SIMS Co., Ltd.</text:p>
          </table:table-cell>
          <table:table-cell office:value-type="string">
            <text:p>Driving</text:p>
          </table:table-cell>
          <table:table-cell office:value-type="string">
            <text:p>3.1</text:p>
          </table:table-cell>
          <table:table-cell office:value-type="string">
            <text:p>1-2 Players</text:p>
          </table:table-cell>
          <table:table-cell office:value-type="string">
            <text:p>Buggy Run is a game that lets players race dune buggies in a championship over 15 possible tracks (plus 4 in 2 player mode) each winning money that can be used for dune buggy upgrades. <text:s/>There are 4 different modes that can be played in single player mode that includes Race, Vs Com, Freerun, and Battle.****In the main mode Race the player is given $20,000 starting cash that can be used to upgrade the buggy. The upgradable features of the buggy are Tyres (grip), Engine (speed), Suspension (limits bounce), Steering (cornering), Transmission (performance). All the upgrades cost $10,000 for level 2, $30,000 for level 3, and $50,000 for level 4 however the player doesn’t need to get them in order. There are also special upgrades to buy that includes $5000 for a mine (drops behind and if another car hits then it is blown up until reset), $5000 for Nitoro (gives the players car a short speed boost), and $10,000 for extra capacity of special items (starts with 2 slots to a max of 6). Special Items must be used in the order they're placed in the slots.****Within the race the player will be racing 4 other cars to a race to the chequered flag on an isometric scrolling track. Some hazards on the track are lumps and jumps, bumps, rough road and mud. Appearing on the track are special power-ups that are red or white boost and extra money also a random that selects between the two. The prize money for winning is $30,000, 2nd gets $20,000, 3rd gets $10,000, and last gets $5000 to spend on the upgrades and power-ups between races. There are 3 stages of racing that is beginner, intermediate, and expert that have 5 races each. The player must qualify for the next stage or else it will be game over.****In Vs Com the player plays the computer one on one on any track of the player's choice. All the upgrades for the buggy for the player and the computer are done though allocating a set number of points to varies upgrades. All the item slots can by used for either the nitoro or mine. ****Freerun is a time trial where the player races alone without upgrades on any track against the clock. ****Battle mode is where the player picks 3 computer players to battle on a round arena with the objective to knock the opponents off with the last player on the arena winning.****There is also a two players mode that include Race, 1P vs 2P, and Battle.****In 2P Race there is $30,000 for both players to upgrade there cars before placing them on a track with a fixed overhead view where they play 2 computer opponents. There are 4 different themes to pick from.****1P vs 2P is just the two players battling it out on one of 4 tracks each with 4 different themes. Buggy upgrades are done though allocating a set number of points.****Battle is the same as single player battle only with 2 players and 2 computers.</text:p>
          </table:table-cell>
          <table:table-cell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Buggy Run (Europe)&quot;&gt; &lt;year&gt;1994&lt;/year&gt; &lt;rating&gt;ESRB - RP (Rating Pending)&lt;/rating&gt; &lt;title&gt;Buggy Run &lt;/title&gt; &lt;pub&gt;SEGA Enterprises Ltd.&lt;/pub&gt; &lt;dev&gt;SIMS Co., Ltd.&lt;/dev&gt; &lt;genre&gt;Driving&lt;/genre&gt; &lt;score&gt;3.1&lt;/score&gt; &lt;player&gt;1-2 Players&lt;/player&gt; &lt;story&gt;Buggy Run is a game that lets players race dune buggies in a championship over 15 possible tracks (plus 4 in 2 player mode) each winning money that can be used for dune buggy upgrades.  There are 4 different modes that can be played in single player mode that includes Race, Vs Com, Freerun, and Battle.****In the main mode Race the player is given $20,000 starting cash that can be used to upgrade the buggy. The upgradable features of the buggy are Tyres (grip), Engine (speed), Suspension (limits bounce), Steering (cornering), Transmission (performance). All the upgrades cost $10,000 for level 2, $30,000 for level 3, and $50,000 for level 4 however the player doesn’t need to get them in order. There are also special upgrades to buy that includes $5000 for a mine (drops behind and if another car hits then it is blown up until reset), $5000 for Nitoro (gives the players car a short speed boost), and $10,000 for extra capacity of special items (starts with 2 slots to a max of 6). Special Items must be used in the order they're placed in the slots.****Within the race the player will be racing 4 other cars to a race to the chequered flag on an isometric scrolling track. Some hazards on the track are lumps and jumps, bumps, rough road and mud. Appearing on the track are special power-ups that are red or white boost and extra money also a random that selects between the two. The prize money for winning is $30,000, 2nd gets $20,000, 3rd gets $10,000, and last gets $5000 to spend on the upgrades and power-ups between races. There are 3 stages of racing that is beginner, intermediate, and expert that have 5 races each. The player must qualify for the next stage or else it will be game over.****In Vs Com the player plays the computer one on one on any track of the player's choice. All the upgrades for the buggy for the player and the computer are done though allocating a set number of points to varies upgrades. All the item slots can by used for either the nitoro or mine. ****Freerun is a time trial where the player races alone without upgrades on any track against the clock. ****Battle mode is where the player picks 3 computer players to battle on a round arena with the objective to knock the opponents off with the last player on the arena winning.****There is also a two players mode that include Race, 1P vs 2P, and Battle.****In 2P Race there is $30,000 for both players to upgrade there cars before placing them on a track with a fixed overhead view where they play 2 computer opponents. There are 4 different themes to pick from.****1P vs 2P is just the two players battling it out on one of 4 tracks each with 4 different themes. Buggy upgrades are done though allocating a set number of points.****Battle is the same as single player battle only with 2 players and 2 computers.&lt;/story&gt; &lt;/game&gt;">
            <text:p>&lt;game name="Buggy Run (Europe)"&gt; &lt;year&gt;1994&lt;/year&gt; &lt;rating&gt;ESRB - RP (Rating Pending)&lt;/rating&gt; &lt;title&gt;Buggy Run &lt;/title&gt; &lt;pub&gt;SEGA Enterprises Ltd.&lt;/pub&gt; &lt;dev&gt;SIMS Co., Ltd.&lt;/dev&gt; &lt;genre&gt;Driving&lt;/genre&gt; &lt;score&gt;3.1&lt;/score&gt; &lt;player&gt;1-2 Players&lt;/player&gt; &lt;story&gt;Buggy Run is a game that lets players race dune buggies in a championship over 15 possible tracks (plus 4 in 2 player mode) each winning money that can be used for dune buggy upgrades. <text:s/>There are 4 different modes that can be played in single player mode that includes Race, Vs Com, Freerun, and Battle.****In the main mode Race the player is given $20,000 starting cash that can be used to upgrade the buggy. The upgradable features of the buggy are Tyres (grip), Engine (speed), Suspension (limits bounce), Steering (cornering), Transmission (performance). All the upgrades cost $10,000 for level 2, $30,000 for level 3, and $50,000 for level 4 however the player doesn’t need to get them in order. There are also special upgrades to buy that includes $5000 for a mine (drops behind and if another car hits then it is blown up until reset), $5000 for Nitoro (gives the players car a short speed boost), and $10,000 for extra capacity of special items (starts with 2 slots to a max of 6). Special Items must be used in the order they're placed in the slots.****Within the race the player will be racing 4 other cars to a race to the chequered flag on an isometric scrolling track. Some hazards on the track are lumps and jumps, bumps, rough road and mud. Appearing on the track are special power-ups that are red or white boost and extra money also a random that selects between the two. The prize money for winning is $30,000, 2nd gets $20,000, 3rd gets $10,000, and last gets $5000 to spend on the upgrades and power-ups between races. There are 3 stages of racing that is beginner, intermediate, and expert that have 5 races each. The player must qualify for the next stage or else it will be game over.****In Vs Com the player plays the computer one on one on any track of the player's choice. All the upgrades for the buggy for the player and the computer are done though allocating a set number of points to varies upgrades. All the item slots can by used for either the nitoro or mine. ****Freerun is a time trial where the player races alone without upgrades on any track against the clock. ****Battle mode is where the player picks 3 computer players to battle on a round arena with the objective to knock the opponents off with the last player on the arena winning.****There is also a two players mode that include Race, 1P vs 2P, and Battle.****In 2P Race there is $30,000 for both players to upgrade there cars before placing them on a track with a fixed overhead view where they play 2 computer opponents. There are 4 different themes to pick from.****1P vs 2P is just the two players battling it out on one of 4 tracks each with 4 different themes. Buggy upgrades are done though allocating a set number of points.****Battle is the same as single player battle only with 2 players and 2 computers.&lt;/story&gt; &lt;/game&gt;</text:p>
          </table:table-cell>
        </table:table-row>
        <table:table-row table:style-name="ro1">
          <table:table-cell office:value-type="string">
            <text:p>California Games (USA, Europe)</text:p>
          </table:table-cell>
          <table:table-cell office:value-type="string">
            <text:p>1989</text:p>
          </table:table-cell>
          <table:table-cell office:value-type="string">
            <text:p>ESRB - RP (Rating Pending)</text:p>
          </table:table-cell>
          <table:table-cell office:value-type="string">
            <text:p>California Games </text:p>
          </table:table-cell>
          <table:table-cell office:value-type="string">
            <text:p>SEGA of America, Inc.</text:p>
          </table:table-cell>
          <table:table-cell office:value-type="string">
            <text:p>Epyx, Inc.</text:p>
          </table:table-cell>
          <table:table-cell office:value-type="string">
            <text:p>Sports</text:p>
          </table:table-cell>
          <table:table-cell office:value-type="string">
            <text:p>3.5</text:p>
          </table:table-cell>
          <table:table-cell office:value-type="string">
            <text:p>1-8 Players</text:p>
          </table:table-cell>
          <table:table-cell office:value-type="string">
            <text:p>California Games was the original "Extreme Games" – what today's generation might call "X-Games in the sun". <text:s/>Players can select sponsors (absent in some versions) and compete in events such as skateboarding, footbag, surfing, roller skating, flying disc (frisbee) and BMX. <text:s/>The surfing event is ranked by judges, which give a score to help the players improve their routine.****The Atari versions (2600 and Lynx) of the game omit the flying disc and roller skating events, while the Genesis version omits only the flying disc event.</text:p>
          </table:table-cell>
          <table:table-cell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California Games (USA, Europe)&quot;&gt; &lt;year&gt;1989&lt;/year&gt; &lt;rating&gt;ESRB - RP (Rating Pending)&lt;/rating&gt; &lt;title&gt;California Games &lt;/title&gt; &lt;pub&gt;SEGA of America, Inc.&lt;/pub&gt; &lt;dev&gt;Epyx, Inc.&lt;/dev&gt; &lt;genre&gt;Sports&lt;/genre&gt; &lt;score&gt;3.5&lt;/score&gt; &lt;player&gt;1-8 Players&lt;/player&gt; &lt;story&gt;California Games was the original &quot;Extreme Games&quot; – what today's generation might call &quot;X-Games in the sun&quot;.  Players can select sponsors (absent in some versions) and compete in events such as skateboarding, footbag, surfing, roller skating, flying disc (frisbee) and BMX.  The surfing event is ranked by judges, which give a score to help the players improve their routine.****The Atari versions (2600 and Lynx) of the game omit the flying disc and roller skating events, while the Genesis version omits only the flying disc event.&lt;/story&gt; &lt;/game&gt;">
            <text:p>&lt;game name="California Games (USA, Europe)"&gt; &lt;year&gt;1989&lt;/year&gt; &lt;rating&gt;ESRB - RP (Rating Pending)&lt;/rating&gt; &lt;title&gt;California Games &lt;/title&gt; &lt;pub&gt;SEGA of America, Inc.&lt;/pub&gt; &lt;dev&gt;Epyx, Inc.&lt;/dev&gt; &lt;genre&gt;Sports&lt;/genre&gt; &lt;score&gt;3.5&lt;/score&gt; &lt;player&gt;1-8 Players&lt;/player&gt; &lt;story&gt;California Games was the original "Extreme Games" – what today's generation might call "X-Games in the sun". <text:s/>Players can select sponsors (absent in some versions) and compete in events such as skateboarding, footbag, surfing, roller skating, flying disc (frisbee) and BMX. <text:s/>The surfing event is ranked by judges, which give a score to help the players improve their routine.****The Atari versions (2600 and Lynx) of the game omit the flying disc and roller skating events, while the Genesis version omits only the flying disc event.&lt;/story&gt; &lt;/game&gt;</text:p>
          </table:table-cell>
        </table:table-row>
        <table:table-row table:style-name="ro1">
          <table:table-cell office:value-type="string">
            <text:p>California Games II (Europe)</text:p>
          </table:table-cell>
          <table:table-cell office:value-type="string">
            <text:p>1993</text:p>
          </table:table-cell>
          <table:table-cell office:value-type="string">
            <text:p>ESRB - RP (Rating Pending)</text:p>
          </table:table-cell>
          <table:table-cell office:value-type="string">
            <text:p>California Games II </text:p>
          </table:table-cell>
          <table:table-cell office:value-type="string">
            <text:p>SEGA Enterprises Ltd.</text:p>
          </table:table-cell>
          <table:table-cell office:value-type="string">
            <text:p>Epyx, Inc.</text:p>
          </table:table-cell>
          <table:table-cell office:value-type="string">
            <text:p>Sports</text:p>
          </table:table-cell>
          <table:table-cell office:value-type="string">
            <text:p>2.6</text:p>
          </table:table-cell>
          <table:table-cell office:value-type="string">
            <text:p>1-8 Players</text:p>
          </table:table-cell>
          <table:table-cell office:value-type="string">
            <text:p>California Games II is the sequel to the smash hit 1988 game.****This time you compete in: hang-gliding, jetski, skateboarding, body boarding and snow boarding.</text:p>
          </table:table-cell>
          <table:table-cell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California Games II (Europe)&quot;&gt; &lt;year&gt;1993&lt;/year&gt; &lt;rating&gt;ESRB - RP (Rating Pending)&lt;/rating&gt; &lt;title&gt;California Games II &lt;/title&gt; &lt;pub&gt;SEGA Enterprises Ltd.&lt;/pub&gt; &lt;dev&gt;Epyx, Inc.&lt;/dev&gt; &lt;genre&gt;Sports&lt;/genre&gt; &lt;score&gt;2.6&lt;/score&gt; &lt;player&gt;1-8 Players&lt;/player&gt; &lt;story&gt;California Games II is the sequel to the smash hit 1988 game.****This time you compete in: hang-gliding, jetski, skateboarding, body boarding and snow boarding.&lt;/story&gt; &lt;/game&gt;">
            <text:p>&lt;game name="California Games II (Europe)"&gt; &lt;year&gt;1993&lt;/year&gt; &lt;rating&gt;ESRB - RP (Rating Pending)&lt;/rating&gt; &lt;title&gt;California Games II &lt;/title&gt; &lt;pub&gt;SEGA Enterprises Ltd.&lt;/pub&gt; &lt;dev&gt;Epyx, Inc.&lt;/dev&gt; &lt;genre&gt;Sports&lt;/genre&gt; &lt;score&gt;2.6&lt;/score&gt; &lt;player&gt;1-8 Players&lt;/player&gt; &lt;story&gt;California Games II is the sequel to the smash hit 1988 game.****This time you compete in: hang-gliding, jetski, skateboarding, body boarding and snow boarding.&lt;/story&gt; &lt;/game&gt;</text:p>
          </table:table-cell>
        </table:table-row>
        <table:table-row table:style-name="ro1">
          <table:table-cell office:value-type="string">
            <text:p>Captain Silver (USA)</text:p>
          </table:table-cell>
          <table:table-cell office:value-type="string">
            <text:p>1988</text:p>
          </table:table-cell>
          <table:table-cell office:value-type="string">
            <text:p>ESRB - RP (Rating Pending)</text:p>
          </table:table-cell>
          <table:table-cell office:value-type="string">
            <text:p>Captain Silver</text:p>
          </table:table-cell>
          <table:table-cell office:value-type="string">
            <text:p>SEGA of America, Inc.</text:p>
          </table:table-cell>
          <table:table-cell office:value-type="string">
            <text:p>Data East Corporation</text:p>
          </table:table-cell>
          <table:table-cell office:value-type="string">
            <text:p>Platform</text:p>
          </table:table-cell>
          <table:table-cell office:value-type="string">
            <text:p>2.8</text:p>
          </table:table-cell>
          <table:table-cell office:value-type="string">
            <text:p>1 Player</text:p>
          </table:table-cell>
          <table:table-cell office:value-type="string">
            <text:p>In Captain Silver, you play the role of Jim, a brave young lad with a taste of adventure. You embark on a journey to find Captain Silver's secret treasure hoard, which is rumored to be hidden on an island in the Eastern Seas.****There are six scenes in the game. During his travels, Jim will explore villages, fight his way on board ships, venture through caves, and wander around tropical islands. In each of these six scenes, Jim must use his sword to kill cats, rats, bats, witches, skeletons, and other creatures that are waiting for him. When Jim touches, or is shot at, by a creature, he loses one of his lives, but when he kills a creature, he can collect some gold that they leave behind, which can be used to buy items from shops. However, rather than getting gold, enemies leave behind some gold containing one of the letters that spell the word "CAPTAIN SILVER". If Jim manages to get all of these letters, he will be awarded an extra life.****Jim may only use his sword to start off with, but once he collects a fairy that floats toward him in every scene, Jim will be able to shoot stars at enemies, making his kills more efficient. The maximum number of stars that he can have is six. There are other power-ups that Jim can collect in the game. These include the "clock" power-up, which gives Jim extra time; the "boot" power-up which allows Jim to jump higher; and the "coffee?" power-up, which enables Jim to shield himself from creatures until he is hit by one.****There is a boss in each scene, which he must defeat in order to proceed to the next round. There is also a certain time limit, which Jim must complete the scene before it expires. If he does not, then he will lose a life.</text:p>
          </table:table-cell>
          <table:table-cell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Captain Silver (USA)&quot;&gt; &lt;year&gt;1988&lt;/year&gt; &lt;rating&gt;ESRB - RP (Rating Pending)&lt;/rating&gt; &lt;title&gt;Captain Silver&lt;/title&gt; &lt;pub&gt;SEGA of America, Inc.&lt;/pub&gt; &lt;dev&gt;Data East Corporation&lt;/dev&gt; &lt;genre&gt;Platform&lt;/genre&gt; &lt;score&gt;2.8&lt;/score&gt; &lt;player&gt;1 Player&lt;/player&gt; &lt;story&gt;In Captain Silver, you play the role of Jim, a brave young lad with a taste of adventure. You embark on a journey to find Captain Silver's secret treasure hoard, which is rumored to be hidden on an island in the Eastern Seas.****There are six scenes in the game. During his travels, Jim will explore villages, fight his way on board ships, venture through caves, and wander around tropical islands. In each of these six scenes, Jim must use his sword to kill cats, rats, bats, witches, skeletons, and other creatures that are waiting for him. When Jim touches, or is shot at, by a creature, he loses one of his lives, but when he kills a creature, he can collect some gold that they leave behind, which can be used to buy items from shops. However, rather than getting gold, enemies leave behind some gold containing one of the letters that spell the word &quot;CAPTAIN SILVER&quot;. If Jim manages to get all of these letters, he will be awarded an extra life.****Jim may only use his sword to start off with, but once he collects a fairy that floats toward him in every scene, Jim will be able to shoot stars at enemies, making his kills more efficient. The maximum number of stars that he can have is six. There are other power-ups that Jim can collect in the game. These include the &quot;clock&quot; power-up, which gives Jim extra time; the &quot;boot&quot; power-up which allows Jim to jump higher; and the &quot;coffee?&quot; power-up, which enables Jim to shield himself from creatures until he is hit by one.****There is a boss in each scene, which he must defeat in order to proceed to the next round. There is also a certain time limit, which Jim must complete the scene before it expires. If he does not, then he will lose a life.&lt;/story&gt; &lt;/game&gt;">
            <text:p>&lt;game name="Captain Silver (USA)"&gt; &lt;year&gt;1988&lt;/year&gt; &lt;rating&gt;ESRB - RP (Rating Pending)&lt;/rating&gt; &lt;title&gt;Captain Silver&lt;/title&gt; &lt;pub&gt;SEGA of America, Inc.&lt;/pub&gt; &lt;dev&gt;Data East Corporation&lt;/dev&gt; &lt;genre&gt;Platform&lt;/genre&gt; &lt;score&gt;2.8&lt;/score&gt; &lt;player&gt;1 Player&lt;/player&gt; &lt;story&gt;In Captain Silver, you play the role of Jim, a brave young lad with a taste of adventure. You embark on a journey to find Captain Silver's secret treasure hoard, which is rumored to be hidden on an island in the Eastern Seas.****There are six scenes in the game. During his travels, Jim will explore villages, fight his way on board ships, venture through caves, and wander around tropical islands. In each of these six scenes, Jim must use his sword to kill cats, rats, bats, witches, skeletons, and other creatures that are waiting for him. When Jim touches, or is shot at, by a creature, he loses one of his lives, but when he kills a creature, he can collect some gold that they leave behind, which can be used to buy items from shops. However, rather than getting gold, enemies leave behind some gold containing one of the letters that spell the word "CAPTAIN SILVER". If Jim manages to get all of these letters, he will be awarded an extra life.****Jim may only use his sword to start off with, but once he collects a fairy that floats toward him in every scene, Jim will be able to shoot stars at enemies, making his kills more efficient. The maximum number of stars that he can have is six. There are other power-ups that Jim can collect in the game. These include the "clock" power-up, which gives Jim extra time; the "boot" power-up which allows Jim to jump higher; and the "coffee?" power-up, which enables Jim to shield himself from creatures until he is hit by one.****There is a boss in each scene, which he must defeat in order to proceed to the next round. There is also a certain time limit, which Jim must complete the scene before it expires. If he does not, then he will lose a life.&lt;/story&gt; &lt;/game&gt;</text:p>
          </table:table-cell>
        </table:table-row>
        <table:table-row table:style-name="ro1">
          <table:table-cell office:value-type="string">
            <text:p>Casino Games (USA, Europe)</text:p>
          </table:table-cell>
          <table:table-cell office:value-type="string">
            <text:p>1989</text:p>
          </table:table-cell>
          <table:table-cell office:value-type="string">
            <text:p>ESRB - RP (Rating Pending)</text:p>
          </table:table-cell>
          <table:table-cell office:value-type="string">
            <text:p>Casino Games </text:p>
          </table:table-cell>
          <table:table-cell office:value-type="string">
            <text:p>SEGA of America, Inc.</text:p>
          </table:table-cell>
          <table:table-cell office:value-type="string">
            <text:p>Compile</text:p>
          </table:table-cell>
          <table:table-cell office:value-type="string">
            <text:p>Casino</text:p>
          </table:table-cell>
          <table:table-cell office:value-type="string">
            <text:p>2.5</text:p>
          </table:table-cell>
          <table:table-cell office:value-type="string">
            <text:p>1 Player</text:p>
          </table:table-cell>
          <table:table-cell office:value-type="string">
            <text:p>In Casino Games the player can visit a Casino with $500 in the pocket where they spend it on casino games. <text:s/>The games come in 3 different categories that include card game, slot machine, and pinball.****After the player picks there gender and their surname they are greeted by the woman at the information desk. The player can then pick if they want to enter an account number if the player has played before. If not the default $500 is given and the player is on there way to play some games.****The categories and games available are:****Card Games**Poker – The player plays one of the four CPU players available ranging from the easy player, Nancy, to the hardest player, Charley. The player is presented with a one on one game using the five-card-draw poker where the player, after playing the ante, can Bet, Pass, or Fold for a round, before replacing unwanted cards for the 2nd and final round of betting. The more skilled the opponent the harder it is to bluff them and they will try to bluff more themselves.****Blackjack <text:s/>– The standard game against the dealer where the objective is to score higher then the dealer to but not exceed 21 points for the value of all the players’ cards. The player can Hit (get another card) or Stand (keep the cards) . It uses the casino rules like Double Down (if the score lower then 12 then the player can double the bet but have a maximum of one more card), Split (turn two matching cards into 2 separate hands), and <text:s/>Insurance (player wins if the dealer gets 21 with two cards after playing extra). Bets can be between $10 and $100.****Baccarat – Player tries to beat the dealers score by using only the last digit of the total of the cards (i.e 10+4 = 4) if the score is under six then the player gets dealt one more card. If the players score is over six or seven then the dealer may get an extra card based on complex rules. Eight and above then no one gets an extra card. Bets can be between $10 and $100.****Slot Machine**There are old standard fruit slot machines with 3 lines each. The player picks a slot machine that come in $1, $5, $25, $50, or $100 per token. There is one token per line to a maximum of <text:s/>3 lines after which the player will be increasing the payout per line up to 3 times (9 tokens max). The payouts range from 1 Cherry (2 tokens) to Lucky Sevens (50 tokens).****Pinball:**After choosing the table slope of Gentle, Middle, or Steep (slow to fast) the player is presented with a standard 3 ball pinball table named CASINOGAMES with drop-targets, bumpers, rollovers, and 2 levels of flippers. The plunger strength is based on timing and flippers are controlled by left and B. There is only one table to play is no money to be won. ****There is no amount to play to, however, if the player runs out of money then it is game over. When the player has won an amount then they can get an account number to password save the game.</text:p>
          </table:table-cell>
          <table:table-cell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Casino Games (USA, Europe)&quot;&gt; &lt;year&gt;1989&lt;/year&gt; &lt;rating&gt;ESRB - RP (Rating Pending)&lt;/rating&gt; &lt;title&gt;Casino Games &lt;/title&gt; &lt;pub&gt;SEGA of America, Inc.&lt;/pub&gt; &lt;dev&gt;Compile&lt;/dev&gt; &lt;genre&gt;Casino&lt;/genre&gt; &lt;score&gt;2.5&lt;/score&gt; &lt;player&gt;1 Player&lt;/player&gt; &lt;story&gt;In Casino Games the player can visit a Casino with $500 in the pocket where they spend it on casino games.  The games come in 3 different categories that include card game, slot machine, and pinball.****After the player picks there gender and their surname they are greeted by the woman at the information desk. The player can then pick if they want to enter an account number if the player has played before. If not the default $500 is given and the player is on there way to play some games.****The categories and games available are:****Card Games**Poker – The player plays one of the four CPU players available ranging from the easy player, Nancy, to the hardest player, Charley. The player is presented with a one on one game using the five-card-draw poker where the player, after playing the ante, can Bet, Pass, or Fold for a round, before replacing unwanted cards for the 2nd and final round of betting. The more skilled the opponent the harder it is to bluff them and they will try to bluff more themselves.****Blackjack  – The standard game against the dealer where the objective is to score higher then the dealer to but not exceed 21 points for the value of all the players’ cards. The player can Hit (get another card) or Stand (keep the cards) . It uses the casino rules like Double Down (if the score lower then 12 then the player can double the bet but have a maximum of one more card), Split (turn two matching cards into 2 separate hands), and  Insurance (player wins if the dealer gets 21 with two cards after playing extra). Bets can be between $10 and $100.****Baccarat – Player tries to beat the dealers score by using only the last digit of the total of the cards (i.e 10+4 = 4) if the score is under six then the player gets dealt one more card. If the players score is over six or seven then the dealer may get an extra card based on complex rules. Eight and above then no one gets an extra card. Bets can be between $10 and $100.****Slot Machine**There are old standard fruit slot machines with 3 lines each. The player picks a slot machine that come in $1, $5, $25, $50, or $100 per token. There is one token per line to a maximum of  3 lines after which the player will be increasing the payout per line up to 3 times (9 tokens max). The payouts range from 1 Cherry (2 tokens) to Lucky Sevens (50 tokens).****Pinball:**After choosing the table slope of Gentle, Middle, or Steep (slow to fast) the player is presented with a standard 3 ball pinball table named CASINOGAMES with drop-targets, bumpers, rollovers, and 2 levels of flippers. The plunger strength is based on timing and flippers are controlled by left and B. There is only one table to play is no money to be won. ****There is no amount to play to, however, if the player runs out of money then it is game over. When the player has won an amount then they can get an account number to password save the game.&lt;/story&gt; &lt;/game&gt;">
            <text:p>&lt;game name="Casino Games (USA, Europe)"&gt; &lt;year&gt;1989&lt;/year&gt; &lt;rating&gt;ESRB - RP (Rating Pending)&lt;/rating&gt; &lt;title&gt;Casino Games &lt;/title&gt; &lt;pub&gt;SEGA of America, Inc.&lt;/pub&gt; &lt;dev&gt;Compile&lt;/dev&gt; &lt;genre&gt;Casino&lt;/genre&gt; &lt;score&gt;2.5&lt;/score&gt; &lt;player&gt;1 Player&lt;/player&gt; &lt;story&gt;In Casino Games the player can visit a Casino with $500 in the pocket where they spend it on casino games. <text:s/>The games come in 3 different categories that include card game, slot machine, and pinball.****After the player picks there gender and their surname they are greeted by the woman at the information desk. The player can then pick if they want to enter an account number if the player has played before. If not the default $500 is given and the player is on there way to play some games.****The categories and games available are:****Card Games**Poker – The player plays one of the four CPU players available ranging from the easy player, Nancy, to the hardest player, Charley. The player is presented with a one on one game using the five-card-draw poker where the player, after playing the ante, can Bet, Pass, or Fold for a round, before replacing unwanted cards for the 2nd and final round of betting. The more skilled the opponent the harder it is to bluff them and they will try to bluff more themselves.****Blackjack <text:s/>– The standard game against the dealer where the objective is to score higher then the dealer to but not exceed 21 points for the value of all the players’ cards. The player can Hit (get another card) or Stand (keep the cards) . It uses the casino rules like Double Down (if the score lower then 12 then the player can double the bet but have a maximum of one more card), Split (turn two matching cards into 2 separate hands), and <text:s/>Insurance (player wins if the dealer gets 21 with two cards after playing extra). Bets can be between $10 and $100.****Baccarat – Player tries to beat the dealers score by using only the last digit of the total of the cards (i.e 10+4 = 4) if the score is under six then the player gets dealt one more card. If the players score is over six or seven then the dealer may get an extra card based on complex rules. Eight and above then no one gets an extra card. Bets can be between $10 and $100.****Slot Machine**There are old standard fruit slot machines with 3 lines each. The player picks a slot machine that come in $1, $5, $25, $50, or $100 per token. There is one token per line to a maximum of <text:s/>3 lines after which the player will be increasing the payout per line up to 3 times (9 tokens max). The payouts range from 1 Cherry (2 tokens) to Lucky Sevens (50 tokens).****Pinball:**After choosing the table slope of Gentle, Middle, or Steep (slow to fast) the player is presented with a standard 3 ball pinball table named CASINOGAMES with drop-targets, bumpers, rollovers, and 2 levels of flippers. The plunger strength is based on timing and flippers are controlled by left and B. There is only one table to play is no money to be won. ****There is no amount to play to, however, if the player runs out of money then it is game over. When the player has won an amount then they can get an account number to password save the game.&lt;/story&gt; &lt;/game&gt;</text:p>
          </table:table-cell>
        </table:table-row>
        <table:table-row table:style-name="ro1">
          <table:table-cell office:value-type="string">
            <text:p>Castle of Illusion Starring Mickey Mouse (USA)</text:p>
          </table:table-cell>
          <table:table-cell office:value-type="string">
            <text:p>1989</text:p>
          </table:table-cell>
          <table:table-cell office:value-type="string">
            <text:p>ESRB - RP (Rating Pending)</text:p>
          </table:table-cell>
          <table:table-cell office:value-type="string">
            <text:p>Castle of Illusion Starring Mickey Mouse</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3.8</text:p>
          </table:table-cell>
          <table:table-cell office:value-type="string">
            <text:p>1 Player</text:p>
          </table:table-cell>
          <table:table-cell office:value-type="string">
            <text:p>Sega's 8-bit systems received their own version of the Genesis' popular Disney platformer. Story and themes remain the same, but the game has unique levels and slightly different gameplay mechanics.****To save his girlfriend Minnie from the evil witch Mizrabel, Mickey Mouse must venture into the Castle of Illusion. Crossing six levels (including a magical forest, a toy land and a candy world), he must collect the gems of the rainbow in order to confront and defeat the witch.****Each level features unique obstacles, enemies and a final boss. The enemies can be defeated by jumping on top of them. An alternative way is to pick up objects lying around (like rocks in the forest or blue balls in the toy level) and throwing them at the enemies. Mickey's ability to pick up things and carry them around also leads to puzzle-oriented gameplay. By placing objects in the right spot and jumping off of them, he can get to areas otherwise out of reach. In some levels, he also has to collect keys to open doors. A unique type of object is the treasure chest - by jumping on top of one or throwing it, Mickey gets access to its contents, which might include extra lives, a health power-up or coins to collect for points.</text:p>
          </table:table-cell>
          <table:table-cell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Castle of Illusion Starring Mickey Mouse (USA)&quot;&gt; &lt;year&gt;1989&lt;/year&gt; &lt;rating&gt;ESRB - RP (Rating Pending)&lt;/rating&gt; &lt;title&gt;Castle of Illusion Starring Mickey Mouse&lt;/title&gt; &lt;pub&gt;SEGA of America, Inc.&lt;/pub&gt; &lt;dev&gt;SEGA Enterprises Ltd.&lt;/dev&gt; &lt;genre&gt;Platform&lt;/genre&gt; &lt;score&gt;3.8&lt;/score&gt; &lt;player&gt;1 Player&lt;/player&gt; &lt;story&gt;Sega's 8-bit systems received their own version of the Genesis' popular Disney platformer. Story and themes remain the same, but the game has unique levels and slightly different gameplay mechanics.****To save his girlfriend Minnie from the evil witch Mizrabel, Mickey Mouse must venture into the Castle of Illusion. Crossing six levels (including a magical forest, a toy land and a candy world), he must collect the gems of the rainbow in order to confront and defeat the witch.****Each level features unique obstacles, enemies and a final boss. The enemies can be defeated by jumping on top of them. An alternative way is to pick up objects lying around (like rocks in the forest or blue balls in the toy level) and throwing them at the enemies. Mickey's ability to pick up things and carry them around also leads to puzzle-oriented gameplay. By placing objects in the right spot and jumping off of them, he can get to areas otherwise out of reach. In some levels, he also has to collect keys to open doors. A unique type of object is the treasure chest - by jumping on top of one or throwing it, Mickey gets access to its contents, which might include extra lives, a health power-up or coins to collect for points.&lt;/story&gt; &lt;/game&gt;">
            <text:p>&lt;game name="Castle of Illusion Starring Mickey Mouse (USA)"&gt; &lt;year&gt;1989&lt;/year&gt; &lt;rating&gt;ESRB - RP (Rating Pending)&lt;/rating&gt; &lt;title&gt;Castle of Illusion Starring Mickey Mouse&lt;/title&gt; &lt;pub&gt;SEGA of America, Inc.&lt;/pub&gt; &lt;dev&gt;SEGA Enterprises Ltd.&lt;/dev&gt; &lt;genre&gt;Platform&lt;/genre&gt; &lt;score&gt;3.8&lt;/score&gt; &lt;player&gt;1 Player&lt;/player&gt; &lt;story&gt;Sega's 8-bit systems received their own version of the Genesis' popular Disney platformer. Story and themes remain the same, but the game has unique levels and slightly different gameplay mechanics.****To save his girlfriend Minnie from the evil witch Mizrabel, Mickey Mouse must venture into the Castle of Illusion. Crossing six levels (including a magical forest, a toy land and a candy world), he must collect the gems of the rainbow in order to confront and defeat the witch.****Each level features unique obstacles, enemies and a final boss. The enemies can be defeated by jumping on top of them. An alternative way is to pick up objects lying around (like rocks in the forest or blue balls in the toy level) and throwing them at the enemies. Mickey's ability to pick up things and carry them around also leads to puzzle-oriented gameplay. By placing objects in the right spot and jumping off of them, he can get to areas otherwise out of reach. In some levels, he also has to collect keys to open doors. A unique type of object is the treasure chest - by jumping on top of one or throwing it, Mickey gets access to its contents, which might include extra lives, a health power-up or coins to collect for points.&lt;/story&gt; &lt;/game&gt;</text:p>
          </table:table-cell>
        </table:table-row>
        <table:table-row table:style-name="ro1">
          <table:table-cell office:value-type="string">
            <text:p>Champions of Europe (Europe)</text:p>
          </table:table-cell>
          <table:table-cell office:value-type="string">
            <text:p>1988</text:p>
          </table:table-cell>
          <table:table-cell office:value-type="string">
            <text:p>ESRB - RP (Rating Pending)</text:p>
          </table:table-cell>
          <table:table-cell office:value-type="string">
            <text:p>Champions of Europe </text:p>
          </table:table-cell>
          <table:table-cell table:number-columns-repeated="2" office:value-type="string">
            <text:p>TecMagik Entertainment Ltd.</text:p>
          </table:table-cell>
          <table:table-cell office:value-type="string">
            <text:p>Soccer/Sports</text:p>
          </table:table-cell>
          <table:table-cell office:value-type="string">
            <text:p>3.0</text:p>
          </table:table-cell>
          <table:table-cell office:value-type="string">
            <text:p>1 Player</text:p>
          </table:table-cell>
          <table:table-cell office:value-type="string">
            <text:p>Titled as the official Game of UEFA 1992 this Game is an arcade Top Down Soccer Game in which the Player competes against the best European Soccer Teams to become the European Champion. The Game includes 4 different Game Modes for example Goalkeeping, Penalty Practice or the UEFA Tournament Mode. You can choose between 34 different Teams to play with. Before beginning a Match you can select and change many Pre-Play Options in the Main Menu. Examples are the Wind Speed, Weather or the Time per half. There are 8 Referees available, each one with individual Behaviour.**The Game is controlled with 2 Buttons and the 8 directional D-Pad.</text:p>
          </table:table-cell>
          <table:table-cell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Champions of Europe (Europe)&quot;&gt; &lt;year&gt;1988&lt;/year&gt; &lt;rating&gt;ESRB - RP (Rating Pending)&lt;/rating&gt; &lt;title&gt;Champions of Europe &lt;/title&gt; &lt;pub&gt;TecMagik Entertainment Ltd.&lt;/pub&gt; &lt;dev&gt;TecMagik Entertainment Ltd.&lt;/dev&gt; &lt;genre&gt;Soccer/Sports&lt;/genre&gt; &lt;score&gt;3.0&lt;/score&gt; &lt;player&gt;1 Player&lt;/player&gt; &lt;story&gt;Titled as the official Game of UEFA 1992 this Game is an arcade Top Down Soccer Game in which the Player competes against the best European Soccer Teams to become the European Champion. The Game includes 4 different Game Modes for example Goalkeeping, Penalty Practice or the UEFA Tournament Mode. You can choose between 34 different Teams to play with. Before beginning a Match you can select and change many Pre-Play Options in the Main Menu. Examples are the Wind Speed, Weather or the Time per half. There are 8 Referees available, each one with individual Behaviour.**The Game is controlled with 2 Buttons and the 8 directional D-Pad.&lt;/story&gt; &lt;/game&gt;">
            <text:p>&lt;game name="Champions of Europe (Europe)"&gt; &lt;year&gt;1988&lt;/year&gt; &lt;rating&gt;ESRB - RP (Rating Pending)&lt;/rating&gt; &lt;title&gt;Champions of Europe &lt;/title&gt; &lt;pub&gt;TecMagik Entertainment Ltd.&lt;/pub&gt; &lt;dev&gt;TecMagik Entertainment Ltd.&lt;/dev&gt; &lt;genre&gt;Soccer/Sports&lt;/genre&gt; &lt;score&gt;3.0&lt;/score&gt; &lt;player&gt;1 Player&lt;/player&gt; &lt;story&gt;Titled as the official Game of UEFA 1992 this Game is an arcade Top Down Soccer Game in which the Player competes against the best European Soccer Teams to become the European Champion. The Game includes 4 different Game Modes for example Goalkeeping, Penalty Practice or the UEFA Tournament Mode. You can choose between 34 different Teams to play with. Before beginning a Match you can select and change many Pre-Play Options in the Main Menu. Examples are the Wind Speed, Weather or the Time per half. There are 8 Referees available, each one with individual Behaviour.**The Game is controlled with 2 Buttons and the 8 directional D-Pad.&lt;/story&gt; &lt;/game&gt;</text:p>
          </table:table-cell>
        </table:table-row>
        <table:table-row table:style-name="ro1">
          <table:table-cell office:value-type="string">
            <text:p>Championship Hockey (Europe)</text:p>
          </table:table-cell>
          <table:table-cell office:value-type="string">
            <text:p>1992</text:p>
          </table:table-cell>
          <table:table-cell office:value-type="string">
            <text:p>ESRB - RP (Rating Pending)</text:p>
          </table:table-cell>
          <table:table-cell office:value-type="string">
            <text:p>Championship Hockey </text:p>
          </table:table-cell>
          <table:table-cell office:value-type="string">
            <text:p>U.S. Gold Ltd.</text:p>
          </table:table-cell>
          <table:table-cell office:value-type="string">
            <text:p>Electronic Arts, Inc.</text:p>
          </table:table-cell>
          <table:table-cell office:value-type="string">
            <text:p>Hockey/Sports</text:p>
          </table:table-cell>
          <table:table-cell office:value-type="string">
            <text:p>2.8</text:p>
          </table:table-cell>
          <table:table-cell office:value-type="string">
            <text:p>1 Player</text:p>
          </table:table-cell>
          <table:table-cell office:value-type="string">
            <text:p>Championship Hockey is an Ice Hockey game where players can play International level matches between the 22 available nations in ether in one match or elimination playoffs.****The game is played from a birds eye view from over the top one side of the hockey rink's goals with a camera that scrolls up and down the length of the hockey rink. The player can play 5, 10, or 20 minute periods (3 in each game, not done in real time). There is a total of 6 players on the ice for each team, five that the player can take control of plus the CPU controlled goaltender. When the player hasn't got the puck the player can cycle though the available players or make the selected player move faster. <text:s/>**To challenge the opponent for the puck, all the player has to do is be near the player with the puck. When the player is in control of the puck the player has the option of shooting for a goal or passing to another player. If the player has the penalties option turned on, penalties like Cross Check (pushing an opponent into the wall), Hooking (holding a player back), Roughing (striking another player) result in a player been sent of for 2 game minutes.****There are 3 game modes available been Regular Season, New Playoff, and Best Of 7. Regular season is one match between two countries of the player's choice. New Playoff is where 16 teams play in an elimination contest where the last team standing wins (4 games total). Best Of 7 is where 16 teams play and the first team to get 4 victories wins.</text:p>
          </table:table-cell>
          <table:table-cell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Championship Hockey (Europe)&quot;&gt; &lt;year&gt;1992&lt;/year&gt; &lt;rating&gt;ESRB - RP (Rating Pending)&lt;/rating&gt; &lt;title&gt;Championship Hockey &lt;/title&gt; &lt;pub&gt;U.S. Gold Ltd.&lt;/pub&gt; &lt;dev&gt;Electronic Arts, Inc.&lt;/dev&gt; &lt;genre&gt;Hockey/Sports&lt;/genre&gt; &lt;score&gt;2.8&lt;/score&gt; &lt;player&gt;1 Player&lt;/player&gt; &lt;story&gt;Championship Hockey is an Ice Hockey game where players can play International level matches between the 22 available nations in ether in one match or elimination playoffs.****The game is played from a birds eye view from over the top one side of the hockey rink's goals with a camera that scrolls up and down the length of the hockey rink. The player can play 5, 10, or 20 minute periods (3 in each game, not done in real time). There is a total of 6 players on the ice for each team, five that the player can take control of plus the CPU controlled goaltender. When the player hasn't got the puck the player can cycle though the available players or make the selected player move faster.  **To challenge the opponent for the puck, all the player has to do is be near the player with the puck. When the player is in control of the puck the player has the option of shooting for a goal or passing to another player. If the player has the penalties option turned on, penalties like Cross Check (pushing an opponent into the wall), Hooking (holding a player back), Roughing (striking another player) result in a player been sent of for 2 game minutes.****There are 3 game modes available been Regular Season, New Playoff, and Best Of 7. Regular season is one match between two countries of the player's choice. New Playoff is where 16 teams play in an elimination contest where the last team standing wins (4 games total). Best Of 7 is where 16 teams play and the first team to get 4 victories wins.&lt;/story&gt; &lt;/game&gt;">
            <text:p>&lt;game name="Championship Hockey (Europe)"&gt; &lt;year&gt;1992&lt;/year&gt; &lt;rating&gt;ESRB - RP (Rating Pending)&lt;/rating&gt; &lt;title&gt;Championship Hockey &lt;/title&gt; &lt;pub&gt;U.S. Gold Ltd.&lt;/pub&gt; &lt;dev&gt;Electronic Arts, Inc.&lt;/dev&gt; &lt;genre&gt;Hockey/Sports&lt;/genre&gt; &lt;score&gt;2.8&lt;/score&gt; &lt;player&gt;1 Player&lt;/player&gt; &lt;story&gt;Championship Hockey is an Ice Hockey game where players can play International level matches between the 22 available nations in ether in one match or elimination playoffs.****The game is played from a birds eye view from over the top one side of the hockey rink's goals with a camera that scrolls up and down the length of the hockey rink. The player can play 5, 10, or 20 minute periods (3 in each game, not done in real time). There is a total of 6 players on the ice for each team, five that the player can take control of plus the CPU controlled goaltender. When the player hasn't got the puck the player can cycle though the available players or make the selected player move faster. <text:s/>**To challenge the opponent for the puck, all the player has to do is be near the player with the puck. When the player is in control of the puck the player has the option of shooting for a goal or passing to another player. If the player has the penalties option turned on, penalties like Cross Check (pushing an opponent into the wall), Hooking (holding a player back), Roughing (striking another player) result in a player been sent of for 2 game minutes.****There are 3 game modes available been Regular Season, New Playoff, and Best Of 7. Regular season is one match between two countries of the player's choice. New Playoff is where 16 teams play in an elimination contest where the last team standing wins (4 games total). Best Of 7 is where 16 teams play and the first team to get 4 victories wins.&lt;/story&gt; &lt;/game&gt;</text:p>
          </table:table-cell>
        </table:table-row>
        <table:table-row table:style-name="ro1">
          <table:table-cell office:value-type="string">
            <text:p>Cheese Cat-astrophe Starring Speedy Gonzales (Europe) (En,Fr,De,Es)</text:p>
          </table:table-cell>
          <table:table-cell office:value-type="string">
            <text:p>1995</text:p>
          </table:table-cell>
          <table:table-cell office:value-type="string">
            <text:p>ESRB - RP (Rating Pending)</text:p>
          </table:table-cell>
          <table:table-cell office:value-type="string">
            <text:p>Cheese Cat-astrophe Starring Speedy Gonzales</text:p>
          </table:table-cell>
          <table:table-cell office:value-type="string">
            <text:p>SEGA Enterprises Ltd.</text:p>
          </table:table-cell>
          <table:table-cell office:value-type="string">
            <text:p>Time Warner Interactive, Inc.</text:p>
          </table:table-cell>
          <table:table-cell office:value-type="string">
            <text:p>Platform</text:p>
          </table:table-cell>
          <table:table-cell office:value-type="string">
            <text:p>2.0</text:p>
          </table:table-cell>
          <table:table-cell office:value-type="string">
            <text:p>1 Player</text:p>
          </table:table-cell>
          <table:table-cell office:value-type="string">
            <text:p>Hola! Sylvester's alter-ego, Dr Cheesefinger, has captured Speedy's girlfriend Carmel and took the whole cheese supply with him. With the help of some other Looney Tunes characters, you can fight back through a large number of platform levels.****Speedy can throw his hat or jump enemies to defeat them. To get an ally, you need to collect certain objects (e.g. carrots for Bugs Bunny) and in the meantime, you also have to free your captured friends. Ay, carumba!</text:p>
          </table:table-cell>
          <table:table-cell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Cheese Cat-astrophe Starring Speedy Gonzales (Europe) (En,Fr,De,Es)&quot;&gt; &lt;year&gt;1995&lt;/year&gt; &lt;rating&gt;ESRB - RP (Rating Pending)&lt;/rating&gt; &lt;title&gt;Cheese Cat-astrophe Starring Speedy Gonzales&lt;/title&gt; &lt;pub&gt;SEGA Enterprises Ltd.&lt;/pub&gt; &lt;dev&gt;Time Warner Interactive, Inc.&lt;/dev&gt; &lt;genre&gt;Platform&lt;/genre&gt; &lt;score&gt;2.0&lt;/score&gt; &lt;player&gt;1 Player&lt;/player&gt; &lt;story&gt;Hola! Sylvester's alter-ego, Dr Cheesefinger, has captured Speedy's girlfriend Carmel and took the whole cheese supply with him. With the help of some other Looney Tunes characters, you can fight back through a large number of platform levels.****Speedy can throw his hat or jump enemies to defeat them. To get an ally, you need to collect certain objects (e.g. carrots for Bugs Bunny) and in the meantime, you also have to free your captured friends. Ay, carumba!&lt;/story&gt; &lt;/game&gt;">
            <text:p>&lt;game name="Cheese Cat-astrophe Starring Speedy Gonzales (Europe) (En,Fr,De,Es)"&gt; &lt;year&gt;1995&lt;/year&gt; &lt;rating&gt;ESRB - RP (Rating Pending)&lt;/rating&gt; &lt;title&gt;Cheese Cat-astrophe Starring Speedy Gonzales&lt;/title&gt; &lt;pub&gt;SEGA Enterprises Ltd.&lt;/pub&gt; &lt;dev&gt;Time Warner Interactive, Inc.&lt;/dev&gt; &lt;genre&gt;Platform&lt;/genre&gt; &lt;score&gt;2.0&lt;/score&gt; &lt;player&gt;1 Player&lt;/player&gt; &lt;story&gt;Hola! Sylvester's alter-ego, Dr Cheesefinger, has captured Speedy's girlfriend Carmel and took the whole cheese supply with him. With the help of some other Looney Tunes characters, you can fight back through a large number of platform levels.****Speedy can throw his hat or jump enemies to defeat them. To get an ally, you need to collect certain objects (e.g. carrots for Bugs Bunny) and in the meantime, you also have to free your captured friends. Ay, carumba!&lt;/story&gt; &lt;/game&gt;</text:p>
          </table:table-cell>
        </table:table-row>
        <table:table-row table:style-name="ro1">
          <table:table-cell office:value-type="string">
            <text:p>Choplifter (USA, Europe)</text:p>
          </table:table-cell>
          <table:table-cell office:value-type="string">
            <text:p>1986</text:p>
          </table:table-cell>
          <table:table-cell office:value-type="string">
            <text:p>ESRB - RP (Rating Pending)</text:p>
          </table:table-cell>
          <table:table-cell office:value-type="string">
            <text:p>Choplifter </text:p>
          </table:table-cell>
          <table:table-cell office:value-type="string">
            <text:p>SEGA of America, Inc.</text:p>
          </table:table-cell>
          <table:table-cell office:value-type="string">
            <text:p>Brøderbund Software, Inc.</text:p>
          </table:table-cell>
          <table:table-cell office:value-type="string">
            <text:p>Action</text:p>
          </table:table-cell>
          <table:table-cell office:value-type="string">
            <text:p>3.8</text:p>
          </table:table-cell>
          <table:table-cell office:value-type="string">
            <text:p>1-2 Players</text:p>
          </table:table-cell>
          <table:table-cell office:value-type="string">
            <text:p>Choplifter is a side-scrolling action/arcade game that puts you in command of an attack chopper. <text:s/>Your mission: Go behind enemy lines and rescue up to 16 hostages per level. <text:s/>Be careful, though, because tanks and enemy aircraft will try to stop you -- and they won't stop shooting while you are rescuing those hostages!****Originally released for Apple II home computers, Choplifter was later ported to the arcades and a number of video game consoles. <text:s/>Many imitators and homages would follow.</text:p>
          </table:table-cell>
          <table:table-cell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Choplifter (USA, Europe)&quot;&gt; &lt;year&gt;1986&lt;/year&gt; &lt;rating&gt;ESRB - RP (Rating Pending)&lt;/rating&gt; &lt;title&gt;Choplifter &lt;/title&gt; &lt;pub&gt;SEGA of America, Inc.&lt;/pub&gt; &lt;dev&gt;Brøderbund Software, Inc.&lt;/dev&gt; &lt;genre&gt;Action&lt;/genre&gt; &lt;score&gt;3.8&lt;/score&gt; &lt;player&gt;1-2 Players&lt;/player&gt; &lt;story&gt;Choplifter is a side-scrolling action/arcade game that puts you in command of an attack chopper.  Your mission: Go behind enemy lines and rescue up to 16 hostages per level.  Be careful, though, because tanks and enemy aircraft will try to stop you -- and they won't stop shooting while you are rescuing those hostages!****Originally released for Apple II home computers, Choplifter was later ported to the arcades and a number of video game consoles.  Many imitators and homages would follow.&lt;/story&gt; &lt;/game&gt;">
            <text:p>&lt;game name="Choplifter (USA, Europe)"&gt; &lt;year&gt;1986&lt;/year&gt; &lt;rating&gt;ESRB - RP (Rating Pending)&lt;/rating&gt; &lt;title&gt;Choplifter &lt;/title&gt; &lt;pub&gt;SEGA of America, Inc.&lt;/pub&gt; &lt;dev&gt;Brøderbund Software, Inc.&lt;/dev&gt; &lt;genre&gt;Action&lt;/genre&gt; &lt;score&gt;3.8&lt;/score&gt; &lt;player&gt;1-2 Players&lt;/player&gt; &lt;story&gt;Choplifter is a side-scrolling action/arcade game that puts you in command of an attack chopper. <text:s/>Your mission: Go behind enemy lines and rescue up to 16 hostages per level. <text:s/>Be careful, though, because tanks and enemy aircraft will try to stop you -- and they won't stop shooting while you are rescuing those hostages!****Originally released for Apple II home computers, Choplifter was later ported to the arcades and a number of video game consoles. <text:s/>Many imitators and homages would follow.&lt;/story&gt; &lt;/game&gt;</text:p>
          </table:table-cell>
        </table:table-row>
        <table:table-row table:style-name="ro1">
          <table:table-cell office:value-type="string">
            <text:p>Chuck Rock (Europe)</text:p>
          </table:table-cell>
          <table:table-cell office:value-type="string">
            <text:p>1992</text:p>
          </table:table-cell>
          <table:table-cell office:value-type="string">
            <text:p>ESRB - RP (Rating Pending)</text:p>
          </table:table-cell>
          <table:table-cell office:value-type="string">
            <text:p>Chuck Rock </text:p>
          </table:table-cell>
          <table:table-cell office:value-type="string">
            <text:p>Virgin Games, Inc.</text:p>
          </table:table-cell>
          <table:table-cell office:value-type="string">
            <text:p>Core Design Ltd.</text:p>
          </table:table-cell>
          <table:table-cell office:value-type="string">
            <text:p>Platform</text:p>
          </table:table-cell>
          <table:table-cell office:value-type="string">
            <text:p>3.0</text:p>
          </table:table-cell>
          <table:table-cell office:value-type="string">
            <text:p>1 Player</text:p>
          </table:table-cell>
          <table:table-cell office:value-type="string">
            <text:p>Chuck Rock is your typical average cave man. <text:s/>He likes to spend his Sunday afternoons watching football and drinking beer. <text:s/>Unfortunately, his peaceful existence is interrupted one day when his wife, Ophelia Rock, is kidnapped by the village wierdo, Gary Gritter. <text:s/>So, Chuck is rather upset about this whole situation and you have to help him make things right.****The game is a side-scrolling platformer. <text:s/>Chuck fights of a variety of dinosaurs using his belly-buster attack and a jump kick. <text:s/>Occasionally he has to pick up and throw rocks to defeat enemies and allow him to jump to greater heights.</text:p>
          </table:table-cell>
          <table:table-cell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Chuck Rock (Europe)&quot;&gt; &lt;year&gt;1992&lt;/year&gt; &lt;rating&gt;ESRB - RP (Rating Pending)&lt;/rating&gt; &lt;title&gt;Chuck Rock &lt;/title&gt; &lt;pub&gt;Virgin Games, Inc.&lt;/pub&gt; &lt;dev&gt;Core Design Ltd.&lt;/dev&gt; &lt;genre&gt;Platform&lt;/genre&gt; &lt;score&gt;3.0&lt;/score&gt; &lt;player&gt;1 Player&lt;/player&gt; &lt;story&gt;Chuck Rock is your typical average cave man.  He likes to spend his Sunday afternoons watching football and drinking beer.  Unfortunately, his peaceful existence is interrupted one day when his wife, Ophelia Rock, is kidnapped by the village wierdo, Gary Gritter.  So, Chuck is rather upset about this whole situation and you have to help him make things right.****The game is a side-scrolling platformer.  Chuck fights of a variety of dinosaurs using his belly-buster attack and a jump kick.  Occasionally he has to pick up and throw rocks to defeat enemies and allow him to jump to greater heights.&lt;/story&gt; &lt;/game&gt;">
            <text:p>&lt;game name="Chuck Rock (Europe)"&gt; &lt;year&gt;1992&lt;/year&gt; &lt;rating&gt;ESRB - RP (Rating Pending)&lt;/rating&gt; &lt;title&gt;Chuck Rock &lt;/title&gt; &lt;pub&gt;Virgin Games, Inc.&lt;/pub&gt; &lt;dev&gt;Core Design Ltd.&lt;/dev&gt; &lt;genre&gt;Platform&lt;/genre&gt; &lt;score&gt;3.0&lt;/score&gt; &lt;player&gt;1 Player&lt;/player&gt; &lt;story&gt;Chuck Rock is your typical average cave man. <text:s/>He likes to spend his Sunday afternoons watching football and drinking beer. <text:s/>Unfortunately, his peaceful existence is interrupted one day when his wife, Ophelia Rock, is kidnapped by the village wierdo, Gary Gritter. <text:s/>So, Chuck is rather upset about this whole situation and you have to help him make things right.****The game is a side-scrolling platformer. <text:s/>Chuck fights of a variety of dinosaurs using his belly-buster attack and a jump kick. <text:s/>Occasionally he has to pick up and throw rocks to defeat enemies and allow him to jump to greater heights.&lt;/story&gt; &lt;/game&gt;</text:p>
          </table:table-cell>
        </table:table-row>
        <table:table-row table:style-name="ro1">
          <table:table-cell office:value-type="string">
            <text:p>Chuck Rock II - Son of Chuck (Europe)</text:p>
          </table:table-cell>
          <table:table-cell office:value-type="string">
            <text:p>1993</text:p>
          </table:table-cell>
          <table:table-cell office:value-type="string">
            <text:p>ESRB - RP (Rating Pending)</text:p>
          </table:table-cell>
          <table:table-cell office:value-type="string">
            <text:p>Chuck Rock II - Son of Chuck </text:p>
          </table:table-cell>
          <table:table-cell table:number-columns-repeated="2" office:value-type="string">
            <text:p>Core Design Ltd.</text:p>
          </table:table-cell>
          <table:table-cell office:value-type="string">
            <text:p>Platform</text:p>
          </table:table-cell>
          <table:table-cell office:value-type="string">
            <text:p>3.1</text:p>
          </table:table-cell>
          <table:table-cell office:value-type="string">
            <text:p>1 Player</text:p>
          </table:table-cell>
          <table:table-cell office:value-type="string">
            <text:p>The story in this Chuck Rock game takes up a little while after the end of the first game. <text:s/>As you may remember, Chuck Rock had to rescue his girl, Ophelia from the bad dude Gary Gritter. <text:s/>Well, he was successful in his efforts, and now Chuck and Ophelia are married. <text:s/>Eventually, they have a son, named Junior. Chuck works in a factory, where he develops great skill at carving automobiles out of stone. A rival manufacturer becomes jealous of Chuck's abilities and kidnaps him. <text:s/>Now it is up to Junior to rescue his dad!****The gameplay in this sequel is similar to the first game, but with some minor differences since you are playing as Junior, rather than Chuck. This is a side-scrolling platform game with occasional rock-moving puzzles thrown in. Unlike Chuck, Junior carries a club that gives his attacks further reach.</text:p>
          </table:table-cell>
          <table:table-cell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Chuck Rock II - Son of Chuck (Europe)&quot;&gt; &lt;year&gt;1993&lt;/year&gt; &lt;rating&gt;ESRB - RP (Rating Pending)&lt;/rating&gt; &lt;title&gt;Chuck Rock II - Son of Chuck &lt;/title&gt; &lt;pub&gt;Core Design Ltd.&lt;/pub&gt; &lt;dev&gt;Core Design Ltd.&lt;/dev&gt; &lt;genre&gt;Platform&lt;/genre&gt; &lt;score&gt;3.1&lt;/score&gt; &lt;player&gt;1 Player&lt;/player&gt; &lt;story&gt;The story in this Chuck Rock game takes up a little while after the end of the first game.  As you may remember, Chuck Rock had to rescue his girl, Ophelia from the bad dude Gary Gritter.  Well, he was successful in his efforts, and now Chuck and Ophelia are married.  Eventually, they have a son, named Junior. Chuck works in a factory, where he develops great skill at carving automobiles out of stone. A rival manufacturer becomes jealous of Chuck's abilities and kidnaps him.  Now it is up to Junior to rescue his dad!****The gameplay in this sequel is similar to the first game, but with some minor differences since you are playing as Junior, rather than Chuck. This is a side-scrolling platform game with occasional rock-moving puzzles thrown in. Unlike Chuck, Junior carries a club that gives his attacks further reach.&lt;/story&gt; &lt;/game&gt;">
            <text:p>&lt;game name="Chuck Rock II - Son of Chuck (Europe)"&gt; &lt;year&gt;1993&lt;/year&gt; &lt;rating&gt;ESRB - RP (Rating Pending)&lt;/rating&gt; &lt;title&gt;Chuck Rock II - Son of Chuck &lt;/title&gt; &lt;pub&gt;Core Design Ltd.&lt;/pub&gt; &lt;dev&gt;Core Design Ltd.&lt;/dev&gt; &lt;genre&gt;Platform&lt;/genre&gt; &lt;score&gt;3.1&lt;/score&gt; &lt;player&gt;1 Player&lt;/player&gt; &lt;story&gt;The story in this Chuck Rock game takes up a little while after the end of the first game. <text:s/>As you may remember, Chuck Rock had to rescue his girl, Ophelia from the bad dude Gary Gritter. <text:s/>Well, he was successful in his efforts, and now Chuck and Ophelia are married. <text:s/>Eventually, they have a son, named Junior. Chuck works in a factory, where he develops great skill at carving automobiles out of stone. A rival manufacturer becomes jealous of Chuck's abilities and kidnaps him. <text:s/>Now it is up to Junior to rescue his dad!****The gameplay in this sequel is similar to the first game, but with some minor differences since you are playing as Junior, rather than Chuck. This is a side-scrolling platform game with occasional rock-moving puzzles thrown in. Unlike Chuck, Junior carries a club that gives his attacks further reach.&lt;/story&gt; &lt;/game&gt;</text:p>
          </table:table-cell>
        </table:table-row>
        <table:table-row table:style-name="ro1">
          <table:table-cell office:value-type="string">
            <text:p>Cloud Master (USA, Europe)</text:p>
          </table:table-cell>
          <table:table-cell office:value-type="string">
            <text:p>1989</text:p>
          </table:table-cell>
          <table:table-cell office:value-type="string">
            <text:p>ESRB - RP (Rating Pending)</text:p>
          </table:table-cell>
          <table:table-cell office:value-type="string">
            <text:p>Cloud Master </text:p>
          </table:table-cell>
          <table:table-cell office:value-type="string">
            <text:p>SEGA Enterprises Ltd.</text:p>
          </table:table-cell>
          <table:table-cell office:value-type="string">
            <text:p>Taito Corporation</text:p>
          </table:table-cell>
          <table:table-cell office:value-type="string">
            <text:p>Shooter</text:p>
          </table:table-cell>
          <table:table-cell office:value-type="string">
            <text:p>3.6</text:p>
          </table:table-cell>
          <table:table-cell office:value-type="string">
            <text:p>1-2 Players</text:p>
          </table:table-cell>
          <table:table-cell office:value-type="string">
            <text:p>You play a small character who floats about on a cloud and shoots small balls of energy at bad guys who fly at you from the left and right of the screen. You can collect powerups and visit shops to upgrade your offensive and defensive powers. There are a number of different stages which are punctated by a mini-boss half way through and a big (literally) boss at the end.****This is one of the only games ever made which features flying noodle bowls and bears with guns.</text:p>
          </table:table-cell>
          <table:table-cell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Cloud Master (USA, Europe)&quot;&gt; &lt;year&gt;1989&lt;/year&gt; &lt;rating&gt;ESRB - RP (Rating Pending)&lt;/rating&gt; &lt;title&gt;Cloud Master &lt;/title&gt; &lt;pub&gt;SEGA Enterprises Ltd.&lt;/pub&gt; &lt;dev&gt;Taito Corporation&lt;/dev&gt; &lt;genre&gt;Shooter&lt;/genre&gt; &lt;score&gt;3.6&lt;/score&gt; &lt;player&gt;1-2 Players&lt;/player&gt; &lt;story&gt;You play a small character who floats about on a cloud and shoots small balls of energy at bad guys who fly at you from the left and right of the screen. You can collect powerups and visit shops to upgrade your offensive and defensive powers. There are a number of different stages which are punctated by a mini-boss half way through and a big (literally) boss at the end.****This is one of the only games ever made which features flying noodle bowls and bears with guns.&lt;/story&gt; &lt;/game&gt;">
            <text:p>&lt;game name="Cloud Master (USA, Europe)"&gt; &lt;year&gt;1989&lt;/year&gt; &lt;rating&gt;ESRB - RP (Rating Pending)&lt;/rating&gt; &lt;title&gt;Cloud Master &lt;/title&gt; &lt;pub&gt;SEGA Enterprises Ltd.&lt;/pub&gt; &lt;dev&gt;Taito Corporation&lt;/dev&gt; &lt;genre&gt;Shooter&lt;/genre&gt; &lt;score&gt;3.6&lt;/score&gt; &lt;player&gt;1-2 Players&lt;/player&gt; &lt;story&gt;You play a small character who floats about on a cloud and shoots small balls of energy at bad guys who fly at you from the left and right of the screen. You can collect powerups and visit shops to upgrade your offensive and defensive powers. There are a number of different stages which are punctated by a mini-boss half way through and a big (literally) boss at the end.****This is one of the only games ever made which features flying noodle bowls and bears with guns.&lt;/story&gt; &lt;/game&gt;</text:p>
          </table:table-cell>
        </table:table-row>
        <table:table-row table:style-name="ro1">
          <table:table-cell office:value-type="string">
            <text:p>Columns (USA, Europe)</text:p>
          </table:table-cell>
          <table:table-cell office:value-type="string">
            <text:p>1990</text:p>
          </table:table-cell>
          <table:table-cell office:value-type="string">
            <text:p>ESRB - RP (Rating Pending)</text:p>
          </table:table-cell>
          <table:table-cell office:value-type="string">
            <text:p>Columns </text:p>
          </table:table-cell>
          <table:table-cell table:number-columns-repeated="2" office:value-type="string">
            <text:p>SEGA Enterprises Ltd.</text:p>
          </table:table-cell>
          <table:table-cell office:value-type="string">
            <text:p>Puzzle</text:p>
          </table:table-cell>
          <table:table-cell office:value-type="string">
            <text:p>3.2</text:p>
          </table:table-cell>
          <table:table-cell office:value-type="string">
            <text:p>1-2 Players</text:p>
          </table:table-cell>
          <table:table-cell office:value-type="string">
            <text:p>Columns is loosely derived from Tetris, as it involves arranging falling blocks in such a way as to clear them. However, in columns they are groups of 3 same-size but varying color blocks, which must be arranged into sequences of 3 or more, either horizontally, vertically or diagonally. Sequences of 4 or 5 count for double or triple points, and diagonal sequences score the most. The real trick is to set up 'combos' - where one line causes other blocks to drop so as to create other lines.****As well as the normal game mode, there is also a 'flash' mode, in which the aim is simply to remove a particular block from the base of the pre-formed pile of bricks. The difficulty of this can be determined by increasing the number of complete rows which are already in place.</text:p>
          </table:table-cell>
          <table:table-cell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Columns (USA, Europe)&quot;&gt; &lt;year&gt;1990&lt;/year&gt; &lt;rating&gt;ESRB - RP (Rating Pending)&lt;/rating&gt; &lt;title&gt;Columns &lt;/title&gt; &lt;pub&gt;SEGA Enterprises Ltd.&lt;/pub&gt; &lt;dev&gt;SEGA Enterprises Ltd.&lt;/dev&gt; &lt;genre&gt;Puzzle&lt;/genre&gt; &lt;score&gt;3.2&lt;/score&gt; &lt;player&gt;1-2 Players&lt;/player&gt; &lt;story&gt;Columns is loosely derived from Tetris, as it involves arranging falling blocks in such a way as to clear them. However, in columns they are groups of 3 same-size but varying color blocks, which must be arranged into sequences of 3 or more, either horizontally, vertically or diagonally. Sequences of 4 or 5 count for double or triple points, and diagonal sequences score the most. The real trick is to set up 'combos' - where one line causes other blocks to drop so as to create other lines.****As well as the normal game mode, there is also a 'flash' mode, in which the aim is simply to remove a particular block from the base of the pre-formed pile of bricks. The difficulty of this can be determined by increasing the number of complete rows which are already in place.&lt;/story&gt; &lt;/game&gt;">
            <text:p>&lt;game name="Columns (USA, Europe)"&gt; &lt;year&gt;1990&lt;/year&gt; &lt;rating&gt;ESRB - RP (Rating Pending)&lt;/rating&gt; &lt;title&gt;Columns &lt;/title&gt; &lt;pub&gt;SEGA Enterprises Ltd.&lt;/pub&gt; &lt;dev&gt;SEGA Enterprises Ltd.&lt;/dev&gt; &lt;genre&gt;Puzzle&lt;/genre&gt; &lt;score&gt;3.2&lt;/score&gt; &lt;player&gt;1-2 Players&lt;/player&gt; &lt;story&gt;Columns is loosely derived from Tetris, as it involves arranging falling blocks in such a way as to clear them. However, in columns they are groups of 3 same-size but varying color blocks, which must be arranged into sequences of 3 or more, either horizontally, vertically or diagonally. Sequences of 4 or 5 count for double or triple points, and diagonal sequences score the most. The real trick is to set up 'combos' - where one line causes other blocks to drop so as to create other lines.****As well as the normal game mode, there is also a 'flash' mode, in which the aim is simply to remove a particular block from the base of the pre-formed pile of bricks. The difficulty of this can be determined by increasing the number of complete rows which are already in place.&lt;/story&gt; &lt;/game&gt;</text:p>
          </table:table-cell>
        </table:table-row>
        <table:table-row table:style-name="ro1">
          <table:table-cell office:value-type="string">
            <text:p>Cool Spot (Europe)</text:p>
          </table:table-cell>
          <table:table-cell office:value-type="string">
            <text:p>1993</text:p>
          </table:table-cell>
          <table:table-cell office:value-type="string">
            <text:p>ESRB - RP (Rating Pending)</text:p>
          </table:table-cell>
          <table:table-cell office:value-type="string">
            <text:p>Cool Spot </text:p>
          </table:table-cell>
          <table:table-cell table:number-columns-repeated="2" office:value-type="string">
            <text:p>Virgin Games, Ltd.</text:p>
          </table:table-cell>
          <table:table-cell office:value-type="string">
            <text:p>Platform</text:p>
          </table:table-cell>
          <table:table-cell office:value-type="string">
            <text:p>3.2</text:p>
          </table:table-cell>
          <table:table-cell office:value-type="string">
            <text:p>1 Player</text:p>
          </table:table-cell>
          <table:table-cell office:value-type="string">
            <text:p>Cool Spot is a solid, colorful platform game featuring the 7-up mascot in the hero position. The game objective is fairly simple; you have to collect enough number of bonuses throughout each level in order to find the trapped Spots.</text:p>
          </table:table-cell>
          <table:table-cell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Cool Spot (Europe)&quot;&gt; &lt;year&gt;1993&lt;/year&gt; &lt;rating&gt;ESRB - RP (Rating Pending)&lt;/rating&gt; &lt;title&gt;Cool Spot &lt;/title&gt; &lt;pub&gt;Virgin Games, Ltd.&lt;/pub&gt; &lt;dev&gt;Virgin Games, Ltd.&lt;/dev&gt; &lt;genre&gt;Platform&lt;/genre&gt; &lt;score&gt;3.2&lt;/score&gt; &lt;player&gt;1 Player&lt;/player&gt; &lt;story&gt;Cool Spot is a solid, colorful platform game featuring the 7-up mascot in the hero position. The game objective is fairly simple; you have to collect enough number of bonuses throughout each level in order to find the trapped Spots.&lt;/story&gt; &lt;/game&gt;">
            <text:p>&lt;game name="Cool Spot (Europe)"&gt; &lt;year&gt;1993&lt;/year&gt; &lt;rating&gt;ESRB - RP (Rating Pending)&lt;/rating&gt; &lt;title&gt;Cool Spot &lt;/title&gt; &lt;pub&gt;Virgin Games, Ltd.&lt;/pub&gt; &lt;dev&gt;Virgin Games, Ltd.&lt;/dev&gt; &lt;genre&gt;Platform&lt;/genre&gt; &lt;score&gt;3.2&lt;/score&gt; &lt;player&gt;1 Player&lt;/player&gt; &lt;story&gt;Cool Spot is a solid, colorful platform game featuring the 7-up mascot in the hero position. The game objective is fairly simple; you have to collect enough number of bonuses throughout each level in order to find the trapped Spots.&lt;/story&gt; &lt;/game&gt;</text:p>
          </table:table-cell>
        </table:table-row>
        <table:table-row table:style-name="ro1">
          <table:table-cell office:value-type="string">
            <text:p>Cosmic Spacehead (Europe) (En,Fr,De,Es)</text:p>
          </table:table-cell>
          <table:table-cell office:value-type="string">
            <text:p>1991</text:p>
          </table:table-cell>
          <table:table-cell office:value-type="string">
            <text:p>ESRB - RP (Rating Pending)</text:p>
          </table:table-cell>
          <table:table-cell office:value-type="string">
            <text:p>Cosmic Spacehead </text:p>
          </table:table-cell>
          <table:table-cell table:number-columns-repeated="2" office:value-type="string">
            <text:p>Codemasters</text:p>
          </table:table-cell>
          <table:table-cell office:value-type="string">
            <text:p>Adventure</text:p>
          </table:table-cell>
          <table:table-cell office:value-type="string">
            <text:p>2.4</text:p>
          </table:table-cell>
          <table:table-cell office:value-type="string">
            <text:p>1-2 Players</text:p>
          </table:table-cell>
          <table:table-cell office:value-type="string">
            <text:p>Linus had crash landed on a distant planet called Earth, and made his way back home again. Trouble is, no one believes his tale of the planet he discovered! Your job is to help Linus make his way back to planet Earth so he can take some pictures to convince his friends. Gameplay consists of two parts, an adventure and arcade action. In adventure mode you can explore lands, find objects, and talk to people. Sentences can be constructed by using the pointer to select actions or objects on the screen (This is similar to the interface LucasArts used in games such as Maniac Mansion.) To reach many new locations involves the action mode, where you will need to cross treacherous landscapes and evade dangerous creatures. This portion resembles a side scrolling platform game. Once you've cleared an action sequence, you will not need to do so again if you decide to revisit a location. Whenever you wish you can receive a password allowing you to continue the game later from the same point.</text:p>
          </table:table-cell>
          <table:table-cell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Cosmic Spacehead (Europe) (En,Fr,De,Es)&quot;&gt; &lt;year&gt;1991&lt;/year&gt; &lt;rating&gt;ESRB - RP (Rating Pending)&lt;/rating&gt; &lt;title&gt;Cosmic Spacehead &lt;/title&gt; &lt;pub&gt;Codemasters&lt;/pub&gt; &lt;dev&gt;Codemasters&lt;/dev&gt; &lt;genre&gt;Adventure&lt;/genre&gt; &lt;score&gt;2.4&lt;/score&gt; &lt;player&gt;1-2 Players&lt;/player&gt; &lt;story&gt;Linus had crash landed on a distant planet called Earth, and made his way back home again. Trouble is, no one believes his tale of the planet he discovered! Your job is to help Linus make his way back to planet Earth so he can take some pictures to convince his friends. Gameplay consists of two parts, an adventure and arcade action. In adventure mode you can explore lands, find objects, and talk to people. Sentences can be constructed by using the pointer to select actions or objects on the screen (This is similar to the interface LucasArts used in games such as Maniac Mansion.) To reach many new locations involves the action mode, where you will need to cross treacherous landscapes and evade dangerous creatures. This portion resembles a side scrolling platform game. Once you've cleared an action sequence, you will not need to do so again if you decide to revisit a location. Whenever you wish you can receive a password allowing you to continue the game later from the same point.&lt;/story&gt; &lt;/game&gt;">
            <text:p>&lt;game name="Cosmic Spacehead (Europe) (En,Fr,De,Es)"&gt; &lt;year&gt;1991&lt;/year&gt; &lt;rating&gt;ESRB - RP (Rating Pending)&lt;/rating&gt; &lt;title&gt;Cosmic Spacehead &lt;/title&gt; &lt;pub&gt;Codemasters&lt;/pub&gt; &lt;dev&gt;Codemasters&lt;/dev&gt; &lt;genre&gt;Adventure&lt;/genre&gt; &lt;score&gt;2.4&lt;/score&gt; &lt;player&gt;1-2 Players&lt;/player&gt; &lt;story&gt;Linus had crash landed on a distant planet called Earth, and made his way back home again. Trouble is, no one believes his tale of the planet he discovered! Your job is to help Linus make his way back to planet Earth so he can take some pictures to convince his friends. Gameplay consists of two parts, an adventure and arcade action. In adventure mode you can explore lands, find objects, and talk to people. Sentences can be constructed by using the pointer to select actions or objects on the screen (This is similar to the interface LucasArts used in games such as Maniac Mansion.) To reach many new locations involves the action mode, where you will need to cross treacherous landscapes and evade dangerous creatures. This portion resembles a side scrolling platform game. Once you've cleared an action sequence, you will not need to do so again if you decide to revisit a location. Whenever you wish you can receive a password allowing you to continue the game later from the same point.&lt;/story&gt; &lt;/game&gt;</text:p>
          </table:table-cell>
        </table:table-row>
        <table:table-row table:style-name="ro1">
          <table:table-cell office:value-type="string">
            <text:p>Cyber Shinobi, The (Europe)</text:p>
          </table:table-cell>
          <table:table-cell office:value-type="string">
            <text:p>1990</text:p>
          </table:table-cell>
          <table:table-cell office:value-type="string">
            <text:p>ESRB - RP (Rating Pending)</text:p>
          </table:table-cell>
          <table:table-cell office:value-type="string">
            <text:p>Cyber Shinobi, The </text:p>
          </table:table-cell>
          <table:table-cell table:number-columns-repeated="2" office:value-type="string">
            <text:p>SEGA Enterprises Ltd.</text:p>
          </table:table-cell>
          <table:table-cell office:value-type="string">
            <text:p>Platform</text:p>
          </table:table-cell>
          <table:table-cell office:value-type="string">
            <text:p>2.9</text:p>
          </table:table-cell>
          <table:table-cell office:value-type="string">
            <text:p>1 Player</text:p>
          </table:table-cell>
          <table:table-cell office:value-type="string">
            <text:p>In the previous game, an evil army of villains, known simply as "Zeed" , but some of them escaped, however. ****Time has passed and it is the year 2XXX where atomic power plants in countries around the world are attacked, and plutonium, which was the equivalent of 100,000 megatons of explosive power, was stolen from these plants. The words "Cyber Zeed" was always written at the scene of the crime. Later, the world realized what Cyber Zeed had planned to do: use their nuclear capabilities to terrorize the world. Every nation sent their best forces to stop this threat, but all of them failed. ****Joe Musashi came forward to this great evil, and he is required to fight those who rose from the ashes and put an end to this threat.****Cyber Shinobi is a one-player game that consists of six rounds. You need to fight ninjas that get in your way using your fists and legs. You can also defeat them using special attacks and ninjitsu. Power-ups can be collected along the way, which will give you more shots, ninjitsu, power, and life. A boss needs to be defeated at the end of the round.</text:p>
          </table:table-cell>
          <table:table-cell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Cyber Shinobi, The (Europe)&quot;&gt; &lt;year&gt;1990&lt;/year&gt; &lt;rating&gt;ESRB - RP (Rating Pending)&lt;/rating&gt; &lt;title&gt;Cyber Shinobi, The &lt;/title&gt; &lt;pub&gt;SEGA Enterprises Ltd.&lt;/pub&gt; &lt;dev&gt;SEGA Enterprises Ltd.&lt;/dev&gt; &lt;genre&gt;Platform&lt;/genre&gt; &lt;score&gt;2.9&lt;/score&gt; &lt;player&gt;1 Player&lt;/player&gt; &lt;story&gt;In the previous game, an evil army of villains, known simply as &quot;Zeed&quot; , but some of them escaped, however. ****Time has passed and it is the year 2XXX where atomic power plants in countries around the world are attacked, and plutonium, which was the equivalent of 100,000 megatons of explosive power, was stolen from these plants. The words &quot;Cyber Zeed&quot; was always written at the scene of the crime. Later, the world realized what Cyber Zeed had planned to do: use their nuclear capabilities to terrorize the world. Every nation sent their best forces to stop this threat, but all of them failed. ****Joe Musashi came forward to this great evil, and he is required to fight those who rose from the ashes and put an end to this threat.****Cyber Shinobi is a one-player game that consists of six rounds. You need to fight ninjas that get in your way using your fists and legs. You can also defeat them using special attacks and ninjitsu. Power-ups can be collected along the way, which will give you more shots, ninjitsu, power, and life. A boss needs to be defeated at the end of the round.&lt;/story&gt; &lt;/game&gt;">
            <text:p>&lt;game name="Cyber Shinobi, The (Europe)"&gt; &lt;year&gt;1990&lt;/year&gt; &lt;rating&gt;ESRB - RP (Rating Pending)&lt;/rating&gt; &lt;title&gt;Cyber Shinobi, The &lt;/title&gt; &lt;pub&gt;SEGA Enterprises Ltd.&lt;/pub&gt; &lt;dev&gt;SEGA Enterprises Ltd.&lt;/dev&gt; &lt;genre&gt;Platform&lt;/genre&gt; &lt;score&gt;2.9&lt;/score&gt; &lt;player&gt;1 Player&lt;/player&gt; &lt;story&gt;In the previous game, an evil army of villains, known simply as "Zeed" , but some of them escaped, however. ****Time has passed and it is the year 2XXX where atomic power plants in countries around the world are attacked, and plutonium, which was the equivalent of 100,000 megatons of explosive power, was stolen from these plants. The words "Cyber Zeed" was always written at the scene of the crime. Later, the world realized what Cyber Zeed had planned to do: use their nuclear capabilities to terrorize the world. Every nation sent their best forces to stop this threat, but all of them failed. ****Joe Musashi came forward to this great evil, and he is required to fight those who rose from the ashes and put an end to this threat.****Cyber Shinobi is a one-player game that consists of six rounds. You need to fight ninjas that get in your way using your fists and legs. You can also defeat them using special attacks and ninjitsu. Power-ups can be collected along the way, which will give you more shots, ninjitsu, power, and life. A boss needs to be defeated at the end of the round.&lt;/story&gt; &lt;/game&gt;</text:p>
          </table:table-cell>
        </table:table-row>
        <table:table-row table:style-name="ro1">
          <table:table-cell office:value-type="string">
            <text:p>Cyborg Hunter (USA, Europe)</text:p>
          </table:table-cell>
          <table:table-cell office:value-type="string">
            <text:p>1988</text:p>
          </table:table-cell>
          <table:table-cell office:value-type="string">
            <text:p>ESRB - RP (Rating Pending)</text:p>
          </table:table-cell>
          <table:table-cell office:value-type="string">
            <text:p>Cyborg Hunter </text:p>
          </table:table-cell>
          <table:table-cell table:number-columns-repeated="2" office:value-type="string">
            <text:p>SEGA Corporation</text:p>
          </table:table-cell>
          <table:table-cell office:value-type="string">
            <text:p>Beat-'Em-Up</text:p>
          </table:table-cell>
          <table:table-cell office:value-type="string">
            <text:p>4.0</text:p>
          </table:table-cell>
          <table:table-cell office:value-type="string">
            <text:p>1 Player</text:p>
          </table:table-cell>
          <table:table-cell office:value-type="string">
            <text:p>It is the year 2242. You are Paladin, the galaxy's toughest bounty hunter. Cyborgs are about to take complete control of the universe under the direction of Vipron, their evil leader. You are sent to the cyborg fortress to get rid of all the chief cyborgs in each of the seven areas. ****The game screen is divided into three sections. This includes a first-person view of the map, in which you can see objects that are coming your way. There are two types of objects: red objects indicate the lower cyborgs, while white ones indicate the chief cyborgs. Next to it is a map of the area, your life and psycho power count. Below these is the action screen. ****In each of these seven areas, there are several floors which can be reached via the elevator. At the beginning of the game, your only weapons are your fists, but weapons can be collected throughout each area, which include psycho punch, ray gun, light gun, and bombs. Power-ups like extra life and psycho power can also be collected. If you use the psycho punch or psycho gun, your psycho power gets depleted, and when it is empty, you must stock up on some more. You can also get shields that will protect you from laser beams, and jet engines so that you can fly over hazards.**In some areas, you defeat a boss which leaves an ID card, which you can use to access other areas of the fortress. ****Some chief cyborgs are easy to kill, while some are hard. You will just have to work out which weapon works best with them. The game ends when you lose all your life. ****You are not alone in this mission. You also have Adina, your contact back at headquarters. Follow her instructions carefully and you may survive.****Cyborg Hunter is based on the Japanese-only Borgman.</text:p>
          </table:table-cell>
          <table:table-cell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Cyborg Hunter (USA, Europe)&quot;&gt; &lt;year&gt;1988&lt;/year&gt; &lt;rating&gt;ESRB - RP (Rating Pending)&lt;/rating&gt; &lt;title&gt;Cyborg Hunter &lt;/title&gt; &lt;pub&gt;SEGA Corporation&lt;/pub&gt; &lt;dev&gt;SEGA Corporation&lt;/dev&gt; &lt;genre&gt;Beat-'Em-Up&lt;/genre&gt; &lt;score&gt;4.0&lt;/score&gt; &lt;player&gt;1 Player&lt;/player&gt; &lt;story&gt;It is the year 2242. You are Paladin, the galaxy's toughest bounty hunter. Cyborgs are about to take complete control of the universe under the direction of Vipron, their evil leader. You are sent to the cyborg fortress to get rid of all the chief cyborgs in each of the seven areas. ****The game screen is divided into three sections. This includes a first-person view of the map, in which you can see objects that are coming your way. There are two types of objects: red objects indicate the lower cyborgs, while white ones indicate the chief cyborgs. Next to it is a map of the area, your life and psycho power count. Below these is the action screen. ****In each of these seven areas, there are several floors which can be reached via the elevator. At the beginning of the game, your only weapons are your fists, but weapons can be collected throughout each area, which include psycho punch, ray gun, light gun, and bombs. Power-ups like extra life and psycho power can also be collected. If you use the psycho punch or psycho gun, your psycho power gets depleted, and when it is empty, you must stock up on some more. You can also get shields that will protect you from laser beams, and jet engines so that you can fly over hazards.**In some areas, you defeat a boss which leaves an ID card, which you can use to access other areas of the fortress. ****Some chief cyborgs are easy to kill, while some are hard. You will just have to work out which weapon works best with them. The game ends when you lose all your life. ****You are not alone in this mission. You also have Adina, your contact back at headquarters. Follow her instructions carefully and you may survive.****Cyborg Hunter is based on the Japanese-only Borgman.&lt;/story&gt; &lt;/game&gt;">
            <text:p>&lt;game name="Cyborg Hunter (USA, Europe)"&gt; &lt;year&gt;1988&lt;/year&gt; &lt;rating&gt;ESRB - RP (Rating Pending)&lt;/rating&gt; &lt;title&gt;Cyborg Hunter &lt;/title&gt; &lt;pub&gt;SEGA Corporation&lt;/pub&gt; &lt;dev&gt;SEGA Corporation&lt;/dev&gt; &lt;genre&gt;Beat-'Em-Up&lt;/genre&gt; &lt;score&gt;4.0&lt;/score&gt; &lt;player&gt;1 Player&lt;/player&gt; &lt;story&gt;It is the year 2242. You are Paladin, the galaxy's toughest bounty hunter. Cyborgs are about to take complete control of the universe under the direction of Vipron, their evil leader. You are sent to the cyborg fortress to get rid of all the chief cyborgs in each of the seven areas. ****The game screen is divided into three sections. This includes a first-person view of the map, in which you can see objects that are coming your way. There are two types of objects: red objects indicate the lower cyborgs, while white ones indicate the chief cyborgs. Next to it is a map of the area, your life and psycho power count. Below these is the action screen. ****In each of these seven areas, there are several floors which can be reached via the elevator. At the beginning of the game, your only weapons are your fists, but weapons can be collected throughout each area, which include psycho punch, ray gun, light gun, and bombs. Power-ups like extra life and psycho power can also be collected. If you use the psycho punch or psycho gun, your psycho power gets depleted, and when it is empty, you must stock up on some more. You can also get shields that will protect you from laser beams, and jet engines so that you can fly over hazards.**In some areas, you defeat a boss which leaves an ID card, which you can use to access other areas of the fortress. ****Some chief cyborgs are easy to kill, while some are hard. You will just have to work out which weapon works best with them. The game ends when you lose all your life. ****You are not alone in this mission. You also have Adina, your contact back at headquarters. Follow her instructions carefully and you may survive.****Cyborg Hunter is based on the Japanese-only Borgman.&lt;/story&gt; &lt;/game&gt;</text:p>
          </table:table-cell>
        </table:table-row>
        <table:table-row table:style-name="ro1">
          <table:table-cell office:value-type="string">
            <text:p>Daffy Duck in Hollywood (Europe) (En,Fr,De,Es,It)</text:p>
          </table:table-cell>
          <table:table-cell office:value-type="string">
            <text:p>1993</text:p>
          </table:table-cell>
          <table:table-cell office:value-type="string">
            <text:p>ESRB - RP (Rating Pending)</text:p>
          </table:table-cell>
          <table:table-cell office:value-type="string">
            <text:p>Daffy Duck in Hollywood </text:p>
          </table:table-cell>
          <table:table-cell office:value-type="string">
            <text:p>SEGA Enterprises Ltd.</text:p>
          </table:table-cell>
          <table:table-cell office:value-type="string">
            <text:p>Probe Software Ltd.</text:p>
          </table:table-cell>
          <table:table-cell office:value-type="string">
            <text:p>Platform</text:p>
          </table:table-cell>
          <table:table-cell office:value-type="string">
            <text:p>2.7</text:p>
          </table:table-cell>
          <table:table-cell office:value-type="string">
            <text:p>1 Player</text:p>
          </table:table-cell>
          <table:table-cell office:value-type="string">
            <text:p>The Looney Tunes platformer Daffy Duck in Hollywood received a unique version for Sega's 8-bit systems. While similar in story, concept and themes to the Mega Drive version, the 8-bit version has unique level designs and also several differences in gameplay. Players control Daffy Duck, who is hired to reacquire Yosemite Sam's Golden Cartoon Movie Awards, stolen by the nefarious Doctor Duck Brain. Daffy has to make his way through six different worlds of three levels each. Each world is based on a movie genre including western, horror, adventure, sci-fi and more. At the beginning of the game, the six levels of the first two worlds can be selected in any order. Completing all six unlocks the levels of the next two worlds. Each level consists of several sections. The entry to the next section only opens once Daffy has dispatched a number of enemies in the current section. To to so, Daffy is armed with a bubble gun. Shooting bubbles at enemies makes most of them float away, some however are invulnerable and must be avoided. Daffy can upgrade his gun via bubble power-ups, making it shoot faster, in different patterns or with more power. Also available are magic wand power-ups which summon a "fairy duck mother", preventing Daffy from losing a life by absorbing the next hit - otherwise, each hit is instantly fatal. Golden clipboards give continues while dollar signs, gold coins and diamonds can be collected for points. Not every level contains one of the Movie Awards, and collecting them isn't even necessary to finish the game. Yosemite Sam won't be pleased however if not all are recovered.</text:p>
          </table:table-cell>
          <table:table-cell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Daffy Duck in Hollywood (Europe) (En,Fr,De,Es,It)&quot;&gt; &lt;year&gt;1993&lt;/year&gt; &lt;rating&gt;ESRB - RP (Rating Pending)&lt;/rating&gt; &lt;title&gt;Daffy Duck in Hollywood &lt;/title&gt; &lt;pub&gt;SEGA Enterprises Ltd.&lt;/pub&gt; &lt;dev&gt;Probe Software Ltd.&lt;/dev&gt; &lt;genre&gt;Platform&lt;/genre&gt; &lt;score&gt;2.7&lt;/score&gt; &lt;player&gt;1 Player&lt;/player&gt; &lt;story&gt;The Looney Tunes platformer Daffy Duck in Hollywood received a unique version for Sega's 8-bit systems. While similar in story, concept and themes to the Mega Drive version, the 8-bit version has unique level designs and also several differences in gameplay. Players control Daffy Duck, who is hired to reacquire Yosemite Sam's Golden Cartoon Movie Awards, stolen by the nefarious Doctor Duck Brain. Daffy has to make his way through six different worlds of three levels each. Each world is based on a movie genre including western, horror, adventure, sci-fi and more. At the beginning of the game, the six levels of the first two worlds can be selected in any order. Completing all six unlocks the levels of the next two worlds. Each level consists of several sections. The entry to the next section only opens once Daffy has dispatched a number of enemies in the current section. To to so, Daffy is armed with a bubble gun. Shooting bubbles at enemies makes most of them float away, some however are invulnerable and must be avoided. Daffy can upgrade his gun via bubble power-ups, making it shoot faster, in different patterns or with more power. Also available are magic wand power-ups which summon a &quot;fairy duck mother&quot;, preventing Daffy from losing a life by absorbing the next hit - otherwise, each hit is instantly fatal. Golden clipboards give continues while dollar signs, gold coins and diamonds can be collected for points. Not every level contains one of the Movie Awards, and collecting them isn't even necessary to finish the game. Yosemite Sam won't be pleased however if not all are recovered.&lt;/story&gt; &lt;/game&gt;">
            <text:p>&lt;game name="Daffy Duck in Hollywood (Europe) (En,Fr,De,Es,It)"&gt; &lt;year&gt;1993&lt;/year&gt; &lt;rating&gt;ESRB - RP (Rating Pending)&lt;/rating&gt; &lt;title&gt;Daffy Duck in Hollywood &lt;/title&gt; &lt;pub&gt;SEGA Enterprises Ltd.&lt;/pub&gt; &lt;dev&gt;Probe Software Ltd.&lt;/dev&gt; &lt;genre&gt;Platform&lt;/genre&gt; &lt;score&gt;2.7&lt;/score&gt; &lt;player&gt;1 Player&lt;/player&gt; &lt;story&gt;The Looney Tunes platformer Daffy Duck in Hollywood received a unique version for Sega's 8-bit systems. While similar in story, concept and themes to the Mega Drive version, the 8-bit version has unique level designs and also several differences in gameplay. Players control Daffy Duck, who is hired to reacquire Yosemite Sam's Golden Cartoon Movie Awards, stolen by the nefarious Doctor Duck Brain. Daffy has to make his way through six different worlds of three levels each. Each world is based on a movie genre including western, horror, adventure, sci-fi and more. At the beginning of the game, the six levels of the first two worlds can be selected in any order. Completing all six unlocks the levels of the next two worlds. Each level consists of several sections. The entry to the next section only opens once Daffy has dispatched a number of enemies in the current section. To to so, Daffy is armed with a bubble gun. Shooting bubbles at enemies makes most of them float away, some however are invulnerable and must be avoided. Daffy can upgrade his gun via bubble power-ups, making it shoot faster, in different patterns or with more power. Also available are magic wand power-ups which summon a "fairy duck mother", preventing Daffy from losing a life by absorbing the next hit - otherwise, each hit is instantly fatal. Golden clipboards give continues while dollar signs, gold coins and diamonds can be collected for points. Not every level contains one of the Movie Awards, and collecting them isn't even necessary to finish the game. Yosemite Sam won't be pleased however if not all are recovered.&lt;/story&gt; &lt;/game&gt;</text:p>
          </table:table-cell>
        </table:table-row>
        <table:table-row table:style-name="ro1">
          <table:table-cell office:value-type="string">
            <text:p>Danan - The Jungle Fighter (Europe)</text:p>
          </table:table-cell>
          <table:table-cell office:value-type="string">
            <text:p>1991</text:p>
          </table:table-cell>
          <table:table-cell office:value-type="string">
            <text:p>ESRB - RP (Rating Pending)</text:p>
          </table:table-cell>
          <table:table-cell office:value-type="string">
            <text:p>Danan - The Jungle Fighter </text:p>
          </table:table-cell>
          <table:table-cell table:number-columns-repeated="2" office:value-type="string">
            <text:p>SEGA Corporation</text:p>
          </table:table-cell>
          <table:table-cell office:value-type="string">
            <text:p>Platform</text:p>
          </table:table-cell>
          <table:table-cell office:value-type="string">
            <text:p>3.2</text:p>
          </table:table-cell>
          <table:table-cell office:value-type="string">
            <text:p>1 Player</text:p>
          </table:table-cell>
          <table:table-cell office:value-type="string">
            <text:p>Long ago, in the distant land of Moralos, in a time when vast jungles still covered the Earth, an evil presence emerged from its tomb beneath the ground. His name was Gilbas, and he was about to destroy the inhabitants of the land. Aganan, a great warrior, was summoned to save the troubled land and put an end to Gilbas by sealing him in the tome from where it came.****Unfortunately, Gilba was successfully resurrected and another warrior, Danan, was called. His quest is to locate the three sacred objects that Aganan used to defeat Gilbas: "The Orb of Light", "The Amulet of Light", and "The Knife of Light". ****There are about four rounds to complete, and has Danan going through exotic locations defeating enemies such as valkyries, ogres, bees, spiders, and several others. At the end of each round, you come face to face with a boss, which takes quite a number of hits to kill with your sword. Once they are defeated, they are likely to give you one of the objects that you need to defeat Gilbas. More to the story is then revealed.****Assisting you with your journey are three animals: an eagle, a monkey, and some other animal that I am unfamiliar with. To get these animals to help you, however, you will need to collect three of their tokens that are found in yellow chests. These animals are quite useful in dangerous situations. The eagle, for example, can get a hold of you and fly you to safety if more than one type of enemy surrounds you. Anyway, you can get these animals to help you at any place, at any time, as long as you have three of its tokens. Yellow chests can also reveal extra strength, extra time, or extra health.****The game ends when you run out of time, or when you lose your health, and there are no second chances, unless you manage to find some elixirs, which are rare.</text:p>
          </table:table-cell>
          <table:table-cell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Danan - The Jungle Fighter (Europe)&quot;&gt; &lt;year&gt;1991&lt;/year&gt; &lt;rating&gt;ESRB - RP (Rating Pending)&lt;/rating&gt; &lt;title&gt;Danan - The Jungle Fighter &lt;/title&gt; &lt;pub&gt;SEGA Corporation&lt;/pub&gt; &lt;dev&gt;SEGA Corporation&lt;/dev&gt; &lt;genre&gt;Platform&lt;/genre&gt; &lt;score&gt;3.2&lt;/score&gt; &lt;player&gt;1 Player&lt;/player&gt; &lt;story&gt;Long ago, in the distant land of Moralos, in a time when vast jungles still covered the Earth, an evil presence emerged from its tomb beneath the ground. His name was Gilbas, and he was about to destroy the inhabitants of the land. Aganan, a great warrior, was summoned to save the troubled land and put an end to Gilbas by sealing him in the tome from where it came.****Unfortunately, Gilba was successfully resurrected and another warrior, Danan, was called. His quest is to locate the three sacred objects that Aganan used to defeat Gilbas: &quot;The Orb of Light&quot;, &quot;The Amulet of Light&quot;, and &quot;The Knife of Light&quot;. ****There are about four rounds to complete, and has Danan going through exotic locations defeating enemies such as valkyries, ogres, bees, spiders, and several others. At the end of each round, you come face to face with a boss, which takes quite a number of hits to kill with your sword. Once they are defeated, they are likely to give you one of the objects that you need to defeat Gilbas. More to the story is then revealed.****Assisting you with your journey are three animals: an eagle, a monkey, and some other animal that I am unfamiliar with. To get these animals to help you, however, you will need to collect three of their tokens that are found in yellow chests. These animals are quite useful in dangerous situations. The eagle, for example, can get a hold of you and fly you to safety if more than one type of enemy surrounds you. Anyway, you can get these animals to help you at any place, at any time, as long as you have three of its tokens. Yellow chests can also reveal extra strength, extra time, or extra health.****The game ends when you run out of time, or when you lose your health, and there are no second chances, unless you manage to find some elixirs, which are rare.&lt;/story&gt; &lt;/game&gt;">
            <text:p>&lt;game name="Danan - The Jungle Fighter (Europe)"&gt; &lt;year&gt;1991&lt;/year&gt; &lt;rating&gt;ESRB - RP (Rating Pending)&lt;/rating&gt; &lt;title&gt;Danan - The Jungle Fighter &lt;/title&gt; &lt;pub&gt;SEGA Corporation&lt;/pub&gt; &lt;dev&gt;SEGA Corporation&lt;/dev&gt; &lt;genre&gt;Platform&lt;/genre&gt; &lt;score&gt;3.2&lt;/score&gt; &lt;player&gt;1 Player&lt;/player&gt; &lt;story&gt;Long ago, in the distant land of Moralos, in a time when vast jungles still covered the Earth, an evil presence emerged from its tomb beneath the ground. His name was Gilbas, and he was about to destroy the inhabitants of the land. Aganan, a great warrior, was summoned to save the troubled land and put an end to Gilbas by sealing him in the tome from where it came.****Unfortunately, Gilba was successfully resurrected and another warrior, Danan, was called. His quest is to locate the three sacred objects that Aganan used to defeat Gilbas: "The Orb of Light", "The Amulet of Light", and "The Knife of Light". ****There are about four rounds to complete, and has Danan going through exotic locations defeating enemies such as valkyries, ogres, bees, spiders, and several others. At the end of each round, you come face to face with a boss, which takes quite a number of hits to kill with your sword. Once they are defeated, they are likely to give you one of the objects that you need to defeat Gilbas. More to the story is then revealed.****Assisting you with your journey are three animals: an eagle, a monkey, and some other animal that I am unfamiliar with. To get these animals to help you, however, you will need to collect three of their tokens that are found in yellow chests. These animals are quite useful in dangerous situations. The eagle, for example, can get a hold of you and fly you to safety if more than one type of enemy surrounds you. Anyway, you can get these animals to help you at any place, at any time, as long as you have three of its tokens. Yellow chests can also reveal extra strength, extra time, or extra health.****The game ends when you run out of time, or when you lose your health, and there are no second chances, unless you manage to find some elixirs, which are rare.&lt;/story&gt; &lt;/game&gt;</text:p>
          </table:table-cell>
        </table:table-row>
        <table:table-row table:style-name="ro1">
          <table:table-cell office:value-type="string">
            <text:p>Dead Angle (USA, Europe)</text:p>
          </table:table-cell>
          <table:table-cell office:value-type="string">
            <text:p>1989</text:p>
          </table:table-cell>
          <table:table-cell office:value-type="string">
            <text:p>ESRB - RP (Rating Pending)</text:p>
          </table:table-cell>
          <table:table-cell office:value-type="string">
            <text:p>Dead Angle </text:p>
          </table:table-cell>
          <table:table-cell office:value-type="string">
            <text:p>SEGA Corporation</text:p>
          </table:table-cell>
          <table:table-cell office:value-type="string">
            <text:p>Seibu Kaihatsu Inc.</text:p>
          </table:table-cell>
          <table:table-cell office:value-type="string">
            <text:p>Action</text:p>
          </table:table-cell>
          <table:table-cell office:value-type="string">
            <text:p>3.9</text:p>
          </table:table-cell>
          <table:table-cell office:value-type="string">
            <text:p>1 Player</text:p>
          </table:table-cell>
          <table:table-cell office:value-type="string">
            <text:p>In this game you play the role of a man who's girlfriend has been kidnapped by a ruthless mafia boss and you need to find her quickly. ****The gameplay involves you having to shoot all the mafia henchmen before being able to fight the level boss. The game is view as a 1st person/3rd person hybrid where you are shooting in first person but you can see the outline of your character. To avoid getting shot you have to make sure you are not in front of an enemy as when you are your outline turns red and you are vulnerable. You can duck for cover but you automatically pop up after a few seconds so timing is everything. There is also a time limit for each level and more enemies to kill as the game progresses.</text:p>
          </table:table-cell>
          <table:table-cell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Dead Angle (USA, Europe)&quot;&gt; &lt;year&gt;1989&lt;/year&gt; &lt;rating&gt;ESRB - RP (Rating Pending)&lt;/rating&gt; &lt;title&gt;Dead Angle &lt;/title&gt; &lt;pub&gt;SEGA Corporation&lt;/pub&gt; &lt;dev&gt;Seibu Kaihatsu Inc.&lt;/dev&gt; &lt;genre&gt;Action&lt;/genre&gt; &lt;score&gt;3.9&lt;/score&gt; &lt;player&gt;1 Player&lt;/player&gt; &lt;story&gt;In this game you play the role of a man who's girlfriend has been kidnapped by a ruthless mafia boss and you need to find her quickly. ****The gameplay involves you having to shoot all the mafia henchmen before being able to fight the level boss. The game is view as a 1st person/3rd person hybrid where you are shooting in first person but you can see the outline of your character. To avoid getting shot you have to make sure you are not in front of an enemy as when you are your outline turns red and you are vulnerable. You can duck for cover but you automatically pop up after a few seconds so timing is everything. There is also a time limit for each level and more enemies to kill as the game progresses.&lt;/story&gt; &lt;/game&gt;">
            <text:p>&lt;game name="Dead Angle (USA, Europe)"&gt; &lt;year&gt;1989&lt;/year&gt; &lt;rating&gt;ESRB - RP (Rating Pending)&lt;/rating&gt; &lt;title&gt;Dead Angle &lt;/title&gt; &lt;pub&gt;SEGA Corporation&lt;/pub&gt; &lt;dev&gt;Seibu Kaihatsu Inc.&lt;/dev&gt; &lt;genre&gt;Action&lt;/genre&gt; &lt;score&gt;3.9&lt;/score&gt; &lt;player&gt;1 Player&lt;/player&gt; &lt;story&gt;In this game you play the role of a man who's girlfriend has been kidnapped by a ruthless mafia boss and you need to find her quickly. ****The gameplay involves you having to shoot all the mafia henchmen before being able to fight the level boss. The game is view as a 1st person/3rd person hybrid where you are shooting in first person but you can see the outline of your character. To avoid getting shot you have to make sure you are not in front of an enemy as when you are your outline turns red and you are vulnerable. You can duck for cover but you automatically pop up after a few seconds so timing is everything. There is also a time limit for each level and more enemies to kill as the game progresses.&lt;/story&gt; &lt;/game&gt;</text:p>
          </table:table-cell>
        </table:table-row>
        <table:table-row table:style-name="ro1">
          <table:table-cell office:value-type="string">
            <text:p>Deep Duck Trouble Starring Donald Duck (Europe)</text:p>
          </table:table-cell>
          <table:table-cell office:value-type="string">
            <text:p>1993</text:p>
          </table:table-cell>
          <table:table-cell office:value-type="string">
            <text:p>ESRB - RP (Rating Pending)</text:p>
          </table:table-cell>
          <table:table-cell office:value-type="string">
            <text:p>Deep Duck Trouble Starring Donald Duck </text:p>
          </table:table-cell>
          <table:table-cell office:value-type="string">
            <text:p>SEGA Enterprises Ltd.</text:p>
          </table:table-cell>
          <table:table-cell office:value-type="string">
            <text:p>Aspect Co. Ltd.</text:p>
          </table:table-cell>
          <table:table-cell office:value-type="string">
            <text:p>Platform</text:p>
          </table:table-cell>
          <table:table-cell office:value-type="string">
            <text:p>4.2</text:p>
          </table:table-cell>
          <table:table-cell office:value-type="string">
            <text:p>1 Player</text:p>
          </table:table-cell>
          <table:table-cell office:value-type="string">
            <text:p>Donald meets Hewey, Dewey and Louie, back from their latest adventure with Uncle Scrooge. <text:s/>But Uncle Scrooge has been cursed by a pendant he found while adventuring, and is now floating in the air like a balloon! <text:s/>He gives Donald his adventurer's diary and asks Donald to retrace his steps and return the pendant to its rightful place - this is the only thing that will return Scrooge to normal.****Deep Duck Trouble is a platform game where you play as Donald Duck. <text:s/>You must make your way through four different areas of the island - the jungle, an inlet, a volcano, and a valley - and defeat bosses at the end of each area. <text:s/>Donald can defeat enemies by jumping on their heads. <text:s/>He can also defeat them by kicking bricks which will may then hit his enemies. <text:s/>Donald's trademark temper also comes into play: if he eats a chili pepper, he will become furious and plough through anything in his way, whether it be bricks or enemies!</text:p>
          </table:table-cell>
          <table:table-cell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Deep Duck Trouble Starring Donald Duck (Europe)&quot;&gt; &lt;year&gt;1993&lt;/year&gt; &lt;rating&gt;ESRB - RP (Rating Pending)&lt;/rating&gt; &lt;title&gt;Deep Duck Trouble Starring Donald Duck &lt;/title&gt; &lt;pub&gt;SEGA Enterprises Ltd.&lt;/pub&gt; &lt;dev&gt;Aspect Co. Ltd.&lt;/dev&gt; &lt;genre&gt;Platform&lt;/genre&gt; &lt;score&gt;4.2&lt;/score&gt; &lt;player&gt;1 Player&lt;/player&gt; &lt;story&gt;Donald meets Hewey, Dewey and Louie, back from their latest adventure with Uncle Scrooge.  But Uncle Scrooge has been cursed by a pendant he found while adventuring, and is now floating in the air like a balloon!  He gives Donald his adventurer's diary and asks Donald to retrace his steps and return the pendant to its rightful place - this is the only thing that will return Scrooge to normal.****Deep Duck Trouble is a platform game where you play as Donald Duck.  You must make your way through four different areas of the island - the jungle, an inlet, a volcano, and a valley - and defeat bosses at the end of each area.  Donald can defeat enemies by jumping on their heads.  He can also defeat them by kicking bricks which will may then hit his enemies.  Donald's trademark temper also comes into play: if he eats a chili pepper, he will become furious and plough through anything in his way, whether it be bricks or enemies!&lt;/story&gt; &lt;/game&gt;">
            <text:p>&lt;game name="Deep Duck Trouble Starring Donald Duck (Europe)"&gt; &lt;year&gt;1993&lt;/year&gt; &lt;rating&gt;ESRB - RP (Rating Pending)&lt;/rating&gt; &lt;title&gt;Deep Duck Trouble Starring Donald Duck &lt;/title&gt; &lt;pub&gt;SEGA Enterprises Ltd.&lt;/pub&gt; &lt;dev&gt;Aspect Co. Ltd.&lt;/dev&gt; &lt;genre&gt;Platform&lt;/genre&gt; &lt;score&gt;4.2&lt;/score&gt; &lt;player&gt;1 Player&lt;/player&gt; &lt;story&gt;Donald meets Hewey, Dewey and Louie, back from their latest adventure with Uncle Scrooge. <text:s/>But Uncle Scrooge has been cursed by a pendant he found while adventuring, and is now floating in the air like a balloon! <text:s/>He gives Donald his adventurer's diary and asks Donald to retrace his steps and return the pendant to its rightful place - this is the only thing that will return Scrooge to normal.****Deep Duck Trouble is a platform game where you play as Donald Duck. <text:s/>You must make your way through four different areas of the island - the jungle, an inlet, a volcano, and a valley - and defeat bosses at the end of each area. <text:s/>Donald can defeat enemies by jumping on their heads. <text:s/>He can also defeat them by kicking bricks which will may then hit his enemies. <text:s/>Donald's trademark temper also comes into play: if he eats a chili pepper, he will become furious and plough through anything in his way, whether it be bricks or enemies!&lt;/story&gt; &lt;/game&gt;</text:p>
          </table:table-cell>
        </table:table-row>
        <table:table-row table:style-name="ro1">
          <table:table-cell office:value-type="string">
            <text:p>Desert Speedtrap Starring Road Runner and Wile E. Coyote (Europe) (En,Fr,De,Es,It)</text:p>
          </table:table-cell>
          <table:table-cell office:value-type="string">
            <text:p>1993</text:p>
          </table:table-cell>
          <table:table-cell office:value-type="string">
            <text:p>ESRB - RP (Rating Pending)</text:p>
          </table:table-cell>
          <table:table-cell office:value-type="string">
            <text:p>Desert Speedtrap Starring Road Runner and Wile E. Coyote </text:p>
          </table:table-cell>
          <table:table-cell office:value-type="string">
            <text:p>SEGA Enterprises Ltd.</text:p>
          </table:table-cell>
          <table:table-cell office:value-type="string">
            <text:p>Probe Software Ltd.</text:p>
          </table:table-cell>
          <table:table-cell office:value-type="string">
            <text:p>Platform</text:p>
          </table:table-cell>
          <table:table-cell office:value-type="string">
            <text:p>3.3</text:p>
          </table:table-cell>
          <table:table-cell office:value-type="string">
            <text:p>1 Player</text:p>
          </table:table-cell>
          <table:table-cell office:value-type="string">
            <text:p>This is a platform game starring Looney Tunes famous Road Runner(who you control) and nemesis Wile E. Coyote. Road Runner can jump, <text:s/>eat birdseed to replenish life and run, <text:s/>of course! Holding the D-pad down speeds him up. The clock is ticking and if you run out of time a try is lost, <text:s/>collecting stars adds time to the clock****There are various items/powerups and bonus areas****3 difficulty settings, <text:s/>choice to play with or without music and/or sound effects and an option to play the game music while not in game</text:p>
          </table:table-cell>
          <table:table-cell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Desert Speedtrap Starring Road Runner and Wile E. Coyote (Europe) (En,Fr,De,Es,It)&quot;&gt; &lt;year&gt;1993&lt;/year&gt; &lt;rating&gt;ESRB - RP (Rating Pending)&lt;/rating&gt; &lt;title&gt;Desert Speedtrap Starring Road Runner and Wile E. Coyote &lt;/title&gt; &lt;pub&gt;SEGA Enterprises Ltd.&lt;/pub&gt; &lt;dev&gt;Probe Software Ltd.&lt;/dev&gt; &lt;genre&gt;Platform&lt;/genre&gt; &lt;score&gt;3.3&lt;/score&gt; &lt;player&gt;1 Player&lt;/player&gt; &lt;story&gt;This is a platform game starring Looney Tunes famous Road Runner(who you control) and nemesis Wile E. Coyote. Road Runner can jump,  eat birdseed to replenish life and run,  of course! Holding the D-pad down speeds him up. The clock is ticking and if you run out of time a try is lost,  collecting stars adds time to the clock****There are various items/powerups and bonus areas****3 difficulty settings,  choice to play with or without music and/or sound effects and an option to play the game music while not in game&lt;/story&gt; &lt;/game&gt;">
            <text:p>&lt;game name="Desert Speedtrap Starring Road Runner and Wile E. Coyote (Europe) (En,Fr,De,Es,It)"&gt; &lt;year&gt;1993&lt;/year&gt; &lt;rating&gt;ESRB - RP (Rating Pending)&lt;/rating&gt; &lt;title&gt;Desert Speedtrap Starring Road Runner and Wile E. Coyote &lt;/title&gt; &lt;pub&gt;SEGA Enterprises Ltd.&lt;/pub&gt; &lt;dev&gt;Probe Software Ltd.&lt;/dev&gt; &lt;genre&gt;Platform&lt;/genre&gt; &lt;score&gt;3.3&lt;/score&gt; &lt;player&gt;1 Player&lt;/player&gt; &lt;story&gt;This is a platform game starring Looney Tunes famous Road Runner(who you control) and nemesis Wile E. Coyote. Road Runner can jump, <text:s/>eat birdseed to replenish life and run, <text:s/>of course! Holding the D-pad down speeds him up. The clock is ticking and if you run out of time a try is lost, <text:s/>collecting stars adds time to the clock****There are various items/powerups and bonus areas****3 difficulty settings, <text:s/>choice to play with or without music and/or sound effects and an option to play the game music while not in game&lt;/story&gt; &lt;/game&gt;</text:p>
          </table:table-cell>
        </table:table-row>
        <table:table-row table:style-name="ro1">
          <table:table-cell office:value-type="string">
            <text:p>Desert Strike (Europe) (En,Fr,De,Es)</text:p>
          </table:table-cell>
          <table:table-cell office:value-type="string">
            <text:p>1992</text:p>
          </table:table-cell>
          <table:table-cell office:value-type="string">
            <text:p>ESRB - RP (Rating Pending)</text:p>
          </table:table-cell>
          <table:table-cell office:value-type="string">
            <text:p>Desert Strike </text:p>
          </table:table-cell>
          <table:table-cell office:value-type="string">
            <text:p>Domark Software, Inc.</text:p>
          </table:table-cell>
          <table:table-cell office:value-type="string">
            <text:p>Electronic Arts, Inc.</text:p>
          </table:table-cell>
          <table:table-cell office:value-type="string">
            <text:p>Action</text:p>
          </table:table-cell>
          <table:table-cell office:value-type="string">
            <text:p>3.4</text:p>
          </table:table-cell>
          <table:table-cell office:value-type="string">
            <text:p>1 Player</text:p>
          </table:table-cell>
          <table:table-cell office:value-type="string">
            <text:p>The first game in the Strike series. A year after the Gulf War, a self styled General named Kilbaba (Muababa in the GBA version) takes over an Arab Emirate and threatens to start WWIII against its enemy in the West, the U.S. The whole world holds their breath as the President chooses you to destroy Kilbaba and his terrorist army before he launches a nuclear attack on the world!****You must fly an specially designed AH-64A Apache on a series of missions from rescuing MIAs, destroying power plants, to blowing apart SCUD missles! Take out his defenses while trying to find out Kilbaba's plans. Take on the Madman and forever rid this threat....in the desert!</text:p>
          </table:table-cell>
          <table:table-cell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Desert Strike (Europe) (En,Fr,De,Es)&quot;&gt; &lt;year&gt;1992&lt;/year&gt; &lt;rating&gt;ESRB - RP (Rating Pending)&lt;/rating&gt; &lt;title&gt;Desert Strike &lt;/title&gt; &lt;pub&gt;Domark Software, Inc.&lt;/pub&gt; &lt;dev&gt;Electronic Arts, Inc.&lt;/dev&gt; &lt;genre&gt;Action&lt;/genre&gt; &lt;score&gt;3.4&lt;/score&gt; &lt;player&gt;1 Player&lt;/player&gt; &lt;story&gt;The first game in the Strike series. A year after the Gulf War, a self styled General named Kilbaba (Muababa in the GBA version) takes over an Arab Emirate and threatens to start WWIII against its enemy in the West, the U.S. The whole world holds their breath as the President chooses you to destroy Kilbaba and his terrorist army before he launches a nuclear attack on the world!****You must fly an specially designed AH-64A Apache on a series of missions from rescuing MIAs, destroying power plants, to blowing apart SCUD missles! Take out his defenses while trying to find out Kilbaba's plans. Take on the Madman and forever rid this threat....in the desert!&lt;/story&gt; &lt;/game&gt;">
            <text:p>&lt;game name="Desert Strike (Europe) (En,Fr,De,Es)"&gt; &lt;year&gt;1992&lt;/year&gt; &lt;rating&gt;ESRB - RP (Rating Pending)&lt;/rating&gt; &lt;title&gt;Desert Strike &lt;/title&gt; &lt;pub&gt;Domark Software, Inc.&lt;/pub&gt; &lt;dev&gt;Electronic Arts, Inc.&lt;/dev&gt; &lt;genre&gt;Action&lt;/genre&gt; &lt;score&gt;3.4&lt;/score&gt; &lt;player&gt;1 Player&lt;/player&gt; &lt;story&gt;The first game in the Strike series. A year after the Gulf War, a self styled General named Kilbaba (Muababa in the GBA version) takes over an Arab Emirate and threatens to start WWIII against its enemy in the West, the U.S. The whole world holds their breath as the President chooses you to destroy Kilbaba and his terrorist army before he launches a nuclear attack on the world!****You must fly an specially designed AH-64A Apache on a series of missions from rescuing MIAs, destroying power plants, to blowing apart SCUD missles! Take out his defenses while trying to find out Kilbaba's plans. Take on the Madman and forever rid this threat....in the desert!&lt;/story&gt; &lt;/game&gt;</text:p>
          </table:table-cell>
        </table:table-row>
        <table:table-row table:style-name="ro1">
          <table:table-cell office:value-type="string">
            <text:p>Dick Tracy (USA, Europe)</text:p>
          </table:table-cell>
          <table:table-cell office:value-type="string">
            <text:p>1990</text:p>
          </table:table-cell>
          <table:table-cell office:value-type="string">
            <text:p>ESRB - RP (Rating Pending)</text:p>
          </table:table-cell>
          <table:table-cell office:value-type="string">
            <text:p>Dick Tracy </text:p>
          </table:table-cell>
          <table:table-cell office:value-type="string">
            <text:p>SEGA of America, Inc.</text:p>
          </table:table-cell>
          <table:table-cell office:value-type="string">
            <text:p>BlueSky Software, Inc.</text:p>
          </table:table-cell>
          <table:table-cell office:value-type="string">
            <text:p>Action</text:p>
          </table:table-cell>
          <table:table-cell office:value-type="string">
            <text:p>2.3</text:p>
          </table:table-cell>
          <table:table-cell office:value-type="string">
            <text:p>1 Player</text:p>
          </table:table-cell>
          <table:table-cell office:value-type="string">
            <text:p>This is one of the games based on the Dick Tracy movie. You are Dick Tracy, a police detective who enjoys a peaceful life with his wife. But his wife's father is murdered by a local gangster named Big Boy Caprice, and Dick Tracy is now out for revenge. The game doesn't follow the exact plot of the movie, but simply lets Dick Tracy fight his way through several levels until he faces his archenemy.****This is a platform shooter/"beat-'em-up" game. Plenty of gunmen will attack our hero from all the sides. Dick can only move to the right or to the left. He can use his pistol gun to take out enemies who are in front or behind him. Since he can't approach enemies who attack from the depth of the screen, he can dispose of them using his machine gun. When the enemy is too close, Dick will punch him instead of shooting.</text:p>
          </table:table-cell>
          <table:table-cell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Dick Tracy (USA, Europe)&quot;&gt; &lt;year&gt;1990&lt;/year&gt; &lt;rating&gt;ESRB - RP (Rating Pending)&lt;/rating&gt; &lt;title&gt;Dick Tracy &lt;/title&gt; &lt;pub&gt;SEGA of America, Inc.&lt;/pub&gt; &lt;dev&gt;BlueSky Software, Inc.&lt;/dev&gt; &lt;genre&gt;Action&lt;/genre&gt; &lt;score&gt;2.3&lt;/score&gt; &lt;player&gt;1 Player&lt;/player&gt; &lt;story&gt;This is one of the games based on the Dick Tracy movie. You are Dick Tracy, a police detective who enjoys a peaceful life with his wife. But his wife's father is murdered by a local gangster named Big Boy Caprice, and Dick Tracy is now out for revenge. The game doesn't follow the exact plot of the movie, but simply lets Dick Tracy fight his way through several levels until he faces his archenemy.****This is a platform shooter/&quot;beat-'em-up&quot; game. Plenty of gunmen will attack our hero from all the sides. Dick can only move to the right or to the left. He can use his pistol gun to take out enemies who are in front or behind him. Since he can't approach enemies who attack from the depth of the screen, he can dispose of them using his machine gun. When the enemy is too close, Dick will punch him instead of shooting.&lt;/story&gt; &lt;/game&gt;">
            <text:p>&lt;game name="Dick Tracy (USA, Europe)"&gt; &lt;year&gt;1990&lt;/year&gt; &lt;rating&gt;ESRB - RP (Rating Pending)&lt;/rating&gt; &lt;title&gt;Dick Tracy &lt;/title&gt; &lt;pub&gt;SEGA of America, Inc.&lt;/pub&gt; &lt;dev&gt;BlueSky Software, Inc.&lt;/dev&gt; &lt;genre&gt;Action&lt;/genre&gt; &lt;score&gt;2.3&lt;/score&gt; &lt;player&gt;1 Player&lt;/player&gt; &lt;story&gt;This is one of the games based on the Dick Tracy movie. You are Dick Tracy, a police detective who enjoys a peaceful life with his wife. But his wife's father is murdered by a local gangster named Big Boy Caprice, and Dick Tracy is now out for revenge. The game doesn't follow the exact plot of the movie, but simply lets Dick Tracy fight his way through several levels until he faces his archenemy.****This is a platform shooter/"beat-'em-up" game. Plenty of gunmen will attack our hero from all the sides. Dick can only move to the right or to the left. He can use his pistol gun to take out enemies who are in front or behind him. Since he can't approach enemies who attack from the depth of the screen, he can dispose of them using his machine gun. When the enemy is too close, Dick will punch him instead of shooting.&lt;/story&gt; &lt;/game&gt;</text:p>
          </table:table-cell>
        </table:table-row>
        <table:table-row table:style-name="ro1">
          <table:table-cell office:value-type="string">
            <text:p>Double Dragon (World)</text:p>
          </table:table-cell>
          <table:table-cell office:value-type="string">
            <text:p>1988</text:p>
          </table:table-cell>
          <table:table-cell office:value-type="string">
            <text:p>ESRB - RP (Rating Pending)</text:p>
          </table:table-cell>
          <table:table-cell office:value-type="string">
            <text:p>Double Dragon </text:p>
          </table:table-cell>
          <table:table-cell office:value-type="string">
            <text:p>SEGA of America, Inc.</text:p>
          </table:table-cell>
          <table:table-cell office:value-type="string">
            <text:p>Technos Japan Corp.</text:p>
          </table:table-cell>
          <table:table-cell office:value-type="string">
            <text:p>Beat-'Em-Up</text:p>
          </table:table-cell>
          <table:table-cell office:value-type="string">
            <text:p>3.4</text:p>
          </table:table-cell>
          <table:table-cell office:value-type="string">
            <text:p>1-2 Players</text:p>
          </table:table-cell>
          <table:table-cell office:value-type="string">
            <text:p>Set in a post-apocalyptic New York, Double Dragon is the story of Billy and Jimmy Lee, twin brothers trained in the fighting style of Sou-Setsu-Ken. Together, they manage a small martial arts training school, teaching their students in self-defense. One day, Billy's girlfriend, Marian, is kidnapped off the street by the "Black Warriors", a savage street gang led by a man named Willy. The Black Warriors demand the Lee brothers disclose their martial arts secrets in exchange for Marian's freedom. The Lee brothers set out on a rescue mission to crush the Black Warriors and save Marian.****Using whatever techniques they have at their disposal, from the basic punches and kicks to the invulnerable elbow strike, as well any weapon that comes into their hands, the Lee brothers must pursue the gang through the city slum, industrial area and the forest before reaching their hideout to confront the big boss, Willy.</text:p>
          </table:table-cell>
          <table:table-cell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Double Dragon (World)&quot;&gt; &lt;year&gt;1988&lt;/year&gt; &lt;rating&gt;ESRB - RP (Rating Pending)&lt;/rating&gt; &lt;title&gt;Double Dragon &lt;/title&gt; &lt;pub&gt;SEGA of America, Inc.&lt;/pub&gt; &lt;dev&gt;Technos Japan Corp.&lt;/dev&gt; &lt;genre&gt;Beat-'Em-Up&lt;/genre&gt; &lt;score&gt;3.4&lt;/score&gt; &lt;player&gt;1-2 Players&lt;/player&gt; &lt;story&gt;Set in a post-apocalyptic New York, Double Dragon is the story of Billy and Jimmy Lee, twin brothers trained in the fighting style of Sou-Setsu-Ken. Together, they manage a small martial arts training school, teaching their students in self-defense. One day, Billy's girlfriend, Marian, is kidnapped off the street by the &quot;Black Warriors&quot;, a savage street gang led by a man named Willy. The Black Warriors demand the Lee brothers disclose their martial arts secrets in exchange for Marian's freedom. The Lee brothers set out on a rescue mission to crush the Black Warriors and save Marian.****Using whatever techniques they have at their disposal, from the basic punches and kicks to the invulnerable elbow strike, as well any weapon that comes into their hands, the Lee brothers must pursue the gang through the city slum, industrial area and the forest before reaching their hideout to confront the big boss, Willy.&lt;/story&gt; &lt;/game&gt;">
            <text:p>&lt;game name="Double Dragon (World)"&gt; &lt;year&gt;1988&lt;/year&gt; &lt;rating&gt;ESRB - RP (Rating Pending)&lt;/rating&gt; &lt;title&gt;Double Dragon &lt;/title&gt; &lt;pub&gt;SEGA of America, Inc.&lt;/pub&gt; &lt;dev&gt;Technos Japan Corp.&lt;/dev&gt; &lt;genre&gt;Beat-'Em-Up&lt;/genre&gt; &lt;score&gt;3.4&lt;/score&gt; &lt;player&gt;1-2 Players&lt;/player&gt; &lt;story&gt;Set in a post-apocalyptic New York, Double Dragon is the story of Billy and Jimmy Lee, twin brothers trained in the fighting style of Sou-Setsu-Ken. Together, they manage a small martial arts training school, teaching their students in self-defense. One day, Billy's girlfriend, Marian, is kidnapped off the street by the "Black Warriors", a savage street gang led by a man named Willy. The Black Warriors demand the Lee brothers disclose their martial arts secrets in exchange for Marian's freedom. The Lee brothers set out on a rescue mission to crush the Black Warriors and save Marian.****Using whatever techniques they have at their disposal, from the basic punches and kicks to the invulnerable elbow strike, as well any weapon that comes into their hands, the Lee brothers must pursue the gang through the city slum, industrial area and the forest before reaching their hideout to confront the big boss, Willy.&lt;/story&gt; &lt;/game&gt;</text:p>
          </table:table-cell>
        </table:table-row>
        <table:table-row table:style-name="ro1">
          <table:table-cell office:value-type="string">
            <text:p>Double Hawk (Europe)</text:p>
          </table:table-cell>
          <table:table-cell office:value-type="string">
            <text:p>1990</text:p>
          </table:table-cell>
          <table:table-cell office:value-type="string">
            <text:p>ESRB - RP (Rating Pending)</text:p>
          </table:table-cell>
          <table:table-cell office:value-type="string">
            <text:p>Double Hawk </text:p>
          </table:table-cell>
          <table:table-cell office:value-type="string">
            <text:p>SEGA Enterprises Ltd.</text:p>
          </table:table-cell>
          <table:table-cell office:value-type="string">
            <text:p>Opera House</text:p>
          </table:table-cell>
          <table:table-cell office:value-type="string">
            <text:p>Shooter</text:p>
          </table:table-cell>
          <table:table-cell office:value-type="string">
            <text:p>3.0</text:p>
          </table:table-cell>
          <table:table-cell office:value-type="string">
            <text:p>1-2 Players</text:p>
          </table:table-cell>
          <table:table-cell office:value-type="string">
            <text:p>In the early 1990s, violence was spreading across the globe, and the disturbances centered exclusively around a group of international terrorists whose purpose is to terrorize and massacre the innocent. The United Nations ordered two seasoned veterans, John Jackson and <text:s/>Jack Thomas, to destroy the syndicate.****Double Hawk has two settings: easy and difficult, and the gameplay is similar to Cabal, in which you have to kill a group of enemies before a meter runs out to proceed to the next level, and these enemies include soldiers, tanks, choppers, snorkelers, and more. Your journey will take you through jungles, wastelands, villages, seashore, and finally, to the mountain. During the way, you can get different power-ups that include bombs, machine guns, rapid fire, and more speed. There are five missions, consisting of four levels each, including a boss level.</text:p>
          </table:table-cell>
          <table:table-cell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Double Hawk (Europe)&quot;&gt; &lt;year&gt;1990&lt;/year&gt; &lt;rating&gt;ESRB - RP (Rating Pending)&lt;/rating&gt; &lt;title&gt;Double Hawk &lt;/title&gt; &lt;pub&gt;SEGA Enterprises Ltd.&lt;/pub&gt; &lt;dev&gt;Opera House&lt;/dev&gt; &lt;genre&gt;Shooter&lt;/genre&gt; &lt;score&gt;3.0&lt;/score&gt; &lt;player&gt;1-2 Players&lt;/player&gt; &lt;story&gt;In the early 1990s, violence was spreading across the globe, and the disturbances centered exclusively around a group of international terrorists whose purpose is to terrorize and massacre the innocent. The United Nations ordered two seasoned veterans, John Jackson and  Jack Thomas, to destroy the syndicate.****Double Hawk has two settings: easy and difficult, and the gameplay is similar to Cabal, in which you have to kill a group of enemies before a meter runs out to proceed to the next level, and these enemies include soldiers, tanks, choppers, snorkelers, and more. Your journey will take you through jungles, wastelands, villages, seashore, and finally, to the mountain. During the way, you can get different power-ups that include bombs, machine guns, rapid fire, and more speed. There are five missions, consisting of four levels each, including a boss level.&lt;/story&gt; &lt;/game&gt;">
            <text:p>&lt;game name="Double Hawk (Europe)"&gt; &lt;year&gt;1990&lt;/year&gt; &lt;rating&gt;ESRB - RP (Rating Pending)&lt;/rating&gt; &lt;title&gt;Double Hawk &lt;/title&gt; &lt;pub&gt;SEGA Enterprises Ltd.&lt;/pub&gt; &lt;dev&gt;Opera House&lt;/dev&gt; &lt;genre&gt;Shooter&lt;/genre&gt; &lt;score&gt;3.0&lt;/score&gt; &lt;player&gt;1-2 Players&lt;/player&gt; &lt;story&gt;In the early 1990s, violence was spreading across the globe, and the disturbances centered exclusively around a group of international terrorists whose purpose is to terrorize and massacre the innocent. The United Nations ordered two seasoned veterans, John Jackson and <text:s/>Jack Thomas, to destroy the syndicate.****Double Hawk has two settings: easy and difficult, and the gameplay is similar to Cabal, in which you have to kill a group of enemies before a meter runs out to proceed to the next level, and these enemies include soldiers, tanks, choppers, snorkelers, and more. Your journey will take you through jungles, wastelands, villages, seashore, and finally, to the mountain. During the way, you can get different power-ups that include bombs, machine guns, rapid fire, and more speed. There are five missions, consisting of four levels each, including a boss level.&lt;/story&gt; &lt;/game&gt;</text:p>
          </table:table-cell>
        </table:table-row>
        <table:table-row table:style-name="ro1">
          <table:table-cell office:value-type="string">
            <text:p>Dr. Robotnik's Mean Bean Machine (Europe)</text:p>
          </table:table-cell>
          <table:table-cell office:value-type="string">
            <text:p>1994</text:p>
          </table:table-cell>
          <table:table-cell office:value-type="string">
            <text:p>ESRB - RP (Rating Pending)</text:p>
          </table:table-cell>
          <table:table-cell office:value-type="string">
            <text:p>Dr. Robotnik's Mean Bean Machine </text:p>
          </table:table-cell>
          <table:table-cell office:value-type="string">
            <text:p>SEGA Enterprises Ltd.</text:p>
          </table:table-cell>
          <table:table-cell office:value-type="string">
            <text:p>Compile</text:p>
          </table:table-cell>
          <table:table-cell office:value-type="string">
            <text:p>Puzzle</text:p>
          </table:table-cell>
          <table:table-cell office:value-type="string">
            <text:p>3.0</text:p>
          </table:table-cell>
          <table:table-cell office:value-type="string">
            <text:p>1-2 Players</text:p>
          </table:table-cell>
          <table:table-cell office:value-type="string">
            <text:p>Okay, so this Dr. Robotnik guy, he decides to turn something else into robots. <text:s/>This time, it's the citizens of Beanville! <text:s/>It's up to you to save them from their doom. <text:s/>You drop pairs of beans into the dungeons, trying to create groups of four in matching colors. <text:s/>You must challenge Dr. Robotnik's robots to a battle and defeat them, and eventually face the Eggman himself.</text:p>
          </table:table-cell>
          <table:table-cell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Dr. Robotnik's Mean Bean Machine (Europe)&quot;&gt; &lt;year&gt;1994&lt;/year&gt; &lt;rating&gt;ESRB - RP (Rating Pending)&lt;/rating&gt; &lt;title&gt;Dr. Robotnik's Mean Bean Machine &lt;/title&gt; &lt;pub&gt;SEGA Enterprises Ltd.&lt;/pub&gt; &lt;dev&gt;Compile&lt;/dev&gt; &lt;genre&gt;Puzzle&lt;/genre&gt; &lt;score&gt;3.0&lt;/score&gt; &lt;player&gt;1-2 Players&lt;/player&gt; &lt;story&gt;Okay, so this Dr. Robotnik guy, he decides to turn something else into robots.  This time, it's the citizens of Beanville!  It's up to you to save them from their doom.  You drop pairs of beans into the dungeons, trying to create groups of four in matching colors.  You must challenge Dr. Robotnik's robots to a battle and defeat them, and eventually face the Eggman himself.&lt;/story&gt; &lt;/game&gt;">
            <text:p>&lt;game name="Dr. Robotnik's Mean Bean Machine (Europe)"&gt; &lt;year&gt;1994&lt;/year&gt; &lt;rating&gt;ESRB - RP (Rating Pending)&lt;/rating&gt; &lt;title&gt;Dr. Robotnik's Mean Bean Machine &lt;/title&gt; &lt;pub&gt;SEGA Enterprises Ltd.&lt;/pub&gt; &lt;dev&gt;Compile&lt;/dev&gt; &lt;genre&gt;Puzzle&lt;/genre&gt; &lt;score&gt;3.0&lt;/score&gt; &lt;player&gt;1-2 Players&lt;/player&gt; &lt;story&gt;Okay, so this Dr. Robotnik guy, he decides to turn something else into robots. <text:s/>This time, it's the citizens of Beanville! <text:s/>It's up to you to save them from their doom. <text:s/>You drop pairs of beans into the dungeons, trying to create groups of four in matching colors. <text:s/>You must challenge Dr. Robotnik's robots to a battle and defeat them, and eventually face the Eggman himself.&lt;/story&gt; &lt;/game&gt;</text:p>
          </table:table-cell>
        </table:table-row>
        <table:table-row table:style-name="ro1">
          <table:table-cell office:value-type="string">
            <text:p>Dragon - The Bruce Lee Story (Europe)</text:p>
          </table:table-cell>
          <table:table-cell office:value-type="string">
            <text:p>1995</text:p>
          </table:table-cell>
          <table:table-cell office:value-type="string">
            <text:p>ESRB - RP (Rating Pending)</text:p>
          </table:table-cell>
          <table:table-cell office:value-type="string">
            <text:p>Dragon - The Bruce Lee Story </text:p>
          </table:table-cell>
          <table:table-cell office:value-type="string">
            <text:p>Acclaim Entertainment, Inc.</text:p>
          </table:table-cell>
          <table:table-cell office:value-type="string">
            <text:p>Virgin Interactive Entertainment (Europe) Ltd.</text:p>
          </table:table-cell>
          <table:table-cell office:value-type="string">
            <text:p>Platform</text:p>
          </table:table-cell>
          <table:table-cell office:value-type="string">
            <text:p>2.5</text:p>
          </table:table-cell>
          <table:table-cell office:value-type="string">
            <text:p>1-2 Players</text:p>
          </table:table-cell>
          <table:table-cell office:value-type="string">
            <text:p>Based on the 1993 movie of the same name, Dragon: The Bruce Lee Story <text:s/>has Bruce Lee learn that he was born in America and he sets off to explore this new land. However it is a dangerous place and must fight to survive.****Dragon: The Bruce Lee Story is a side-scrolling action game. Bruce Lee travels through various locations and engages enemies in martial arts. As Bruce Lee, the player can jump and attack. The direction button being pressed at the time of the attack determines whether Bruce will Punch, Roundhouse Kick or Low Kick. Power-ups are scattered throughout the levels and can be activated by attacking them. Bruce has a health meter at the top of the screen, when it is depleted he loses a life.</text:p>
          </table:table-cell>
          <table:table-cell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Dragon - The Bruce Lee Story (Europe)&quot;&gt; &lt;year&gt;1995&lt;/year&gt; &lt;rating&gt;ESRB - RP (Rating Pending)&lt;/rating&gt; &lt;title&gt;Dragon - The Bruce Lee Story &lt;/title&gt; &lt;pub&gt;Acclaim Entertainment, Inc.&lt;/pub&gt; &lt;dev&gt;Virgin Interactive Entertainment (Europe) Ltd.&lt;/dev&gt; &lt;genre&gt;Platform&lt;/genre&gt; &lt;score&gt;2.5&lt;/score&gt; &lt;player&gt;1-2 Players&lt;/player&gt; &lt;story&gt;Based on the 1993 movie of the same name, Dragon: The Bruce Lee Story  has Bruce Lee learn that he was born in America and he sets off to explore this new land. However it is a dangerous place and must fight to survive.****Dragon: The Bruce Lee Story is a side-scrolling action game. Bruce Lee travels through various locations and engages enemies in martial arts. As Bruce Lee, the player can jump and attack. The direction button being pressed at the time of the attack determines whether Bruce will Punch, Roundhouse Kick or Low Kick. Power-ups are scattered throughout the levels and can be activated by attacking them. Bruce has a health meter at the top of the screen, when it is depleted he loses a life.&lt;/story&gt; &lt;/game&gt;">
            <text:p>&lt;game name="Dragon - The Bruce Lee Story (Europe)"&gt; &lt;year&gt;1995&lt;/year&gt; &lt;rating&gt;ESRB - RP (Rating Pending)&lt;/rating&gt; &lt;title&gt;Dragon - The Bruce Lee Story &lt;/title&gt; &lt;pub&gt;Acclaim Entertainment, Inc.&lt;/pub&gt; &lt;dev&gt;Virgin Interactive Entertainment (Europe) Ltd.&lt;/dev&gt; &lt;genre&gt;Platform&lt;/genre&gt; &lt;score&gt;2.5&lt;/score&gt; &lt;player&gt;1-2 Players&lt;/player&gt; &lt;story&gt;Based on the 1993 movie of the same name, Dragon: The Bruce Lee Story <text:s/>has Bruce Lee learn that he was born in America and he sets off to explore this new land. However it is a dangerous place and must fight to survive.****Dragon: The Bruce Lee Story is a side-scrolling action game. Bruce Lee travels through various locations and engages enemies in martial arts. As Bruce Lee, the player can jump and attack. The direction button being pressed at the time of the attack determines whether Bruce will Punch, Roundhouse Kick or Low Kick. Power-ups are scattered throughout the levels and can be activated by attacking them. Bruce has a health meter at the top of the screen, when it is depleted he loses a life.&lt;/story&gt; &lt;/game&gt;</text:p>
          </table:table-cell>
        </table:table-row>
        <table:table-row table:style-name="ro1">
          <table:table-cell office:value-type="string">
            <text:p>Dragon Crystal (Europe)</text:p>
          </table:table-cell>
          <table:table-cell office:value-type="string">
            <text:p>1991</text:p>
          </table:table-cell>
          <table:table-cell office:value-type="string">
            <text:p>ESRB - RP (Rating Pending)</text:p>
          </table:table-cell>
          <table:table-cell office:value-type="string">
            <text:p>Dragon Crystal </text:p>
          </table:table-cell>
          <table:table-cell office:value-type="string">
            <text:p>SEGA of America, Inc.</text:p>
          </table:table-cell>
          <table:table-cell office:value-type="string">
            <text:p>SEGA Enterprises Ltd.</text:p>
          </table:table-cell>
          <table:table-cell office:value-type="string">
            <text:p>Role-Playing</text:p>
          </table:table-cell>
          <table:table-cell office:value-type="string">
            <text:p>1.8</text:p>
          </table:table-cell>
          <table:table-cell office:value-type="string">
            <text:p>1 Player</text:p>
          </table:table-cell>
          <table:table-cell office:value-type="string">
            <text:p>Dragon Crystal is a dungeon crawler with RPG elements, along the lines of classics such as Rogue or Nethack. Without relying on a story, the game throws you into a randomly generated world which you should explore carefully - and most importantly, where you must survive! The complex, maze-like levels reveal their structure only after you cover the corresponding map areas. Your goal in each level is to reach a teleporter which will take you to the next one. There are also a lot of random items scattered around - weapons, armor, money, and food. Money allows you to continue the game if you die, food prevents you from starving. The enemies are visible on screen, and you fight them in a fast-paced turn-based combat, moving around and pressing direction arrows to strike with the equipped weapon. You are always accompanied by an egg which will eventually grow up to be a dragon if you have leveled up enough.</text:p>
          </table:table-cell>
          <table:table-cell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Dragon Crystal (Europe)&quot;&gt; &lt;year&gt;1991&lt;/year&gt; &lt;rating&gt;ESRB - RP (Rating Pending)&lt;/rating&gt; &lt;title&gt;Dragon Crystal &lt;/title&gt; &lt;pub&gt;SEGA of America, Inc.&lt;/pub&gt; &lt;dev&gt;SEGA Enterprises Ltd.&lt;/dev&gt; &lt;genre&gt;Role-Playing&lt;/genre&gt; &lt;score&gt;1.8&lt;/score&gt; &lt;player&gt;1 Player&lt;/player&gt; &lt;story&gt;Dragon Crystal is a dungeon crawler with RPG elements, along the lines of classics such as Rogue or Nethack. Without relying on a story, the game throws you into a randomly generated world which you should explore carefully - and most importantly, where you must survive! The complex, maze-like levels reveal their structure only after you cover the corresponding map areas. Your goal in each level is to reach a teleporter which will take you to the next one. There are also a lot of random items scattered around - weapons, armor, money, and food. Money allows you to continue the game if you die, food prevents you from starving. The enemies are visible on screen, and you fight them in a fast-paced turn-based combat, moving around and pressing direction arrows to strike with the equipped weapon. You are always accompanied by an egg which will eventually grow up to be a dragon if you have leveled up enough.&lt;/story&gt; &lt;/game&gt;">
            <text:p>&lt;game name="Dragon Crystal (Europe)"&gt; &lt;year&gt;1991&lt;/year&gt; &lt;rating&gt;ESRB - RP (Rating Pending)&lt;/rating&gt; &lt;title&gt;Dragon Crystal &lt;/title&gt; &lt;pub&gt;SEGA of America, Inc.&lt;/pub&gt; &lt;dev&gt;SEGA Enterprises Ltd.&lt;/dev&gt; &lt;genre&gt;Role-Playing&lt;/genre&gt; &lt;score&gt;1.8&lt;/score&gt; &lt;player&gt;1 Player&lt;/player&gt; &lt;story&gt;Dragon Crystal is a dungeon crawler with RPG elements, along the lines of classics such as Rogue or Nethack. Without relying on a story, the game throws you into a randomly generated world which you should explore carefully - and most importantly, where you must survive! The complex, maze-like levels reveal their structure only after you cover the corresponding map areas. Your goal in each level is to reach a teleporter which will take you to the next one. There are also a lot of random items scattered around - weapons, armor, money, and food. Money allows you to continue the game if you die, food prevents you from starving. The enemies are visible on screen, and you fight them in a fast-paced turn-based combat, moving around and pressing direction arrows to strike with the equipped weapon. You are always accompanied by an egg which will eventually grow up to be a dragon if you have leveled up enough.&lt;/story&gt; &lt;/game&gt;</text:p>
          </table:table-cell>
        </table:table-row>
        <table:table-row table:style-name="ro1">
          <table:table-cell office:value-type="string">
            <text:p>Dynamite Duke (Europe)</text:p>
          </table:table-cell>
          <table:table-cell office:value-type="string">
            <text:p>1989</text:p>
          </table:table-cell>
          <table:table-cell office:value-type="string">
            <text:p>ESRB - RP (Rating Pending)</text:p>
          </table:table-cell>
          <table:table-cell office:value-type="string">
            <text:p>Dynamite Duke </text:p>
          </table:table-cell>
          <table:table-cell office:value-type="string">
            <text:p>SEGA Enterprises Ltd.</text:p>
          </table:table-cell>
          <table:table-cell office:value-type="string">
            <text:p>Seibu Kaihatsu Inc.</text:p>
          </table:table-cell>
          <table:table-cell office:value-type="string">
            <text:p>Action</text:p>
          </table:table-cell>
          <table:table-cell office:value-type="string">
            <text:p>2.2</text:p>
          </table:table-cell>
          <table:table-cell office:value-type="string">
            <text:p>1 Player</text:p>
          </table:table-cell>
          <table:table-cell office:value-type="string">
            <text:p>Duke, armed with a machine gun and cybernetic arm, walks sideways through enemy bases, shooting snipers and engaging in hand-to-hand combat with bosses and the occasional knife-wielding soldier. An over-the-shoulder perspective is used throughout.</text:p>
          </table:table-cell>
          <table:table-cell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Dynamite Duke (Europe)&quot;&gt; &lt;year&gt;1989&lt;/year&gt; &lt;rating&gt;ESRB - RP (Rating Pending)&lt;/rating&gt; &lt;title&gt;Dynamite Duke &lt;/title&gt; &lt;pub&gt;SEGA Enterprises Ltd.&lt;/pub&gt; &lt;dev&gt;Seibu Kaihatsu Inc.&lt;/dev&gt; &lt;genre&gt;Action&lt;/genre&gt; &lt;score&gt;2.2&lt;/score&gt; &lt;player&gt;1 Player&lt;/player&gt; &lt;story&gt;Duke, armed with a machine gun and cybernetic arm, walks sideways through enemy bases, shooting snipers and engaging in hand-to-hand combat with bosses and the occasional knife-wielding soldier. An over-the-shoulder perspective is used throughout.&lt;/story&gt; &lt;/game&gt;">
            <text:p>&lt;game name="Dynamite Duke (Europe)"&gt; &lt;year&gt;1989&lt;/year&gt; &lt;rating&gt;ESRB - RP (Rating Pending)&lt;/rating&gt; &lt;title&gt;Dynamite Duke &lt;/title&gt; &lt;pub&gt;SEGA Enterprises Ltd.&lt;/pub&gt; &lt;dev&gt;Seibu Kaihatsu Inc.&lt;/dev&gt; &lt;genre&gt;Action&lt;/genre&gt; &lt;score&gt;2.2&lt;/score&gt; &lt;player&gt;1 Player&lt;/player&gt; &lt;story&gt;Duke, armed with a machine gun and cybernetic arm, walks sideways through enemy bases, shooting snipers and engaging in hand-to-hand combat with bosses and the occasional knife-wielding soldier. An over-the-shoulder perspective is used throughout.&lt;/story&gt; &lt;/game&gt;</text:p>
          </table:table-cell>
        </table:table-row>
        <table:table-row table:style-name="ro1">
          <table:table-cell office:value-type="string">
            <text:p>Dynamite Dux (Europe)</text:p>
          </table:table-cell>
          <table:table-cell office:value-type="string">
            <text:p>1989</text:p>
          </table:table-cell>
          <table:table-cell office:value-type="string">
            <text:p>ESRB - RP (Rating Pending)</text:p>
          </table:table-cell>
          <table:table-cell office:value-type="string">
            <text:p>Dynamite Dux </text:p>
          </table:table-cell>
          <table:table-cell table:number-columns-repeated="2" office:value-type="string">
            <text:p>SEGA Enterprises Ltd.</text:p>
          </table:table-cell>
          <table:table-cell office:value-type="string">
            <text:p>Beat-'Em-Up</text:p>
          </table:table-cell>
          <table:table-cell office:value-type="string">
            <text:p>5.0</text:p>
          </table:table-cell>
          <table:table-cell office:value-type="string">
            <text:p>1 Player</text:p>
          </table:table-cell>
          <table:table-cell office:value-type="string">
            <text:p>Side-scrolling beat 'em ups in which you must rescue a trapped female friend are nothing unusual. Being able to use direct-combat moves as well as collecting bonus weapons, and food for energy recharging, is pretty typical as well. Games of this type that were converted from the arcade to home computers are particularly commonplace - Renegade and the Double Dragon series are famous examples.****Where this one stands out, however, is the setting of your character as a duck called Bin, and with motion having a clear waddling appearance. The enemies to fight are all from the animal kingdom, but somewhat warped - crocodiles with boxing moves and cows armed with rocket packs for example. Bin has six levels to clear before he can rescue Lucy from Archaca's clutches.</text:p>
          </table:table-cell>
          <table:table-cell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Dynamite Dux (Europe)&quot;&gt; &lt;year&gt;1989&lt;/year&gt; &lt;rating&gt;ESRB - RP (Rating Pending)&lt;/rating&gt; &lt;title&gt;Dynamite Dux &lt;/title&gt; &lt;pub&gt;SEGA Enterprises Ltd.&lt;/pub&gt; &lt;dev&gt;SEGA Enterprises Ltd.&lt;/dev&gt; &lt;genre&gt;Beat-'Em-Up&lt;/genre&gt; &lt;score&gt;5.0&lt;/score&gt; &lt;player&gt;1 Player&lt;/player&gt; &lt;story&gt;Side-scrolling beat 'em ups in which you must rescue a trapped female friend are nothing unusual. Being able to use direct-combat moves as well as collecting bonus weapons, and food for energy recharging, is pretty typical as well. Games of this type that were converted from the arcade to home computers are particularly commonplace - Renegade and the Double Dragon series are famous examples.****Where this one stands out, however, is the setting of your character as a duck called Bin, and with motion having a clear waddling appearance. The enemies to fight are all from the animal kingdom, but somewhat warped - crocodiles with boxing moves and cows armed with rocket packs for example. Bin has six levels to clear before he can rescue Lucy from Archaca's clutches.&lt;/story&gt; &lt;/game&gt;">
            <text:p>&lt;game name="Dynamite Dux (Europe)"&gt; &lt;year&gt;1989&lt;/year&gt; &lt;rating&gt;ESRB - RP (Rating Pending)&lt;/rating&gt; &lt;title&gt;Dynamite Dux &lt;/title&gt; &lt;pub&gt;SEGA Enterprises Ltd.&lt;/pub&gt; &lt;dev&gt;SEGA Enterprises Ltd.&lt;/dev&gt; &lt;genre&gt;Beat-'Em-Up&lt;/genre&gt; &lt;score&gt;5.0&lt;/score&gt; &lt;player&gt;1 Player&lt;/player&gt; &lt;story&gt;Side-scrolling beat 'em ups in which you must rescue a trapped female friend are nothing unusual. Being able to use direct-combat moves as well as collecting bonus weapons, and food for energy recharging, is pretty typical as well. Games of this type that were converted from the arcade to home computers are particularly commonplace - Renegade and the Double Dragon series are famous examples.****Where this one stands out, however, is the setting of your character as a duck called Bin, and with motion having a clear waddling appearance. The enemies to fight are all from the animal kingdom, but somewhat warped - crocodiles with boxing moves and cows armed with rocket packs for example. Bin has six levels to clear before he can rescue Lucy from Archaca's clutches.&lt;/story&gt; &lt;/game&gt;</text:p>
          </table:table-cell>
        </table:table-row>
        <table:table-row table:style-name="ro1">
          <table:table-cell office:value-type="string">
            <text:p>E-SWAT - City Under Siege (USA, Europe) (Hard Version)</text:p>
          </table:table-cell>
          <table:table-cell office:value-type="string">
            <text:p>1990</text:p>
          </table:table-cell>
          <table:table-cell office:value-type="string">
            <text:p>ESRB - RP (Rating Pending)</text:p>
          </table:table-cell>
          <table:table-cell office:value-type="string">
            <text:p>E-SWAT - City Under Siege</text:p>
          </table:table-cell>
          <table:table-cell office:value-type="string">
            <text:p>SEGA of America, Inc.</text:p>
          </table:table-cell>
          <table:table-cell office:value-type="string">
            <text:p>SEGA Enterprises Ltd.</text:p>
          </table:table-cell>
          <table:table-cell office:value-type="string">
            <text:p>Action</text:p>
          </table:table-cell>
          <table:table-cell office:value-type="string">
            <text:p>3.2</text:p>
          </table:table-cell>
          <table:table-cell office:value-type="string">
            <text:p>1 Player</text:p>
          </table:table-cell>
          <table:table-cell office:value-type="string">
            <text:p>Crime is getting out of control in Liberty City, and to combat the problem, the LCPD establishes a new unit, called ESWAT (Enhanced Special Weapons and Tactics). Police officers who are promoted to this unit wear a cyber-suit that contains state-of-the-art military equipment including two Turbo-Booster Thrusters, extra ammunition, and increased protection. In order to become an ESWAT member, all a dedicated police officer has to do is arrest enough criminal masterminds to progress through the ranks, which include Captain, Assistant Chief, and Chief.****ESWAT: Cyber Police is a horizontal-scrolling beat 'em up where you have to make your way from left to right and defeat a mastermind. There are 15 stages to complete, and have you patrolling through Liberty streets, car yards, stadiums, restaurants, the CBD, construction sites, and boat docks. While you're out on patrol, you can pick up ammunition, and the amount you get varies. For example, on some levels, ammo may be worth 10 bullets, while in others, you may get 60 bullets. Once you have obtained the cyber-suit, you wear it for the duration of the game.</text:p>
          </table:table-cell>
          <table:table-cell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E-SWAT - City Under Siege (USA, Europe) (Hard Version)&quot;&gt; &lt;year&gt;1990&lt;/year&gt; &lt;rating&gt;ESRB - RP (Rating Pending)&lt;/rating&gt; &lt;title&gt;E-SWAT - City Under Siege&lt;/title&gt; &lt;pub&gt;SEGA of America, Inc.&lt;/pub&gt; &lt;dev&gt;SEGA Enterprises Ltd.&lt;/dev&gt; &lt;genre&gt;Action&lt;/genre&gt; &lt;score&gt;3.2&lt;/score&gt; &lt;player&gt;1 Player&lt;/player&gt; &lt;story&gt;Crime is getting out of control in Liberty City, and to combat the problem, the LCPD establishes a new unit, called ESWAT (Enhanced Special Weapons and Tactics). Police officers who are promoted to this unit wear a cyber-suit that contains state-of-the-art military equipment including two Turbo-Booster Thrusters, extra ammunition, and increased protection. In order to become an ESWAT member, all a dedicated police officer has to do is arrest enough criminal masterminds to progress through the ranks, which include Captain, Assistant Chief, and Chief.****ESWAT: Cyber Police is a horizontal-scrolling beat 'em up where you have to make your way from left to right and defeat a mastermind. There are 15 stages to complete, and have you patrolling through Liberty streets, car yards, stadiums, restaurants, the CBD, construction sites, and boat docks. While you're out on patrol, you can pick up ammunition, and the amount you get varies. For example, on some levels, ammo may be worth 10 bullets, while in others, you may get 60 bullets. Once you have obtained the cyber-suit, you wear it for the duration of the game.&lt;/story&gt; &lt;/game&gt;">
            <text:p>&lt;game name="E-SWAT - City Under Siege (USA, Europe) (Hard Version)"&gt; &lt;year&gt;1990&lt;/year&gt; &lt;rating&gt;ESRB - RP (Rating Pending)&lt;/rating&gt; &lt;title&gt;E-SWAT - City Under Siege&lt;/title&gt; &lt;pub&gt;SEGA of America, Inc.&lt;/pub&gt; &lt;dev&gt;SEGA Enterprises Ltd.&lt;/dev&gt; &lt;genre&gt;Action&lt;/genre&gt; &lt;score&gt;3.2&lt;/score&gt; &lt;player&gt;1 Player&lt;/player&gt; &lt;story&gt;Crime is getting out of control in Liberty City, and to combat the problem, the LCPD establishes a new unit, called ESWAT (Enhanced Special Weapons and Tactics). Police officers who are promoted to this unit wear a cyber-suit that contains state-of-the-art military equipment including two Turbo-Booster Thrusters, extra ammunition, and increased protection. In order to become an ESWAT member, all a dedicated police officer has to do is arrest enough criminal masterminds to progress through the ranks, which include Captain, Assistant Chief, and Chief.****ESWAT: Cyber Police is a horizontal-scrolling beat 'em up where you have to make your way from left to right and defeat a mastermind. There are 15 stages to complete, and have you patrolling through Liberty streets, car yards, stadiums, restaurants, the CBD, construction sites, and boat docks. While you're out on patrol, you can pick up ammunition, and the amount you get varies. For example, on some levels, ammo may be worth 10 bullets, while in others, you may get 60 bullets. Once you have obtained the cyber-suit, you wear it for the duration of the game.&lt;/story&gt; &lt;/game&gt;</text:p>
          </table:table-cell>
        </table:table-row>
        <table:table-row table:style-name="ro1">
          <table:table-cell office:value-type="string">
            <text:p>Ecco the Dolphin (Europe)</text:p>
          </table:table-cell>
          <table:table-cell office:value-type="string">
            <text:p>1993</text:p>
          </table:table-cell>
          <table:table-cell office:value-type="string">
            <text:p>ESRB - RP (Rating Pending)</text:p>
          </table:table-cell>
          <table:table-cell office:value-type="string">
            <text:p>Ecco the Dolphin </text:p>
          </table:table-cell>
          <table:table-cell office:value-type="string">
            <text:p>SEGA Enterprises Ltd.</text:p>
          </table:table-cell>
          <table:table-cell office:value-type="string">
            <text:p>Novotrade International, Inc.</text:p>
          </table:table-cell>
          <table:table-cell office:value-type="string">
            <text:p>Adventure</text:p>
          </table:table-cell>
          <table:table-cell office:value-type="string">
            <text:p>3.3</text:p>
          </table:table-cell>
          <table:table-cell office:value-type="string">
            <text:p>1 Player</text:p>
          </table:table-cell>
          <table:table-cell office:value-type="string">
            <text:p>Travel through time along with Ecco the dolphin, in the only game that could call itself a "dolphin simulator". Indeed, you can do pretty much everything a typical dolphin does, including eating fish, surfacing in order to breathe, using your biological sonar and of course, jumping out of the water to amaze your friends.****The storyline is actually deeper that one may think by looking at the box illustration. As Ecco, you are the only dolphin who managed to escape from a giant whirlpool which sucked down your entire pod. The five shining stars on your forehead show that you are the chosen one to save them. But that task will be not be an easy one, as you will have to travel through time and space with the Atlantean time machine, and meet the mystical Asterite in order to defeat the Vortex Queen.</text:p>
          </table:table-cell>
          <table:table-cell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Ecco the Dolphin (Europe)&quot;&gt; &lt;year&gt;1993&lt;/year&gt; &lt;rating&gt;ESRB - RP (Rating Pending)&lt;/rating&gt; &lt;title&gt;Ecco the Dolphin &lt;/title&gt; &lt;pub&gt;SEGA Enterprises Ltd.&lt;/pub&gt; &lt;dev&gt;Novotrade International, Inc.&lt;/dev&gt; &lt;genre&gt;Adventure&lt;/genre&gt; &lt;score&gt;3.3&lt;/score&gt; &lt;player&gt;1 Player&lt;/player&gt; &lt;story&gt;Travel through time along with Ecco the dolphin, in the only game that could call itself a &quot;dolphin simulator&quot;. Indeed, you can do pretty much everything a typical dolphin does, including eating fish, surfacing in order to breathe, using your biological sonar and of course, jumping out of the water to amaze your friends.****The storyline is actually deeper that one may think by looking at the box illustration. As Ecco, you are the only dolphin who managed to escape from a giant whirlpool which sucked down your entire pod. The five shining stars on your forehead show that you are the chosen one to save them. But that task will be not be an easy one, as you will have to travel through time and space with the Atlantean time machine, and meet the mystical Asterite in order to defeat the Vortex Queen.&lt;/story&gt; &lt;/game&gt;">
            <text:p>&lt;game name="Ecco the Dolphin (Europe)"&gt; &lt;year&gt;1993&lt;/year&gt; &lt;rating&gt;ESRB - RP (Rating Pending)&lt;/rating&gt; &lt;title&gt;Ecco the Dolphin &lt;/title&gt; &lt;pub&gt;SEGA Enterprises Ltd.&lt;/pub&gt; &lt;dev&gt;Novotrade International, Inc.&lt;/dev&gt; &lt;genre&gt;Adventure&lt;/genre&gt; &lt;score&gt;3.3&lt;/score&gt; &lt;player&gt;1 Player&lt;/player&gt; &lt;story&gt;Travel through time along with Ecco the dolphin, in the only game that could call itself a "dolphin simulator". Indeed, you can do pretty much everything a typical dolphin does, including eating fish, surfacing in order to breathe, using your biological sonar and of course, jumping out of the water to amaze your friends.****The storyline is actually deeper that one may think by looking at the box illustration. As Ecco, you are the only dolphin who managed to escape from a giant whirlpool which sucked down your entire pod. The five shining stars on your forehead show that you are the chosen one to save them. But that task will be not be an easy one, as you will have to travel through time and space with the Atlantean time machine, and meet the mystical Asterite in order to defeat the Vortex Queen.&lt;/story&gt; &lt;/game&gt;</text:p>
          </table:table-cell>
        </table:table-row>
        <table:table-row table:style-name="ro1">
          <table:table-cell office:value-type="string">
            <text:p>Enduro Racer (USA, Europe)</text:p>
          </table:table-cell>
          <table:table-cell office:value-type="string">
            <text:p>1987</text:p>
          </table:table-cell>
          <table:table-cell office:value-type="string">
            <text:p>ESRB - RP (Rating Pending)</text:p>
          </table:table-cell>
          <table:table-cell office:value-type="string">
            <text:p>Enduro Racer </text:p>
          </table:table-cell>
          <table:table-cell table:number-columns-repeated="2" office:value-type="string">
            <text:p>SEGA Enterprises Ltd.</text:p>
          </table:table-cell>
          <table:table-cell office:value-type="string">
            <text:p>Motorcycle</text:p>
          </table:table-cell>
          <table:table-cell office:value-type="string">
            <text:p>3.6</text:p>
          </table:table-cell>
          <table:table-cell office:value-type="string">
            <text:p>1 Player</text:p>
          </table:table-cell>
          <table:table-cell office:value-type="string">
            <text:p>In this game you play the role of an endurance bike racer. The gameplay involves you racing against the clock to get to the finish line and jumping over ramps. At the end of each race you get points for how many cars or bikes you have overtaken with which you can upgrade your bike.**There are various different terrain for you to race on including desert beach and dirt tracks plus a number of things to slow you down or even knock you off of your bike all together. The main idea is to find the best route through each level to shave off valuable seconds in order to over take more cars and bikes.****The Japanese version of the game has more Tracks than the European and US versions have. Among <text:s/>them is a snow track which is one of the hardest tracks in the game, because there is a lot of stones on the thin road.</text:p>
          </table:table-cell>
          <table:table-cell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Enduro Racer (USA, Europe)&quot;&gt; &lt;year&gt;1987&lt;/year&gt; &lt;rating&gt;ESRB - RP (Rating Pending)&lt;/rating&gt; &lt;title&gt;Enduro Racer &lt;/title&gt; &lt;pub&gt;SEGA Enterprises Ltd.&lt;/pub&gt; &lt;dev&gt;SEGA Enterprises Ltd.&lt;/dev&gt; &lt;genre&gt;Motorcycle&lt;/genre&gt; &lt;score&gt;3.6&lt;/score&gt; &lt;player&gt;1 Player&lt;/player&gt; &lt;story&gt;In this game you play the role of an endurance bike racer. The gameplay involves you racing against the clock to get to the finish line and jumping over ramps. At the end of each race you get points for how many cars or bikes you have overtaken with which you can upgrade your bike.**There are various different terrain for you to race on including desert beach and dirt tracks plus a number of things to slow you down or even knock you off of your bike all together. The main idea is to find the best route through each level to shave off valuable seconds in order to over take more cars and bikes.****The Japanese version of the game has more Tracks than the European and US versions have. Among  them is a snow track which is one of the hardest tracks in the game, because there is a lot of stones on the thin road.&lt;/story&gt; &lt;/game&gt;">
            <text:p>&lt;game name="Enduro Racer (USA, Europe)"&gt; &lt;year&gt;1987&lt;/year&gt; &lt;rating&gt;ESRB - RP (Rating Pending)&lt;/rating&gt; &lt;title&gt;Enduro Racer &lt;/title&gt; &lt;pub&gt;SEGA Enterprises Ltd.&lt;/pub&gt; &lt;dev&gt;SEGA Enterprises Ltd.&lt;/dev&gt; &lt;genre&gt;Motorcycle&lt;/genre&gt; &lt;score&gt;3.6&lt;/score&gt; &lt;player&gt;1 Player&lt;/player&gt; &lt;story&gt;In this game you play the role of an endurance bike racer. The gameplay involves you racing against the clock to get to the finish line and jumping over ramps. At the end of each race you get points for how many cars or bikes you have overtaken with which you can upgrade your bike.**There are various different terrain for you to race on including desert beach and dirt tracks plus a number of things to slow you down or even knock you off of your bike all together. The main idea is to find the best route through each level to shave off valuable seconds in order to over take more cars and bikes.****The Japanese version of the game has more Tracks than the European and US versions have. Among <text:s/>them is a snow track which is one of the hardest tracks in the game, because there is a lot of stones on the thin road.&lt;/story&gt; &lt;/game&gt;</text:p>
          </table:table-cell>
        </table:table-row>
        <table:table-row table:style-name="ro1">
          <table:table-cell office:value-type="string">
            <text:p>F-16 Fighting Falcon (USA)</text:p>
          </table:table-cell>
          <table:table-cell office:value-type="string">
            <text:p>1986</text:p>
          </table:table-cell>
          <table:table-cell office:value-type="string">
            <text:p>ESRB - RP (Rating Pending)</text:p>
          </table:table-cell>
          <table:table-cell office:value-type="string">
            <text:p>F-16 Fighting Falcon</text:p>
          </table:table-cell>
          <table:table-cell office:value-type="string">
            <text:p>SEGA of America, Inc.</text:p>
          </table:table-cell>
          <table:table-cell office:value-type="string">
            <text:p>Nexa Corporation</text:p>
          </table:table-cell>
          <table:table-cell office:value-type="string">
            <text:p>Flying</text:p>
          </table:table-cell>
          <table:table-cell office:value-type="string">
            <text:p>2.4</text:p>
          </table:table-cell>
          <table:table-cell office:value-type="string">
            <text:p>1 Player</text:p>
          </table:table-cell>
          <table:table-cell office:value-type="string">
            <text:p>In this game, you are flying the F-16 Fighting Falcon, the most advanced jet fighter in the world. In this carefully crafted simulation, your mission is to take down all enemy jets and remain airborne as possible.****You are equipped with your standard gun, plus some missiles that you can use to take them down. There are ten levels. The number of missiles you have vary between each level. Furthermore, each level is difficult than the last with more enemy jet fighters that you have to take down.</text:p>
          </table:table-cell>
          <table:table-cell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F-16 Fighting Falcon (USA)&quot;&gt; &lt;year&gt;1986&lt;/year&gt; &lt;rating&gt;ESRB - RP (Rating Pending)&lt;/rating&gt; &lt;title&gt;F-16 Fighting Falcon&lt;/title&gt; &lt;pub&gt;SEGA of America, Inc.&lt;/pub&gt; &lt;dev&gt;Nexa Corporation&lt;/dev&gt; &lt;genre&gt;Flying&lt;/genre&gt; &lt;score&gt;2.4&lt;/score&gt; &lt;player&gt;1 Player&lt;/player&gt; &lt;story&gt;In this game, you are flying the F-16 Fighting Falcon, the most advanced jet fighter in the world. In this carefully crafted simulation, your mission is to take down all enemy jets and remain airborne as possible.****You are equipped with your standard gun, plus some missiles that you can use to take them down. There are ten levels. The number of missiles you have vary between each level. Furthermore, each level is difficult than the last with more enemy jet fighters that you have to take down.&lt;/story&gt; &lt;/game&gt;">
            <text:p>&lt;game name="F-16 Fighting Falcon (USA)"&gt; &lt;year&gt;1986&lt;/year&gt; &lt;rating&gt;ESRB - RP (Rating Pending)&lt;/rating&gt; &lt;title&gt;F-16 Fighting Falcon&lt;/title&gt; &lt;pub&gt;SEGA of America, Inc.&lt;/pub&gt; &lt;dev&gt;Nexa Corporation&lt;/dev&gt; &lt;genre&gt;Flying&lt;/genre&gt; &lt;score&gt;2.4&lt;/score&gt; &lt;player&gt;1 Player&lt;/player&gt; &lt;story&gt;In this game, you are flying the F-16 Fighting Falcon, the most advanced jet fighter in the world. In this carefully crafted simulation, your mission is to take down all enemy jets and remain airborne as possible.****You are equipped with your standard gun, plus some missiles that you can use to take them down. There are ten levels. The number of missiles you have vary between each level. Furthermore, each level is difficult than the last with more enemy jet fighters that you have to take down.&lt;/story&gt; &lt;/game&gt;</text:p>
          </table:table-cell>
        </table:table-row>
        <table:table-row table:style-name="ro1">
          <table:table-cell office:value-type="string">
            <text:p>F1 (Europe)</text:p>
          </table:table-cell>
          <table:table-cell office:value-type="string">
            <text:p>1993</text:p>
          </table:table-cell>
          <table:table-cell office:value-type="string">
            <text:p>ESRB - RP (Rating Pending)</text:p>
          </table:table-cell>
          <table:table-cell office:value-type="string">
            <text:p>F1 </text:p>
          </table:table-cell>
          <table:table-cell office:value-type="string">
            <text:p>Domark Software Ltd.</text:p>
          </table:table-cell>
          <table:table-cell office:value-type="string">
            <text:p>Lankhor</text:p>
          </table:table-cell>
          <table:table-cell office:value-type="string">
            <text:p>Driving</text:p>
          </table:table-cell>
          <table:table-cell office:value-type="string">
            <text:p>3.4</text:p>
          </table:table-cell>
          <table:table-cell office:value-type="string">
            <text:p>1-2 Players</text:p>
          </table:table-cell>
          <table:table-cell office:value-type="string">
            <text:p>F1 is an Official Formula One Racing Game. There are two modes of play available: "Arcade", "Grand Prix". In both of these modes you complete a certain number of laps (4, 8, or 12) and select which circuit that you want to race on. The circuits include San Marino, France, Britain, Germany, Italy, Portugal, Japan, and Australia. Some circuits are easy, while some are difficult. ****There are slight differences between the two modes. For instance, "Arcade" allows you to select the circuit in any order that you like, whereas "Grand Prix" only allows you to fine-tune your car before starting a race. You also need to race a circuit in the order that they appear on the circuit selection screen, but you can skip a track if you want. ****F1 is a 1-2 player game, meaning that if you have another player handy, you can compete against each other.</text:p>
          </table:table-cell>
          <table:table-cell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F1 (Europe)&quot;&gt; &lt;year&gt;1993&lt;/year&gt; &lt;rating&gt;ESRB - RP (Rating Pending)&lt;/rating&gt; &lt;title&gt;F1 &lt;/title&gt; &lt;pub&gt;Domark Software Ltd.&lt;/pub&gt; &lt;dev&gt;Lankhor&lt;/dev&gt; &lt;genre&gt;Driving&lt;/genre&gt; &lt;score&gt;3.4&lt;/score&gt; &lt;player&gt;1-2 Players&lt;/player&gt; &lt;story&gt;F1 is an Official Formula One Racing Game. There are two modes of play available: &quot;Arcade&quot;, &quot;Grand Prix&quot;. In both of these modes you complete a certain number of laps (4, 8, or 12) and select which circuit that you want to race on. The circuits include San Marino, France, Britain, Germany, Italy, Portugal, Japan, and Australia. Some circuits are easy, while some are difficult. ****There are slight differences between the two modes. For instance, &quot;Arcade&quot; allows you to select the circuit in any order that you like, whereas &quot;Grand Prix&quot; only allows you to fine-tune your car before starting a race. You also need to race a circuit in the order that they appear on the circuit selection screen, but you can skip a track if you want. ****F1 is a 1-2 player game, meaning that if you have another player handy, you can compete against each other.&lt;/story&gt; &lt;/game&gt;">
            <text:p>&lt;game name="F1 (Europe)"&gt; &lt;year&gt;1993&lt;/year&gt; &lt;rating&gt;ESRB - RP (Rating Pending)&lt;/rating&gt; &lt;title&gt;F1 &lt;/title&gt; &lt;pub&gt;Domark Software Ltd.&lt;/pub&gt; &lt;dev&gt;Lankhor&lt;/dev&gt; &lt;genre&gt;Driving&lt;/genre&gt; &lt;score&gt;3.4&lt;/score&gt; &lt;player&gt;1-2 Players&lt;/player&gt; &lt;story&gt;F1 is an Official Formula One Racing Game. There are two modes of play available: "Arcade", "Grand Prix". In both of these modes you complete a certain number of laps (4, 8, or 12) and select which circuit that you want to race on. The circuits include San Marino, France, Britain, Germany, Italy, Portugal, Japan, and Australia. Some circuits are easy, while some are difficult. ****There are slight differences between the two modes. For instance, "Arcade" allows you to select the circuit in any order that you like, whereas "Grand Prix" only allows you to fine-tune your car before starting a race. You also need to race a circuit in the order that they appear on the circuit selection screen, but you can skip a track if you want. ****F1 is a 1-2 player game, meaning that if you have another player handy, you can compete against each other.&lt;/story&gt; &lt;/game&gt;</text:p>
          </table:table-cell>
        </table:table-row>
        <table:table-row table:style-name="ro1">
          <table:table-cell office:value-type="string">
            <text:p>Fantastic Dizzy (Europe) (En,Fr,De,Es,It)</text:p>
          </table:table-cell>
          <table:table-cell office:value-type="string">
            <text:p>1993</text:p>
          </table:table-cell>
          <table:table-cell office:value-type="string">
            <text:p>ESRB - RP (Rating Pending)</text:p>
          </table:table-cell>
          <table:table-cell office:value-type="string">
            <text:p>Fantastic Dizzy </text:p>
          </table:table-cell>
          <table:table-cell office:value-type="string">
            <text:p>Codemasters Software Company Limited, The</text:p>
          </table:table-cell>
          <table:table-cell office:value-type="string">
            <text:p>Chameleon</text:p>
          </table:table-cell>
          <table:table-cell office:value-type="string">
            <text:p>Adventure</text:p>
          </table:table-cell>
          <table:table-cell office:value-type="string">
            <text:p>3.0</text:p>
          </table:table-cell>
          <table:table-cell office:value-type="string">
            <text:p>1 Player</text:p>
          </table:table-cell>
          <table:table-cell office:value-type="string">
            <text:p>The evil wizard Zaks has cast a spell on the peaceful Yolkfolk, and while many fell under his spell, others have other problems to deal with, including Dizzy, who saw his girlfriend Daisy kidnapped and taken hostage by Zaks, and it's up to him to restore the Yolkfolk to normal and rescue Daisy from the top of the Cloud Castle's tower.****The most technically-advanced of Dizzy's adventure games in many ways, it was the only one to feature actual scrolling rather than a flick-screen system, the only one not to be released for the 8 bit computers the character originated on, the only one to originate on a console, as well as featuring many mini-games, such as Bubble Dizzy and an Operation Wolf clone. ****Gameplay involves walking Dizzy through the levels, picking up objects and using them to solve simple puzzles. There are plenty of tests of arcade skill along the way as well, as gaps must be jumped and baddies avoided - starting with a limited number of lives, the player can earn more by completing Theodore's puzzle. Before rescuing Daisy the player must capture all stars that unlock the gates of the tower.</text:p>
          </table:table-cell>
          <table:table-cell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Fantastic Dizzy (Europe) (En,Fr,De,Es,It)&quot;&gt; &lt;year&gt;1993&lt;/year&gt; &lt;rating&gt;ESRB - RP (Rating Pending)&lt;/rating&gt; &lt;title&gt;Fantastic Dizzy &lt;/title&gt; &lt;pub&gt;Codemasters Software Company Limited, The&lt;/pub&gt; &lt;dev&gt;Chameleon&lt;/dev&gt; &lt;genre&gt;Adventure&lt;/genre&gt; &lt;score&gt;3.0&lt;/score&gt; &lt;player&gt;1 Player&lt;/player&gt; &lt;story&gt;The evil wizard Zaks has cast a spell on the peaceful Yolkfolk, and while many fell under his spell, others have other problems to deal with, including Dizzy, who saw his girlfriend Daisy kidnapped and taken hostage by Zaks, and it's up to him to restore the Yolkfolk to normal and rescue Daisy from the top of the Cloud Castle's tower.****The most technically-advanced of Dizzy's adventure games in many ways, it was the only one to feature actual scrolling rather than a flick-screen system, the only one not to be released for the 8 bit computers the character originated on, the only one to originate on a console, as well as featuring many mini-games, such as Bubble Dizzy and an Operation Wolf clone. ****Gameplay involves walking Dizzy through the levels, picking up objects and using them to solve simple puzzles. There are plenty of tests of arcade skill along the way as well, as gaps must be jumped and baddies avoided - starting with a limited number of lives, the player can earn more by completing Theodore's puzzle. Before rescuing Daisy the player must capture all stars that unlock the gates of the tower.&lt;/story&gt; &lt;/game&gt;">
            <text:p>&lt;game name="Fantastic Dizzy (Europe) (En,Fr,De,Es,It)"&gt; &lt;year&gt;1993&lt;/year&gt; &lt;rating&gt;ESRB - RP (Rating Pending)&lt;/rating&gt; &lt;title&gt;Fantastic Dizzy &lt;/title&gt; &lt;pub&gt;Codemasters Software Company Limited, The&lt;/pub&gt; &lt;dev&gt;Chameleon&lt;/dev&gt; &lt;genre&gt;Adventure&lt;/genre&gt; &lt;score&gt;3.0&lt;/score&gt; &lt;player&gt;1 Player&lt;/player&gt; &lt;story&gt;The evil wizard Zaks has cast a spell on the peaceful Yolkfolk, and while many fell under his spell, others have other problems to deal with, including Dizzy, who saw his girlfriend Daisy kidnapped and taken hostage by Zaks, and it's up to him to restore the Yolkfolk to normal and rescue Daisy from the top of the Cloud Castle's tower.****The most technically-advanced of Dizzy's adventure games in many ways, it was the only one to feature actual scrolling rather than a flick-screen system, the only one not to be released for the 8 bit computers the character originated on, the only one to originate on a console, as well as featuring many mini-games, such as Bubble Dizzy and an Operation Wolf clone. ****Gameplay involves walking Dizzy through the levels, picking up objects and using them to solve simple puzzles. There are plenty of tests of arcade skill along the way as well, as gaps must be jumped and baddies avoided - starting with a limited number of lives, the player can earn more by completing Theodore's puzzle. Before rescuing Daisy the player must capture all stars that unlock the gates of the tower.&lt;/story&gt; &lt;/game&gt;</text:p>
          </table:table-cell>
        </table:table-row>
        <table:table-row table:style-name="ro1">
          <table:table-cell office:value-type="string">
            <text:p>Fantasy Zone - The Maze (USA, Europe)</text:p>
          </table:table-cell>
          <table:table-cell office:value-type="string">
            <text:p>1988</text:p>
          </table:table-cell>
          <table:table-cell office:value-type="string">
            <text:p>ESRB - RP (Rating Pending)</text:p>
          </table:table-cell>
          <table:table-cell office:value-type="string">
            <text:p>Fantasy Zone - The Maze </text:p>
          </table:table-cell>
          <table:table-cell office:value-type="string">
            <text:p>SEGA of America, Inc.</text:p>
          </table:table-cell>
          <table:table-cell office:value-type="string">
            <text:p>SEGA Enterprises Ltd.</text:p>
          </table:table-cell>
          <table:table-cell office:value-type="string">
            <text:p>Action</text:p>
          </table:table-cell>
          <table:table-cell office:value-type="string">
            <text:p>3.6</text:p>
          </table:table-cell>
          <table:table-cell office:value-type="string">
            <text:p>1-2 Players</text:p>
          </table:table-cell>
          <table:table-cell office:value-type="string">
            <text:p>Sega decided to make their last game in the Fantasy Zone series different. You see, the gameplay now involves you going around mazes, collecting all the dots while avoiding enemies. You are awarded points for each dot collected, but they vary depending on their size. For example, small dots award ten points each, while you get 200 points for each larger dot you collect. Once you have collected all the dots in the maze, the enemies will turn into coins, which you must quickly get in a strict time limit and you move on to the next maze. Just before this, though, you get a statistics screen that shows the amount of time that you spent in the maze. Points are also awarded, but sadly, if you spent over sixty seconds in a maze, you won't get any.****Every world you travel to consist of three mazes, and after you complete all three, a bonus round appears where the object is to collect all coins before time expires. While you are collecting the dots in the normal mazes, you must touch the enemy's energy, a flashing red spot within each maze to avoid 2nd-generation enemies from entering the mazes. Some power-ups can be collected, which consist of weapons and speed boosters (big wings), which can be collected by landing on the circle which it is in. However, you need money in form of the amount outlined just before each maze. If you land on a circle while you are short of cash, a 'NO SELLING' sign will appear above it, and you have to collect some more dots and try again. ****Also you can die by touching an enemy. When you die, a coin will take you place, and when you get resurrected, you can grab the coin. The game can be played with two players, but the same rule applies in a 2-player game.</text:p>
          </table:table-cell>
          <table:table-cell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Fantasy Zone - The Maze (USA, Europe)&quot;&gt; &lt;year&gt;1988&lt;/year&gt; &lt;rating&gt;ESRB - RP (Rating Pending)&lt;/rating&gt; &lt;title&gt;Fantasy Zone - The Maze &lt;/title&gt; &lt;pub&gt;SEGA of America, Inc.&lt;/pub&gt; &lt;dev&gt;SEGA Enterprises Ltd.&lt;/dev&gt; &lt;genre&gt;Action&lt;/genre&gt; &lt;score&gt;3.6&lt;/score&gt; &lt;player&gt;1-2 Players&lt;/player&gt; &lt;story&gt;Sega decided to make their last game in the Fantasy Zone series different. You see, the gameplay now involves you going around mazes, collecting all the dots while avoiding enemies. You are awarded points for each dot collected, but they vary depending on their size. For example, small dots award ten points each, while you get 200 points for each larger dot you collect. Once you have collected all the dots in the maze, the enemies will turn into coins, which you must quickly get in a strict time limit and you move on to the next maze. Just before this, though, you get a statistics screen that shows the amount of time that you spent in the maze. Points are also awarded, but sadly, if you spent over sixty seconds in a maze, you won't get any.****Every world you travel to consist of three mazes, and after you complete all three, a bonus round appears where the object is to collect all coins before time expires. While you are collecting the dots in the normal mazes, you must touch the enemy's energy, a flashing red spot within each maze to avoid 2nd-generation enemies from entering the mazes. Some power-ups can be collected, which consist of weapons and speed boosters (big wings), which can be collected by landing on the circle which it is in. However, you need money in form of the amount outlined just before each maze. If you land on a circle while you are short of cash, a 'NO SELLING' sign will appear above it, and you have to collect some more dots and try again. ****Also you can die by touching an enemy. When you die, a coin will take you place, and when you get resurrected, you can grab the coin. The game can be played with two players, but the same rule applies in a 2-player game.&lt;/story&gt; &lt;/game&gt;">
            <text:p>&lt;game name="Fantasy Zone - The Maze (USA, Europe)"&gt; &lt;year&gt;1988&lt;/year&gt; &lt;rating&gt;ESRB - RP (Rating Pending)&lt;/rating&gt; &lt;title&gt;Fantasy Zone - The Maze &lt;/title&gt; &lt;pub&gt;SEGA of America, Inc.&lt;/pub&gt; &lt;dev&gt;SEGA Enterprises Ltd.&lt;/dev&gt; &lt;genre&gt;Action&lt;/genre&gt; &lt;score&gt;3.6&lt;/score&gt; &lt;player&gt;1-2 Players&lt;/player&gt; &lt;story&gt;Sega decided to make their last game in the Fantasy Zone series different. You see, the gameplay now involves you going around mazes, collecting all the dots while avoiding enemies. You are awarded points for each dot collected, but they vary depending on their size. For example, small dots award ten points each, while you get 200 points for each larger dot you collect. Once you have collected all the dots in the maze, the enemies will turn into coins, which you must quickly get in a strict time limit and you move on to the next maze. Just before this, though, you get a statistics screen that shows the amount of time that you spent in the maze. Points are also awarded, but sadly, if you spent over sixty seconds in a maze, you won't get any.****Every world you travel to consist of three mazes, and after you complete all three, a bonus round appears where the object is to collect all coins before time expires. While you are collecting the dots in the normal mazes, you must touch the enemy's energy, a flashing red spot within each maze to avoid 2nd-generation enemies from entering the mazes. Some power-ups can be collected, which consist of weapons and speed boosters (big wings), which can be collected by landing on the circle which it is in. However, you need money in form of the amount outlined just before each maze. If you land on a circle while you are short of cash, a 'NO SELLING' sign will appear above it, and you have to collect some more dots and try again. ****Also you can die by touching an enemy. When you die, a coin will take you place, and when you get resurrected, you can grab the coin. The game can be played with two players, but the same rule applies in a 2-player game.&lt;/story&gt; &lt;/game&gt;</text:p>
          </table:table-cell>
        </table:table-row>
        <table:table-row table:style-name="ro1">
          <table:table-cell office:value-type="string">
            <text:p>Fantasy Zone (World) (v1.2)</text:p>
          </table:table-cell>
          <table:table-cell office:value-type="string">
            <text:p>1986</text:p>
          </table:table-cell>
          <table:table-cell office:value-type="string">
            <text:p>ESRB - RP (Rating Pending)</text:p>
          </table:table-cell>
          <table:table-cell office:value-type="string">
            <text:p>Fantasy Zone <text:s/></text:p>
          </table:table-cell>
          <table:table-cell office:value-type="string">
            <text:p>SEGA of America, Inc.</text:p>
          </table:table-cell>
          <table:table-cell office:value-type="string">
            <text:p>SEGA Enterprises Ltd.</text:p>
          </table:table-cell>
          <table:table-cell office:value-type="string">
            <text:p>Shooter</text:p>
          </table:table-cell>
          <table:table-cell office:value-type="string">
            <text:p>3.8</text:p>
          </table:table-cell>
          <table:table-cell office:value-type="string">
            <text:p>1-2 Players</text:p>
          </table:table-cell>
          <table:table-cell office:value-type="string">
            <text:p>The Fantasy Zone is a solar system consisting of eight brightly colored, fantastic planets. The evil Menons are trying to take over all of the planets in the Fantasy Zone by using misappropriated foreign currency to build their forces. It is the player's job to recover all of the coins and save the solar system! ****Fantasy Zone is an arcade style shooter for one or two players. The goal is to destroy all of the creatures on each planet and collect as many of the lost coins as possible. At the end of each level is a large enemy that will have to be defeated before moving on to the next world. <text:s/>At various points in the game, the player will be able to find a parts shop, which allows purchasing improvements for his spaceship, including better weapons and faster engines.</text:p>
          </table:table-cell>
          <table:table-cell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Fantasy Zone (World) (v1.2)&quot;&gt; &lt;year&gt;1986&lt;/year&gt; &lt;rating&gt;ESRB - RP (Rating Pending)&lt;/rating&gt; &lt;title&gt;Fantasy Zone  &lt;/title&gt; &lt;pub&gt;SEGA of America, Inc.&lt;/pub&gt; &lt;dev&gt;SEGA Enterprises Ltd.&lt;/dev&gt; &lt;genre&gt;Shooter&lt;/genre&gt; &lt;score&gt;3.8&lt;/score&gt; &lt;player&gt;1-2 Players&lt;/player&gt; &lt;story&gt;The Fantasy Zone is a solar system consisting of eight brightly colored, fantastic planets. The evil Menons are trying to take over all of the planets in the Fantasy Zone by using misappropriated foreign currency to build their forces. It is the player's job to recover all of the coins and save the solar system! ****Fantasy Zone is an arcade style shooter for one or two players. The goal is to destroy all of the creatures on each planet and collect as many of the lost coins as possible. At the end of each level is a large enemy that will have to be defeated before moving on to the next world.  At various points in the game, the player will be able to find a parts shop, which allows purchasing improvements for his spaceship, including better weapons and faster engines.&lt;/story&gt; &lt;/game&gt;">
            <text:p>&lt;game name="Fantasy Zone (World) (v1.2)"&gt; &lt;year&gt;1986&lt;/year&gt; &lt;rating&gt;ESRB - RP (Rating Pending)&lt;/rating&gt; &lt;title&gt;Fantasy Zone <text:s/>&lt;/title&gt; &lt;pub&gt;SEGA of America, Inc.&lt;/pub&gt; &lt;dev&gt;SEGA Enterprises Ltd.&lt;/dev&gt; &lt;genre&gt;Shooter&lt;/genre&gt; &lt;score&gt;3.8&lt;/score&gt; &lt;player&gt;1-2 Players&lt;/player&gt; &lt;story&gt;The Fantasy Zone is a solar system consisting of eight brightly colored, fantastic planets. The evil Menons are trying to take over all of the planets in the Fantasy Zone by using misappropriated foreign currency to build their forces. It is the player's job to recover all of the coins and save the solar system! ****Fantasy Zone is an arcade style shooter for one or two players. The goal is to destroy all of the creatures on each planet and collect as many of the lost coins as possible. At the end of each level is a large enemy that will have to be defeated before moving on to the next world. <text:s/>At various points in the game, the player will be able to find a parts shop, which allows purchasing improvements for his spaceship, including better weapons and faster engines.&lt;/story&gt; &lt;/game&gt;</text:p>
          </table:table-cell>
        </table:table-row>
        <table:table-row table:style-name="ro1">
          <table:table-cell office:value-type="string">
            <text:p>Fantasy Zone II - The Tears of Opa-Opa (USA, Europe)</text:p>
          </table:table-cell>
          <table:table-cell office:value-type="string">
            <text:p>1987</text:p>
          </table:table-cell>
          <table:table-cell office:value-type="string">
            <text:p>ESRB - RP (Rating Pending)</text:p>
          </table:table-cell>
          <table:table-cell office:value-type="string">
            <text:p>Fantasy Zone II - The Tears of Opa-Opa </text:p>
          </table:table-cell>
          <table:table-cell office:value-type="string">
            <text:p>SEGA of America, Inc.</text:p>
          </table:table-cell>
          <table:table-cell office:value-type="string">
            <text:p>SEGA Enterprises Ltd.</text:p>
          </table:table-cell>
          <table:table-cell office:value-type="string">
            <text:p>Shooter</text:p>
          </table:table-cell>
          <table:table-cell office:value-type="string">
            <text:p>4.4</text:p>
          </table:table-cell>
          <table:table-cell office:value-type="string">
            <text:p>1 Player</text:p>
          </table:table-cell>
          <table:table-cell office:value-type="string">
            <text:p>Fantasy Zone II: The Tears of Opa-Opa is the sequel to Fantasy Zone, in which you control Opa-Opa, a pretty colored ship with wings on its side. You must destroy the large creatures in each world before moving on to the next. Your task becomes difficult by other small creatures that happen to pass by. If you destroy a large creature, they will drop a dollar bill, which you can pick up and use at the shop to buy items and powerful weapons such as laser beams, x-way shots, and big wings. Another way to get money is to shoot certain kinds of enemies all in a row.****More often than not, some large creatures will reveal a warp gate rather than a dollar bill. You can go through the warp gate to get to another part of the land, and destroy more large creatures. Only one of them will have a warp gate in the form of a 'stop' sign - that is your ticket to the round boss, but you must defeat all large creatures in order to pass through it. Also like in the original can you walk on the ground to avoid approaching enemies, and spend money in the shop to get new weapons (but they only last for a limited time).</text:p>
          </table:table-cell>
          <table:table-cell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Fantasy Zone II - The Tears of Opa-Opa (USA, Europe)&quot;&gt; &lt;year&gt;1987&lt;/year&gt; &lt;rating&gt;ESRB - RP (Rating Pending)&lt;/rating&gt; &lt;title&gt;Fantasy Zone II - The Tears of Opa-Opa &lt;/title&gt; &lt;pub&gt;SEGA of America, Inc.&lt;/pub&gt; &lt;dev&gt;SEGA Enterprises Ltd.&lt;/dev&gt; &lt;genre&gt;Shooter&lt;/genre&gt; &lt;score&gt;4.4&lt;/score&gt; &lt;player&gt;1 Player&lt;/player&gt; &lt;story&gt;Fantasy Zone II: The Tears of Opa-Opa is the sequel to Fantasy Zone, in which you control Opa-Opa, a pretty colored ship with wings on its side. You must destroy the large creatures in each world before moving on to the next. Your task becomes difficult by other small creatures that happen to pass by. If you destroy a large creature, they will drop a dollar bill, which you can pick up and use at the shop to buy items and powerful weapons such as laser beams, x-way shots, and big wings. Another way to get money is to shoot certain kinds of enemies all in a row.****More often than not, some large creatures will reveal a warp gate rather than a dollar bill. You can go through the warp gate to get to another part of the land, and destroy more large creatures. Only one of them will have a warp gate in the form of a 'stop' sign - that is your ticket to the round boss, but you must defeat all large creatures in order to pass through it. Also like in the original can you walk on the ground to avoid approaching enemies, and spend money in the shop to get new weapons (but they only last for a limited time).&lt;/story&gt; &lt;/game&gt;">
            <text:p>&lt;game name="Fantasy Zone II - The Tears of Opa-Opa (USA, Europe)"&gt; &lt;year&gt;1987&lt;/year&gt; &lt;rating&gt;ESRB - RP (Rating Pending)&lt;/rating&gt; &lt;title&gt;Fantasy Zone II - The Tears of Opa-Opa &lt;/title&gt; &lt;pub&gt;SEGA of America, Inc.&lt;/pub&gt; &lt;dev&gt;SEGA Enterprises Ltd.&lt;/dev&gt; &lt;genre&gt;Shooter&lt;/genre&gt; &lt;score&gt;4.4&lt;/score&gt; &lt;player&gt;1 Player&lt;/player&gt; &lt;story&gt;Fantasy Zone II: The Tears of Opa-Opa is the sequel to Fantasy Zone, in which you control Opa-Opa, a pretty colored ship with wings on its side. You must destroy the large creatures in each world before moving on to the next. Your task becomes difficult by other small creatures that happen to pass by. If you destroy a large creature, they will drop a dollar bill, which you can pick up and use at the shop to buy items and powerful weapons such as laser beams, x-way shots, and big wings. Another way to get money is to shoot certain kinds of enemies all in a row.****More often than not, some large creatures will reveal a warp gate rather than a dollar bill. You can go through the warp gate to get to another part of the land, and destroy more large creatures. Only one of them will have a warp gate in the form of a 'stop' sign - that is your ticket to the round boss, but you must defeat all large creatures in order to pass through it. Also like in the original can you walk on the ground to avoid approaching enemies, and spend money in the shop to get new weapons (but they only last for a limited time).&lt;/story&gt; &lt;/game&gt;</text:p>
          </table:table-cell>
        </table:table-row>
        <table:table-row table:style-name="ro1">
          <table:table-cell office:value-type="string">
            <text:p>Fire &amp; Forget II (Europe)</text:p>
          </table:table-cell>
          <table:table-cell office:value-type="string">
            <text:p>1990</text:p>
          </table:table-cell>
          <table:table-cell office:value-type="string">
            <text:p>ESRB - RP (Rating Pending)</text:p>
          </table:table-cell>
          <table:table-cell office:value-type="string">
            <text:p>Fire &amp; Forget II </text:p>
          </table:table-cell>
          <table:table-cell table:number-columns-repeated="2" office:value-type="string">
            <text:p>Titus France SA</text:p>
          </table:table-cell>
          <table:table-cell office:value-type="string">
            <text:p>Driving</text:p>
          </table:table-cell>
          <table:table-cell office:value-type="string">
            <text:p>3.5</text:p>
          </table:table-cell>
          <table:table-cell office:value-type="string">
            <text:p>1 Player</text:p>
          </table:table-cell>
          <table:table-cell office:value-type="string">
            <text:p>Part two in the Fire and Forget series, best described as Crazy Cars (also by Titus) with weapons in a futuristic setting. This game combines the genres action and driving.****In each of the five levels you need to blow your way to the front of the death convoy and shot down the leader of a group of terrorists, who plans to blow up a city. Your machine of destruction is a car with the ability to fly.</text:p>
          </table:table-cell>
          <table:table-cell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Fire &amp; Forget II (Europe)&quot;&gt; &lt;year&gt;1990&lt;/year&gt; &lt;rating&gt;ESRB - RP (Rating Pending)&lt;/rating&gt; &lt;title&gt;Fire &amp; Forget II &lt;/title&gt; &lt;pub&gt;Titus France SA&lt;/pub&gt; &lt;dev&gt;Titus France SA&lt;/dev&gt; &lt;genre&gt;Driving&lt;/genre&gt; &lt;score&gt;3.5&lt;/score&gt; &lt;player&gt;1 Player&lt;/player&gt; &lt;story&gt;Part two in the Fire and Forget series, best described as Crazy Cars (also by Titus) with weapons in a futuristic setting. This game combines the genres action and driving.****In each of the five levels you need to blow your way to the front of the death convoy and shot down the leader of a group of terrorists, who plans to blow up a city. Your machine of destruction is a car with the ability to fly.&lt;/story&gt; &lt;/game&gt;">
            <text:p>&lt;game name="Fire &amp; Forget II (Europe)"&gt; &lt;year&gt;1990&lt;/year&gt; &lt;rating&gt;ESRB - RP (Rating Pending)&lt;/rating&gt; &lt;title&gt;Fire &amp; Forget II &lt;/title&gt; &lt;pub&gt;Titus France SA&lt;/pub&gt; &lt;dev&gt;Titus France SA&lt;/dev&gt; &lt;genre&gt;Driving&lt;/genre&gt; &lt;score&gt;3.5&lt;/score&gt; &lt;player&gt;1 Player&lt;/player&gt; &lt;story&gt;Part two in the Fire and Forget series, best described as Crazy Cars (also by Titus) with weapons in a futuristic setting. This game combines the genres action and driving.****In each of the five levels you need to blow your way to the front of the death convoy and shot down the leader of a group of terrorists, who plans to blow up a city. Your machine of destruction is a car with the ability to fly.&lt;/story&gt; &lt;/game&gt;</text:p>
          </table:table-cell>
        </table:table-row>
        <table:table-row table:style-name="ro1">
          <table:table-cell office:value-type="string">
            <text:p>Flash, The (Europe)</text:p>
          </table:table-cell>
          <table:table-cell office:value-type="string">
            <text:p>1993</text:p>
          </table:table-cell>
          <table:table-cell office:value-type="string">
            <text:p>ESRB - RP (Rating Pending)</text:p>
          </table:table-cell>
          <table:table-cell office:value-type="string">
            <text:p>Flash, The </text:p>
          </table:table-cell>
          <table:table-cell office:value-type="string">
            <text:p>SEGA Enterprises Ltd.</text:p>
          </table:table-cell>
          <table:table-cell office:value-type="string">
            <text:p>Probe Software Ltd.</text:p>
          </table:table-cell>
          <table:table-cell office:value-type="string">
            <text:p>Platform</text:p>
          </table:table-cell>
          <table:table-cell office:value-type="string">
            <text:p>3.1</text:p>
          </table:table-cell>
          <table:table-cell office:value-type="string">
            <text:p>1 Player</text:p>
          </table:table-cell>
          <table:table-cell office:value-type="string">
            <text:p>The Flash is a side-scrolling platformer starring the eponymous D.C. comics hero. The game is divided into six rounds, each round has two stages and a boss fight. Within each stage, Flash must get to the exit before the time limit runs out, though the exit must first be unlocked by activating a switch. Apart from a speedy protagonist, the game has some similarities to Sonic the Hedgehog, as the levels have a similarly complex structure with different passages and many optional areas. While Flash moves very fast in general, he can also move with even higher SuperSpeed, but only as long as the necessary SuperSpeed energy is not drained. The energy is also used for performing vibrating attacks and can be recharged by at Star Food vendors scattered in the levels. Vibrating attacks can be used to destroy blocks (which contain either traps or power-ups) and to get rid of bad guys. For the latter, Flash also has a spin attack. He can use it only while moving, but no energy is required.</text:p>
          </table:table-cell>
          <table:table-cell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Flash, The (Europe)&quot;&gt; &lt;year&gt;1993&lt;/year&gt; &lt;rating&gt;ESRB - RP (Rating Pending)&lt;/rating&gt; &lt;title&gt;Flash, The &lt;/title&gt; &lt;pub&gt;SEGA Enterprises Ltd.&lt;/pub&gt; &lt;dev&gt;Probe Software Ltd.&lt;/dev&gt; &lt;genre&gt;Platform&lt;/genre&gt; &lt;score&gt;3.1&lt;/score&gt; &lt;player&gt;1 Player&lt;/player&gt; &lt;story&gt;The Flash is a side-scrolling platformer starring the eponymous D.C. comics hero. The game is divided into six rounds, each round has two stages and a boss fight. Within each stage, Flash must get to the exit before the time limit runs out, though the exit must first be unlocked by activating a switch. Apart from a speedy protagonist, the game has some similarities to Sonic the Hedgehog, as the levels have a similarly complex structure with different passages and many optional areas. While Flash moves very fast in general, he can also move with even higher SuperSpeed, but only as long as the necessary SuperSpeed energy is not drained. The energy is also used for performing vibrating attacks and can be recharged by at Star Food vendors scattered in the levels. Vibrating attacks can be used to destroy blocks (which contain either traps or power-ups) and to get rid of bad guys. For the latter, Flash also has a spin attack. He can use it only while moving, but no energy is required.&lt;/story&gt; &lt;/game&gt;">
            <text:p>&lt;game name="Flash, The (Europe)"&gt; &lt;year&gt;1993&lt;/year&gt; &lt;rating&gt;ESRB - RP (Rating Pending)&lt;/rating&gt; &lt;title&gt;Flash, The &lt;/title&gt; &lt;pub&gt;SEGA Enterprises Ltd.&lt;/pub&gt; &lt;dev&gt;Probe Software Ltd.&lt;/dev&gt; &lt;genre&gt;Platform&lt;/genre&gt; &lt;score&gt;3.1&lt;/score&gt; &lt;player&gt;1 Player&lt;/player&gt; &lt;story&gt;The Flash is a side-scrolling platformer starring the eponymous D.C. comics hero. The game is divided into six rounds, each round has two stages and a boss fight. Within each stage, Flash must get to the exit before the time limit runs out, though the exit must first be unlocked by activating a switch. Apart from a speedy protagonist, the game has some similarities to Sonic the Hedgehog, as the levels have a similarly complex structure with different passages and many optional areas. While Flash moves very fast in general, he can also move with even higher SuperSpeed, but only as long as the necessary SuperSpeed energy is not drained. The energy is also used for performing vibrating attacks and can be recharged by at Star Food vendors scattered in the levels. Vibrating attacks can be used to destroy blocks (which contain either traps or power-ups) and to get rid of bad guys. For the latter, Flash also has a spin attack. He can use it only while moving, but no energy is required.&lt;/story&gt; &lt;/game&gt;</text:p>
          </table:table-cell>
        </table:table-row>
        <table:table-row table:style-name="ro1">
          <table:table-cell office:value-type="string">
            <text:p>Flintstones, The (Europe)</text:p>
          </table:table-cell>
          <table:table-cell office:value-type="string">
            <text:p>1993</text:p>
          </table:table-cell>
          <table:table-cell office:value-type="string">
            <text:p>ESRB - RP (Rating Pending)</text:p>
          </table:table-cell>
          <table:table-cell office:value-type="string">
            <text:p>Flintstones, The </text:p>
          </table:table-cell>
          <table:table-cell office:value-type="string">
            <text:p>Grandslam Video Ltd.</text:p>
          </table:table-cell>
          <table:table-cell office:value-type="string">
            <text:p>Tiertex Design Studios</text:p>
          </table:table-cell>
          <table:table-cell office:value-type="string">
            <text:p>Action</text:p>
          </table:table-cell>
          <table:table-cell office:value-type="string">
            <text:p>2.0</text:p>
          </table:table-cell>
          <table:table-cell office:value-type="string">
            <text:p>1 Player</text:p>
          </table:table-cell>
          <table:table-cell office:value-type="string">
            <text:p>The Flintstones is a game based on the popular cartoon series The Flintstones by Hanna-Barbera Productions Inc.****It's weekend! Fred Flintstone thinks of only one thing: bowling <text:s/>**with his friend and neighbor Barney.**Unfortunately, his wife Wilma got other plans for him. Fred has to paint the living room and Wilma is not going to help him with it. No, she goes shopping.**And if that's not enough, Wilma also tells Fred that his mother-in-law is coming over.****The Flintstones game is divided in four parts.****Part 1: Painting the walls of your living room.**To go to the bowling alley before it is closed Fred has to paint <text:s/>the walls as quickly as possible. To paint the walls Fred uses the tail of a living squirrel. **Pebbles tries to leap out her playpen and starts crawling around and starts scribbling on the walls. If Fred wants to put Pebbles back in the playpen then he has to drop the squirrel, that immediately starts wandering off. When Pebbles is back in the playpen Fred has to chase the squirrel and dip its tail in the paint again.****Part 2: Driving your car on the way to the bowling center.**Finally, when all walls are painted Fred can go to the bowling <text:s/>**alley!**Fred has to drive to the bowling alley but unfortunately the roads are in a very bad condition. The road surface is dire and covered with rocks!**And if one of the wheels hit a bump it will break off the car and disappear into the distance.****Part 3: A bowling competition between Fred and Barney.**At the bowling alley the following bowling parameters can be set: the spin and speed of the ball and the starting position of the player.**Each turn gives two throws (except he gets a strike). A game <text:s/>**takes ten turns. while a match takes three games.****Part 4: Saving Pebbles at a construction site.**On his way home Fred discovers that Pebbles has disappeared! <text:s/>Don't let Wilma find that out!**Fred finds Pebbles at a construction site on top of some <text:s/>**scaffolding. He has to climb the scaffolding to rescue her.**If Fred fails to rescue his daughter then Barney rescues her and Fred will be branded as a failure!</text:p>
          </table:table-cell>
          <table:table-cell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Flintstones, The (Europe)&quot;&gt; &lt;year&gt;1993&lt;/year&gt; &lt;rating&gt;ESRB - RP (Rating Pending)&lt;/rating&gt; &lt;title&gt;Flintstones, The &lt;/title&gt; &lt;pub&gt;Grandslam Video Ltd.&lt;/pub&gt; &lt;dev&gt;Tiertex Design Studios&lt;/dev&gt; &lt;genre&gt;Action&lt;/genre&gt; &lt;score&gt;2.0&lt;/score&gt; &lt;player&gt;1 Player&lt;/player&gt; &lt;story&gt;The Flintstones is a game based on the popular cartoon series The Flintstones by Hanna-Barbera Productions Inc.****It's weekend! Fred Flintstone thinks of only one thing: bowling  **with his friend and neighbor Barney.**Unfortunately, his wife Wilma got other plans for him. Fred has to paint the living room and Wilma is not going to help him with it. No, she goes shopping.**And if that's not enough, Wilma also tells Fred that his mother-in-law is coming over.****The Flintstones game is divided in four parts.****Part 1: Painting the walls of your living room.**To go to the bowling alley before it is closed Fred has to paint  the walls as quickly as possible. To paint the walls Fred uses the tail of a living squirrel. **Pebbles tries to leap out her playpen and starts crawling around and starts scribbling on the walls. If Fred wants to put Pebbles back in the playpen then he has to drop the squirrel, that immediately starts wandering off. When Pebbles is back in the playpen Fred has to chase the squirrel and dip its tail in the paint again.****Part 2: Driving your car on the way to the bowling center.**Finally, when all walls are painted Fred can go to the bowling  **alley!**Fred has to drive to the bowling alley but unfortunately the roads are in a very bad condition. The road surface is dire and covered with rocks!**And if one of the wheels hit a bump it will break off the car and disappear into the distance.****Part 3: A bowling competition between Fred and Barney.**At the bowling alley the following bowling parameters can be set: the spin and speed of the ball and the starting position of the player.**Each turn gives two throws (except he gets a strike). A game  **takes ten turns. while a match takes three games.****Part 4: Saving Pebbles at a construction site.**On his way home Fred discovers that Pebbles has disappeared!  Don't let Wilma find that out!**Fred finds Pebbles at a construction site on top of some  **scaffolding. He has to climb the scaffolding to rescue her.**If Fred fails to rescue his daughter then Barney rescues her and Fred will be branded as a failure!&lt;/story&gt; &lt;/game&gt;">
            <text:p>&lt;game name="Flintstones, The (Europe)"&gt; &lt;year&gt;1993&lt;/year&gt; &lt;rating&gt;ESRB - RP (Rating Pending)&lt;/rating&gt; &lt;title&gt;Flintstones, The &lt;/title&gt; &lt;pub&gt;Grandslam Video Ltd.&lt;/pub&gt; &lt;dev&gt;Tiertex Design Studios&lt;/dev&gt; &lt;genre&gt;Action&lt;/genre&gt; &lt;score&gt;2.0&lt;/score&gt; &lt;player&gt;1 Player&lt;/player&gt; &lt;story&gt;The Flintstones is a game based on the popular cartoon series The Flintstones by Hanna-Barbera Productions Inc.****It's weekend! Fred Flintstone thinks of only one thing: bowling <text:s/>**with his friend and neighbor Barney.**Unfortunately, his wife Wilma got other plans for him. Fred has to paint the living room and Wilma is not going to help him with it. No, she goes shopping.**And if that's not enough, Wilma also tells Fred that his mother-in-law is coming over.****The Flintstones game is divided in four parts.****Part 1: Painting the walls of your living room.**To go to the bowling alley before it is closed Fred has to paint <text:s/>the walls as quickly as possible. To paint the walls Fred uses the tail of a living squirrel. **Pebbles tries to leap out her playpen and starts crawling around and starts scribbling on the walls. If Fred wants to put Pebbles back in the playpen then he has to drop the squirrel, that immediately starts wandering off. When Pebbles is back in the playpen Fred has to chase the squirrel and dip its tail in the paint again.****Part 2: Driving your car on the way to the bowling center.**Finally, when all walls are painted Fred can go to the bowling <text:s/>**alley!**Fred has to drive to the bowling alley but unfortunately the roads are in a very bad condition. The road surface is dire and covered with rocks!**And if one of the wheels hit a bump it will break off the car and disappear into the distance.****Part 3: A bowling competition between Fred and Barney.**At the bowling alley the following bowling parameters can be set: the spin and speed of the ball and the starting position of the player.**Each turn gives two throws (except he gets a strike). A game <text:s/>**takes ten turns. while a match takes three games.****Part 4: Saving Pebbles at a construction site.**On his way home Fred discovers that Pebbles has disappeared! <text:s/>Don't let Wilma find that out!**Fred finds Pebbles at a construction site on top of some <text:s/>**scaffolding. He has to climb the scaffolding to rescue her.**If Fred fails to rescue his daughter then Barney rescues her and Fred will be branded as a failure!&lt;/story&gt; &lt;/game&gt;</text:p>
          </table:table-cell>
        </table:table-row>
        <table:table-row table:style-name="ro1">
          <table:table-cell office:value-type="string">
            <text:p>Forgotten Worlds (Europe)</text:p>
          </table:table-cell>
          <table:table-cell office:value-type="string">
            <text:p>1991</text:p>
          </table:table-cell>
          <table:table-cell office:value-type="string">
            <text:p>ESRB - RP (Rating Pending)</text:p>
          </table:table-cell>
          <table:table-cell office:value-type="string">
            <text:p>Forgotten Worlds </text:p>
          </table:table-cell>
          <table:table-cell office:value-type="string">
            <text:p>Capcom Co., Ltd.</text:p>
          </table:table-cell>
          <table:table-cell office:value-type="string">
            <text:p>SEGA Corporation</text:p>
          </table:table-cell>
          <table:table-cell office:value-type="string">
            <text:p>Shooter</text:p>
          </table:table-cell>
          <table:table-cell office:value-type="string">
            <text:p>2.8</text:p>
          </table:table-cell>
          <table:table-cell office:value-type="string">
            <text:p>1 Player</text:p>
          </table:table-cell>
          <table:table-cell office:value-type="string">
            <text:p>Forgotten Worlds features two characters known as The Nameless Ones, who both look like Arnold Schwarzenegger, one even has a mohawk. It's their job to rid the planet of the attacking aliens. ****Guiding your character around the screen as they fly with jet-packs, guns on full auto, you control a satellite which you rotate around your character for the direction in which your gun is firing. At the end of each level is a boss which needs to be killed to progress.****Enemies that have been killed drop money. At the end of every level is a shop where you can buy weapons, armour, items and first-aid packs.</text:p>
          </table:table-cell>
          <table:table-cell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Forgotten Worlds (Europe)&quot;&gt; &lt;year&gt;1991&lt;/year&gt; &lt;rating&gt;ESRB - RP (Rating Pending)&lt;/rating&gt; &lt;title&gt;Forgotten Worlds &lt;/title&gt; &lt;pub&gt;Capcom Co., Ltd.&lt;/pub&gt; &lt;dev&gt;SEGA Corporation&lt;/dev&gt; &lt;genre&gt;Shooter&lt;/genre&gt; &lt;score&gt;2.8&lt;/score&gt; &lt;player&gt;1 Player&lt;/player&gt; &lt;story&gt;Forgotten Worlds features two characters known as The Nameless Ones, who both look like Arnold Schwarzenegger, one even has a mohawk. It's their job to rid the planet of the attacking aliens. ****Guiding your character around the screen as they fly with jet-packs, guns on full auto, you control a satellite which you rotate around your character for the direction in which your gun is firing. At the end of each level is a boss which needs to be killed to progress.****Enemies that have been killed drop money. At the end of every level is a shop where you can buy weapons, armour, items and first-aid packs.&lt;/story&gt; &lt;/game&gt;">
            <text:p>&lt;game name="Forgotten Worlds (Europe)"&gt; &lt;year&gt;1991&lt;/year&gt; &lt;rating&gt;ESRB - RP (Rating Pending)&lt;/rating&gt; &lt;title&gt;Forgotten Worlds &lt;/title&gt; &lt;pub&gt;Capcom Co., Ltd.&lt;/pub&gt; &lt;dev&gt;SEGA Corporation&lt;/dev&gt; &lt;genre&gt;Shooter&lt;/genre&gt; &lt;score&gt;2.8&lt;/score&gt; &lt;player&gt;1 Player&lt;/player&gt; &lt;story&gt;Forgotten Worlds features two characters known as The Nameless Ones, who both look like Arnold Schwarzenegger, one even has a mohawk. It's their job to rid the planet of the attacking aliens. ****Guiding your character around the screen as they fly with jet-packs, guns on full auto, you control a satellite which you rotate around your character for the direction in which your gun is firing. At the end of each level is a boss which needs to be killed to progress.****Enemies that have been killed drop money. At the end of every level is a shop where you can buy weapons, armour, items and first-aid packs.&lt;/story&gt; &lt;/game&gt;</text:p>
          </table:table-cell>
        </table:table-row>
        <table:table-row table:style-name="ro1">
          <table:table-cell office:value-type="string">
            <text:p>G-LOC Air Battle (Europe)</text:p>
          </table:table-cell>
          <table:table-cell office:value-type="string">
            <text:p>1991</text:p>
          </table:table-cell>
          <table:table-cell office:value-type="string">
            <text:p>ESRB - RP (Rating Pending)</text:p>
          </table:table-cell>
          <table:table-cell office:value-type="string">
            <text:p>G-LOC Air Battle </text:p>
          </table:table-cell>
          <table:table-cell table:number-columns-repeated="2" office:value-type="string">
            <text:p>SEGA Enterprises Ltd.</text:p>
          </table:table-cell>
          <table:table-cell office:value-type="string">
            <text:p>Flying</text:p>
          </table:table-cell>
          <table:table-cell office:value-type="string">
            <text:p>1.6</text:p>
          </table:table-cell>
          <table:table-cell office:value-type="string">
            <text:p>1 Player</text:p>
          </table:table-cell>
          <table:table-cell office:value-type="string">
            <text:p>The Citizens Defence Force does not trust the United Nations to keep a troubled 21st century world at peace. It confiscates a horde of planes and warships, and as a UN loyalist, it is your job to shoot them down. Solving starvation and disease can wait, apparently.****The game is split into 8 stages, which are split into sub-stages over land and sea, each of which has a strict time limit, and a target number of planes to shoot down. They take place from behind your plane, which can be controlled with ‘up’ referring to ‘climb’ or ‘dive’, depending on player preference. You are armed with 10 missiles as well as standard weapons. The plane can survive a few hits, so watch the damage report as it goes from red to black. ****Fail to complete a section in the time limit and you use up a continue, but the amount of planes previously shot down is not reset, making the second attempt easier Chase HQ style. As you destroy enemies you gain access to better planes, and the rank reported at the end of the game improves – this is also dependent on the skill level you play at.</text:p>
          </table:table-cell>
          <table:table-cell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G-LOC Air Battle (Europe)&quot;&gt; &lt;year&gt;1991&lt;/year&gt; &lt;rating&gt;ESRB - RP (Rating Pending)&lt;/rating&gt; &lt;title&gt;G-LOC Air Battle &lt;/title&gt; &lt;pub&gt;SEGA Enterprises Ltd.&lt;/pub&gt; &lt;dev&gt;SEGA Enterprises Ltd.&lt;/dev&gt; &lt;genre&gt;Flying&lt;/genre&gt; &lt;score&gt;1.6&lt;/score&gt; &lt;player&gt;1 Player&lt;/player&gt; &lt;story&gt;The Citizens Defence Force does not trust the United Nations to keep a troubled 21st century world at peace. It confiscates a horde of planes and warships, and as a UN loyalist, it is your job to shoot them down. Solving starvation and disease can wait, apparently.****The game is split into 8 stages, which are split into sub-stages over land and sea, each of which has a strict time limit, and a target number of planes to shoot down. They take place from behind your plane, which can be controlled with ‘up’ referring to ‘climb’ or ‘dive’, depending on player preference. You are armed with 10 missiles as well as standard weapons. The plane can survive a few hits, so watch the damage report as it goes from red to black. ****Fail to complete a section in the time limit and you use up a continue, but the amount of planes previously shot down is not reset, making the second attempt easier Chase HQ style. As you destroy enemies you gain access to better planes, and the rank reported at the end of the game improves – this is also dependent on the skill level you play at.&lt;/story&gt; &lt;/game&gt;">
            <text:p>&lt;game name="G-LOC Air Battle (Europe)"&gt; &lt;year&gt;1991&lt;/year&gt; &lt;rating&gt;ESRB - RP (Rating Pending)&lt;/rating&gt; &lt;title&gt;G-LOC Air Battle &lt;/title&gt; &lt;pub&gt;SEGA Enterprises Ltd.&lt;/pub&gt; &lt;dev&gt;SEGA Enterprises Ltd.&lt;/dev&gt; &lt;genre&gt;Flying&lt;/genre&gt; &lt;score&gt;1.6&lt;/score&gt; &lt;player&gt;1 Player&lt;/player&gt; &lt;story&gt;The Citizens Defence Force does not trust the United Nations to keep a troubled 21st century world at peace. It confiscates a horde of planes and warships, and as a UN loyalist, it is your job to shoot them down. Solving starvation and disease can wait, apparently.****The game is split into 8 stages, which are split into sub-stages over land and sea, each of which has a strict time limit, and a target number of planes to shoot down. They take place from behind your plane, which can be controlled with ‘up’ referring to ‘climb’ or ‘dive’, depending on player preference. You are armed with 10 missiles as well as standard weapons. The plane can survive a few hits, so watch the damage report as it goes from red to black. ****Fail to complete a section in the time limit and you use up a continue, but the amount of planes previously shot down is not reset, making the second attempt easier Chase HQ style. As you destroy enemies you gain access to better planes, and the rank reported at the end of the game improves – this is also dependent on the skill level you play at.&lt;/story&gt; &lt;/game&gt;</text:p>
          </table:table-cell>
        </table:table-row>
        <table:table-row table:style-name="ro1">
          <table:table-cell office:value-type="string">
            <text:p>Gain Ground (Europe)</text:p>
          </table:table-cell>
          <table:table-cell office:value-type="string">
            <text:p>1991</text:p>
          </table:table-cell>
          <table:table-cell office:value-type="string">
            <text:p>ESRB - RP (Rating Pending)</text:p>
          </table:table-cell>
          <table:table-cell office:value-type="string">
            <text:p>Gain Ground </text:p>
          </table:table-cell>
          <table:table-cell office:value-type="string">
            <text:p>SEGA of America, Inc.</text:p>
          </table:table-cell>
          <table:table-cell office:value-type="string">
            <text:p>SEGA Enterprises Ltd.</text:p>
          </table:table-cell>
          <table:table-cell office:value-type="string">
            <text:p>Shooter</text:p>
          </table:table-cell>
          <table:table-cell office:value-type="string">
            <text:p>3.0</text:p>
          </table:table-cell>
          <table:table-cell office:value-type="string">
            <text:p>1-2 Players</text:p>
          </table:table-cell>
          <table:table-cell office:value-type="string">
            <text:p>Gain Ground is an arcade style action game with a bit of strategy thrown in. The goal is get all of the soldiers to the opposite side of the screen or to kill all of the enemies. Each soldier in the army has a unique specialization, from among 20 types. Each soldier can attack in two different ways, using either a normal weapon or a special weapon. The strategy comes from deciding which soldier would do best in which situation. Some weapons are better at dealing with certain enemies and obstacles than other weapons.****Players start with only three soldiers but can encounter other soldiers that can be rescued, by touching them. If the new solider survives long enough to reach the exit, they can be added to the soldier inventory. The number of possible soldier in a player's army is over 30 soldiers. There are 50 stages total, divided into rounds of 10. At the end of each round, players encounter an enemy boss.</text:p>
          </table:table-cell>
          <table:table-cell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Gain Ground (Europe)&quot;&gt; &lt;year&gt;1991&lt;/year&gt; &lt;rating&gt;ESRB - RP (Rating Pending)&lt;/rating&gt; &lt;title&gt;Gain Ground &lt;/title&gt; &lt;pub&gt;SEGA of America, Inc.&lt;/pub&gt; &lt;dev&gt;SEGA Enterprises Ltd.&lt;/dev&gt; &lt;genre&gt;Shooter&lt;/genre&gt; &lt;score&gt;3.0&lt;/score&gt; &lt;player&gt;1-2 Players&lt;/player&gt; &lt;story&gt;Gain Ground is an arcade style action game with a bit of strategy thrown in. The goal is get all of the soldiers to the opposite side of the screen or to kill all of the enemies. Each soldier in the army has a unique specialization, from among 20 types. Each soldier can attack in two different ways, using either a normal weapon or a special weapon. The strategy comes from deciding which soldier would do best in which situation. Some weapons are better at dealing with certain enemies and obstacles than other weapons.****Players start with only three soldiers but can encounter other soldiers that can be rescued, by touching them. If the new solider survives long enough to reach the exit, they can be added to the soldier inventory. The number of possible soldier in a player's army is over 30 soldiers. There are 50 stages total, divided into rounds of 10. At the end of each round, players encounter an enemy boss.&lt;/story&gt; &lt;/game&gt;">
            <text:p>&lt;game name="Gain Ground (Europe)"&gt; &lt;year&gt;1991&lt;/year&gt; &lt;rating&gt;ESRB - RP (Rating Pending)&lt;/rating&gt; &lt;title&gt;Gain Ground &lt;/title&gt; &lt;pub&gt;SEGA of America, Inc.&lt;/pub&gt; &lt;dev&gt;SEGA Enterprises Ltd.&lt;/dev&gt; &lt;genre&gt;Shooter&lt;/genre&gt; &lt;score&gt;3.0&lt;/score&gt; &lt;player&gt;1-2 Players&lt;/player&gt; &lt;story&gt;Gain Ground is an arcade style action game with a bit of strategy thrown in. The goal is get all of the soldiers to the opposite side of the screen or to kill all of the enemies. Each soldier in the army has a unique specialization, from among 20 types. Each soldier can attack in two different ways, using either a normal weapon or a special weapon. The strategy comes from deciding which soldier would do best in which situation. Some weapons are better at dealing with certain enemies and obstacles than other weapons.****Players start with only three soldiers but can encounter other soldiers that can be rescued, by touching them. If the new solider survives long enough to reach the exit, they can be added to the soldier inventory. The number of possible soldier in a player's army is over 30 soldiers. There are 50 stages total, divided into rounds of 10. At the end of each round, players encounter an enemy boss.&lt;/story&gt; &lt;/game&gt;</text:p>
          </table:table-cell>
        </table:table-row>
        <table:table-row table:style-name="ro1">
          <table:table-cell office:value-type="string">
            <text:p>Galaxy Force (USA)</text:p>
          </table:table-cell>
          <table:table-cell office:value-type="string">
            <text:p>1989</text:p>
          </table:table-cell>
          <table:table-cell office:value-type="string">
            <text:p>ESRB - RP (Rating Pending)</text:p>
          </table:table-cell>
          <table:table-cell office:value-type="string">
            <text:p>Galaxy Force</text:p>
          </table:table-cell>
          <table:table-cell office:value-type="string">
            <text:p>SEGA Enterprises Ltd.</text:p>
          </table:table-cell>
          <table:table-cell office:value-type="string">
            <text:p>AM R&amp;D Dept. #2</text:p>
          </table:table-cell>
          <table:table-cell office:value-type="string">
            <text:p>Shooter</text:p>
          </table:table-cell>
          <table:table-cell office:value-type="string">
            <text:p>3.6</text:p>
          </table:table-cell>
          <table:table-cell office:value-type="string">
            <text:p>1 Player</text:p>
          </table:table-cell>
          <table:table-cell office:value-type="string">
            <text:p>Made in the hey-day of SEGA's sprite scaling hardware (After Burner, Out Run) in the arcades, Galaxy Force is a combination of After Burner and G-Loc R-360 set in space.****The game is divided into four "scenes", or planets: the A world is a green planet, world B is a fire-ridden lava planet, world C is a green water planet and world D is barren ice planet. You must fly your spaceship above the planet's surface, facing not only Space Harrier-style enemy attack waves, but also natural phenomena such as meteorites, lava eruptions and tornadoes. To fight them, you have a vulcan as well as an undepletable stock of missiles.****Once you have fought your way across the planet, you enter a tunnel system in the inner confines of the planet. As the tunnel turns, you are given directions as to which way you must manoeuvre, but the narrow tunnel gives you little space to take evasive action. Once you escape the tunnel, the entire planet is destroyed, leading you towards the ultimate boss encounter.</text:p>
          </table:table-cell>
          <table:table-cell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Galaxy Force (USA)&quot;&gt; &lt;year&gt;1989&lt;/year&gt; &lt;rating&gt;ESRB - RP (Rating Pending)&lt;/rating&gt; &lt;title&gt;Galaxy Force&lt;/title&gt; &lt;pub&gt;SEGA Enterprises Ltd.&lt;/pub&gt; &lt;dev&gt;AM R&amp;D Dept. #2&lt;/dev&gt; &lt;genre&gt;Shooter&lt;/genre&gt; &lt;score&gt;3.6&lt;/score&gt; &lt;player&gt;1 Player&lt;/player&gt; &lt;story&gt;Made in the hey-day of SEGA's sprite scaling hardware (After Burner, Out Run) in the arcades, Galaxy Force is a combination of After Burner and G-Loc R-360 set in space.****The game is divided into four &quot;scenes&quot;, or planets: the A world is a green planet, world B is a fire-ridden lava planet, world C is a green water planet and world D is barren ice planet. You must fly your spaceship above the planet's surface, facing not only Space Harrier-style enemy attack waves, but also natural phenomena such as meteorites, lava eruptions and tornadoes. To fight them, you have a vulcan as well as an undepletable stock of missiles.****Once you have fought your way across the planet, you enter a tunnel system in the inner confines of the planet. As the tunnel turns, you are given directions as to which way you must manoeuvre, but the narrow tunnel gives you little space to take evasive action. Once you escape the tunnel, the entire planet is destroyed, leading you towards the ultimate boss encounter.&lt;/story&gt; &lt;/game&gt;">
            <text:p>&lt;game name="Galaxy Force (USA)"&gt; &lt;year&gt;1989&lt;/year&gt; &lt;rating&gt;ESRB - RP (Rating Pending)&lt;/rating&gt; &lt;title&gt;Galaxy Force&lt;/title&gt; &lt;pub&gt;SEGA Enterprises Ltd.&lt;/pub&gt; &lt;dev&gt;AM R&amp;D Dept. #2&lt;/dev&gt; &lt;genre&gt;Shooter&lt;/genre&gt; &lt;score&gt;3.6&lt;/score&gt; &lt;player&gt;1 Player&lt;/player&gt; &lt;story&gt;Made in the hey-day of SEGA's sprite scaling hardware (After Burner, Out Run) in the arcades, Galaxy Force is a combination of After Burner and G-Loc R-360 set in space.****The game is divided into four "scenes", or planets: the A world is a green planet, world B is a fire-ridden lava planet, world C is a green water planet and world D is barren ice planet. You must fly your spaceship above the planet's surface, facing not only Space Harrier-style enemy attack waves, but also natural phenomena such as meteorites, lava eruptions and tornadoes. To fight them, you have a vulcan as well as an undepletable stock of missiles.****Once you have fought your way across the planet, you enter a tunnel system in the inner confines of the planet. As the tunnel turns, you are given directions as to which way you must manoeuvre, but the narrow tunnel gives you little space to take evasive action. Once you escape the tunnel, the entire planet is destroyed, leading you towards the ultimate boss encounter.&lt;/story&gt; &lt;/game&gt;</text:p>
          </table:table-cell>
        </table:table-row>
        <table:table-row table:style-name="ro1">
          <table:table-cell office:value-type="string">
            <text:p>Gangster Town (USA, Europe)</text:p>
          </table:table-cell>
          <table:table-cell office:value-type="string">
            <text:p>1987</text:p>
          </table:table-cell>
          <table:table-cell office:value-type="string">
            <text:p>ESRB - RP (Rating Pending)</text:p>
          </table:table-cell>
          <table:table-cell office:value-type="string">
            <text:p>Gangster Town </text:p>
          </table:table-cell>
          <table:table-cell table:number-columns-repeated="2" office:value-type="string">
            <text:p>SEGA Corporation</text:p>
          </table:table-cell>
          <table:table-cell office:value-type="string">
            <text:p>Gun</text:p>
          </table:table-cell>
          <table:table-cell office:value-type="string">
            <text:p>3.5</text:p>
          </table:table-cell>
          <table:table-cell office:value-type="string">
            <text:p>1-2 Players</text:p>
          </table:table-cell>
          <table:table-cell office:value-type="string">
            <text:p>In Gangster Town, you must use the Light Phaser to shoot unruly mobsters from the town, starting with a car chase, a walk through downtown, shootouts in a bar and nightclub and more. Bonus games, such as finding a key in a brick wall, <text:s/>are included as you complete the game.</text:p>
          </table:table-cell>
          <table:table-cell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Gangster Town (USA, Europe)&quot;&gt; &lt;year&gt;1987&lt;/year&gt; &lt;rating&gt;ESRB - RP (Rating Pending)&lt;/rating&gt; &lt;title&gt;Gangster Town &lt;/title&gt; &lt;pub&gt;SEGA Corporation&lt;/pub&gt; &lt;dev&gt;SEGA Corporation&lt;/dev&gt; &lt;genre&gt;Gun&lt;/genre&gt; &lt;score&gt;3.5&lt;/score&gt; &lt;player&gt;1-2 Players&lt;/player&gt; &lt;story&gt;In Gangster Town, you must use the Light Phaser to shoot unruly mobsters from the town, starting with a car chase, a walk through downtown, shootouts in a bar and nightclub and more. Bonus games, such as finding a key in a brick wall,  are included as you complete the game.&lt;/story&gt; &lt;/game&gt;">
            <text:p>&lt;game name="Gangster Town (USA, Europe)"&gt; &lt;year&gt;1987&lt;/year&gt; &lt;rating&gt;ESRB - RP (Rating Pending)&lt;/rating&gt; &lt;title&gt;Gangster Town &lt;/title&gt; &lt;pub&gt;SEGA Corporation&lt;/pub&gt; &lt;dev&gt;SEGA Corporation&lt;/dev&gt; &lt;genre&gt;Gun&lt;/genre&gt; &lt;score&gt;3.5&lt;/score&gt; &lt;player&gt;1-2 Players&lt;/player&gt; &lt;story&gt;In Gangster Town, you must use the Light Phaser to shoot unruly mobsters from the town, starting with a car chase, a walk through downtown, shootouts in a bar and nightclub and more. Bonus games, such as finding a key in a brick wall, <text:s/>are included as you complete the game.&lt;/story&gt; &lt;/game&gt;</text:p>
          </table:table-cell>
        </table:table-row>
        <table:table-row table:style-name="ro1">
          <table:table-cell office:value-type="string">
            <text:p>Gauntlet (Europe)</text:p>
          </table:table-cell>
          <table:table-cell office:value-type="string">
            <text:p>1990</text:p>
          </table:table-cell>
          <table:table-cell office:value-type="string">
            <text:p>ESRB - RP (Rating Pending)</text:p>
          </table:table-cell>
          <table:table-cell office:value-type="string">
            <text:p>Gauntlet </text:p>
          </table:table-cell>
          <table:table-cell office:value-type="string">
            <text:p>U.S. Gold Ltd.</text:p>
          </table:table-cell>
          <table:table-cell office:value-type="string">
            <text:p>Atari Games Corporation</text:p>
          </table:table-cell>
          <table:table-cell office:value-type="string">
            <text:p>Action</text:p>
          </table:table-cell>
          <table:table-cell office:value-type="string">
            <text:p>3.7</text:p>
          </table:table-cell>
          <table:table-cell office:value-type="string">
            <text:p>1-2 Players</text:p>
          </table:table-cell>
          <table:table-cell office:value-type="string">
            <text:p>Gauntlet, the original arcade smash hit, is a fighting game where you choose a character and let rip into the hordes of enemies that assault you on you way to the end of the level. One or two players must make their way through 100 levels of mayhem and magic. ****It featured a choice of four characters to play with, each with different weapons. Thor the Warrior, has a <text:s/>bludgeoning battle axe, Thyra the Valkyrie, has a close range sword, Questor the Elf has his long range bow, and Merlin the Wizard has magical bolts.****Ghosts, goblins and even the life draining Death are your enemies. Enemies stream out of generators, so destroy these before tackling the rest. ****Keys are needed to open the many doors within the levels, and in some situations a door will contain only bonus items, not a progressive route. <text:s/>Scattered magic potions act like smart bombs and clear the screen of all enemies. Beware of poison though, this reduces your energy level.**Treasure is abundant throughout the levels and adds to your score.</text:p>
          </table:table-cell>
          <table:table-cell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Gauntlet (Europe)&quot;&gt; &lt;year&gt;1990&lt;/year&gt; &lt;rating&gt;ESRB - RP (Rating Pending)&lt;/rating&gt; &lt;title&gt;Gauntlet &lt;/title&gt; &lt;pub&gt;U.S. Gold Ltd.&lt;/pub&gt; &lt;dev&gt;Atari Games Corporation&lt;/dev&gt; &lt;genre&gt;Action&lt;/genre&gt; &lt;score&gt;3.7&lt;/score&gt; &lt;player&gt;1-2 Players&lt;/player&gt; &lt;story&gt;Gauntlet, the original arcade smash hit, is a fighting game where you choose a character and let rip into the hordes of enemies that assault you on you way to the end of the level. One or two players must make their way through 100 levels of mayhem and magic. ****It featured a choice of four characters to play with, each with different weapons. Thor the Warrior, has a  bludgeoning battle axe, Thyra the Valkyrie, has a close range sword, Questor the Elf has his long range bow, and Merlin the Wizard has magical bolts.****Ghosts, goblins and even the life draining Death are your enemies. Enemies stream out of generators, so destroy these before tackling the rest. ****Keys are needed to open the many doors within the levels, and in some situations a door will contain only bonus items, not a progressive route.  Scattered magic potions act like smart bombs and clear the screen of all enemies. Beware of poison though, this reduces your energy level.**Treasure is abundant throughout the levels and adds to your score.&lt;/story&gt; &lt;/game&gt;">
            <text:p>&lt;game name="Gauntlet (Europe)"&gt; &lt;year&gt;1990&lt;/year&gt; &lt;rating&gt;ESRB - RP (Rating Pending)&lt;/rating&gt; &lt;title&gt;Gauntlet &lt;/title&gt; &lt;pub&gt;U.S. Gold Ltd.&lt;/pub&gt; &lt;dev&gt;Atari Games Corporation&lt;/dev&gt; &lt;genre&gt;Action&lt;/genre&gt; &lt;score&gt;3.7&lt;/score&gt; &lt;player&gt;1-2 Players&lt;/player&gt; &lt;story&gt;Gauntlet, the original arcade smash hit, is a fighting game where you choose a character and let rip into the hordes of enemies that assault you on you way to the end of the level. One or two players must make their way through 100 levels of mayhem and magic. ****It featured a choice of four characters to play with, each with different weapons. Thor the Warrior, has a <text:s/>bludgeoning battle axe, Thyra the Valkyrie, has a close range sword, Questor the Elf has his long range bow, and Merlin the Wizard has magical bolts.****Ghosts, goblins and even the life draining Death are your enemies. Enemies stream out of generators, so destroy these before tackling the rest. ****Keys are needed to open the many doors within the levels, and in some situations a door will contain only bonus items, not a progressive route. <text:s/>Scattered magic potions act like smart bombs and clear the screen of all enemies. Beware of poison though, this reduces your energy level.**Treasure is abundant throughout the levels and adds to your score.&lt;/story&gt; &lt;/game&gt;</text:p>
          </table:table-cell>
        </table:table-row>
        <table:table-row table:style-name="ro1">
          <table:table-cell office:value-type="string">
            <text:p>George Foreman's KO Boxing (Europe)</text:p>
          </table:table-cell>
          <table:table-cell office:value-type="string">
            <text:p>1992</text:p>
          </table:table-cell>
          <table:table-cell office:value-type="string">
            <text:p>ESRB - RP (Rating Pending)</text:p>
          </table:table-cell>
          <table:table-cell office:value-type="string">
            <text:p>George Foreman's KO Boxing </text:p>
          </table:table-cell>
          <table:table-cell office:value-type="string">
            <text:p>Flying Edge, Inc.</text:p>
          </table:table-cell>
          <table:table-cell office:value-type="string">
            <text:p>SIMS Co., Ltd.</text:p>
          </table:table-cell>
          <table:table-cell office:value-type="string">
            <text:p>Boxing/Sports</text:p>
          </table:table-cell>
          <table:table-cell office:value-type="string">
            <text:p>2.4</text:p>
          </table:table-cell>
          <table:table-cell office:value-type="string">
            <text:p>1-2 Players</text:p>
          </table:table-cell>
          <table:table-cell office:value-type="string">
            <text:p>The Master System and Game Gear versions of George Foreman's KO Boxing are fairly identical to the other versions in concept, but there are a few notable changes. The game is a reworking of the Master System title James 'Buster' Douglas Knockout Boxing, not to be confused with the Genesis title with the same name, which is entirely different.****Just like the other versions players are cast as George Foreman to go through a series of boxing matches against different opponents to win the championship title belt. Compared to the other titles, these versions have new opponents and show the boxers from the side. Players can move left or right in the ring to avoid punches. Other moves including blocking, and left and right punches that can be varied into jabs and crosses. Matches can last up to ten rounds and when no regular or technical knock-out occurs, the winner is based on the jury's points, provided between the rounds. During knock-out phases, no buttons need to be pressed to get the boxer back to his feet. At the start of the game, a slow or fast speed for the gameplay can be selected.****Each match the player's boxer can use three super punches. These need to be charged and then unleashed when near an opponent. It sends them straight to the back of the ring, a dangerous area as it is easy to keep punching them into the ropes. Health is slightly restored during the intermission and after each won match the player is awarded skill points to be distributed over three characteristics. Matches for two players are supported.</text:p>
          </table:table-cell>
          <table:table-cell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George Foreman's KO Boxing (Europe)&quot;&gt; &lt;year&gt;1992&lt;/year&gt; &lt;rating&gt;ESRB - RP (Rating Pending)&lt;/rating&gt; &lt;title&gt;George Foreman's KO Boxing &lt;/title&gt; &lt;pub&gt;Flying Edge, Inc.&lt;/pub&gt; &lt;dev&gt;SIMS Co., Ltd.&lt;/dev&gt; &lt;genre&gt;Boxing/Sports&lt;/genre&gt; &lt;score&gt;2.4&lt;/score&gt; &lt;player&gt;1-2 Players&lt;/player&gt; &lt;story&gt;The Master System and Game Gear versions of George Foreman's KO Boxing are fairly identical to the other versions in concept, but there are a few notable changes. The game is a reworking of the Master System title James 'Buster' Douglas Knockout Boxing, not to be confused with the Genesis title with the same name, which is entirely different.****Just like the other versions players are cast as George Foreman to go through a series of boxing matches against different opponents to win the championship title belt. Compared to the other titles, these versions have new opponents and show the boxers from the side. Players can move left or right in the ring to avoid punches. Other moves including blocking, and left and right punches that can be varied into jabs and crosses. Matches can last up to ten rounds and when no regular or technical knock-out occurs, the winner is based on the jury's points, provided between the rounds. During knock-out phases, no buttons need to be pressed to get the boxer back to his feet. At the start of the game, a slow or fast speed for the gameplay can be selected.****Each match the player's boxer can use three super punches. These need to be charged and then unleashed when near an opponent. It sends them straight to the back of the ring, a dangerous area as it is easy to keep punching them into the ropes. Health is slightly restored during the intermission and after each won match the player is awarded skill points to be distributed over three characteristics. Matches for two players are supported.&lt;/story&gt; &lt;/game&gt;">
            <text:p>&lt;game name="George Foreman's KO Boxing (Europe)"&gt; &lt;year&gt;1992&lt;/year&gt; &lt;rating&gt;ESRB - RP (Rating Pending)&lt;/rating&gt; &lt;title&gt;George Foreman's KO Boxing &lt;/title&gt; &lt;pub&gt;Flying Edge, Inc.&lt;/pub&gt; &lt;dev&gt;SIMS Co., Ltd.&lt;/dev&gt; &lt;genre&gt;Boxing/Sports&lt;/genre&gt; &lt;score&gt;2.4&lt;/score&gt; &lt;player&gt;1-2 Players&lt;/player&gt; &lt;story&gt;The Master System and Game Gear versions of George Foreman's KO Boxing are fairly identical to the other versions in concept, but there are a few notable changes. The game is a reworking of the Master System title James 'Buster' Douglas Knockout Boxing, not to be confused with the Genesis title with the same name, which is entirely different.****Just like the other versions players are cast as George Foreman to go through a series of boxing matches against different opponents to win the championship title belt. Compared to the other titles, these versions have new opponents and show the boxers from the side. Players can move left or right in the ring to avoid punches. Other moves including blocking, and left and right punches that can be varied into jabs and crosses. Matches can last up to ten rounds and when no regular or technical knock-out occurs, the winner is based on the jury's points, provided between the rounds. During knock-out phases, no buttons need to be pressed to get the boxer back to his feet. At the start of the game, a slow or fast speed for the gameplay can be selected.****Each match the player's boxer can use three super punches. These need to be charged and then unleashed when near an opponent. It sends them straight to the back of the ring, a dangerous area as it is easy to keep punching them into the ropes. Health is slightly restored during the intermission and after each won match the player is awarded skill points to be distributed over three characteristics. Matches for two players are supported.&lt;/story&gt; &lt;/game&gt;</text:p>
          </table:table-cell>
        </table:table-row>
        <table:table-row table:style-name="ro1">
          <table:table-cell office:value-type="string">
            <text:p>Ghost House (USA, Europe)</text:p>
          </table:table-cell>
          <table:table-cell office:value-type="string">
            <text:p>1986</text:p>
          </table:table-cell>
          <table:table-cell office:value-type="string">
            <text:p>ESRB - RP (Rating Pending)</text:p>
          </table:table-cell>
          <table:table-cell office:value-type="string">
            <text:p>Ghost House </text:p>
          </table:table-cell>
          <table:table-cell office:value-type="string">
            <text:p>SEGA of America, Inc.</text:p>
          </table:table-cell>
          <table:table-cell office:value-type="string">
            <text:p>SEGA Enterprises Ltd.</text:p>
          </table:table-cell>
          <table:table-cell office:value-type="string">
            <text:p>Action</text:p>
          </table:table-cell>
          <table:table-cell office:value-type="string">
            <text:p>3.0</text:p>
          </table:table-cell>
          <table:table-cell office:value-type="string">
            <text:p>1-2 Players</text:p>
          </table:table-cell>
          <table:table-cell office:value-type="string">
            <text:p>You're about to inherit the family jewels. If you can get to them, that is.****They're hidden inside the haunted mansion, which wouldn't be such a big deal if it weren't infested with Draculas, Bats, Fire Blowers, Mummies, and other deadly weirdos. You'll have to ward off or destroy everything that gets in your way -- no matter how grotesque it appears. Furthermore, you'll have to keep punching your way through the mansion until you find the secret key. You then have to use it to open one of the five coffins, defeat Dracula, capture the jewel he drops, and make your way out of the mansion.****You play the role of Mick, and everything is going to stop you from completing these tasks and making you way out of the mansion. You just have to punch, or jump on, your enemies to defeat them. And arrows will be flying from either direction and will attempt to hit you on the head, and you must either duck or jump on them for extra points. You can jump or touch lights to freeze everything on screen for a few seconds. Rather than punching, you can collect a sword on the lower level by jumping on it as it flies past you. The sword is useful when you fight Dracula or getting rid of Fire Blowers.****You start the game with three lives, and receive an additional life every 50,000 and 150,000 points. You also have an energy meter. You lose energy when you touch one of the monsters. When you run out of energy, you lose a life. You gain energy by collecting treasures scattered throughout the mansion, and it is restored when you kill a Dracula.</text:p>
          </table:table-cell>
          <table:table-cell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Ghost House (USA, Europe)&quot;&gt; &lt;year&gt;1986&lt;/year&gt; &lt;rating&gt;ESRB - RP (Rating Pending)&lt;/rating&gt; &lt;title&gt;Ghost House &lt;/title&gt; &lt;pub&gt;SEGA of America, Inc.&lt;/pub&gt; &lt;dev&gt;SEGA Enterprises Ltd.&lt;/dev&gt; &lt;genre&gt;Action&lt;/genre&gt; &lt;score&gt;3.0&lt;/score&gt; &lt;player&gt;1-2 Players&lt;/player&gt; &lt;story&gt;You're about to inherit the family jewels. If you can get to them, that is.****They're hidden inside the haunted mansion, which wouldn't be such a big deal if it weren't infested with Draculas, Bats, Fire Blowers, Mummies, and other deadly weirdos. You'll have to ward off or destroy everything that gets in your way -- no matter how grotesque it appears. Furthermore, you'll have to keep punching your way through the mansion until you find the secret key. You then have to use it to open one of the five coffins, defeat Dracula, capture the jewel he drops, and make your way out of the mansion.****You play the role of Mick, and everything is going to stop you from completing these tasks and making you way out of the mansion. You just have to punch, or jump on, your enemies to defeat them. And arrows will be flying from either direction and will attempt to hit you on the head, and you must either duck or jump on them for extra points. You can jump or touch lights to freeze everything on screen for a few seconds. Rather than punching, you can collect a sword on the lower level by jumping on it as it flies past you. The sword is useful when you fight Dracula or getting rid of Fire Blowers.****You start the game with three lives, and receive an additional life every 50,000 and 150,000 points. You also have an energy meter. You lose energy when you touch one of the monsters. When you run out of energy, you lose a life. You gain energy by collecting treasures scattered throughout the mansion, and it is restored when you kill a Dracula.&lt;/story&gt; &lt;/game&gt;">
            <text:p>&lt;game name="Ghost House (USA, Europe)"&gt; &lt;year&gt;1986&lt;/year&gt; &lt;rating&gt;ESRB - RP (Rating Pending)&lt;/rating&gt; &lt;title&gt;Ghost House &lt;/title&gt; &lt;pub&gt;SEGA of America, Inc.&lt;/pub&gt; &lt;dev&gt;SEGA Enterprises Ltd.&lt;/dev&gt; &lt;genre&gt;Action&lt;/genre&gt; &lt;score&gt;3.0&lt;/score&gt; &lt;player&gt;1-2 Players&lt;/player&gt; &lt;story&gt;You're about to inherit the family jewels. If you can get to them, that is.****They're hidden inside the haunted mansion, which wouldn't be such a big deal if it weren't infested with Draculas, Bats, Fire Blowers, Mummies, and other deadly weirdos. You'll have to ward off or destroy everything that gets in your way -- no matter how grotesque it appears. Furthermore, you'll have to keep punching your way through the mansion until you find the secret key. You then have to use it to open one of the five coffins, defeat Dracula, capture the jewel he drops, and make your way out of the mansion.****You play the role of Mick, and everything is going to stop you from completing these tasks and making you way out of the mansion. You just have to punch, or jump on, your enemies to defeat them. And arrows will be flying from either direction and will attempt to hit you on the head, and you must either duck or jump on them for extra points. You can jump or touch lights to freeze everything on screen for a few seconds. Rather than punching, you can collect a sword on the lower level by jumping on it as it flies past you. The sword is useful when you fight Dracula or getting rid of Fire Blowers.****You start the game with three lives, and receive an additional life every 50,000 and 150,000 points. You also have an energy meter. You lose energy when you touch one of the monsters. When you run out of energy, you lose a life. You gain energy by collecting treasures scattered throughout the mansion, and it is restored when you kill a Dracula.&lt;/story&gt; &lt;/game&gt;</text:p>
          </table:table-cell>
        </table:table-row>
        <table:table-row table:style-name="ro1">
          <table:table-cell office:value-type="string">
            <text:p>Ghostbusters (USA, Europe)</text:p>
          </table:table-cell>
          <table:table-cell office:value-type="string">
            <text:p>1987</text:p>
          </table:table-cell>
          <table:table-cell office:value-type="string">
            <text:p>ESRB - RP (Rating Pending)</text:p>
          </table:table-cell>
          <table:table-cell office:value-type="string">
            <text:p>Ghostbusters </text:p>
          </table:table-cell>
          <table:table-cell office:value-type="string">
            <text:p>SEGA of America, Inc.</text:p>
          </table:table-cell>
          <table:table-cell office:value-type="string">
            <text:p>Activision, Inc.</text:p>
          </table:table-cell>
          <table:table-cell office:value-type="string">
            <text:p>Action</text:p>
          </table:table-cell>
          <table:table-cell office:value-type="string">
            <text:p>3.4</text:p>
          </table:table-cell>
          <table:table-cell office:value-type="string">
            <text:p>1 Player</text:p>
          </table:table-cell>
          <table:table-cell office:value-type="string">
            <text:p>Based on the movie of the same name, the Ghostbusters are the ones to call who will "bust" any ghost hauntings. It does this through the use of nuclear accelerated "proton packs" and traps, whereby the ghosts can be captured and transferred to a secure storage facility. However New York City has suddenly become a very haunted place, and the number of ghosts has suddenly increased. The Ghostbusters must reduce the paranormal (PK) level in the city, representing ghost power, before the Temple of Zuul awakens and ressurects an evil goddess, Gozer.****Ghostbusters is an action game that combines an overhead view and a side-view. From Ghostbusters HQ, the player must monitor the map of New York City for "ghost alarms" as well as casual spirits, and plot a route to the alarmed area. The player then controls the Ghostbuster vehicle as it drives through traffic. Here, the player is able to capture casual ghosts on the way if they are en route. Once at the location, the game switches to a side-view. Two of the ghostbusters will take position and activate their proton beams and toss a trap to the ground. The player will attempt to <text:s/>maneuver the ghost(s) over the placed trap. Once activated, the trap attempts to capture any ghosts directly above it. Successful capture will earn the player money, which can then be used to purchase new Ghostbusters vehicles and new modifications for the vehicle. Unsuccessful capture will see the ghost fly away.****As the game progresses, the PK energy of the city increases. Ghostbusters must keep it under critical levels by being constantly <text:s/>successful at ghost captures. Eventually the Temple of Zuul will activate, and if the PK levels are still manageable, the Ghostbusters can venture there for a final showdown with Gozer.</text:p>
          </table:table-cell>
          <table:table-cell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Ghostbusters (USA, Europe)&quot;&gt; &lt;year&gt;1987&lt;/year&gt; &lt;rating&gt;ESRB - RP (Rating Pending)&lt;/rating&gt; &lt;title&gt;Ghostbusters &lt;/title&gt; &lt;pub&gt;SEGA of America, Inc.&lt;/pub&gt; &lt;dev&gt;Activision, Inc.&lt;/dev&gt; &lt;genre&gt;Action&lt;/genre&gt; &lt;score&gt;3.4&lt;/score&gt; &lt;player&gt;1 Player&lt;/player&gt; &lt;story&gt;Based on the movie of the same name, the Ghostbusters are the ones to call who will &quot;bust&quot; any ghost hauntings. It does this through the use of nuclear accelerated &quot;proton packs&quot; and traps, whereby the ghosts can be captured and transferred to a secure storage facility. However New York City has suddenly become a very haunted place, and the number of ghosts has suddenly increased. The Ghostbusters must reduce the paranormal (PK) level in the city, representing ghost power, before the Temple of Zuul awakens and ressurects an evil goddess, Gozer.****Ghostbusters is an action game that combines an overhead view and a side-view. From Ghostbusters HQ, the player must monitor the map of New York City for &quot;ghost alarms&quot; as well as casual spirits, and plot a route to the alarmed area. The player then controls the Ghostbuster vehicle as it drives through traffic. Here, the player is able to capture casual ghosts on the way if they are en route. Once at the location, the game switches to a side-view. Two of the ghostbusters will take position and activate their proton beams and toss a trap to the ground. The player will attempt to  maneuver the ghost(s) over the placed trap. Once activated, the trap attempts to capture any ghosts directly above it. Successful capture will earn the player money, which can then be used to purchase new Ghostbusters vehicles and new modifications for the vehicle. Unsuccessful capture will see the ghost fly away.****As the game progresses, the PK energy of the city increases. Ghostbusters must keep it under critical levels by being constantly  successful at ghost captures. Eventually the Temple of Zuul will activate, and if the PK levels are still manageable, the Ghostbusters can venture there for a final showdown with Gozer.&lt;/story&gt; &lt;/game&gt;">
            <text:p>&lt;game name="Ghostbusters (USA, Europe)"&gt; &lt;year&gt;1987&lt;/year&gt; &lt;rating&gt;ESRB - RP (Rating Pending)&lt;/rating&gt; &lt;title&gt;Ghostbusters &lt;/title&gt; &lt;pub&gt;SEGA of America, Inc.&lt;/pub&gt; &lt;dev&gt;Activision, Inc.&lt;/dev&gt; &lt;genre&gt;Action&lt;/genre&gt; &lt;score&gt;3.4&lt;/score&gt; &lt;player&gt;1 Player&lt;/player&gt; &lt;story&gt;Based on the movie of the same name, the Ghostbusters are the ones to call who will "bust" any ghost hauntings. It does this through the use of nuclear accelerated "proton packs" and traps, whereby the ghosts can be captured and transferred to a secure storage facility. However New York City has suddenly become a very haunted place, and the number of ghosts has suddenly increased. The Ghostbusters must reduce the paranormal (PK) level in the city, representing ghost power, before the Temple of Zuul awakens and ressurects an evil goddess, Gozer.****Ghostbusters is an action game that combines an overhead view and a side-view. From Ghostbusters HQ, the player must monitor the map of New York City for "ghost alarms" as well as casual spirits, and plot a route to the alarmed area. The player then controls the Ghostbuster vehicle as it drives through traffic. Here, the player is able to capture casual ghosts on the way if they are en route. Once at the location, the game switches to a side-view. Two of the ghostbusters will take position and activate their proton beams and toss a trap to the ground. The player will attempt to <text:s/>maneuver the ghost(s) over the placed trap. Once activated, the trap attempts to capture any ghosts directly above it. Successful capture will earn the player money, which can then be used to purchase new Ghostbusters vehicles and new modifications for the vehicle. Unsuccessful capture will see the ghost fly away.****As the game progresses, the PK energy of the city increases. Ghostbusters must keep it under critical levels by being constantly <text:s/>successful at ghost captures. Eventually the Temple of Zuul will activate, and if the PK levels are still manageable, the Ghostbusters can venture there for a final showdown with Gozer.&lt;/story&gt; &lt;/game&gt;</text:p>
          </table:table-cell>
        </table:table-row>
        <table:table-row table:style-name="ro1">
          <table:table-cell office:value-type="string">
            <text:p>Ghouls'n Ghosts (USA, Europe)</text:p>
          </table:table-cell>
          <table:table-cell office:value-type="string">
            <text:p>1990</text:p>
          </table:table-cell>
          <table:table-cell office:value-type="string">
            <text:p>ESRB - RP (Rating Pending)</text:p>
          </table:table-cell>
          <table:table-cell office:value-type="string">
            <text:p>Ghouls'n Ghosts </text:p>
          </table:table-cell>
          <table:table-cell office:value-type="string">
            <text:p>SEGA of America, Inc.</text:p>
          </table:table-cell>
          <table:table-cell office:value-type="string">
            <text:p>Capcom Co., Ltd.</text:p>
          </table:table-cell>
          <table:table-cell office:value-type="string">
            <text:p>Platform</text:p>
          </table:table-cell>
          <table:table-cell office:value-type="string">
            <text:p>3.8</text:p>
          </table:table-cell>
          <table:table-cell office:value-type="string">
            <text:p>1 Player</text:p>
          </table:table-cell>
          <table:table-cell office:value-type="string">
            <text:p>Three years have passed since Arthur defeated the Demon King Astaroth and rescued his beloved Princess Prin-Prin (see Ghosts 'N Goblins). A new villain, the Great Demon King Lucifer (Loki in some versions) has become the new leader of Ghoul Realm. While returning from a journey, Arthur sees the Princess' castle and her village under attack by Lucifer's forces. While rushing towards her beloved knight, the Princess is struck by one of Lucifer's laser beams.****Now, Arthur must venture back to the Lucifer's palace and destroy the demon in order to rescue the Princess' soul and bring her back to life! And it won't matter whether he fights in his shining armor or in his underwear alone...the bravest Knight in the land isn't going to be stopped by some monsters! Although the game starts with graveyard and marsh territory familiar from the first game, later levels are set in a tower, a mass of skeletons, and a castle.****Players progress from left to right (from bottom to top in level 3), and have to hack down the aforementioned monsters with a sword. The journey includes ledges, ladders, lava pits and slippery slopes. Different weapons can be collected, by finding suits of armor inside chests. Each of the five stages has its own setting and a final boss.</text:p>
          </table:table-cell>
          <table:table-cell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Ghouls'n Ghosts (USA, Europe)&quot;&gt; &lt;year&gt;1990&lt;/year&gt; &lt;rating&gt;ESRB - RP (Rating Pending)&lt;/rating&gt; &lt;title&gt;Ghouls'n Ghosts &lt;/title&gt; &lt;pub&gt;SEGA of America, Inc.&lt;/pub&gt; &lt;dev&gt;Capcom Co., Ltd.&lt;/dev&gt; &lt;genre&gt;Platform&lt;/genre&gt; &lt;score&gt;3.8&lt;/score&gt; &lt;player&gt;1 Player&lt;/player&gt; &lt;story&gt;Three years have passed since Arthur defeated the Demon King Astaroth and rescued his beloved Princess Prin-Prin (see Ghosts 'N Goblins). A new villain, the Great Demon King Lucifer (Loki in some versions) has become the new leader of Ghoul Realm. While returning from a journey, Arthur sees the Princess' castle and her village under attack by Lucifer's forces. While rushing towards her beloved knight, the Princess is struck by one of Lucifer's laser beams.****Now, Arthur must venture back to the Lucifer's palace and destroy the demon in order to rescue the Princess' soul and bring her back to life! And it won't matter whether he fights in his shining armor or in his underwear alone...the bravest Knight in the land isn't going to be stopped by some monsters! Although the game starts with graveyard and marsh territory familiar from the first game, later levels are set in a tower, a mass of skeletons, and a castle.****Players progress from left to right (from bottom to top in level 3), and have to hack down the aforementioned monsters with a sword. The journey includes ledges, ladders, lava pits and slippery slopes. Different weapons can be collected, by finding suits of armor inside chests. Each of the five stages has its own setting and a final boss.&lt;/story&gt; &lt;/game&gt;">
            <text:p>&lt;game name="Ghouls'n Ghosts (USA, Europe)"&gt; &lt;year&gt;1990&lt;/year&gt; &lt;rating&gt;ESRB - RP (Rating Pending)&lt;/rating&gt; &lt;title&gt;Ghouls'n Ghosts &lt;/title&gt; &lt;pub&gt;SEGA of America, Inc.&lt;/pub&gt; &lt;dev&gt;Capcom Co., Ltd.&lt;/dev&gt; &lt;genre&gt;Platform&lt;/genre&gt; &lt;score&gt;3.8&lt;/score&gt; &lt;player&gt;1 Player&lt;/player&gt; &lt;story&gt;Three years have passed since Arthur defeated the Demon King Astaroth and rescued his beloved Princess Prin-Prin (see Ghosts 'N Goblins). A new villain, the Great Demon King Lucifer (Loki in some versions) has become the new leader of Ghoul Realm. While returning from a journey, Arthur sees the Princess' castle and her village under attack by Lucifer's forces. While rushing towards her beloved knight, the Princess is struck by one of Lucifer's laser beams.****Now, Arthur must venture back to the Lucifer's palace and destroy the demon in order to rescue the Princess' soul and bring her back to life! And it won't matter whether he fights in his shining armor or in his underwear alone...the bravest Knight in the land isn't going to be stopped by some monsters! Although the game starts with graveyard and marsh territory familiar from the first game, later levels are set in a tower, a mass of skeletons, and a castle.****Players progress from left to right (from bottom to top in level 3), and have to hack down the aforementioned monsters with a sword. The journey includes ledges, ladders, lava pits and slippery slopes. Different weapons can be collected, by finding suits of armor inside chests. Each of the five stages has its own setting and a final boss.&lt;/story&gt; &lt;/game&gt;</text:p>
          </table:table-cell>
        </table:table-row>
        <table:table-row table:style-name="ro1">
          <table:table-cell office:value-type="string">
            <text:p>Global Defense (USA, Europe)</text:p>
          </table:table-cell>
          <table:table-cell office:value-type="string">
            <text:p>1987</text:p>
          </table:table-cell>
          <table:table-cell office:value-type="string">
            <text:p>ESRB - RP (Rating Pending)</text:p>
          </table:table-cell>
          <table:table-cell office:value-type="string">
            <text:p>Global Defense </text:p>
          </table:table-cell>
          <table:table-cell office:value-type="string">
            <text:p>SEGA of America, Inc.</text:p>
          </table:table-cell>
          <table:table-cell office:value-type="string">
            <text:p>SEGA Enterprises Ltd.</text:p>
          </table:table-cell>
          <table:table-cell office:value-type="string">
            <text:p>Shooter</text:p>
          </table:table-cell>
          <table:table-cell office:value-type="string">
            <text:p>2.8</text:p>
          </table:table-cell>
          <table:table-cell office:value-type="string">
            <text:p>1 Player</text:p>
          </table:table-cell>
          <table:table-cell office:value-type="string">
            <text:p>Arcade translation of Sega's SDI. <text:s/>You pilot a satellite in outer space. <text:s/>Your job: To destroy alien attackers who are waging a nuclear war against planets in the solar system, including Earth and even the moon! <text:s/>What's unique about this title, is the satellite and your primary weapon move independently of each other. <text:s/>Position your satellite too far away from the action and the bullets take too long to hit your target. <text:s/>It's a good balance between dodging objects crucial to your survival and shooting down the enemy targets. <text:s/>If the planet takes too much damage, you lose. <text:s/>There are both Offensive and Defensive battle modes. <text:s/>There is also a 2-player mode where you and a friend can team up, one controlling the satellite and the other controlling the weapon making this a multiplayer game as well.</text:p>
          </table:table-cell>
          <table:table-cell table:formula="of:=CONCATENATE(&quot;&lt;game name=&quot;;CHAR(34);[.A95];CHAR(34);&quot;&gt; &lt;year&gt;&quot;;[.B95];&quot;&lt;/year&gt; &lt;rating&gt;&quot;;[.C95];&quot;&lt;/rating&gt; &lt;title&gt;&quot;;[.D95];&quot;&lt;/title&gt; &lt;pub&gt;&quot;;[.E95];&quot;&lt;/pub&gt; &lt;dev&gt;&quot;;[.F95];&quot;&lt;/dev&gt; &lt;genre&gt;&quot;;[.G95];&quot;&lt;/genre&gt; &lt;score&gt;&quot;;[.H95];&quot;&lt;/score&gt; &lt;player&gt;&quot;;[.I95];&quot;&lt;/player&gt; &lt;story&gt;&quot;;[.J95];&quot;&lt;/story&gt; &lt;/game&gt;&quot;)" office:value-type="string" office:string-value="&lt;game name=&quot;Global Defense (USA, Europe)&quot;&gt; &lt;year&gt;1987&lt;/year&gt; &lt;rating&gt;ESRB - RP (Rating Pending)&lt;/rating&gt; &lt;title&gt;Global Defense &lt;/title&gt; &lt;pub&gt;SEGA of America, Inc.&lt;/pub&gt; &lt;dev&gt;SEGA Enterprises Ltd.&lt;/dev&gt; &lt;genre&gt;Shooter&lt;/genre&gt; &lt;score&gt;2.8&lt;/score&gt; &lt;player&gt;1 Player&lt;/player&gt; &lt;story&gt;Arcade translation of Sega's SDI.  You pilot a satellite in outer space.  Your job: To destroy alien attackers who are waging a nuclear war against planets in the solar system, including Earth and even the moon!  What's unique about this title, is the satellite and your primary weapon move independently of each other.  Position your satellite too far away from the action and the bullets take too long to hit your target.  It's a good balance between dodging objects crucial to your survival and shooting down the enemy targets.  If the planet takes too much damage, you lose.  There are both Offensive and Defensive battle modes.  There is also a 2-player mode where you and a friend can team up, one controlling the satellite and the other controlling the weapon making this a multiplayer game as well.&lt;/story&gt; &lt;/game&gt;">
            <text:p>&lt;game name="Global Defense (USA, Europe)"&gt; &lt;year&gt;1987&lt;/year&gt; &lt;rating&gt;ESRB - RP (Rating Pending)&lt;/rating&gt; &lt;title&gt;Global Defense &lt;/title&gt; &lt;pub&gt;SEGA of America, Inc.&lt;/pub&gt; &lt;dev&gt;SEGA Enterprises Ltd.&lt;/dev&gt; &lt;genre&gt;Shooter&lt;/genre&gt; &lt;score&gt;2.8&lt;/score&gt; &lt;player&gt;1 Player&lt;/player&gt; &lt;story&gt;Arcade translation of Sega's SDI. <text:s/>You pilot a satellite in outer space. <text:s/>Your job: To destroy alien attackers who are waging a nuclear war against planets in the solar system, including Earth and even the moon! <text:s/>What's unique about this title, is the satellite and your primary weapon move independently of each other. <text:s/>Position your satellite too far away from the action and the bullets take too long to hit your target. <text:s/>It's a good balance between dodging objects crucial to your survival and shooting down the enemy targets. <text:s/>If the planet takes too much damage, you lose. <text:s/>There are both Offensive and Defensive battle modes. <text:s/>There is also a 2-player mode where you and a friend can team up, one controlling the satellite and the other controlling the weapon making this a multiplayer game as well.&lt;/story&gt; &lt;/game&gt;</text:p>
          </table:table-cell>
        </table:table-row>
        <table:table-row table:style-name="ro1">
          <table:table-cell office:value-type="string">
            <text:p>Golden Axe (USA, Europe)</text:p>
          </table:table-cell>
          <table:table-cell office:value-type="string">
            <text:p>1989</text:p>
          </table:table-cell>
          <table:table-cell office:value-type="string">
            <text:p>ESRB - RP (Rating Pending)</text:p>
          </table:table-cell>
          <table:table-cell office:value-type="string">
            <text:p>Golden Axe</text:p>
          </table:table-cell>
          <table:table-cell office:value-type="string">
            <text:p>SEGA of America, Inc.</text:p>
          </table:table-cell>
          <table:table-cell office:value-type="string">
            <text:p>SEGA Enterprises Ltd.</text:p>
          </table:table-cell>
          <table:table-cell office:value-type="string">
            <text:p>Beat-'Em-Up</text:p>
          </table:table-cell>
          <table:table-cell office:value-type="string">
            <text:p>3.5</text:p>
          </table:table-cell>
          <table:table-cell office:value-type="string">
            <text:p>1 Player</text:p>
          </table:table-cell>
          <table:table-cell office:value-type="string">
            <text:p>Sega's classic arcade beat-'em-up game, Golden Axe puts in the shoes of one of three heroes, each with his own reason for trying to overthrow the evil rule of Death-Adder, who - along with his forces of darkness - kidnapped and imprisoned the King and his daughter and stole the legendary Golden Axe.****This is a horizontal fighting game, where you basically take one of the three characters (a warrior, a dwarf or an amazon) and bash everything which stands between you and Death Adder himself.</text:p>
          </table:table-cell>
          <table:table-cell table:formula="of:=CONCATENATE(&quot;&lt;game name=&quot;;CHAR(34);[.A96];CHAR(34);&quot;&gt; &lt;year&gt;&quot;;[.B96];&quot;&lt;/year&gt; &lt;rating&gt;&quot;;[.C96];&quot;&lt;/rating&gt; &lt;title&gt;&quot;;[.D96];&quot;&lt;/title&gt; &lt;pub&gt;&quot;;[.E96];&quot;&lt;/pub&gt; &lt;dev&gt;&quot;;[.F96];&quot;&lt;/dev&gt; &lt;genre&gt;&quot;;[.G96];&quot;&lt;/genre&gt; &lt;score&gt;&quot;;[.H96];&quot;&lt;/score&gt; &lt;player&gt;&quot;;[.I96];&quot;&lt;/player&gt; &lt;story&gt;&quot;;[.J96];&quot;&lt;/story&gt; &lt;/game&gt;&quot;)" office:value-type="string" office:string-value="&lt;game name=&quot;Golden Axe (USA, Europe)&quot;&gt; &lt;year&gt;1989&lt;/year&gt; &lt;rating&gt;ESRB - RP (Rating Pending)&lt;/rating&gt; &lt;title&gt;Golden Axe&lt;/title&gt; &lt;pub&gt;SEGA of America, Inc.&lt;/pub&gt; &lt;dev&gt;SEGA Enterprises Ltd.&lt;/dev&gt; &lt;genre&gt;Beat-'Em-Up&lt;/genre&gt; &lt;score&gt;3.5&lt;/score&gt; &lt;player&gt;1 Player&lt;/player&gt; &lt;story&gt;Sega's classic arcade beat-'em-up game, Golden Axe puts in the shoes of one of three heroes, each with his own reason for trying to overthrow the evil rule of Death-Adder, who - along with his forces of darkness - kidnapped and imprisoned the King and his daughter and stole the legendary Golden Axe.****This is a horizontal fighting game, where you basically take one of the three characters (a warrior, a dwarf or an amazon) and bash everything which stands between you and Death Adder himself.&lt;/story&gt; &lt;/game&gt;">
            <text:p>&lt;game name="Golden Axe (USA, Europe)"&gt; &lt;year&gt;1989&lt;/year&gt; &lt;rating&gt;ESRB - RP (Rating Pending)&lt;/rating&gt; &lt;title&gt;Golden Axe&lt;/title&gt; &lt;pub&gt;SEGA of America, Inc.&lt;/pub&gt; &lt;dev&gt;SEGA Enterprises Ltd.&lt;/dev&gt; &lt;genre&gt;Beat-'Em-Up&lt;/genre&gt; &lt;score&gt;3.5&lt;/score&gt; &lt;player&gt;1 Player&lt;/player&gt; &lt;story&gt;Sega's classic arcade beat-'em-up game, Golden Axe puts in the shoes of one of three heroes, each with his own reason for trying to overthrow the evil rule of Death-Adder, who - along with his forces of darkness - kidnapped and imprisoned the King and his daughter and stole the legendary Golden Axe.****This is a horizontal fighting game, where you basically take one of the three characters (a warrior, a dwarf or an amazon) and bash everything which stands between you and Death Adder himself.&lt;/story&gt; &lt;/game&gt;</text:p>
          </table:table-cell>
        </table:table-row>
        <table:table-row table:style-name="ro1">
          <table:table-cell office:value-type="string">
            <text:p>Golden Axe Warrior (USA, Europe)</text:p>
          </table:table-cell>
          <table:table-cell office:value-type="string">
            <text:p>1991</text:p>
          </table:table-cell>
          <table:table-cell office:value-type="string">
            <text:p>ESRB - RP (Rating Pending)</text:p>
          </table:table-cell>
          <table:table-cell office:value-type="string">
            <text:p>Golden Axe Warrior </text:p>
          </table:table-cell>
          <table:table-cell office:value-type="string">
            <text:p>SEGA of America, Inc.</text:p>
          </table:table-cell>
          <table:table-cell office:value-type="string">
            <text:p>SEGA Enterprises Ltd.</text:p>
          </table:table-cell>
          <table:table-cell office:value-type="string">
            <text:p>Role-Playing</text:p>
          </table:table-cell>
          <table:table-cell office:value-type="string">
            <text:p>3.7</text:p>
          </table:table-cell>
          <table:table-cell office:value-type="string">
            <text:p>1 Player</text:p>
          </table:table-cell>
          <table:table-cell office:value-type="string">
            <text:p>Golden Axe Warrior is a spin-off of the Golden Axe games, a series of side-scrolling Beat'Em Ups from Sega.** **In ancient times a horde of giants rebelled against the elders and a brutal war ensued. Things looked grave until finally a hero, carrying the Golden Axe, appeared and drove back the giants. Since then, the kingdom of Firewood has been ruled by a family that had mastered the power of the nine crystals to ward off all evil from Firewood. Everyone lived in peace until one of Firewood's ministers betrayed his king and sold the nine crystals to Death Adder, one of the evil giants. Death Adder has hidden the nine crystals in nine dungeons, has unleashed hordes of monsters and is threatening to take over the world. Will there be another hero who can find the Golden Axe and defeat Death Adder?****Gameplay in Golden Axe Warrior is very similar to The Legend Of Zelda, meaning you will spend most of your time exploring the large overworld fighting against lots of enemies and looking for the dungeons in which the crystals are hidden. Inside the dungeons you have to fight more enemies, find treasures and keys, solve simple puzzles and defeat the dungeon's boss to get one of the crystals. In order to survive against the large number of enemies, you will be able to find many different weapons and three different spells.</text:p>
          </table:table-cell>
          <table:table-cell table:formula="of:=CONCATENATE(&quot;&lt;game name=&quot;;CHAR(34);[.A97];CHAR(34);&quot;&gt; &lt;year&gt;&quot;;[.B97];&quot;&lt;/year&gt; &lt;rating&gt;&quot;;[.C97];&quot;&lt;/rating&gt; &lt;title&gt;&quot;;[.D97];&quot;&lt;/title&gt; &lt;pub&gt;&quot;;[.E97];&quot;&lt;/pub&gt; &lt;dev&gt;&quot;;[.F97];&quot;&lt;/dev&gt; &lt;genre&gt;&quot;;[.G97];&quot;&lt;/genre&gt; &lt;score&gt;&quot;;[.H97];&quot;&lt;/score&gt; &lt;player&gt;&quot;;[.I97];&quot;&lt;/player&gt; &lt;story&gt;&quot;;[.J97];&quot;&lt;/story&gt; &lt;/game&gt;&quot;)" office:value-type="string" office:string-value="&lt;game name=&quot;Golden Axe Warrior (USA, Europe)&quot;&gt; &lt;year&gt;1991&lt;/year&gt; &lt;rating&gt;ESRB - RP (Rating Pending)&lt;/rating&gt; &lt;title&gt;Golden Axe Warrior &lt;/title&gt; &lt;pub&gt;SEGA of America, Inc.&lt;/pub&gt; &lt;dev&gt;SEGA Enterprises Ltd.&lt;/dev&gt; &lt;genre&gt;Role-Playing&lt;/genre&gt; &lt;score&gt;3.7&lt;/score&gt; &lt;player&gt;1 Player&lt;/player&gt; &lt;story&gt;Golden Axe Warrior is a spin-off of the Golden Axe games, a series of side-scrolling Beat'Em Ups from Sega.** **In ancient times a horde of giants rebelled against the elders and a brutal war ensued. Things looked grave until finally a hero, carrying the Golden Axe, appeared and drove back the giants. Since then, the kingdom of Firewood has been ruled by a family that had mastered the power of the nine crystals to ward off all evil from Firewood. Everyone lived in peace until one of Firewood's ministers betrayed his king and sold the nine crystals to Death Adder, one of the evil giants. Death Adder has hidden the nine crystals in nine dungeons, has unleashed hordes of monsters and is threatening to take over the world. Will there be another hero who can find the Golden Axe and defeat Death Adder?****Gameplay in Golden Axe Warrior is very similar to The Legend Of Zelda, meaning you will spend most of your time exploring the large overworld fighting against lots of enemies and looking for the dungeons in which the crystals are hidden. Inside the dungeons you have to fight more enemies, find treasures and keys, solve simple puzzles and defeat the dungeon's boss to get one of the crystals. In order to survive against the large number of enemies, you will be able to find many different weapons and three different spells.&lt;/story&gt; &lt;/game&gt;">
            <text:p>&lt;game name="Golden Axe Warrior (USA, Europe)"&gt; &lt;year&gt;1991&lt;/year&gt; &lt;rating&gt;ESRB - RP (Rating Pending)&lt;/rating&gt; &lt;title&gt;Golden Axe Warrior &lt;/title&gt; &lt;pub&gt;SEGA of America, Inc.&lt;/pub&gt; &lt;dev&gt;SEGA Enterprises Ltd.&lt;/dev&gt; &lt;genre&gt;Role-Playing&lt;/genre&gt; &lt;score&gt;3.7&lt;/score&gt; &lt;player&gt;1 Player&lt;/player&gt; &lt;story&gt;Golden Axe Warrior is a spin-off of the Golden Axe games, a series of side-scrolling Beat'Em Ups from Sega.** **In ancient times a horde of giants rebelled against the elders and a brutal war ensued. Things looked grave until finally a hero, carrying the Golden Axe, appeared and drove back the giants. Since then, the kingdom of Firewood has been ruled by a family that had mastered the power of the nine crystals to ward off all evil from Firewood. Everyone lived in peace until one of Firewood's ministers betrayed his king and sold the nine crystals to Death Adder, one of the evil giants. Death Adder has hidden the nine crystals in nine dungeons, has unleashed hordes of monsters and is threatening to take over the world. Will there be another hero who can find the Golden Axe and defeat Death Adder?****Gameplay in Golden Axe Warrior is very similar to The Legend Of Zelda, meaning you will spend most of your time exploring the large overworld fighting against lots of enemies and looking for the dungeons in which the crystals are hidden. Inside the dungeons you have to fight more enemies, find treasures and keys, solve simple puzzles and defeat the dungeon's boss to get one of the crystals. In order to survive against the large number of enemies, you will be able to find many different weapons and three different spells.&lt;/story&gt; &lt;/game&gt;</text:p>
          </table:table-cell>
        </table:table-row>
        <table:table-row table:style-name="ro1">
          <table:table-cell office:value-type="string">
            <text:p>Golfamania (Europe)</text:p>
          </table:table-cell>
          <table:table-cell office:value-type="string">
            <text:p>1990</text:p>
          </table:table-cell>
          <table:table-cell office:value-type="string">
            <text:p>ESRB - RP (Rating Pending)</text:p>
          </table:table-cell>
          <table:table-cell office:value-type="string">
            <text:p>Golfamania </text:p>
          </table:table-cell>
          <table:table-cell office:value-type="string">
            <text:p>SEGA Enterprises Ltd.</text:p>
          </table:table-cell>
          <table:table-cell office:value-type="string">
            <text:p>Sanritsu Denki Co., Ltd.</text:p>
          </table:table-cell>
          <table:table-cell office:value-type="string">
            <text:p>Golf/Sports</text:p>
          </table:table-cell>
          <table:table-cell office:value-type="string">
            <text:p>3.8</text:p>
          </table:table-cell>
          <table:table-cell office:value-type="string">
            <text:p>1-4 Players</text:p>
          </table:table-cell>
          <table:table-cell office:value-type="string">
            <text:p>Golfamania is a golfing simulation game where players play on an 18 hole golf course with all the rules and scoring like in the real game.****Within the game there are 4 different modes to play on that includes Practice, Match Play, Stroke Play, and Pro Tournament. In Practice a single player can play any of the 18 holes available. Match Play is 2 player mode against human or computer. Stroke Play is the player can play up to 4 others that can include 1 computer player. In this mode the character skill can increase in 3 different areas that are power, accuracy, and luck with the 6 different characters available. The main mode is the Pro Tournament and it is where the player plays against over 30 computer players (all playing different holes) with the objective to score lower than the other players (as per the rules of golf). Based on performance the player can earn experience points (XP) that they can use to upgrade the power, accuracy, and luck of the character for future tournaments. Some of the holes have awards like ‘longest drive’ and ‘hole in one’ awards that can earn bonus XP. <text:s text:c="4"/>****Regardless of the mode the game is played in the same sort of way. The player selects a character (the selection depends on the mode) and then sets up the character by naming and picking their style. <text:s/>In all modes but Practice the player must pick 3 golf clubs that they must remove from their selection of 17 different clubs (1-5 wood, 1-9 Iron, Pitching Wedge, Sand Wedge, and Putter). When playing the player is presented with a top down view where the player lines up the shot and the location on the golf ball they want to hit (for spin). Then the player selects the club they want to use (all go varying distances). When that is all done the player must play the skill part of the game, where they are presented with a power bar that has a marker that going is up and down along it. The player must stop the marker on the red area in the centre of the power bar to get a good hit (with the center been a perfect hit)and if this area is missed the ball will only travel about 20 yards (compared to about 100+ yards of a good hit). The amount of red that is on the power bar depends on the golf club used. To help the player the distance of the shot can be lowered in exchange for a lower marker speed and can be used for shots closer to the hole (very helpful for putter shots). The game uses battery backed RAM save to continue play later.</text:p>
          </table:table-cell>
          <table:table-cell table:formula="of:=CONCATENATE(&quot;&lt;game name=&quot;;CHAR(34);[.A98];CHAR(34);&quot;&gt; &lt;year&gt;&quot;;[.B98];&quot;&lt;/year&gt; &lt;rating&gt;&quot;;[.C98];&quot;&lt;/rating&gt; &lt;title&gt;&quot;;[.D98];&quot;&lt;/title&gt; &lt;pub&gt;&quot;;[.E98];&quot;&lt;/pub&gt; &lt;dev&gt;&quot;;[.F98];&quot;&lt;/dev&gt; &lt;genre&gt;&quot;;[.G98];&quot;&lt;/genre&gt; &lt;score&gt;&quot;;[.H98];&quot;&lt;/score&gt; &lt;player&gt;&quot;;[.I98];&quot;&lt;/player&gt; &lt;story&gt;&quot;;[.J98];&quot;&lt;/story&gt; &lt;/game&gt;&quot;)" office:value-type="string" office:string-value="&lt;game name=&quot;Golfamania (Europe)&quot;&gt; &lt;year&gt;1990&lt;/year&gt; &lt;rating&gt;ESRB - RP (Rating Pending)&lt;/rating&gt; &lt;title&gt;Golfamania &lt;/title&gt; &lt;pub&gt;SEGA Enterprises Ltd.&lt;/pub&gt; &lt;dev&gt;Sanritsu Denki Co., Ltd.&lt;/dev&gt; &lt;genre&gt;Golf/Sports&lt;/genre&gt; &lt;score&gt;3.8&lt;/score&gt; &lt;player&gt;1-4 Players&lt;/player&gt; &lt;story&gt;Golfamania is a golfing simulation game where players play on an 18 hole golf course with all the rules and scoring like in the real game.****Within the game there are 4 different modes to play on that includes Practice, Match Play, Stroke Play, and Pro Tournament. In Practice a single player can play any of the 18 holes available. Match Play is 2 player mode against human or computer. Stroke Play is the player can play up to 4 others that can include 1 computer player. In this mode the character skill can increase in 3 different areas that are power, accuracy, and luck with the 6 different characters available. The main mode is the Pro Tournament and it is where the player plays against over 30 computer players (all playing different holes) with the objective to score lower than the other players (as per the rules of golf). Based on performance the player can earn experience points (XP) that they can use to upgrade the power, accuracy, and luck of the character for future tournaments. Some of the holes have awards like ‘longest drive’ and ‘hole in one’ awards that can earn bonus XP.     ****Regardless of the mode the game is played in the same sort of way. The player selects a character (the selection depends on the mode) and then sets up the character by naming and picking their style.  In all modes but Practice the player must pick 3 golf clubs that they must remove from their selection of 17 different clubs (1-5 wood, 1-9 Iron, Pitching Wedge, Sand Wedge, and Putter). When playing the player is presented with a top down view where the player lines up the shot and the location on the golf ball they want to hit (for spin). Then the player selects the club they want to use (all go varying distances). When that is all done the player must play the skill part of the game, where they are presented with a power bar that has a marker that going is up and down along it. The player must stop the marker on the red area in the centre of the power bar to get a good hit (with the center been a perfect hit)and if this area is missed the ball will only travel about 20 yards (compared to about 100+ yards of a good hit). The amount of red that is on the power bar depends on the golf club used. To help the player the distance of the shot can be lowered in exchange for a lower marker speed and can be used for shots closer to the hole (very helpful for putter shots). The game uses battery backed RAM save to continue play later.&lt;/story&gt; &lt;/game&gt;">
            <text:p>&lt;game name="Golfamania (Europe)"&gt; &lt;year&gt;1990&lt;/year&gt; &lt;rating&gt;ESRB - RP (Rating Pending)&lt;/rating&gt; &lt;title&gt;Golfamania &lt;/title&gt; &lt;pub&gt;SEGA Enterprises Ltd.&lt;/pub&gt; &lt;dev&gt;Sanritsu Denki Co., Ltd.&lt;/dev&gt; &lt;genre&gt;Golf/Sports&lt;/genre&gt; &lt;score&gt;3.8&lt;/score&gt; &lt;player&gt;1-4 Players&lt;/player&gt; &lt;story&gt;Golfamania is a golfing simulation game where players play on an 18 hole golf course with all the rules and scoring like in the real game.****Within the game there are 4 different modes to play on that includes Practice, Match Play, Stroke Play, and Pro Tournament. In Practice a single player can play any of the 18 holes available. Match Play is 2 player mode against human or computer. Stroke Play is the player can play up to 4 others that can include 1 computer player. In this mode the character skill can increase in 3 different areas that are power, accuracy, and luck with the 6 different characters available. The main mode is the Pro Tournament and it is where the player plays against over 30 computer players (all playing different holes) with the objective to score lower than the other players (as per the rules of golf). Based on performance the player can earn experience points (XP) that they can use to upgrade the power, accuracy, and luck of the character for future tournaments. Some of the holes have awards like ‘longest drive’ and ‘hole in one’ awards that can earn bonus XP. <text:s text:c="4"/>****Regardless of the mode the game is played in the same sort of way. The player selects a character (the selection depends on the mode) and then sets up the character by naming and picking their style. <text:s/>In all modes but Practice the player must pick 3 golf clubs that they must remove from their selection of 17 different clubs (1-5 wood, 1-9 Iron, Pitching Wedge, Sand Wedge, and Putter). When playing the player is presented with a top down view where the player lines up the shot and the location on the golf ball they want to hit (for spin). Then the player selects the club they want to use (all go varying distances). When that is all done the player must play the skill part of the game, where they are presented with a power bar that has a marker that going is up and down along it. The player must stop the marker on the red area in the centre of the power bar to get a good hit (with the center been a perfect hit)and if this area is missed the ball will only travel about 20 yards (compared to about 100+ yards of a good hit). The amount of red that is on the power bar depends on the golf club used. To help the player the distance of the shot can be lowered in exchange for a lower marker speed and can be used for shots closer to the hole (very helpful for putter shots). The game uses battery backed RAM save to continue play later.&lt;/story&gt; &lt;/game&gt;</text:p>
          </table:table-cell>
        </table:table-row>
        <table:table-row table:style-name="ro1">
          <table:table-cell office:value-type="string">
            <text:p>Golvellius (USA, Europe)</text:p>
          </table:table-cell>
          <table:table-cell office:value-type="string">
            <text:p>1988</text:p>
          </table:table-cell>
          <table:table-cell office:value-type="string">
            <text:p>ESRB - RP (Rating Pending)</text:p>
          </table:table-cell>
          <table:table-cell office:value-type="string">
            <text:p>Golvellius </text:p>
          </table:table-cell>
          <table:table-cell office:value-type="string">
            <text:p>SEGA Enterprises Ltd.</text:p>
          </table:table-cell>
          <table:table-cell office:value-type="string">
            <text:p>Compile</text:p>
          </table:table-cell>
          <table:table-cell office:value-type="string">
            <text:p>Role-Playing</text:p>
          </table:table-cell>
          <table:table-cell office:value-type="string">
            <text:p>3.8</text:p>
          </table:table-cell>
          <table:table-cell office:value-type="string">
            <text:p>1 Player</text:p>
          </table:table-cell>
          <table:table-cell office:value-type="string">
            <text:p>In this game, you play Kelesis, a warrior who is sent to seek out Golvellius and rescue the beautiful Princess Rena. But in order to find him, you must defeat seven of his fiercest demons that were sent to stop you. These demons are found in caves throughout the valley floor, but in order to access these caves, you need to defeat some of the wild beasts that are scattered throughout the valley. When you kill these beasts, you will receive some gold, but when you are hit by these beasts, your energy will be lost. Some caves will appear when certain objects are struck with your sword. In some caves,you will find fairies, sorceresses, and wise women who will help you in many ways be increasing gold, giving you life potions, and restoring your energy.****There is a password save feature in this game. At the beginning of each area, you can enter a cave where a woman tells you what the password is, but if you die in the course of your quest, the password will already be revealed. By entering this password, you will be able to begin the game from the opening of the valley (if you get that far) with all your possessions intact.</text:p>
          </table:table-cell>
          <table:table-cell table:formula="of:=CONCATENATE(&quot;&lt;game name=&quot;;CHAR(34);[.A99];CHAR(34);&quot;&gt; &lt;year&gt;&quot;;[.B99];&quot;&lt;/year&gt; &lt;rating&gt;&quot;;[.C99];&quot;&lt;/rating&gt; &lt;title&gt;&quot;;[.D99];&quot;&lt;/title&gt; &lt;pub&gt;&quot;;[.E99];&quot;&lt;/pub&gt; &lt;dev&gt;&quot;;[.F99];&quot;&lt;/dev&gt; &lt;genre&gt;&quot;;[.G99];&quot;&lt;/genre&gt; &lt;score&gt;&quot;;[.H99];&quot;&lt;/score&gt; &lt;player&gt;&quot;;[.I99];&quot;&lt;/player&gt; &lt;story&gt;&quot;;[.J99];&quot;&lt;/story&gt; &lt;/game&gt;&quot;)" office:value-type="string" office:string-value="&lt;game name=&quot;Golvellius (USA, Europe)&quot;&gt; &lt;year&gt;1988&lt;/year&gt; &lt;rating&gt;ESRB - RP (Rating Pending)&lt;/rating&gt; &lt;title&gt;Golvellius &lt;/title&gt; &lt;pub&gt;SEGA Enterprises Ltd.&lt;/pub&gt; &lt;dev&gt;Compile&lt;/dev&gt; &lt;genre&gt;Role-Playing&lt;/genre&gt; &lt;score&gt;3.8&lt;/score&gt; &lt;player&gt;1 Player&lt;/player&gt; &lt;story&gt;In this game, you play Kelesis, a warrior who is sent to seek out Golvellius and rescue the beautiful Princess Rena. But in order to find him, you must defeat seven of his fiercest demons that were sent to stop you. These demons are found in caves throughout the valley floor, but in order to access these caves, you need to defeat some of the wild beasts that are scattered throughout the valley. When you kill these beasts, you will receive some gold, but when you are hit by these beasts, your energy will be lost. Some caves will appear when certain objects are struck with your sword. In some caves,you will find fairies, sorceresses, and wise women who will help you in many ways be increasing gold, giving you life potions, and restoring your energy.****There is a password save feature in this game. At the beginning of each area, you can enter a cave where a woman tells you what the password is, but if you die in the course of your quest, the password will already be revealed. By entering this password, you will be able to begin the game from the opening of the valley (if you get that far) with all your possessions intact.&lt;/story&gt; &lt;/game&gt;">
            <text:p>&lt;game name="Golvellius (USA, Europe)"&gt; &lt;year&gt;1988&lt;/year&gt; &lt;rating&gt;ESRB - RP (Rating Pending)&lt;/rating&gt; &lt;title&gt;Golvellius &lt;/title&gt; &lt;pub&gt;SEGA Enterprises Ltd.&lt;/pub&gt; &lt;dev&gt;Compile&lt;/dev&gt; &lt;genre&gt;Role-Playing&lt;/genre&gt; &lt;score&gt;3.8&lt;/score&gt; &lt;player&gt;1 Player&lt;/player&gt; &lt;story&gt;In this game, you play Kelesis, a warrior who is sent to seek out Golvellius and rescue the beautiful Princess Rena. But in order to find him, you must defeat seven of his fiercest demons that were sent to stop you. These demons are found in caves throughout the valley floor, but in order to access these caves, you need to defeat some of the wild beasts that are scattered throughout the valley. When you kill these beasts, you will receive some gold, but when you are hit by these beasts, your energy will be lost. Some caves will appear when certain objects are struck with your sword. In some caves,you will find fairies, sorceresses, and wise women who will help you in many ways be increasing gold, giving you life potions, and restoring your energy.****There is a password save feature in this game. At the beginning of each area, you can enter a cave where a woman tells you what the password is, but if you die in the course of your quest, the password will already be revealed. By entering this password, you will be able to begin the game from the opening of the valley (if you get that far) with all your possessions intact.&lt;/story&gt; &lt;/game&gt;</text:p>
          </table:table-cell>
        </table:table-row>
        <table:table-row table:style-name="ro1">
          <table:table-cell office:value-type="string">
            <text:p>GP Rider (Europe)</text:p>
          </table:table-cell>
          <table:table-cell office:value-type="string">
            <text:p>1993</text:p>
          </table:table-cell>
          <table:table-cell office:value-type="string">
            <text:p>ESRB - RP (Rating Pending)</text:p>
          </table:table-cell>
          <table:table-cell office:value-type="string">
            <text:p>GP Rider </text:p>
          </table:table-cell>
          <table:table-cell office:value-type="string">
            <text:p>SEGA Enterprises Ltd.</text:p>
          </table:table-cell>
          <table:table-cell office:value-type="string">
            <text:p>SEGA-AM2 Co., LTD.</text:p>
          </table:table-cell>
          <table:table-cell office:value-type="string">
            <text:p>Driving</text:p>
          </table:table-cell>
          <table:table-cell office:value-type="string">
            <text:p>1.8</text:p>
          </table:table-cell>
          <table:table-cell office:value-type="string">
            <text:p>1-2 Players</text:p>
          </table:table-cell>
          <table:table-cell office:value-type="string">
            <text:p>GP Rider is an arcade like motorcycle racing game that players can race in all the tracks of all the 15 tracks of the 1989 Motorcycle Grand Prix. There is also an extra Arcade track for the player to race on.****There are 3 modes of play that are Arcade, Tournament, and Grand Prix. In Arcade the player races on only 1 track that is named Arcade. In Tournament players get to choose any number of tracks to race, from 0 (which defaults to the Arcade track) to all 15 available tracks. Grand Prix is where the player races in all 15 tracks in order of the 1989 season. ****All races regardless of the mode played in the same way. The game is played on a split screen even if only one player is playing. A CPU character named Wayne controls the bike on the top screen if there is no other player playing. Wayne races like a real player would, having both good and bad races and occasionally making mistakes. The race is made up of a Qualify to determine gird position and then the Race where the player races 15 other races (including Wayne) over a predefined number of laps depending on track length. The track can raced in ether the wet or the dry (only dry in Arcade mode) and the weather can change from the Qualify to the Race. The races take place on flat roads with straights and curves simulating the layout of the real track. On the bike there is a fuel gage that simply counts down the seconds left of fuel and is automatically refilled at the completion of each lap. If the player doesn’t complete the lap before time runs out then the player will “Out of Fuel” and end the race in the placed down with other non-finishers. At the end of each race (accept in Arcade mode) the player will get points depending on there position before going onto the next race.****The player sets up the bike with some basic set ups that are all available from the start. In Arcade mode the player has the options of an Automatic or Manual gearbox with either High Gearing (better top speed) or Low Gearing (better acceleration). In Tournament and Grand Prix modes the options are extended to Engine type of Lean, Medium, and Thirsty which progressively adds speed while cutting the time available per lap. There is gearing that works the same as Arcade mode, and a tyre type of wet and dry depending on the weather.</text:p>
          </table:table-cell>
          <table:table-cell table:formula="of:=CONCATENATE(&quot;&lt;game name=&quot;;CHAR(34);[.A100];CHAR(34);&quot;&gt; &lt;year&gt;&quot;;[.B100];&quot;&lt;/year&gt; &lt;rating&gt;&quot;;[.C100];&quot;&lt;/rating&gt; &lt;title&gt;&quot;;[.D100];&quot;&lt;/title&gt; &lt;pub&gt;&quot;;[.E100];&quot;&lt;/pub&gt; &lt;dev&gt;&quot;;[.F100];&quot;&lt;/dev&gt; &lt;genre&gt;&quot;;[.G100];&quot;&lt;/genre&gt; &lt;score&gt;&quot;;[.H100];&quot;&lt;/score&gt; &lt;player&gt;&quot;;[.I100];&quot;&lt;/player&gt; &lt;story&gt;&quot;;[.J100];&quot;&lt;/story&gt; &lt;/game&gt;&quot;)" office:value-type="string" office:string-value="&lt;game name=&quot;GP Rider (Europe)&quot;&gt; &lt;year&gt;1993&lt;/year&gt; &lt;rating&gt;ESRB - RP (Rating Pending)&lt;/rating&gt; &lt;title&gt;GP Rider &lt;/title&gt; &lt;pub&gt;SEGA Enterprises Ltd.&lt;/pub&gt; &lt;dev&gt;SEGA-AM2 Co., LTD.&lt;/dev&gt; &lt;genre&gt;Driving&lt;/genre&gt; &lt;score&gt;1.8&lt;/score&gt; &lt;player&gt;1-2 Players&lt;/player&gt; &lt;story&gt;GP Rider is an arcade like motorcycle racing game that players can race in all the tracks of all the 15 tracks of the 1989 Motorcycle Grand Prix. There is also an extra Arcade track for the player to race on.****There are 3 modes of play that are Arcade, Tournament, and Grand Prix. In Arcade the player races on only 1 track that is named Arcade. In Tournament players get to choose any number of tracks to race, from 0 (which defaults to the Arcade track) to all 15 available tracks. Grand Prix is where the player races in all 15 tracks in order of the 1989 season. ****All races regardless of the mode played in the same way. The game is played on a split screen even if only one player is playing. A CPU character named Wayne controls the bike on the top screen if there is no other player playing. Wayne races like a real player would, having both good and bad races and occasionally making mistakes. The race is made up of a Qualify to determine gird position and then the Race where the player races 15 other races (including Wayne) over a predefined number of laps depending on track length. The track can raced in ether the wet or the dry (only dry in Arcade mode) and the weather can change from the Qualify to the Race. The races take place on flat roads with straights and curves simulating the layout of the real track. On the bike there is a fuel gage that simply counts down the seconds left of fuel and is automatically refilled at the completion of each lap. If the player doesn’t complete the lap before time runs out then the player will “Out of Fuel” and end the race in the placed down with other non-finishers. At the end of each race (accept in Arcade mode) the player will get points depending on there position before going onto the next race.****The player sets up the bike with some basic set ups that are all available from the start. In Arcade mode the player has the options of an Automatic or Manual gearbox with either High Gearing (better top speed) or Low Gearing (better acceleration). In Tournament and Grand Prix modes the options are extended to Engine type of Lean, Medium, and Thirsty which progressively adds speed while cutting the time available per lap. There is gearing that works the same as Arcade mode, and a tyre type of wet and dry depending on the weather.&lt;/story&gt; &lt;/game&gt;">
            <text:p>&lt;game name="GP Rider (Europe)"&gt; &lt;year&gt;1993&lt;/year&gt; &lt;rating&gt;ESRB - RP (Rating Pending)&lt;/rating&gt; &lt;title&gt;GP Rider &lt;/title&gt; &lt;pub&gt;SEGA Enterprises Ltd.&lt;/pub&gt; &lt;dev&gt;SEGA-AM2 Co., LTD.&lt;/dev&gt; &lt;genre&gt;Driving&lt;/genre&gt; &lt;score&gt;1.8&lt;/score&gt; &lt;player&gt;1-2 Players&lt;/player&gt; &lt;story&gt;GP Rider is an arcade like motorcycle racing game that players can race in all the tracks of all the 15 tracks of the 1989 Motorcycle Grand Prix. There is also an extra Arcade track for the player to race on.****There are 3 modes of play that are Arcade, Tournament, and Grand Prix. In Arcade the player races on only 1 track that is named Arcade. In Tournament players get to choose any number of tracks to race, from 0 (which defaults to the Arcade track) to all 15 available tracks. Grand Prix is where the player races in all 15 tracks in order of the 1989 season. ****All races regardless of the mode played in the same way. The game is played on a split screen even if only one player is playing. A CPU character named Wayne controls the bike on the top screen if there is no other player playing. Wayne races like a real player would, having both good and bad races and occasionally making mistakes. The race is made up of a Qualify to determine gird position and then the Race where the player races 15 other races (including Wayne) over a predefined number of laps depending on track length. The track can raced in ether the wet or the dry (only dry in Arcade mode) and the weather can change from the Qualify to the Race. The races take place on flat roads with straights and curves simulating the layout of the real track. On the bike there is a fuel gage that simply counts down the seconds left of fuel and is automatically refilled at the completion of each lap. If the player doesn’t complete the lap before time runs out then the player will “Out of Fuel” and end the race in the placed down with other non-finishers. At the end of each race (accept in Arcade mode) the player will get points depending on there position before going onto the next race.****The player sets up the bike with some basic set ups that are all available from the start. In Arcade mode the player has the options of an Automatic or Manual gearbox with either High Gearing (better top speed) or Low Gearing (better acceleration). In Tournament and Grand Prix modes the options are extended to Engine type of Lean, Medium, and Thirsty which progressively adds speed while cutting the time available per lap. There is gearing that works the same as Arcade mode, and a tyre type of wet and dry depending on the weather.&lt;/story&gt; &lt;/game&gt;</text:p>
          </table:table-cell>
        </table:table-row>
        <table:table-row table:style-name="ro1">
          <table:table-cell office:value-type="string">
            <text:p>Great Baseball (USA, Europe)</text:p>
          </table:table-cell>
          <table:table-cell office:value-type="string">
            <text:p>1987</text:p>
          </table:table-cell>
          <table:table-cell office:value-type="string">
            <text:p>ESRB - RP (Rating Pending)</text:p>
          </table:table-cell>
          <table:table-cell office:value-type="string">
            <text:p>Great Baseball </text:p>
          </table:table-cell>
          <table:table-cell table:number-columns-repeated="2" office:value-type="string">
            <text:p>SEGA Corporation</text:p>
          </table:table-cell>
          <table:table-cell office:value-type="string">
            <text:p>Baseball/Sports</text:p>
          </table:table-cell>
          <table:table-cell office:value-type="string">
            <text:p>1.9</text:p>
          </table:table-cell>
          <table:table-cell office:value-type="string">
            <text:p>1-2 Players</text:p>
          </table:table-cell>
          <table:table-cell office:value-type="string">
            <text:p>Every play in the major league is brought to this diamond. So pitch, swing, and steal bases like the pros. Play ball !!****Play Great Baseball with another player or against the CPU. Next, choose to play with or against different teams including New York, Toronto, Milwaukee, Chicago, Seattle, Boston, and many others. Finally, select your pitcher and his specialty and stamina, and away you go.</text:p>
          </table:table-cell>
          <table:table-cell table:formula="of:=CONCATENATE(&quot;&lt;game name=&quot;;CHAR(34);[.A101];CHAR(34);&quot;&gt; &lt;year&gt;&quot;;[.B101];&quot;&lt;/year&gt; &lt;rating&gt;&quot;;[.C101];&quot;&lt;/rating&gt; &lt;title&gt;&quot;;[.D101];&quot;&lt;/title&gt; &lt;pub&gt;&quot;;[.E101];&quot;&lt;/pub&gt; &lt;dev&gt;&quot;;[.F101];&quot;&lt;/dev&gt; &lt;genre&gt;&quot;;[.G101];&quot;&lt;/genre&gt; &lt;score&gt;&quot;;[.H101];&quot;&lt;/score&gt; &lt;player&gt;&quot;;[.I101];&quot;&lt;/player&gt; &lt;story&gt;&quot;;[.J101];&quot;&lt;/story&gt; &lt;/game&gt;&quot;)" office:value-type="string" office:string-value="&lt;game name=&quot;Great Baseball (USA, Europe)&quot;&gt; &lt;year&gt;1987&lt;/year&gt; &lt;rating&gt;ESRB - RP (Rating Pending)&lt;/rating&gt; &lt;title&gt;Great Baseball &lt;/title&gt; &lt;pub&gt;SEGA Corporation&lt;/pub&gt; &lt;dev&gt;SEGA Corporation&lt;/dev&gt; &lt;genre&gt;Baseball/Sports&lt;/genre&gt; &lt;score&gt;1.9&lt;/score&gt; &lt;player&gt;1-2 Players&lt;/player&gt; &lt;story&gt;Every play in the major league is brought to this diamond. So pitch, swing, and steal bases like the pros. Play ball !!****Play Great Baseball with another player or against the CPU. Next, choose to play with or against different teams including New York, Toronto, Milwaukee, Chicago, Seattle, Boston, and many others. Finally, select your pitcher and his specialty and stamina, and away you go.&lt;/story&gt; &lt;/game&gt;">
            <text:p>&lt;game name="Great Baseball (USA, Europe)"&gt; &lt;year&gt;1987&lt;/year&gt; &lt;rating&gt;ESRB - RP (Rating Pending)&lt;/rating&gt; &lt;title&gt;Great Baseball &lt;/title&gt; &lt;pub&gt;SEGA Corporation&lt;/pub&gt; &lt;dev&gt;SEGA Corporation&lt;/dev&gt; &lt;genre&gt;Baseball/Sports&lt;/genre&gt; &lt;score&gt;1.9&lt;/score&gt; &lt;player&gt;1-2 Players&lt;/player&gt; &lt;story&gt;Every play in the major league is brought to this diamond. So pitch, swing, and steal bases like the pros. Play ball !!****Play Great Baseball with another player or against the CPU. Next, choose to play with or against different teams including New York, Toronto, Milwaukee, Chicago, Seattle, Boston, and many others. Finally, select your pitcher and his specialty and stamina, and away you go.&lt;/story&gt; &lt;/game&gt;</text:p>
          </table:table-cell>
        </table:table-row>
        <table:table-row table:style-name="ro1">
          <table:table-cell office:value-type="string">
            <text:p>Great Basketball (World)</text:p>
          </table:table-cell>
          <table:table-cell office:value-type="string">
            <text:p>1987</text:p>
          </table:table-cell>
          <table:table-cell office:value-type="string">
            <text:p>ESRB - RP (Rating Pending)</text:p>
          </table:table-cell>
          <table:table-cell office:value-type="string">
            <text:p>Great Basketball </text:p>
          </table:table-cell>
          <table:table-cell table:number-columns-repeated="2" office:value-type="string">
            <text:p>SEGA Enterprises Ltd.</text:p>
          </table:table-cell>
          <table:table-cell office:value-type="string">
            <text:p>Basketball/Sports</text:p>
          </table:table-cell>
          <table:table-cell office:value-type="string">
            <text:p>2.6</text:p>
          </table:table-cell>
          <table:table-cell office:value-type="string">
            <text:p>1-2 Players</text:p>
          </table:table-cell>
          <table:table-cell office:value-type="string">
            <text:p>Great Basketball is an 8-bit simulation of international basketball competition. <text:s/>Choose from one of eight countries (USA, Canada, USSR, Japan, Cuba, Czechoslovakia, Italy, Hungary) and jump into the intense hoops action, featuring 5-on-5 play, defensive and offensive fouls, free throws, and three-point shots.****Single player mode is a double-elimination tournament. <text:s/>Win a game, and you get to allocate bonus points to various RPG-style attributes like shooting, passing, and jumping. <text:s/>There’s also a two player mode—but remember, only one team can win it all!</text:p>
          </table:table-cell>
          <table:table-cell table:formula="of:=CONCATENATE(&quot;&lt;game name=&quot;;CHAR(34);[.A102];CHAR(34);&quot;&gt; &lt;year&gt;&quot;;[.B102];&quot;&lt;/year&gt; &lt;rating&gt;&quot;;[.C102];&quot;&lt;/rating&gt; &lt;title&gt;&quot;;[.D102];&quot;&lt;/title&gt; &lt;pub&gt;&quot;;[.E102];&quot;&lt;/pub&gt; &lt;dev&gt;&quot;;[.F102];&quot;&lt;/dev&gt; &lt;genre&gt;&quot;;[.G102];&quot;&lt;/genre&gt; &lt;score&gt;&quot;;[.H102];&quot;&lt;/score&gt; &lt;player&gt;&quot;;[.I102];&quot;&lt;/player&gt; &lt;story&gt;&quot;;[.J102];&quot;&lt;/story&gt; &lt;/game&gt;&quot;)" office:value-type="string" office:string-value="&lt;game name=&quot;Great Basketball (World)&quot;&gt; &lt;year&gt;1987&lt;/year&gt; &lt;rating&gt;ESRB - RP (Rating Pending)&lt;/rating&gt; &lt;title&gt;Great Basketball &lt;/title&gt; &lt;pub&gt;SEGA Enterprises Ltd.&lt;/pub&gt; &lt;dev&gt;SEGA Enterprises Ltd.&lt;/dev&gt; &lt;genre&gt;Basketball/Sports&lt;/genre&gt; &lt;score&gt;2.6&lt;/score&gt; &lt;player&gt;1-2 Players&lt;/player&gt; &lt;story&gt;Great Basketball is an 8-bit simulation of international basketball competition.  Choose from one of eight countries (USA, Canada, USSR, Japan, Cuba, Czechoslovakia, Italy, Hungary) and jump into the intense hoops action, featuring 5-on-5 play, defensive and offensive fouls, free throws, and three-point shots.****Single player mode is a double-elimination tournament.  Win a game, and you get to allocate bonus points to various RPG-style attributes like shooting, passing, and jumping.  There’s also a two player mode—but remember, only one team can win it all!&lt;/story&gt; &lt;/game&gt;">
            <text:p>&lt;game name="Great Basketball (World)"&gt; &lt;year&gt;1987&lt;/year&gt; &lt;rating&gt;ESRB - RP (Rating Pending)&lt;/rating&gt; &lt;title&gt;Great Basketball &lt;/title&gt; &lt;pub&gt;SEGA Enterprises Ltd.&lt;/pub&gt; &lt;dev&gt;SEGA Enterprises Ltd.&lt;/dev&gt; &lt;genre&gt;Basketball/Sports&lt;/genre&gt; &lt;score&gt;2.6&lt;/score&gt; &lt;player&gt;1-2 Players&lt;/player&gt; &lt;story&gt;Great Basketball is an 8-bit simulation of international basketball competition. <text:s/>Choose from one of eight countries (USA, Canada, USSR, Japan, Cuba, Czechoslovakia, Italy, Hungary) and jump into the intense hoops action, featuring 5-on-5 play, defensive and offensive fouls, free throws, and three-point shots.****Single player mode is a double-elimination tournament. <text:s/>Win a game, and you get to allocate bonus points to various RPG-style attributes like shooting, passing, and jumping. <text:s/>There’s also a two player mode—but remember, only one team can win it all!&lt;/story&gt; &lt;/game&gt;</text:p>
          </table:table-cell>
        </table:table-row>
        <table:table-row table:style-name="ro1">
          <table:table-cell office:value-type="string">
            <text:p>Great Football (World)</text:p>
          </table:table-cell>
          <table:table-cell office:value-type="string">
            <text:p>1987</text:p>
          </table:table-cell>
          <table:table-cell office:value-type="string">
            <text:p>ESRB - RP (Rating Pending)</text:p>
          </table:table-cell>
          <table:table-cell office:value-type="string">
            <text:p>Great Football </text:p>
          </table:table-cell>
          <table:table-cell office:value-type="string">
            <text:p>SEGA of America, Inc.</text:p>
          </table:table-cell>
          <table:table-cell office:value-type="string">
            <text:p>SEGA Enterprises Ltd.</text:p>
          </table:table-cell>
          <table:table-cell office:value-type="string">
            <text:p>Football/Sports</text:p>
          </table:table-cell>
          <table:table-cell office:value-type="string">
            <text:p>2.2</text:p>
          </table:table-cell>
          <table:table-cell office:value-type="string">
            <text:p>1-2 Players</text:p>
          </table:table-cell>
          <table:table-cell office:value-type="string">
            <text:p>Great Football plays as a regular professional American football game. One has the option to choose from the AFC league or the NFC league and then choose from several fabricated teams such as the Bombers, Sharks, Beavers or Bucks.**During gameplay, one must choose from a number of play formations. The player can choose from running and passing plays to field goals and punting plays when the time is right.**In a one-player game, the player only competes on offense. The game starts out with the CPU ahead in score and the player must try to score enough points to win. The CPU will automatically kick-off after a possession is over, there is no defense to be played. In a two-player game, there is both offense and defense to be played. One must try to do whatever possible to win, whether it be through touchdowns and field goals on offense or interceptions and safeties on defense.</text:p>
          </table:table-cell>
          <table:table-cell table:formula="of:=CONCATENATE(&quot;&lt;game name=&quot;;CHAR(34);[.A103];CHAR(34);&quot;&gt; &lt;year&gt;&quot;;[.B103];&quot;&lt;/year&gt; &lt;rating&gt;&quot;;[.C103];&quot;&lt;/rating&gt; &lt;title&gt;&quot;;[.D103];&quot;&lt;/title&gt; &lt;pub&gt;&quot;;[.E103];&quot;&lt;/pub&gt; &lt;dev&gt;&quot;;[.F103];&quot;&lt;/dev&gt; &lt;genre&gt;&quot;;[.G103];&quot;&lt;/genre&gt; &lt;score&gt;&quot;;[.H103];&quot;&lt;/score&gt; &lt;player&gt;&quot;;[.I103];&quot;&lt;/player&gt; &lt;story&gt;&quot;;[.J103];&quot;&lt;/story&gt; &lt;/game&gt;&quot;)" office:value-type="string" office:string-value="&lt;game name=&quot;Great Football (World)&quot;&gt; &lt;year&gt;1987&lt;/year&gt; &lt;rating&gt;ESRB - RP (Rating Pending)&lt;/rating&gt; &lt;title&gt;Great Football &lt;/title&gt; &lt;pub&gt;SEGA of America, Inc.&lt;/pub&gt; &lt;dev&gt;SEGA Enterprises Ltd.&lt;/dev&gt; &lt;genre&gt;Football/Sports&lt;/genre&gt; &lt;score&gt;2.2&lt;/score&gt; &lt;player&gt;1-2 Players&lt;/player&gt; &lt;story&gt;Great Football plays as a regular professional American football game. One has the option to choose from the AFC league or the NFC league and then choose from several fabricated teams such as the Bombers, Sharks, Beavers or Bucks.**During gameplay, one must choose from a number of play formations. The player can choose from running and passing plays to field goals and punting plays when the time is right.**In a one-player game, the player only competes on offense. The game starts out with the CPU ahead in score and the player must try to score enough points to win. The CPU will automatically kick-off after a possession is over, there is no defense to be played. In a two-player game, there is both offense and defense to be played. One must try to do whatever possible to win, whether it be through touchdowns and field goals on offense or interceptions and safeties on defense.&lt;/story&gt; &lt;/game&gt;">
            <text:p>&lt;game name="Great Football (World)"&gt; &lt;year&gt;1987&lt;/year&gt; &lt;rating&gt;ESRB - RP (Rating Pending)&lt;/rating&gt; &lt;title&gt;Great Football &lt;/title&gt; &lt;pub&gt;SEGA of America, Inc.&lt;/pub&gt; &lt;dev&gt;SEGA Enterprises Ltd.&lt;/dev&gt; &lt;genre&gt;Football/Sports&lt;/genre&gt; &lt;score&gt;2.2&lt;/score&gt; &lt;player&gt;1-2 Players&lt;/player&gt; &lt;story&gt;Great Football plays as a regular professional American football game. One has the option to choose from the AFC league or the NFC league and then choose from several fabricated teams such as the Bombers, Sharks, Beavers or Bucks.**During gameplay, one must choose from a number of play formations. The player can choose from running and passing plays to field goals and punting plays when the time is right.**In a one-player game, the player only competes on offense. The game starts out with the CPU ahead in score and the player must try to score enough points to win. The CPU will automatically kick-off after a possession is over, there is no defense to be played. In a two-player game, there is both offense and defense to be played. One must try to do whatever possible to win, whether it be through touchdowns and field goals on offense or interceptions and safeties on defense.&lt;/story&gt; &lt;/game&gt;</text:p>
          </table:table-cell>
        </table:table-row>
        <table:table-row table:style-name="ro1">
          <table:table-cell office:value-type="string">
            <text:p>Great Golf (World)</text:p>
          </table:table-cell>
          <table:table-cell office:value-type="string">
            <text:p>1987</text:p>
          </table:table-cell>
          <table:table-cell office:value-type="string">
            <text:p>ESRB - RP (Rating Pending)</text:p>
          </table:table-cell>
          <table:table-cell office:value-type="string">
            <text:p>Great Golf </text:p>
          </table:table-cell>
          <table:table-cell office:value-type="string">
            <text:p>SEGA of America, Inc.</text:p>
          </table:table-cell>
          <table:table-cell office:value-type="string">
            <text:p>SEGA Enterprises Ltd.</text:p>
          </table:table-cell>
          <table:table-cell office:value-type="string">
            <text:p>Golf/Sports</text:p>
          </table:table-cell>
          <table:table-cell office:value-type="string">
            <text:p>2.1</text:p>
          </table:table-cell>
          <table:table-cell office:value-type="string">
            <text:p>1-4 Players</text:p>
          </table:table-cell>
          <table:table-cell office:value-type="string">
            <text:p>Keep your head down. Eyes on the ball. Grip the club family ... and swing. Welcome to the Sega Master's Tournament where you need to play better than "par" if you want to win.****So tee-up for some real fun. And remember to play with caution. This championship course has been groomed for a truly competitive challenge. Eighteen holes full of roughs, bunkers, and water hazards will put your nerves to a real test.****But not to worry. You've got some clever moves to meet the challenge of a "dog leg" fairway or a tricky green. So go for a sneaky slice or hard hook to outplay the rest. Winner takes all! FORE!</text:p>
          </table:table-cell>
          <table:table-cell table:formula="of:=CONCATENATE(&quot;&lt;game name=&quot;;CHAR(34);[.A104];CHAR(34);&quot;&gt; &lt;year&gt;&quot;;[.B104];&quot;&lt;/year&gt; &lt;rating&gt;&quot;;[.C104];&quot;&lt;/rating&gt; &lt;title&gt;&quot;;[.D104];&quot;&lt;/title&gt; &lt;pub&gt;&quot;;[.E104];&quot;&lt;/pub&gt; &lt;dev&gt;&quot;;[.F104];&quot;&lt;/dev&gt; &lt;genre&gt;&quot;;[.G104];&quot;&lt;/genre&gt; &lt;score&gt;&quot;;[.H104];&quot;&lt;/score&gt; &lt;player&gt;&quot;;[.I104];&quot;&lt;/player&gt; &lt;story&gt;&quot;;[.J104];&quot;&lt;/story&gt; &lt;/game&gt;&quot;)" office:value-type="string" office:string-value="&lt;game name=&quot;Great Golf (World)&quot;&gt; &lt;year&gt;1987&lt;/year&gt; &lt;rating&gt;ESRB - RP (Rating Pending)&lt;/rating&gt; &lt;title&gt;Great Golf &lt;/title&gt; &lt;pub&gt;SEGA of America, Inc.&lt;/pub&gt; &lt;dev&gt;SEGA Enterprises Ltd.&lt;/dev&gt; &lt;genre&gt;Golf/Sports&lt;/genre&gt; &lt;score&gt;2.1&lt;/score&gt; &lt;player&gt;1-4 Players&lt;/player&gt; &lt;story&gt;Keep your head down. Eyes on the ball. Grip the club family ... and swing. Welcome to the Sega Master's Tournament where you need to play better than &quot;par&quot; if you want to win.****So tee-up for some real fun. And remember to play with caution. This championship course has been groomed for a truly competitive challenge. Eighteen holes full of roughs, bunkers, and water hazards will put your nerves to a real test.****But not to worry. You've got some clever moves to meet the challenge of a &quot;dog leg&quot; fairway or a tricky green. So go for a sneaky slice or hard hook to outplay the rest. Winner takes all! FORE!&lt;/story&gt; &lt;/game&gt;">
            <text:p>&lt;game name="Great Golf (World)"&gt; &lt;year&gt;1987&lt;/year&gt; &lt;rating&gt;ESRB - RP (Rating Pending)&lt;/rating&gt; &lt;title&gt;Great Golf &lt;/title&gt; &lt;pub&gt;SEGA of America, Inc.&lt;/pub&gt; &lt;dev&gt;SEGA Enterprises Ltd.&lt;/dev&gt; &lt;genre&gt;Golf/Sports&lt;/genre&gt; &lt;score&gt;2.1&lt;/score&gt; &lt;player&gt;1-4 Players&lt;/player&gt; &lt;story&gt;Keep your head down. Eyes on the ball. Grip the club family ... and swing. Welcome to the Sega Master's Tournament where you need to play better than "par" if you want to win.****So tee-up for some real fun. And remember to play with caution. This championship course has been groomed for a truly competitive challenge. Eighteen holes full of roughs, bunkers, and water hazards will put your nerves to a real test.****But not to worry. You've got some clever moves to meet the challenge of a "dog leg" fairway or a tricky green. So go for a sneaky slice or hard hook to outplay the rest. Winner takes all! FORE!&lt;/story&gt; &lt;/game&gt;</text:p>
          </table:table-cell>
        </table:table-row>
        <table:table-row table:style-name="ro1">
          <table:table-cell office:value-type="string">
            <text:p>Great Ice Hockey (Japan, USA)</text:p>
          </table:table-cell>
          <table:table-cell office:value-type="string">
            <text:p>1987</text:p>
          </table:table-cell>
          <table:table-cell office:value-type="string">
            <text:p>ESRB - RP (Rating Pending)</text:p>
          </table:table-cell>
          <table:table-cell office:value-type="string">
            <text:p>Great Ice Hockey </text:p>
          </table:table-cell>
          <table:table-cell office:value-type="string">
            <text:p>SEGA of America, Inc.</text:p>
          </table:table-cell>
          <table:table-cell office:value-type="string">
            <text:p>SEGA Enterprises Ltd.</text:p>
          </table:table-cell>
          <table:table-cell office:value-type="string">
            <text:p>Hockey</text:p>
          </table:table-cell>
          <table:table-cell office:value-type="string">
            <text:p>1.2</text:p>
          </table:table-cell>
          <table:table-cell office:value-type="string">
            <text:p>1-2 Players</text:p>
          </table:table-cell>
          <table:table-cell office:value-type="string">
            <text:p>In Great Ice Hockey one must use the Sega Sports Pad to play the game. One must stroke the roller ball to try and pass, skate, shoot and score! The team that ends up with the most goals as regulation time runs out wins.**The game plays as a regular hockey match. Two difficulty settings (junior and senior) are an option for amateur or more skilled players. The player is assigned the US hockey team and then can choose from a number of other opponents from various countries.</text:p>
          </table:table-cell>
          <table:table-cell table:formula="of:=CONCATENATE(&quot;&lt;game name=&quot;;CHAR(34);[.A105];CHAR(34);&quot;&gt; &lt;year&gt;&quot;;[.B105];&quot;&lt;/year&gt; &lt;rating&gt;&quot;;[.C105];&quot;&lt;/rating&gt; &lt;title&gt;&quot;;[.D105];&quot;&lt;/title&gt; &lt;pub&gt;&quot;;[.E105];&quot;&lt;/pub&gt; &lt;dev&gt;&quot;;[.F105];&quot;&lt;/dev&gt; &lt;genre&gt;&quot;;[.G105];&quot;&lt;/genre&gt; &lt;score&gt;&quot;;[.H105];&quot;&lt;/score&gt; &lt;player&gt;&quot;;[.I105];&quot;&lt;/player&gt; &lt;story&gt;&quot;;[.J105];&quot;&lt;/story&gt; &lt;/game&gt;&quot;)" office:value-type="string" office:string-value="&lt;game name=&quot;Great Ice Hockey (Japan, USA)&quot;&gt; &lt;year&gt;1987&lt;/year&gt; &lt;rating&gt;ESRB - RP (Rating Pending)&lt;/rating&gt; &lt;title&gt;Great Ice Hockey &lt;/title&gt; &lt;pub&gt;SEGA of America, Inc.&lt;/pub&gt; &lt;dev&gt;SEGA Enterprises Ltd.&lt;/dev&gt; &lt;genre&gt;Hockey&lt;/genre&gt; &lt;score&gt;1.2&lt;/score&gt; &lt;player&gt;1-2 Players&lt;/player&gt; &lt;story&gt;In Great Ice Hockey one must use the Sega Sports Pad to play the game. One must stroke the roller ball to try and pass, skate, shoot and score! The team that ends up with the most goals as regulation time runs out wins.**The game plays as a regular hockey match. Two difficulty settings (junior and senior) are an option for amateur or more skilled players. The player is assigned the US hockey team and then can choose from a number of other opponents from various countries.&lt;/story&gt; &lt;/game&gt;">
            <text:p>&lt;game name="Great Ice Hockey (Japan, USA)"&gt; &lt;year&gt;1987&lt;/year&gt; &lt;rating&gt;ESRB - RP (Rating Pending)&lt;/rating&gt; &lt;title&gt;Great Ice Hockey &lt;/title&gt; &lt;pub&gt;SEGA of America, Inc.&lt;/pub&gt; &lt;dev&gt;SEGA Enterprises Ltd.&lt;/dev&gt; &lt;genre&gt;Hockey&lt;/genre&gt; &lt;score&gt;1.2&lt;/score&gt; &lt;player&gt;1-2 Players&lt;/player&gt; &lt;story&gt;In Great Ice Hockey one must use the Sega Sports Pad to play the game. One must stroke the roller ball to try and pass, skate, shoot and score! The team that ends up with the most goals as regulation time runs out wins.**The game plays as a regular hockey match. Two difficulty settings (junior and senior) are an option for amateur or more skilled players. The player is assigned the US hockey team and then can choose from a number of other opponents from various countries.&lt;/story&gt; &lt;/game&gt;</text:p>
          </table:table-cell>
        </table:table-row>
        <table:table-row table:style-name="ro1">
          <table:table-cell office:value-type="string">
            <text:p>Great Soccer (Europe)</text:p>
          </table:table-cell>
          <table:table-cell office:value-type="string">
            <text:p>1987</text:p>
          </table:table-cell>
          <table:table-cell office:value-type="string">
            <text:p>ESRB - RP (Rating Pending)</text:p>
          </table:table-cell>
          <table:table-cell office:value-type="string">
            <text:p>Great Soccer </text:p>
          </table:table-cell>
          <table:table-cell table:number-columns-repeated="2" office:value-type="string">
            <text:p>SEGA Enterprises Ltd.</text:p>
          </table:table-cell>
          <table:table-cell office:value-type="string">
            <text:p>Soccer/Sports</text:p>
          </table:table-cell>
          <table:table-cell office:value-type="string">
            <text:p>2.0</text:p>
          </table:table-cell>
          <table:table-cell office:value-type="string">
            <text:p>1-2 Players</text:p>
          </table:table-cell>
          <table:table-cell office:value-type="string">
            <text:p>This version of Great Soccer is on the SEGA card. The other version of Great Soccer is on the SEGA cartridge and an entirely different game.****This top-down perspective soccer game is just like a regular soccer match. Offsides, corner kicks and many other rulings make the game authentic. Whether on offense or defense, the player must gain control of the ball and score as often as possible. The team that ends up with the most goals at the end of regulation time wins.</text:p>
          </table:table-cell>
          <table:table-cell table:formula="of:=CONCATENATE(&quot;&lt;game name=&quot;;CHAR(34);[.A106];CHAR(34);&quot;&gt; &lt;year&gt;&quot;;[.B106];&quot;&lt;/year&gt; &lt;rating&gt;&quot;;[.C106];&quot;&lt;/rating&gt; &lt;title&gt;&quot;;[.D106];&quot;&lt;/title&gt; &lt;pub&gt;&quot;;[.E106];&quot;&lt;/pub&gt; &lt;dev&gt;&quot;;[.F106];&quot;&lt;/dev&gt; &lt;genre&gt;&quot;;[.G106];&quot;&lt;/genre&gt; &lt;score&gt;&quot;;[.H106];&quot;&lt;/score&gt; &lt;player&gt;&quot;;[.I106];&quot;&lt;/player&gt; &lt;story&gt;&quot;;[.J106];&quot;&lt;/story&gt; &lt;/game&gt;&quot;)" office:value-type="string" office:string-value="&lt;game name=&quot;Great Soccer (Europe)&quot;&gt; &lt;year&gt;1987&lt;/year&gt; &lt;rating&gt;ESRB - RP (Rating Pending)&lt;/rating&gt; &lt;title&gt;Great Soccer &lt;/title&gt; &lt;pub&gt;SEGA Enterprises Ltd.&lt;/pub&gt; &lt;dev&gt;SEGA Enterprises Ltd.&lt;/dev&gt; &lt;genre&gt;Soccer/Sports&lt;/genre&gt; &lt;score&gt;2.0&lt;/score&gt; &lt;player&gt;1-2 Players&lt;/player&gt; &lt;story&gt;This version of Great Soccer is on the SEGA card. The other version of Great Soccer is on the SEGA cartridge and an entirely different game.****This top-down perspective soccer game is just like a regular soccer match. Offsides, corner kicks and many other rulings make the game authentic. Whether on offense or defense, the player must gain control of the ball and score as often as possible. The team that ends up with the most goals at the end of regulation time wins.&lt;/story&gt; &lt;/game&gt;">
            <text:p>&lt;game name="Great Soccer (Europe)"&gt; &lt;year&gt;1987&lt;/year&gt; &lt;rating&gt;ESRB - RP (Rating Pending)&lt;/rating&gt; &lt;title&gt;Great Soccer &lt;/title&gt; &lt;pub&gt;SEGA Enterprises Ltd.&lt;/pub&gt; &lt;dev&gt;SEGA Enterprises Ltd.&lt;/dev&gt; &lt;genre&gt;Soccer/Sports&lt;/genre&gt; &lt;score&gt;2.0&lt;/score&gt; &lt;player&gt;1-2 Players&lt;/player&gt; &lt;story&gt;This version of Great Soccer is on the SEGA card. The other version of Great Soccer is on the SEGA cartridge and an entirely different game.****This top-down perspective soccer game is just like a regular soccer match. Offsides, corner kicks and many other rulings make the game authentic. Whether on offense or defense, the player must gain control of the ball and score as often as possible. The team that ends up with the most goals at the end of regulation time wins.&lt;/story&gt; &lt;/game&gt;</text:p>
          </table:table-cell>
        </table:table-row>
        <table:table-row table:style-name="ro1">
          <table:table-cell office:value-type="string">
            <text:p>Great Volleyball (USA, Europe)</text:p>
          </table:table-cell>
          <table:table-cell office:value-type="string">
            <text:p>1987</text:p>
          </table:table-cell>
          <table:table-cell office:value-type="string">
            <text:p>ESRB - RP (Rating Pending)</text:p>
          </table:table-cell>
          <table:table-cell office:value-type="string">
            <text:p>Great Volleyball </text:p>
          </table:table-cell>
          <table:table-cell office:value-type="string">
            <text:p>SEGA of America, Inc.</text:p>
          </table:table-cell>
          <table:table-cell office:value-type="string">
            <text:p>SEGA Enterprises Ltd.</text:p>
          </table:table-cell>
          <table:table-cell office:value-type="string">
            <text:p>Sports/Volleyball</text:p>
          </table:table-cell>
          <table:table-cell office:value-type="string">
            <text:p>1.8</text:p>
          </table:table-cell>
          <table:table-cell office:value-type="string">
            <text:p>1-2 Players</text:p>
          </table:table-cell>
          <table:table-cell office:value-type="string">
            <text:p>Assemble your six man team and take on the world! In volleyball, that is! Choose from one of eight different countries, including USA, the U.S.S.R., Cuba and Brazil, and play against the rest, either in goodwill matches, or on a worldwide tournament.****The game is very simple to play, and features a practice mode. You can try out the game mechanics there, and a coach judges your skill by yelling at you. If you fail to perform even the simplest tasks correctly, you'll have to do everything again.****Once you're confident enough to take on other teams, be sure to check out the tournament mode, where you play against the other teams to obtain the world cup!</text:p>
          </table:table-cell>
          <table:table-cell table:formula="of:=CONCATENATE(&quot;&lt;game name=&quot;;CHAR(34);[.A107];CHAR(34);&quot;&gt; &lt;year&gt;&quot;;[.B107];&quot;&lt;/year&gt; &lt;rating&gt;&quot;;[.C107];&quot;&lt;/rating&gt; &lt;title&gt;&quot;;[.D107];&quot;&lt;/title&gt; &lt;pub&gt;&quot;;[.E107];&quot;&lt;/pub&gt; &lt;dev&gt;&quot;;[.F107];&quot;&lt;/dev&gt; &lt;genre&gt;&quot;;[.G107];&quot;&lt;/genre&gt; &lt;score&gt;&quot;;[.H107];&quot;&lt;/score&gt; &lt;player&gt;&quot;;[.I107];&quot;&lt;/player&gt; &lt;story&gt;&quot;;[.J107];&quot;&lt;/story&gt; &lt;/game&gt;&quot;)" office:value-type="string" office:string-value="&lt;game name=&quot;Great Volleyball (USA, Europe)&quot;&gt; &lt;year&gt;1987&lt;/year&gt; &lt;rating&gt;ESRB - RP (Rating Pending)&lt;/rating&gt; &lt;title&gt;Great Volleyball &lt;/title&gt; &lt;pub&gt;SEGA of America, Inc.&lt;/pub&gt; &lt;dev&gt;SEGA Enterprises Ltd.&lt;/dev&gt; &lt;genre&gt;Sports/Volleyball&lt;/genre&gt; &lt;score&gt;1.8&lt;/score&gt; &lt;player&gt;1-2 Players&lt;/player&gt; &lt;story&gt;Assemble your six man team and take on the world! In volleyball, that is! Choose from one of eight different countries, including USA, the U.S.S.R., Cuba and Brazil, and play against the rest, either in goodwill matches, or on a worldwide tournament.****The game is very simple to play, and features a practice mode. You can try out the game mechanics there, and a coach judges your skill by yelling at you. If you fail to perform even the simplest tasks correctly, you'll have to do everything again.****Once you're confident enough to take on other teams, be sure to check out the tournament mode, where you play against the other teams to obtain the world cup!&lt;/story&gt; &lt;/game&gt;">
            <text:p>&lt;game name="Great Volleyball (USA, Europe)"&gt; &lt;year&gt;1987&lt;/year&gt; &lt;rating&gt;ESRB - RP (Rating Pending)&lt;/rating&gt; &lt;title&gt;Great Volleyball &lt;/title&gt; &lt;pub&gt;SEGA of America, Inc.&lt;/pub&gt; &lt;dev&gt;SEGA Enterprises Ltd.&lt;/dev&gt; &lt;genre&gt;Sports/Volleyball&lt;/genre&gt; &lt;score&gt;1.8&lt;/score&gt; &lt;player&gt;1-2 Players&lt;/player&gt; &lt;story&gt;Assemble your six man team and take on the world! In volleyball, that is! Choose from one of eight different countries, including USA, the U.S.S.R., Cuba and Brazil, and play against the rest, either in goodwill matches, or on a worldwide tournament.****The game is very simple to play, and features a practice mode. You can try out the game mechanics there, and a coach judges your skill by yelling at you. If you fail to perform even the simplest tasks correctly, you'll have to do everything again.****Once you're confident enough to take on other teams, be sure to check out the tournament mode, where you play against the other teams to obtain the world cup!&lt;/story&gt; &lt;/game&gt;</text:p>
          </table:table-cell>
        </table:table-row>
        <table:table-row table:style-name="ro1">
          <table:table-cell office:value-type="string">
            <text:p>Hang-On (Europe)</text:p>
          </table:table-cell>
          <table:table-cell office:value-type="string">
            <text:p>1985</text:p>
          </table:table-cell>
          <table:table-cell office:value-type="string">
            <text:p>ESRB - RP (Rating Pending)</text:p>
          </table:table-cell>
          <table:table-cell office:value-type="string">
            <text:p>Hang-On </text:p>
          </table:table-cell>
          <table:table-cell office:value-type="string">
            <text:p>SEGA of America, Inc.</text:p>
          </table:table-cell>
          <table:table-cell office:value-type="string">
            <text:p>SEGA Enterprises Ltd.</text:p>
          </table:table-cell>
          <table:table-cell office:value-type="string">
            <text:p>Motorcycle</text:p>
          </table:table-cell>
          <table:table-cell office:value-type="string">
            <text:p>3.1</text:p>
          </table:table-cell>
          <table:table-cell office:value-type="string">
            <text:p>1 Player</text:p>
          </table:table-cell>
          <table:table-cell office:value-type="string">
            <text:p>Hang-On is a racing game, originally bundled with the Master System and reminiscent of Pole Position, but with bikes. The player races against time, battling an unlimited amount of opponents on a highway. While the clock ticks down, he should try to maneuver past his opponents and to steer clear of obstacles on the side of the road. Beating the clock extends the time and draws a new backdrop to race in.</text:p>
          </table:table-cell>
          <table:table-cell table:formula="of:=CONCATENATE(&quot;&lt;game name=&quot;;CHAR(34);[.A108];CHAR(34);&quot;&gt; &lt;year&gt;&quot;;[.B108];&quot;&lt;/year&gt; &lt;rating&gt;&quot;;[.C108];&quot;&lt;/rating&gt; &lt;title&gt;&quot;;[.D108];&quot;&lt;/title&gt; &lt;pub&gt;&quot;;[.E108];&quot;&lt;/pub&gt; &lt;dev&gt;&quot;;[.F108];&quot;&lt;/dev&gt; &lt;genre&gt;&quot;;[.G108];&quot;&lt;/genre&gt; &lt;score&gt;&quot;;[.H108];&quot;&lt;/score&gt; &lt;player&gt;&quot;;[.I108];&quot;&lt;/player&gt; &lt;story&gt;&quot;;[.J108];&quot;&lt;/story&gt; &lt;/game&gt;&quot;)" office:value-type="string" office:string-value="&lt;game name=&quot;Hang-On (Europe)&quot;&gt; &lt;year&gt;1985&lt;/year&gt; &lt;rating&gt;ESRB - RP (Rating Pending)&lt;/rating&gt; &lt;title&gt;Hang-On &lt;/title&gt; &lt;pub&gt;SEGA of America, Inc.&lt;/pub&gt; &lt;dev&gt;SEGA Enterprises Ltd.&lt;/dev&gt; &lt;genre&gt;Motorcycle&lt;/genre&gt; &lt;score&gt;3.1&lt;/score&gt; &lt;player&gt;1 Player&lt;/player&gt; &lt;story&gt;Hang-On is a racing game, originally bundled with the Master System and reminiscent of Pole Position, but with bikes. The player races against time, battling an unlimited amount of opponents on a highway. While the clock ticks down, he should try to maneuver past his opponents and to steer clear of obstacles on the side of the road. Beating the clock extends the time and draws a new backdrop to race in.&lt;/story&gt; &lt;/game&gt;">
            <text:p>&lt;game name="Hang-On (Europe)"&gt; &lt;year&gt;1985&lt;/year&gt; &lt;rating&gt;ESRB - RP (Rating Pending)&lt;/rating&gt; &lt;title&gt;Hang-On &lt;/title&gt; &lt;pub&gt;SEGA of America, Inc.&lt;/pub&gt; &lt;dev&gt;SEGA Enterprises Ltd.&lt;/dev&gt; &lt;genre&gt;Motorcycle&lt;/genre&gt; &lt;score&gt;3.1&lt;/score&gt; &lt;player&gt;1 Player&lt;/player&gt; &lt;story&gt;Hang-On is a racing game, originally bundled with the Master System and reminiscent of Pole Position, but with bikes. The player races against time, battling an unlimited amount of opponents on a highway. While the clock ticks down, he should try to maneuver past his opponents and to steer clear of obstacles on the side of the road. Beating the clock extends the time and draws a new backdrop to race in.&lt;/story&gt; &lt;/game&gt;</text:p>
          </table:table-cell>
        </table:table-row>
        <table:table-row table:style-name="ro1">
          <table:table-cell office:value-type="string">
            <text:p>Hang-On &amp; Astro Warrior (USA)</text:p>
          </table:table-cell>
          <table:table-cell office:value-type="string">
            <text:p>1986</text:p>
          </table:table-cell>
          <table:table-cell office:value-type="string">
            <text:p>ESRB - RP (Rating Pending)</text:p>
          </table:table-cell>
          <table:table-cell office:value-type="string">
            <text:p>Hang-On &amp; Astro Warrior</text:p>
          </table:table-cell>
          <table:table-cell office:value-type="string">
            <text:p>SEGA of America, Inc.</text:p>
          </table:table-cell>
          <table:table-cell office:value-type="string">
            <text:p>SEGA Enterprises Ltd.</text:p>
          </table:table-cell>
          <table:table-cell office:value-type="string">
            <text:p>Motorcycle/Shooter</text:p>
          </table:table-cell>
          <table:table-cell office:value-type="string">
            <text:p>2.0</text:p>
          </table:table-cell>
          <table:table-cell office:value-type="string">
            <text:p>1-2 Players</text:p>
          </table:table-cell>
          <table:table-cell office:value-type="string">
            <text:p>Two games included on one cartridge.**Hang-On is a motorcycle racing game where the player must race against time and try to meet each checkpoint before the time runs out. Other racers are present and the player must pass and dodge them to hurry on to the next level.**Astro Warrior is a shoot-em-up game where the player must travel through space and defeat the enemies that come to the player, including the bosses at the end of each level. The player starts out with a single shot weapon that can be upgraded by collecting power-ups that will improve his or her weapon. The player must battle on through the levels.</text:p>
          </table:table-cell>
          <table:table-cell table:formula="of:=CONCATENATE(&quot;&lt;game name=&quot;;CHAR(34);[.A109];CHAR(34);&quot;&gt; &lt;year&gt;&quot;;[.B109];&quot;&lt;/year&gt; &lt;rating&gt;&quot;;[.C109];&quot;&lt;/rating&gt; &lt;title&gt;&quot;;[.D109];&quot;&lt;/title&gt; &lt;pub&gt;&quot;;[.E109];&quot;&lt;/pub&gt; &lt;dev&gt;&quot;;[.F109];&quot;&lt;/dev&gt; &lt;genre&gt;&quot;;[.G109];&quot;&lt;/genre&gt; &lt;score&gt;&quot;;[.H109];&quot;&lt;/score&gt; &lt;player&gt;&quot;;[.I109];&quot;&lt;/player&gt; &lt;story&gt;&quot;;[.J109];&quot;&lt;/story&gt; &lt;/game&gt;&quot;)" office:value-type="string" office:string-value="&lt;game name=&quot;Hang-On &amp; Astro Warrior (USA)&quot;&gt; &lt;year&gt;1986&lt;/year&gt; &lt;rating&gt;ESRB - RP (Rating Pending)&lt;/rating&gt; &lt;title&gt;Hang-On &amp; Astro Warrior&lt;/title&gt; &lt;pub&gt;SEGA of America, Inc.&lt;/pub&gt; &lt;dev&gt;SEGA Enterprises Ltd.&lt;/dev&gt; &lt;genre&gt;Motorcycle/Shooter&lt;/genre&gt; &lt;score&gt;2.0&lt;/score&gt; &lt;player&gt;1-2 Players&lt;/player&gt; &lt;story&gt;Two games included on one cartridge.**Hang-On is a motorcycle racing game where the player must race against time and try to meet each checkpoint before the time runs out. Other racers are present and the player must pass and dodge them to hurry on to the next level.**Astro Warrior is a shoot-em-up game where the player must travel through space and defeat the enemies that come to the player, including the bosses at the end of each level. The player starts out with a single shot weapon that can be upgraded by collecting power-ups that will improve his or her weapon. The player must battle on through the levels.&lt;/story&gt; &lt;/game&gt;">
            <text:p>&lt;game name="Hang-On &amp; Astro Warrior (USA)"&gt; &lt;year&gt;1986&lt;/year&gt; &lt;rating&gt;ESRB - RP (Rating Pending)&lt;/rating&gt; &lt;title&gt;Hang-On &amp; Astro Warrior&lt;/title&gt; &lt;pub&gt;SEGA of America, Inc.&lt;/pub&gt; &lt;dev&gt;SEGA Enterprises Ltd.&lt;/dev&gt; &lt;genre&gt;Motorcycle/Shooter&lt;/genre&gt; &lt;score&gt;2.0&lt;/score&gt; &lt;player&gt;1-2 Players&lt;/player&gt; &lt;story&gt;Two games included on one cartridge.**Hang-On is a motorcycle racing game where the player must race against time and try to meet each checkpoint before the time runs out. Other racers are present and the player must pass and dodge them to hurry on to the next level.**Astro Warrior is a shoot-em-up game where the player must travel through space and defeat the enemies that come to the player, including the bosses at the end of each level. The player starts out with a single shot weapon that can be upgraded by collecting power-ups that will improve his or her weapon. The player must battle on through the levels.&lt;/story&gt; &lt;/game&gt;</text:p>
          </table:table-cell>
        </table:table-row>
        <table:table-row table:style-name="ro1">
          <table:table-cell office:value-type="string">
            <text:p>Hang-On &amp; Safari Hunt (USA)</text:p>
          </table:table-cell>
          <table:table-cell office:value-type="string">
            <text:p>1986</text:p>
          </table:table-cell>
          <table:table-cell office:value-type="string">
            <text:p>ESRB - RP (Rating Pending)</text:p>
          </table:table-cell>
          <table:table-cell office:value-type="string">
            <text:p>Hang-On &amp; Safari Hunt</text:p>
          </table:table-cell>
          <table:table-cell office:value-type="string">
            <text:p>SEGA of America, Inc.</text:p>
          </table:table-cell>
          <table:table-cell office:value-type="string">
            <text:p>SEGA Enterprises Ltd.</text:p>
          </table:table-cell>
          <table:table-cell office:value-type="string">
            <text:p>Action/Motorcycle</text:p>
          </table:table-cell>
          <table:table-cell office:value-type="string">
            <text:p>3.6</text:p>
          </table:table-cell>
          <table:table-cell office:value-type="string">
            <text:p>1 Player</text:p>
          </table:table-cell>
          <table:table-cell office:value-type="string">
            <text:p>Two games on one cartridge.****1. Hang-On - **Similar to Pole Position, but with bikes. Race against time while trying to get past your opponents. Beating the clock will extend the time and provides a new backdrop.****Safari Hunt - **Use your Sega Light Phaser to shoot as many wildlife as you can until you run out of ammunition. If your score is above the qualifying score by the time it runs out, you proceed to the next round. If it is not, you lose.</text:p>
          </table:table-cell>
          <table:table-cell table:formula="of:=CONCATENATE(&quot;&lt;game name=&quot;;CHAR(34);[.A110];CHAR(34);&quot;&gt; &lt;year&gt;&quot;;[.B110];&quot;&lt;/year&gt; &lt;rating&gt;&quot;;[.C110];&quot;&lt;/rating&gt; &lt;title&gt;&quot;;[.D110];&quot;&lt;/title&gt; &lt;pub&gt;&quot;;[.E110];&quot;&lt;/pub&gt; &lt;dev&gt;&quot;;[.F110];&quot;&lt;/dev&gt; &lt;genre&gt;&quot;;[.G110];&quot;&lt;/genre&gt; &lt;score&gt;&quot;;[.H110];&quot;&lt;/score&gt; &lt;player&gt;&quot;;[.I110];&quot;&lt;/player&gt; &lt;story&gt;&quot;;[.J110];&quot;&lt;/story&gt; &lt;/game&gt;&quot;)" office:value-type="string" office:string-value="&lt;game name=&quot;Hang-On &amp; Safari Hunt (USA)&quot;&gt; &lt;year&gt;1986&lt;/year&gt; &lt;rating&gt;ESRB - RP (Rating Pending)&lt;/rating&gt; &lt;title&gt;Hang-On &amp; Safari Hunt&lt;/title&gt; &lt;pub&gt;SEGA of America, Inc.&lt;/pub&gt; &lt;dev&gt;SEGA Enterprises Ltd.&lt;/dev&gt; &lt;genre&gt;Action/Motorcycle&lt;/genre&gt; &lt;score&gt;3.6&lt;/score&gt; &lt;player&gt;1 Player&lt;/player&gt; &lt;story&gt;Two games on one cartridge.****1. Hang-On - **Similar to Pole Position, but with bikes. Race against time while trying to get past your opponents. Beating the clock will extend the time and provides a new backdrop.****Safari Hunt - **Use your Sega Light Phaser to shoot as many wildlife as you can until you run out of ammunition. If your score is above the qualifying score by the time it runs out, you proceed to the next round. If it is not, you lose.&lt;/story&gt; &lt;/game&gt;">
            <text:p>&lt;game name="Hang-On &amp; Safari Hunt (USA)"&gt; &lt;year&gt;1986&lt;/year&gt; &lt;rating&gt;ESRB - RP (Rating Pending)&lt;/rating&gt; &lt;title&gt;Hang-On &amp; Safari Hunt&lt;/title&gt; &lt;pub&gt;SEGA of America, Inc.&lt;/pub&gt; &lt;dev&gt;SEGA Enterprises Ltd.&lt;/dev&gt; &lt;genre&gt;Action/Motorcycle&lt;/genre&gt; &lt;score&gt;3.6&lt;/score&gt; &lt;player&gt;1 Player&lt;/player&gt; &lt;story&gt;Two games on one cartridge.****1. Hang-On - **Similar to Pole Position, but with bikes. Race against time while trying to get past your opponents. Beating the clock will extend the time and provides a new backdrop.****Safari Hunt - **Use your Sega Light Phaser to shoot as many wildlife as you can until you run out of ammunition. If your score is above the qualifying score by the time it runs out, you proceed to the next round. If it is not, you lose.&lt;/story&gt; &lt;/game&gt;</text:p>
          </table:table-cell>
        </table:table-row>
        <table:table-row table:style-name="ro1">
          <table:table-cell office:value-type="string">
            <text:p>Heavyweight Champ (Europe)</text:p>
          </table:table-cell>
          <table:table-cell office:value-type="string">
            <text:p>1990</text:p>
          </table:table-cell>
          <table:table-cell office:value-type="string">
            <text:p>ESRB - RP (Rating Pending)</text:p>
          </table:table-cell>
          <table:table-cell office:value-type="string">
            <text:p>Heavyweight Champ </text:p>
          </table:table-cell>
          <table:table-cell office:value-type="string">
            <text:p>SEGA of America, Inc.</text:p>
          </table:table-cell>
          <table:table-cell office:value-type="string">
            <text:p>Sanritsu Denki Co., Ltd.</text:p>
          </table:table-cell>
          <table:table-cell office:value-type="string">
            <text:p>Boxing</text:p>
          </table:table-cell>
          <table:table-cell office:value-type="string">
            <text:p>2.6</text:p>
          </table:table-cell>
          <table:table-cell office:value-type="string">
            <text:p>1-2 Players</text:p>
          </table:table-cell>
          <table:table-cell office:value-type="string">
            <text:p>Heavyweight Champ <text:s/>is a boxing simulation featuring the former world heavyweight boxing champion (replaced with the fictional S. Davis in the European version). The game is not to be confused with the Genesis title of the same name, which is an entirely different game. Instead this title is completely identical to the Game Gear and Master System versions of George Foreman's KO Boxing, to which it served as a basis, only with George Foreman instead of James Douglas and reworked by Sims Co., Ltd., a spin-off of the original Sanritsu team.****The player is cast as James Douglas to go through a series of boxing matches against different opponents to win the championship title belt. The boxers are shown from the side. Players can move left or right in the ring to avoid punches. Other moves including blocking, and left and right punches that can be varied into jabs and crosses. Matches can last up to ten rounds and when no regular or technical knock-out occurs, the winner is based on the jury's points, provided between the rounds. During knock-out phases, no buttons need to be pressed to get the boxer back to his feet. At the start of the game, a slow or fast speed for the gameplay can be selected.****Each match the player's boxer can use three super punches. These need to be charged and then unleashed when near an opponent. It sends them straight to the back of the ring, a dangerous area as it is easy to keep punching them into the ropes. Health is slightly restored during the intermission and after each won match the player is awarded skill points to be distributed over three characteristics. Matches for two players are supported.</text:p>
          </table:table-cell>
          <table:table-cell table:formula="of:=CONCATENATE(&quot;&lt;game name=&quot;;CHAR(34);[.A111];CHAR(34);&quot;&gt; &lt;year&gt;&quot;;[.B111];&quot;&lt;/year&gt; &lt;rating&gt;&quot;;[.C111];&quot;&lt;/rating&gt; &lt;title&gt;&quot;;[.D111];&quot;&lt;/title&gt; &lt;pub&gt;&quot;;[.E111];&quot;&lt;/pub&gt; &lt;dev&gt;&quot;;[.F111];&quot;&lt;/dev&gt; &lt;genre&gt;&quot;;[.G111];&quot;&lt;/genre&gt; &lt;score&gt;&quot;;[.H111];&quot;&lt;/score&gt; &lt;player&gt;&quot;;[.I111];&quot;&lt;/player&gt; &lt;story&gt;&quot;;[.J111];&quot;&lt;/story&gt; &lt;/game&gt;&quot;)" office:value-type="string" office:string-value="&lt;game name=&quot;Heavyweight Champ (Europe)&quot;&gt; &lt;year&gt;1990&lt;/year&gt; &lt;rating&gt;ESRB - RP (Rating Pending)&lt;/rating&gt; &lt;title&gt;Heavyweight Champ &lt;/title&gt; &lt;pub&gt;SEGA of America, Inc.&lt;/pub&gt; &lt;dev&gt;Sanritsu Denki Co., Ltd.&lt;/dev&gt; &lt;genre&gt;Boxing&lt;/genre&gt; &lt;score&gt;2.6&lt;/score&gt; &lt;player&gt;1-2 Players&lt;/player&gt; &lt;story&gt;Heavyweight Champ  is a boxing simulation featuring the former world heavyweight boxing champion (replaced with the fictional S. Davis in the European version). The game is not to be confused with the Genesis title of the same name, which is an entirely different game. Instead this title is completely identical to the Game Gear and Master System versions of George Foreman's KO Boxing, to which it served as a basis, only with George Foreman instead of James Douglas and reworked by Sims Co., Ltd., a spin-off of the original Sanritsu team.****The player is cast as James Douglas to go through a series of boxing matches against different opponents to win the championship title belt. The boxers are shown from the side. Players can move left or right in the ring to avoid punches. Other moves including blocking, and left and right punches that can be varied into jabs and crosses. Matches can last up to ten rounds and when no regular or technical knock-out occurs, the winner is based on the jury's points, provided between the rounds. During knock-out phases, no buttons need to be pressed to get the boxer back to his feet. At the start of the game, a slow or fast speed for the gameplay can be selected.****Each match the player's boxer can use three super punches. These need to be charged and then unleashed when near an opponent. It sends them straight to the back of the ring, a dangerous area as it is easy to keep punching them into the ropes. Health is slightly restored during the intermission and after each won match the player is awarded skill points to be distributed over three characteristics. Matches for two players are supported.&lt;/story&gt; &lt;/game&gt;">
            <text:p>&lt;game name="Heavyweight Champ (Europe)"&gt; &lt;year&gt;1990&lt;/year&gt; &lt;rating&gt;ESRB - RP (Rating Pending)&lt;/rating&gt; &lt;title&gt;Heavyweight Champ &lt;/title&gt; &lt;pub&gt;SEGA of America, Inc.&lt;/pub&gt; &lt;dev&gt;Sanritsu Denki Co., Ltd.&lt;/dev&gt; &lt;genre&gt;Boxing&lt;/genre&gt; &lt;score&gt;2.6&lt;/score&gt; &lt;player&gt;1-2 Players&lt;/player&gt; &lt;story&gt;Heavyweight Champ <text:s/>is a boxing simulation featuring the former world heavyweight boxing champion (replaced with the fictional S. Davis in the European version). The game is not to be confused with the Genesis title of the same name, which is an entirely different game. Instead this title is completely identical to the Game Gear and Master System versions of George Foreman's KO Boxing, to which it served as a basis, only with George Foreman instead of James Douglas and reworked by Sims Co., Ltd., a spin-off of the original Sanritsu team.****The player is cast as James Douglas to go through a series of boxing matches against different opponents to win the championship title belt. The boxers are shown from the side. Players can move left or right in the ring to avoid punches. Other moves including blocking, and left and right punches that can be varied into jabs and crosses. Matches can last up to ten rounds and when no regular or technical knock-out occurs, the winner is based on the jury's points, provided between the rounds. During knock-out phases, no buttons need to be pressed to get the boxer back to his feet. At the start of the game, a slow or fast speed for the gameplay can be selected.****Each match the player's boxer can use three super punches. These need to be charged and then unleashed when near an opponent. It sends them straight to the back of the ring, a dangerous area as it is easy to keep punching them into the ropes. Health is slightly restored during the intermission and after each won match the player is awarded skill points to be distributed over three characteristics. Matches for two players are supported.&lt;/story&gt; &lt;/game&gt;</text:p>
          </table:table-cell>
        </table:table-row>
        <table:table-row table:style-name="ro1">
          <table:table-cell office:value-type="string">
            <text:p>Heroes of the Lance (Europe)</text:p>
          </table:table-cell>
          <table:table-cell office:value-type="string">
            <text:p>1991</text:p>
          </table:table-cell>
          <table:table-cell office:value-type="string">
            <text:p>ESRB - RP (Rating Pending)</text:p>
          </table:table-cell>
          <table:table-cell office:value-type="string">
            <text:p>Heroes of the Lance </text:p>
          </table:table-cell>
          <table:table-cell office:value-type="string">
            <text:p>Strategic Simulations, Inc.</text:p>
          </table:table-cell>
          <table:table-cell office:value-type="string">
            <text:p>U.S. Gold Ltd.</text:p>
          </table:table-cell>
          <table:table-cell office:value-type="string">
            <text:p>Role-Playing</text:p>
          </table:table-cell>
          <table:table-cell office:value-type="string">
            <text:p>2.8</text:p>
          </table:table-cell>
          <table:table-cell office:value-type="string">
            <text:p>1 Player</text:p>
          </table:table-cell>
          <table:table-cell office:value-type="string">
            <text:p>Based on the later parts of the Dragonlance book Dragons of Autumn Twilight, the heroes descend into a ruined city in search of the disks of Mishakal.****The gameplay consists of horizontal fighting with a maze like map using doors to change the view. <text:s/>The party consists of the 8 Heroes of the Lance, using one at a time and the player can switch between them at any time. <text:s/>Each character has different types of attacks and spells making them more suited to fighting different enemies as well as acting as lives.****One of the AD&amp;D games that takes a break from the usual RPG style.</text:p>
          </table:table-cell>
          <table:table-cell table:formula="of:=CONCATENATE(&quot;&lt;game name=&quot;;CHAR(34);[.A112];CHAR(34);&quot;&gt; &lt;year&gt;&quot;;[.B112];&quot;&lt;/year&gt; &lt;rating&gt;&quot;;[.C112];&quot;&lt;/rating&gt; &lt;title&gt;&quot;;[.D112];&quot;&lt;/title&gt; &lt;pub&gt;&quot;;[.E112];&quot;&lt;/pub&gt; &lt;dev&gt;&quot;;[.F112];&quot;&lt;/dev&gt; &lt;genre&gt;&quot;;[.G112];&quot;&lt;/genre&gt; &lt;score&gt;&quot;;[.H112];&quot;&lt;/score&gt; &lt;player&gt;&quot;;[.I112];&quot;&lt;/player&gt; &lt;story&gt;&quot;;[.J112];&quot;&lt;/story&gt; &lt;/game&gt;&quot;)" office:value-type="string" office:string-value="&lt;game name=&quot;Heroes of the Lance (Europe)&quot;&gt; &lt;year&gt;1991&lt;/year&gt; &lt;rating&gt;ESRB - RP (Rating Pending)&lt;/rating&gt; &lt;title&gt;Heroes of the Lance &lt;/title&gt; &lt;pub&gt;Strategic Simulations, Inc.&lt;/pub&gt; &lt;dev&gt;U.S. Gold Ltd.&lt;/dev&gt; &lt;genre&gt;Role-Playing&lt;/genre&gt; &lt;score&gt;2.8&lt;/score&gt; &lt;player&gt;1 Player&lt;/player&gt; &lt;story&gt;Based on the later parts of the Dragonlance book Dragons of Autumn Twilight, the heroes descend into a ruined city in search of the disks of Mishakal.****The gameplay consists of horizontal fighting with a maze like map using doors to change the view.  The party consists of the 8 Heroes of the Lance, using one at a time and the player can switch between them at any time.  Each character has different types of attacks and spells making them more suited to fighting different enemies as well as acting as lives.****One of the AD&amp;D games that takes a break from the usual RPG style.&lt;/story&gt; &lt;/game&gt;">
            <text:p>&lt;game name="Heroes of the Lance (Europe)"&gt; &lt;year&gt;1991&lt;/year&gt; &lt;rating&gt;ESRB - RP (Rating Pending)&lt;/rating&gt; &lt;title&gt;Heroes of the Lance &lt;/title&gt; &lt;pub&gt;Strategic Simulations, Inc.&lt;/pub&gt; &lt;dev&gt;U.S. Gold Ltd.&lt;/dev&gt; &lt;genre&gt;Role-Playing&lt;/genre&gt; &lt;score&gt;2.8&lt;/score&gt; &lt;player&gt;1 Player&lt;/player&gt; &lt;story&gt;Based on the later parts of the Dragonlance book Dragons of Autumn Twilight, the heroes descend into a ruined city in search of the disks of Mishakal.****The gameplay consists of horizontal fighting with a maze like map using doors to change the view. <text:s/>The party consists of the 8 Heroes of the Lance, using one at a time and the player can switch between them at any time. <text:s/>Each character has different types of attacks and spells making them more suited to fighting different enemies as well as acting as lives.****One of the AD&amp;D games that takes a break from the usual RPG style.&lt;/story&gt; &lt;/game&gt;</text:p>
          </table:table-cell>
        </table:table-row>
        <table:table-row table:style-name="ro1">
          <table:table-cell office:value-type="string">
            <text:p>Home Alone (Europe)</text:p>
          </table:table-cell>
          <table:table-cell office:value-type="string">
            <text:p>1993</text:p>
          </table:table-cell>
          <table:table-cell office:value-type="string">
            <text:p>ESRB - RP (Rating Pending)</text:p>
          </table:table-cell>
          <table:table-cell office:value-type="string">
            <text:p>Home Alone </text:p>
          </table:table-cell>
          <table:table-cell office:value-type="string">
            <text:p>SEGA Enterprises Ltd.</text:p>
          </table:table-cell>
          <table:table-cell office:value-type="string">
            <text:p>Probe Software Ltd.</text:p>
          </table:table-cell>
          <table:table-cell office:value-type="string">
            <text:p>Action</text:p>
          </table:table-cell>
          <table:table-cell office:value-type="string">
            <text:p>1.3</text:p>
          </table:table-cell>
          <table:table-cell office:value-type="string">
            <text:p>1 Player</text:p>
          </table:table-cell>
          <table:table-cell office:value-type="string">
            <text:p>Macaulay Culkin briefly became a child star following the film Home Alone, in which he played Kevin McCallister, who is accidentally left behind by his family when they go off on holiday. During this time, burglars attempt to break in, and Kevin must foil them.Playing as Kevin, you start off on his trusty sled, but the main job is to get to the house and make it burglar-proof. This involves setting traps throughout the house. Useful objects such as a Crossbow, Wire and Pepper can be combined to make fiendish weaponry. You must also lock up any valuables you find, to avoid the family losing them..</text:p>
          </table:table-cell>
          <table:table-cell table:formula="of:=CONCATENATE(&quot;&lt;game name=&quot;;CHAR(34);[.A113];CHAR(34);&quot;&gt; &lt;year&gt;&quot;;[.B113];&quot;&lt;/year&gt; &lt;rating&gt;&quot;;[.C113];&quot;&lt;/rating&gt; &lt;title&gt;&quot;;[.D113];&quot;&lt;/title&gt; &lt;pub&gt;&quot;;[.E113];&quot;&lt;/pub&gt; &lt;dev&gt;&quot;;[.F113];&quot;&lt;/dev&gt; &lt;genre&gt;&quot;;[.G113];&quot;&lt;/genre&gt; &lt;score&gt;&quot;;[.H113];&quot;&lt;/score&gt; &lt;player&gt;&quot;;[.I113];&quot;&lt;/player&gt; &lt;story&gt;&quot;;[.J113];&quot;&lt;/story&gt; &lt;/game&gt;&quot;)" office:value-type="string" office:string-value="&lt;game name=&quot;Home Alone (Europe)&quot;&gt; &lt;year&gt;1993&lt;/year&gt; &lt;rating&gt;ESRB - RP (Rating Pending)&lt;/rating&gt; &lt;title&gt;Home Alone &lt;/title&gt; &lt;pub&gt;SEGA Enterprises Ltd.&lt;/pub&gt; &lt;dev&gt;Probe Software Ltd.&lt;/dev&gt; &lt;genre&gt;Action&lt;/genre&gt; &lt;score&gt;1.3&lt;/score&gt; &lt;player&gt;1 Player&lt;/player&gt; &lt;story&gt;Macaulay Culkin briefly became a child star following the film Home Alone, in which he played Kevin McCallister, who is accidentally left behind by his family when they go off on holiday. During this time, burglars attempt to break in, and Kevin must foil them.Playing as Kevin, you start off on his trusty sled, but the main job is to get to the house and make it burglar-proof. This involves setting traps throughout the house. Useful objects such as a Crossbow, Wire and Pepper can be combined to make fiendish weaponry. You must also lock up any valuables you find, to avoid the family losing them..&lt;/story&gt; &lt;/game&gt;">
            <text:p>&lt;game name="Home Alone (Europe)"&gt; &lt;year&gt;1993&lt;/year&gt; &lt;rating&gt;ESRB - RP (Rating Pending)&lt;/rating&gt; &lt;title&gt;Home Alone &lt;/title&gt; &lt;pub&gt;SEGA Enterprises Ltd.&lt;/pub&gt; &lt;dev&gt;Probe Software Ltd.&lt;/dev&gt; &lt;genre&gt;Action&lt;/genre&gt; &lt;score&gt;1.3&lt;/score&gt; &lt;player&gt;1 Player&lt;/player&gt; &lt;story&gt;Macaulay Culkin briefly became a child star following the film Home Alone, in which he played Kevin McCallister, who is accidentally left behind by his family when they go off on holiday. During this time, burglars attempt to break in, and Kevin must foil them.Playing as Kevin, you start off on his trusty sled, but the main job is to get to the house and make it burglar-proof. This involves setting traps throughout the house. Useful objects such as a Crossbow, Wire and Pepper can be combined to make fiendish weaponry. You must also lock up any valuables you find, to avoid the family losing them..&lt;/story&gt; &lt;/game&gt;</text:p>
          </table:table-cell>
        </table:table-row>
        <table:table-row table:style-name="ro1">
          <table:table-cell office:value-type="string">
            <text:p>Impossible Mission (Europe)</text:p>
          </table:table-cell>
          <table:table-cell office:value-type="string">
            <text:p>1988</text:p>
          </table:table-cell>
          <table:table-cell office:value-type="string">
            <text:p>ESRB - RP (Rating Pending)</text:p>
          </table:table-cell>
          <table:table-cell office:value-type="string">
            <text:p>Impossible Mission </text:p>
          </table:table-cell>
          <table:table-cell office:value-type="string">
            <text:p>U.S. Gold Ltd.</text:p>
          </table:table-cell>
          <table:table-cell office:value-type="string">
            <text:p>Epyx, Inc.</text:p>
          </table:table-cell>
          <table:table-cell office:value-type="string">
            <text:p>Adventure</text:p>
          </table:table-cell>
          <table:table-cell office:value-type="string">
            <text:p>2.9</text:p>
          </table:table-cell>
          <table:table-cell office:value-type="string">
            <text:p>1 Player</text:p>
          </table:table-cell>
          <table:table-cell office:value-type="string">
            <text:p>You play a secret agent on a quest to stop the evil Professor**Elvin Atombender, who is believed to be tampering with national security computers. You must penetrate Atombender's stronghold, avoid his deadly robot creations, and acquire various pieces of a password to use in the main control room.****The robots, rooms, and puzzle pieces will be switched around when starting over which provides replay value.</text:p>
          </table:table-cell>
          <table:table-cell table:formula="of:=CONCATENATE(&quot;&lt;game name=&quot;;CHAR(34);[.A114];CHAR(34);&quot;&gt; &lt;year&gt;&quot;;[.B114];&quot;&lt;/year&gt; &lt;rating&gt;&quot;;[.C114];&quot;&lt;/rating&gt; &lt;title&gt;&quot;;[.D114];&quot;&lt;/title&gt; &lt;pub&gt;&quot;;[.E114];&quot;&lt;/pub&gt; &lt;dev&gt;&quot;;[.F114];&quot;&lt;/dev&gt; &lt;genre&gt;&quot;;[.G114];&quot;&lt;/genre&gt; &lt;score&gt;&quot;;[.H114];&quot;&lt;/score&gt; &lt;player&gt;&quot;;[.I114];&quot;&lt;/player&gt; &lt;story&gt;&quot;;[.J114];&quot;&lt;/story&gt; &lt;/game&gt;&quot;)" office:value-type="string" office:string-value="&lt;game name=&quot;Impossible Mission (Europe)&quot;&gt; &lt;year&gt;1988&lt;/year&gt; &lt;rating&gt;ESRB - RP (Rating Pending)&lt;/rating&gt; &lt;title&gt;Impossible Mission &lt;/title&gt; &lt;pub&gt;U.S. Gold Ltd.&lt;/pub&gt; &lt;dev&gt;Epyx, Inc.&lt;/dev&gt; &lt;genre&gt;Adventure&lt;/genre&gt; &lt;score&gt;2.9&lt;/score&gt; &lt;player&gt;1 Player&lt;/player&gt; &lt;story&gt;You play a secret agent on a quest to stop the evil Professor**Elvin Atombender, who is believed to be tampering with national security computers. You must penetrate Atombender's stronghold, avoid his deadly robot creations, and acquire various pieces of a password to use in the main control room.****The robots, rooms, and puzzle pieces will be switched around when starting over which provides replay value.&lt;/story&gt; &lt;/game&gt;">
            <text:p>&lt;game name="Impossible Mission (Europe)"&gt; &lt;year&gt;1988&lt;/year&gt; &lt;rating&gt;ESRB - RP (Rating Pending)&lt;/rating&gt; &lt;title&gt;Impossible Mission &lt;/title&gt; &lt;pub&gt;U.S. Gold Ltd.&lt;/pub&gt; &lt;dev&gt;Epyx, Inc.&lt;/dev&gt; &lt;genre&gt;Adventure&lt;/genre&gt; &lt;score&gt;2.9&lt;/score&gt; &lt;player&gt;1 Player&lt;/player&gt; &lt;story&gt;You play a secret agent on a quest to stop the evil Professor**Elvin Atombender, who is believed to be tampering with national security computers. You must penetrate Atombender's stronghold, avoid his deadly robot creations, and acquire various pieces of a password to use in the main control room.****The robots, rooms, and puzzle pieces will be switched around when starting over which provides replay value.&lt;/story&gt; &lt;/game&gt;</text:p>
          </table:table-cell>
        </table:table-row>
        <table:table-row table:style-name="ro1">
          <table:table-cell office:value-type="string">
            <text:p>Incredible Crash Dummies, The (Europe)</text:p>
          </table:table-cell>
          <table:table-cell office:value-type="string">
            <text:p>1993</text:p>
          </table:table-cell>
          <table:table-cell office:value-type="string">
            <text:p>ESRB - RP (Rating Pending)</text:p>
          </table:table-cell>
          <table:table-cell office:value-type="string">
            <text:p>Incredible Crash Dummies, The </text:p>
          </table:table-cell>
          <table:table-cell office:value-type="string">
            <text:p>Acclaim Entertainment, Inc.</text:p>
          </table:table-cell>
          <table:table-cell office:value-type="string">
            <text:p>Software Creations Ltd.</text:p>
          </table:table-cell>
          <table:table-cell office:value-type="string">
            <text:p>Action</text:p>
          </table:table-cell>
          <table:table-cell office:value-type="string">
            <text:p>2.2</text:p>
          </table:table-cell>
          <table:table-cell office:value-type="string">
            <text:p>1-2 Players</text:p>
          </table:table-cell>
          <table:table-cell office:value-type="string">
            <text:p>At a time when computer games were being blamed for violence, bad language, epilepsy and everything else the ‘moral majority’ needed a scapegoat for, Virgin gave us: The Road Safety Game. Or not, as this is a standard platform game with a twist of questionable taste and purpose. ****You play a crash test dummy, trying to progress through levels filled with hazards such as cars and fireballs, within the time limits. Contact with each of these loses you a limb, and once you have none left, contact means game over. Since the character isn’t handicapped by missing limbs in any way, in practical terms you can think of these as hit points <text:s/>especially as there are screwdrivers to pick up which restore one limb.</text:p>
          </table:table-cell>
          <table:table-cell table:formula="of:=CONCATENATE(&quot;&lt;game name=&quot;;CHAR(34);[.A115];CHAR(34);&quot;&gt; &lt;year&gt;&quot;;[.B115];&quot;&lt;/year&gt; &lt;rating&gt;&quot;;[.C115];&quot;&lt;/rating&gt; &lt;title&gt;&quot;;[.D115];&quot;&lt;/title&gt; &lt;pub&gt;&quot;;[.E115];&quot;&lt;/pub&gt; &lt;dev&gt;&quot;;[.F115];&quot;&lt;/dev&gt; &lt;genre&gt;&quot;;[.G115];&quot;&lt;/genre&gt; &lt;score&gt;&quot;;[.H115];&quot;&lt;/score&gt; &lt;player&gt;&quot;;[.I115];&quot;&lt;/player&gt; &lt;story&gt;&quot;;[.J115];&quot;&lt;/story&gt; &lt;/game&gt;&quot;)" office:value-type="string" office:string-value="&lt;game name=&quot;Incredible Crash Dummies, The (Europe)&quot;&gt; &lt;year&gt;1993&lt;/year&gt; &lt;rating&gt;ESRB - RP (Rating Pending)&lt;/rating&gt; &lt;title&gt;Incredible Crash Dummies, The &lt;/title&gt; &lt;pub&gt;Acclaim Entertainment, Inc.&lt;/pub&gt; &lt;dev&gt;Software Creations Ltd.&lt;/dev&gt; &lt;genre&gt;Action&lt;/genre&gt; &lt;score&gt;2.2&lt;/score&gt; &lt;player&gt;1-2 Players&lt;/player&gt; &lt;story&gt;At a time when computer games were being blamed for violence, bad language, epilepsy and everything else the ‘moral majority’ needed a scapegoat for, Virgin gave us: The Road Safety Game. Or not, as this is a standard platform game with a twist of questionable taste and purpose. ****You play a crash test dummy, trying to progress through levels filled with hazards such as cars and fireballs, within the time limits. Contact with each of these loses you a limb, and once you have none left, contact means game over. Since the character isn’t handicapped by missing limbs in any way, in practical terms you can think of these as hit points  especially as there are screwdrivers to pick up which restore one limb.&lt;/story&gt; &lt;/game&gt;">
            <text:p>&lt;game name="Incredible Crash Dummies, The (Europe)"&gt; &lt;year&gt;1993&lt;/year&gt; &lt;rating&gt;ESRB - RP (Rating Pending)&lt;/rating&gt; &lt;title&gt;Incredible Crash Dummies, The &lt;/title&gt; &lt;pub&gt;Acclaim Entertainment, Inc.&lt;/pub&gt; &lt;dev&gt;Software Creations Ltd.&lt;/dev&gt; &lt;genre&gt;Action&lt;/genre&gt; &lt;score&gt;2.2&lt;/score&gt; &lt;player&gt;1-2 Players&lt;/player&gt; &lt;story&gt;At a time when computer games were being blamed for violence, bad language, epilepsy and everything else the ‘moral majority’ needed a scapegoat for, Virgin gave us: The Road Safety Game. Or not, as this is a standard platform game with a twist of questionable taste and purpose. ****You play a crash test dummy, trying to progress through levels filled with hazards such as cars and fireballs, within the time limits. Contact with each of these loses you a limb, and once you have none left, contact means game over. Since the character isn’t handicapped by missing limbs in any way, in practical terms you can think of these as hit points <text:s/>especially as there are screwdrivers to pick up which restore one limb.&lt;/story&gt; &lt;/game&gt;</text:p>
          </table:table-cell>
        </table:table-row>
        <table:table-row table:style-name="ro1">
          <table:table-cell office:value-type="string">
            <text:p>Incredible Hulk, The (Europe)</text:p>
          </table:table-cell>
          <table:table-cell office:value-type="string">
            <text:p>1994</text:p>
          </table:table-cell>
          <table:table-cell office:value-type="string">
            <text:p>ESRB - RP (Rating Pending)</text:p>
          </table:table-cell>
          <table:table-cell office:value-type="string">
            <text:p>Incredible Hulk, The </text:p>
          </table:table-cell>
          <table:table-cell office:value-type="string">
            <text:p>U.S. Gold Ltd.</text:p>
          </table:table-cell>
          <table:table-cell office:value-type="string">
            <text:p>Probe Software Ltd.</text:p>
          </table:table-cell>
          <table:table-cell office:value-type="string">
            <text:p>Platform</text:p>
          </table:table-cell>
          <table:table-cell office:value-type="string">
            <text:p>2.9</text:p>
          </table:table-cell>
          <table:table-cell office:value-type="string">
            <text:p>1 Player</text:p>
          </table:table-cell>
          <table:table-cell office:value-type="string">
            <text:p>In this side-scrolling action game you fight against your arch-enemy The Leader and his forces (Rhino, Absorbing Man, Abomination and Tyrannus)****Take control of the Hulk/Dr. Banner through five levels of action. City and Construction Site, Tyrannus' Labyrinth, Leader's Fortress, Leader's Interior, and the Final Confrontation.</text:p>
          </table:table-cell>
          <table:table-cell table:formula="of:=CONCATENATE(&quot;&lt;game name=&quot;;CHAR(34);[.A116];CHAR(34);&quot;&gt; &lt;year&gt;&quot;;[.B116];&quot;&lt;/year&gt; &lt;rating&gt;&quot;;[.C116];&quot;&lt;/rating&gt; &lt;title&gt;&quot;;[.D116];&quot;&lt;/title&gt; &lt;pub&gt;&quot;;[.E116];&quot;&lt;/pub&gt; &lt;dev&gt;&quot;;[.F116];&quot;&lt;/dev&gt; &lt;genre&gt;&quot;;[.G116];&quot;&lt;/genre&gt; &lt;score&gt;&quot;;[.H116];&quot;&lt;/score&gt; &lt;player&gt;&quot;;[.I116];&quot;&lt;/player&gt; &lt;story&gt;&quot;;[.J116];&quot;&lt;/story&gt; &lt;/game&gt;&quot;)" office:value-type="string" office:string-value="&lt;game name=&quot;Incredible Hulk, The (Europe)&quot;&gt; &lt;year&gt;1994&lt;/year&gt; &lt;rating&gt;ESRB - RP (Rating Pending)&lt;/rating&gt; &lt;title&gt;Incredible Hulk, The &lt;/title&gt; &lt;pub&gt;U.S. Gold Ltd.&lt;/pub&gt; &lt;dev&gt;Probe Software Ltd.&lt;/dev&gt; &lt;genre&gt;Platform&lt;/genre&gt; &lt;score&gt;2.9&lt;/score&gt; &lt;player&gt;1 Player&lt;/player&gt; &lt;story&gt;In this side-scrolling action game you fight against your arch-enemy The Leader and his forces (Rhino, Absorbing Man, Abomination and Tyrannus)****Take control of the Hulk/Dr. Banner through five levels of action. City and Construction Site, Tyrannus' Labyrinth, Leader's Fortress, Leader's Interior, and the Final Confrontation.&lt;/story&gt; &lt;/game&gt;">
            <text:p>&lt;game name="Incredible Hulk, The (Europe)"&gt; &lt;year&gt;1994&lt;/year&gt; &lt;rating&gt;ESRB - RP (Rating Pending)&lt;/rating&gt; &lt;title&gt;Incredible Hulk, The &lt;/title&gt; &lt;pub&gt;U.S. Gold Ltd.&lt;/pub&gt; &lt;dev&gt;Probe Software Ltd.&lt;/dev&gt; &lt;genre&gt;Platform&lt;/genre&gt; &lt;score&gt;2.9&lt;/score&gt; &lt;player&gt;1 Player&lt;/player&gt; &lt;story&gt;In this side-scrolling action game you fight against your arch-enemy The Leader and his forces (Rhino, Absorbing Man, Abomination and Tyrannus)****Take control of the Hulk/Dr. Banner through five levels of action. City and Construction Site, Tyrannus' Labyrinth, Leader's Fortress, Leader's Interior, and the Final Confrontation.&lt;/story&gt; &lt;/game&gt;</text:p>
          </table:table-cell>
        </table:table-row>
        <table:table-row table:style-name="ro1">
          <table:table-cell office:value-type="string">
            <text:p>Indiana Jones and the Last Crusade (Europe)</text:p>
          </table:table-cell>
          <table:table-cell office:value-type="string">
            <text:p>1990</text:p>
          </table:table-cell>
          <table:table-cell office:value-type="string">
            <text:p>ESRB - RP (Rating Pending)</text:p>
          </table:table-cell>
          <table:table-cell office:value-type="string">
            <text:p>Indiana Jones and the Last Crusade </text:p>
          </table:table-cell>
          <table:table-cell office:value-type="string">
            <text:p>U.S. Gold</text:p>
          </table:table-cell>
          <table:table-cell office:value-type="string">
            <text:p>Tiertex Ltd.</text:p>
          </table:table-cell>
          <table:table-cell office:value-type="string">
            <text:p>Action</text:p>
          </table:table-cell>
          <table:table-cell office:value-type="string">
            <text:p>2.7</text:p>
          </table:table-cell>
          <table:table-cell office:value-type="string">
            <text:p>1 Player</text:p>
          </table:table-cell>
          <table:table-cell office:value-type="string">
            <text:p>As in the movie (and the more famous graphic adventure), your task is to find the Holy Grail. Before this can be done you must find the Cross of Coronado, a shield and a diary. ****This makes for a four-level arcade adventure combining climbs, exploration (with several routes through each level, and some traps) and puzzles. Indy is armed with his trusty whip to fight off foes, but can also get involved in hand-to-hand combat. The first level takes place in caves underneath Colorado, before you reach a moving circus train strewn with traps, a Zeppelin which is full of guards and ladders, and then Castle Grunwald in Austria.</text:p>
          </table:table-cell>
          <table:table-cell table:formula="of:=CONCATENATE(&quot;&lt;game name=&quot;;CHAR(34);[.A117];CHAR(34);&quot;&gt; &lt;year&gt;&quot;;[.B117];&quot;&lt;/year&gt; &lt;rating&gt;&quot;;[.C117];&quot;&lt;/rating&gt; &lt;title&gt;&quot;;[.D117];&quot;&lt;/title&gt; &lt;pub&gt;&quot;;[.E117];&quot;&lt;/pub&gt; &lt;dev&gt;&quot;;[.F117];&quot;&lt;/dev&gt; &lt;genre&gt;&quot;;[.G117];&quot;&lt;/genre&gt; &lt;score&gt;&quot;;[.H117];&quot;&lt;/score&gt; &lt;player&gt;&quot;;[.I117];&quot;&lt;/player&gt; &lt;story&gt;&quot;;[.J117];&quot;&lt;/story&gt; &lt;/game&gt;&quot;)" office:value-type="string" office:string-value="&lt;game name=&quot;Indiana Jones and the Last Crusade (Europe)&quot;&gt; &lt;year&gt;1990&lt;/year&gt; &lt;rating&gt;ESRB - RP (Rating Pending)&lt;/rating&gt; &lt;title&gt;Indiana Jones and the Last Crusade &lt;/title&gt; &lt;pub&gt;U.S. Gold&lt;/pub&gt; &lt;dev&gt;Tiertex Ltd.&lt;/dev&gt; &lt;genre&gt;Action&lt;/genre&gt; &lt;score&gt;2.7&lt;/score&gt; &lt;player&gt;1 Player&lt;/player&gt; &lt;story&gt;As in the movie (and the more famous graphic adventure), your task is to find the Holy Grail. Before this can be done you must find the Cross of Coronado, a shield and a diary. ****This makes for a four-level arcade adventure combining climbs, exploration (with several routes through each level, and some traps) and puzzles. Indy is armed with his trusty whip to fight off foes, but can also get involved in hand-to-hand combat. The first level takes place in caves underneath Colorado, before you reach a moving circus train strewn with traps, a Zeppelin which is full of guards and ladders, and then Castle Grunwald in Austria.&lt;/story&gt; &lt;/game&gt;">
            <text:p>&lt;game name="Indiana Jones and the Last Crusade (Europe)"&gt; &lt;year&gt;1990&lt;/year&gt; &lt;rating&gt;ESRB - RP (Rating Pending)&lt;/rating&gt; &lt;title&gt;Indiana Jones and the Last Crusade &lt;/title&gt; &lt;pub&gt;U.S. Gold&lt;/pub&gt; &lt;dev&gt;Tiertex Ltd.&lt;/dev&gt; &lt;genre&gt;Action&lt;/genre&gt; &lt;score&gt;2.7&lt;/score&gt; &lt;player&gt;1 Player&lt;/player&gt; &lt;story&gt;As in the movie (and the more famous graphic adventure), your task is to find the Holy Grail. Before this can be done you must find the Cross of Coronado, a shield and a diary. ****This makes for a four-level arcade adventure combining climbs, exploration (with several routes through each level, and some traps) and puzzles. Indy is armed with his trusty whip to fight off foes, but can also get involved in hand-to-hand combat. The first level takes place in caves underneath Colorado, before you reach a moving circus train strewn with traps, a Zeppelin which is full of guards and ladders, and then Castle Grunwald in Austria.&lt;/story&gt; &lt;/game&gt;</text:p>
          </table:table-cell>
        </table:table-row>
        <table:table-row table:style-name="ro1">
          <table:table-cell office:value-type="string">
            <text:p>James 'Buster' Douglas Knockout Boxing (USA)</text:p>
          </table:table-cell>
          <table:table-cell office:value-type="string">
            <text:p>1990</text:p>
          </table:table-cell>
          <table:table-cell office:value-type="string">
            <text:p>ESRB - RP (Rating Pending)</text:p>
          </table:table-cell>
          <table:table-cell office:value-type="string">
            <text:p>James 'Buster' Douglas Knockout Boxing</text:p>
          </table:table-cell>
          <table:table-cell office:value-type="string">
            <text:p>SEGA of America, Inc.</text:p>
          </table:table-cell>
          <table:table-cell office:value-type="string">
            <text:p>Sanritsu Denki Co., Ltd.</text:p>
          </table:table-cell>
          <table:table-cell office:value-type="string">
            <text:p>Boxing/Sports</text:p>
          </table:table-cell>
          <table:table-cell office:value-type="string">
            <text:p>2.0</text:p>
          </table:table-cell>
          <table:table-cell office:value-type="string">
            <text:p>1-2 Players</text:p>
          </table:table-cell>
          <table:table-cell office:value-type="string">
            <text:p>James 'Buster' Douglas Knockout Boxing is a boxing simulation featuring the former world heavyweight boxing champion (replaced with the fictional S. Davis in the European version). The game is not to be confused with the Genesis title of the same name, which is an entirely different game. Instead this title is completely identical to the Game Gear and Master System versions of George Foreman's KO Boxing, to which it served as a basis, only with George Foreman instead of James Douglas and reworked by Sims Co., Ltd., a spin-off of the original Sanritsu team.****The player is cast as James Douglas to go through a series of boxing matches against different opponents to win the championship title belt. The boxers are shown from the side. Players can move left or right in the ring to avoid punches. Other moves including blocking, and left and right punches that can be varied into jabs and crosses. Matches can last up to ten rounds and when no regular or technical knock-out occurs, the winner is based on the jury's points, provided between the rounds. During knock-out phases, no buttons need to be pressed to get the boxer back to his feet. At the start of the game, a slow or fast speed for the gameplay can be selected.****Each match the player's boxer can use three super punches. These need to be charged and then unleashed when near an opponent. It sends them straight to the back of the ring, a dangerous area as it is easy to keep punching them into the ropes. Health is slightly restored during the intermission and after each won match the player is awarded skill points to be distributed over three characteristics. Matches for two players are supported.</text:p>
          </table:table-cell>
          <table:table-cell table:formula="of:=CONCATENATE(&quot;&lt;game name=&quot;;CHAR(34);[.A118];CHAR(34);&quot;&gt; &lt;year&gt;&quot;;[.B118];&quot;&lt;/year&gt; &lt;rating&gt;&quot;;[.C118];&quot;&lt;/rating&gt; &lt;title&gt;&quot;;[.D118];&quot;&lt;/title&gt; &lt;pub&gt;&quot;;[.E118];&quot;&lt;/pub&gt; &lt;dev&gt;&quot;;[.F118];&quot;&lt;/dev&gt; &lt;genre&gt;&quot;;[.G118];&quot;&lt;/genre&gt; &lt;score&gt;&quot;;[.H118];&quot;&lt;/score&gt; &lt;player&gt;&quot;;[.I118];&quot;&lt;/player&gt; &lt;story&gt;&quot;;[.J118];&quot;&lt;/story&gt; &lt;/game&gt;&quot;)" office:value-type="string" office:string-value="&lt;game name=&quot;James 'Buster' Douglas Knockout Boxing (USA)&quot;&gt; &lt;year&gt;1990&lt;/year&gt; &lt;rating&gt;ESRB - RP (Rating Pending)&lt;/rating&gt; &lt;title&gt;James 'Buster' Douglas Knockout Boxing&lt;/title&gt; &lt;pub&gt;SEGA of America, Inc.&lt;/pub&gt; &lt;dev&gt;Sanritsu Denki Co., Ltd.&lt;/dev&gt; &lt;genre&gt;Boxing/Sports&lt;/genre&gt; &lt;score&gt;2.0&lt;/score&gt; &lt;player&gt;1-2 Players&lt;/player&gt; &lt;story&gt;James 'Buster' Douglas Knockout Boxing is a boxing simulation featuring the former world heavyweight boxing champion (replaced with the fictional S. Davis in the European version). The game is not to be confused with the Genesis title of the same name, which is an entirely different game. Instead this title is completely identical to the Game Gear and Master System versions of George Foreman's KO Boxing, to which it served as a basis, only with George Foreman instead of James Douglas and reworked by Sims Co., Ltd., a spin-off of the original Sanritsu team.****The player is cast as James Douglas to go through a series of boxing matches against different opponents to win the championship title belt. The boxers are shown from the side. Players can move left or right in the ring to avoid punches. Other moves including blocking, and left and right punches that can be varied into jabs and crosses. Matches can last up to ten rounds and when no regular or technical knock-out occurs, the winner is based on the jury's points, provided between the rounds. During knock-out phases, no buttons need to be pressed to get the boxer back to his feet. At the start of the game, a slow or fast speed for the gameplay can be selected.****Each match the player's boxer can use three super punches. These need to be charged and then unleashed when near an opponent. It sends them straight to the back of the ring, a dangerous area as it is easy to keep punching them into the ropes. Health is slightly restored during the intermission and after each won match the player is awarded skill points to be distributed over three characteristics. Matches for two players are supported.&lt;/story&gt; &lt;/game&gt;">
            <text:p>&lt;game name="James 'Buster' Douglas Knockout Boxing (USA)"&gt; &lt;year&gt;1990&lt;/year&gt; &lt;rating&gt;ESRB - RP (Rating Pending)&lt;/rating&gt; &lt;title&gt;James 'Buster' Douglas Knockout Boxing&lt;/title&gt; &lt;pub&gt;SEGA of America, Inc.&lt;/pub&gt; &lt;dev&gt;Sanritsu Denki Co., Ltd.&lt;/dev&gt; &lt;genre&gt;Boxing/Sports&lt;/genre&gt; &lt;score&gt;2.0&lt;/score&gt; &lt;player&gt;1-2 Players&lt;/player&gt; &lt;story&gt;James 'Buster' Douglas Knockout Boxing is a boxing simulation featuring the former world heavyweight boxing champion (replaced with the fictional S. Davis in the European version). The game is not to be confused with the Genesis title of the same name, which is an entirely different game. Instead this title is completely identical to the Game Gear and Master System versions of George Foreman's KO Boxing, to which it served as a basis, only with George Foreman instead of James Douglas and reworked by Sims Co., Ltd., a spin-off of the original Sanritsu team.****The player is cast as James Douglas to go through a series of boxing matches against different opponents to win the championship title belt. The boxers are shown from the side. Players can move left or right in the ring to avoid punches. Other moves including blocking, and left and right punches that can be varied into jabs and crosses. Matches can last up to ten rounds and when no regular or technical knock-out occurs, the winner is based on the jury's points, provided between the rounds. During knock-out phases, no buttons need to be pressed to get the boxer back to his feet. At the start of the game, a slow or fast speed for the gameplay can be selected.****Each match the player's boxer can use three super punches. These need to be charged and then unleashed when near an opponent. It sends them straight to the back of the ring, a dangerous area as it is easy to keep punching them into the ropes. Health is slightly restored during the intermission and after each won match the player is awarded skill points to be distributed over three characteristics. Matches for two players are supported.&lt;/story&gt; &lt;/game&gt;</text:p>
          </table:table-cell>
        </table:table-row>
        <table:table-row table:style-name="ro1">
          <table:table-cell office:value-type="string">
            <text:p>James Bond 007 - The Duel (Europe)</text:p>
          </table:table-cell>
          <table:table-cell office:value-type="string">
            <text:p>1993</text:p>
          </table:table-cell>
          <table:table-cell office:value-type="string">
            <text:p>ESRB - RP (Rating Pending)</text:p>
          </table:table-cell>
          <table:table-cell office:value-type="string">
            <text:p>James Bond 007 - The Duel </text:p>
          </table:table-cell>
          <table:table-cell office:value-type="string">
            <text:p>Domark Software, Inc.</text:p>
          </table:table-cell>
          <table:table-cell office:value-type="string">
            <text:p>Kremlin, The</text:p>
          </table:table-cell>
          <table:table-cell office:value-type="string">
            <text:p>Platform</text:p>
          </table:table-cell>
          <table:table-cell office:value-type="string">
            <text:p>2.6</text:p>
          </table:table-cell>
          <table:table-cell office:value-type="string">
            <text:p>1 Player</text:p>
          </table:table-cell>
          <table:table-cell office:value-type="string">
            <text:p>Play James Bond 007 and stop a crazy professor who has the same old dream as everyone else. World domination. The player will have the trusty Walther PPK and must go through a few levels with a villain at the end of every level. Such as in the first level, at the end the player will get to fight Jaws. To put it simply this game is basically a side-scrolling shoot-em-up. The player may find women who will give the player an extra life and many other things.</text:p>
          </table:table-cell>
          <table:table-cell table:formula="of:=CONCATENATE(&quot;&lt;game name=&quot;;CHAR(34);[.A119];CHAR(34);&quot;&gt; &lt;year&gt;&quot;;[.B119];&quot;&lt;/year&gt; &lt;rating&gt;&quot;;[.C119];&quot;&lt;/rating&gt; &lt;title&gt;&quot;;[.D119];&quot;&lt;/title&gt; &lt;pub&gt;&quot;;[.E119];&quot;&lt;/pub&gt; &lt;dev&gt;&quot;;[.F119];&quot;&lt;/dev&gt; &lt;genre&gt;&quot;;[.G119];&quot;&lt;/genre&gt; &lt;score&gt;&quot;;[.H119];&quot;&lt;/score&gt; &lt;player&gt;&quot;;[.I119];&quot;&lt;/player&gt; &lt;story&gt;&quot;;[.J119];&quot;&lt;/story&gt; &lt;/game&gt;&quot;)" office:value-type="string" office:string-value="&lt;game name=&quot;James Bond 007 - The Duel (Europe)&quot;&gt; &lt;year&gt;1993&lt;/year&gt; &lt;rating&gt;ESRB - RP (Rating Pending)&lt;/rating&gt; &lt;title&gt;James Bond 007 - The Duel &lt;/title&gt; &lt;pub&gt;Domark Software, Inc.&lt;/pub&gt; &lt;dev&gt;Kremlin, The&lt;/dev&gt; &lt;genre&gt;Platform&lt;/genre&gt; &lt;score&gt;2.6&lt;/score&gt; &lt;player&gt;1 Player&lt;/player&gt; &lt;story&gt;Play James Bond 007 and stop a crazy professor who has the same old dream as everyone else. World domination. The player will have the trusty Walther PPK and must go through a few levels with a villain at the end of every level. Such as in the first level, at the end the player will get to fight Jaws. To put it simply this game is basically a side-scrolling shoot-em-up. The player may find women who will give the player an extra life and many other things.&lt;/story&gt; &lt;/game&gt;">
            <text:p>&lt;game name="James Bond 007 - The Duel (Europe)"&gt; &lt;year&gt;1993&lt;/year&gt; &lt;rating&gt;ESRB - RP (Rating Pending)&lt;/rating&gt; &lt;title&gt;James Bond 007 - The Duel &lt;/title&gt; &lt;pub&gt;Domark Software, Inc.&lt;/pub&gt; &lt;dev&gt;Kremlin, The&lt;/dev&gt; &lt;genre&gt;Platform&lt;/genre&gt; &lt;score&gt;2.6&lt;/score&gt; &lt;player&gt;1 Player&lt;/player&gt; &lt;story&gt;Play James Bond 007 and stop a crazy professor who has the same old dream as everyone else. World domination. The player will have the trusty Walther PPK and must go through a few levels with a villain at the end of every level. Such as in the first level, at the end the player will get to fight Jaws. To put it simply this game is basically a side-scrolling shoot-em-up. The player may find women who will give the player an extra life and many other things.&lt;/story&gt; &lt;/game&gt;</text:p>
          </table:table-cell>
        </table:table-row>
        <table:table-row table:style-name="ro1">
          <table:table-cell office:value-type="string">
            <text:p>James Pond 2 - Codename RoboCod (Europe)</text:p>
          </table:table-cell>
          <table:table-cell office:value-type="string">
            <text:p>1991</text:p>
          </table:table-cell>
          <table:table-cell office:value-type="string">
            <text:p>ESRB - RP (Rating Pending)</text:p>
          </table:table-cell>
          <table:table-cell office:value-type="string">
            <text:p>James Pond 2 - Codename RoboCod </text:p>
          </table:table-cell>
          <table:table-cell office:value-type="string">
            <text:p>U.S. Gold Ltd.</text:p>
          </table:table-cell>
          <table:table-cell office:value-type="string">
            <text:p>Vectordean Ltd.</text:p>
          </table:table-cell>
          <table:table-cell office:value-type="string">
            <text:p>Platform</text:p>
          </table:table-cell>
          <table:table-cell office:value-type="string">
            <text:p>4.8</text:p>
          </table:table-cell>
          <table:table-cell office:value-type="string">
            <text:p>1 Player</text:p>
          </table:table-cell>
          <table:table-cell office:value-type="string">
            <text:p>In his second adventure James Pond must retrieve the toys Dr Maybe has stolen. Pond has been armed with an Inspector Gadget-style stretch device, which he can use to view higher areas or claw onto ceilings so as to slide across them.****The gameplay takes place across worlds themed around particular types of toys, such as sporting goods, candy and aircraft. The levels scroll sideways, although a small amount of vertical movement is included. On each level Pond must collect 2 penguins and reach the exit, although there are usually multiple exits and lots of secret areas to explore. After completing each pair of two worlds (each of which has three sub levels), a boss must be faced.</text:p>
          </table:table-cell>
          <table:table-cell table:formula="of:=CONCATENATE(&quot;&lt;game name=&quot;;CHAR(34);[.A120];CHAR(34);&quot;&gt; &lt;year&gt;&quot;;[.B120];&quot;&lt;/year&gt; &lt;rating&gt;&quot;;[.C120];&quot;&lt;/rating&gt; &lt;title&gt;&quot;;[.D120];&quot;&lt;/title&gt; &lt;pub&gt;&quot;;[.E120];&quot;&lt;/pub&gt; &lt;dev&gt;&quot;;[.F120];&quot;&lt;/dev&gt; &lt;genre&gt;&quot;;[.G120];&quot;&lt;/genre&gt; &lt;score&gt;&quot;;[.H120];&quot;&lt;/score&gt; &lt;player&gt;&quot;;[.I120];&quot;&lt;/player&gt; &lt;story&gt;&quot;;[.J120];&quot;&lt;/story&gt; &lt;/game&gt;&quot;)" office:value-type="string" office:string-value="&lt;game name=&quot;James Pond 2 - Codename RoboCod (Europe)&quot;&gt; &lt;year&gt;1991&lt;/year&gt; &lt;rating&gt;ESRB - RP (Rating Pending)&lt;/rating&gt; &lt;title&gt;James Pond 2 - Codename RoboCod &lt;/title&gt; &lt;pub&gt;U.S. Gold Ltd.&lt;/pub&gt; &lt;dev&gt;Vectordean Ltd.&lt;/dev&gt; &lt;genre&gt;Platform&lt;/genre&gt; &lt;score&gt;4.8&lt;/score&gt; &lt;player&gt;1 Player&lt;/player&gt; &lt;story&gt;In his second adventure James Pond must retrieve the toys Dr Maybe has stolen. Pond has been armed with an Inspector Gadget-style stretch device, which he can use to view higher areas or claw onto ceilings so as to slide across them.****The gameplay takes place across worlds themed around particular types of toys, such as sporting goods, candy and aircraft. The levels scroll sideways, although a small amount of vertical movement is included. On each level Pond must collect 2 penguins and reach the exit, although there are usually multiple exits and lots of secret areas to explore. After completing each pair of two worlds (each of which has three sub levels), a boss must be faced.&lt;/story&gt; &lt;/game&gt;">
            <text:p>&lt;game name="James Pond 2 - Codename RoboCod (Europe)"&gt; &lt;year&gt;1991&lt;/year&gt; &lt;rating&gt;ESRB - RP (Rating Pending)&lt;/rating&gt; &lt;title&gt;James Pond 2 - Codename RoboCod &lt;/title&gt; &lt;pub&gt;U.S. Gold Ltd.&lt;/pub&gt; &lt;dev&gt;Vectordean Ltd.&lt;/dev&gt; &lt;genre&gt;Platform&lt;/genre&gt; &lt;score&gt;4.8&lt;/score&gt; &lt;player&gt;1 Player&lt;/player&gt; &lt;story&gt;In his second adventure James Pond must retrieve the toys Dr Maybe has stolen. Pond has been armed with an Inspector Gadget-style stretch device, which he can use to view higher areas or claw onto ceilings so as to slide across them.****The gameplay takes place across worlds themed around particular types of toys, such as sporting goods, candy and aircraft. The levels scroll sideways, although a small amount of vertical movement is included. On each level Pond must collect 2 penguins and reach the exit, although there are usually multiple exits and lots of secret areas to explore. After completing each pair of two worlds (each of which has three sub levels), a boss must be faced.&lt;/story&gt; &lt;/game&gt;</text:p>
          </table:table-cell>
        </table:table-row>
        <table:table-row table:style-name="ro1">
          <table:table-cell office:value-type="string">
            <text:p>Joe Montana Football (USA, Europe)</text:p>
          </table:table-cell>
          <table:table-cell office:value-type="string">
            <text:p>1990</text:p>
          </table:table-cell>
          <table:table-cell office:value-type="string">
            <text:p>ESRB - RP (Rating Pending)</text:p>
          </table:table-cell>
          <table:table-cell office:value-type="string">
            <text:p>Joe Montana Football </text:p>
          </table:table-cell>
          <table:table-cell office:value-type="string">
            <text:p>SEGA of America, Inc.</text:p>
          </table:table-cell>
          <table:table-cell office:value-type="string">
            <text:p>BlueSky Software, Inc.</text:p>
          </table:table-cell>
          <table:table-cell office:value-type="string">
            <text:p>Football/Sports</text:p>
          </table:table-cell>
          <table:table-cell office:value-type="string">
            <text:p>3.2</text:p>
          </table:table-cell>
          <table:table-cell office:value-type="string">
            <text:p>1-2 Players</text:p>
          </table:table-cell>
          <table:table-cell office:value-type="string">
            <text:p>Joe Montana (Joe Cool) was an American National Football League player playing for the San Francisco 49ers as a quarterback. He was voted by the Associated Press as the most valuable player two years running (1989-90). ****In Joe Montana Football the player can play a game of American Football with Joe Montana giving the player basic tips on the next best move. The player can play against a friend or play the computer with 3 difficulty levels (beginner, normal, and professional) in a full game (5 min per quarter) using all the real rules and scoring. The teams are made up of 28 American city names with no team names (or player names) mentioned. Once the coin is flipped and the kick-off the game begins. ****The player controls the on-screen player as they try to run up the field. Once the player is downed the game turns to a play selection screen where the player can choose their next play (tactic) out of the 17 different preset plays available, as well as a punt, attempt at a field goal, or a turnover, all done in full view of the opponent (the CPU will change their play to match yours). More often then not Joe himself will give a tip on the best play that it will default to. On the field the player controlling the quarterback can throw it to the receiver (changing the player control to the receiver), change the receiver to pass to, or try to run with the quarterback. When play changes hands and the player becomes a defender the player has 6 defensive plays to choose from as well as a turnover. On the field the player controls a single player chosen by cycling though the players or selecting the player closest to the selected receiver. Two player mode works the same as single player but with a player instead of the computer.</text:p>
          </table:table-cell>
          <table:table-cell table:formula="of:=CONCATENATE(&quot;&lt;game name=&quot;;CHAR(34);[.A121];CHAR(34);&quot;&gt; &lt;year&gt;&quot;;[.B121];&quot;&lt;/year&gt; &lt;rating&gt;&quot;;[.C121];&quot;&lt;/rating&gt; &lt;title&gt;&quot;;[.D121];&quot;&lt;/title&gt; &lt;pub&gt;&quot;;[.E121];&quot;&lt;/pub&gt; &lt;dev&gt;&quot;;[.F121];&quot;&lt;/dev&gt; &lt;genre&gt;&quot;;[.G121];&quot;&lt;/genre&gt; &lt;score&gt;&quot;;[.H121];&quot;&lt;/score&gt; &lt;player&gt;&quot;;[.I121];&quot;&lt;/player&gt; &lt;story&gt;&quot;;[.J121];&quot;&lt;/story&gt; &lt;/game&gt;&quot;)" office:value-type="string" office:string-value="&lt;game name=&quot;Joe Montana Football (USA, Europe)&quot;&gt; &lt;year&gt;1990&lt;/year&gt; &lt;rating&gt;ESRB - RP (Rating Pending)&lt;/rating&gt; &lt;title&gt;Joe Montana Football &lt;/title&gt; &lt;pub&gt;SEGA of America, Inc.&lt;/pub&gt; &lt;dev&gt;BlueSky Software, Inc.&lt;/dev&gt; &lt;genre&gt;Football/Sports&lt;/genre&gt; &lt;score&gt;3.2&lt;/score&gt; &lt;player&gt;1-2 Players&lt;/player&gt; &lt;story&gt;Joe Montana (Joe Cool) was an American National Football League player playing for the San Francisco 49ers as a quarterback. He was voted by the Associated Press as the most valuable player two years running (1989-90). ****In Joe Montana Football the player can play a game of American Football with Joe Montana giving the player basic tips on the next best move. The player can play against a friend or play the computer with 3 difficulty levels (beginner, normal, and professional) in a full game (5 min per quarter) using all the real rules and scoring. The teams are made up of 28 American city names with no team names (or player names) mentioned. Once the coin is flipped and the kick-off the game begins. ****The player controls the on-screen player as they try to run up the field. Once the player is downed the game turns to a play selection screen where the player can choose their next play (tactic) out of the 17 different preset plays available, as well as a punt, attempt at a field goal, or a turnover, all done in full view of the opponent (the CPU will change their play to match yours). More often then not Joe himself will give a tip on the best play that it will default to. On the field the player controlling the quarterback can throw it to the receiver (changing the player control to the receiver), change the receiver to pass to, or try to run with the quarterback. When play changes hands and the player becomes a defender the player has 6 defensive plays to choose from as well as a turnover. On the field the player controls a single player chosen by cycling though the players or selecting the player closest to the selected receiver. Two player mode works the same as single player but with a player instead of the computer.&lt;/story&gt; &lt;/game&gt;">
            <text:p>&lt;game name="Joe Montana Football (USA, Europe)"&gt; &lt;year&gt;1990&lt;/year&gt; &lt;rating&gt;ESRB - RP (Rating Pending)&lt;/rating&gt; &lt;title&gt;Joe Montana Football &lt;/title&gt; &lt;pub&gt;SEGA of America, Inc.&lt;/pub&gt; &lt;dev&gt;BlueSky Software, Inc.&lt;/dev&gt; &lt;genre&gt;Football/Sports&lt;/genre&gt; &lt;score&gt;3.2&lt;/score&gt; &lt;player&gt;1-2 Players&lt;/player&gt; &lt;story&gt;Joe Montana (Joe Cool) was an American National Football League player playing for the San Francisco 49ers as a quarterback. He was voted by the Associated Press as the most valuable player two years running (1989-90). ****In Joe Montana Football the player can play a game of American Football with Joe Montana giving the player basic tips on the next best move. The player can play against a friend or play the computer with 3 difficulty levels (beginner, normal, and professional) in a full game (5 min per quarter) using all the real rules and scoring. The teams are made up of 28 American city names with no team names (or player names) mentioned. Once the coin is flipped and the kick-off the game begins. ****The player controls the on-screen player as they try to run up the field. Once the player is downed the game turns to a play selection screen where the player can choose their next play (tactic) out of the 17 different preset plays available, as well as a punt, attempt at a field goal, or a turnover, all done in full view of the opponent (the CPU will change their play to match yours). More often then not Joe himself will give a tip on the best play that it will default to. On the field the player controlling the quarterback can throw it to the receiver (changing the player control to the receiver), change the receiver to pass to, or try to run with the quarterback. When play changes hands and the player becomes a defender the player has 6 defensive plays to choose from as well as a turnover. On the field the player controls a single player chosen by cycling though the players or selecting the player closest to the selected receiver. Two player mode works the same as single player but with a player instead of the computer.&lt;/story&gt; &lt;/game&gt;</text:p>
          </table:table-cell>
        </table:table-row>
        <table:table-row table:style-name="ro1">
          <table:table-cell office:value-type="string">
            <text:p>Jungle Book, The (Europe)</text:p>
          </table:table-cell>
          <table:table-cell office:value-type="string">
            <text:p>1993</text:p>
          </table:table-cell>
          <table:table-cell office:value-type="string">
            <text:p>ESRB - RP (Rating Pending)</text:p>
          </table:table-cell>
          <table:table-cell office:value-type="string">
            <text:p>Jungle Book, The </text:p>
          </table:table-cell>
          <table:table-cell office:value-type="string">
            <text:p>Virgin Interactive Entertainment (Europe) Ltd.</text:p>
          </table:table-cell>
          <table:table-cell office:value-type="string">
            <text:p>Syrox Developments, Ltd.</text:p>
          </table:table-cell>
          <table:table-cell office:value-type="string">
            <text:p>Action</text:p>
          </table:table-cell>
          <table:table-cell office:value-type="string">
            <text:p>4.1</text:p>
          </table:table-cell>
          <table:table-cell office:value-type="string">
            <text:p>1 Player</text:p>
          </table:table-cell>
          <table:table-cell office:value-type="string">
            <text:p>This 8-bit adaptation of Disney's 1967 animated film Jungle Book is slightly different from the other versions. Although most of the main elements remain the same, the most noticeable differences are in level design and some missing items.****The player controls Mowgli in his journey to the human village. Mowgli will swing on and climb vines, run and jump while facing enemies such as coconut-throwing monkeys, snakes and vampire bats. To fight them, Mowgli can throw bananas in eight directions. He'll also find upgrades and weapons such as boomerangs inside banana bunches. There are some boss fights with main characters of the movie, such as the snake Kaa.****The objective of each of the 10 time-limited levels (or "scenes") is to collect gems scattered around them. Collecting certain amounts of gems grant access to bonus levels. The player starts the game with 4 lives and 1 continue.</text:p>
          </table:table-cell>
          <table:table-cell table:formula="of:=CONCATENATE(&quot;&lt;game name=&quot;;CHAR(34);[.A122];CHAR(34);&quot;&gt; &lt;year&gt;&quot;;[.B122];&quot;&lt;/year&gt; &lt;rating&gt;&quot;;[.C122];&quot;&lt;/rating&gt; &lt;title&gt;&quot;;[.D122];&quot;&lt;/title&gt; &lt;pub&gt;&quot;;[.E122];&quot;&lt;/pub&gt; &lt;dev&gt;&quot;;[.F122];&quot;&lt;/dev&gt; &lt;genre&gt;&quot;;[.G122];&quot;&lt;/genre&gt; &lt;score&gt;&quot;;[.H122];&quot;&lt;/score&gt; &lt;player&gt;&quot;;[.I122];&quot;&lt;/player&gt; &lt;story&gt;&quot;;[.J122];&quot;&lt;/story&gt; &lt;/game&gt;&quot;)" office:value-type="string" office:string-value="&lt;game name=&quot;Jungle Book, The (Europe)&quot;&gt; &lt;year&gt;1993&lt;/year&gt; &lt;rating&gt;ESRB - RP (Rating Pending)&lt;/rating&gt; &lt;title&gt;Jungle Book, The &lt;/title&gt; &lt;pub&gt;Virgin Interactive Entertainment (Europe) Ltd.&lt;/pub&gt; &lt;dev&gt;Syrox Developments, Ltd.&lt;/dev&gt; &lt;genre&gt;Action&lt;/genre&gt; &lt;score&gt;4.1&lt;/score&gt; &lt;player&gt;1 Player&lt;/player&gt; &lt;story&gt;This 8-bit adaptation of Disney's 1967 animated film Jungle Book is slightly different from the other versions. Although most of the main elements remain the same, the most noticeable differences are in level design and some missing items.****The player controls Mowgli in his journey to the human village. Mowgli will swing on and climb vines, run and jump while facing enemies such as coconut-throwing monkeys, snakes and vampire bats. To fight them, Mowgli can throw bananas in eight directions. He'll also find upgrades and weapons such as boomerangs inside banana bunches. There are some boss fights with main characters of the movie, such as the snake Kaa.****The objective of each of the 10 time-limited levels (or &quot;scenes&quot;) is to collect gems scattered around them. Collecting certain amounts of gems grant access to bonus levels. The player starts the game with 4 lives and 1 continue.&lt;/story&gt; &lt;/game&gt;">
            <text:p>&lt;game name="Jungle Book, The (Europe)"&gt; &lt;year&gt;1993&lt;/year&gt; &lt;rating&gt;ESRB - RP (Rating Pending)&lt;/rating&gt; &lt;title&gt;Jungle Book, The &lt;/title&gt; &lt;pub&gt;Virgin Interactive Entertainment (Europe) Ltd.&lt;/pub&gt; &lt;dev&gt;Syrox Developments, Ltd.&lt;/dev&gt; &lt;genre&gt;Action&lt;/genre&gt; &lt;score&gt;4.1&lt;/score&gt; &lt;player&gt;1 Player&lt;/player&gt; &lt;story&gt;This 8-bit adaptation of Disney's 1967 animated film Jungle Book is slightly different from the other versions. Although most of the main elements remain the same, the most noticeable differences are in level design and some missing items.****The player controls Mowgli in his journey to the human village. Mowgli will swing on and climb vines, run and jump while facing enemies such as coconut-throwing monkeys, snakes and vampire bats. To fight them, Mowgli can throw bananas in eight directions. He'll also find upgrades and weapons such as boomerangs inside banana bunches. There are some boss fights with main characters of the movie, such as the snake Kaa.****The objective of each of the 10 time-limited levels (or "scenes") is to collect gems scattered around them. Collecting certain amounts of gems grant access to bonus levels. The player starts the game with 4 lives and 1 continue.&lt;/story&gt; &lt;/game&gt;</text:p>
          </table:table-cell>
        </table:table-row>
        <table:table-row table:style-name="ro1">
          <table:table-cell office:value-type="string">
            <text:p>Jurassic Park (Europe)</text:p>
          </table:table-cell>
          <table:table-cell office:value-type="string">
            <text:p>1993</text:p>
          </table:table-cell>
          <table:table-cell office:value-type="string">
            <text:p>ESRB - RP (Rating Pending)</text:p>
          </table:table-cell>
          <table:table-cell office:value-type="string">
            <text:p>Jurassic Park </text:p>
          </table:table-cell>
          <table:table-cell table:number-columns-repeated="2" office:value-type="string">
            <text:p>SEGA Enterprises Ltd.</text:p>
          </table:table-cell>
          <table:table-cell office:value-type="string">
            <text:p>Adventure</text:p>
          </table:table-cell>
          <table:table-cell office:value-type="string">
            <text:p>4.2</text:p>
          </table:table-cell>
          <table:table-cell office:value-type="string">
            <text:p>1 Player</text:p>
          </table:table-cell>
          <table:table-cell office:value-type="string">
            <text:p>One of many games based on the 1993 blockbuster Jurassic Park, the version for Sega's 8-bit systems combines side-scrolling shooting action and platforming levels.****In each of the five stages of the game, one escaped dinosaur species must be recaptured. Each level begins with a side-scrolling driving section. Dinosaurs attack the car and must be fend off by firing at them with a crosshair. If the player survives long enough, a boss battle against an especially powerful dinosaur follows.****After the completion of the driving section the level continues with a platform section. The player must jump, duck and climb to survive moving lifts, floors that will crumble under his feet, environmental hazards like acid drops, steam leaks or giant boulders and more. Dinosaurs will of course also stand in the way, but can be defeated by using several weapons: a rifle, a grenade launcher and hand grenades. Navigating the often maze-like levels will lead to the dinosaur that must be captured and a corresponding boss fight.****The first four levels (featuring a Velociraptor, Pteranodon, Triceratops and Brachiosaurus) can be tackled in any order, but the final level, featuring the Tyrannosaurus Rex, is only unlocked when the others have been completed.</text:p>
          </table:table-cell>
          <table:table-cell table:formula="of:=CONCATENATE(&quot;&lt;game name=&quot;;CHAR(34);[.A123];CHAR(34);&quot;&gt; &lt;year&gt;&quot;;[.B123];&quot;&lt;/year&gt; &lt;rating&gt;&quot;;[.C123];&quot;&lt;/rating&gt; &lt;title&gt;&quot;;[.D123];&quot;&lt;/title&gt; &lt;pub&gt;&quot;;[.E123];&quot;&lt;/pub&gt; &lt;dev&gt;&quot;;[.F123];&quot;&lt;/dev&gt; &lt;genre&gt;&quot;;[.G123];&quot;&lt;/genre&gt; &lt;score&gt;&quot;;[.H123];&quot;&lt;/score&gt; &lt;player&gt;&quot;;[.I123];&quot;&lt;/player&gt; &lt;story&gt;&quot;;[.J123];&quot;&lt;/story&gt; &lt;/game&gt;&quot;)" office:value-type="string" office:string-value="&lt;game name=&quot;Jurassic Park (Europe)&quot;&gt; &lt;year&gt;1993&lt;/year&gt; &lt;rating&gt;ESRB - RP (Rating Pending)&lt;/rating&gt; &lt;title&gt;Jurassic Park &lt;/title&gt; &lt;pub&gt;SEGA Enterprises Ltd.&lt;/pub&gt; &lt;dev&gt;SEGA Enterprises Ltd.&lt;/dev&gt; &lt;genre&gt;Adventure&lt;/genre&gt; &lt;score&gt;4.2&lt;/score&gt; &lt;player&gt;1 Player&lt;/player&gt; &lt;story&gt;One of many games based on the 1993 blockbuster Jurassic Park, the version for Sega's 8-bit systems combines side-scrolling shooting action and platforming levels.****In each of the five stages of the game, one escaped dinosaur species must be recaptured. Each level begins with a side-scrolling driving section. Dinosaurs attack the car and must be fend off by firing at them with a crosshair. If the player survives long enough, a boss battle against an especially powerful dinosaur follows.****After the completion of the driving section the level continues with a platform section. The player must jump, duck and climb to survive moving lifts, floors that will crumble under his feet, environmental hazards like acid drops, steam leaks or giant boulders and more. Dinosaurs will of course also stand in the way, but can be defeated by using several weapons: a rifle, a grenade launcher and hand grenades. Navigating the often maze-like levels will lead to the dinosaur that must be captured and a corresponding boss fight.****The first four levels (featuring a Velociraptor, Pteranodon, Triceratops and Brachiosaurus) can be tackled in any order, but the final level, featuring the Tyrannosaurus Rex, is only unlocked when the others have been completed.&lt;/story&gt; &lt;/game&gt;">
            <text:p>&lt;game name="Jurassic Park (Europe)"&gt; &lt;year&gt;1993&lt;/year&gt; &lt;rating&gt;ESRB - RP (Rating Pending)&lt;/rating&gt; &lt;title&gt;Jurassic Park &lt;/title&gt; &lt;pub&gt;SEGA Enterprises Ltd.&lt;/pub&gt; &lt;dev&gt;SEGA Enterprises Ltd.&lt;/dev&gt; &lt;genre&gt;Adventure&lt;/genre&gt; &lt;score&gt;4.2&lt;/score&gt; &lt;player&gt;1 Player&lt;/player&gt; &lt;story&gt;One of many games based on the 1993 blockbuster Jurassic Park, the version for Sega's 8-bit systems combines side-scrolling shooting action and platforming levels.****In each of the five stages of the game, one escaped dinosaur species must be recaptured. Each level begins with a side-scrolling driving section. Dinosaurs attack the car and must be fend off by firing at them with a crosshair. If the player survives long enough, a boss battle against an especially powerful dinosaur follows.****After the completion of the driving section the level continues with a platform section. The player must jump, duck and climb to survive moving lifts, floors that will crumble under his feet, environmental hazards like acid drops, steam leaks or giant boulders and more. Dinosaurs will of course also stand in the way, but can be defeated by using several weapons: a rifle, a grenade launcher and hand grenades. Navigating the often maze-like levels will lead to the dinosaur that must be captured and a corresponding boss fight.****The first four levels (featuring a Velociraptor, Pteranodon, Triceratops and Brachiosaurus) can be tackled in any order, but the final level, featuring the Tyrannosaurus Rex, is only unlocked when the others have been completed.&lt;/story&gt; &lt;/game&gt;</text:p>
          </table:table-cell>
        </table:table-row>
        <table:table-row table:style-name="ro1">
          <table:table-cell office:value-type="string">
            <text:p>Kenseiden (USA, Europe)</text:p>
          </table:table-cell>
          <table:table-cell office:value-type="string">
            <text:p>1988</text:p>
          </table:table-cell>
          <table:table-cell office:value-type="string">
            <text:p>ESRB - RP (Rating Pending)</text:p>
          </table:table-cell>
          <table:table-cell office:value-type="string">
            <text:p>Kenseiden </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4.2</text:p>
          </table:table-cell>
          <table:table-cell office:value-type="string">
            <text:p>1 Player</text:p>
          </table:table-cell>
          <table:table-cell office:value-type="string">
            <text:p>In Kenseiden, you play Hayato, a fearless samurai warrior. You must get back the stolen swords and scrolls, and defeat the evil waiting in the Black Castle!****Kenseiden is a one-player game that comprises of sixteen levels. Each of the levels are side-scrolling, with bamboo houses or dank, haunted caves as their backdrop. These levels see Hayato beseigned by ghosts, skeletons, and other spirits of the supernatural. On his side is his curved sword, which he can swish at will against the monsters. If Hayato comes in contact with a monster, he will lose some life.****At the end of each level, you will have to fight a warlock or one of their henchmen. More often than not, there is a hut with a sealed door, but the door is not unlocked unless a warlock or henceman is defeated. You gain a new special power whenever you recover a scroll from them. These special powers range from high jumping to the ability to whirl your sword around like a windmill.</text:p>
          </table:table-cell>
          <table:table-cell table:formula="of:=CONCATENATE(&quot;&lt;game name=&quot;;CHAR(34);[.A124];CHAR(34);&quot;&gt; &lt;year&gt;&quot;;[.B124];&quot;&lt;/year&gt; &lt;rating&gt;&quot;;[.C124];&quot;&lt;/rating&gt; &lt;title&gt;&quot;;[.D124];&quot;&lt;/title&gt; &lt;pub&gt;&quot;;[.E124];&quot;&lt;/pub&gt; &lt;dev&gt;&quot;;[.F124];&quot;&lt;/dev&gt; &lt;genre&gt;&quot;;[.G124];&quot;&lt;/genre&gt; &lt;score&gt;&quot;;[.H124];&quot;&lt;/score&gt; &lt;player&gt;&quot;;[.I124];&quot;&lt;/player&gt; &lt;story&gt;&quot;;[.J124];&quot;&lt;/story&gt; &lt;/game&gt;&quot;)" office:value-type="string" office:string-value="&lt;game name=&quot;Kenseiden (USA, Europe)&quot;&gt; &lt;year&gt;1988&lt;/year&gt; &lt;rating&gt;ESRB - RP (Rating Pending)&lt;/rating&gt; &lt;title&gt;Kenseiden &lt;/title&gt; &lt;pub&gt;SEGA of America, Inc.&lt;/pub&gt; &lt;dev&gt;SEGA Enterprises Ltd.&lt;/dev&gt; &lt;genre&gt;Platform&lt;/genre&gt; &lt;score&gt;4.2&lt;/score&gt; &lt;player&gt;1 Player&lt;/player&gt; &lt;story&gt;In Kenseiden, you play Hayato, a fearless samurai warrior. You must get back the stolen swords and scrolls, and defeat the evil waiting in the Black Castle!****Kenseiden is a one-player game that comprises of sixteen levels. Each of the levels are side-scrolling, with bamboo houses or dank, haunted caves as their backdrop. These levels see Hayato beseigned by ghosts, skeletons, and other spirits of the supernatural. On his side is his curved sword, which he can swish at will against the monsters. If Hayato comes in contact with a monster, he will lose some life.****At the end of each level, you will have to fight a warlock or one of their henchmen. More often than not, there is a hut with a sealed door, but the door is not unlocked unless a warlock or henceman is defeated. You gain a new special power whenever you recover a scroll from them. These special powers range from high jumping to the ability to whirl your sword around like a windmill.&lt;/story&gt; &lt;/game&gt;">
            <text:p>&lt;game name="Kenseiden (USA, Europe)"&gt; &lt;year&gt;1988&lt;/year&gt; &lt;rating&gt;ESRB - RP (Rating Pending)&lt;/rating&gt; &lt;title&gt;Kenseiden &lt;/title&gt; &lt;pub&gt;SEGA of America, Inc.&lt;/pub&gt; &lt;dev&gt;SEGA Enterprises Ltd.&lt;/dev&gt; &lt;genre&gt;Platform&lt;/genre&gt; &lt;score&gt;4.2&lt;/score&gt; &lt;player&gt;1 Player&lt;/player&gt; &lt;story&gt;In Kenseiden, you play Hayato, a fearless samurai warrior. You must get back the stolen swords and scrolls, and defeat the evil waiting in the Black Castle!****Kenseiden is a one-player game that comprises of sixteen levels. Each of the levels are side-scrolling, with bamboo houses or dank, haunted caves as their backdrop. These levels see Hayato beseigned by ghosts, skeletons, and other spirits of the supernatural. On his side is his curved sword, which he can swish at will against the monsters. If Hayato comes in contact with a monster, he will lose some life.****At the end of each level, you will have to fight a warlock or one of their henchmen. More often than not, there is a hut with a sealed door, but the door is not unlocked unless a warlock or henceman is defeated. You gain a new special power whenever you recover a scroll from them. These special powers range from high jumping to the ability to whirl your sword around like a windmill.&lt;/story&gt; &lt;/game&gt;</text:p>
          </table:table-cell>
        </table:table-row>
        <table:table-row table:style-name="ro1">
          <table:table-cell office:value-type="string">
            <text:p>King's Quest - Quest for the Crown (USA)</text:p>
          </table:table-cell>
          <table:table-cell office:value-type="string">
            <text:p>1989</text:p>
          </table:table-cell>
          <table:table-cell office:value-type="string">
            <text:p>ESRB - RP (Rating Pending)</text:p>
          </table:table-cell>
          <table:table-cell office:value-type="string">
            <text:p>King's Quest - Quest for the Crown</text:p>
          </table:table-cell>
          <table:table-cell office:value-type="string">
            <text:p>Parker Brothers</text:p>
          </table:table-cell>
          <table:table-cell office:value-type="string">
            <text:p>Sierra On-Line, Inc.</text:p>
          </table:table-cell>
          <table:table-cell office:value-type="string">
            <text:p>Adventure</text:p>
          </table:table-cell>
          <table:table-cell office:value-type="string">
            <text:p>4.0</text:p>
          </table:table-cell>
          <table:table-cell office:value-type="string">
            <text:p>1 Player</text:p>
          </table:table-cell>
          <table:table-cell office:value-type="string">
            <text:p>King's Quest is an adventure game where you play Sir Graham, a brave knight who is sent on a quest to retrieve three treasures that were stolen by deception and stealth: a shield that protects its bearer from invaders, a mirror that foretells the future, and a treasure chest that is forever filled with gold. If Graham takes these treasures back to the royal castle, then the ailing King Edward the Benevolent will hand over the crown. During his travels, Graham will meet characters that will either help or hinder him. ****You move Graham around with arrow keys, and perform actions by typing commands into the game, usually a verb/noun sequence. Some of the puzzles in the game rely on fairy tales, and a good knowledge of them is needed to complete them.</text:p>
          </table:table-cell>
          <table:table-cell table:formula="of:=CONCATENATE(&quot;&lt;game name=&quot;;CHAR(34);[.A125];CHAR(34);&quot;&gt; &lt;year&gt;&quot;;[.B125];&quot;&lt;/year&gt; &lt;rating&gt;&quot;;[.C125];&quot;&lt;/rating&gt; &lt;title&gt;&quot;;[.D125];&quot;&lt;/title&gt; &lt;pub&gt;&quot;;[.E125];&quot;&lt;/pub&gt; &lt;dev&gt;&quot;;[.F125];&quot;&lt;/dev&gt; &lt;genre&gt;&quot;;[.G125];&quot;&lt;/genre&gt; &lt;score&gt;&quot;;[.H125];&quot;&lt;/score&gt; &lt;player&gt;&quot;;[.I125];&quot;&lt;/player&gt; &lt;story&gt;&quot;;[.J125];&quot;&lt;/story&gt; &lt;/game&gt;&quot;)" office:value-type="string" office:string-value="&lt;game name=&quot;King's Quest - Quest for the Crown (USA)&quot;&gt; &lt;year&gt;1989&lt;/year&gt; &lt;rating&gt;ESRB - RP (Rating Pending)&lt;/rating&gt; &lt;title&gt;King's Quest - Quest for the Crown&lt;/title&gt; &lt;pub&gt;Parker Brothers&lt;/pub&gt; &lt;dev&gt;Sierra On-Line, Inc.&lt;/dev&gt; &lt;genre&gt;Adventure&lt;/genre&gt; &lt;score&gt;4.0&lt;/score&gt; &lt;player&gt;1 Player&lt;/player&gt; &lt;story&gt;King's Quest is an adventure game where you play Sir Graham, a brave knight who is sent on a quest to retrieve three treasures that were stolen by deception and stealth: a shield that protects its bearer from invaders, a mirror that foretells the future, and a treasure chest that is forever filled with gold. If Graham takes these treasures back to the royal castle, then the ailing King Edward the Benevolent will hand over the crown. During his travels, Graham will meet characters that will either help or hinder him. ****You move Graham around with arrow keys, and perform actions by typing commands into the game, usually a verb/noun sequence. Some of the puzzles in the game rely on fairy tales, and a good knowledge of them is needed to complete them.&lt;/story&gt; &lt;/game&gt;">
            <text:p>&lt;game name="King's Quest - Quest for the Crown (USA)"&gt; &lt;year&gt;1989&lt;/year&gt; &lt;rating&gt;ESRB - RP (Rating Pending)&lt;/rating&gt; &lt;title&gt;King's Quest - Quest for the Crown&lt;/title&gt; &lt;pub&gt;Parker Brothers&lt;/pub&gt; &lt;dev&gt;Sierra On-Line, Inc.&lt;/dev&gt; &lt;genre&gt;Adventure&lt;/genre&gt; &lt;score&gt;4.0&lt;/score&gt; &lt;player&gt;1 Player&lt;/player&gt; &lt;story&gt;King's Quest is an adventure game where you play Sir Graham, a brave knight who is sent on a quest to retrieve three treasures that were stolen by deception and stealth: a shield that protects its bearer from invaders, a mirror that foretells the future, and a treasure chest that is forever filled with gold. If Graham takes these treasures back to the royal castle, then the ailing King Edward the Benevolent will hand over the crown. During his travels, Graham will meet characters that will either help or hinder him. ****You move Graham around with arrow keys, and perform actions by typing commands into the game, usually a verb/noun sequence. Some of the puzzles in the game rely on fairy tales, and a good knowledge of them is needed to complete them.&lt;/story&gt; &lt;/game&gt;</text:p>
          </table:table-cell>
        </table:table-row>
        <table:table-row table:style-name="ro1">
          <table:table-cell office:value-type="string">
            <text:p>Klax (Europe)</text:p>
          </table:table-cell>
          <table:table-cell office:value-type="string">
            <text:p>1991</text:p>
          </table:table-cell>
          <table:table-cell office:value-type="string">
            <text:p>ESRB - RP (Rating Pending)</text:p>
          </table:table-cell>
          <table:table-cell office:value-type="string">
            <text:p>Klax </text:p>
          </table:table-cell>
          <table:table-cell office:value-type="string">
            <text:p>Tengen Inc.</text:p>
          </table:table-cell>
          <table:table-cell office:value-type="string">
            <text:p>Atari Games Corporation</text:p>
          </table:table-cell>
          <table:table-cell office:value-type="string">
            <text:p>Puzzle</text:p>
          </table:table-cell>
          <table:table-cell office:value-type="string">
            <text:p>3.1</text:p>
          </table:table-cell>
          <table:table-cell office:value-type="string">
            <text:p>1 Player</text:p>
          </table:table-cell>
          <table:table-cell office:value-type="string">
            <text:p>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text:p>
          </table:table-cell>
          <table:table-cell table:formula="of:=CONCATENATE(&quot;&lt;game name=&quot;;CHAR(34);[.A126];CHAR(34);&quot;&gt; &lt;year&gt;&quot;;[.B126];&quot;&lt;/year&gt; &lt;rating&gt;&quot;;[.C126];&quot;&lt;/rating&gt; &lt;title&gt;&quot;;[.D126];&quot;&lt;/title&gt; &lt;pub&gt;&quot;;[.E126];&quot;&lt;/pub&gt; &lt;dev&gt;&quot;;[.F126];&quot;&lt;/dev&gt; &lt;genre&gt;&quot;;[.G126];&quot;&lt;/genre&gt; &lt;score&gt;&quot;;[.H126];&quot;&lt;/score&gt; &lt;player&gt;&quot;;[.I126];&quot;&lt;/player&gt; &lt;story&gt;&quot;;[.J126];&quot;&lt;/story&gt; &lt;/game&gt;&quot;)" office:value-type="string" office:string-value="&lt;game name=&quot;Klax (Europe)&quot;&gt; &lt;year&gt;1991&lt;/year&gt; &lt;rating&gt;ESRB - RP (Rating Pending)&lt;/rating&gt; &lt;title&gt;Klax &lt;/title&gt; &lt;pub&gt;Tengen Inc.&lt;/pub&gt; &lt;dev&gt;Atari Games Corporation&lt;/dev&gt; &lt;genre&gt;Puzzle&lt;/genre&gt; &lt;score&gt;3.1&lt;/score&gt; &lt;player&gt;1 Player&lt;/player&gt; &lt;story&gt;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lt;/story&gt; &lt;/game&gt;">
            <text:p>&lt;game name="Klax (Europe)"&gt; &lt;year&gt;1991&lt;/year&gt; &lt;rating&gt;ESRB - RP (Rating Pending)&lt;/rating&gt; &lt;title&gt;Klax &lt;/title&gt; &lt;pub&gt;Tengen Inc.&lt;/pub&gt; &lt;dev&gt;Atari Games Corporation&lt;/dev&gt; &lt;genre&gt;Puzzle&lt;/genre&gt; &lt;score&gt;3.1&lt;/score&gt; &lt;player&gt;1 Player&lt;/player&gt; &lt;story&gt;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lt;/story&gt; &lt;/game&gt;</text:p>
          </table:table-cell>
        </table:table-row>
        <table:table-row table:style-name="ro1">
          <table:table-cell office:value-type="string">
            <text:p>Krusty's Fun House (Europe)</text:p>
          </table:table-cell>
          <table:table-cell office:value-type="string">
            <text:p>1992</text:p>
          </table:table-cell>
          <table:table-cell office:value-type="string">
            <text:p>ESRB - RP (Rating Pending)</text:p>
          </table:table-cell>
          <table:table-cell office:value-type="string">
            <text:p>Krusty's Fun House </text:p>
          </table:table-cell>
          <table:table-cell office:value-type="string">
            <text:p>Acclaim Entertainment, Inc.</text:p>
          </table:table-cell>
          <table:table-cell office:value-type="string">
            <text:p>Audiogenic Software Ltd.</text:p>
          </table:table-cell>
          <table:table-cell office:value-type="string">
            <text:p>Puzzle</text:p>
          </table:table-cell>
          <table:table-cell office:value-type="string">
            <text:p>2.3</text:p>
          </table:table-cell>
          <table:table-cell office:value-type="string">
            <text:p>1 Player</text:p>
          </table:table-cell>
          <table:table-cell office:value-type="string">
            <text:p>Krusty the Clown's Fun House has been overrun by rats. <text:s/>You must help him to herd the rats into trap machines to clear them out. <text:s/>In order to do so, Krusty must manipulate his environment to set up pathways so that the rats are headed in the right direction. <text:s/>Objects that Krusty move around include blocks, fans, and pipe pieces.****The trap machines are operated by other recognizable Simpson's characters: <text:s/>Bart, Homer, Sideshow Mel, and Corporal Punishment.</text:p>
          </table:table-cell>
          <table:table-cell table:formula="of:=CONCATENATE(&quot;&lt;game name=&quot;;CHAR(34);[.A127];CHAR(34);&quot;&gt; &lt;year&gt;&quot;;[.B127];&quot;&lt;/year&gt; &lt;rating&gt;&quot;;[.C127];&quot;&lt;/rating&gt; &lt;title&gt;&quot;;[.D127];&quot;&lt;/title&gt; &lt;pub&gt;&quot;;[.E127];&quot;&lt;/pub&gt; &lt;dev&gt;&quot;;[.F127];&quot;&lt;/dev&gt; &lt;genre&gt;&quot;;[.G127];&quot;&lt;/genre&gt; &lt;score&gt;&quot;;[.H127];&quot;&lt;/score&gt; &lt;player&gt;&quot;;[.I127];&quot;&lt;/player&gt; &lt;story&gt;&quot;;[.J127];&quot;&lt;/story&gt; &lt;/game&gt;&quot;)" office:value-type="string" office:string-value="&lt;game name=&quot;Krusty's Fun House (Europe)&quot;&gt; &lt;year&gt;1992&lt;/year&gt; &lt;rating&gt;ESRB - RP (Rating Pending)&lt;/rating&gt; &lt;title&gt;Krusty's Fun House &lt;/title&gt; &lt;pub&gt;Acclaim Entertainment, Inc.&lt;/pub&gt; &lt;dev&gt;Audiogenic Software Ltd.&lt;/dev&gt; &lt;genre&gt;Puzzle&lt;/genre&gt; &lt;score&gt;2.3&lt;/score&gt; &lt;player&gt;1 Player&lt;/player&gt; &lt;story&gt;Krusty the Clown's Fun House has been overrun by rats.  You must help him to herd the rats into trap machines to clear them out.  In order to do so, Krusty must manipulate his environment to set up pathways so that the rats are headed in the right direction.  Objects that Krusty move around include blocks, fans, and pipe pieces.****The trap machines are operated by other recognizable Simpson's characters:  Bart, Homer, Sideshow Mel, and Corporal Punishment.&lt;/story&gt; &lt;/game&gt;">
            <text:p>&lt;game name="Krusty's Fun House (Europe)"&gt; &lt;year&gt;1992&lt;/year&gt; &lt;rating&gt;ESRB - RP (Rating Pending)&lt;/rating&gt; &lt;title&gt;Krusty's Fun House &lt;/title&gt; &lt;pub&gt;Acclaim Entertainment, Inc.&lt;/pub&gt; &lt;dev&gt;Audiogenic Software Ltd.&lt;/dev&gt; &lt;genre&gt;Puzzle&lt;/genre&gt; &lt;score&gt;2.3&lt;/score&gt; &lt;player&gt;1 Player&lt;/player&gt; &lt;story&gt;Krusty the Clown's Fun House has been overrun by rats. <text:s/>You must help him to herd the rats into trap machines to clear them out. <text:s/>In order to do so, Krusty must manipulate his environment to set up pathways so that the rats are headed in the right direction. <text:s/>Objects that Krusty move around include blocks, fans, and pipe pieces.****The trap machines are operated by other recognizable Simpson's characters: <text:s/>Bart, Homer, Sideshow Mel, and Corporal Punishment.&lt;/story&gt; &lt;/game&gt;</text:p>
          </table:table-cell>
        </table:table-row>
        <table:table-row table:style-name="ro1">
          <table:table-cell office:value-type="string">
            <text:p>Kung Fu Kid (USA, Europe)</text:p>
          </table:table-cell>
          <table:table-cell office:value-type="string">
            <text:p>1987</text:p>
          </table:table-cell>
          <table:table-cell office:value-type="string">
            <text:p>ESRB - RP (Rating Pending)</text:p>
          </table:table-cell>
          <table:table-cell office:value-type="string">
            <text:p>Kung Fu Kid </text:p>
          </table:table-cell>
          <table:table-cell table:number-columns-repeated="2" office:value-type="string">
            <text:p>SEGA Enterprises Ltd.</text:p>
          </table:table-cell>
          <table:table-cell office:value-type="string">
            <text:p>Platform</text:p>
          </table:table-cell>
          <table:table-cell office:value-type="string">
            <text:p>3.5</text:p>
          </table:table-cell>
          <table:table-cell office:value-type="string">
            <text:p>1-2 Players</text:p>
          </table:table-cell>
          <table:table-cell office:value-type="string">
            <text:p>The wicked Madanda has just awakened from a sleep of several thousand years, and as the hero, your job is to use your kung-fu skills to fight the thugs in each of the seven rounds before reaching him, and you have 99 seconds to complete each round. The thugs tend to attack you from behind as well as in front. As usual, <text:s/>you have to defeat a boss at the end of each round in order to proceed to the next round. However, round six requires you to fight several bosses. Bonus points are awarded at the end of each round for the energy and time that still remains.</text:p>
          </table:table-cell>
          <table:table-cell table:formula="of:=CONCATENATE(&quot;&lt;game name=&quot;;CHAR(34);[.A128];CHAR(34);&quot;&gt; &lt;year&gt;&quot;;[.B128];&quot;&lt;/year&gt; &lt;rating&gt;&quot;;[.C128];&quot;&lt;/rating&gt; &lt;title&gt;&quot;;[.D128];&quot;&lt;/title&gt; &lt;pub&gt;&quot;;[.E128];&quot;&lt;/pub&gt; &lt;dev&gt;&quot;;[.F128];&quot;&lt;/dev&gt; &lt;genre&gt;&quot;;[.G128];&quot;&lt;/genre&gt; &lt;score&gt;&quot;;[.H128];&quot;&lt;/score&gt; &lt;player&gt;&quot;;[.I128];&quot;&lt;/player&gt; &lt;story&gt;&quot;;[.J128];&quot;&lt;/story&gt; &lt;/game&gt;&quot;)" office:value-type="string" office:string-value="&lt;game name=&quot;Kung Fu Kid (USA, Europe)&quot;&gt; &lt;year&gt;1987&lt;/year&gt; &lt;rating&gt;ESRB - RP (Rating Pending)&lt;/rating&gt; &lt;title&gt;Kung Fu Kid &lt;/title&gt; &lt;pub&gt;SEGA Enterprises Ltd.&lt;/pub&gt; &lt;dev&gt;SEGA Enterprises Ltd.&lt;/dev&gt; &lt;genre&gt;Platform&lt;/genre&gt; &lt;score&gt;3.5&lt;/score&gt; &lt;player&gt;1-2 Players&lt;/player&gt; &lt;story&gt;The wicked Madanda has just awakened from a sleep of several thousand years, and as the hero, your job is to use your kung-fu skills to fight the thugs in each of the seven rounds before reaching him, and you have 99 seconds to complete each round. The thugs tend to attack you from behind as well as in front. As usual,  you have to defeat a boss at the end of each round in order to proceed to the next round. However, round six requires you to fight several bosses. Bonus points are awarded at the end of each round for the energy and time that still remains.&lt;/story&gt; &lt;/game&gt;">
            <text:p>&lt;game name="Kung Fu Kid (USA, Europe)"&gt; &lt;year&gt;1987&lt;/year&gt; &lt;rating&gt;ESRB - RP (Rating Pending)&lt;/rating&gt; &lt;title&gt;Kung Fu Kid &lt;/title&gt; &lt;pub&gt;SEGA Enterprises Ltd.&lt;/pub&gt; &lt;dev&gt;SEGA Enterprises Ltd.&lt;/dev&gt; &lt;genre&gt;Platform&lt;/genre&gt; &lt;score&gt;3.5&lt;/score&gt; &lt;player&gt;1-2 Players&lt;/player&gt; &lt;story&gt;The wicked Madanda has just awakened from a sleep of several thousand years, and as the hero, your job is to use your kung-fu skills to fight the thugs in each of the seven rounds before reaching him, and you have 99 seconds to complete each round. The thugs tend to attack you from behind as well as in front. As usual, <text:s/>you have to defeat a boss at the end of each round in order to proceed to the next round. However, round six requires you to fight several bosses. Bonus points are awarded at the end of each round for the energy and time that still remains.&lt;/story&gt; &lt;/game&gt;</text:p>
          </table:table-cell>
        </table:table-row>
        <table:table-row table:style-name="ro1">
          <table:table-cell office:value-type="string">
            <text:p>Land of Illusion Starring Mickey Mouse (Europe)</text:p>
          </table:table-cell>
          <table:table-cell office:value-type="string">
            <text:p>1992</text:p>
          </table:table-cell>
          <table:table-cell office:value-type="string">
            <text:p>ESRB - RP (Rating Pending)</text:p>
          </table:table-cell>
          <table:table-cell office:value-type="string">
            <text:p>Land of Illusion Starring Mickey Mouse </text:p>
          </table:table-cell>
          <table:table-cell table:number-columns-repeated="2" office:value-type="string">
            <text:p>SEGA Enterprises Ltd.</text:p>
          </table:table-cell>
          <table:table-cell office:value-type="string">
            <text:p>Platform</text:p>
          </table:table-cell>
          <table:table-cell office:value-type="string">
            <text:p>3.8</text:p>
          </table:table-cell>
          <table:table-cell office:value-type="string">
            <text:p>1 Player</text:p>
          </table:table-cell>
          <table:table-cell office:value-type="string">
            <text:p>Mickey Mouse is reading an interesting book and suddenly find himself in a strange, dreamy village. he is told that a curse has been placed on the village, turning its good magic into bad one. The evil Phantom, who lives in the castle in the clouds, is responsible for that! Mickey decides to help the villagers and to defeat the evil Phantom.****This is a platform jump-and-run game. There is a time limit to each level. Mickey can jump, duck, climb, and defeat enemies by jumping on them and pressing the down arrow at the same time.</text:p>
          </table:table-cell>
          <table:table-cell table:formula="of:=CONCATENATE(&quot;&lt;game name=&quot;;CHAR(34);[.A129];CHAR(34);&quot;&gt; &lt;year&gt;&quot;;[.B129];&quot;&lt;/year&gt; &lt;rating&gt;&quot;;[.C129];&quot;&lt;/rating&gt; &lt;title&gt;&quot;;[.D129];&quot;&lt;/title&gt; &lt;pub&gt;&quot;;[.E129];&quot;&lt;/pub&gt; &lt;dev&gt;&quot;;[.F129];&quot;&lt;/dev&gt; &lt;genre&gt;&quot;;[.G129];&quot;&lt;/genre&gt; &lt;score&gt;&quot;;[.H129];&quot;&lt;/score&gt; &lt;player&gt;&quot;;[.I129];&quot;&lt;/player&gt; &lt;story&gt;&quot;;[.J129];&quot;&lt;/story&gt; &lt;/game&gt;&quot;)" office:value-type="string" office:string-value="&lt;game name=&quot;Land of Illusion Starring Mickey Mouse (Europe)&quot;&gt; &lt;year&gt;1992&lt;/year&gt; &lt;rating&gt;ESRB - RP (Rating Pending)&lt;/rating&gt; &lt;title&gt;Land of Illusion Starring Mickey Mouse &lt;/title&gt; &lt;pub&gt;SEGA Enterprises Ltd.&lt;/pub&gt; &lt;dev&gt;SEGA Enterprises Ltd.&lt;/dev&gt; &lt;genre&gt;Platform&lt;/genre&gt; &lt;score&gt;3.8&lt;/score&gt; &lt;player&gt;1 Player&lt;/player&gt; &lt;story&gt;Mickey Mouse is reading an interesting book and suddenly find himself in a strange, dreamy village. he is told that a curse has been placed on the village, turning its good magic into bad one. The evil Phantom, who lives in the castle in the clouds, is responsible for that! Mickey decides to help the villagers and to defeat the evil Phantom.****This is a platform jump-and-run game. There is a time limit to each level. Mickey can jump, duck, climb, and defeat enemies by jumping on them and pressing the down arrow at the same time.&lt;/story&gt; &lt;/game&gt;">
            <text:p>&lt;game name="Land of Illusion Starring Mickey Mouse (Europe)"&gt; &lt;year&gt;1992&lt;/year&gt; &lt;rating&gt;ESRB - RP (Rating Pending)&lt;/rating&gt; &lt;title&gt;Land of Illusion Starring Mickey Mouse &lt;/title&gt; &lt;pub&gt;SEGA Enterprises Ltd.&lt;/pub&gt; &lt;dev&gt;SEGA Enterprises Ltd.&lt;/dev&gt; &lt;genre&gt;Platform&lt;/genre&gt; &lt;score&gt;3.8&lt;/score&gt; &lt;player&gt;1 Player&lt;/player&gt; &lt;story&gt;Mickey Mouse is reading an interesting book and suddenly find himself in a strange, dreamy village. he is told that a curse has been placed on the village, turning its good magic into bad one. The evil Phantom, who lives in the castle in the clouds, is responsible for that! Mickey decides to help the villagers and to defeat the evil Phantom.****This is a platform jump-and-run game. There is a time limit to each level. Mickey can jump, duck, climb, and defeat enemies by jumping on them and pressing the down arrow at the same time.&lt;/story&gt; &lt;/game&gt;</text:p>
          </table:table-cell>
        </table:table-row>
        <table:table-row table:style-name="ro1">
          <table:table-cell office:value-type="string">
            <text:p>Laser Ghost (Europe)</text:p>
          </table:table-cell>
          <table:table-cell office:value-type="string">
            <text:p>1991</text:p>
          </table:table-cell>
          <table:table-cell office:value-type="string">
            <text:p>ESRB - RP (Rating Pending)</text:p>
          </table:table-cell>
          <table:table-cell office:value-type="string">
            <text:p>Laser Ghost </text:p>
          </table:table-cell>
          <table:table-cell table:number-columns-repeated="2" office:value-type="string">
            <text:p>SEGA Enterprises Ltd.</text:p>
          </table:table-cell>
          <table:table-cell office:value-type="string">
            <text:p>Gun</text:p>
          </table:table-cell>
          <table:table-cell office:value-type="string">
            <text:p>4.0</text:p>
          </table:table-cell>
          <table:table-cell office:value-type="string">
            <text:p>1 Player</text:p>
          </table:table-cell>
          <table:table-cell office:value-type="string">
            <text:p>Ghost City is a city that appears every 13 years and is full of goblins and ghosts who thirst for a living soul. A blond-haired girl called Catherine is being held prisoner in the basement of White Manor. To make matters worse, her soul has been stolen and taken to Ghost City, and it's up to you to get it back. Guide Catherine through seven chapters, using either the joypad or Light Phaser to shoot ghosts that haunt her. You can also use special attacks to defeat a group of ghosts. More often than not, there will be a boss that you need to defeat in order to continue the game. If you get hit by a ghost, you will start to lose life. If your life meter is empty, the game ends. In each chapter, you can shoot cracked walls, graves, and broken windows to get extra life or special attacks.</text:p>
          </table:table-cell>
          <table:table-cell table:formula="of:=CONCATENATE(&quot;&lt;game name=&quot;;CHAR(34);[.A130];CHAR(34);&quot;&gt; &lt;year&gt;&quot;;[.B130];&quot;&lt;/year&gt; &lt;rating&gt;&quot;;[.C130];&quot;&lt;/rating&gt; &lt;title&gt;&quot;;[.D130];&quot;&lt;/title&gt; &lt;pub&gt;&quot;;[.E130];&quot;&lt;/pub&gt; &lt;dev&gt;&quot;;[.F130];&quot;&lt;/dev&gt; &lt;genre&gt;&quot;;[.G130];&quot;&lt;/genre&gt; &lt;score&gt;&quot;;[.H130];&quot;&lt;/score&gt; &lt;player&gt;&quot;;[.I130];&quot;&lt;/player&gt; &lt;story&gt;&quot;;[.J130];&quot;&lt;/story&gt; &lt;/game&gt;&quot;)" office:value-type="string" office:string-value="&lt;game name=&quot;Laser Ghost (Europe)&quot;&gt; &lt;year&gt;1991&lt;/year&gt; &lt;rating&gt;ESRB - RP (Rating Pending)&lt;/rating&gt; &lt;title&gt;Laser Ghost &lt;/title&gt; &lt;pub&gt;SEGA Enterprises Ltd.&lt;/pub&gt; &lt;dev&gt;SEGA Enterprises Ltd.&lt;/dev&gt; &lt;genre&gt;Gun&lt;/genre&gt; &lt;score&gt;4.0&lt;/score&gt; &lt;player&gt;1 Player&lt;/player&gt; &lt;story&gt;Ghost City is a city that appears every 13 years and is full of goblins and ghosts who thirst for a living soul. A blond-haired girl called Catherine is being held prisoner in the basement of White Manor. To make matters worse, her soul has been stolen and taken to Ghost City, and it's up to you to get it back. Guide Catherine through seven chapters, using either the joypad or Light Phaser to shoot ghosts that haunt her. You can also use special attacks to defeat a group of ghosts. More often than not, there will be a boss that you need to defeat in order to continue the game. If you get hit by a ghost, you will start to lose life. If your life meter is empty, the game ends. In each chapter, you can shoot cracked walls, graves, and broken windows to get extra life or special attacks.&lt;/story&gt; &lt;/game&gt;">
            <text:p>&lt;game name="Laser Ghost (Europe)"&gt; &lt;year&gt;1991&lt;/year&gt; &lt;rating&gt;ESRB - RP (Rating Pending)&lt;/rating&gt; &lt;title&gt;Laser Ghost &lt;/title&gt; &lt;pub&gt;SEGA Enterprises Ltd.&lt;/pub&gt; &lt;dev&gt;SEGA Enterprises Ltd.&lt;/dev&gt; &lt;genre&gt;Gun&lt;/genre&gt; &lt;score&gt;4.0&lt;/score&gt; &lt;player&gt;1 Player&lt;/player&gt; &lt;story&gt;Ghost City is a city that appears every 13 years and is full of goblins and ghosts who thirst for a living soul. A blond-haired girl called Catherine is being held prisoner in the basement of White Manor. To make matters worse, her soul has been stolen and taken to Ghost City, and it's up to you to get it back. Guide Catherine through seven chapters, using either the joypad or Light Phaser to shoot ghosts that haunt her. You can also use special attacks to defeat a group of ghosts. More often than not, there will be a boss that you need to defeat in order to continue the game. If you get hit by a ghost, you will start to lose life. If your life meter is empty, the game ends. In each chapter, you can shoot cracked walls, graves, and broken windows to get extra life or special attacks.&lt;/story&gt; &lt;/game&gt;</text:p>
          </table:table-cell>
        </table:table-row>
        <table:table-row table:style-name="ro1">
          <table:table-cell office:value-type="string">
            <text:p>Lemmings (Europe)</text:p>
          </table:table-cell>
          <table:table-cell office:value-type="string">
            <text:p>1992</text:p>
          </table:table-cell>
          <table:table-cell office:value-type="string">
            <text:p>ESRB - RP (Rating Pending)</text:p>
          </table:table-cell>
          <table:table-cell office:value-type="string">
            <text:p>Lemmings </text:p>
          </table:table-cell>
          <table:table-cell office:value-type="string">
            <text:p>SEGA Enterprises Ltd.</text:p>
          </table:table-cell>
          <table:table-cell office:value-type="string">
            <text:p>DMA Design Limited</text:p>
          </table:table-cell>
          <table:table-cell office:value-type="string">
            <text:p>Puzzle</text:p>
          </table:table-cell>
          <table:table-cell office:value-type="string">
            <text:p>2.5</text:p>
          </table:table-cell>
          <table:table-cell office:value-type="string">
            <text:p>1 Player</text:p>
          </table:table-cell>
          <table:table-cell office:value-type="string">
            <text:p>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text:p>
          </table:table-cell>
          <table:table-cell table:formula="of:=CONCATENATE(&quot;&lt;game name=&quot;;CHAR(34);[.A131];CHAR(34);&quot;&gt; &lt;year&gt;&quot;;[.B131];&quot;&lt;/year&gt; &lt;rating&gt;&quot;;[.C131];&quot;&lt;/rating&gt; &lt;title&gt;&quot;;[.D131];&quot;&lt;/title&gt; &lt;pub&gt;&quot;;[.E131];&quot;&lt;/pub&gt; &lt;dev&gt;&quot;;[.F131];&quot;&lt;/dev&gt; &lt;genre&gt;&quot;;[.G131];&quot;&lt;/genre&gt; &lt;score&gt;&quot;;[.H131];&quot;&lt;/score&gt; &lt;player&gt;&quot;;[.I131];&quot;&lt;/player&gt; &lt;story&gt;&quot;;[.J131];&quot;&lt;/story&gt; &lt;/game&gt;&quot;)" office:value-type="string" office:string-value="&lt;game name=&quot;Lemmings (Europe)&quot;&gt; &lt;year&gt;1992&lt;/year&gt; &lt;rating&gt;ESRB - RP (Rating Pending)&lt;/rating&gt; &lt;title&gt;Lemmings &lt;/title&gt; &lt;pub&gt;SEGA Enterprises Ltd.&lt;/pub&gt; &lt;dev&gt;DMA Design Limited&lt;/dev&gt; &lt;genre&gt;Puzzle&lt;/genre&gt; &lt;score&gt;2.5&lt;/score&gt; &lt;player&gt;1 Player&lt;/player&gt; &lt;story&gt;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lt;/story&gt; &lt;/game&gt;">
            <text:p>&lt;game name="Lemmings (Europe)"&gt; &lt;year&gt;1992&lt;/year&gt; &lt;rating&gt;ESRB - RP (Rating Pending)&lt;/rating&gt; &lt;title&gt;Lemmings &lt;/title&gt; &lt;pub&gt;SEGA Enterprises Ltd.&lt;/pub&gt; &lt;dev&gt;DMA Design Limited&lt;/dev&gt; &lt;genre&gt;Puzzle&lt;/genre&gt; &lt;score&gt;2.5&lt;/score&gt; &lt;player&gt;1 Player&lt;/player&gt; &lt;story&gt;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lt;/story&gt; &lt;/game&gt;</text:p>
          </table:table-cell>
        </table:table-row>
        <table:table-row table:style-name="ro1">
          <table:table-cell office:value-type="string">
            <text:p>Line of Fire (Europe)</text:p>
          </table:table-cell>
          <table:table-cell office:value-type="string">
            <text:p>1991</text:p>
          </table:table-cell>
          <table:table-cell office:value-type="string">
            <text:p>ESRB - RP (Rating Pending)</text:p>
          </table:table-cell>
          <table:table-cell office:value-type="string">
            <text:p>Line of Fire </text:p>
          </table:table-cell>
          <table:table-cell office:value-type="string">
            <text:p>SEGA Enterprises Ltd.</text:p>
          </table:table-cell>
          <table:table-cell office:value-type="string">
            <text:p>Sanritsu Denki Co., Ltd.</text:p>
          </table:table-cell>
          <table:table-cell office:value-type="string">
            <text:p>Shooter</text:p>
          </table:table-cell>
          <table:table-cell office:value-type="string">
            <text:p>2.0</text:p>
          </table:table-cell>
          <table:table-cell office:value-type="string">
            <text:p>1 Player</text:p>
          </table:table-cell>
          <table:table-cell office:value-type="string">
            <text:p>A man by the name of Jack infiltrates an enemy base and discovers a secret weapon. Soon he is hunted by disgruntled enemy soldiers who want their toy back. The game takes the players through six levels controlling Jack in an armoured jeep. The gameplay is shown through a top-down perspective, with the screen scrolling vertically at a constant rate. The jeep cannot access the top part of the screen, only two thirds of it and getting stuck behind certain objects blows up the jeep.****The jeep is equipped with an unlimited amount of bullets and about 50 missiles per mission. Certain objects in the air can only be taken out using missiles. After launching them, players can apply "aftertouch" to guide towards the target by moving left or right. The settings, including a factory and a jungle, sometimes have obstacles, also requiring the jeep to jump over rivers. There are three difficulty levels, the vehicle can take multiple hits and there are three lives per continue.</text:p>
          </table:table-cell>
          <table:table-cell table:formula="of:=CONCATENATE(&quot;&lt;game name=&quot;;CHAR(34);[.A132];CHAR(34);&quot;&gt; &lt;year&gt;&quot;;[.B132];&quot;&lt;/year&gt; &lt;rating&gt;&quot;;[.C132];&quot;&lt;/rating&gt; &lt;title&gt;&quot;;[.D132];&quot;&lt;/title&gt; &lt;pub&gt;&quot;;[.E132];&quot;&lt;/pub&gt; &lt;dev&gt;&quot;;[.F132];&quot;&lt;/dev&gt; &lt;genre&gt;&quot;;[.G132];&quot;&lt;/genre&gt; &lt;score&gt;&quot;;[.H132];&quot;&lt;/score&gt; &lt;player&gt;&quot;;[.I132];&quot;&lt;/player&gt; &lt;story&gt;&quot;;[.J132];&quot;&lt;/story&gt; &lt;/game&gt;&quot;)" office:value-type="string" office:string-value="&lt;game name=&quot;Line of Fire (Europe)&quot;&gt; &lt;year&gt;1991&lt;/year&gt; &lt;rating&gt;ESRB - RP (Rating Pending)&lt;/rating&gt; &lt;title&gt;Line of Fire &lt;/title&gt; &lt;pub&gt;SEGA Enterprises Ltd.&lt;/pub&gt; &lt;dev&gt;Sanritsu Denki Co., Ltd.&lt;/dev&gt; &lt;genre&gt;Shooter&lt;/genre&gt; &lt;score&gt;2.0&lt;/score&gt; &lt;player&gt;1 Player&lt;/player&gt; &lt;story&gt;A man by the name of Jack infiltrates an enemy base and discovers a secret weapon. Soon he is hunted by disgruntled enemy soldiers who want their toy back. The game takes the players through six levels controlling Jack in an armoured jeep. The gameplay is shown through a top-down perspective, with the screen scrolling vertically at a constant rate. The jeep cannot access the top part of the screen, only two thirds of it and getting stuck behind certain objects blows up the jeep.****The jeep is equipped with an unlimited amount of bullets and about 50 missiles per mission. Certain objects in the air can only be taken out using missiles. After launching them, players can apply &quot;aftertouch&quot; to guide towards the target by moving left or right. The settings, including a factory and a jungle, sometimes have obstacles, also requiring the jeep to jump over rivers. There are three difficulty levels, the vehicle can take multiple hits and there are three lives per continue.&lt;/story&gt; &lt;/game&gt;">
            <text:p>&lt;game name="Line of Fire (Europe)"&gt; &lt;year&gt;1991&lt;/year&gt; &lt;rating&gt;ESRB - RP (Rating Pending)&lt;/rating&gt; &lt;title&gt;Line of Fire &lt;/title&gt; &lt;pub&gt;SEGA Enterprises Ltd.&lt;/pub&gt; &lt;dev&gt;Sanritsu Denki Co., Ltd.&lt;/dev&gt; &lt;genre&gt;Shooter&lt;/genre&gt; &lt;score&gt;2.0&lt;/score&gt; &lt;player&gt;1 Player&lt;/player&gt; &lt;story&gt;A man by the name of Jack infiltrates an enemy base and discovers a secret weapon. Soon he is hunted by disgruntled enemy soldiers who want their toy back. The game takes the players through six levels controlling Jack in an armoured jeep. The gameplay is shown through a top-down perspective, with the screen scrolling vertically at a constant rate. The jeep cannot access the top part of the screen, only two thirds of it and getting stuck behind certain objects blows up the jeep.****The jeep is equipped with an unlimited amount of bullets and about 50 missiles per mission. Certain objects in the air can only be taken out using missiles. After launching them, players can apply "aftertouch" to guide towards the target by moving left or right. The settings, including a factory and a jungle, sometimes have obstacles, also requiring the jeep to jump over rivers. There are three difficulty levels, the vehicle can take multiple hits and there are three lives per continue.&lt;/story&gt; &lt;/game&gt;</text:p>
          </table:table-cell>
        </table:table-row>
        <table:table-row table:style-name="ro1">
          <table:table-cell office:value-type="string">
            <text:p>Lion King, The (Europe)</text:p>
          </table:table-cell>
          <table:table-cell office:value-type="string">
            <text:p>1994</text:p>
          </table:table-cell>
          <table:table-cell office:value-type="string">
            <text:p>ESRB - RP (Rating Pending)</text:p>
          </table:table-cell>
          <table:table-cell office:value-type="string">
            <text:p>Lion King, The </text:p>
          </table:table-cell>
          <table:table-cell office:value-type="string">
            <text:p>Virgin Interactive Entertainment, Inc.</text:p>
          </table:table-cell>
          <table:table-cell office:value-type="string">
            <text:p>Syrox Developments, Ltd.</text:p>
          </table:table-cell>
          <table:table-cell office:value-type="string">
            <text:p>Platform</text:p>
          </table:table-cell>
          <table:table-cell office:value-type="string">
            <text:p>4.2</text:p>
          </table:table-cell>
          <table:table-cell office:value-type="string">
            <text:p>1 Player</text:p>
          </table:table-cell>
          <table:table-cell office:value-type="string">
            <text:p>Young Simba just can't wait to be king. His father is the current King of the Savannah and the young prince is able to frolic the lands at will; jumping on and around other subjects of this animal kingdom. When Simba's father, King Mufasa, is killed and his evil brother Scar takes over the kingdom, Simba is banished from the lands of his birthright and has to grow up fast, honing his skills, for the day of his return.****The Lion King, based on the famous Disney movie, is a platform game where you control Simba - initially as a young cub, and later as an adult lion. The plot of the game follows the plot of the movie. Each of the levels represents a part of the movie. ****As young Simba, you can fight various beasts, such as lizards, by jumping on them. You can also roar to scare some creatures into submission, though every time you roar, you have to wait for your &amp;quot;roar meter&amp;quot; to charge. ****As an adult lion, you can still roar and jump, but now you fight enemies by slashing at them with your claws (if you're skillful enough, you can also grab them and toss them off the screen). ****The game features no in-game save function, and it needs to be replayed from the beginning every time.</text:p>
          </table:table-cell>
          <table:table-cell table:formula="of:=CONCATENATE(&quot;&lt;game name=&quot;;CHAR(34);[.A133];CHAR(34);&quot;&gt; &lt;year&gt;&quot;;[.B133];&quot;&lt;/year&gt; &lt;rating&gt;&quot;;[.C133];&quot;&lt;/rating&gt; &lt;title&gt;&quot;;[.D133];&quot;&lt;/title&gt; &lt;pub&gt;&quot;;[.E133];&quot;&lt;/pub&gt; &lt;dev&gt;&quot;;[.F133];&quot;&lt;/dev&gt; &lt;genre&gt;&quot;;[.G133];&quot;&lt;/genre&gt; &lt;score&gt;&quot;;[.H133];&quot;&lt;/score&gt; &lt;player&gt;&quot;;[.I133];&quot;&lt;/player&gt; &lt;story&gt;&quot;;[.J133];&quot;&lt;/story&gt; &lt;/game&gt;&quot;)" office:value-type="string" office:string-value="&lt;game name=&quot;Lion King, The (Europe)&quot;&gt; &lt;year&gt;1994&lt;/year&gt; &lt;rating&gt;ESRB - RP (Rating Pending)&lt;/rating&gt; &lt;title&gt;Lion King, The &lt;/title&gt; &lt;pub&gt;Virgin Interactive Entertainment, Inc.&lt;/pub&gt; &lt;dev&gt;Syrox Developments, Ltd.&lt;/dev&gt; &lt;genre&gt;Platform&lt;/genre&gt; &lt;score&gt;4.2&lt;/score&gt; &lt;player&gt;1 Player&lt;/player&gt; &lt;story&gt;Young Simba just can't wait to be king. His father is the current King of the Savannah and the young prince is able to frolic the lands at will; jumping on and around other subjects of this animal kingdom. When Simba's father, King Mufasa, is killed and his evil brother Scar takes over the kingdom, Simba is banished from the lands of his birthright and has to grow up fast, honing his skills, for the day of his return.****The Lion King, based on the famous Disney movie, is a platform game where you control Simba - initially as a young cub, and later as an adult lion. The plot of the game follows the plot of the movie. Each of the levels represents a part of the movie. ****As young Simba, you can fight various beasts, such as lizards, by jumping on them. You can also roar to scare some creatures into submission, though every time you roar, you have to wait for your &amp;quot;roar meter&amp;quot; to charge. ****As an adult lion, you can still roar and jump, but now you fight enemies by slashing at them with your claws (if you're skillful enough, you can also grab them and toss them off the screen). ****The game features no in-game save function, and it needs to be replayed from the beginning every time.&lt;/story&gt; &lt;/game&gt;">
            <text:p>&lt;game name="Lion King, The (Europe)"&gt; &lt;year&gt;1994&lt;/year&gt; &lt;rating&gt;ESRB - RP (Rating Pending)&lt;/rating&gt; &lt;title&gt;Lion King, The &lt;/title&gt; &lt;pub&gt;Virgin Interactive Entertainment, Inc.&lt;/pub&gt; &lt;dev&gt;Syrox Developments, Ltd.&lt;/dev&gt; &lt;genre&gt;Platform&lt;/genre&gt; &lt;score&gt;4.2&lt;/score&gt; &lt;player&gt;1 Player&lt;/player&gt; &lt;story&gt;Young Simba just can't wait to be king. His father is the current King of the Savannah and the young prince is able to frolic the lands at will; jumping on and around other subjects of this animal kingdom. When Simba's father, King Mufasa, is killed and his evil brother Scar takes over the kingdom, Simba is banished from the lands of his birthright and has to grow up fast, honing his skills, for the day of his return.****The Lion King, based on the famous Disney movie, is a platform game where you control Simba - initially as a young cub, and later as an adult lion. The plot of the game follows the plot of the movie. Each of the levels represents a part of the movie. ****As young Simba, you can fight various beasts, such as lizards, by jumping on them. You can also roar to scare some creatures into submission, though every time you roar, you have to wait for your &amp;quot;roar meter&amp;quot; to charge. ****As an adult lion, you can still roar and jump, but now you fight enemies by slashing at them with your claws (if you're skillful enough, you can also grab them and toss them off the screen). ****The game features no in-game save function, and it needs to be replayed from the beginning every time.&lt;/story&gt; &lt;/game&gt;</text:p>
          </table:table-cell>
        </table:table-row>
        <table:table-row table:style-name="ro1">
          <table:table-cell office:value-type="string">
            <text:p>Lord of the Sword (USA, Europe)</text:p>
          </table:table-cell>
          <table:table-cell office:value-type="string">
            <text:p>1989</text:p>
          </table:table-cell>
          <table:table-cell office:value-type="string">
            <text:p>ESRB - RP (Rating Pending)</text:p>
          </table:table-cell>
          <table:table-cell office:value-type="string">
            <text:p>Lord of the Sword </text:p>
          </table:table-cell>
          <table:table-cell office:value-type="string">
            <text:p>SEGA of America, Inc.</text:p>
          </table:table-cell>
          <table:table-cell office:value-type="string">
            <text:p>SEGA Enterprises Ltd.</text:p>
          </table:table-cell>
          <table:table-cell office:value-type="string">
            <text:p>Adventure</text:p>
          </table:table-cell>
          <table:table-cell office:value-type="string">
            <text:p>3.0</text:p>
          </table:table-cell>
          <table:table-cell office:value-type="string">
            <text:p>1 Player</text:p>
          </table:table-cell>
          <table:table-cell office:value-type="string">
            <text:p>The player is in the role of Landau, a man who must pass three tests in order to gain the crown of the land Baljinya, which for years has been rife with lawlessness and fear, and restore peace to the land. To pass the three tests, Landau must find the Tree of Marill, subdue the Goblin of Balala Valley, and destroy the Statue Of Evil.****Landau is controlled in a 3rd-person side-scrolling view. He can explore the world map (which can be seen by pressing the pause button) freely in a non linear way, but some portions of the map will be available only after defeating certain enemies or getting certain items. The Kingdom of Baljinya has towns and villages where Landau can stop to rest (restoring his health) and gather information from the people. There are also castles which can only be entered after completing certain tasks. Between those villages, towns and castles lie different kinds of terrains, like flatlands, dark forests, mountains and swamps. Those terrains are plagued by different kinds of monsters, some specific of each terrain.****There are two weapons which can be used by Landau: a sword and a bow. The sword can be used by pressing the button 2 while standing, kneeling or jumping. The bow can be used by pressing the button 1 only when standing or kneeling. Landau cannot walk and attack at the same time. Along his way he'll find new and stronger swords and bows.****Landau has only one life, but the game offers a continue feature which can be used up to 10 times.</text:p>
          </table:table-cell>
          <table:table-cell table:formula="of:=CONCATENATE(&quot;&lt;game name=&quot;;CHAR(34);[.A134];CHAR(34);&quot;&gt; &lt;year&gt;&quot;;[.B134];&quot;&lt;/year&gt; &lt;rating&gt;&quot;;[.C134];&quot;&lt;/rating&gt; &lt;title&gt;&quot;;[.D134];&quot;&lt;/title&gt; &lt;pub&gt;&quot;;[.E134];&quot;&lt;/pub&gt; &lt;dev&gt;&quot;;[.F134];&quot;&lt;/dev&gt; &lt;genre&gt;&quot;;[.G134];&quot;&lt;/genre&gt; &lt;score&gt;&quot;;[.H134];&quot;&lt;/score&gt; &lt;player&gt;&quot;;[.I134];&quot;&lt;/player&gt; &lt;story&gt;&quot;;[.J134];&quot;&lt;/story&gt; &lt;/game&gt;&quot;)" office:value-type="string" office:string-value="&lt;game name=&quot;Lord of the Sword (USA, Europe)&quot;&gt; &lt;year&gt;1989&lt;/year&gt; &lt;rating&gt;ESRB - RP (Rating Pending)&lt;/rating&gt; &lt;title&gt;Lord of the Sword &lt;/title&gt; &lt;pub&gt;SEGA of America, Inc.&lt;/pub&gt; &lt;dev&gt;SEGA Enterprises Ltd.&lt;/dev&gt; &lt;genre&gt;Adventure&lt;/genre&gt; &lt;score&gt;3.0&lt;/score&gt; &lt;player&gt;1 Player&lt;/player&gt; &lt;story&gt;The player is in the role of Landau, a man who must pass three tests in order to gain the crown of the land Baljinya, which for years has been rife with lawlessness and fear, and restore peace to the land. To pass the three tests, Landau must find the Tree of Marill, subdue the Goblin of Balala Valley, and destroy the Statue Of Evil.****Landau is controlled in a 3rd-person side-scrolling view. He can explore the world map (which can be seen by pressing the pause button) freely in a non linear way, but some portions of the map will be available only after defeating certain enemies or getting certain items. The Kingdom of Baljinya has towns and villages where Landau can stop to rest (restoring his health) and gather information from the people. There are also castles which can only be entered after completing certain tasks. Between those villages, towns and castles lie different kinds of terrains, like flatlands, dark forests, mountains and swamps. Those terrains are plagued by different kinds of monsters, some specific of each terrain.****There are two weapons which can be used by Landau: a sword and a bow. The sword can be used by pressing the button 2 while standing, kneeling or jumping. The bow can be used by pressing the button 1 only when standing or kneeling. Landau cannot walk and attack at the same time. Along his way he'll find new and stronger swords and bows.****Landau has only one life, but the game offers a continue feature which can be used up to 10 times.&lt;/story&gt; &lt;/game&gt;">
            <text:p>&lt;game name="Lord of the Sword (USA, Europe)"&gt; &lt;year&gt;1989&lt;/year&gt; &lt;rating&gt;ESRB - RP (Rating Pending)&lt;/rating&gt; &lt;title&gt;Lord of the Sword &lt;/title&gt; &lt;pub&gt;SEGA of America, Inc.&lt;/pub&gt; &lt;dev&gt;SEGA Enterprises Ltd.&lt;/dev&gt; &lt;genre&gt;Adventure&lt;/genre&gt; &lt;score&gt;3.0&lt;/score&gt; &lt;player&gt;1 Player&lt;/player&gt; &lt;story&gt;The player is in the role of Landau, a man who must pass three tests in order to gain the crown of the land Baljinya, which for years has been rife with lawlessness and fear, and restore peace to the land. To pass the three tests, Landau must find the Tree of Marill, subdue the Goblin of Balala Valley, and destroy the Statue Of Evil.****Landau is controlled in a 3rd-person side-scrolling view. He can explore the world map (which can be seen by pressing the pause button) freely in a non linear way, but some portions of the map will be available only after defeating certain enemies or getting certain items. The Kingdom of Baljinya has towns and villages where Landau can stop to rest (restoring his health) and gather information from the people. There are also castles which can only be entered after completing certain tasks. Between those villages, towns and castles lie different kinds of terrains, like flatlands, dark forests, mountains and swamps. Those terrains are plagued by different kinds of monsters, some specific of each terrain.****There are two weapons which can be used by Landau: a sword and a bow. The sword can be used by pressing the button 2 while standing, kneeling or jumping. The bow can be used by pressing the button 1 only when standing or kneeling. Landau cannot walk and attack at the same time. Along his way he'll find new and stronger swords and bows.****Landau has only one life, but the game offers a continue feature which can be used up to 10 times.&lt;/story&gt; &lt;/game&gt;</text:p>
          </table:table-cell>
        </table:table-row>
        <table:table-row table:style-name="ro1">
          <table:table-cell office:value-type="string">
            <text:p>Lucky Dime Caper Starring Donald Duck, The (Europe)</text:p>
          </table:table-cell>
          <table:table-cell office:value-type="string">
            <text:p>1991</text:p>
          </table:table-cell>
          <table:table-cell office:value-type="string">
            <text:p>ESRB - RP (Rating Pending)</text:p>
          </table:table-cell>
          <table:table-cell office:value-type="string">
            <text:p>Lucky Dime Caper Starring Donald Duck, The </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3.7</text:p>
          </table:table-cell>
          <table:table-cell office:value-type="string">
            <text:p>1 Player</text:p>
          </table:table-cell>
          <table:table-cell office:value-type="string">
            <text:p>The Lucky Dime Caper is a 2D platform game featuring Donald Duck in search of Uncle Scrooge's lucky dime, stolen by Magica De Spell.****The game is the 8-bit counterpart for Quack Shot (released only for Sega Genesis), which also features Donald Duck, but the story and gameplay are totally different.</text:p>
          </table:table-cell>
          <table:table-cell table:formula="of:=CONCATENATE(&quot;&lt;game name=&quot;;CHAR(34);[.A135];CHAR(34);&quot;&gt; &lt;year&gt;&quot;;[.B135];&quot;&lt;/year&gt; &lt;rating&gt;&quot;;[.C135];&quot;&lt;/rating&gt; &lt;title&gt;&quot;;[.D135];&quot;&lt;/title&gt; &lt;pub&gt;&quot;;[.E135];&quot;&lt;/pub&gt; &lt;dev&gt;&quot;;[.F135];&quot;&lt;/dev&gt; &lt;genre&gt;&quot;;[.G135];&quot;&lt;/genre&gt; &lt;score&gt;&quot;;[.H135];&quot;&lt;/score&gt; &lt;player&gt;&quot;;[.I135];&quot;&lt;/player&gt; &lt;story&gt;&quot;;[.J135];&quot;&lt;/story&gt; &lt;/game&gt;&quot;)" office:value-type="string" office:string-value="&lt;game name=&quot;Lucky Dime Caper Starring Donald Duck, The (Europe)&quot;&gt; &lt;year&gt;1991&lt;/year&gt; &lt;rating&gt;ESRB - RP (Rating Pending)&lt;/rating&gt; &lt;title&gt;Lucky Dime Caper Starring Donald Duck, The &lt;/title&gt; &lt;pub&gt;SEGA of America, Inc.&lt;/pub&gt; &lt;dev&gt;SEGA Enterprises Ltd.&lt;/dev&gt; &lt;genre&gt;Platform&lt;/genre&gt; &lt;score&gt;3.7&lt;/score&gt; &lt;player&gt;1 Player&lt;/player&gt; &lt;story&gt;The Lucky Dime Caper is a 2D platform game featuring Donald Duck in search of Uncle Scrooge's lucky dime, stolen by Magica De Spell.****The game is the 8-bit counterpart for Quack Shot (released only for Sega Genesis), which also features Donald Duck, but the story and gameplay are totally different.&lt;/story&gt; &lt;/game&gt;">
            <text:p>&lt;game name="Lucky Dime Caper Starring Donald Duck, The (Europe)"&gt; &lt;year&gt;1991&lt;/year&gt; &lt;rating&gt;ESRB - RP (Rating Pending)&lt;/rating&gt; &lt;title&gt;Lucky Dime Caper Starring Donald Duck, The &lt;/title&gt; &lt;pub&gt;SEGA of America, Inc.&lt;/pub&gt; &lt;dev&gt;SEGA Enterprises Ltd.&lt;/dev&gt; &lt;genre&gt;Platform&lt;/genre&gt; &lt;score&gt;3.7&lt;/score&gt; &lt;player&gt;1 Player&lt;/player&gt; &lt;story&gt;The Lucky Dime Caper is a 2D platform game featuring Donald Duck in search of Uncle Scrooge's lucky dime, stolen by Magica De Spell.****The game is the 8-bit counterpart for Quack Shot (released only for Sega Genesis), which also features Donald Duck, but the story and gameplay are totally different.&lt;/story&gt; &lt;/game&gt;</text:p>
          </table:table-cell>
        </table:table-row>
        <table:table-row table:style-name="ro1">
          <table:table-cell office:value-type="string">
            <text:p>Marble Madness (Europe)</text:p>
          </table:table-cell>
          <table:table-cell office:value-type="string">
            <text:p>1992</text:p>
          </table:table-cell>
          <table:table-cell office:value-type="string">
            <text:p>ESRB - RP (Rating Pending)</text:p>
          </table:table-cell>
          <table:table-cell office:value-type="string">
            <text:p>Marble Madness </text:p>
          </table:table-cell>
          <table:table-cell office:value-type="string">
            <text:p>Virgin Games, Inc.</text:p>
          </table:table-cell>
          <table:table-cell office:value-type="string">
            <text:p>Atari Games Corporation</text:p>
          </table:table-cell>
          <table:table-cell office:value-type="string">
            <text:p>Action</text:p>
          </table:table-cell>
          <table:table-cell office:value-type="string">
            <text:p>3.9</text:p>
          </table:table-cell>
          <table:table-cell office:value-type="string">
            <text:p>1 Player</text:p>
          </table:table-cell>
          <table:table-cell office:value-type="string">
            <text:p>A port of the arcade game. The idea is deceptively simple: Guide a marble down a path without hitting any obstacles or straying off the course. The game is viewed from an isometric perspective, which makes it harder to stay focused on the direction the ball is to follow. There are tight corridors to follow and enemies to avoid. There is a 2-player mode in which players must race to the finish; otherwise you're racing against the clock.</text:p>
          </table:table-cell>
          <table:table-cell table:formula="of:=CONCATENATE(&quot;&lt;game name=&quot;;CHAR(34);[.A136];CHAR(34);&quot;&gt; &lt;year&gt;&quot;;[.B136];&quot;&lt;/year&gt; &lt;rating&gt;&quot;;[.C136];&quot;&lt;/rating&gt; &lt;title&gt;&quot;;[.D136];&quot;&lt;/title&gt; &lt;pub&gt;&quot;;[.E136];&quot;&lt;/pub&gt; &lt;dev&gt;&quot;;[.F136];&quot;&lt;/dev&gt; &lt;genre&gt;&quot;;[.G136];&quot;&lt;/genre&gt; &lt;score&gt;&quot;;[.H136];&quot;&lt;/score&gt; &lt;player&gt;&quot;;[.I136];&quot;&lt;/player&gt; &lt;story&gt;&quot;;[.J136];&quot;&lt;/story&gt; &lt;/game&gt;&quot;)" office:value-type="string" office:string-value="&lt;game name=&quot;Marble Madness (Europe)&quot;&gt; &lt;year&gt;1992&lt;/year&gt; &lt;rating&gt;ESRB - RP (Rating Pending)&lt;/rating&gt; &lt;title&gt;Marble Madness &lt;/title&gt; &lt;pub&gt;Virgin Games, Inc.&lt;/pub&gt; &lt;dev&gt;Atari Games Corporation&lt;/dev&gt; &lt;genre&gt;Action&lt;/genre&gt; &lt;score&gt;3.9&lt;/score&gt; &lt;player&gt;1 Player&lt;/player&gt; &lt;story&gt;A port of the arcade game. The idea is deceptively simple: Guide a marble down a path without hitting any obstacles or straying off the course. The game is viewed from an isometric perspective, which makes it harder to stay focused on the direction the ball is to follow. There are tight corridors to follow and enemies to avoid. There is a 2-player mode in which players must race to the finish; otherwise you're racing against the clock.&lt;/story&gt; &lt;/game&gt;">
            <text:p>&lt;game name="Marble Madness (Europe)"&gt; &lt;year&gt;1992&lt;/year&gt; &lt;rating&gt;ESRB - RP (Rating Pending)&lt;/rating&gt; &lt;title&gt;Marble Madness &lt;/title&gt; &lt;pub&gt;Virgin Games, Inc.&lt;/pub&gt; &lt;dev&gt;Atari Games Corporation&lt;/dev&gt; &lt;genre&gt;Action&lt;/genre&gt; &lt;score&gt;3.9&lt;/score&gt; &lt;player&gt;1 Player&lt;/player&gt; &lt;story&gt;A port of the arcade game. The idea is deceptively simple: Guide a marble down a path without hitting any obstacles or straying off the course. The game is viewed from an isometric perspective, which makes it harder to stay focused on the direction the ball is to follow. There are tight corridors to follow and enemies to avoid. There is a 2-player mode in which players must race to the finish; otherwise you're racing against the clock.&lt;/story&gt; &lt;/game&gt;</text:p>
          </table:table-cell>
        </table:table-row>
        <table:table-row table:style-name="ro1">
          <table:table-cell office:value-type="string">
            <text:p>Marksman Shooting &amp; Trap Shooting (USA)</text:p>
          </table:table-cell>
          <table:table-cell office:value-type="string">
            <text:p>1986</text:p>
          </table:table-cell>
          <table:table-cell office:value-type="string">
            <text:p>ESRB - RP (Rating Pending)</text:p>
          </table:table-cell>
          <table:table-cell office:value-type="string">
            <text:p>Marksman Shooting &amp; Trap Shooting</text:p>
          </table:table-cell>
          <table:table-cell office:value-type="string">
            <text:p>SEGA of America, Inc.</text:p>
          </table:table-cell>
          <table:table-cell office:value-type="string">
            <text:p>SEGA Enterprises Ltd.</text:p>
          </table:table-cell>
          <table:table-cell office:value-type="string">
            <text:p>Gun</text:p>
          </table:table-cell>
          <table:table-cell office:value-type="string">
            <text:p>3.2</text:p>
          </table:table-cell>
          <table:table-cell office:value-type="string">
            <text:p>1 Player</text:p>
          </table:table-cell>
          <table:table-cell office:value-type="string">
            <text:p>These two games allow you to use the Sega's Light Phaser to your advantage. In Marksman Shooting, you shoot red spots on a several number of targets in order to score points before they disappear. Try to shoot at least ten targets, otherwise your qualification score may be low. If you beat the qualification score, you proceed to the next round. Otherwise, the game ends.****In Trap Shooting, shoot discuses that are thrown into the air. If you miss, then they will fall into the distance. Your gun is reloaded after each go.</text:p>
          </table:table-cell>
          <table:table-cell table:formula="of:=CONCATENATE(&quot;&lt;game name=&quot;;CHAR(34);[.A137];CHAR(34);&quot;&gt; &lt;year&gt;&quot;;[.B137];&quot;&lt;/year&gt; &lt;rating&gt;&quot;;[.C137];&quot;&lt;/rating&gt; &lt;title&gt;&quot;;[.D137];&quot;&lt;/title&gt; &lt;pub&gt;&quot;;[.E137];&quot;&lt;/pub&gt; &lt;dev&gt;&quot;;[.F137];&quot;&lt;/dev&gt; &lt;genre&gt;&quot;;[.G137];&quot;&lt;/genre&gt; &lt;score&gt;&quot;;[.H137];&quot;&lt;/score&gt; &lt;player&gt;&quot;;[.I137];&quot;&lt;/player&gt; &lt;story&gt;&quot;;[.J137];&quot;&lt;/story&gt; &lt;/game&gt;&quot;)" office:value-type="string" office:string-value="&lt;game name=&quot;Marksman Shooting &amp; Trap Shooting (USA)&quot;&gt; &lt;year&gt;1986&lt;/year&gt; &lt;rating&gt;ESRB - RP (Rating Pending)&lt;/rating&gt; &lt;title&gt;Marksman Shooting &amp; Trap Shooting&lt;/title&gt; &lt;pub&gt;SEGA of America, Inc.&lt;/pub&gt; &lt;dev&gt;SEGA Enterprises Ltd.&lt;/dev&gt; &lt;genre&gt;Gun&lt;/genre&gt; &lt;score&gt;3.2&lt;/score&gt; &lt;player&gt;1 Player&lt;/player&gt; &lt;story&gt;These two games allow you to use the Sega's Light Phaser to your advantage. In Marksman Shooting, you shoot red spots on a several number of targets in order to score points before they disappear. Try to shoot at least ten targets, otherwise your qualification score may be low. If you beat the qualification score, you proceed to the next round. Otherwise, the game ends.****In Trap Shooting, shoot discuses that are thrown into the air. If you miss, then they will fall into the distance. Your gun is reloaded after each go.&lt;/story&gt; &lt;/game&gt;">
            <text:p>&lt;game name="Marksman Shooting &amp; Trap Shooting (USA)"&gt; &lt;year&gt;1986&lt;/year&gt; &lt;rating&gt;ESRB - RP (Rating Pending)&lt;/rating&gt; &lt;title&gt;Marksman Shooting &amp; Trap Shooting&lt;/title&gt; &lt;pub&gt;SEGA of America, Inc.&lt;/pub&gt; &lt;dev&gt;SEGA Enterprises Ltd.&lt;/dev&gt; &lt;genre&gt;Gun&lt;/genre&gt; &lt;score&gt;3.2&lt;/score&gt; &lt;player&gt;1 Player&lt;/player&gt; &lt;story&gt;These two games allow you to use the Sega's Light Phaser to your advantage. In Marksman Shooting, you shoot red spots on a several number of targets in order to score points before they disappear. Try to shoot at least ten targets, otherwise your qualification score may be low. If you beat the qualification score, you proceed to the next round. Otherwise, the game ends.****In Trap Shooting, shoot discuses that are thrown into the air. If you miss, then they will fall into the distance. Your gun is reloaded after each go.&lt;/story&gt; &lt;/game&gt;</text:p>
          </table:table-cell>
        </table:table-row>
        <table:table-row table:style-name="ro1">
          <table:table-cell office:value-type="string">
            <text:p>Marksman Shooting &amp; Trap Shooting &amp; Safari Hunt (Europe)</text:p>
          </table:table-cell>
          <table:table-cell office:value-type="string">
            <text:p>1986</text:p>
          </table:table-cell>
          <table:table-cell office:value-type="string">
            <text:p>ESRB - RP (Rating Pending)</text:p>
          </table:table-cell>
          <table:table-cell office:value-type="string">
            <text:p>Marksman Shooting &amp; Trap Shooting &amp; Safari Hunt </text:p>
          </table:table-cell>
          <table:table-cell table:number-columns-repeated="2" office:value-type="string">
            <text:p>SEGA Enterprises Ltd.</text:p>
          </table:table-cell>
          <table:table-cell office:value-type="string">
            <text:p>Gun</text:p>
          </table:table-cell>
          <table:table-cell office:value-type="string">
            <text:p>4.0</text:p>
          </table:table-cell>
          <table:table-cell office:value-type="string">
            <text:p>1-2 Players</text:p>
          </table:table-cell>
          <table:table-cell office:value-type="string">
            <text:p>This cartridge bundles three games that all support the light phaser. Marksman Shooting and Trap Shooting were previously available as a bundle on a single cartridge, while Safari Hunt was released individually.****1. Marksman Shooting is a target practice game where one must shoot targets at an FBI shooting range. One must shoot the targets before they disappear and score enough points to qualify to the next round.****2. Safari Hunt is a hunting game where one must shoot as many animals with a limited amount of ammunition. One must shoot the various game animals to acquire enough points to advance to the next round.****3. Trap Shooting is a clay pigeon shooting game where one must shoot each disc as it is thrown into the air. One must shoot the pigeons before they disappear into the distance and score enough points to advance to the next round.</text:p>
          </table:table-cell>
          <table:table-cell table:formula="of:=CONCATENATE(&quot;&lt;game name=&quot;;CHAR(34);[.A138];CHAR(34);&quot;&gt; &lt;year&gt;&quot;;[.B138];&quot;&lt;/year&gt; &lt;rating&gt;&quot;;[.C138];&quot;&lt;/rating&gt; &lt;title&gt;&quot;;[.D138];&quot;&lt;/title&gt; &lt;pub&gt;&quot;;[.E138];&quot;&lt;/pub&gt; &lt;dev&gt;&quot;;[.F138];&quot;&lt;/dev&gt; &lt;genre&gt;&quot;;[.G138];&quot;&lt;/genre&gt; &lt;score&gt;&quot;;[.H138];&quot;&lt;/score&gt; &lt;player&gt;&quot;;[.I138];&quot;&lt;/player&gt; &lt;story&gt;&quot;;[.J138];&quot;&lt;/story&gt; &lt;/game&gt;&quot;)" office:value-type="string" office:string-value="&lt;game name=&quot;Marksman Shooting &amp; Trap Shooting &amp; Safari Hunt (Europe)&quot;&gt; &lt;year&gt;1986&lt;/year&gt; &lt;rating&gt;ESRB - RP (Rating Pending)&lt;/rating&gt; &lt;title&gt;Marksman Shooting &amp; Trap Shooting &amp; Safari Hunt &lt;/title&gt; &lt;pub&gt;SEGA Enterprises Ltd.&lt;/pub&gt; &lt;dev&gt;SEGA Enterprises Ltd.&lt;/dev&gt; &lt;genre&gt;Gun&lt;/genre&gt; &lt;score&gt;4.0&lt;/score&gt; &lt;player&gt;1-2 Players&lt;/player&gt; &lt;story&gt;This cartridge bundles three games that all support the light phaser. Marksman Shooting and Trap Shooting were previously available as a bundle on a single cartridge, while Safari Hunt was released individually.****1. Marksman Shooting is a target practice game where one must shoot targets at an FBI shooting range. One must shoot the targets before they disappear and score enough points to qualify to the next round.****2. Safari Hunt is a hunting game where one must shoot as many animals with a limited amount of ammunition. One must shoot the various game animals to acquire enough points to advance to the next round.****3. Trap Shooting is a clay pigeon shooting game where one must shoot each disc as it is thrown into the air. One must shoot the pigeons before they disappear into the distance and score enough points to advance to the next round.&lt;/story&gt; &lt;/game&gt;">
            <text:p>&lt;game name="Marksman Shooting &amp; Trap Shooting &amp; Safari Hunt (Europe)"&gt; &lt;year&gt;1986&lt;/year&gt; &lt;rating&gt;ESRB - RP (Rating Pending)&lt;/rating&gt; &lt;title&gt;Marksman Shooting &amp; Trap Shooting &amp; Safari Hunt &lt;/title&gt; &lt;pub&gt;SEGA Enterprises Ltd.&lt;/pub&gt; &lt;dev&gt;SEGA Enterprises Ltd.&lt;/dev&gt; &lt;genre&gt;Gun&lt;/genre&gt; &lt;score&gt;4.0&lt;/score&gt; &lt;player&gt;1-2 Players&lt;/player&gt; &lt;story&gt;This cartridge bundles three games that all support the light phaser. Marksman Shooting and Trap Shooting were previously available as a bundle on a single cartridge, while Safari Hunt was released individually.****1. Marksman Shooting is a target practice game where one must shoot targets at an FBI shooting range. One must shoot the targets before they disappear and score enough points to qualify to the next round.****2. Safari Hunt is a hunting game where one must shoot as many animals with a limited amount of ammunition. One must shoot the various game animals to acquire enough points to advance to the next round.****3. Trap Shooting is a clay pigeon shooting game where one must shoot each disc as it is thrown into the air. One must shoot the pigeons before they disappear into the distance and score enough points to advance to the next round.&lt;/story&gt; &lt;/game&gt;</text:p>
          </table:table-cell>
        </table:table-row>
        <table:table-row table:style-name="ro1">
          <table:table-cell office:value-type="string">
            <text:p>Master of Darkness (Europe)</text:p>
          </table:table-cell>
          <table:table-cell office:value-type="string">
            <text:p>1992</text:p>
          </table:table-cell>
          <table:table-cell office:value-type="string">
            <text:p>ESRB - RP (Rating Pending)</text:p>
          </table:table-cell>
          <table:table-cell office:value-type="string">
            <text:p>Master of Darkness </text:p>
          </table:table-cell>
          <table:table-cell office:value-type="string">
            <text:p>SEGA Corporation</text:p>
          </table:table-cell>
          <table:table-cell office:value-type="string">
            <text:p>SIMS Co., Ltd.</text:p>
          </table:table-cell>
          <table:table-cell office:value-type="string">
            <text:p>Action</text:p>
          </table:table-cell>
          <table:table-cell office:value-type="string">
            <text:p>3.9</text:p>
          </table:table-cell>
          <table:table-cell office:value-type="string">
            <text:p>1 Player</text:p>
          </table:table-cell>
          <table:table-cell office:value-type="string">
            <text:p>Master of Darkness is a Platformer very similar to Castlevania.****You play as a psychologist trying to defeat Dracula. This requires you to fight your way through several spooky locations such as cemeteries, laboratories, castles or a house of wax dolls. To defeat your enemies, you can use several primary and secondary weapons. Primary weapons are close combat weapons ranging from knifes to rapiers and axes, that differ in range and efficiency. Secondary weapons are long-range weapons (pistols, bombs etc.) with limited ammunition. The game features 5 Rounds divided into 3 stages. At the end of each stage, a boss must be defeated.</text:p>
          </table:table-cell>
          <table:table-cell table:formula="of:=CONCATENATE(&quot;&lt;game name=&quot;;CHAR(34);[.A139];CHAR(34);&quot;&gt; &lt;year&gt;&quot;;[.B139];&quot;&lt;/year&gt; &lt;rating&gt;&quot;;[.C139];&quot;&lt;/rating&gt; &lt;title&gt;&quot;;[.D139];&quot;&lt;/title&gt; &lt;pub&gt;&quot;;[.E139];&quot;&lt;/pub&gt; &lt;dev&gt;&quot;;[.F139];&quot;&lt;/dev&gt; &lt;genre&gt;&quot;;[.G139];&quot;&lt;/genre&gt; &lt;score&gt;&quot;;[.H139];&quot;&lt;/score&gt; &lt;player&gt;&quot;;[.I139];&quot;&lt;/player&gt; &lt;story&gt;&quot;;[.J139];&quot;&lt;/story&gt; &lt;/game&gt;&quot;)" office:value-type="string" office:string-value="&lt;game name=&quot;Master of Darkness (Europe)&quot;&gt; &lt;year&gt;1992&lt;/year&gt; &lt;rating&gt;ESRB - RP (Rating Pending)&lt;/rating&gt; &lt;title&gt;Master of Darkness &lt;/title&gt; &lt;pub&gt;SEGA Corporation&lt;/pub&gt; &lt;dev&gt;SIMS Co., Ltd.&lt;/dev&gt; &lt;genre&gt;Action&lt;/genre&gt; &lt;score&gt;3.9&lt;/score&gt; &lt;player&gt;1 Player&lt;/player&gt; &lt;story&gt;Master of Darkness is a Platformer very similar to Castlevania.****You play as a psychologist trying to defeat Dracula. This requires you to fight your way through several spooky locations such as cemeteries, laboratories, castles or a house of wax dolls. To defeat your enemies, you can use several primary and secondary weapons. Primary weapons are close combat weapons ranging from knifes to rapiers and axes, that differ in range and efficiency. Secondary weapons are long-range weapons (pistols, bombs etc.) with limited ammunition. The game features 5 Rounds divided into 3 stages. At the end of each stage, a boss must be defeated.&lt;/story&gt; &lt;/game&gt;">
            <text:p>&lt;game name="Master of Darkness (Europe)"&gt; &lt;year&gt;1992&lt;/year&gt; &lt;rating&gt;ESRB - RP (Rating Pending)&lt;/rating&gt; &lt;title&gt;Master of Darkness &lt;/title&gt; &lt;pub&gt;SEGA Corporation&lt;/pub&gt; &lt;dev&gt;SIMS Co., Ltd.&lt;/dev&gt; &lt;genre&gt;Action&lt;/genre&gt; &lt;score&gt;3.9&lt;/score&gt; &lt;player&gt;1 Player&lt;/player&gt; &lt;story&gt;Master of Darkness is a Platformer very similar to Castlevania.****You play as a psychologist trying to defeat Dracula. This requires you to fight your way through several spooky locations such as cemeteries, laboratories, castles or a house of wax dolls. To defeat your enemies, you can use several primary and secondary weapons. Primary weapons are close combat weapons ranging from knifes to rapiers and axes, that differ in range and efficiency. Secondary weapons are long-range weapons (pistols, bombs etc.) with limited ammunition. The game features 5 Rounds divided into 3 stages. At the end of each stage, a boss must be defeated.&lt;/story&gt; &lt;/game&gt;</text:p>
          </table:table-cell>
        </table:table-row>
        <table:table-row table:style-name="ro1">
          <table:table-cell office:value-type="string">
            <text:p>Masters of Combat (Europe)</text:p>
          </table:table-cell>
          <table:table-cell office:value-type="string">
            <text:p>1993</text:p>
          </table:table-cell>
          <table:table-cell office:value-type="string">
            <text:p>ESRB - RP (Rating Pending)</text:p>
          </table:table-cell>
          <table:table-cell office:value-type="string">
            <text:p>Masters of Combat </text:p>
          </table:table-cell>
          <table:table-cell office:value-type="string">
            <text:p>SEGA Enterprises Ltd.</text:p>
          </table:table-cell>
          <table:table-cell office:value-type="string">
            <text:p>SIMS Co., Ltd.</text:p>
          </table:table-cell>
          <table:table-cell office:value-type="string">
            <text:p>Fighter</text:p>
          </table:table-cell>
          <table:table-cell office:value-type="string">
            <text:p>2.7</text:p>
          </table:table-cell>
          <table:table-cell office:value-type="string">
            <text:p>1-2 Players</text:p>
          </table:table-cell>
          <table:table-cell office:value-type="string">
            <text:p>In the year 20XX, a U.F.O. lands in the area around Megalo City. A team is sent to investigate, but they find no trace of any life form inside. After a year has passed, the city's mayor, out of nowhere, decides to host a fighting tournament to determine the strongest fighter in the world. However, something sinister seems to be going on... Masters of Combat is a versus fighting game, where you choose one of the final four participants in the tournament and need to defeat your three opponents and yourself in a mirror match, before you can take on the final boss. Unlike most fighters, the game does not use "up" on the D-pad for jumping, but one of the other buttons, leaving one button for punches and kicks. The game has three levels of difficulty, but the easiest mode ends after four of the five fights.</text:p>
          </table:table-cell>
          <table:table-cell table:formula="of:=CONCATENATE(&quot;&lt;game name=&quot;;CHAR(34);[.A140];CHAR(34);&quot;&gt; &lt;year&gt;&quot;;[.B140];&quot;&lt;/year&gt; &lt;rating&gt;&quot;;[.C140];&quot;&lt;/rating&gt; &lt;title&gt;&quot;;[.D140];&quot;&lt;/title&gt; &lt;pub&gt;&quot;;[.E140];&quot;&lt;/pub&gt; &lt;dev&gt;&quot;;[.F140];&quot;&lt;/dev&gt; &lt;genre&gt;&quot;;[.G140];&quot;&lt;/genre&gt; &lt;score&gt;&quot;;[.H140];&quot;&lt;/score&gt; &lt;player&gt;&quot;;[.I140];&quot;&lt;/player&gt; &lt;story&gt;&quot;;[.J140];&quot;&lt;/story&gt; &lt;/game&gt;&quot;)" office:value-type="string" office:string-value="&lt;game name=&quot;Masters of Combat (Europe)&quot;&gt; &lt;year&gt;1993&lt;/year&gt; &lt;rating&gt;ESRB - RP (Rating Pending)&lt;/rating&gt; &lt;title&gt;Masters of Combat &lt;/title&gt; &lt;pub&gt;SEGA Enterprises Ltd.&lt;/pub&gt; &lt;dev&gt;SIMS Co., Ltd.&lt;/dev&gt; &lt;genre&gt;Fighter&lt;/genre&gt; &lt;score&gt;2.7&lt;/score&gt; &lt;player&gt;1-2 Players&lt;/player&gt; &lt;story&gt;In the year 20XX, a U.F.O. lands in the area around Megalo City. A team is sent to investigate, but they find no trace of any life form inside. After a year has passed, the city's mayor, out of nowhere, decides to host a fighting tournament to determine the strongest fighter in the world. However, something sinister seems to be going on... Masters of Combat is a versus fighting game, where you choose one of the final four participants in the tournament and need to defeat your three opponents and yourself in a mirror match, before you can take on the final boss. Unlike most fighters, the game does not use &quot;up&quot; on the D-pad for jumping, but one of the other buttons, leaving one button for punches and kicks. The game has three levels of difficulty, but the easiest mode ends after four of the five fights.&lt;/story&gt; &lt;/game&gt;">
            <text:p>&lt;game name="Masters of Combat (Europe)"&gt; &lt;year&gt;1993&lt;/year&gt; &lt;rating&gt;ESRB - RP (Rating Pending)&lt;/rating&gt; &lt;title&gt;Masters of Combat &lt;/title&gt; &lt;pub&gt;SEGA Enterprises Ltd.&lt;/pub&gt; &lt;dev&gt;SIMS Co., Ltd.&lt;/dev&gt; &lt;genre&gt;Fighter&lt;/genre&gt; &lt;score&gt;2.7&lt;/score&gt; &lt;player&gt;1-2 Players&lt;/player&gt; &lt;story&gt;In the year 20XX, a U.F.O. lands in the area around Megalo City. A team is sent to investigate, but they find no trace of any life form inside. After a year has passed, the city's mayor, out of nowhere, decides to host a fighting tournament to determine the strongest fighter in the world. However, something sinister seems to be going on... Masters of Combat is a versus fighting game, where you choose one of the final four participants in the tournament and need to defeat your three opponents and yourself in a mirror match, before you can take on the final boss. Unlike most fighters, the game does not use "up" on the D-pad for jumping, but one of the other buttons, leaving one button for punches and kicks. The game has three levels of difficulty, but the easiest mode ends after four of the five fights.&lt;/story&gt; &lt;/game&gt;</text:p>
          </table:table-cell>
        </table:table-row>
        <table:table-row table:style-name="ro1">
          <table:table-cell office:value-type="string">
            <text:p>Maze Hunter 3-D (USA, Europe)</text:p>
          </table:table-cell>
          <table:table-cell office:value-type="string">
            <text:p>1987</text:p>
          </table:table-cell>
          <table:table-cell office:value-type="string">
            <text:p>ESRB - RP (Rating Pending)</text:p>
          </table:table-cell>
          <table:table-cell office:value-type="string">
            <text:p>Maze Hunter 3-D </text:p>
          </table:table-cell>
          <table:table-cell table:number-columns-repeated="2" office:value-type="string">
            <text:p>SEGA Enterprises Ltd.</text:p>
          </table:table-cell>
          <table:table-cell office:value-type="string">
            <text:p>Action</text:p>
          </table:table-cell>
          <table:table-cell office:value-type="string">
            <text:p>3.8</text:p>
          </table:table-cell>
          <table:table-cell office:value-type="string">
            <text:p>1 Player</text:p>
          </table:table-cell>
          <table:table-cell office:value-type="string">
            <text:p>You are trapped in a twenty-level maze, and your job is to make your way toward the bottom, and get out alive. Pick up the iron bar and use it to destroy enemies that get in your way. They will respawn a few seconds after they have been killed. Go down warp holes to warp to another part of the level. To exit, you must find the silver key that will open the locked door. Red balls will float around the screen, and destroying them will let you obtain a special attack which you can use to defeat enemies. Boxes labeled ? are scattered around the level, and destroying these will allow you to obtain armor, shoes, and the key that you need to exit. Requires 3-D glasses to play.</text:p>
          </table:table-cell>
          <table:table-cell table:formula="of:=CONCATENATE(&quot;&lt;game name=&quot;;CHAR(34);[.A141];CHAR(34);&quot;&gt; &lt;year&gt;&quot;;[.B141];&quot;&lt;/year&gt; &lt;rating&gt;&quot;;[.C141];&quot;&lt;/rating&gt; &lt;title&gt;&quot;;[.D141];&quot;&lt;/title&gt; &lt;pub&gt;&quot;;[.E141];&quot;&lt;/pub&gt; &lt;dev&gt;&quot;;[.F141];&quot;&lt;/dev&gt; &lt;genre&gt;&quot;;[.G141];&quot;&lt;/genre&gt; &lt;score&gt;&quot;;[.H141];&quot;&lt;/score&gt; &lt;player&gt;&quot;;[.I141];&quot;&lt;/player&gt; &lt;story&gt;&quot;;[.J141];&quot;&lt;/story&gt; &lt;/game&gt;&quot;)" office:value-type="string" office:string-value="&lt;game name=&quot;Maze Hunter 3-D (USA, Europe)&quot;&gt; &lt;year&gt;1987&lt;/year&gt; &lt;rating&gt;ESRB - RP (Rating Pending)&lt;/rating&gt; &lt;title&gt;Maze Hunter 3-D &lt;/title&gt; &lt;pub&gt;SEGA Enterprises Ltd.&lt;/pub&gt; &lt;dev&gt;SEGA Enterprises Ltd.&lt;/dev&gt; &lt;genre&gt;Action&lt;/genre&gt; &lt;score&gt;3.8&lt;/score&gt; &lt;player&gt;1 Player&lt;/player&gt; &lt;story&gt;You are trapped in a twenty-level maze, and your job is to make your way toward the bottom, and get out alive. Pick up the iron bar and use it to destroy enemies that get in your way. They will respawn a few seconds after they have been killed. Go down warp holes to warp to another part of the level. To exit, you must find the silver key that will open the locked door. Red balls will float around the screen, and destroying them will let you obtain a special attack which you can use to defeat enemies. Boxes labeled ? are scattered around the level, and destroying these will allow you to obtain armor, shoes, and the key that you need to exit. Requires 3-D glasses to play.&lt;/story&gt; &lt;/game&gt;">
            <text:p>&lt;game name="Maze Hunter 3-D (USA, Europe)"&gt; &lt;year&gt;1987&lt;/year&gt; &lt;rating&gt;ESRB - RP (Rating Pending)&lt;/rating&gt; &lt;title&gt;Maze Hunter 3-D &lt;/title&gt; &lt;pub&gt;SEGA Enterprises Ltd.&lt;/pub&gt; &lt;dev&gt;SEGA Enterprises Ltd.&lt;/dev&gt; &lt;genre&gt;Action&lt;/genre&gt; &lt;score&gt;3.8&lt;/score&gt; &lt;player&gt;1 Player&lt;/player&gt; &lt;story&gt;You are trapped in a twenty-level maze, and your job is to make your way toward the bottom, and get out alive. Pick up the iron bar and use it to destroy enemies that get in your way. They will respawn a few seconds after they have been killed. Go down warp holes to warp to another part of the level. To exit, you must find the silver key that will open the locked door. Red balls will float around the screen, and destroying them will let you obtain a special attack which you can use to defeat enemies. Boxes labeled ? are scattered around the level, and destroying these will allow you to obtain armor, shoes, and the key that you need to exit. Requires 3-D glasses to play.&lt;/story&gt; &lt;/game&gt;</text:p>
          </table:table-cell>
        </table:table-row>
        <table:table-row table:style-name="ro1">
          <table:table-cell office:value-type="string">
            <text:p>Mercs (Europe)</text:p>
          </table:table-cell>
          <table:table-cell office:value-type="string">
            <text:p>1987</text:p>
          </table:table-cell>
          <table:table-cell office:value-type="string">
            <text:p>ESRB - RP (Rating Pending)</text:p>
          </table:table-cell>
          <table:table-cell office:value-type="string">
            <text:p>Mercs </text:p>
          </table:table-cell>
          <table:table-cell office:value-type="string">
            <text:p>SEGA Enterprises Ltd.</text:p>
          </table:table-cell>
          <table:table-cell office:value-type="string">
            <text:p>Capcom Co., Ltd.</text:p>
          </table:table-cell>
          <table:table-cell office:value-type="string">
            <text:p>Shooter</text:p>
          </table:table-cell>
          <table:table-cell office:value-type="string">
            <text:p>2.4</text:p>
          </table:table-cell>
          <table:table-cell office:value-type="string">
            <text:p>1 Player</text:p>
          </table:table-cell>
          <table:table-cell office:value-type="string">
            <text:p>Mercs is a shoot 'em up influenced by Ikari Warriors. You are an anti-terrorism soldier, and must rescue a former President from a Central African revolutionary gang. ****You run through each of the 8 levels, which primarily scroll horizontally, shooting everyone before they can shoot you. At times you will have to shoot trees and other scenery to progress. ****Finding strategic placings is important, especially as you can't shoot while on water. Most of the time you are on foot, but at times you can hijack vehicles of shot foes. There are improved weapons, smart bombs and energy recharges to collect. Each of the 8 levels ends with a large vehicle requiring multiple shots to destroy.</text:p>
          </table:table-cell>
          <table:table-cell table:formula="of:=CONCATENATE(&quot;&lt;game name=&quot;;CHAR(34);[.A142];CHAR(34);&quot;&gt; &lt;year&gt;&quot;;[.B142];&quot;&lt;/year&gt; &lt;rating&gt;&quot;;[.C142];&quot;&lt;/rating&gt; &lt;title&gt;&quot;;[.D142];&quot;&lt;/title&gt; &lt;pub&gt;&quot;;[.E142];&quot;&lt;/pub&gt; &lt;dev&gt;&quot;;[.F142];&quot;&lt;/dev&gt; &lt;genre&gt;&quot;;[.G142];&quot;&lt;/genre&gt; &lt;score&gt;&quot;;[.H142];&quot;&lt;/score&gt; &lt;player&gt;&quot;;[.I142];&quot;&lt;/player&gt; &lt;story&gt;&quot;;[.J142];&quot;&lt;/story&gt; &lt;/game&gt;&quot;)" office:value-type="string" office:string-value="&lt;game name=&quot;Mercs (Europe)&quot;&gt; &lt;year&gt;1987&lt;/year&gt; &lt;rating&gt;ESRB - RP (Rating Pending)&lt;/rating&gt; &lt;title&gt;Mercs &lt;/title&gt; &lt;pub&gt;SEGA Enterprises Ltd.&lt;/pub&gt; &lt;dev&gt;Capcom Co., Ltd.&lt;/dev&gt; &lt;genre&gt;Shooter&lt;/genre&gt; &lt;score&gt;2.4&lt;/score&gt; &lt;player&gt;1 Player&lt;/player&gt; &lt;story&gt;Mercs is a shoot 'em up influenced by Ikari Warriors. You are an anti-terrorism soldier, and must rescue a former President from a Central African revolutionary gang. ****You run through each of the 8 levels, which primarily scroll horizontally, shooting everyone before they can shoot you. At times you will have to shoot trees and other scenery to progress. ****Finding strategic placings is important, especially as you can't shoot while on water. Most of the time you are on foot, but at times you can hijack vehicles of shot foes. There are improved weapons, smart bombs and energy recharges to collect. Each of the 8 levels ends with a large vehicle requiring multiple shots to destroy.&lt;/story&gt; &lt;/game&gt;">
            <text:p>&lt;game name="Mercs (Europe)"&gt; &lt;year&gt;1987&lt;/year&gt; &lt;rating&gt;ESRB - RP (Rating Pending)&lt;/rating&gt; &lt;title&gt;Mercs &lt;/title&gt; &lt;pub&gt;SEGA Enterprises Ltd.&lt;/pub&gt; &lt;dev&gt;Capcom Co., Ltd.&lt;/dev&gt; &lt;genre&gt;Shooter&lt;/genre&gt; &lt;score&gt;2.4&lt;/score&gt; &lt;player&gt;1 Player&lt;/player&gt; &lt;story&gt;Mercs is a shoot 'em up influenced by Ikari Warriors. You are an anti-terrorism soldier, and must rescue a former President from a Central African revolutionary gang. ****You run through each of the 8 levels, which primarily scroll horizontally, shooting everyone before they can shoot you. At times you will have to shoot trees and other scenery to progress. ****Finding strategic placings is important, especially as you can't shoot while on water. Most of the time you are on foot, but at times you can hijack vehicles of shot foes. There are improved weapons, smart bombs and energy recharges to collect. Each of the 8 levels ends with a large vehicle requiring multiple shots to destroy.&lt;/story&gt; &lt;/game&gt;</text:p>
          </table:table-cell>
        </table:table-row>
        <table:table-row table:style-name="ro1">
          <table:table-cell office:value-type="string">
            <text:p>Michael Jackson's Moonwalker (USA, Europe)</text:p>
          </table:table-cell>
          <table:table-cell office:value-type="string">
            <text:p>1989</text:p>
          </table:table-cell>
          <table:table-cell office:value-type="string">
            <text:p>ESRB - RP (Rating Pending)</text:p>
          </table:table-cell>
          <table:table-cell office:value-type="string">
            <text:p>Michael Jackson's Moonwalker </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4.0</text:p>
          </table:table-cell>
          <table:table-cell office:value-type="string">
            <text:p>1 Player</text:p>
          </table:table-cell>
          <table:table-cell office:value-type="string">
            <text:p>Michael Jackson's Moonwalker is pretty much based on the Michael Jackson movie. Mr. Big has kidnapped the children and has nasty things in store for them, like drugging them and making them slaves. It's up to Michael to use his powers and save his little friends.****Michael Jackson (MJ) can jump, throw magical stars, and dance to counter his opponents as he looks for the hidden children. Stages come in shape of some of MJ's videos like streets and graveyards.</text:p>
          </table:table-cell>
          <table:table-cell table:formula="of:=CONCATENATE(&quot;&lt;game name=&quot;;CHAR(34);[.A143];CHAR(34);&quot;&gt; &lt;year&gt;&quot;;[.B143];&quot;&lt;/year&gt; &lt;rating&gt;&quot;;[.C143];&quot;&lt;/rating&gt; &lt;title&gt;&quot;;[.D143];&quot;&lt;/title&gt; &lt;pub&gt;&quot;;[.E143];&quot;&lt;/pub&gt; &lt;dev&gt;&quot;;[.F143];&quot;&lt;/dev&gt; &lt;genre&gt;&quot;;[.G143];&quot;&lt;/genre&gt; &lt;score&gt;&quot;;[.H143];&quot;&lt;/score&gt; &lt;player&gt;&quot;;[.I143];&quot;&lt;/player&gt; &lt;story&gt;&quot;;[.J143];&quot;&lt;/story&gt; &lt;/game&gt;&quot;)" office:value-type="string" office:string-value="&lt;game name=&quot;Michael Jackson's Moonwalker (USA, Europe)&quot;&gt; &lt;year&gt;1989&lt;/year&gt; &lt;rating&gt;ESRB - RP (Rating Pending)&lt;/rating&gt; &lt;title&gt;Michael Jackson's Moonwalker &lt;/title&gt; &lt;pub&gt;SEGA of America, Inc.&lt;/pub&gt; &lt;dev&gt;SEGA Enterprises Ltd.&lt;/dev&gt; &lt;genre&gt;Platform&lt;/genre&gt; &lt;score&gt;4.0&lt;/score&gt; &lt;player&gt;1 Player&lt;/player&gt; &lt;story&gt;Michael Jackson's Moonwalker is pretty much based on the Michael Jackson movie. Mr. Big has kidnapped the children and has nasty things in store for them, like drugging them and making them slaves. It's up to Michael to use his powers and save his little friends.****Michael Jackson (MJ) can jump, throw magical stars, and dance to counter his opponents as he looks for the hidden children. Stages come in shape of some of MJ's videos like streets and graveyards.&lt;/story&gt; &lt;/game&gt;">
            <text:p>&lt;game name="Michael Jackson's Moonwalker (USA, Europe)"&gt; &lt;year&gt;1989&lt;/year&gt; &lt;rating&gt;ESRB - RP (Rating Pending)&lt;/rating&gt; &lt;title&gt;Michael Jackson's Moonwalker &lt;/title&gt; &lt;pub&gt;SEGA of America, Inc.&lt;/pub&gt; &lt;dev&gt;SEGA Enterprises Ltd.&lt;/dev&gt; &lt;genre&gt;Platform&lt;/genre&gt; &lt;score&gt;4.0&lt;/score&gt; &lt;player&gt;1 Player&lt;/player&gt; &lt;story&gt;Michael Jackson's Moonwalker is pretty much based on the Michael Jackson movie. Mr. Big has kidnapped the children and has nasty things in store for them, like drugging them and making them slaves. It's up to Michael to use his powers and save his little friends.****Michael Jackson (MJ) can jump, throw magical stars, and dance to counter his opponents as he looks for the hidden children. Stages come in shape of some of MJ's videos like streets and graveyards.&lt;/story&gt; &lt;/game&gt;</text:p>
          </table:table-cell>
        </table:table-row>
        <table:table-row table:style-name="ro1">
          <table:table-cell office:value-type="string">
            <text:p>Mick &amp; Mack as the Global Gladiators (Europe)</text:p>
          </table:table-cell>
          <table:table-cell office:value-type="string">
            <text:p>1992</text:p>
          </table:table-cell>
          <table:table-cell office:value-type="string">
            <text:p>ESRB - RP (Rating Pending)</text:p>
          </table:table-cell>
          <table:table-cell office:value-type="string">
            <text:p>Mick &amp; Mack as the Global Gladiators </text:p>
          </table:table-cell>
          <table:table-cell table:number-columns-repeated="2" office:value-type="string">
            <text:p>Virgin Games, Inc.</text:p>
          </table:table-cell>
          <table:table-cell office:value-type="string">
            <text:p>Platform</text:p>
          </table:table-cell>
          <table:table-cell office:value-type="string">
            <text:p>2.5</text:p>
          </table:table-cell>
          <table:table-cell office:value-type="string">
            <text:p>1 Player</text:p>
          </table:table-cell>
          <table:table-cell office:value-type="string">
            <text:p>Global Gladiators is a platform game licensed from fast food chain McDonalds. While playing through the game's 12 levels you'll notice McDonalds logos, burgers and all sorts of family restaurant type stuff as you take Mick and Mack (the game's protagonists) on a journey to clean up "Monsters of Slime World", "Toxi-Town" and more.</text:p>
          </table:table-cell>
          <table:table-cell table:formula="of:=CONCATENATE(&quot;&lt;game name=&quot;;CHAR(34);[.A144];CHAR(34);&quot;&gt; &lt;year&gt;&quot;;[.B144];&quot;&lt;/year&gt; &lt;rating&gt;&quot;;[.C144];&quot;&lt;/rating&gt; &lt;title&gt;&quot;;[.D144];&quot;&lt;/title&gt; &lt;pub&gt;&quot;;[.E144];&quot;&lt;/pub&gt; &lt;dev&gt;&quot;;[.F144];&quot;&lt;/dev&gt; &lt;genre&gt;&quot;;[.G144];&quot;&lt;/genre&gt; &lt;score&gt;&quot;;[.H144];&quot;&lt;/score&gt; &lt;player&gt;&quot;;[.I144];&quot;&lt;/player&gt; &lt;story&gt;&quot;;[.J144];&quot;&lt;/story&gt; &lt;/game&gt;&quot;)" office:value-type="string" office:string-value="&lt;game name=&quot;Mick &amp; Mack as the Global Gladiators (Europe)&quot;&gt; &lt;year&gt;1992&lt;/year&gt; &lt;rating&gt;ESRB - RP (Rating Pending)&lt;/rating&gt; &lt;title&gt;Mick &amp; Mack as the Global Gladiators &lt;/title&gt; &lt;pub&gt;Virgin Games, Inc.&lt;/pub&gt; &lt;dev&gt;Virgin Games, Inc.&lt;/dev&gt; &lt;genre&gt;Platform&lt;/genre&gt; &lt;score&gt;2.5&lt;/score&gt; &lt;player&gt;1 Player&lt;/player&gt; &lt;story&gt;Global Gladiators is a platform game licensed from fast food chain McDonalds. While playing through the game's 12 levels you'll notice McDonalds logos, burgers and all sorts of family restaurant type stuff as you take Mick and Mack (the game's protagonists) on a journey to clean up &quot;Monsters of Slime World&quot;, &quot;Toxi-Town&quot; and more.&lt;/story&gt; &lt;/game&gt;">
            <text:p>&lt;game name="Mick &amp; Mack as the Global Gladiators (Europe)"&gt; &lt;year&gt;1992&lt;/year&gt; &lt;rating&gt;ESRB - RP (Rating Pending)&lt;/rating&gt; &lt;title&gt;Mick &amp; Mack as the Global Gladiators &lt;/title&gt; &lt;pub&gt;Virgin Games, Inc.&lt;/pub&gt; &lt;dev&gt;Virgin Games, Inc.&lt;/dev&gt; &lt;genre&gt;Platform&lt;/genre&gt; &lt;score&gt;2.5&lt;/score&gt; &lt;player&gt;1 Player&lt;/player&gt; &lt;story&gt;Global Gladiators is a platform game licensed from fast food chain McDonalds. While playing through the game's 12 levels you'll notice McDonalds logos, burgers and all sorts of family restaurant type stuff as you take Mick and Mack (the game's protagonists) on a journey to clean up "Monsters of Slime World", "Toxi-Town" and more.&lt;/story&gt; &lt;/game&gt;</text:p>
          </table:table-cell>
        </table:table-row>
        <table:table-row table:style-name="ro1">
          <table:table-cell office:value-type="string">
            <text:p>Micro Machines (Europe)</text:p>
          </table:table-cell>
          <table:table-cell office:value-type="string">
            <text:p>1993</text:p>
          </table:table-cell>
          <table:table-cell office:value-type="string">
            <text:p>ESRB - RP (Rating Pending)</text:p>
          </table:table-cell>
          <table:table-cell office:value-type="string">
            <text:p>Micro Machines </text:p>
          </table:table-cell>
          <table:table-cell table:number-columns-repeated="2" office:value-type="string">
            <text:p>Codemasters Software Company Limited, The</text:p>
          </table:table-cell>
          <table:table-cell office:value-type="string">
            <text:p>Driving</text:p>
          </table:table-cell>
          <table:table-cell office:value-type="string">
            <text:p>5.0</text:p>
          </table:table-cell>
          <table:table-cell office:value-type="string">
            <text:p>1-2 Players</text:p>
          </table:table-cell>
          <table:table-cell office:value-type="string">
            <text:p>If you're bored of racing Formula 1 cars, rally cars or MotoGP bikes in their natural habitats, the Micro Machines series could be for you. It involves racing miniatures representing particular vehicle types across a particular terrain found around the house. The Sports Cars race on the desktop, 4x4s in the sandpit, Formula 1 cars on a snooker table, and so on.****These levels were packed with variation. The Snooker tables has the track painted on, although this is open to deviation (as are most levels), and had you racing through the pockets and across the rim of the table. Tanks raced as well, with the chance of shooting out your opponent if they got directly in front of you. The desktop levels include binders to jump across, pencil-sharpeners to avoid, and lots of visual jokes in the open homework.****Viewed from overhead with small graphics, the races include up to 4 cars. In one player challenge mode you race through the 21 tracks in a set order, selecting your 3 opponents as you go along (adding a fair amount of strategy - ideally you should aim to eliminate the better CPU cars early on), eliminating one after every third race (assuming that you can finish in the top 2 of a race within your 3 lives). If you win 3 races in a row without using a continue you get a time-trial race which can earn you an extra life.****The real innovation of the game was in the multiplayer modes. You started with 4 points each, and when one car gets far enough ahead to force the other car off-screen, the slider moves in their favour. Once it reached the end (which involved beating them 4 times more than they beat you) you win the level, although if 3 laps were completed, the person leading at that point is declared the winner - with a sudden death play off if scores are level. 9 of the tracks are available in this mode, although you can also play this Head to Head system as a 1-player game across all the tracks.</text:p>
          </table:table-cell>
          <table:table-cell table:formula="of:=CONCATENATE(&quot;&lt;game name=&quot;;CHAR(34);[.A145];CHAR(34);&quot;&gt; &lt;year&gt;&quot;;[.B145];&quot;&lt;/year&gt; &lt;rating&gt;&quot;;[.C145];&quot;&lt;/rating&gt; &lt;title&gt;&quot;;[.D145];&quot;&lt;/title&gt; &lt;pub&gt;&quot;;[.E145];&quot;&lt;/pub&gt; &lt;dev&gt;&quot;;[.F145];&quot;&lt;/dev&gt; &lt;genre&gt;&quot;;[.G145];&quot;&lt;/genre&gt; &lt;score&gt;&quot;;[.H145];&quot;&lt;/score&gt; &lt;player&gt;&quot;;[.I145];&quot;&lt;/player&gt; &lt;story&gt;&quot;;[.J145];&quot;&lt;/story&gt; &lt;/game&gt;&quot;)" office:value-type="string" office:string-value="&lt;game name=&quot;Micro Machines (Europe)&quot;&gt; &lt;year&gt;1993&lt;/year&gt; &lt;rating&gt;ESRB - RP (Rating Pending)&lt;/rating&gt; &lt;title&gt;Micro Machines &lt;/title&gt; &lt;pub&gt;Codemasters Software Company Limited, The&lt;/pub&gt; &lt;dev&gt;Codemasters Software Company Limited, The&lt;/dev&gt; &lt;genre&gt;Driving&lt;/genre&gt; &lt;score&gt;5.0&lt;/score&gt; &lt;player&gt;1-2 Players&lt;/player&gt; &lt;story&gt;If you're bored of racing Formula 1 cars, rally cars or MotoGP bikes in their natural habitats, the Micro Machines series could be for you. It involves racing miniatures representing particular vehicle types across a particular terrain found around the house. The Sports Cars race on the desktop, 4x4s in the sandpit, Formula 1 cars on a snooker table, and so on.****These levels were packed with variation. The Snooker tables has the track painted on, although this is open to deviation (as are most levels), and had you racing through the pockets and across the rim of the table. Tanks raced as well, with the chance of shooting out your opponent if they got directly in front of you. The desktop levels include binders to jump across, pencil-sharpeners to avoid, and lots of visual jokes in the open homework.****Viewed from overhead with small graphics, the races include up to 4 cars. In one player challenge mode you race through the 21 tracks in a set order, selecting your 3 opponents as you go along (adding a fair amount of strategy - ideally you should aim to eliminate the better CPU cars early on), eliminating one after every third race (assuming that you can finish in the top 2 of a race within your 3 lives). If you win 3 races in a row without using a continue you get a time-trial race which can earn you an extra life.****The real innovation of the game was in the multiplayer modes. You started with 4 points each, and when one car gets far enough ahead to force the other car off-screen, the slider moves in their favour. Once it reached the end (which involved beating them 4 times more than they beat you) you win the level, although if 3 laps were completed, the person leading at that point is declared the winner - with a sudden death play off if scores are level. 9 of the tracks are available in this mode, although you can also play this Head to Head system as a 1-player game across all the tracks.&lt;/story&gt; &lt;/game&gt;">
            <text:p>&lt;game name="Micro Machines (Europe)"&gt; &lt;year&gt;1993&lt;/year&gt; &lt;rating&gt;ESRB - RP (Rating Pending)&lt;/rating&gt; &lt;title&gt;Micro Machines &lt;/title&gt; &lt;pub&gt;Codemasters Software Company Limited, The&lt;/pub&gt; &lt;dev&gt;Codemasters Software Company Limited, The&lt;/dev&gt; &lt;genre&gt;Driving&lt;/genre&gt; &lt;score&gt;5.0&lt;/score&gt; &lt;player&gt;1-2 Players&lt;/player&gt; &lt;story&gt;If you're bored of racing Formula 1 cars, rally cars or MotoGP bikes in their natural habitats, the Micro Machines series could be for you. It involves racing miniatures representing particular vehicle types across a particular terrain found around the house. The Sports Cars race on the desktop, 4x4s in the sandpit, Formula 1 cars on a snooker table, and so on.****These levels were packed with variation. The Snooker tables has the track painted on, although this is open to deviation (as are most levels), and had you racing through the pockets and across the rim of the table. Tanks raced as well, with the chance of shooting out your opponent if they got directly in front of you. The desktop levels include binders to jump across, pencil-sharpeners to avoid, and lots of visual jokes in the open homework.****Viewed from overhead with small graphics, the races include up to 4 cars. In one player challenge mode you race through the 21 tracks in a set order, selecting your 3 opponents as you go along (adding a fair amount of strategy - ideally you should aim to eliminate the better CPU cars early on), eliminating one after every third race (assuming that you can finish in the top 2 of a race within your 3 lives). If you win 3 races in a row without using a continue you get a time-trial race which can earn you an extra life.****The real innovation of the game was in the multiplayer modes. You started with 4 points each, and when one car gets far enough ahead to force the other car off-screen, the slider moves in their favour. Once it reached the end (which involved beating them 4 times more than they beat you) you win the level, although if 3 laps were completed, the person leading at that point is declared the winner - with a sudden death play off if scores are level. 9 of the tracks are available in this mode, although you can also play this Head to Head system as a 1-player game across all the tracks.&lt;/story&gt; &lt;/game&gt;</text:p>
          </table:table-cell>
        </table:table-row>
        <table:table-row table:style-name="ro1">
          <table:table-cell office:value-type="string">
            <text:p>Miracle Warriors - Seal of the Dark Lord (USA, Europe)</text:p>
          </table:table-cell>
          <table:table-cell office:value-type="string">
            <text:p>1988</text:p>
          </table:table-cell>
          <table:table-cell office:value-type="string">
            <text:p>ESRB - RP (Rating Pending)</text:p>
          </table:table-cell>
          <table:table-cell office:value-type="string">
            <text:p>Miracle Warriors - Seal of the Dark Lord </text:p>
          </table:table-cell>
          <table:table-cell office:value-type="string">
            <text:p>SEGA of America, Inc.</text:p>
          </table:table-cell>
          <table:table-cell office:value-type="string">
            <text:p>ASCII Corporation|Kogado Software Products</text:p>
          </table:table-cell>
          <table:table-cell office:value-type="string">
            <text:p>Role-Playing</text:p>
          </table:table-cell>
          <table:table-cell office:value-type="string">
            <text:p>3.7</text:p>
          </table:table-cell>
          <table:table-cell office:value-type="string">
            <text:p>1 Player</text:p>
          </table:table-cell>
          <table:table-cell office:value-type="string">
            <text:p>In Miracle Warriors: Seal of the Dark Lord, you have been asked to recover the Golden Seal which is being guarded by the Dark Lord Terarin. <text:s/>You start your quest by yourself, but you must find three other companions who will join you to defeat Terarin. You also must venture through five lands. You will find villages, towns and castles in your travels in these lands. In each, you will find or be able to buy weapons and armor (both for you and your companions), medicine and...clues. You will also find caves, dungeons, and monuments that are scattered. Some you may enter unhindered. Others will be locked...until you find the right person or learn the right spell. ****Also within each land, you will encounter monsters such as evil merchants, Weasly wimps, Unmutaks, Great Lions, Gelfises, Zirods, and many more. Some of these monsters do less damage than others, and <text:s/>take more damage themselves. You can either attack them yourself using your weapons or spells, or make your companions attack the monsters themselves. When defeated, most monsters will either leave behind some coins, which you can spend to buy stuff at the towns, or some items, which you can also use to defeat monsters.****However, not all inhabitants are monsters. You will also meet merchants and travelers who might tell you where to go and what to do.</text:p>
          </table:table-cell>
          <table:table-cell table:formula="of:=CONCATENATE(&quot;&lt;game name=&quot;;CHAR(34);[.A146];CHAR(34);&quot;&gt; &lt;year&gt;&quot;;[.B146];&quot;&lt;/year&gt; &lt;rating&gt;&quot;;[.C146];&quot;&lt;/rating&gt; &lt;title&gt;&quot;;[.D146];&quot;&lt;/title&gt; &lt;pub&gt;&quot;;[.E146];&quot;&lt;/pub&gt; &lt;dev&gt;&quot;;[.F146];&quot;&lt;/dev&gt; &lt;genre&gt;&quot;;[.G146];&quot;&lt;/genre&gt; &lt;score&gt;&quot;;[.H146];&quot;&lt;/score&gt; &lt;player&gt;&quot;;[.I146];&quot;&lt;/player&gt; &lt;story&gt;&quot;;[.J146];&quot;&lt;/story&gt; &lt;/game&gt;&quot;)" office:value-type="string" office:string-value="&lt;game name=&quot;Miracle Warriors - Seal of the Dark Lord (USA, Europe)&quot;&gt; &lt;year&gt;1988&lt;/year&gt; &lt;rating&gt;ESRB - RP (Rating Pending)&lt;/rating&gt; &lt;title&gt;Miracle Warriors - Seal of the Dark Lord &lt;/title&gt; &lt;pub&gt;SEGA of America, Inc.&lt;/pub&gt; &lt;dev&gt;ASCII Corporation|Kogado Software Products&lt;/dev&gt; &lt;genre&gt;Role-Playing&lt;/genre&gt; &lt;score&gt;3.7&lt;/score&gt; &lt;player&gt;1 Player&lt;/player&gt; &lt;story&gt;In Miracle Warriors: Seal of the Dark Lord, you have been asked to recover the Golden Seal which is being guarded by the Dark Lord Terarin.  You start your quest by yourself, but you must find three other companions who will join you to defeat Terarin. You also must venture through five lands. You will find villages, towns and castles in your travels in these lands. In each, you will find or be able to buy weapons and armor (both for you and your companions), medicine and...clues. You will also find caves, dungeons, and monuments that are scattered. Some you may enter unhindered. Others will be locked...until you find the right person or learn the right spell. ****Also within each land, you will encounter monsters such as evil merchants, Weasly wimps, Unmutaks, Great Lions, Gelfises, Zirods, and many more. Some of these monsters do less damage than others, and  take more damage themselves. You can either attack them yourself using your weapons or spells, or make your companions attack the monsters themselves. When defeated, most monsters will either leave behind some coins, which you can spend to buy stuff at the towns, or some items, which you can also use to defeat monsters.****However, not all inhabitants are monsters. You will also meet merchants and travelers who might tell you where to go and what to do.&lt;/story&gt; &lt;/game&gt;">
            <text:p>&lt;game name="Miracle Warriors - Seal of the Dark Lord (USA, Europe)"&gt; &lt;year&gt;1988&lt;/year&gt; &lt;rating&gt;ESRB - RP (Rating Pending)&lt;/rating&gt; &lt;title&gt;Miracle Warriors - Seal of the Dark Lord &lt;/title&gt; &lt;pub&gt;SEGA of America, Inc.&lt;/pub&gt; &lt;dev&gt;ASCII Corporation|Kogado Software Products&lt;/dev&gt; &lt;genre&gt;Role-Playing&lt;/genre&gt; &lt;score&gt;3.7&lt;/score&gt; &lt;player&gt;1 Player&lt;/player&gt; &lt;story&gt;In Miracle Warriors: Seal of the Dark Lord, you have been asked to recover the Golden Seal which is being guarded by the Dark Lord Terarin. <text:s/>You start your quest by yourself, but you must find three other companions who will join you to defeat Terarin. You also must venture through five lands. You will find villages, towns and castles in your travels in these lands. In each, you will find or be able to buy weapons and armor (both for you and your companions), medicine and...clues. You will also find caves, dungeons, and monuments that are scattered. Some you may enter unhindered. Others will be locked...until you find the right person or learn the right spell. ****Also within each land, you will encounter monsters such as evil merchants, Weasly wimps, Unmutaks, Great Lions, Gelfises, Zirods, and many more. Some of these monsters do less damage than others, and <text:s/>take more damage themselves. You can either attack them yourself using your weapons or spells, or make your companions attack the monsters themselves. When defeated, most monsters will either leave behind some coins, which you can spend to buy stuff at the towns, or some items, which you can also use to defeat monsters.****However, not all inhabitants are monsters. You will also meet merchants and travelers who might tell you where to go and what to do.&lt;/story&gt; &lt;/game&gt;</text:p>
          </table:table-cell>
        </table:table-row>
        <table:table-row table:style-name="ro1">
          <table:table-cell office:value-type="string">
            <text:p>Missile Defense 3-D (USA, Europe)</text:p>
          </table:table-cell>
          <table:table-cell office:value-type="string">
            <text:p>1987</text:p>
          </table:table-cell>
          <table:table-cell office:value-type="string">
            <text:p>ESRB - RP (Rating Pending)</text:p>
          </table:table-cell>
          <table:table-cell office:value-type="string">
            <text:p>Missile Defense 3-D </text:p>
          </table:table-cell>
          <table:table-cell office:value-type="string">
            <text:p>SEGA of America, Inc.</text:p>
          </table:table-cell>
          <table:table-cell office:value-type="string">
            <text:p>SEGA Enterprises Ltd.</text:p>
          </table:table-cell>
          <table:table-cell office:value-type="string">
            <text:p>Gun</text:p>
          </table:table-cell>
          <table:table-cell office:value-type="string">
            <text:p>3.1</text:p>
          </table:table-cell>
          <table:table-cell office:value-type="string">
            <text:p>1 Player</text:p>
          </table:table-cell>
          <table:table-cell office:value-type="string">
            <text:p>The east and west are attacking! <text:s/>ICBM's and cruise missiles are flying, and it's your job to intercept them from a laser cannon positioned in space. <text:s/>You have 3 chances to save each city. <text:s/>Scene 1: Launch. <text:s/>Shoot as many as possible from their launch point. <text:s/>If you miss any, you can catch up with them in scene 2. <text:s/>Scene 2: However many you missed in the previous scene, you have another chance to shoot them down. <text:s/>If you miss them again, you have one final chance to catch them in scene 3. <text:s/>Scene 3: The City - This is the last chance. <text:s/>You must shoot them ALL down, if even one gets through, the game is over. <text:s/>The game starts off fairly easy, but quickly ramps up in speed and the number of missiles launched.</text:p>
          </table:table-cell>
          <table:table-cell table:formula="of:=CONCATENATE(&quot;&lt;game name=&quot;;CHAR(34);[.A147];CHAR(34);&quot;&gt; &lt;year&gt;&quot;;[.B147];&quot;&lt;/year&gt; &lt;rating&gt;&quot;;[.C147];&quot;&lt;/rating&gt; &lt;title&gt;&quot;;[.D147];&quot;&lt;/title&gt; &lt;pub&gt;&quot;;[.E147];&quot;&lt;/pub&gt; &lt;dev&gt;&quot;;[.F147];&quot;&lt;/dev&gt; &lt;genre&gt;&quot;;[.G147];&quot;&lt;/genre&gt; &lt;score&gt;&quot;;[.H147];&quot;&lt;/score&gt; &lt;player&gt;&quot;;[.I147];&quot;&lt;/player&gt; &lt;story&gt;&quot;;[.J147];&quot;&lt;/story&gt; &lt;/game&gt;&quot;)" office:value-type="string" office:string-value="&lt;game name=&quot;Missile Defense 3-D (USA, Europe)&quot;&gt; &lt;year&gt;1987&lt;/year&gt; &lt;rating&gt;ESRB - RP (Rating Pending)&lt;/rating&gt; &lt;title&gt;Missile Defense 3-D &lt;/title&gt; &lt;pub&gt;SEGA of America, Inc.&lt;/pub&gt; &lt;dev&gt;SEGA Enterprises Ltd.&lt;/dev&gt; &lt;genre&gt;Gun&lt;/genre&gt; &lt;score&gt;3.1&lt;/score&gt; &lt;player&gt;1 Player&lt;/player&gt; &lt;story&gt;The east and west are attacking!  ICBM's and cruise missiles are flying, and it's your job to intercept them from a laser cannon positioned in space.  You have 3 chances to save each city.  Scene 1: Launch.  Shoot as many as possible from their launch point.  If you miss any, you can catch up with them in scene 2.  Scene 2: However many you missed in the previous scene, you have another chance to shoot them down.  If you miss them again, you have one final chance to catch them in scene 3.  Scene 3: The City - This is the last chance.  You must shoot them ALL down, if even one gets through, the game is over.  The game starts off fairly easy, but quickly ramps up in speed and the number of missiles launched.&lt;/story&gt; &lt;/game&gt;">
            <text:p>&lt;game name="Missile Defense 3-D (USA, Europe)"&gt; &lt;year&gt;1987&lt;/year&gt; &lt;rating&gt;ESRB - RP (Rating Pending)&lt;/rating&gt; &lt;title&gt;Missile Defense 3-D &lt;/title&gt; &lt;pub&gt;SEGA of America, Inc.&lt;/pub&gt; &lt;dev&gt;SEGA Enterprises Ltd.&lt;/dev&gt; &lt;genre&gt;Gun&lt;/genre&gt; &lt;score&gt;3.1&lt;/score&gt; &lt;player&gt;1 Player&lt;/player&gt; &lt;story&gt;The east and west are attacking! <text:s/>ICBM's and cruise missiles are flying, and it's your job to intercept them from a laser cannon positioned in space. <text:s/>You have 3 chances to save each city. <text:s/>Scene 1: Launch. <text:s/>Shoot as many as possible from their launch point. <text:s/>If you miss any, you can catch up with them in scene 2. <text:s/>Scene 2: However many you missed in the previous scene, you have another chance to shoot them down. <text:s/>If you miss them again, you have one final chance to catch them in scene 3. <text:s/>Scene 3: The City - This is the last chance. <text:s/>You must shoot them ALL down, if even one gets through, the game is over. <text:s/>The game starts off fairly easy, but quickly ramps up in speed and the number of missiles launched.&lt;/story&gt; &lt;/game&gt;</text:p>
          </table:table-cell>
        </table:table-row>
        <table:table-row table:style-name="ro1">
          <table:table-cell office:value-type="string">
            <text:p>Monopoly (USA)</text:p>
          </table:table-cell>
          <table:table-cell office:value-type="string">
            <text:p>1988</text:p>
          </table:table-cell>
          <table:table-cell office:value-type="string">
            <text:p>ESRB - RP (Rating Pending)</text:p>
          </table:table-cell>
          <table:table-cell office:value-type="string">
            <text:p>Monopoly</text:p>
          </table:table-cell>
          <table:table-cell office:value-type="string">
            <text:p>SEGA of America, Inc.</text:p>
          </table:table-cell>
          <table:table-cell office:value-type="string">
            <text:p>SEGA Enterprises Ltd.</text:p>
          </table:table-cell>
          <table:table-cell office:value-type="string">
            <text:p>Board Games</text:p>
          </table:table-cell>
          <table:table-cell office:value-type="string">
            <text:p>2.7</text:p>
          </table:table-cell>
          <table:table-cell office:value-type="string">
            <text:p>1-10 Players</text:p>
          </table:table-cell>
          <table:table-cell office:value-type="string">
            <text:p>This time, a Monopoly game on your computer, as good as it knows to be in your reality. Every move of yours can be in 3D animation, or off if you don't want to see animations. There can be up to 6 players at once, and it can be played over the Internet. Music is in midi format, and the sound quality is at the wav format. Roll, spin, and don't miss to give us a grin.</text:p>
          </table:table-cell>
          <table:table-cell table:formula="of:=CONCATENATE(&quot;&lt;game name=&quot;;CHAR(34);[.A148];CHAR(34);&quot;&gt; &lt;year&gt;&quot;;[.B148];&quot;&lt;/year&gt; &lt;rating&gt;&quot;;[.C148];&quot;&lt;/rating&gt; &lt;title&gt;&quot;;[.D148];&quot;&lt;/title&gt; &lt;pub&gt;&quot;;[.E148];&quot;&lt;/pub&gt; &lt;dev&gt;&quot;;[.F148];&quot;&lt;/dev&gt; &lt;genre&gt;&quot;;[.G148];&quot;&lt;/genre&gt; &lt;score&gt;&quot;;[.H148];&quot;&lt;/score&gt; &lt;player&gt;&quot;;[.I148];&quot;&lt;/player&gt; &lt;story&gt;&quot;;[.J148];&quot;&lt;/story&gt; &lt;/game&gt;&quot;)" office:value-type="string" office:string-value="&lt;game name=&quot;Monopoly (USA)&quot;&gt; &lt;year&gt;1988&lt;/year&gt; &lt;rating&gt;ESRB - RP (Rating Pending)&lt;/rating&gt; &lt;title&gt;Monopoly&lt;/title&gt; &lt;pub&gt;SEGA of America, Inc.&lt;/pub&gt; &lt;dev&gt;SEGA Enterprises Ltd.&lt;/dev&gt; &lt;genre&gt;Board Games&lt;/genre&gt; &lt;score&gt;2.7&lt;/score&gt; &lt;player&gt;1-10 Players&lt;/player&gt; &lt;story&gt;This time, a Monopoly game on your computer, as good as it knows to be in your reality. Every move of yours can be in 3D animation, or off if you don't want to see animations. There can be up to 6 players at once, and it can be played over the Internet. Music is in midi format, and the sound quality is at the wav format. Roll, spin, and don't miss to give us a grin.&lt;/story&gt; &lt;/game&gt;">
            <text:p>&lt;game name="Monopoly (USA)"&gt; &lt;year&gt;1988&lt;/year&gt; &lt;rating&gt;ESRB - RP (Rating Pending)&lt;/rating&gt; &lt;title&gt;Monopoly&lt;/title&gt; &lt;pub&gt;SEGA of America, Inc.&lt;/pub&gt; &lt;dev&gt;SEGA Enterprises Ltd.&lt;/dev&gt; &lt;genre&gt;Board Games&lt;/genre&gt; &lt;score&gt;2.7&lt;/score&gt; &lt;player&gt;1-10 Players&lt;/player&gt; &lt;story&gt;This time, a Monopoly game on your computer, as good as it knows to be in your reality. Every move of yours can be in 3D animation, or off if you don't want to see animations. There can be up to 6 players at once, and it can be played over the Internet. Music is in midi format, and the sound quality is at the wav format. Roll, spin, and don't miss to give us a grin.&lt;/story&gt; &lt;/game&gt;</text:p>
          </table:table-cell>
        </table:table-row>
        <table:table-row table:style-name="ro1">
          <table:table-cell office:value-type="string">
            <text:p>Montezuma's Revenge Featuring Panama Joe (USA)</text:p>
          </table:table-cell>
          <table:table-cell office:value-type="string">
            <text:p>1989</text:p>
          </table:table-cell>
          <table:table-cell office:value-type="string">
            <text:p>ESRB - RP (Rating Pending)</text:p>
          </table:table-cell>
          <table:table-cell office:value-type="string">
            <text:p>Montezuma's Revenge Featuring Panama Joe</text:p>
          </table:table-cell>
          <table:table-cell table:number-columns-repeated="2" office:value-type="string">
            <text:p>Parker Brothers</text:p>
          </table:table-cell>
          <table:table-cell office:value-type="string">
            <text:p>Adventure</text:p>
          </table:table-cell>
          <table:table-cell office:value-type="string">
            <text:p>3.8</text:p>
          </table:table-cell>
          <table:table-cell office:value-type="string">
            <text:p>1 Player</text:p>
          </table:table-cell>
          <table:table-cell office:value-type="string">
            <text:p>You play as a treasure hunter named Panama Joe, whose goal is to find an ancient treasure hidden by Aztec warrior <text:s/>deep inside catacombs. But beware, the catacombs are a large maze inhabited by monsters. Bouncing and rolling skulls, dancing spiders, disappearing and re-appearing chains and tons of fire await you. You'll have to find many keys and unlock doors in order to reach your goal. Panama Joe can jump and climb ladders, but doesn't have much to offer in terms of combat. That's why the monsters in the game should be avoided: a collision with an enemy leads to a premature death.</text:p>
          </table:table-cell>
          <table:table-cell table:formula="of:=CONCATENATE(&quot;&lt;game name=&quot;;CHAR(34);[.A149];CHAR(34);&quot;&gt; &lt;year&gt;&quot;;[.B149];&quot;&lt;/year&gt; &lt;rating&gt;&quot;;[.C149];&quot;&lt;/rating&gt; &lt;title&gt;&quot;;[.D149];&quot;&lt;/title&gt; &lt;pub&gt;&quot;;[.E149];&quot;&lt;/pub&gt; &lt;dev&gt;&quot;;[.F149];&quot;&lt;/dev&gt; &lt;genre&gt;&quot;;[.G149];&quot;&lt;/genre&gt; &lt;score&gt;&quot;;[.H149];&quot;&lt;/score&gt; &lt;player&gt;&quot;;[.I149];&quot;&lt;/player&gt; &lt;story&gt;&quot;;[.J149];&quot;&lt;/story&gt; &lt;/game&gt;&quot;)" office:value-type="string" office:string-value="&lt;game name=&quot;Montezuma's Revenge Featuring Panama Joe (USA)&quot;&gt; &lt;year&gt;1989&lt;/year&gt; &lt;rating&gt;ESRB - RP (Rating Pending)&lt;/rating&gt; &lt;title&gt;Montezuma's Revenge Featuring Panama Joe&lt;/title&gt; &lt;pub&gt;Parker Brothers&lt;/pub&gt; &lt;dev&gt;Parker Brothers&lt;/dev&gt; &lt;genre&gt;Adventure&lt;/genre&gt; &lt;score&gt;3.8&lt;/score&gt; &lt;player&gt;1 Player&lt;/player&gt; &lt;story&gt;You play as a treasure hunter named Panama Joe, whose goal is to find an ancient treasure hidden by Aztec warrior  deep inside catacombs. But beware, the catacombs are a large maze inhabited by monsters. Bouncing and rolling skulls, dancing spiders, disappearing and re-appearing chains and tons of fire await you. You'll have to find many keys and unlock doors in order to reach your goal. Panama Joe can jump and climb ladders, but doesn't have much to offer in terms of combat. That's why the monsters in the game should be avoided: a collision with an enemy leads to a premature death.&lt;/story&gt; &lt;/game&gt;">
            <text:p>&lt;game name="Montezuma's Revenge Featuring Panama Joe (USA)"&gt; &lt;year&gt;1989&lt;/year&gt; &lt;rating&gt;ESRB - RP (Rating Pending)&lt;/rating&gt; &lt;title&gt;Montezuma's Revenge Featuring Panama Joe&lt;/title&gt; &lt;pub&gt;Parker Brothers&lt;/pub&gt; &lt;dev&gt;Parker Brothers&lt;/dev&gt; &lt;genre&gt;Adventure&lt;/genre&gt; &lt;score&gt;3.8&lt;/score&gt; &lt;player&gt;1 Player&lt;/player&gt; &lt;story&gt;You play as a treasure hunter named Panama Joe, whose goal is to find an ancient treasure hidden by Aztec warrior <text:s/>deep inside catacombs. But beware, the catacombs are a large maze inhabited by monsters. Bouncing and rolling skulls, dancing spiders, disappearing and re-appearing chains and tons of fire await you. You'll have to find many keys and unlock doors in order to reach your goal. Panama Joe can jump and climb ladders, but doesn't have much to offer in terms of combat. That's why the monsters in the game should be avoided: a collision with an enemy leads to a premature death.&lt;/story&gt; &lt;/game&gt;</text:p>
          </table:table-cell>
        </table:table-row>
        <table:table-row table:style-name="ro1">
          <table:table-cell office:value-type="string">
            <text:p>Mortal Kombat (Europe)</text:p>
          </table:table-cell>
          <table:table-cell office:value-type="string">
            <text:p>1993</text:p>
          </table:table-cell>
          <table:table-cell office:value-type="string">
            <text:p>ESRB - RP (Rating Pending)</text:p>
          </table:table-cell>
          <table:table-cell office:value-type="string">
            <text:p>Mortal Kombat </text:p>
          </table:table-cell>
          <table:table-cell office:value-type="string">
            <text:p>Arena Entertainment</text:p>
          </table:table-cell>
          <table:table-cell office:value-type="string">
            <text:p>Midway Games, Inc.</text:p>
          </table:table-cell>
          <table:table-cell office:value-type="string">
            <text:p>Fighter</text:p>
          </table:table-cell>
          <table:table-cell office:value-type="string">
            <text:p>3.3</text:p>
          </table:table-cell>
          <table:table-cell office:value-type="string">
            <text:p>1-2 Players</text:p>
          </table:table-cell>
          <table:table-cell office:value-type="string">
            <text:p>Five Hundred years ago, an ancient and well respected Shaolin fighting tournament, held every 50 years, was corrupted by an evil and elderly sorcerer by the name of Shang Tsung. <text:s/>Shang was accompanied by Prince Goro, a warrior of the Shokan race (a four armed half-human/half-dragon). Knowing that if ten tournaments in a row were won by the Outworld champion, the Earth Realm would be conquered by evil and fall into darkness, Shang entered Goro in the tournament and had him defeat the great Kung Lao. Goro has been <text:s/>reigning supreme as the undefeated fighting champion for five hundred years now. As the last tournament required draws near, Raiden, Thunder God and protector of the Earth Realm, enacts a plan to tip the scales in the humans favor, Seven fighters step into the arena on Shang Tsung's mysterious island: Shaolin warrior Liu Kang, Special Forces operative Sonya Blade, the mercenary thug Kano, fame-seeking actor Johnny Cage, the ice wielding Lin Kuei warrior Sub-Zero and his undead adversary Scorpion, and Raiden himself.****Mortal Kombat is a side-scrolling 1 on 1 fighting game. Fighting is set as one on one kombat, allowing each player to perform a variety of punches, kicks, and special moves in order to defeat their opponent. <text:s/>When the opponent faces their second round loss, the winner can perform a finishing move called a "Fatality" on the loser. <text:s/>The Fatality is a move unique to each fighter that graphically kills the loser in a blood-soaked finale.****Mortal Kombat began its life as a 2-player arcade title. It is notable for its use of digitized actors to represent the game's fighters, as well as its use of copious amounts of blood during gameplay.</text:p>
          </table:table-cell>
          <table:table-cell table:formula="of:=CONCATENATE(&quot;&lt;game name=&quot;;CHAR(34);[.A150];CHAR(34);&quot;&gt; &lt;year&gt;&quot;;[.B150];&quot;&lt;/year&gt; &lt;rating&gt;&quot;;[.C150];&quot;&lt;/rating&gt; &lt;title&gt;&quot;;[.D150];&quot;&lt;/title&gt; &lt;pub&gt;&quot;;[.E150];&quot;&lt;/pub&gt; &lt;dev&gt;&quot;;[.F150];&quot;&lt;/dev&gt; &lt;genre&gt;&quot;;[.G150];&quot;&lt;/genre&gt; &lt;score&gt;&quot;;[.H150];&quot;&lt;/score&gt; &lt;player&gt;&quot;;[.I150];&quot;&lt;/player&gt; &lt;story&gt;&quot;;[.J150];&quot;&lt;/story&gt; &lt;/game&gt;&quot;)" office:value-type="string" office:string-value="&lt;game name=&quot;Mortal Kombat (Europe)&quot;&gt; &lt;year&gt;1993&lt;/year&gt; &lt;rating&gt;ESRB - RP (Rating Pending)&lt;/rating&gt; &lt;title&gt;Mortal Kombat &lt;/title&gt; &lt;pub&gt;Arena Entertainment&lt;/pub&gt; &lt;dev&gt;Midway Games, Inc.&lt;/dev&gt; &lt;genre&gt;Fighter&lt;/genre&gt; &lt;score&gt;3.3&lt;/score&gt; &lt;player&gt;1-2 Players&lt;/player&gt; &lt;story&gt;Five Hundred years ago, an ancient and well respected Shaolin fighting tournament, held every 50 years, was corrupted by an evil and elderly sorcerer by the name of Shang Tsung.  Shang was accompanied by Prince Goro, a warrior of the Shokan race (a four armed half-human/half-dragon). Knowing that if ten tournaments in a row were won by the Outworld champion, the Earth Realm would be conquered by evil and fall into darkness, Shang entered Goro in the tournament and had him defeat the great Kung Lao. Goro has been  reigning supreme as the undefeated fighting champion for five hundred years now. As the last tournament required draws near, Raiden, Thunder God and protector of the Earth Realm, enacts a plan to tip the scales in the humans favor, Seven fighters step into the arena on Shang Tsung's mysterious island: Shaolin warrior Liu Kang, Special Forces operative Sonya Blade, the mercenary thug Kano, fame-seeking actor Johnny Cage, the ice wielding Lin Kuei warrior Sub-Zero and his undead adversary Scorpion, and Raiden himself.****Mortal Kombat is a side-scrolling 1 on 1 fighting game. Fighting is set as one on one kombat, allowing each player to perform a variety of punches, kicks, and special moves in order to defeat their opponent.  When the opponent faces their second round loss, the winner can perform a finishing move called a &quot;Fatality&quot; on the loser.  The Fatality is a move unique to each fighter that graphically kills the loser in a blood-soaked finale.****Mortal Kombat began its life as a 2-player arcade title. It is notable for its use of digitized actors to represent the game's fighters, as well as its use of copious amounts of blood during gameplay.&lt;/story&gt; &lt;/game&gt;">
            <text:p>&lt;game name="Mortal Kombat (Europe)"&gt; &lt;year&gt;1993&lt;/year&gt; &lt;rating&gt;ESRB - RP (Rating Pending)&lt;/rating&gt; &lt;title&gt;Mortal Kombat &lt;/title&gt; &lt;pub&gt;Arena Entertainment&lt;/pub&gt; &lt;dev&gt;Midway Games, Inc.&lt;/dev&gt; &lt;genre&gt;Fighter&lt;/genre&gt; &lt;score&gt;3.3&lt;/score&gt; &lt;player&gt;1-2 Players&lt;/player&gt; &lt;story&gt;Five Hundred years ago, an ancient and well respected Shaolin fighting tournament, held every 50 years, was corrupted by an evil and elderly sorcerer by the name of Shang Tsung. <text:s/>Shang was accompanied by Prince Goro, a warrior of the Shokan race (a four armed half-human/half-dragon). Knowing that if ten tournaments in a row were won by the Outworld champion, the Earth Realm would be conquered by evil and fall into darkness, Shang entered Goro in the tournament and had him defeat the great Kung Lao. Goro has been <text:s/>reigning supreme as the undefeated fighting champion for five hundred years now. As the last tournament required draws near, Raiden, Thunder God and protector of the Earth Realm, enacts a plan to tip the scales in the humans favor, Seven fighters step into the arena on Shang Tsung's mysterious island: Shaolin warrior Liu Kang, Special Forces operative Sonya Blade, the mercenary thug Kano, fame-seeking actor Johnny Cage, the ice wielding Lin Kuei warrior Sub-Zero and his undead adversary Scorpion, and Raiden himself.****Mortal Kombat is a side-scrolling 1 on 1 fighting game. Fighting is set as one on one kombat, allowing each player to perform a variety of punches, kicks, and special moves in order to defeat their opponent. <text:s/>When the opponent faces their second round loss, the winner can perform a finishing move called a "Fatality" on the loser. <text:s/>The Fatality is a move unique to each fighter that graphically kills the loser in a blood-soaked finale.****Mortal Kombat began its life as a 2-player arcade title. It is notable for its use of digitized actors to represent the game's fighters, as well as its use of copious amounts of blood during gameplay.&lt;/story&gt; &lt;/game&gt;</text:p>
          </table:table-cell>
        </table:table-row>
        <table:table-row table:style-name="ro1">
          <table:table-cell office:value-type="string">
            <text:p>Mortal Kombat II (Europe)</text:p>
          </table:table-cell>
          <table:table-cell office:value-type="string">
            <text:p>1994</text:p>
          </table:table-cell>
          <table:table-cell office:value-type="string">
            <text:p>ESRB - RP (Rating Pending)</text:p>
          </table:table-cell>
          <table:table-cell office:value-type="string">
            <text:p>Mortal Kombat II </text:p>
          </table:table-cell>
          <table:table-cell office:value-type="string">
            <text:p>Acclaim Entertainment, Inc.</text:p>
          </table:table-cell>
          <table:table-cell office:value-type="string">
            <text:p>Midway Games, Inc.</text:p>
          </table:table-cell>
          <table:table-cell office:value-type="string">
            <text:p>Fighter</text:p>
          </table:table-cell>
          <table:table-cell office:value-type="string">
            <text:p>3.3</text:p>
          </table:table-cell>
          <table:table-cell office:value-type="string">
            <text:p>1-2 Players</text:p>
          </table:table-cell>
          <table:table-cell office:value-type="string">
            <text:p>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text:p>
          </table:table-cell>
          <table:table-cell table:formula="of:=CONCATENATE(&quot;&lt;game name=&quot;;CHAR(34);[.A151];CHAR(34);&quot;&gt; &lt;year&gt;&quot;;[.B151];&quot;&lt;/year&gt; &lt;rating&gt;&quot;;[.C151];&quot;&lt;/rating&gt; &lt;title&gt;&quot;;[.D151];&quot;&lt;/title&gt; &lt;pub&gt;&quot;;[.E151];&quot;&lt;/pub&gt; &lt;dev&gt;&quot;;[.F151];&quot;&lt;/dev&gt; &lt;genre&gt;&quot;;[.G151];&quot;&lt;/genre&gt; &lt;score&gt;&quot;;[.H151];&quot;&lt;/score&gt; &lt;player&gt;&quot;;[.I151];&quot;&lt;/player&gt; &lt;story&gt;&quot;;[.J151];&quot;&lt;/story&gt; &lt;/game&gt;&quot;)" office:value-type="string" office:string-value="&lt;game name=&quot;Mortal Kombat II (Europe)&quot;&gt; &lt;year&gt;1994&lt;/year&gt; &lt;rating&gt;ESRB - RP (Rating Pending)&lt;/rating&gt; &lt;title&gt;Mortal Kombat II &lt;/title&gt; &lt;pub&gt;Acclaim Entertainment, Inc.&lt;/pub&gt; &lt;dev&gt;Midway Games, Inc.&lt;/dev&gt; &lt;genre&gt;Fighter&lt;/genre&gt; &lt;score&gt;3.3&lt;/score&gt; &lt;player&gt;1-2 Players&lt;/player&gt; &lt;story&gt;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lt;/story&gt; &lt;/game&gt;">
            <text:p>&lt;game name="Mortal Kombat II (Europe)"&gt; &lt;year&gt;1994&lt;/year&gt; &lt;rating&gt;ESRB - RP (Rating Pending)&lt;/rating&gt; &lt;title&gt;Mortal Kombat II &lt;/title&gt; &lt;pub&gt;Acclaim Entertainment, Inc.&lt;/pub&gt; &lt;dev&gt;Midway Games, Inc.&lt;/dev&gt; &lt;genre&gt;Fighter&lt;/genre&gt; &lt;score&gt;3.3&lt;/score&gt; &lt;player&gt;1-2 Players&lt;/player&gt; &lt;story&gt;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lt;/story&gt; &lt;/game&gt;</text:p>
          </table:table-cell>
        </table:table-row>
        <table:table-row table:style-name="ro1">
          <table:table-cell office:value-type="string">
            <text:p>Ms. Pac-Man (Europe)</text:p>
          </table:table-cell>
          <table:table-cell office:value-type="string">
            <text:p>1987</text:p>
          </table:table-cell>
          <table:table-cell office:value-type="string">
            <text:p>ESRB - RP (Rating Pending)</text:p>
          </table:table-cell>
          <table:table-cell office:value-type="string">
            <text:p>Ms. Pac-Man </text:p>
          </table:table-cell>
          <table:table-cell office:value-type="string">
            <text:p>Tengen Inc.</text:p>
          </table:table-cell>
          <table:table-cell office:value-type="string">
            <text:p>Midway Games, Inc.</text:p>
          </table:table-cell>
          <table:table-cell office:value-type="string">
            <text:p>Action</text:p>
          </table:table-cell>
          <table:table-cell office:value-type="string">
            <text:p>3.7</text:p>
          </table:table-cell>
          <table:table-cell office:value-type="string">
            <text:p>1-2 Players</text:p>
          </table:table-cell>
          <table:table-cell office:value-type="string">
            <text:p>In 1982, a sequel to the <text:s/>incredibly popular Pac-Man was introduced in the form of his girlfriend, Ms. Pac-Man. <text:s/>This sequel continued on the "eat the dots/avoid the ghosts" gameplay of the original game, but added new features to keep the title fresh.****Like her boyfriend, Ms. Pac-Man attempts to clear four various and challenging mazes filled with dots and ever-moving bouncing fruit <text:s/>while avoiding Inky, Blinky, Pinky and Sue, each with their own personalities and tactics. <text:s/>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Junior".</text:p>
          </table:table-cell>
          <table:table-cell table:formula="of:=CONCATENATE(&quot;&lt;game name=&quot;;CHAR(34);[.A152];CHAR(34);&quot;&gt; &lt;year&gt;&quot;;[.B152];&quot;&lt;/year&gt; &lt;rating&gt;&quot;;[.C152];&quot;&lt;/rating&gt; &lt;title&gt;&quot;;[.D152];&quot;&lt;/title&gt; &lt;pub&gt;&quot;;[.E152];&quot;&lt;/pub&gt; &lt;dev&gt;&quot;;[.F152];&quot;&lt;/dev&gt; &lt;genre&gt;&quot;;[.G152];&quot;&lt;/genre&gt; &lt;score&gt;&quot;;[.H152];&quot;&lt;/score&gt; &lt;player&gt;&quot;;[.I152];&quot;&lt;/player&gt; &lt;story&gt;&quot;;[.J152];&quot;&lt;/story&gt; &lt;/game&gt;&quot;)" office:value-type="string" office:string-value="&lt;game name=&quot;Ms. Pac-Man (Europe)&quot;&gt; &lt;year&gt;1987&lt;/year&gt; &lt;rating&gt;ESRB - RP (Rating Pending)&lt;/rating&gt; &lt;title&gt;Ms. Pac-Man &lt;/title&gt; &lt;pub&gt;Tengen Inc.&lt;/pub&gt; &lt;dev&gt;Midway Games, Inc.&lt;/dev&gt; &lt;genre&gt;Action&lt;/genre&gt; &lt;score&gt;3.7&lt;/score&gt; &lt;player&gt;1-2 Players&lt;/player&gt; &lt;story&gt;In 1982, a sequel to the  incredibly popular Pac-Man was introduced in the form of his girlfriend, Ms. Pac-Man.  This sequel continued on the &quot;eat the dots/avoid the ghosts&quot; gameplay of the original game, but added new features to keep the title fresh.****Like her boyfriend, Ms. Pac-Man attempts to clear four various and challenging mazes filled with dots and ever-moving bouncing fruit  while avoiding Inky, Blinky, Pinky and Sue, each with their own personalities and tactics.  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quot;Junior&quot;.&lt;/story&gt; &lt;/game&gt;">
            <text:p>&lt;game name="Ms. Pac-Man (Europe)"&gt; &lt;year&gt;1987&lt;/year&gt; &lt;rating&gt;ESRB - RP (Rating Pending)&lt;/rating&gt; &lt;title&gt;Ms. Pac-Man &lt;/title&gt; &lt;pub&gt;Tengen Inc.&lt;/pub&gt; &lt;dev&gt;Midway Games, Inc.&lt;/dev&gt; &lt;genre&gt;Action&lt;/genre&gt; &lt;score&gt;3.7&lt;/score&gt; &lt;player&gt;1-2 Players&lt;/player&gt; &lt;story&gt;In 1982, a sequel to the <text:s/>incredibly popular Pac-Man was introduced in the form of his girlfriend, Ms. Pac-Man. <text:s/>This sequel continued on the "eat the dots/avoid the ghosts" gameplay of the original game, but added new features to keep the title fresh.****Like her boyfriend, Ms. Pac-Man attempts to clear four various and challenging mazes filled with dots and ever-moving bouncing fruit <text:s/>while avoiding Inky, Blinky, Pinky and Sue, each with their own personalities and tactics. <text:s/>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Junior".&lt;/story&gt; &lt;/game&gt;</text:p>
          </table:table-cell>
        </table:table-row>
        <table:table-row table:style-name="ro1">
          <table:table-cell office:value-type="string">
            <text:p>My Hero (USA, Europe)</text:p>
          </table:table-cell>
          <table:table-cell office:value-type="string">
            <text:p>1986</text:p>
          </table:table-cell>
          <table:table-cell office:value-type="string">
            <text:p>ESRB - RP (Rating Pending)</text:p>
          </table:table-cell>
          <table:table-cell office:value-type="string">
            <text:p>My Hero </text:p>
          </table:table-cell>
          <table:table-cell office:value-type="string">
            <text:p>SEGA Enterprises Ltd.</text:p>
          </table:table-cell>
          <table:table-cell office:value-type="string">
            <text:p>Coreland</text:p>
          </table:table-cell>
          <table:table-cell office:value-type="string">
            <text:p>Beat-'Em-Up</text:p>
          </table:table-cell>
          <table:table-cell office:value-type="string">
            <text:p>2.4</text:p>
          </table:table-cell>
          <table:table-cell office:value-type="string">
            <text:p>1-2 Players</text:p>
          </table:table-cell>
          <table:table-cell office:value-type="string">
            <text:p>Rescue your girlfriend from the clutches of an evil gang in this extremely unforgiving side-scrolling beat-em-up. The eponymous hero can only jump-kick and punch and must fight numerous thugs, pigs, bulldogs and frogs on his way to the gang's leader, Mohikan. The game, an arcade conversion, was released originally on Master System card format.</text:p>
          </table:table-cell>
          <table:table-cell table:formula="of:=CONCATENATE(&quot;&lt;game name=&quot;;CHAR(34);[.A153];CHAR(34);&quot;&gt; &lt;year&gt;&quot;;[.B153];&quot;&lt;/year&gt; &lt;rating&gt;&quot;;[.C153];&quot;&lt;/rating&gt; &lt;title&gt;&quot;;[.D153];&quot;&lt;/title&gt; &lt;pub&gt;&quot;;[.E153];&quot;&lt;/pub&gt; &lt;dev&gt;&quot;;[.F153];&quot;&lt;/dev&gt; &lt;genre&gt;&quot;;[.G153];&quot;&lt;/genre&gt; &lt;score&gt;&quot;;[.H153];&quot;&lt;/score&gt; &lt;player&gt;&quot;;[.I153];&quot;&lt;/player&gt; &lt;story&gt;&quot;;[.J153];&quot;&lt;/story&gt; &lt;/game&gt;&quot;)" office:value-type="string" office:string-value="&lt;game name=&quot;My Hero (USA, Europe)&quot;&gt; &lt;year&gt;1986&lt;/year&gt; &lt;rating&gt;ESRB - RP (Rating Pending)&lt;/rating&gt; &lt;title&gt;My Hero &lt;/title&gt; &lt;pub&gt;SEGA Enterprises Ltd.&lt;/pub&gt; &lt;dev&gt;Coreland&lt;/dev&gt; &lt;genre&gt;Beat-'Em-Up&lt;/genre&gt; &lt;score&gt;2.4&lt;/score&gt; &lt;player&gt;1-2 Players&lt;/player&gt; &lt;story&gt;Rescue your girlfriend from the clutches of an evil gang in this extremely unforgiving side-scrolling beat-em-up. The eponymous hero can only jump-kick and punch and must fight numerous thugs, pigs, bulldogs and frogs on his way to the gang's leader, Mohikan. The game, an arcade conversion, was released originally on Master System card format.&lt;/story&gt; &lt;/game&gt;">
            <text:p>&lt;game name="My Hero (USA, Europe)"&gt; &lt;year&gt;1986&lt;/year&gt; &lt;rating&gt;ESRB - RP (Rating Pending)&lt;/rating&gt; &lt;title&gt;My Hero &lt;/title&gt; &lt;pub&gt;SEGA Enterprises Ltd.&lt;/pub&gt; &lt;dev&gt;Coreland&lt;/dev&gt; &lt;genre&gt;Beat-'Em-Up&lt;/genre&gt; &lt;score&gt;2.4&lt;/score&gt; &lt;player&gt;1-2 Players&lt;/player&gt; &lt;story&gt;Rescue your girlfriend from the clutches of an evil gang in this extremely unforgiving side-scrolling beat-em-up. The eponymous hero can only jump-kick and punch and must fight numerous thugs, pigs, bulldogs and frogs on his way to the gang's leader, Mohikan. The game, an arcade conversion, was released originally on Master System card format.&lt;/story&gt; &lt;/game&gt;</text:p>
          </table:table-cell>
        </table:table-row>
        <table:table-row table:style-name="ro1">
          <table:table-cell office:value-type="string">
            <text:p>New Zealand Story, The (Europe)</text:p>
          </table:table-cell>
          <table:table-cell office:value-type="string">
            <text:p>1992</text:p>
          </table:table-cell>
          <table:table-cell office:value-type="string">
            <text:p>ESRB - RP (Rating Pending)</text:p>
          </table:table-cell>
          <table:table-cell office:value-type="string">
            <text:p>New Zealand Story, The </text:p>
          </table:table-cell>
          <table:table-cell table:number-columns-repeated="2" office:value-type="string">
            <text:p>Taito Corporation</text:p>
          </table:table-cell>
          <table:table-cell office:value-type="string">
            <text:p>Platform</text:p>
          </table:table-cell>
          <table:table-cell office:value-type="string">
            <text:p>3.2</text:p>
          </table:table-cell>
          <table:table-cell office:value-type="string">
            <text:p>1 Player</text:p>
          </table:table-cell>
          <table:table-cell office:value-type="string">
            <text:p>One day, a kiwi tribe was having fun and games outside the zoo, only to be kidnapped by the evil-minded Leopard Seal, who plans to sell them at the black market. Fortunately, during the kidnapping process, Tiki, leader of the tribe, managed to escape the sack, and her job is to rescue Phee-Phee and the other kiwis scattered around New Zealand, and are held in cages in various locations that include Auckland, Rotorua, Waitomo Caves, Strait Cook, and Mt. Cook. ****If Tiki doesn't rescue a kiwi in a limited amount of time, the devil will appear and try to kill her. When Tiki reaches the outskirts of each city, except Strait Cook, there is a boss waiting to meet Tiki, and kill her by using their own choice of weapons. Also making the rescue mission difficult are several nasties that attempt to throw their own weapons, like bombs and arrows, at her. To defeat these enemies, Tiki shoots at them using her crossbow and arrows. More often than not, when Tiki shoots at enemies, they will leave behind pieces of fruit that she can pick up for points. However, it is likely that Tiki may get other weapons or the letters E, X, T, E, N, and D. Collecting all these letters will result in an extra life, and as for the weapons, they include laser shots, bombs, and fireballs. ****In some levels, a few areas are located further up than just left or right, and the only way that Tiki can go up is by snatching something off the enemy that gives her the ability to fly up. Other areas are underwater, and when Tiki goes underwater, her oxygen <text:s/>meter decreases, so she has to rise up to the surface again to restore her oxygen levels. Apart from her own weapons, Tiki is able to squirt water at enemies if she gets to the top of the water.</text:p>
          </table:table-cell>
          <table:table-cell table:formula="of:=CONCATENATE(&quot;&lt;game name=&quot;;CHAR(34);[.A154];CHAR(34);&quot;&gt; &lt;year&gt;&quot;;[.B154];&quot;&lt;/year&gt; &lt;rating&gt;&quot;;[.C154];&quot;&lt;/rating&gt; &lt;title&gt;&quot;;[.D154];&quot;&lt;/title&gt; &lt;pub&gt;&quot;;[.E154];&quot;&lt;/pub&gt; &lt;dev&gt;&quot;;[.F154];&quot;&lt;/dev&gt; &lt;genre&gt;&quot;;[.G154];&quot;&lt;/genre&gt; &lt;score&gt;&quot;;[.H154];&quot;&lt;/score&gt; &lt;player&gt;&quot;;[.I154];&quot;&lt;/player&gt; &lt;story&gt;&quot;;[.J154];&quot;&lt;/story&gt; &lt;/game&gt;&quot;)" office:value-type="string" office:string-value="&lt;game name=&quot;New Zealand Story, The (Europe)&quot;&gt; &lt;year&gt;1992&lt;/year&gt; &lt;rating&gt;ESRB - RP (Rating Pending)&lt;/rating&gt; &lt;title&gt;New Zealand Story, The &lt;/title&gt; &lt;pub&gt;Taito Corporation&lt;/pub&gt; &lt;dev&gt;Taito Corporation&lt;/dev&gt; &lt;genre&gt;Platform&lt;/genre&gt; &lt;score&gt;3.2&lt;/score&gt; &lt;player&gt;1 Player&lt;/player&gt; &lt;story&gt;One day, a kiwi tribe was having fun and games outside the zoo, only to be kidnapped by the evil-minded Leopard Seal, who plans to sell them at the black market. Fortunately, during the kidnapping process, Tiki, leader of the tribe, managed to escape the sack, and her job is to rescue Phee-Phee and the other kiwis scattered around New Zealand, and are held in cages in various locations that include Auckland, Rotorua, Waitomo Caves, Strait Cook, and Mt. Cook. ****If Tiki doesn't rescue a kiwi in a limited amount of time, the devil will appear and try to kill her. When Tiki reaches the outskirts of each city, except Strait Cook, there is a boss waiting to meet Tiki, and kill her by using their own choice of weapons. Also making the rescue mission difficult are several nasties that attempt to throw their own weapons, like bombs and arrows, at her. To defeat these enemies, Tiki shoots at them using her crossbow and arrows. More often than not, when Tiki shoots at enemies, they will leave behind pieces of fruit that she can pick up for points. However, it is likely that Tiki may get other weapons or the letters E, X, T, E, N, and D. Collecting all these letters will result in an extra life, and as for the weapons, they include laser shots, bombs, and fireballs. ****In some levels, a few areas are located further up than just left or right, and the only way that Tiki can go up is by snatching something off the enemy that gives her the ability to fly up. Other areas are underwater, and when Tiki goes underwater, her oxygen  meter decreases, so she has to rise up to the surface again to restore her oxygen levels. Apart from her own weapons, Tiki is able to squirt water at enemies if she gets to the top of the water.&lt;/story&gt; &lt;/game&gt;">
            <text:p>&lt;game name="New Zealand Story, The (Europe)"&gt; &lt;year&gt;1992&lt;/year&gt; &lt;rating&gt;ESRB - RP (Rating Pending)&lt;/rating&gt; &lt;title&gt;New Zealand Story, The &lt;/title&gt; &lt;pub&gt;Taito Corporation&lt;/pub&gt; &lt;dev&gt;Taito Corporation&lt;/dev&gt; &lt;genre&gt;Platform&lt;/genre&gt; &lt;score&gt;3.2&lt;/score&gt; &lt;player&gt;1 Player&lt;/player&gt; &lt;story&gt;One day, a kiwi tribe was having fun and games outside the zoo, only to be kidnapped by the evil-minded Leopard Seal, who plans to sell them at the black market. Fortunately, during the kidnapping process, Tiki, leader of the tribe, managed to escape the sack, and her job is to rescue Phee-Phee and the other kiwis scattered around New Zealand, and are held in cages in various locations that include Auckland, Rotorua, Waitomo Caves, Strait Cook, and Mt. Cook. ****If Tiki doesn't rescue a kiwi in a limited amount of time, the devil will appear and try to kill her. When Tiki reaches the outskirts of each city, except Strait Cook, there is a boss waiting to meet Tiki, and kill her by using their own choice of weapons. Also making the rescue mission difficult are several nasties that attempt to throw their own weapons, like bombs and arrows, at her. To defeat these enemies, Tiki shoots at them using her crossbow and arrows. More often than not, when Tiki shoots at enemies, they will leave behind pieces of fruit that she can pick up for points. However, it is likely that Tiki may get other weapons or the letters E, X, T, E, N, and D. Collecting all these letters will result in an extra life, and as for the weapons, they include laser shots, bombs, and fireballs. ****In some levels, a few areas are located further up than just left or right, and the only way that Tiki can go up is by snatching something off the enemy that gives her the ability to fly up. Other areas are underwater, and when Tiki goes underwater, her oxygen <text:s/>meter decreases, so she has to rise up to the surface again to restore her oxygen levels. Apart from her own weapons, Tiki is able to squirt water at enemies if she gets to the top of the water.&lt;/story&gt; &lt;/game&gt;</text:p>
          </table:table-cell>
        </table:table-row>
        <table:table-row table:style-name="ro1">
          <table:table-cell office:value-type="string">
            <text:p>Ninja Gaiden (Europe)</text:p>
          </table:table-cell>
          <table:table-cell office:value-type="string">
            <text:p>1988</text:p>
          </table:table-cell>
          <table:table-cell office:value-type="string">
            <text:p>ESRB - RP (Rating Pending)</text:p>
          </table:table-cell>
          <table:table-cell office:value-type="string">
            <text:p>Ninja Gaiden </text:p>
          </table:table-cell>
          <table:table-cell office:value-type="string">
            <text:p>SEGA Enterprises Ltd.</text:p>
          </table:table-cell>
          <table:table-cell office:value-type="string">
            <text:p>SIMS Co., Ltd.</text:p>
          </table:table-cell>
          <table:table-cell office:value-type="string">
            <text:p>Platform</text:p>
          </table:table-cell>
          <table:table-cell office:value-type="string">
            <text:p>4.6</text:p>
          </table:table-cell>
          <table:table-cell office:value-type="string">
            <text:p>1 Player</text:p>
          </table:table-cell>
          <table:table-cell office:value-type="string">
            <text:p>The Master System version of Ninja Gaiden is not a port of the well-known NES game, but an entirely new game (this includes both a different story and different levels) developed by SIMS under license from Tecmo.****The story is also about the original protagonist, the Dragon ninja Ryu Hayabusa, who returns to his clan's village only to find it utterly destroyed and the inhabitants murdered. A single survivor tells Ryu in his last seconds that the Sacred Scroll of Bushido was stolen. With the power of the scroll its owner is mighty enough the gain control of the whole world. Thus Ryu swears to recapture the scroll and the avenge the annihilation of his clan.****The game is sidescrolling platformer/ beat'em up title and incorporates most of the mechanics from the NES games: Ryu can jump and attack with his Dragon Sword. Furthermore, he can collect different kinds of Ninja Magic (which again vary form the powers in the NES games), from shuriken to fire wheels, which can only be used finitely many times, as the use up energy which again must be collected. However, instead of clinging to walls and climbing them, Ryu can push himself off the wall in this game, which must be applied for instance by jumping and forth between two close walls to get higher and higher.****The goal of each level is simply to reach the end of the level before the time runs out. Each level is divided into several sections, and at the end of each level is a boss fight. After beating a boss, a cut scene is shown which continues the story about Ryu's quest for the Bushido scroll and his revenge.</text:p>
          </table:table-cell>
          <table:table-cell table:formula="of:=CONCATENATE(&quot;&lt;game name=&quot;;CHAR(34);[.A155];CHAR(34);&quot;&gt; &lt;year&gt;&quot;;[.B155];&quot;&lt;/year&gt; &lt;rating&gt;&quot;;[.C155];&quot;&lt;/rating&gt; &lt;title&gt;&quot;;[.D155];&quot;&lt;/title&gt; &lt;pub&gt;&quot;;[.E155];&quot;&lt;/pub&gt; &lt;dev&gt;&quot;;[.F155];&quot;&lt;/dev&gt; &lt;genre&gt;&quot;;[.G155];&quot;&lt;/genre&gt; &lt;score&gt;&quot;;[.H155];&quot;&lt;/score&gt; &lt;player&gt;&quot;;[.I155];&quot;&lt;/player&gt; &lt;story&gt;&quot;;[.J155];&quot;&lt;/story&gt; &lt;/game&gt;&quot;)" office:value-type="string" office:string-value="&lt;game name=&quot;Ninja Gaiden (Europe)&quot;&gt; &lt;year&gt;1988&lt;/year&gt; &lt;rating&gt;ESRB - RP (Rating Pending)&lt;/rating&gt; &lt;title&gt;Ninja Gaiden &lt;/title&gt; &lt;pub&gt;SEGA Enterprises Ltd.&lt;/pub&gt; &lt;dev&gt;SIMS Co., Ltd.&lt;/dev&gt; &lt;genre&gt;Platform&lt;/genre&gt; &lt;score&gt;4.6&lt;/score&gt; &lt;player&gt;1 Player&lt;/player&gt; &lt;story&gt;The Master System version of Ninja Gaiden is not a port of the well-known NES game, but an entirely new game (this includes both a different story and different levels) developed by SIMS under license from Tecmo.****The story is also about the original protagonist, the Dragon ninja Ryu Hayabusa, who returns to his clan's village only to find it utterly destroyed and the inhabitants murdered. A single survivor tells Ryu in his last seconds that the Sacred Scroll of Bushido was stolen. With the power of the scroll its owner is mighty enough the gain control of the whole world. Thus Ryu swears to recapture the scroll and the avenge the annihilation of his clan.****The game is sidescrolling platformer/ beat'em up title and incorporates most of the mechanics from the NES games: Ryu can jump and attack with his Dragon Sword. Furthermore, he can collect different kinds of Ninja Magic (which again vary form the powers in the NES games), from shuriken to fire wheels, which can only be used finitely many times, as the use up energy which again must be collected. However, instead of clinging to walls and climbing them, Ryu can push himself off the wall in this game, which must be applied for instance by jumping and forth between two close walls to get higher and higher.****The goal of each level is simply to reach the end of the level before the time runs out. Each level is divided into several sections, and at the end of each level is a boss fight. After beating a boss, a cut scene is shown which continues the story about Ryu's quest for the Bushido scroll and his revenge.&lt;/story&gt; &lt;/game&gt;">
            <text:p>&lt;game name="Ninja Gaiden (Europe)"&gt; &lt;year&gt;1988&lt;/year&gt; &lt;rating&gt;ESRB - RP (Rating Pending)&lt;/rating&gt; &lt;title&gt;Ninja Gaiden &lt;/title&gt; &lt;pub&gt;SEGA Enterprises Ltd.&lt;/pub&gt; &lt;dev&gt;SIMS Co., Ltd.&lt;/dev&gt; &lt;genre&gt;Platform&lt;/genre&gt; &lt;score&gt;4.6&lt;/score&gt; &lt;player&gt;1 Player&lt;/player&gt; &lt;story&gt;The Master System version of Ninja Gaiden is not a port of the well-known NES game, but an entirely new game (this includes both a different story and different levels) developed by SIMS under license from Tecmo.****The story is also about the original protagonist, the Dragon ninja Ryu Hayabusa, who returns to his clan's village only to find it utterly destroyed and the inhabitants murdered. A single survivor tells Ryu in his last seconds that the Sacred Scroll of Bushido was stolen. With the power of the scroll its owner is mighty enough the gain control of the whole world. Thus Ryu swears to recapture the scroll and the avenge the annihilation of his clan.****The game is sidescrolling platformer/ beat'em up title and incorporates most of the mechanics from the NES games: Ryu can jump and attack with his Dragon Sword. Furthermore, he can collect different kinds of Ninja Magic (which again vary form the powers in the NES games), from shuriken to fire wheels, which can only be used finitely many times, as the use up energy which again must be collected. However, instead of clinging to walls and climbing them, Ryu can push himself off the wall in this game, which must be applied for instance by jumping and forth between two close walls to get higher and higher.****The goal of each level is simply to reach the end of the level before the time runs out. Each level is divided into several sections, and at the end of each level is a boss fight. After beating a boss, a cut scene is shown which continues the story about Ryu's quest for the Bushido scroll and his revenge.&lt;/story&gt; &lt;/game&gt;</text:p>
          </table:table-cell>
        </table:table-row>
        <table:table-row table:style-name="ro1">
          <table:table-cell office:value-type="string">
            <text:p>Ninja, The (USA, Europe)</text:p>
          </table:table-cell>
          <table:table-cell office:value-type="string">
            <text:p>1987</text:p>
          </table:table-cell>
          <table:table-cell office:value-type="string">
            <text:p>ESRB - RP (Rating Pending)</text:p>
          </table:table-cell>
          <table:table-cell office:value-type="string">
            <text:p>Ninja, The </text:p>
          </table:table-cell>
          <table:table-cell office:value-type="string">
            <text:p>SEGA of America, Inc.</text:p>
          </table:table-cell>
          <table:table-cell office:value-type="string">
            <text:p>SEGA Enterprises Ltd.</text:p>
          </table:table-cell>
          <table:table-cell office:value-type="string">
            <text:p>Action</text:p>
          </table:table-cell>
          <table:table-cell office:value-type="string">
            <text:p>3.1</text:p>
          </table:table-cell>
          <table:table-cell office:value-type="string">
            <text:p>1-2 Players</text:p>
          </table:table-cell>
          <table:table-cell office:value-type="string">
            <text:p>Early in Japan's edo era, circa 1630, peace had continued in the western province of Ohkami until the feudal lord passed away. Gyokuro, an evil emperor, gained power and his oppressive rule caused great hardship to the people, and the princess who opposed him was confined to a dungeon somewhere in the Ohkami castle. Gyokuro has the Ohkami ninja under control at his command. Utilizing various ninjitsu techniques, in addition to the one that transforms them into a wolf, they protect him from the people who are his enemies.****You play Kazamuru, a great warrior who challenges the clan to a fight in order to rescue the princess. However, he can't rescue the princess unless he finds the five scrolls in the thirteen areas of Ohkami. On his quest, he must defeat various ninjas such as Kuno-ichi and Ninniku, as well as fire-blowing ninjas, slashing ninjas, and footloose ninjas. You'll explore grassy fields, shrines, river banks, <text:s/>towns, and the castle itself. Some of the steps have varied gameplay. For example, you must avoid boulders in Step 2, must use logs in order to cross a river in Step 5, avoid being trampled on by horses in Step 7, and scale a cliff in Step 9.</text:p>
          </table:table-cell>
          <table:table-cell table:formula="of:=CONCATENATE(&quot;&lt;game name=&quot;;CHAR(34);[.A156];CHAR(34);&quot;&gt; &lt;year&gt;&quot;;[.B156];&quot;&lt;/year&gt; &lt;rating&gt;&quot;;[.C156];&quot;&lt;/rating&gt; &lt;title&gt;&quot;;[.D156];&quot;&lt;/title&gt; &lt;pub&gt;&quot;;[.E156];&quot;&lt;/pub&gt; &lt;dev&gt;&quot;;[.F156];&quot;&lt;/dev&gt; &lt;genre&gt;&quot;;[.G156];&quot;&lt;/genre&gt; &lt;score&gt;&quot;;[.H156];&quot;&lt;/score&gt; &lt;player&gt;&quot;;[.I156];&quot;&lt;/player&gt; &lt;story&gt;&quot;;[.J156];&quot;&lt;/story&gt; &lt;/game&gt;&quot;)" office:value-type="string" office:string-value="&lt;game name=&quot;Ninja, The (USA, Europe)&quot;&gt; &lt;year&gt;1987&lt;/year&gt; &lt;rating&gt;ESRB - RP (Rating Pending)&lt;/rating&gt; &lt;title&gt;Ninja, The &lt;/title&gt; &lt;pub&gt;SEGA of America, Inc.&lt;/pub&gt; &lt;dev&gt;SEGA Enterprises Ltd.&lt;/dev&gt; &lt;genre&gt;Action&lt;/genre&gt; &lt;score&gt;3.1&lt;/score&gt; &lt;player&gt;1-2 Players&lt;/player&gt; &lt;story&gt;Early in Japan's edo era, circa 1630, peace had continued in the western province of Ohkami until the feudal lord passed away. Gyokuro, an evil emperor, gained power and his oppressive rule caused great hardship to the people, and the princess who opposed him was confined to a dungeon somewhere in the Ohkami castle. Gyokuro has the Ohkami ninja under control at his command. Utilizing various ninjitsu techniques, in addition to the one that transforms them into a wolf, they protect him from the people who are his enemies.****You play Kazamuru, a great warrior who challenges the clan to a fight in order to rescue the princess. However, he can't rescue the princess unless he finds the five scrolls in the thirteen areas of Ohkami. On his quest, he must defeat various ninjas such as Kuno-ichi and Ninniku, as well as fire-blowing ninjas, slashing ninjas, and footloose ninjas. You'll explore grassy fields, shrines, river banks,  towns, and the castle itself. Some of the steps have varied gameplay. For example, you must avoid boulders in Step 2, must use logs in order to cross a river in Step 5, avoid being trampled on by horses in Step 7, and scale a cliff in Step 9.&lt;/story&gt; &lt;/game&gt;">
            <text:p>&lt;game name="Ninja, The (USA, Europe)"&gt; &lt;year&gt;1987&lt;/year&gt; &lt;rating&gt;ESRB - RP (Rating Pending)&lt;/rating&gt; &lt;title&gt;Ninja, The &lt;/title&gt; &lt;pub&gt;SEGA of America, Inc.&lt;/pub&gt; &lt;dev&gt;SEGA Enterprises Ltd.&lt;/dev&gt; &lt;genre&gt;Action&lt;/genre&gt; &lt;score&gt;3.1&lt;/score&gt; &lt;player&gt;1-2 Players&lt;/player&gt; &lt;story&gt;Early in Japan's edo era, circa 1630, peace had continued in the western province of Ohkami until the feudal lord passed away. Gyokuro, an evil emperor, gained power and his oppressive rule caused great hardship to the people, and the princess who opposed him was confined to a dungeon somewhere in the Ohkami castle. Gyokuro has the Ohkami ninja under control at his command. Utilizing various ninjitsu techniques, in addition to the one that transforms them into a wolf, they protect him from the people who are his enemies.****You play Kazamuru, a great warrior who challenges the clan to a fight in order to rescue the princess. However, he can't rescue the princess unless he finds the five scrolls in the thirteen areas of Ohkami. On his quest, he must defeat various ninjas such as Kuno-ichi and Ninniku, as well as fire-blowing ninjas, slashing ninjas, and footloose ninjas. You'll explore grassy fields, shrines, river banks, <text:s/>towns, and the castle itself. Some of the steps have varied gameplay. For example, you must avoid boulders in Step 2, must use logs in order to cross a river in Step 5, avoid being trampled on by horses in Step 7, and scale a cliff in Step 9.&lt;/story&gt; &lt;/game&gt;</text:p>
          </table:table-cell>
        </table:table-row>
        <table:table-row table:style-name="ro1">
          <table:table-cell office:value-type="string">
            <text:p>Olympic Gold (Europe) (En,Fr,De,Es,It,Nl,Pt,Sv)</text:p>
          </table:table-cell>
          <table:table-cell office:value-type="string">
            <text:p>1992</text:p>
          </table:table-cell>
          <table:table-cell office:value-type="string">
            <text:p>ESRB - RP (Rating Pending)</text:p>
          </table:table-cell>
          <table:table-cell office:value-type="string">
            <text:p>Olympic Gold </text:p>
          </table:table-cell>
          <table:table-cell office:value-type="string">
            <text:p>SEGA Enterprises Ltd.</text:p>
          </table:table-cell>
          <table:table-cell office:value-type="string">
            <text:p>Tiertex Ltd.</text:p>
          </table:table-cell>
          <table:table-cell office:value-type="string">
            <text:p>Olympic</text:p>
          </table:table-cell>
          <table:table-cell office:value-type="string">
            <text:p>2.5</text:p>
          </table:table-cell>
          <table:table-cell office:value-type="string">
            <text:p>1-4 Players</text:p>
          </table:table-cell>
          <table:table-cell office:value-type="string">
            <text:p>The official game of the Games of the XXV Olympiad, held in Barcelona in 1992, featuring seven different events: 100M Sprint, Hammer Throw, Archery, 110M Hurdles, Pole Vault, Springboard diving and 200M Freestyle Swimming.****Gameplay features the typical button mashing formula used by Epyx during the 80s. 100M Sprint, 110M Hurdles and 200M Freestyle Swimming feature a button mashing sequence with just some changes: in the hurdles the player must hit the action key to jump over a hurdle (the timing sets the loss of speed) and in swimming, the sequence takes over one and an half minutes and the action button touches the edge for the return swim. In these events, the player initially faces a semi-final round and only qualifies for the final if ends in the top half. It's possible to watch the other semi-final.**Hammer Throw combines a strong mashing sequence, along an accurate press of the action button to release the hammer, while Pole Vault combines an initial mashing sequence, a first tap on down to set the bar, then pressing up and the action button to release the pole and jump over the bar. Archery is a technical event where the player has three rounds with six arrows each, the winner being the one with the highest score on all three rounds.****The player can choose to compete for eight nations: Great Britain, France, Germany, Italy, hosts Spain, United Stats, Japan and the CIS (formerly the Soviet Union). Each nation has it's own sample of the anthem and a set of athletes to compete against the player. Each athlete is unique, and will perform differently according the the event: in some they are capable of braking World Records, in others, lucky enough to get to a final or a top-6 spot. The competition is split in two tables: sorted by medals and by total score (the gold medalist gets 24 points, the 12th only 13).</text:p>
          </table:table-cell>
          <table:table-cell table:formula="of:=CONCATENATE(&quot;&lt;game name=&quot;;CHAR(34);[.A157];CHAR(34);&quot;&gt; &lt;year&gt;&quot;;[.B157];&quot;&lt;/year&gt; &lt;rating&gt;&quot;;[.C157];&quot;&lt;/rating&gt; &lt;title&gt;&quot;;[.D157];&quot;&lt;/title&gt; &lt;pub&gt;&quot;;[.E157];&quot;&lt;/pub&gt; &lt;dev&gt;&quot;;[.F157];&quot;&lt;/dev&gt; &lt;genre&gt;&quot;;[.G157];&quot;&lt;/genre&gt; &lt;score&gt;&quot;;[.H157];&quot;&lt;/score&gt; &lt;player&gt;&quot;;[.I157];&quot;&lt;/player&gt; &lt;story&gt;&quot;;[.J157];&quot;&lt;/story&gt; &lt;/game&gt;&quot;)" office:value-type="string" office:string-value="&lt;game name=&quot;Olympic Gold (Europe) (En,Fr,De,Es,It,Nl,Pt,Sv)&quot;&gt; &lt;year&gt;1992&lt;/year&gt; &lt;rating&gt;ESRB - RP (Rating Pending)&lt;/rating&gt; &lt;title&gt;Olympic Gold &lt;/title&gt; &lt;pub&gt;SEGA Enterprises Ltd.&lt;/pub&gt; &lt;dev&gt;Tiertex Ltd.&lt;/dev&gt; &lt;genre&gt;Olympic&lt;/genre&gt; &lt;score&gt;2.5&lt;/score&gt; &lt;player&gt;1-4 Players&lt;/player&gt; &lt;story&gt;The official game of the Games of the XXV Olympiad, held in Barcelona in 1992, featuring seven different events: 100M Sprint, Hammer Throw, Archery, 110M Hurdles, Pole Vault, Springboard diving and 200M Freestyle Swimming.****Gameplay features the typical button mashing formula used by Epyx during the 80s. 100M Sprint, 110M Hurdles and 200M Freestyle Swimming feature a button mashing sequence with just some changes: in the hurdles the player must hit the action key to jump over a hurdle (the timing sets the loss of speed) and in swimming, the sequence takes over one and an half minutes and the action button touches the edge for the return swim. In these events, the player initially faces a semi-final round and only qualifies for the final if ends in the top half. It's possible to watch the other semi-final.**Hammer Throw combines a strong mashing sequence, along an accurate press of the action button to release the hammer, while Pole Vault combines an initial mashing sequence, a first tap on down to set the bar, then pressing up and the action button to release the pole and jump over the bar. Archery is a technical event where the player has three rounds with six arrows each, the winner being the one with the highest score on all three rounds.****The player can choose to compete for eight nations: Great Britain, France, Germany, Italy, hosts Spain, United Stats, Japan and the CIS (formerly the Soviet Union). Each nation has it's own sample of the anthem and a set of athletes to compete against the player. Each athlete is unique, and will perform differently according the the event: in some they are capable of braking World Records, in others, lucky enough to get to a final or a top-6 spot. The competition is split in two tables: sorted by medals and by total score (the gold medalist gets 24 points, the 12th only 13).&lt;/story&gt; &lt;/game&gt;">
            <text:p>&lt;game name="Olympic Gold (Europe) (En,Fr,De,Es,It,Nl,Pt,Sv)"&gt; &lt;year&gt;1992&lt;/year&gt; &lt;rating&gt;ESRB - RP (Rating Pending)&lt;/rating&gt; &lt;title&gt;Olympic Gold &lt;/title&gt; &lt;pub&gt;SEGA Enterprises Ltd.&lt;/pub&gt; &lt;dev&gt;Tiertex Ltd.&lt;/dev&gt; &lt;genre&gt;Olympic&lt;/genre&gt; &lt;score&gt;2.5&lt;/score&gt; &lt;player&gt;1-4 Players&lt;/player&gt; &lt;story&gt;The official game of the Games of the XXV Olympiad, held in Barcelona in 1992, featuring seven different events: 100M Sprint, Hammer Throw, Archery, 110M Hurdles, Pole Vault, Springboard diving and 200M Freestyle Swimming.****Gameplay features the typical button mashing formula used by Epyx during the 80s. 100M Sprint, 110M Hurdles and 200M Freestyle Swimming feature a button mashing sequence with just some changes: in the hurdles the player must hit the action key to jump over a hurdle (the timing sets the loss of speed) and in swimming, the sequence takes over one and an half minutes and the action button touches the edge for the return swim. In these events, the player initially faces a semi-final round and only qualifies for the final if ends in the top half. It's possible to watch the other semi-final.**Hammer Throw combines a strong mashing sequence, along an accurate press of the action button to release the hammer, while Pole Vault combines an initial mashing sequence, a first tap on down to set the bar, then pressing up and the action button to release the pole and jump over the bar. Archery is a technical event where the player has three rounds with six arrows each, the winner being the one with the highest score on all three rounds.****The player can choose to compete for eight nations: Great Britain, France, Germany, Italy, hosts Spain, United Stats, Japan and the CIS (formerly the Soviet Union). Each nation has it's own sample of the anthem and a set of athletes to compete against the player. Each athlete is unique, and will perform differently according the the event: in some they are capable of braking World Records, in others, lucky enough to get to a final or a top-6 spot. The competition is split in two tables: sorted by medals and by total score (the gold medalist gets 24 points, the 12th only 13).&lt;/story&gt; &lt;/game&gt;</text:p>
          </table:table-cell>
        </table:table-row>
        <table:table-row table:style-name="ro1">
          <table:table-cell office:value-type="string">
            <text:p>Operation Wolf (Europe)</text:p>
          </table:table-cell>
          <table:table-cell office:value-type="string">
            <text:p>1988</text:p>
          </table:table-cell>
          <table:table-cell office:value-type="string">
            <text:p>ESRB - RP (Rating Pending)</text:p>
          </table:table-cell>
          <table:table-cell office:value-type="string">
            <text:p>Operation Wolf </text:p>
          </table:table-cell>
          <table:table-cell table:number-columns-repeated="2" office:value-type="string">
            <text:p>Taito Corporation</text:p>
          </table:table-cell>
          <table:table-cell office:value-type="string">
            <text:p>Gun</text:p>
          </table:table-cell>
          <table:table-cell office:value-type="string">
            <text:p>3.6</text:p>
          </table:table-cell>
          <table:table-cell office:value-type="string">
            <text:p>1 Player</text:p>
          </table:table-cell>
          <table:table-cell office:value-type="string">
            <text:p>You have been recruited for Operation Wolf, a desperate attempt to rescue prisoners from the enemy. Through a series of missions, you'll engage a variety of enemies, from soldiers to ninjas, patrol boats to helicopters, and more. Can you carry the day?****Operation Wolf is an arcade conversion of the game by Taito. It is essentially a bitmapped "rail-shooter", where you basically hold the gun and shoot just about everything that moves, while conserving your ammo and grenades. Shoot ammo/grenades and healing items on the screen to "pick them up". Your primary machine gun can kill everything if you hit it enough times, but you can also use the grenade launcher for really deadly targets like helicopters or armored cars. You can collect a machine gun which will allow you to shoot faster for a few seconds. ****You'll be pummelled by a LOT of enemies. Some will be shooting, others will be tossing grenades, knifes, and more. Some are armored and requires more than a few hits, others dodges. You can shoot grenades and knifes out of the air if you aim well enough. There are also civilians running around which can be shot, but it's not beneficial. ****Bosses appear at the end of some levels, and each has a specific weakness you need to exploit.</text:p>
          </table:table-cell>
          <table:table-cell table:formula="of:=CONCATENATE(&quot;&lt;game name=&quot;;CHAR(34);[.A158];CHAR(34);&quot;&gt; &lt;year&gt;&quot;;[.B158];&quot;&lt;/year&gt; &lt;rating&gt;&quot;;[.C158];&quot;&lt;/rating&gt; &lt;title&gt;&quot;;[.D158];&quot;&lt;/title&gt; &lt;pub&gt;&quot;;[.E158];&quot;&lt;/pub&gt; &lt;dev&gt;&quot;;[.F158];&quot;&lt;/dev&gt; &lt;genre&gt;&quot;;[.G158];&quot;&lt;/genre&gt; &lt;score&gt;&quot;;[.H158];&quot;&lt;/score&gt; &lt;player&gt;&quot;;[.I158];&quot;&lt;/player&gt; &lt;story&gt;&quot;;[.J158];&quot;&lt;/story&gt; &lt;/game&gt;&quot;)" office:value-type="string" office:string-value="&lt;game name=&quot;Operation Wolf (Europe)&quot;&gt; &lt;year&gt;1988&lt;/year&gt; &lt;rating&gt;ESRB - RP (Rating Pending)&lt;/rating&gt; &lt;title&gt;Operation Wolf &lt;/title&gt; &lt;pub&gt;Taito Corporation&lt;/pub&gt; &lt;dev&gt;Taito Corporation&lt;/dev&gt; &lt;genre&gt;Gun&lt;/genre&gt; &lt;score&gt;3.6&lt;/score&gt; &lt;player&gt;1 Player&lt;/player&gt; &lt;story&gt;You have been recruited for Operation Wolf, a desperate attempt to rescue prisoners from the enemy. Through a series of missions, you'll engage a variety of enemies, from soldiers to ninjas, patrol boats to helicopters, and more. Can you carry the day?****Operation Wolf is an arcade conversion of the game by Taito. It is essentially a bitmapped &quot;rail-shooter&quot;, where you basically hold the gun and shoot just about everything that moves, while conserving your ammo and grenades. Shoot ammo/grenades and healing items on the screen to &quot;pick them up&quot;. Your primary machine gun can kill everything if you hit it enough times, but you can also use the grenade launcher for really deadly targets like helicopters or armored cars. You can collect a machine gun which will allow you to shoot faster for a few seconds. ****You'll be pummelled by a LOT of enemies. Some will be shooting, others will be tossing grenades, knifes, and more. Some are armored and requires more than a few hits, others dodges. You can shoot grenades and knifes out of the air if you aim well enough. There are also civilians running around which can be shot, but it's not beneficial. ****Bosses appear at the end of some levels, and each has a specific weakness you need to exploit.&lt;/story&gt; &lt;/game&gt;">
            <text:p>&lt;game name="Operation Wolf (Europe)"&gt; &lt;year&gt;1988&lt;/year&gt; &lt;rating&gt;ESRB - RP (Rating Pending)&lt;/rating&gt; &lt;title&gt;Operation Wolf &lt;/title&gt; &lt;pub&gt;Taito Corporation&lt;/pub&gt; &lt;dev&gt;Taito Corporation&lt;/dev&gt; &lt;genre&gt;Gun&lt;/genre&gt; &lt;score&gt;3.6&lt;/score&gt; &lt;player&gt;1 Player&lt;/player&gt; &lt;story&gt;You have been recruited for Operation Wolf, a desperate attempt to rescue prisoners from the enemy. Through a series of missions, you'll engage a variety of enemies, from soldiers to ninjas, patrol boats to helicopters, and more. Can you carry the day?****Operation Wolf is an arcade conversion of the game by Taito. It is essentially a bitmapped "rail-shooter", where you basically hold the gun and shoot just about everything that moves, while conserving your ammo and grenades. Shoot ammo/grenades and healing items on the screen to "pick them up". Your primary machine gun can kill everything if you hit it enough times, but you can also use the grenade launcher for really deadly targets like helicopters or armored cars. You can collect a machine gun which will allow you to shoot faster for a few seconds. ****You'll be pummelled by a LOT of enemies. Some will be shooting, others will be tossing grenades, knifes, and more. Some are armored and requires more than a few hits, others dodges. You can shoot grenades and knifes out of the air if you aim well enough. There are also civilians running around which can be shot, but it's not beneficial. ****Bosses appear at the end of some levels, and each has a specific weakness you need to exploit.&lt;/story&gt; &lt;/game&gt;</text:p>
          </table:table-cell>
        </table:table-row>
        <table:table-row table:style-name="ro1">
          <table:table-cell office:value-type="string">
            <text:p>Ottifants, The (Europe) (En,Fr,De,Es,It)</text:p>
          </table:table-cell>
          <table:table-cell office:value-type="string">
            <text:p>1993</text:p>
          </table:table-cell>
          <table:table-cell office:value-type="string">
            <text:p>ESRB - RP (Rating Pending)</text:p>
          </table:table-cell>
          <table:table-cell office:value-type="string">
            <text:p>Ottifants, The </text:p>
          </table:table-cell>
          <table:table-cell office:value-type="string">
            <text:p>SEGA Enterprises Ltd.</text:p>
          </table:table-cell>
          <table:table-cell office:value-type="string">
            <text:p>Graftgold Ltd.</text:p>
          </table:table-cell>
          <table:table-cell office:value-type="string">
            <text:p>Platform</text:p>
          </table:table-cell>
          <table:table-cell office:value-type="string">
            <text:p>4.8</text:p>
          </table:table-cell>
          <table:table-cell office:value-type="string">
            <text:p>1 Player</text:p>
          </table:table-cell>
          <table:table-cell office:value-type="string">
            <text:p>Bruno is a baby Ottifant. It's an ordinary evening, and Bruno's dad is working late at office. Reason enough for Bruno's vivid imagination to run riot, thinking that his dad has been kidnapped by aliens! Jelly babies, that fell from his father's pocket on the way to work, blaze a trail to the office. Now it's up to Bruno to fight his way through hordes of terrorizing toys, Ottifant-eating plants, tear through gloomy caverns of doom and cut across a perilous jungle - workaday objects and boringly normal settings as seen through kids' eyes - and rescue his dad!****The Ottifants for the SEGA Game Gear is a 2D side-scrolling platformer where the player controls Bruno through five worlds: starting with the house and the basement, through to the building site, the office and finally the jungle, whereas each world is in turn divided into three stages. Bruno's primary weapon is his trunk, which gives him the ability to blast enemies by firing sweets at them, or suck in objects like out-of-reach platforms or boxes by holding down the Fire-button. Furthermore, yellow, green and red lollies are spread throughout the stages. Gathering three of them activate one of Bruno's special skills and can - depending on the colour combination - transform the baby Ottifant into Superfant with the ability to fly, boost his speed with Speedy Shoes, give an extra Continue and more. ****Picking up jelly babies, blasting enemies and collecting papers gives points and raises Bruno's score up to a fixed value of 9,999 pts. There are several entrances to secret rooms hidden in the five worlds. But, unlike the Genesis-version, the rooms are quite small and basic and there is no 1,000 point reward by completing them. On the whole there are two different tunes backing your journey through the game: one for the stages and one for the boss enemies. The varied background music and sound effects of the Genesis-game are completely missing, as is one entire world: The Garden.</text:p>
          </table:table-cell>
          <table:table-cell table:formula="of:=CONCATENATE(&quot;&lt;game name=&quot;;CHAR(34);[.A159];CHAR(34);&quot;&gt; &lt;year&gt;&quot;;[.B159];&quot;&lt;/year&gt; &lt;rating&gt;&quot;;[.C159];&quot;&lt;/rating&gt; &lt;title&gt;&quot;;[.D159];&quot;&lt;/title&gt; &lt;pub&gt;&quot;;[.E159];&quot;&lt;/pub&gt; &lt;dev&gt;&quot;;[.F159];&quot;&lt;/dev&gt; &lt;genre&gt;&quot;;[.G159];&quot;&lt;/genre&gt; &lt;score&gt;&quot;;[.H159];&quot;&lt;/score&gt; &lt;player&gt;&quot;;[.I159];&quot;&lt;/player&gt; &lt;story&gt;&quot;;[.J159];&quot;&lt;/story&gt; &lt;/game&gt;&quot;)" office:value-type="string" office:string-value="&lt;game name=&quot;Ottifants, The (Europe) (En,Fr,De,Es,It)&quot;&gt; &lt;year&gt;1993&lt;/year&gt; &lt;rating&gt;ESRB - RP (Rating Pending)&lt;/rating&gt; &lt;title&gt;Ottifants, The &lt;/title&gt; &lt;pub&gt;SEGA Enterprises Ltd.&lt;/pub&gt; &lt;dev&gt;Graftgold Ltd.&lt;/dev&gt; &lt;genre&gt;Platform&lt;/genre&gt; &lt;score&gt;4.8&lt;/score&gt; &lt;player&gt;1 Player&lt;/player&gt; &lt;story&gt;Bruno is a baby Ottifant. It's an ordinary evening, and Bruno's dad is working late at office. Reason enough for Bruno's vivid imagination to run riot, thinking that his dad has been kidnapped by aliens! Jelly babies, that fell from his father's pocket on the way to work, blaze a trail to the office. Now it's up to Bruno to fight his way through hordes of terrorizing toys, Ottifant-eating plants, tear through gloomy caverns of doom and cut across a perilous jungle - workaday objects and boringly normal settings as seen through kids' eyes - and rescue his dad!****The Ottifants for the SEGA Game Gear is a 2D side-scrolling platformer where the player controls Bruno through five worlds: starting with the house and the basement, through to the building site, the office and finally the jungle, whereas each world is in turn divided into three stages. Bruno's primary weapon is his trunk, which gives him the ability to blast enemies by firing sweets at them, or suck in objects like out-of-reach platforms or boxes by holding down the Fire-button. Furthermore, yellow, green and red lollies are spread throughout the stages. Gathering three of them activate one of Bruno's special skills and can - depending on the colour combination - transform the baby Ottifant into Superfant with the ability to fly, boost his speed with Speedy Shoes, give an extra Continue and more. ****Picking up jelly babies, blasting enemies and collecting papers gives points and raises Bruno's score up to a fixed value of 9,999 pts. There are several entrances to secret rooms hidden in the five worlds. But, unlike the Genesis-version, the rooms are quite small and basic and there is no 1,000 point reward by completing them. On the whole there are two different tunes backing your journey through the game: one for the stages and one for the boss enemies. The varied background music and sound effects of the Genesis-game are completely missing, as is one entire world: The Garden.&lt;/story&gt; &lt;/game&gt;">
            <text:p>&lt;game name="Ottifants, The (Europe) (En,Fr,De,Es,It)"&gt; &lt;year&gt;1993&lt;/year&gt; &lt;rating&gt;ESRB - RP (Rating Pending)&lt;/rating&gt; &lt;title&gt;Ottifants, The &lt;/title&gt; &lt;pub&gt;SEGA Enterprises Ltd.&lt;/pub&gt; &lt;dev&gt;Graftgold Ltd.&lt;/dev&gt; &lt;genre&gt;Platform&lt;/genre&gt; &lt;score&gt;4.8&lt;/score&gt; &lt;player&gt;1 Player&lt;/player&gt; &lt;story&gt;Bruno is a baby Ottifant. It's an ordinary evening, and Bruno's dad is working late at office. Reason enough for Bruno's vivid imagination to run riot, thinking that his dad has been kidnapped by aliens! Jelly babies, that fell from his father's pocket on the way to work, blaze a trail to the office. Now it's up to Bruno to fight his way through hordes of terrorizing toys, Ottifant-eating plants, tear through gloomy caverns of doom and cut across a perilous jungle - workaday objects and boringly normal settings as seen through kids' eyes - and rescue his dad!****The Ottifants for the SEGA Game Gear is a 2D side-scrolling platformer where the player controls Bruno through five worlds: starting with the house and the basement, through to the building site, the office and finally the jungle, whereas each world is in turn divided into three stages. Bruno's primary weapon is his trunk, which gives him the ability to blast enemies by firing sweets at them, or suck in objects like out-of-reach platforms or boxes by holding down the Fire-button. Furthermore, yellow, green and red lollies are spread throughout the stages. Gathering three of them activate one of Bruno's special skills and can - depending on the colour combination - transform the baby Ottifant into Superfant with the ability to fly, boost his speed with Speedy Shoes, give an extra Continue and more. ****Picking up jelly babies, blasting enemies and collecting papers gives points and raises Bruno's score up to a fixed value of 9,999 pts. There are several entrances to secret rooms hidden in the five worlds. But, unlike the Genesis-version, the rooms are quite small and basic and there is no 1,000 point reward by completing them. On the whole there are two different tunes backing your journey through the game: one for the stages and one for the boss enemies. The varied background music and sound effects of the Genesis-game are completely missing, as is one entire world: The Garden.&lt;/story&gt; &lt;/game&gt;</text:p>
          </table:table-cell>
        </table:table-row>
        <table:table-row table:style-name="ro1">
          <table:table-cell office:value-type="string">
            <text:p>Out Run (World)</text:p>
          </table:table-cell>
          <table:table-cell office:value-type="string">
            <text:p>1987</text:p>
          </table:table-cell>
          <table:table-cell office:value-type="string">
            <text:p>ESRB - RP (Rating Pending)</text:p>
          </table:table-cell>
          <table:table-cell office:value-type="string">
            <text:p>Out Run </text:p>
          </table:table-cell>
          <table:table-cell office:value-type="string">
            <text:p>SEGA of America, Inc.</text:p>
          </table:table-cell>
          <table:table-cell office:value-type="string">
            <text:p>AM R&amp;D Dept. #2</text:p>
          </table:table-cell>
          <table:table-cell office:value-type="string">
            <text:p>Driving</text:p>
          </table:table-cell>
          <table:table-cell office:value-type="string">
            <text:p>4.1</text:p>
          </table:table-cell>
          <table:table-cell office:value-type="string">
            <text:p>1 Player</text:p>
          </table:table-cell>
          <table:table-cell office:value-type="string">
            <text:p>Race across varied terrain in this conversion of one of the most famous arcade racing games. Your Ferrari is at the ready, complete with female passenger, over a series of short tracks.****Gameplay is viewed form just above and behind the car, so you can see it. The roads are full of sharp bends and hazards, contact with which can cause the car to roll and lose you time. On each section of track there is a fork in the road, allowing you to choose which direction you go in. You have to complete 5 track sections in total, out of the 15 in the game.</text:p>
          </table:table-cell>
          <table:table-cell table:formula="of:=CONCATENATE(&quot;&lt;game name=&quot;;CHAR(34);[.A160];CHAR(34);&quot;&gt; &lt;year&gt;&quot;;[.B160];&quot;&lt;/year&gt; &lt;rating&gt;&quot;;[.C160];&quot;&lt;/rating&gt; &lt;title&gt;&quot;;[.D160];&quot;&lt;/title&gt; &lt;pub&gt;&quot;;[.E160];&quot;&lt;/pub&gt; &lt;dev&gt;&quot;;[.F160];&quot;&lt;/dev&gt; &lt;genre&gt;&quot;;[.G160];&quot;&lt;/genre&gt; &lt;score&gt;&quot;;[.H160];&quot;&lt;/score&gt; &lt;player&gt;&quot;;[.I160];&quot;&lt;/player&gt; &lt;story&gt;&quot;;[.J160];&quot;&lt;/story&gt; &lt;/game&gt;&quot;)" office:value-type="string" office:string-value="&lt;game name=&quot;Out Run (World)&quot;&gt; &lt;year&gt;1987&lt;/year&gt; &lt;rating&gt;ESRB - RP (Rating Pending)&lt;/rating&gt; &lt;title&gt;Out Run &lt;/title&gt; &lt;pub&gt;SEGA of America, Inc.&lt;/pub&gt; &lt;dev&gt;AM R&amp;D Dept. #2&lt;/dev&gt; &lt;genre&gt;Driving&lt;/genre&gt; &lt;score&gt;4.1&lt;/score&gt; &lt;player&gt;1 Player&lt;/player&gt; &lt;story&gt;Race across varied terrain in this conversion of one of the most famous arcade racing games. Your Ferrari is at the ready, complete with female passenger, over a series of short tracks.****Gameplay is viewed form just above and behind the car, so you can see it. The roads are full of sharp bends and hazards, contact with which can cause the car to roll and lose you time. On each section of track there is a fork in the road, allowing you to choose which direction you go in. You have to complete 5 track sections in total, out of the 15 in the game.&lt;/story&gt; &lt;/game&gt;">
            <text:p>&lt;game name="Out Run (World)"&gt; &lt;year&gt;1987&lt;/year&gt; &lt;rating&gt;ESRB - RP (Rating Pending)&lt;/rating&gt; &lt;title&gt;Out Run &lt;/title&gt; &lt;pub&gt;SEGA of America, Inc.&lt;/pub&gt; &lt;dev&gt;AM R&amp;D Dept. #2&lt;/dev&gt; &lt;genre&gt;Driving&lt;/genre&gt; &lt;score&gt;4.1&lt;/score&gt; &lt;player&gt;1 Player&lt;/player&gt; &lt;story&gt;Race across varied terrain in this conversion of one of the most famous arcade racing games. Your Ferrari is at the ready, complete with female passenger, over a series of short tracks.****Gameplay is viewed form just above and behind the car, so you can see it. The roads are full of sharp bends and hazards, contact with which can cause the car to roll and lose you time. On each section of track there is a fork in the road, allowing you to choose which direction you go in. You have to complete 5 track sections in total, out of the 15 in the game.&lt;/story&gt; &lt;/game&gt;</text:p>
          </table:table-cell>
        </table:table-row>
        <table:table-row table:style-name="ro1">
          <table:table-cell office:value-type="string">
            <text:p>Out Run 3-D (Europe)</text:p>
          </table:table-cell>
          <table:table-cell office:value-type="string">
            <text:p>1991</text:p>
          </table:table-cell>
          <table:table-cell office:value-type="string">
            <text:p>ESRB - RP (Rating Pending)</text:p>
          </table:table-cell>
          <table:table-cell office:value-type="string">
            <text:p>Out Run 3-D </text:p>
          </table:table-cell>
          <table:table-cell table:number-columns-repeated="2" office:value-type="string">
            <text:p>SEGA Enterprises Ltd.</text:p>
          </table:table-cell>
          <table:table-cell office:value-type="string">
            <text:p>Driving</text:p>
          </table:table-cell>
          <table:table-cell office:value-type="string">
            <text:p>3.9</text:p>
          </table:table-cell>
          <table:table-cell office:value-type="string">
            <text:p>1 Player</text:p>
          </table:table-cell>
          <table:table-cell office:value-type="string">
            <text:p>This edition of the classic driving game takes the original and adds a 3D view, using the Master System's 3D glasses. Little else is modified. You still drive a red Ferrari on a road which forks into more and more levels. The main differences are the levels, which look slightly different, the fact that your Ferrari is slightly smaller than the original Master System conversion, and that there are three new sound tracks to choose from; Midnight Highway, Color Ocean and Shining Wind. The original Magical Sound Shower is still left for the traditionalists.</text:p>
          </table:table-cell>
          <table:table-cell table:formula="of:=CONCATENATE(&quot;&lt;game name=&quot;;CHAR(34);[.A161];CHAR(34);&quot;&gt; &lt;year&gt;&quot;;[.B161];&quot;&lt;/year&gt; &lt;rating&gt;&quot;;[.C161];&quot;&lt;/rating&gt; &lt;title&gt;&quot;;[.D161];&quot;&lt;/title&gt; &lt;pub&gt;&quot;;[.E161];&quot;&lt;/pub&gt; &lt;dev&gt;&quot;;[.F161];&quot;&lt;/dev&gt; &lt;genre&gt;&quot;;[.G161];&quot;&lt;/genre&gt; &lt;score&gt;&quot;;[.H161];&quot;&lt;/score&gt; &lt;player&gt;&quot;;[.I161];&quot;&lt;/player&gt; &lt;story&gt;&quot;;[.J161];&quot;&lt;/story&gt; &lt;/game&gt;&quot;)" office:value-type="string" office:string-value="&lt;game name=&quot;Out Run 3-D (Europe)&quot;&gt; &lt;year&gt;1991&lt;/year&gt; &lt;rating&gt;ESRB - RP (Rating Pending)&lt;/rating&gt; &lt;title&gt;Out Run 3-D &lt;/title&gt; &lt;pub&gt;SEGA Enterprises Ltd.&lt;/pub&gt; &lt;dev&gt;SEGA Enterprises Ltd.&lt;/dev&gt; &lt;genre&gt;Driving&lt;/genre&gt; &lt;score&gt;3.9&lt;/score&gt; &lt;player&gt;1 Player&lt;/player&gt; &lt;story&gt;This edition of the classic driving game takes the original and adds a 3D view, using the Master System's 3D glasses. Little else is modified. You still drive a red Ferrari on a road which forks into more and more levels. The main differences are the levels, which look slightly different, the fact that your Ferrari is slightly smaller than the original Master System conversion, and that there are three new sound tracks to choose from; Midnight Highway, Color Ocean and Shining Wind. The original Magical Sound Shower is still left for the traditionalists.&lt;/story&gt; &lt;/game&gt;">
            <text:p>&lt;game name="Out Run 3-D (Europe)"&gt; &lt;year&gt;1991&lt;/year&gt; &lt;rating&gt;ESRB - RP (Rating Pending)&lt;/rating&gt; &lt;title&gt;Out Run 3-D &lt;/title&gt; &lt;pub&gt;SEGA Enterprises Ltd.&lt;/pub&gt; &lt;dev&gt;SEGA Enterprises Ltd.&lt;/dev&gt; &lt;genre&gt;Driving&lt;/genre&gt; &lt;score&gt;3.9&lt;/score&gt; &lt;player&gt;1 Player&lt;/player&gt; &lt;story&gt;This edition of the classic driving game takes the original and adds a 3D view, using the Master System's 3D glasses. Little else is modified. You still drive a red Ferrari on a road which forks into more and more levels. The main differences are the levels, which look slightly different, the fact that your Ferrari is slightly smaller than the original Master System conversion, and that there are three new sound tracks to choose from; Midnight Highway, Color Ocean and Shining Wind. The original Magical Sound Shower is still left for the traditionalists.&lt;/story&gt; &lt;/game&gt;</text:p>
          </table:table-cell>
        </table:table-row>
        <table:table-row table:style-name="ro1">
          <table:table-cell office:value-type="string">
            <text:p>Out Run Europa (Europe)</text:p>
          </table:table-cell>
          <table:table-cell office:value-type="string">
            <text:p>1991</text:p>
          </table:table-cell>
          <table:table-cell office:value-type="string">
            <text:p>ESRB - RP (Rating Pending)</text:p>
          </table:table-cell>
          <table:table-cell office:value-type="string">
            <text:p>Out Run Europa </text:p>
          </table:table-cell>
          <table:table-cell office:value-type="string">
            <text:p>U.S. Gold Ltd.</text:p>
          </table:table-cell>
          <table:table-cell office:value-type="string">
            <text:p>Probe Software Ltd.</text:p>
          </table:table-cell>
          <table:table-cell office:value-type="string">
            <text:p>Driving</text:p>
          </table:table-cell>
          <table:table-cell office:value-type="string">
            <text:p>4.2</text:p>
          </table:table-cell>
          <table:table-cell office:value-type="string">
            <text:p>1 Player</text:p>
          </table:table-cell>
          <table:table-cell office:value-type="string">
            <text:p>The third game in the OutRun series, which revolutionised the third-person perspective style of racing games. The levels are set across Europe, as you bid to escape from the police. Unlike in the predecessors, you use a different vehicle on each level, with motorbikes and jet-skis adding variety and taking different skill to use. You must complete each level within the strict time limits, and the roads are dogged with other cars to avoid and overtake. You can choose between sound effects or music.</text:p>
          </table:table-cell>
          <table:table-cell table:formula="of:=CONCATENATE(&quot;&lt;game name=&quot;;CHAR(34);[.A162];CHAR(34);&quot;&gt; &lt;year&gt;&quot;;[.B162];&quot;&lt;/year&gt; &lt;rating&gt;&quot;;[.C162];&quot;&lt;/rating&gt; &lt;title&gt;&quot;;[.D162];&quot;&lt;/title&gt; &lt;pub&gt;&quot;;[.E162];&quot;&lt;/pub&gt; &lt;dev&gt;&quot;;[.F162];&quot;&lt;/dev&gt; &lt;genre&gt;&quot;;[.G162];&quot;&lt;/genre&gt; &lt;score&gt;&quot;;[.H162];&quot;&lt;/score&gt; &lt;player&gt;&quot;;[.I162];&quot;&lt;/player&gt; &lt;story&gt;&quot;;[.J162];&quot;&lt;/story&gt; &lt;/game&gt;&quot;)" office:value-type="string" office:string-value="&lt;game name=&quot;Out Run Europa (Europe)&quot;&gt; &lt;year&gt;1991&lt;/year&gt; &lt;rating&gt;ESRB - RP (Rating Pending)&lt;/rating&gt; &lt;title&gt;Out Run Europa &lt;/title&gt; &lt;pub&gt;U.S. Gold Ltd.&lt;/pub&gt; &lt;dev&gt;Probe Software Ltd.&lt;/dev&gt; &lt;genre&gt;Driving&lt;/genre&gt; &lt;score&gt;4.2&lt;/score&gt; &lt;player&gt;1 Player&lt;/player&gt; &lt;story&gt;The third game in the OutRun series, which revolutionised the third-person perspective style of racing games. The levels are set across Europe, as you bid to escape from the police. Unlike in the predecessors, you use a different vehicle on each level, with motorbikes and jet-skis adding variety and taking different skill to use. You must complete each level within the strict time limits, and the roads are dogged with other cars to avoid and overtake. You can choose between sound effects or music.&lt;/story&gt; &lt;/game&gt;">
            <text:p>&lt;game name="Out Run Europa (Europe)"&gt; &lt;year&gt;1991&lt;/year&gt; &lt;rating&gt;ESRB - RP (Rating Pending)&lt;/rating&gt; &lt;title&gt;Out Run Europa &lt;/title&gt; &lt;pub&gt;U.S. Gold Ltd.&lt;/pub&gt; &lt;dev&gt;Probe Software Ltd.&lt;/dev&gt; &lt;genre&gt;Driving&lt;/genre&gt; &lt;score&gt;4.2&lt;/score&gt; &lt;player&gt;1 Player&lt;/player&gt; &lt;story&gt;The third game in the OutRun series, which revolutionised the third-person perspective style of racing games. The levels are set across Europe, as you bid to escape from the police. Unlike in the predecessors, you use a different vehicle on each level, with motorbikes and jet-skis adding variety and taking different skill to use. You must complete each level within the strict time limits, and the roads are dogged with other cars to avoid and overtake. You can choose between sound effects or music.&lt;/story&gt; &lt;/game&gt;</text:p>
          </table:table-cell>
        </table:table-row>
        <table:table-row table:style-name="ro1">
          <table:table-cell office:value-type="string">
            <text:p>Pac-Mania (Europe)</text:p>
          </table:table-cell>
          <table:table-cell office:value-type="string">
            <text:p>1991</text:p>
          </table:table-cell>
          <table:table-cell office:value-type="string">
            <text:p>ESRB - RP (Rating Pending)</text:p>
          </table:table-cell>
          <table:table-cell office:value-type="string">
            <text:p>Pac-Mania </text:p>
          </table:table-cell>
          <table:table-cell office:value-type="string">
            <text:p>Tengen Inc.</text:p>
          </table:table-cell>
          <table:table-cell office:value-type="string">
            <text:p>Namco Limited</text:p>
          </table:table-cell>
          <table:table-cell office:value-type="string">
            <text:p>Action</text:p>
          </table:table-cell>
          <table:table-cell office:value-type="string">
            <text:p>3.6</text:p>
          </table:table-cell>
          <table:table-cell office:value-type="string">
            <text:p>1 Player</text:p>
          </table:table-cell>
          <table:table-cell office:value-type="string">
            <text:p>Pac-Mania is a variation on the game Pac-Man. You need to guide Pac-Man around a maze and eat all of the dots on the board in order to proceed on to the next round. Numerous, multi-colored ghosts also roam the maze trying to stop you. If you eat one of the power pellets in the maze, the ghosts will temporarily turn blue and run from you. Pac-man can earn bonus points by eating the ghosts when they are in this state. The maze is now in 3-D and is larger than screen which will scroll to follow the action. To help get out of tight spots, Pac-Man now has the ability to jump. But be careful, because some of the ghosts have learned this trick as well and you could end up in a mid air collision!</text:p>
          </table:table-cell>
          <table:table-cell table:formula="of:=CONCATENATE(&quot;&lt;game name=&quot;;CHAR(34);[.A163];CHAR(34);&quot;&gt; &lt;year&gt;&quot;;[.B163];&quot;&lt;/year&gt; &lt;rating&gt;&quot;;[.C163];&quot;&lt;/rating&gt; &lt;title&gt;&quot;;[.D163];&quot;&lt;/title&gt; &lt;pub&gt;&quot;;[.E163];&quot;&lt;/pub&gt; &lt;dev&gt;&quot;;[.F163];&quot;&lt;/dev&gt; &lt;genre&gt;&quot;;[.G163];&quot;&lt;/genre&gt; &lt;score&gt;&quot;;[.H163];&quot;&lt;/score&gt; &lt;player&gt;&quot;;[.I163];&quot;&lt;/player&gt; &lt;story&gt;&quot;;[.J163];&quot;&lt;/story&gt; &lt;/game&gt;&quot;)" office:value-type="string" office:string-value="&lt;game name=&quot;Pac-Mania (Europe)&quot;&gt; &lt;year&gt;1991&lt;/year&gt; &lt;rating&gt;ESRB - RP (Rating Pending)&lt;/rating&gt; &lt;title&gt;Pac-Mania &lt;/title&gt; &lt;pub&gt;Tengen Inc.&lt;/pub&gt; &lt;dev&gt;Namco Limited&lt;/dev&gt; &lt;genre&gt;Action&lt;/genre&gt; &lt;score&gt;3.6&lt;/score&gt; &lt;player&gt;1 Player&lt;/player&gt; &lt;story&gt;Pac-Mania is a variation on the game Pac-Man. You need to guide Pac-Man around a maze and eat all of the dots on the board in order to proceed on to the next round. Numerous, multi-colored ghosts also roam the maze trying to stop you. If you eat one of the power pellets in the maze, the ghosts will temporarily turn blue and run from you. Pac-man can earn bonus points by eating the ghosts when they are in this state. The maze is now in 3-D and is larger than screen which will scroll to follow the action. To help get out of tight spots, Pac-Man now has the ability to jump. But be careful, because some of the ghosts have learned this trick as well and you could end up in a mid air collision!&lt;/story&gt; &lt;/game&gt;">
            <text:p>&lt;game name="Pac-Mania (Europe)"&gt; &lt;year&gt;1991&lt;/year&gt; &lt;rating&gt;ESRB - RP (Rating Pending)&lt;/rating&gt; &lt;title&gt;Pac-Mania &lt;/title&gt; &lt;pub&gt;Tengen Inc.&lt;/pub&gt; &lt;dev&gt;Namco Limited&lt;/dev&gt; &lt;genre&gt;Action&lt;/genre&gt; &lt;score&gt;3.6&lt;/score&gt; &lt;player&gt;1 Player&lt;/player&gt; &lt;story&gt;Pac-Mania is a variation on the game Pac-Man. You need to guide Pac-Man around a maze and eat all of the dots on the board in order to proceed on to the next round. Numerous, multi-colored ghosts also roam the maze trying to stop you. If you eat one of the power pellets in the maze, the ghosts will temporarily turn blue and run from you. Pac-man can earn bonus points by eating the ghosts when they are in this state. The maze is now in 3-D and is larger than screen which will scroll to follow the action. To help get out of tight spots, Pac-Man now has the ability to jump. But be careful, because some of the ghosts have learned this trick as well and you could end up in a mid air collision!&lt;/story&gt; &lt;/game&gt;</text:p>
          </table:table-cell>
        </table:table-row>
        <table:table-row table:style-name="ro1">
          <table:table-cell office:value-type="string">
            <text:p>Paperboy (USA)</text:p>
          </table:table-cell>
          <table:table-cell office:value-type="string">
            <text:p>1990</text:p>
          </table:table-cell>
          <table:table-cell office:value-type="string">
            <text:p>ESRB - RP (Rating Pending)</text:p>
          </table:table-cell>
          <table:table-cell office:value-type="string">
            <text:p>Paperboy</text:p>
          </table:table-cell>
          <table:table-cell office:value-type="string">
            <text:p>U.S. Gold Ltd.</text:p>
          </table:table-cell>
          <table:table-cell office:value-type="string">
            <text:p>Atari Games Corporation</text:p>
          </table:table-cell>
          <table:table-cell office:value-type="string">
            <text:p>Action</text:p>
          </table:table-cell>
          <table:table-cell office:value-type="string">
            <text:p>3.0</text:p>
          </table:table-cell>
          <table:table-cell office:value-type="string">
            <text:p>1 Player</text:p>
          </table:table-cell>
          <table:table-cell office:value-type="string">
            <text:p>Based on the arcade game, the object of Paperboy is to deliver papers to your customers while inflicting as much damage as possible to the houses of your non-customers. To make things more difficult, numerous obstacles get in your way including construction workers, rogue tires, skateboarders, dogs and cats, cars, and even the occasional tornado.</text:p>
          </table:table-cell>
          <table:table-cell table:formula="of:=CONCATENATE(&quot;&lt;game name=&quot;;CHAR(34);[.A164];CHAR(34);&quot;&gt; &lt;year&gt;&quot;;[.B164];&quot;&lt;/year&gt; &lt;rating&gt;&quot;;[.C164];&quot;&lt;/rating&gt; &lt;title&gt;&quot;;[.D164];&quot;&lt;/title&gt; &lt;pub&gt;&quot;;[.E164];&quot;&lt;/pub&gt; &lt;dev&gt;&quot;;[.F164];&quot;&lt;/dev&gt; &lt;genre&gt;&quot;;[.G164];&quot;&lt;/genre&gt; &lt;score&gt;&quot;;[.H164];&quot;&lt;/score&gt; &lt;player&gt;&quot;;[.I164];&quot;&lt;/player&gt; &lt;story&gt;&quot;;[.J164];&quot;&lt;/story&gt; &lt;/game&gt;&quot;)" office:value-type="string" office:string-value="&lt;game name=&quot;Paperboy (USA)&quot;&gt; &lt;year&gt;1990&lt;/year&gt; &lt;rating&gt;ESRB - RP (Rating Pending)&lt;/rating&gt; &lt;title&gt;Paperboy&lt;/title&gt; &lt;pub&gt;U.S. Gold Ltd.&lt;/pub&gt; &lt;dev&gt;Atari Games Corporation&lt;/dev&gt; &lt;genre&gt;Action&lt;/genre&gt; &lt;score&gt;3.0&lt;/score&gt; &lt;player&gt;1 Player&lt;/player&gt; &lt;story&gt;Based on the arcade game, the object of Paperboy is to deliver papers to your customers while inflicting as much damage as possible to the houses of your non-customers. To make things more difficult, numerous obstacles get in your way including construction workers, rogue tires, skateboarders, dogs and cats, cars, and even the occasional tornado.&lt;/story&gt; &lt;/game&gt;">
            <text:p>&lt;game name="Paperboy (USA)"&gt; &lt;year&gt;1990&lt;/year&gt; &lt;rating&gt;ESRB - RP (Rating Pending)&lt;/rating&gt; &lt;title&gt;Paperboy&lt;/title&gt; &lt;pub&gt;U.S. Gold Ltd.&lt;/pub&gt; &lt;dev&gt;Atari Games Corporation&lt;/dev&gt; &lt;genre&gt;Action&lt;/genre&gt; &lt;score&gt;3.0&lt;/score&gt; &lt;player&gt;1 Player&lt;/player&gt; &lt;story&gt;Based on the arcade game, the object of Paperboy is to deliver papers to your customers while inflicting as much damage as possible to the houses of your non-customers. To make things more difficult, numerous obstacles get in your way including construction workers, rogue tires, skateboarders, dogs and cats, cars, and even the occasional tornado.&lt;/story&gt; &lt;/game&gt;</text:p>
          </table:table-cell>
        </table:table-row>
        <table:table-row table:style-name="ro1">
          <table:table-cell office:value-type="string">
            <text:p>Parlour Games (USA, Europe)</text:p>
          </table:table-cell>
          <table:table-cell office:value-type="string">
            <text:p>1988</text:p>
          </table:table-cell>
          <table:table-cell office:value-type="string">
            <text:p>ESRB - RP (Rating Pending)</text:p>
          </table:table-cell>
          <table:table-cell office:value-type="string">
            <text:p>Parlour Games </text:p>
          </table:table-cell>
          <table:table-cell office:value-type="string">
            <text:p>SEGA of America, Inc.</text:p>
          </table:table-cell>
          <table:table-cell office:value-type="string">
            <text:p>Compile</text:p>
          </table:table-cell>
          <table:table-cell office:value-type="string">
            <text:p>Party</text:p>
          </table:table-cell>
          <table:table-cell office:value-type="string">
            <text:p>4.0</text:p>
          </table:table-cell>
          <table:table-cell office:value-type="string">
            <text:p>1-4 Players</text:p>
          </table:table-cell>
          <table:table-cell office:value-type="string">
            <text:p>Includes 3 titles: Billiards, Darts &amp; World Bingo. <text:s/>Billiards, allows you to play different variations of the game, such as nine ball and five ball. <text:s/>Darts includes variations and well, including 301, 501, Around The Clock &amp; Double Down. <text:s/>World Bingo combines slot machines and bingo</text:p>
          </table:table-cell>
          <table:table-cell table:formula="of:=CONCATENATE(&quot;&lt;game name=&quot;;CHAR(34);[.A165];CHAR(34);&quot;&gt; &lt;year&gt;&quot;;[.B165];&quot;&lt;/year&gt; &lt;rating&gt;&quot;;[.C165];&quot;&lt;/rating&gt; &lt;title&gt;&quot;;[.D165];&quot;&lt;/title&gt; &lt;pub&gt;&quot;;[.E165];&quot;&lt;/pub&gt; &lt;dev&gt;&quot;;[.F165];&quot;&lt;/dev&gt; &lt;genre&gt;&quot;;[.G165];&quot;&lt;/genre&gt; &lt;score&gt;&quot;;[.H165];&quot;&lt;/score&gt; &lt;player&gt;&quot;;[.I165];&quot;&lt;/player&gt; &lt;story&gt;&quot;;[.J165];&quot;&lt;/story&gt; &lt;/game&gt;&quot;)" office:value-type="string" office:string-value="&lt;game name=&quot;Parlour Games (USA, Europe)&quot;&gt; &lt;year&gt;1988&lt;/year&gt; &lt;rating&gt;ESRB - RP (Rating Pending)&lt;/rating&gt; &lt;title&gt;Parlour Games &lt;/title&gt; &lt;pub&gt;SEGA of America, Inc.&lt;/pub&gt; &lt;dev&gt;Compile&lt;/dev&gt; &lt;genre&gt;Party&lt;/genre&gt; &lt;score&gt;4.0&lt;/score&gt; &lt;player&gt;1-4 Players&lt;/player&gt; &lt;story&gt;Includes 3 titles: Billiards, Darts &amp; World Bingo.  Billiards, allows you to play different variations of the game, such as nine ball and five ball.  Darts includes variations and well, including 301, 501, Around The Clock &amp; Double Down.  World Bingo combines slot machines and bingo&lt;/story&gt; &lt;/game&gt;">
            <text:p>&lt;game name="Parlour Games (USA, Europe)"&gt; &lt;year&gt;1988&lt;/year&gt; &lt;rating&gt;ESRB - RP (Rating Pending)&lt;/rating&gt; &lt;title&gt;Parlour Games &lt;/title&gt; &lt;pub&gt;SEGA of America, Inc.&lt;/pub&gt; &lt;dev&gt;Compile&lt;/dev&gt; &lt;genre&gt;Party&lt;/genre&gt; &lt;score&gt;4.0&lt;/score&gt; &lt;player&gt;1-4 Players&lt;/player&gt; &lt;story&gt;Includes 3 titles: Billiards, Darts &amp; World Bingo. <text:s/>Billiards, allows you to play different variations of the game, such as nine ball and five ball. <text:s/>Darts includes variations and well, including 301, 501, Around The Clock &amp; Double Down. <text:s/>World Bingo combines slot machines and bingo&lt;/story&gt; &lt;/game&gt;</text:p>
          </table:table-cell>
        </table:table-row>
        <table:table-row table:style-name="ro1">
          <table:table-cell office:value-type="string">
            <text:p>Penguin Land (USA, Europe)</text:p>
          </table:table-cell>
          <table:table-cell office:value-type="string">
            <text:p>1988</text:p>
          </table:table-cell>
          <table:table-cell office:value-type="string">
            <text:p>ESRB - RP (Rating Pending)</text:p>
          </table:table-cell>
          <table:table-cell office:value-type="string">
            <text:p>Penguin Land </text:p>
          </table:table-cell>
          <table:table-cell office:value-type="string">
            <text:p>SEGA of America, Inc.</text:p>
          </table:table-cell>
          <table:table-cell office:value-type="string">
            <text:p>SEGA Enterprises Ltd.</text:p>
          </table:table-cell>
          <table:table-cell office:value-type="string">
            <text:p>Puzzle</text:p>
          </table:table-cell>
          <table:table-cell office:value-type="string">
            <text:p>4.0</text:p>
          </table:table-cell>
          <table:table-cell office:value-type="string">
            <text:p>1 Player</text:p>
          </table:table-cell>
          <table:table-cell office:value-type="string">
            <text:p>In Penguin Land, you must control a penguin trying to get his (her?) egg down to the bottom of the level, while tunneling through ice to get there. Special egg and penguin blocks may make things easier, while polar bears and falling rocks will almost certainly slow you down.</text:p>
          </table:table-cell>
          <table:table-cell table:formula="of:=CONCATENATE(&quot;&lt;game name=&quot;;CHAR(34);[.A166];CHAR(34);&quot;&gt; &lt;year&gt;&quot;;[.B166];&quot;&lt;/year&gt; &lt;rating&gt;&quot;;[.C166];&quot;&lt;/rating&gt; &lt;title&gt;&quot;;[.D166];&quot;&lt;/title&gt; &lt;pub&gt;&quot;;[.E166];&quot;&lt;/pub&gt; &lt;dev&gt;&quot;;[.F166];&quot;&lt;/dev&gt; &lt;genre&gt;&quot;;[.G166];&quot;&lt;/genre&gt; &lt;score&gt;&quot;;[.H166];&quot;&lt;/score&gt; &lt;player&gt;&quot;;[.I166];&quot;&lt;/player&gt; &lt;story&gt;&quot;;[.J166];&quot;&lt;/story&gt; &lt;/game&gt;&quot;)" office:value-type="string" office:string-value="&lt;game name=&quot;Penguin Land (USA, Europe)&quot;&gt; &lt;year&gt;1988&lt;/year&gt; &lt;rating&gt;ESRB - RP (Rating Pending)&lt;/rating&gt; &lt;title&gt;Penguin Land &lt;/title&gt; &lt;pub&gt;SEGA of America, Inc.&lt;/pub&gt; &lt;dev&gt;SEGA Enterprises Ltd.&lt;/dev&gt; &lt;genre&gt;Puzzle&lt;/genre&gt; &lt;score&gt;4.0&lt;/score&gt; &lt;player&gt;1 Player&lt;/player&gt; &lt;story&gt;In Penguin Land, you must control a penguin trying to get his (her?) egg down to the bottom of the level, while tunneling through ice to get there. Special egg and penguin blocks may make things easier, while polar bears and falling rocks will almost certainly slow you down.&lt;/story&gt; &lt;/game&gt;">
            <text:p>&lt;game name="Penguin Land (USA, Europe)"&gt; &lt;year&gt;1988&lt;/year&gt; &lt;rating&gt;ESRB - RP (Rating Pending)&lt;/rating&gt; &lt;title&gt;Penguin Land &lt;/title&gt; &lt;pub&gt;SEGA of America, Inc.&lt;/pub&gt; &lt;dev&gt;SEGA Enterprises Ltd.&lt;/dev&gt; &lt;genre&gt;Puzzle&lt;/genre&gt; &lt;score&gt;4.0&lt;/score&gt; &lt;player&gt;1 Player&lt;/player&gt; &lt;story&gt;In Penguin Land, you must control a penguin trying to get his (her?) egg down to the bottom of the level, while tunneling through ice to get there. Special egg and penguin blocks may make things easier, while polar bears and falling rocks will almost certainly slow you down.&lt;/story&gt; &lt;/game&gt;</text:p>
          </table:table-cell>
        </table:table-row>
        <table:table-row table:style-name="ro1">
          <table:table-cell office:value-type="string">
            <text:p>PGA Tour Golf (Europe)</text:p>
          </table:table-cell>
          <table:table-cell office:value-type="string">
            <text:p>1993</text:p>
          </table:table-cell>
          <table:table-cell office:value-type="string">
            <text:p>ESRB - RP (Rating Pending)</text:p>
          </table:table-cell>
          <table:table-cell office:value-type="string">
            <text:p>PGA Tour Golf </text:p>
          </table:table-cell>
          <table:table-cell office:value-type="string">
            <text:p>Tengen Inc.</text:p>
          </table:table-cell>
          <table:table-cell office:value-type="string">
            <text:p>Sterling Silver Software</text:p>
          </table:table-cell>
          <table:table-cell office:value-type="string">
            <text:p>Golf/Sports</text:p>
          </table:table-cell>
          <table:table-cell office:value-type="string">
            <text:p>2.3</text:p>
          </table:table-cell>
          <table:table-cell office:value-type="string">
            <text:p>1-4 Players</text:p>
          </table:table-cell>
          <table:table-cell office:value-type="string">
            <text:p>PGA Tour Golf introduced many of the conventions commonly seen in the genre since. The three-click control method (the first to start the swing, the second setting power and over-swing, the third setting draw or fade) allowed for a multitude of different shots, and required a sense of timing. ****Four courses are included, one of them a fantasy 'links' course designed by the programmers. Some of the holes are fiendish, with bunkers, water hazards and trees, and the need to plan strategies to get the best approach to the green.****When playing a tournament there are 60 opponents, each representing top US golfers - ten of these appear with tactical advice for each hole.</text:p>
          </table:table-cell>
          <table:table-cell table:formula="of:=CONCATENATE(&quot;&lt;game name=&quot;;CHAR(34);[.A167];CHAR(34);&quot;&gt; &lt;year&gt;&quot;;[.B167];&quot;&lt;/year&gt; &lt;rating&gt;&quot;;[.C167];&quot;&lt;/rating&gt; &lt;title&gt;&quot;;[.D167];&quot;&lt;/title&gt; &lt;pub&gt;&quot;;[.E167];&quot;&lt;/pub&gt; &lt;dev&gt;&quot;;[.F167];&quot;&lt;/dev&gt; &lt;genre&gt;&quot;;[.G167];&quot;&lt;/genre&gt; &lt;score&gt;&quot;;[.H167];&quot;&lt;/score&gt; &lt;player&gt;&quot;;[.I167];&quot;&lt;/player&gt; &lt;story&gt;&quot;;[.J167];&quot;&lt;/story&gt; &lt;/game&gt;&quot;)" office:value-type="string" office:string-value="&lt;game name=&quot;PGA Tour Golf (Europe)&quot;&gt; &lt;year&gt;1993&lt;/year&gt; &lt;rating&gt;ESRB - RP (Rating Pending)&lt;/rating&gt; &lt;title&gt;PGA Tour Golf &lt;/title&gt; &lt;pub&gt;Tengen Inc.&lt;/pub&gt; &lt;dev&gt;Sterling Silver Software&lt;/dev&gt; &lt;genre&gt;Golf/Sports&lt;/genre&gt; &lt;score&gt;2.3&lt;/score&gt; &lt;player&gt;1-4 Players&lt;/player&gt; &lt;story&gt;PGA Tour Golf introduced many of the conventions commonly seen in the genre since. The three-click control method (the first to start the swing, the second setting power and over-swing, the third setting draw or fade) allowed for a multitude of different shots, and required a sense of timing. ****Four courses are included, one of them a fantasy 'links' course designed by the programmers. Some of the holes are fiendish, with bunkers, water hazards and trees, and the need to plan strategies to get the best approach to the green.****When playing a tournament there are 60 opponents, each representing top US golfers - ten of these appear with tactical advice for each hole.&lt;/story&gt; &lt;/game&gt;">
            <text:p>&lt;game name="PGA Tour Golf (Europe)"&gt; &lt;year&gt;1993&lt;/year&gt; &lt;rating&gt;ESRB - RP (Rating Pending)&lt;/rating&gt; &lt;title&gt;PGA Tour Golf &lt;/title&gt; &lt;pub&gt;Tengen Inc.&lt;/pub&gt; &lt;dev&gt;Sterling Silver Software&lt;/dev&gt; &lt;genre&gt;Golf/Sports&lt;/genre&gt; &lt;score&gt;2.3&lt;/score&gt; &lt;player&gt;1-4 Players&lt;/player&gt; &lt;story&gt;PGA Tour Golf introduced many of the conventions commonly seen in the genre since. The three-click control method (the first to start the swing, the second setting power and over-swing, the third setting draw or fade) allowed for a multitude of different shots, and required a sense of timing. ****Four courses are included, one of them a fantasy 'links' course designed by the programmers. Some of the holes are fiendish, with bunkers, water hazards and trees, and the need to plan strategies to get the best approach to the green.****When playing a tournament there are 60 opponents, each representing top US golfers - ten of these appear with tactical advice for each hole.&lt;/story&gt; &lt;/game&gt;</text:p>
          </table:table-cell>
        </table:table-row>
        <table:table-row table:style-name="ro1">
          <table:table-cell office:value-type="string">
            <text:p>Phantasy Star (USA, Europe) (v1.3)</text:p>
          </table:table-cell>
          <table:table-cell office:value-type="string">
            <text:p>1988</text:p>
          </table:table-cell>
          <table:table-cell office:value-type="string">
            <text:p>ESRB - RP (Rating Pending)</text:p>
          </table:table-cell>
          <table:table-cell office:value-type="string">
            <text:p>Phantasy Star</text:p>
          </table:table-cell>
          <table:table-cell office:value-type="string">
            <text:p>SEGA of America, Inc.</text:p>
          </table:table-cell>
          <table:table-cell office:value-type="string">
            <text:p>SEGA Enterprises Ltd.</text:p>
          </table:table-cell>
          <table:table-cell office:value-type="string">
            <text:p>Role-Playing</text:p>
          </table:table-cell>
          <table:table-cell office:value-type="string">
            <text:p>3.9</text:p>
          </table:table-cell>
          <table:table-cell office:value-type="string">
            <text:p>1 Player</text:p>
          </table:table-cell>
          <table:table-cell office:value-type="string">
            <text:p>Alis is a young girl whose brother Nero was brutally killed by a mysterious man known as Lassic. Nero's last words were: "Sister, find a warrior named Odin, he can help you to defeat Lassic!" Now Alis' dangerous adventure begins. Her first task is to find Odin. Then, with help and support from her friends, Alis will have to stop the evil Lassic and save the world...****This game is the very first installment in the long-lived Phantasy Star series. It is a futuristic RPG that uses a turn-based combat system (viewed from first-person perspective). An unusual feature of this game is that some locations are also viewed from first-person perspective. You can explore those locations by moving forward or backward, and the environments are in pseudo-3D.</text:p>
          </table:table-cell>
          <table:table-cell table:formula="of:=CONCATENATE(&quot;&lt;game name=&quot;;CHAR(34);[.A168];CHAR(34);&quot;&gt; &lt;year&gt;&quot;;[.B168];&quot;&lt;/year&gt; &lt;rating&gt;&quot;;[.C168];&quot;&lt;/rating&gt; &lt;title&gt;&quot;;[.D168];&quot;&lt;/title&gt; &lt;pub&gt;&quot;;[.E168];&quot;&lt;/pub&gt; &lt;dev&gt;&quot;;[.F168];&quot;&lt;/dev&gt; &lt;genre&gt;&quot;;[.G168];&quot;&lt;/genre&gt; &lt;score&gt;&quot;;[.H168];&quot;&lt;/score&gt; &lt;player&gt;&quot;;[.I168];&quot;&lt;/player&gt; &lt;story&gt;&quot;;[.J168];&quot;&lt;/story&gt; &lt;/game&gt;&quot;)" office:value-type="string" office:string-value="&lt;game name=&quot;Phantasy Star (USA, Europe) (v1.3)&quot;&gt; &lt;year&gt;1988&lt;/year&gt; &lt;rating&gt;ESRB - RP (Rating Pending)&lt;/rating&gt; &lt;title&gt;Phantasy Star&lt;/title&gt; &lt;pub&gt;SEGA of America, Inc.&lt;/pub&gt; &lt;dev&gt;SEGA Enterprises Ltd.&lt;/dev&gt; &lt;genre&gt;Role-Playing&lt;/genre&gt; &lt;score&gt;3.9&lt;/score&gt; &lt;player&gt;1 Player&lt;/player&gt; &lt;story&gt;Alis is a young girl whose brother Nero was brutally killed by a mysterious man known as Lassic. Nero's last words were: &quot;Sister, find a warrior named Odin, he can help you to defeat Lassic!&quot; Now Alis' dangerous adventure begins. Her first task is to find Odin. Then, with help and support from her friends, Alis will have to stop the evil Lassic and save the world...****This game is the very first installment in the long-lived Phantasy Star series. It is a futuristic RPG that uses a turn-based combat system (viewed from first-person perspective). An unusual feature of this game is that some locations are also viewed from first-person perspective. You can explore those locations by moving forward or backward, and the environments are in pseudo-3D.&lt;/story&gt; &lt;/game&gt;">
            <text:p>&lt;game name="Phantasy Star (USA, Europe) (v1.3)"&gt; &lt;year&gt;1988&lt;/year&gt; &lt;rating&gt;ESRB - RP (Rating Pending)&lt;/rating&gt; &lt;title&gt;Phantasy Star&lt;/title&gt; &lt;pub&gt;SEGA of America, Inc.&lt;/pub&gt; &lt;dev&gt;SEGA Enterprises Ltd.&lt;/dev&gt; &lt;genre&gt;Role-Playing&lt;/genre&gt; &lt;score&gt;3.9&lt;/score&gt; &lt;player&gt;1 Player&lt;/player&gt; &lt;story&gt;Alis is a young girl whose brother Nero was brutally killed by a mysterious man known as Lassic. Nero's last words were: "Sister, find a warrior named Odin, he can help you to defeat Lassic!" Now Alis' dangerous adventure begins. Her first task is to find Odin. Then, with help and support from her friends, Alis will have to stop the evil Lassic and save the world...****This game is the very first installment in the long-lived Phantasy Star series. It is a futuristic RPG that uses a turn-based combat system (viewed from first-person perspective). An unusual feature of this game is that some locations are also viewed from first-person perspective. You can explore those locations by moving forward or backward, and the environments are in pseudo-3D.&lt;/story&gt; &lt;/game&gt;</text:p>
          </table:table-cell>
        </table:table-row>
        <table:table-row table:style-name="ro1">
          <table:table-cell office:value-type="string">
            <text:p>Pit Fighter (Europe)</text:p>
          </table:table-cell>
          <table:table-cell office:value-type="string">
            <text:p>1991</text:p>
          </table:table-cell>
          <table:table-cell office:value-type="string">
            <text:p>ESRB - RP (Rating Pending)</text:p>
          </table:table-cell>
          <table:table-cell office:value-type="string">
            <text:p>Pit Fighter </text:p>
          </table:table-cell>
          <table:table-cell office:value-type="string">
            <text:p>Domark Software Ltd.</text:p>
          </table:table-cell>
          <table:table-cell office:value-type="string">
            <text:p>Atari Games Corporation</text:p>
          </table:table-cell>
          <table:table-cell office:value-type="string">
            <text:p>Beat-'Em-Up</text:p>
          </table:table-cell>
          <table:table-cell office:value-type="string">
            <text:p>1.5</text:p>
          </table:table-cell>
          <table:table-cell office:value-type="string">
            <text:p>1-2 Players</text:p>
          </table:table-cell>
          <table:table-cell office:value-type="string">
            <text:p>Pit-Fighter is a 3rd-person fight game that features digitized graphics of real fighters and zooming effects. <text:s/>Players select one of three fighters (Buzz, Ty or Kato) to take on anyone who dares. At the conclusion of a match, players are individually awarded a Knockout Bonus, Brutality Bonus, and a Fight Purse. Every third match is a Grudge Match where players test the skills of each other. The last man standing is the winner of this three-knockdown match. Players fight their way to the Elimination Match to decide who wins the opportunity to dethrone the champion, the Masked Warrior.</text:p>
          </table:table-cell>
          <table:table-cell table:formula="of:=CONCATENATE(&quot;&lt;game name=&quot;;CHAR(34);[.A169];CHAR(34);&quot;&gt; &lt;year&gt;&quot;;[.B169];&quot;&lt;/year&gt; &lt;rating&gt;&quot;;[.C169];&quot;&lt;/rating&gt; &lt;title&gt;&quot;;[.D169];&quot;&lt;/title&gt; &lt;pub&gt;&quot;;[.E169];&quot;&lt;/pub&gt; &lt;dev&gt;&quot;;[.F169];&quot;&lt;/dev&gt; &lt;genre&gt;&quot;;[.G169];&quot;&lt;/genre&gt; &lt;score&gt;&quot;;[.H169];&quot;&lt;/score&gt; &lt;player&gt;&quot;;[.I169];&quot;&lt;/player&gt; &lt;story&gt;&quot;;[.J169];&quot;&lt;/story&gt; &lt;/game&gt;&quot;)" office:value-type="string" office:string-value="&lt;game name=&quot;Pit Fighter (Europe)&quot;&gt; &lt;year&gt;1991&lt;/year&gt; &lt;rating&gt;ESRB - RP (Rating Pending)&lt;/rating&gt; &lt;title&gt;Pit Fighter &lt;/title&gt; &lt;pub&gt;Domark Software Ltd.&lt;/pub&gt; &lt;dev&gt;Atari Games Corporation&lt;/dev&gt; &lt;genre&gt;Beat-'Em-Up&lt;/genre&gt; &lt;score&gt;1.5&lt;/score&gt; &lt;player&gt;1-2 Players&lt;/player&gt; &lt;story&gt;Pit-Fighter is a 3rd-person fight game that features digitized graphics of real fighters and zooming effects.  Players select one of three fighters (Buzz, Ty or Kato) to take on anyone who dares. At the conclusion of a match, players are individually awarded a Knockout Bonus, Brutality Bonus, and a Fight Purse. Every third match is a Grudge Match where players test the skills of each other. The last man standing is the winner of this three-knockdown match. Players fight their way to the Elimination Match to decide who wins the opportunity to dethrone the champion, the Masked Warrior.&lt;/story&gt; &lt;/game&gt;">
            <text:p>&lt;game name="Pit Fighter (Europe)"&gt; &lt;year&gt;1991&lt;/year&gt; &lt;rating&gt;ESRB - RP (Rating Pending)&lt;/rating&gt; &lt;title&gt;Pit Fighter &lt;/title&gt; &lt;pub&gt;Domark Software Ltd.&lt;/pub&gt; &lt;dev&gt;Atari Games Corporation&lt;/dev&gt; &lt;genre&gt;Beat-'Em-Up&lt;/genre&gt; &lt;score&gt;1.5&lt;/score&gt; &lt;player&gt;1-2 Players&lt;/player&gt; &lt;story&gt;Pit-Fighter is a 3rd-person fight game that features digitized graphics of real fighters and zooming effects. <text:s/>Players select one of three fighters (Buzz, Ty or Kato) to take on anyone who dares. At the conclusion of a match, players are individually awarded a Knockout Bonus, Brutality Bonus, and a Fight Purse. Every third match is a Grudge Match where players test the skills of each other. The last man standing is the winner of this three-knockdown match. Players fight their way to the Elimination Match to decide who wins the opportunity to dethrone the champion, the Masked Warrior.&lt;/story&gt; &lt;/game&gt;</text:p>
          </table:table-cell>
        </table:table-row>
        <table:table-row table:style-name="ro1">
          <table:table-cell office:value-type="string">
            <text:p>Populous (Europe)</text:p>
          </table:table-cell>
          <table:table-cell office:value-type="string">
            <text:p>1991</text:p>
          </table:table-cell>
          <table:table-cell office:value-type="string">
            <text:p>ESRB - RP (Rating Pending)</text:p>
          </table:table-cell>
          <table:table-cell office:value-type="string">
            <text:p>Populous </text:p>
          </table:table-cell>
          <table:table-cell office:value-type="string">
            <text:p>Electronic Arts, Inc.</text:p>
          </table:table-cell>
          <table:table-cell office:value-type="string">
            <text:p>Bullfrog Productions, Ltd.</text:p>
          </table:table-cell>
          <table:table-cell office:value-type="string">
            <text:p>Strategy</text:p>
          </table:table-cell>
          <table:table-cell office:value-type="string">
            <text:p>3.7</text:p>
          </table:table-cell>
          <table:table-cell office:value-type="string">
            <text:p>1 Player</text:p>
          </table:table-cell>
          <table:table-cell office:value-type="string">
            <text:p>You play a god, gaming against other gods in a celestial game of conquest. <text:s/>To win, you must help your chosen people take over the world and wipe out the vermin who worship that other god.****Each god starts out with a single human, dumped into the middle of the wilderness. <text:s/>Sometimes there is inhabitable land in sight, sometimes not. <text:s/>To get win, you must change the landscape, creating flat land for your followers to build on. <text:s/>The more followers you have you have, the more powerful you will be, so take care of them. Build as fast as you can, because the other god is doing the same.****When you have enough followers, you can make the leader of your people into a hero. <text:s/>He will then go around the land you have built, literally taking strength from the people into himself, and working his way toward the enemy. <text:s/>When he gets there, he will engage in holy warfare upon your enemy's people. <text:s/>He will burn; he will kill. <text:s/>And he won't stop until they're all dead... or he is.****But you don't have to let your people have all the fun; the god's have other tools as well. <text:s/>You can drown your enemies one at a time with your land lowering powers. <text:s/>Submerge their towns in swamps. Raise a volcano in the middle of their best farmland. <text:s/>Even better, you can flood the land and drain all the people who didn't build on high-ground. ****And when you win, you'll have 500 more worlds to conquer. <text:s/>A god's play is just never done.</text:p>
          </table:table-cell>
          <table:table-cell table:formula="of:=CONCATENATE(&quot;&lt;game name=&quot;;CHAR(34);[.A170];CHAR(34);&quot;&gt; &lt;year&gt;&quot;;[.B170];&quot;&lt;/year&gt; &lt;rating&gt;&quot;;[.C170];&quot;&lt;/rating&gt; &lt;title&gt;&quot;;[.D170];&quot;&lt;/title&gt; &lt;pub&gt;&quot;;[.E170];&quot;&lt;/pub&gt; &lt;dev&gt;&quot;;[.F170];&quot;&lt;/dev&gt; &lt;genre&gt;&quot;;[.G170];&quot;&lt;/genre&gt; &lt;score&gt;&quot;;[.H170];&quot;&lt;/score&gt; &lt;player&gt;&quot;;[.I170];&quot;&lt;/player&gt; &lt;story&gt;&quot;;[.J170];&quot;&lt;/story&gt; &lt;/game&gt;&quot;)" office:value-type="string" office:string-value="&lt;game name=&quot;Populous (Europe)&quot;&gt; &lt;year&gt;1991&lt;/year&gt; &lt;rating&gt;ESRB - RP (Rating Pending)&lt;/rating&gt; &lt;title&gt;Populous &lt;/title&gt; &lt;pub&gt;Electronic Arts, Inc.&lt;/pub&gt; &lt;dev&gt;Bullfrog Productions, Ltd.&lt;/dev&gt; &lt;genre&gt;Strategy&lt;/genre&gt; &lt;score&gt;3.7&lt;/score&gt; &lt;player&gt;1 Player&lt;/player&gt; &lt;story&gt;You play a god, gaming against other gods in a celestial game of conquest.  To win, you must help your chosen people take over the world and wipe out the vermin who worship that other god.****Each god starts out with a single human, dumped into the middle of the wilderness.  Sometimes there is inhabitable land in sight, sometimes not.  To get win, you must change the landscape, creating flat land for your followers to build on.  The more followers you have you have, the more powerful you will be, so take care of them. Build as fast as you can, because the other god is doing the same.****When you have enough followers, you can make the leader of your people into a hero.  He will then go around the land you have built, literally taking strength from the people into himself, and working his way toward the enemy.  When he gets there, he will engage in holy warfare upon your enemy's people.  He will burn; he will kill.  And he won't stop until they're all dead... or he is.****But you don't have to let your people have all the fun; the god's have other tools as well.  You can drown your enemies one at a time with your land lowering powers.  Submerge their towns in swamps. Raise a volcano in the middle of their best farmland.  Even better, you can flood the land and drain all the people who didn't build on high-ground. ****And when you win, you'll have 500 more worlds to conquer.  A god's play is just never done.&lt;/story&gt; &lt;/game&gt;">
            <text:p>&lt;game name="Populous (Europe)"&gt; &lt;year&gt;1991&lt;/year&gt; &lt;rating&gt;ESRB - RP (Rating Pending)&lt;/rating&gt; &lt;title&gt;Populous &lt;/title&gt; &lt;pub&gt;Electronic Arts, Inc.&lt;/pub&gt; &lt;dev&gt;Bullfrog Productions, Ltd.&lt;/dev&gt; &lt;genre&gt;Strategy&lt;/genre&gt; &lt;score&gt;3.7&lt;/score&gt; &lt;player&gt;1 Player&lt;/player&gt; &lt;story&gt;You play a god, gaming against other gods in a celestial game of conquest. <text:s/>To win, you must help your chosen people take over the world and wipe out the vermin who worship that other god.****Each god starts out with a single human, dumped into the middle of the wilderness. <text:s/>Sometimes there is inhabitable land in sight, sometimes not. <text:s/>To get win, you must change the landscape, creating flat land for your followers to build on. <text:s/>The more followers you have you have, the more powerful you will be, so take care of them. Build as fast as you can, because the other god is doing the same.****When you have enough followers, you can make the leader of your people into a hero. <text:s/>He will then go around the land you have built, literally taking strength from the people into himself, and working his way toward the enemy. <text:s/>When he gets there, he will engage in holy warfare upon your enemy's people. <text:s/>He will burn; he will kill. <text:s/>And he won't stop until they're all dead... or he is.****But you don't have to let your people have all the fun; the god's have other tools as well. <text:s/>You can drown your enemies one at a time with your land lowering powers. <text:s/>Submerge their towns in swamps. Raise a volcano in the middle of their best farmland. <text:s/>Even better, you can flood the land and drain all the people who didn't build on high-ground. ****And when you win, you'll have 500 more worlds to conquer. <text:s/>A god's play is just never done.&lt;/story&gt; &lt;/game&gt;</text:p>
          </table:table-cell>
        </table:table-row>
        <table:table-row table:style-name="ro1">
          <table:table-cell office:value-type="string">
            <text:p>Poseidon Wars 3-D (USA, Europe)</text:p>
          </table:table-cell>
          <table:table-cell office:value-type="string">
            <text:p>1989</text:p>
          </table:table-cell>
          <table:table-cell office:value-type="string">
            <text:p>ESRB - RP (Rating Pending)</text:p>
          </table:table-cell>
          <table:table-cell office:value-type="string">
            <text:p>Poseidon Wars 3-D </text:p>
          </table:table-cell>
          <table:table-cell office:value-type="string">
            <text:p>SEGA of America, Inc.</text:p>
          </table:table-cell>
          <table:table-cell office:value-type="string">
            <text:p>SEGA Enterprises Ltd.</text:p>
          </table:table-cell>
          <table:table-cell office:value-type="string">
            <text:p>Action</text:p>
          </table:table-cell>
          <table:table-cell office:value-type="string">
            <text:p>2.2</text:p>
          </table:table-cell>
          <table:table-cell office:value-type="string">
            <text:p>1 Player</text:p>
          </table:table-cell>
          <table:table-cell office:value-type="string">
            <text:p>In Poseidon Wars 3-D, you have just entered the navy as a cadet and you must make your way up to Admiral. To do this, you must go out at sea with a submarine and destroy several enemy targets. Once you have defeated each enemy target, the mission is completed, and, upon completing some of them, your rank increases. Before defeating each target, however, you also need to destroy enemy jets, choppers, and submarines who will launch missiles or rockets at you. If you are hit by any of these, damage is inflicted to the submarine, but you can shoot down any of the missiles or rockets. You will need to keep an eye on the built-in radar and sonar to find out where enemies will hit next. Your fuel is limited, and can be increased by destroying certain enemies. The game ends when your submarine is destroyed or you run out of fuel.</text:p>
          </table:table-cell>
          <table:table-cell table:formula="of:=CONCATENATE(&quot;&lt;game name=&quot;;CHAR(34);[.A171];CHAR(34);&quot;&gt; &lt;year&gt;&quot;;[.B171];&quot;&lt;/year&gt; &lt;rating&gt;&quot;;[.C171];&quot;&lt;/rating&gt; &lt;title&gt;&quot;;[.D171];&quot;&lt;/title&gt; &lt;pub&gt;&quot;;[.E171];&quot;&lt;/pub&gt; &lt;dev&gt;&quot;;[.F171];&quot;&lt;/dev&gt; &lt;genre&gt;&quot;;[.G171];&quot;&lt;/genre&gt; &lt;score&gt;&quot;;[.H171];&quot;&lt;/score&gt; &lt;player&gt;&quot;;[.I171];&quot;&lt;/player&gt; &lt;story&gt;&quot;;[.J171];&quot;&lt;/story&gt; &lt;/game&gt;&quot;)" office:value-type="string" office:string-value="&lt;game name=&quot;Poseidon Wars 3-D (USA, Europe)&quot;&gt; &lt;year&gt;1989&lt;/year&gt; &lt;rating&gt;ESRB - RP (Rating Pending)&lt;/rating&gt; &lt;title&gt;Poseidon Wars 3-D &lt;/title&gt; &lt;pub&gt;SEGA of America, Inc.&lt;/pub&gt; &lt;dev&gt;SEGA Enterprises Ltd.&lt;/dev&gt; &lt;genre&gt;Action&lt;/genre&gt; &lt;score&gt;2.2&lt;/score&gt; &lt;player&gt;1 Player&lt;/player&gt; &lt;story&gt;In Poseidon Wars 3-D, you have just entered the navy as a cadet and you must make your way up to Admiral. To do this, you must go out at sea with a submarine and destroy several enemy targets. Once you have defeated each enemy target, the mission is completed, and, upon completing some of them, your rank increases. Before defeating each target, however, you also need to destroy enemy jets, choppers, and submarines who will launch missiles or rockets at you. If you are hit by any of these, damage is inflicted to the submarine, but you can shoot down any of the missiles or rockets. You will need to keep an eye on the built-in radar and sonar to find out where enemies will hit next. Your fuel is limited, and can be increased by destroying certain enemies. The game ends when your submarine is destroyed or you run out of fuel.&lt;/story&gt; &lt;/game&gt;">
            <text:p>&lt;game name="Poseidon Wars 3-D (USA, Europe)"&gt; &lt;year&gt;1989&lt;/year&gt; &lt;rating&gt;ESRB - RP (Rating Pending)&lt;/rating&gt; &lt;title&gt;Poseidon Wars 3-D &lt;/title&gt; &lt;pub&gt;SEGA of America, Inc.&lt;/pub&gt; &lt;dev&gt;SEGA Enterprises Ltd.&lt;/dev&gt; &lt;genre&gt;Action&lt;/genre&gt; &lt;score&gt;2.2&lt;/score&gt; &lt;player&gt;1 Player&lt;/player&gt; &lt;story&gt;In Poseidon Wars 3-D, you have just entered the navy as a cadet and you must make your way up to Admiral. To do this, you must go out at sea with a submarine and destroy several enemy targets. Once you have defeated each enemy target, the mission is completed, and, upon completing some of them, your rank increases. Before defeating each target, however, you also need to destroy enemy jets, choppers, and submarines who will launch missiles or rockets at you. If you are hit by any of these, damage is inflicted to the submarine, but you can shoot down any of the missiles or rockets. You will need to keep an eye on the built-in radar and sonar to find out where enemies will hit next. Your fuel is limited, and can be increased by destroying certain enemies. The game ends when your submarine is destroyed or you run out of fuel.&lt;/story&gt; &lt;/game&gt;</text:p>
          </table:table-cell>
        </table:table-row>
        <table:table-row table:style-name="ro1">
          <table:table-cell office:value-type="string">
            <text:p>Power Strike (USA, Europe)</text:p>
          </table:table-cell>
          <table:table-cell office:value-type="string">
            <text:p>1988</text:p>
          </table:table-cell>
          <table:table-cell office:value-type="string">
            <text:p>ESRB - RP (Rating Pending)</text:p>
          </table:table-cell>
          <table:table-cell office:value-type="string">
            <text:p>Power Strike </text:p>
          </table:table-cell>
          <table:table-cell office:value-type="string">
            <text:p>SEGA Enterprises Ltd.</text:p>
          </table:table-cell>
          <table:table-cell office:value-type="string">
            <text:p>Compile</text:p>
          </table:table-cell>
          <table:table-cell office:value-type="string">
            <text:p>Shooter</text:p>
          </table:table-cell>
          <table:table-cell office:value-type="string">
            <text:p>3.6</text:p>
          </table:table-cell>
          <table:table-cell office:value-type="string">
            <text:p>1 Player</text:p>
          </table:table-cell>
          <table:table-cell office:value-type="string">
            <text:p>The Earth is threatened by mutant plant life and their brainwashed human followers. Only one force can stop the evil vegetables from taking root: Power Strike, the most versatile jet fighter in the world. <text:s/>Blast the enemy in the air and and on the ground and save the planet from the creeping green menace. ****There are six rounds to complete (three in the mobile version). In each round, numbers (from 1 to 8) can be found on the ground either enclosed by a ring, or in the air carried by a ship. Getting these numbers will upgrade your firepower. Get more of the same number for a maximum upgrade. Unfortunately, whatever the type of firepower you get, you will have a limited supply of ammo, so you need to stock up on the same type of firepower if you get too low. ****At the end of each round, there is an end-of-round boss which involves shooting parts of its base in order to destroy it. Intermediate bosses can be found in the last three rounds (console version only).</text:p>
          </table:table-cell>
          <table:table-cell table:formula="of:=CONCATENATE(&quot;&lt;game name=&quot;;CHAR(34);[.A172];CHAR(34);&quot;&gt; &lt;year&gt;&quot;;[.B172];&quot;&lt;/year&gt; &lt;rating&gt;&quot;;[.C172];&quot;&lt;/rating&gt; &lt;title&gt;&quot;;[.D172];&quot;&lt;/title&gt; &lt;pub&gt;&quot;;[.E172];&quot;&lt;/pub&gt; &lt;dev&gt;&quot;;[.F172];&quot;&lt;/dev&gt; &lt;genre&gt;&quot;;[.G172];&quot;&lt;/genre&gt; &lt;score&gt;&quot;;[.H172];&quot;&lt;/score&gt; &lt;player&gt;&quot;;[.I172];&quot;&lt;/player&gt; &lt;story&gt;&quot;;[.J172];&quot;&lt;/story&gt; &lt;/game&gt;&quot;)" office:value-type="string" office:string-value="&lt;game name=&quot;Power Strike (USA, Europe)&quot;&gt; &lt;year&gt;1988&lt;/year&gt; &lt;rating&gt;ESRB - RP (Rating Pending)&lt;/rating&gt; &lt;title&gt;Power Strike &lt;/title&gt; &lt;pub&gt;SEGA Enterprises Ltd.&lt;/pub&gt; &lt;dev&gt;Compile&lt;/dev&gt; &lt;genre&gt;Shooter&lt;/genre&gt; &lt;score&gt;3.6&lt;/score&gt; &lt;player&gt;1 Player&lt;/player&gt; &lt;story&gt;The Earth is threatened by mutant plant life and their brainwashed human followers. Only one force can stop the evil vegetables from taking root: Power Strike, the most versatile jet fighter in the world.  Blast the enemy in the air and and on the ground and save the planet from the creeping green menace. ****There are six rounds to complete (three in the mobile version). In each round, numbers (from 1 to 8) can be found on the ground either enclosed by a ring, or in the air carried by a ship. Getting these numbers will upgrade your firepower. Get more of the same number for a maximum upgrade. Unfortunately, whatever the type of firepower you get, you will have a limited supply of ammo, so you need to stock up on the same type of firepower if you get too low. ****At the end of each round, there is an end-of-round boss which involves shooting parts of its base in order to destroy it. Intermediate bosses can be found in the last three rounds (console version only).&lt;/story&gt; &lt;/game&gt;">
            <text:p>&lt;game name="Power Strike (USA, Europe)"&gt; &lt;year&gt;1988&lt;/year&gt; &lt;rating&gt;ESRB - RP (Rating Pending)&lt;/rating&gt; &lt;title&gt;Power Strike &lt;/title&gt; &lt;pub&gt;SEGA Enterprises Ltd.&lt;/pub&gt; &lt;dev&gt;Compile&lt;/dev&gt; &lt;genre&gt;Shooter&lt;/genre&gt; &lt;score&gt;3.6&lt;/score&gt; &lt;player&gt;1 Player&lt;/player&gt; &lt;story&gt;The Earth is threatened by mutant plant life and their brainwashed human followers. Only one force can stop the evil vegetables from taking root: Power Strike, the most versatile jet fighter in the world. <text:s/>Blast the enemy in the air and and on the ground and save the planet from the creeping green menace. ****There are six rounds to complete (three in the mobile version). In each round, numbers (from 1 to 8) can be found on the ground either enclosed by a ring, or in the air carried by a ship. Getting these numbers will upgrade your firepower. Get more of the same number for a maximum upgrade. Unfortunately, whatever the type of firepower you get, you will have a limited supply of ammo, so you need to stock up on the same type of firepower if you get too low. ****At the end of each round, there is an end-of-round boss which involves shooting parts of its base in order to destroy it. Intermediate bosses can be found in the last three rounds (console version only).&lt;/story&gt; &lt;/game&gt;</text:p>
          </table:table-cell>
        </table:table-row>
        <table:table-row table:style-name="ro1">
          <table:table-cell office:value-type="string">
            <text:p>Power Strike II (Europe)</text:p>
          </table:table-cell>
          <table:table-cell office:value-type="string">
            <text:p>1993</text:p>
          </table:table-cell>
          <table:table-cell office:value-type="string">
            <text:p>ESRB - RP (Rating Pending)</text:p>
          </table:table-cell>
          <table:table-cell office:value-type="string">
            <text:p>Power Strike II </text:p>
          </table:table-cell>
          <table:table-cell office:value-type="string">
            <text:p>SEGA Enterprises Ltd.</text:p>
          </table:table-cell>
          <table:table-cell office:value-type="string">
            <text:p>Compile</text:p>
          </table:table-cell>
          <table:table-cell office:value-type="string">
            <text:p>Shooter</text:p>
          </table:table-cell>
          <table:table-cell office:value-type="string">
            <text:p>3.5</text:p>
          </table:table-cell>
          <table:table-cell office:value-type="string">
            <text:p>1 Player</text:p>
          </table:table-cell>
          <table:table-cell office:value-type="string">
            <text:p>In the early 1930s, people have lived in poverty since the great depression in 1929. Being laid off from their job, a great amount of pilots became the sky pirates in order to survive. The sea and the sky near Italy have been plundered by them. You earn a living by shooting down these pirates.****Power Strike II is a top-down shooter where you must select which weapon you want to use during the game, and then fight your way through various stages, destroying both air- and ground-based enemies along the way. You can upgrade your weapons by collecting power-ups that can only be found by shooting specific ships. You will need to defeat the end-of-level boss (by destroying parts of it) in order to proceed to the next level.</text:p>
          </table:table-cell>
          <table:table-cell table:formula="of:=CONCATENATE(&quot;&lt;game name=&quot;;CHAR(34);[.A173];CHAR(34);&quot;&gt; &lt;year&gt;&quot;;[.B173];&quot;&lt;/year&gt; &lt;rating&gt;&quot;;[.C173];&quot;&lt;/rating&gt; &lt;title&gt;&quot;;[.D173];&quot;&lt;/title&gt; &lt;pub&gt;&quot;;[.E173];&quot;&lt;/pub&gt; &lt;dev&gt;&quot;;[.F173];&quot;&lt;/dev&gt; &lt;genre&gt;&quot;;[.G173];&quot;&lt;/genre&gt; &lt;score&gt;&quot;;[.H173];&quot;&lt;/score&gt; &lt;player&gt;&quot;;[.I173];&quot;&lt;/player&gt; &lt;story&gt;&quot;;[.J173];&quot;&lt;/story&gt; &lt;/game&gt;&quot;)" office:value-type="string" office:string-value="&lt;game name=&quot;Power Strike II (Europe)&quot;&gt; &lt;year&gt;1993&lt;/year&gt; &lt;rating&gt;ESRB - RP (Rating Pending)&lt;/rating&gt; &lt;title&gt;Power Strike II &lt;/title&gt; &lt;pub&gt;SEGA Enterprises Ltd.&lt;/pub&gt; &lt;dev&gt;Compile&lt;/dev&gt; &lt;genre&gt;Shooter&lt;/genre&gt; &lt;score&gt;3.5&lt;/score&gt; &lt;player&gt;1 Player&lt;/player&gt; &lt;story&gt;In the early 1930s, people have lived in poverty since the great depression in 1929. Being laid off from their job, a great amount of pilots became the sky pirates in order to survive. The sea and the sky near Italy have been plundered by them. You earn a living by shooting down these pirates.****Power Strike II is a top-down shooter where you must select which weapon you want to use during the game, and then fight your way through various stages, destroying both air- and ground-based enemies along the way. You can upgrade your weapons by collecting power-ups that can only be found by shooting specific ships. You will need to defeat the end-of-level boss (by destroying parts of it) in order to proceed to the next level.&lt;/story&gt; &lt;/game&gt;">
            <text:p>&lt;game name="Power Strike II (Europe)"&gt; &lt;year&gt;1993&lt;/year&gt; &lt;rating&gt;ESRB - RP (Rating Pending)&lt;/rating&gt; &lt;title&gt;Power Strike II &lt;/title&gt; &lt;pub&gt;SEGA Enterprises Ltd.&lt;/pub&gt; &lt;dev&gt;Compile&lt;/dev&gt; &lt;genre&gt;Shooter&lt;/genre&gt; &lt;score&gt;3.5&lt;/score&gt; &lt;player&gt;1 Player&lt;/player&gt; &lt;story&gt;In the early 1930s, people have lived in poverty since the great depression in 1929. Being laid off from their job, a great amount of pilots became the sky pirates in order to survive. The sea and the sky near Italy have been plundered by them. You earn a living by shooting down these pirates.****Power Strike II is a top-down shooter where you must select which weapon you want to use during the game, and then fight your way through various stages, destroying both air- and ground-based enemies along the way. You can upgrade your weapons by collecting power-ups that can only be found by shooting specific ships. You will need to defeat the end-of-level boss (by destroying parts of it) in order to proceed to the next level.&lt;/story&gt; &lt;/game&gt;</text:p>
          </table:table-cell>
        </table:table-row>
        <table:table-row table:style-name="ro1">
          <table:table-cell office:value-type="string">
            <text:p>Predator 2 (Europe)</text:p>
          </table:table-cell>
          <table:table-cell office:value-type="string">
            <text:p>1991</text:p>
          </table:table-cell>
          <table:table-cell office:value-type="string">
            <text:p>ESRB - RP (Rating Pending)</text:p>
          </table:table-cell>
          <table:table-cell office:value-type="string">
            <text:p>Predator 2 </text:p>
          </table:table-cell>
          <table:table-cell office:value-type="string">
            <text:p>Acclaim Entertainment, Inc.</text:p>
          </table:table-cell>
          <table:table-cell office:value-type="string">
            <text:p>Teeny Weeny Games, Ltd.</text:p>
          </table:table-cell>
          <table:table-cell office:value-type="string">
            <text:p>Action</text:p>
          </table:table-cell>
          <table:table-cell office:value-type="string">
            <text:p>2.5</text:p>
          </table:table-cell>
          <table:table-cell office:value-type="string">
            <text:p>1 Player</text:p>
          </table:table-cell>
          <table:table-cell office:value-type="string">
            <text:p>Predator 2 is similar to its 16-bit counterpart. The player controls Lt. Mike Harrigan in a side scrolling view (instead of an isometric one) through 7 levels.****Mike has to fight drug dealers and must rescue a certain number of hostages at each level. The Predator's three-dotted laser aim is a menace to avoid, which can kill either the hostages or Mike himself. Gang members killed drop drugs which can be picked up for points (and sent to the drugs squad). At the end of each level a boss must be defeated.****Mike can move and shoot in all 8 directions, but can only stop and shoot up, down, left and right. Besides his pistol, Mike can also collect new weapons such as grenades, shotguns, machine-guns and rifles. Body armor can be collected for health and med kits for extra lives.</text:p>
          </table:table-cell>
          <table:table-cell table:formula="of:=CONCATENATE(&quot;&lt;game name=&quot;;CHAR(34);[.A174];CHAR(34);&quot;&gt; &lt;year&gt;&quot;;[.B174];&quot;&lt;/year&gt; &lt;rating&gt;&quot;;[.C174];&quot;&lt;/rating&gt; &lt;title&gt;&quot;;[.D174];&quot;&lt;/title&gt; &lt;pub&gt;&quot;;[.E174];&quot;&lt;/pub&gt; &lt;dev&gt;&quot;;[.F174];&quot;&lt;/dev&gt; &lt;genre&gt;&quot;;[.G174];&quot;&lt;/genre&gt; &lt;score&gt;&quot;;[.H174];&quot;&lt;/score&gt; &lt;player&gt;&quot;;[.I174];&quot;&lt;/player&gt; &lt;story&gt;&quot;;[.J174];&quot;&lt;/story&gt; &lt;/game&gt;&quot;)" office:value-type="string" office:string-value="&lt;game name=&quot;Predator 2 (Europe)&quot;&gt; &lt;year&gt;1991&lt;/year&gt; &lt;rating&gt;ESRB - RP (Rating Pending)&lt;/rating&gt; &lt;title&gt;Predator 2 &lt;/title&gt; &lt;pub&gt;Acclaim Entertainment, Inc.&lt;/pub&gt; &lt;dev&gt;Teeny Weeny Games, Ltd.&lt;/dev&gt; &lt;genre&gt;Action&lt;/genre&gt; &lt;score&gt;2.5&lt;/score&gt; &lt;player&gt;1 Player&lt;/player&gt; &lt;story&gt;Predator 2 is similar to its 16-bit counterpart. The player controls Lt. Mike Harrigan in a side scrolling view (instead of an isometric one) through 7 levels.****Mike has to fight drug dealers and must rescue a certain number of hostages at each level. The Predator's three-dotted laser aim is a menace to avoid, which can kill either the hostages or Mike himself. Gang members killed drop drugs which can be picked up for points (and sent to the drugs squad). At the end of each level a boss must be defeated.****Mike can move and shoot in all 8 directions, but can only stop and shoot up, down, left and right. Besides his pistol, Mike can also collect new weapons such as grenades, shotguns, machine-guns and rifles. Body armor can be collected for health and med kits for extra lives.&lt;/story&gt; &lt;/game&gt;">
            <text:p>&lt;game name="Predator 2 (Europe)"&gt; &lt;year&gt;1991&lt;/year&gt; &lt;rating&gt;ESRB - RP (Rating Pending)&lt;/rating&gt; &lt;title&gt;Predator 2 &lt;/title&gt; &lt;pub&gt;Acclaim Entertainment, Inc.&lt;/pub&gt; &lt;dev&gt;Teeny Weeny Games, Ltd.&lt;/dev&gt; &lt;genre&gt;Action&lt;/genre&gt; &lt;score&gt;2.5&lt;/score&gt; &lt;player&gt;1 Player&lt;/player&gt; &lt;story&gt;Predator 2 is similar to its 16-bit counterpart. The player controls Lt. Mike Harrigan in a side scrolling view (instead of an isometric one) through 7 levels.****Mike has to fight drug dealers and must rescue a certain number of hostages at each level. The Predator's three-dotted laser aim is a menace to avoid, which can kill either the hostages or Mike himself. Gang members killed drop drugs which can be picked up for points (and sent to the drugs squad). At the end of each level a boss must be defeated.****Mike can move and shoot in all 8 directions, but can only stop and shoot up, down, left and right. Besides his pistol, Mike can also collect new weapons such as grenades, shotguns, machine-guns and rifles. Body armor can be collected for health and med kits for extra lives.&lt;/story&gt; &lt;/game&gt;</text:p>
          </table:table-cell>
        </table:table-row>
        <table:table-row table:style-name="ro1">
          <table:table-cell office:value-type="string">
            <text:p>Prince of Persia (Europe)</text:p>
          </table:table-cell>
          <table:table-cell office:value-type="string">
            <text:p>1990</text:p>
          </table:table-cell>
          <table:table-cell office:value-type="string">
            <text:p>ESRB - RP (Rating Pending)</text:p>
          </table:table-cell>
          <table:table-cell office:value-type="string">
            <text:p>Prince of Persia </text:p>
          </table:table-cell>
          <table:table-cell office:value-type="string">
            <text:p>Domark Software, Inc.</text:p>
          </table:table-cell>
          <table:table-cell office:value-type="string">
            <text:p>Brøderbund Software, Inc.</text:p>
          </table:table-cell>
          <table:table-cell office:value-type="string">
            <text:p>Platform</text:p>
          </table:table-cell>
          <table:table-cell office:value-type="string">
            <text:p>3.9</text:p>
          </table:table-cell>
          <table:table-cell office:value-type="string">
            <text:p>1 Player</text:p>
          </table:table-cell>
          <table:table-cell office:value-type="string">
            <text:p>The Grand Vizier Jaffar has thrown you into a dark dungeon and plans to marry the girl of your dreams in an hour. You're not going to let that happen are you? Try to escape from the dungeon, take out Jaffar's guards, find your way through the Sultan's palace and defeat Jaffar himself. Now go, you've got 60 minutes!****Prince of Persia is a 2D platformer with run and jump gameplay. Your hero must avoid deadly traps, solve some simple puzzles and engage in sword fights with the guards. The player has an infinite amount of lives, but has to restart at the beginning of a level each time he dies, and must complete the game within an hour. An especially noteworthy aspect of the game is the very fluent animation of your character.****The Game Boy Color and SNES versions of the game feature additional levels and new enemies. The Genesis version has a new intro and an altered set of graphics but the level layout remains almost identical to that of the original.</text:p>
          </table:table-cell>
          <table:table-cell table:formula="of:=CONCATENATE(&quot;&lt;game name=&quot;;CHAR(34);[.A175];CHAR(34);&quot;&gt; &lt;year&gt;&quot;;[.B175];&quot;&lt;/year&gt; &lt;rating&gt;&quot;;[.C175];&quot;&lt;/rating&gt; &lt;title&gt;&quot;;[.D175];&quot;&lt;/title&gt; &lt;pub&gt;&quot;;[.E175];&quot;&lt;/pub&gt; &lt;dev&gt;&quot;;[.F175];&quot;&lt;/dev&gt; &lt;genre&gt;&quot;;[.G175];&quot;&lt;/genre&gt; &lt;score&gt;&quot;;[.H175];&quot;&lt;/score&gt; &lt;player&gt;&quot;;[.I175];&quot;&lt;/player&gt; &lt;story&gt;&quot;;[.J175];&quot;&lt;/story&gt; &lt;/game&gt;&quot;)" office:value-type="string" office:string-value="&lt;game name=&quot;Prince of Persia (Europe)&quot;&gt; &lt;year&gt;1990&lt;/year&gt; &lt;rating&gt;ESRB - RP (Rating Pending)&lt;/rating&gt; &lt;title&gt;Prince of Persia &lt;/title&gt; &lt;pub&gt;Domark Software, Inc.&lt;/pub&gt; &lt;dev&gt;Brøderbund Software, Inc.&lt;/dev&gt; &lt;genre&gt;Platform&lt;/genre&gt; &lt;score&gt;3.9&lt;/score&gt; &lt;player&gt;1 Player&lt;/player&gt; &lt;story&gt;The Grand Vizier Jaffar has thrown you into a dark dungeon and plans to marry the girl of your dreams in an hour. You're not going to let that happen are you? Try to escape from the dungeon, take out Jaffar's guards, find your way through the Sultan's palace and defeat Jaffar himself. Now go, you've got 60 minutes!****Prince of Persia is a 2D platformer with run and jump gameplay. Your hero must avoid deadly traps, solve some simple puzzles and engage in sword fights with the guards. The player has an infinite amount of lives, but has to restart at the beginning of a level each time he dies, and must complete the game within an hour. An especially noteworthy aspect of the game is the very fluent animation of your character.****The Game Boy Color and SNES versions of the game feature additional levels and new enemies. The Genesis version has a new intro and an altered set of graphics but the level layout remains almost identical to that of the original.&lt;/story&gt; &lt;/game&gt;">
            <text:p>&lt;game name="Prince of Persia (Europe)"&gt; &lt;year&gt;1990&lt;/year&gt; &lt;rating&gt;ESRB - RP (Rating Pending)&lt;/rating&gt; &lt;title&gt;Prince of Persia &lt;/title&gt; &lt;pub&gt;Domark Software, Inc.&lt;/pub&gt; &lt;dev&gt;Brøderbund Software, Inc.&lt;/dev&gt; &lt;genre&gt;Platform&lt;/genre&gt; &lt;score&gt;3.9&lt;/score&gt; &lt;player&gt;1 Player&lt;/player&gt; &lt;story&gt;The Grand Vizier Jaffar has thrown you into a dark dungeon and plans to marry the girl of your dreams in an hour. You're not going to let that happen are you? Try to escape from the dungeon, take out Jaffar's guards, find your way through the Sultan's palace and defeat Jaffar himself. Now go, you've got 60 minutes!****Prince of Persia is a 2D platformer with run and jump gameplay. Your hero must avoid deadly traps, solve some simple puzzles and engage in sword fights with the guards. The player has an infinite amount of lives, but has to restart at the beginning of a level each time he dies, and must complete the game within an hour. An especially noteworthy aspect of the game is the very fluent animation of your character.****The Game Boy Color and SNES versions of the game feature additional levels and new enemies. The Genesis version has a new intro and an altered set of graphics but the level layout remains almost identical to that of the original.&lt;/story&gt; &lt;/game&gt;</text:p>
          </table:table-cell>
        </table:table-row>
        <table:table-row table:style-name="ro1">
          <table:table-cell office:value-type="string">
            <text:p>Pro Wrestling (USA, Europe)</text:p>
          </table:table-cell>
          <table:table-cell office:value-type="string">
            <text:p>1986</text:p>
          </table:table-cell>
          <table:table-cell office:value-type="string">
            <text:p>ESRB - RP (Rating Pending)</text:p>
          </table:table-cell>
          <table:table-cell office:value-type="string">
            <text:p>Pro Wrestling </text:p>
          </table:table-cell>
          <table:table-cell office:value-type="string">
            <text:p>SEGA of America, Inc.</text:p>
          </table:table-cell>
          <table:table-cell office:value-type="string">
            <text:p>SEGA Enterprises Ltd.</text:p>
          </table:table-cell>
          <table:table-cell office:value-type="string">
            <text:p>Sports/Wrestling</text:p>
          </table:table-cell>
          <table:table-cell office:value-type="string">
            <text:p>3.1</text:p>
          </table:table-cell>
          <table:table-cell office:value-type="string">
            <text:p>1-2 Players</text:p>
          </table:table-cell>
          <table:table-cell office:value-type="string">
            <text:p>Pro Wrestling is a tag team professional wrestling game where one can choose from four tag teams to compete. These tag teams are the Mad Soldiers, the Orient Express, the Great Maskmen and the Crush Brothers and they all have something to prove. Each wrestler has his own special moves ranging anywhere from knee butts and body slams to flying head butts and pile drivers. The Mad Soldiers and the Great Maskmen can also use metal chairs to hit their opponents outside the ring while the Orient Express and the Crush Brothers have the capability of climbing onto the turnbuckle and releasing damaging blows to their opponents. Each wrestler can also bounce off the ropes to release a running attack. When a wrestler is low on health, he can tag his teammate in to carry on in the match.**Compete in three sets of ten fall matches to complete the game. The matches are the Mexican League, the Pacific League and finally the World League. Pin the opponent ten times in a league to move on to the next.</text:p>
          </table:table-cell>
          <table:table-cell table:formula="of:=CONCATENATE(&quot;&lt;game name=&quot;;CHAR(34);[.A176];CHAR(34);&quot;&gt; &lt;year&gt;&quot;;[.B176];&quot;&lt;/year&gt; &lt;rating&gt;&quot;;[.C176];&quot;&lt;/rating&gt; &lt;title&gt;&quot;;[.D176];&quot;&lt;/title&gt; &lt;pub&gt;&quot;;[.E176];&quot;&lt;/pub&gt; &lt;dev&gt;&quot;;[.F176];&quot;&lt;/dev&gt; &lt;genre&gt;&quot;;[.G176];&quot;&lt;/genre&gt; &lt;score&gt;&quot;;[.H176];&quot;&lt;/score&gt; &lt;player&gt;&quot;;[.I176];&quot;&lt;/player&gt; &lt;story&gt;&quot;;[.J176];&quot;&lt;/story&gt; &lt;/game&gt;&quot;)" office:value-type="string" office:string-value="&lt;game name=&quot;Pro Wrestling (USA, Europe)&quot;&gt; &lt;year&gt;1986&lt;/year&gt; &lt;rating&gt;ESRB - RP (Rating Pending)&lt;/rating&gt; &lt;title&gt;Pro Wrestling &lt;/title&gt; &lt;pub&gt;SEGA of America, Inc.&lt;/pub&gt; &lt;dev&gt;SEGA Enterprises Ltd.&lt;/dev&gt; &lt;genre&gt;Sports/Wrestling&lt;/genre&gt; &lt;score&gt;3.1&lt;/score&gt; &lt;player&gt;1-2 Players&lt;/player&gt; &lt;story&gt;Pro Wrestling is a tag team professional wrestling game where one can choose from four tag teams to compete. These tag teams are the Mad Soldiers, the Orient Express, the Great Maskmen and the Crush Brothers and they all have something to prove. Each wrestler has his own special moves ranging anywhere from knee butts and body slams to flying head butts and pile drivers. The Mad Soldiers and the Great Maskmen can also use metal chairs to hit their opponents outside the ring while the Orient Express and the Crush Brothers have the capability of climbing onto the turnbuckle and releasing damaging blows to their opponents. Each wrestler can also bounce off the ropes to release a running attack. When a wrestler is low on health, he can tag his teammate in to carry on in the match.**Compete in three sets of ten fall matches to complete the game. The matches are the Mexican League, the Pacific League and finally the World League. Pin the opponent ten times in a league to move on to the next.&lt;/story&gt; &lt;/game&gt;">
            <text:p>&lt;game name="Pro Wrestling (USA, Europe)"&gt; &lt;year&gt;1986&lt;/year&gt; &lt;rating&gt;ESRB - RP (Rating Pending)&lt;/rating&gt; &lt;title&gt;Pro Wrestling &lt;/title&gt; &lt;pub&gt;SEGA of America, Inc.&lt;/pub&gt; &lt;dev&gt;SEGA Enterprises Ltd.&lt;/dev&gt; &lt;genre&gt;Sports/Wrestling&lt;/genre&gt; &lt;score&gt;3.1&lt;/score&gt; &lt;player&gt;1-2 Players&lt;/player&gt; &lt;story&gt;Pro Wrestling is a tag team professional wrestling game where one can choose from four tag teams to compete. These tag teams are the Mad Soldiers, the Orient Express, the Great Maskmen and the Crush Brothers and they all have something to prove. Each wrestler has his own special moves ranging anywhere from knee butts and body slams to flying head butts and pile drivers. The Mad Soldiers and the Great Maskmen can also use metal chairs to hit their opponents outside the ring while the Orient Express and the Crush Brothers have the capability of climbing onto the turnbuckle and releasing damaging blows to their opponents. Each wrestler can also bounce off the ropes to release a running attack. When a wrestler is low on health, he can tag his teammate in to carry on in the match.**Compete in three sets of ten fall matches to complete the game. The matches are the Mexican League, the Pacific League and finally the World League. Pin the opponent ten times in a league to move on to the next.&lt;/story&gt; &lt;/game&gt;</text:p>
          </table:table-cell>
        </table:table-row>
        <table:table-row table:style-name="ro1">
          <table:table-cell office:value-type="string">
            <text:p>Psychic World (Europe)</text:p>
          </table:table-cell>
          <table:table-cell office:value-type="string">
            <text:p>1991</text:p>
          </table:table-cell>
          <table:table-cell office:value-type="string">
            <text:p>ESRB - RP (Rating Pending)</text:p>
          </table:table-cell>
          <table:table-cell office:value-type="string">
            <text:p>Psychic World </text:p>
          </table:table-cell>
          <table:table-cell office:value-type="string">
            <text:p>SEGA Enterprises Ltd.</text:p>
          </table:table-cell>
          <table:table-cell office:value-type="string">
            <text:p>Hertz Co. Ltd</text:p>
          </table:table-cell>
          <table:table-cell office:value-type="string">
            <text:p>Action</text:p>
          </table:table-cell>
          <table:table-cell office:value-type="string">
            <text:p>3.4</text:p>
          </table:table-cell>
          <table:table-cell office:value-type="string">
            <text:p>1 Player</text:p>
          </table:table-cell>
          <table:table-cell office:value-type="string">
            <text:p>A scientist and his two female assistants work on ESP research in a remote science laboratory. <text:s/>One day, a section of the lab blows up. <text:s/>It turned out that the monsters kept for experiments escaped and took one of the assistants with them. <text:s/>The scientist gives an "ESP booster" to the remaining assistant so she can go rescue her.****Your character possesses psychic power which she uses to blast away her enemies. <text:s/>You start the game with few powers and eventually gain more as items dropped by monsters are picked up. <text:s/>You control powers such as fire, ice, sonic waves, temporary invincibility, levitation, and more. <text:s/>Press Down + Button 2 to access your arsenal of powers.</text:p>
          </table:table-cell>
          <table:table-cell table:formula="of:=CONCATENATE(&quot;&lt;game name=&quot;;CHAR(34);[.A177];CHAR(34);&quot;&gt; &lt;year&gt;&quot;;[.B177];&quot;&lt;/year&gt; &lt;rating&gt;&quot;;[.C177];&quot;&lt;/rating&gt; &lt;title&gt;&quot;;[.D177];&quot;&lt;/title&gt; &lt;pub&gt;&quot;;[.E177];&quot;&lt;/pub&gt; &lt;dev&gt;&quot;;[.F177];&quot;&lt;/dev&gt; &lt;genre&gt;&quot;;[.G177];&quot;&lt;/genre&gt; &lt;score&gt;&quot;;[.H177];&quot;&lt;/score&gt; &lt;player&gt;&quot;;[.I177];&quot;&lt;/player&gt; &lt;story&gt;&quot;;[.J177];&quot;&lt;/story&gt; &lt;/game&gt;&quot;)" office:value-type="string" office:string-value="&lt;game name=&quot;Psychic World (Europe)&quot;&gt; &lt;year&gt;1991&lt;/year&gt; &lt;rating&gt;ESRB - RP (Rating Pending)&lt;/rating&gt; &lt;title&gt;Psychic World &lt;/title&gt; &lt;pub&gt;SEGA Enterprises Ltd.&lt;/pub&gt; &lt;dev&gt;Hertz Co. Ltd&lt;/dev&gt; &lt;genre&gt;Action&lt;/genre&gt; &lt;score&gt;3.4&lt;/score&gt; &lt;player&gt;1 Player&lt;/player&gt; &lt;story&gt;A scientist and his two female assistants work on ESP research in a remote science laboratory.  One day, a section of the lab blows up.  It turned out that the monsters kept for experiments escaped and took one of the assistants with them.  The scientist gives an &quot;ESP booster&quot; to the remaining assistant so she can go rescue her.****Your character possesses psychic power which she uses to blast away her enemies.  You start the game with few powers and eventually gain more as items dropped by monsters are picked up.  You control powers such as fire, ice, sonic waves, temporary invincibility, levitation, and more.  Press Down + Button 2 to access your arsenal of powers.&lt;/story&gt; &lt;/game&gt;">
            <text:p>&lt;game name="Psychic World (Europe)"&gt; &lt;year&gt;1991&lt;/year&gt; &lt;rating&gt;ESRB - RP (Rating Pending)&lt;/rating&gt; &lt;title&gt;Psychic World &lt;/title&gt; &lt;pub&gt;SEGA Enterprises Ltd.&lt;/pub&gt; &lt;dev&gt;Hertz Co. Ltd&lt;/dev&gt; &lt;genre&gt;Action&lt;/genre&gt; &lt;score&gt;3.4&lt;/score&gt; &lt;player&gt;1 Player&lt;/player&gt; &lt;story&gt;A scientist and his two female assistants work on ESP research in a remote science laboratory. <text:s/>One day, a section of the lab blows up. <text:s/>It turned out that the monsters kept for experiments escaped and took one of the assistants with them. <text:s/>The scientist gives an "ESP booster" to the remaining assistant so she can go rescue her.****Your character possesses psychic power which she uses to blast away her enemies. <text:s/>You start the game with few powers and eventually gain more as items dropped by monsters are picked up. <text:s/>You control powers such as fire, ice, sonic waves, temporary invincibility, levitation, and more. <text:s/>Press Down + Button 2 to access your arsenal of powers.&lt;/story&gt; &lt;/game&gt;</text:p>
          </table:table-cell>
        </table:table-row>
        <table:table-row table:style-name="ro1">
          <table:table-cell office:value-type="string">
            <text:p>Psycho Fox (USA, Europe)</text:p>
          </table:table-cell>
          <table:table-cell office:value-type="string">
            <text:p>1989</text:p>
          </table:table-cell>
          <table:table-cell office:value-type="string">
            <text:p>ESRB - RP (Rating Pending)</text:p>
          </table:table-cell>
          <table:table-cell office:value-type="string">
            <text:p>Psycho Fox </text:p>
          </table:table-cell>
          <table:table-cell office:value-type="string">
            <text:p>SEGA of America, Inc.</text:p>
          </table:table-cell>
          <table:table-cell office:value-type="string">
            <text:p>Vic Tokai Corporation</text:p>
          </table:table-cell>
          <table:table-cell office:value-type="string">
            <text:p>Platform</text:p>
          </table:table-cell>
          <table:table-cell office:value-type="string">
            <text:p>3.8</text:p>
          </table:table-cell>
          <table:table-cell office:value-type="string">
            <text:p>1 Player</text:p>
          </table:table-cell>
          <table:table-cell office:value-type="string">
            <text:p>Psycho Fox is a platform game where you play a fox and you must get through seven worlds, consisting of three areas each. At the end of each world, there are one of seven bosses waiting to destroy you, but some of the later bosses are exactly the same as the earlier ones. The title is a bit misleading because you can also play as three other characters including Hippo, Leopard, and Monkey Boy. Each character has their own disadvantages. For example, Hippo is much slower than the other three. However, all the characters share one thing in common: they can use their fists and punch enemies as they approach them. They can also jump on them and keep knocking them in the ground until they disappear off the face of the earth. If they don't make them disappear, they will pop back out again and set out for revenge. Obstacles are scattered through each area, including spikes, cannonballs, esculators, fireballs, and steam.****You start the game with three lives. Once you touch an enemy, you lose a life. Lose any of your lives, and the game is over. If the game is over, you can continue where you left off. There are several items to find, and these can help you on your quest, and one of these items are eggs. If you break any of these eggs, either the "switch" item or the invincibility item is revealed. If you're lucky enough, a white bag is also revealed, but more often than not, one of your enemies can pop out from inside the egg. One egg will reveal a bird which you can carry for the rest of the game. This bird may be nothing but a pest, as it hinders your progress, but you can throw it at enemies to knock them out. It can also be used as a backup, meaning that you can have enemies touching you, but it is the bird that is killed, not you.****There is little chance that you'll find a white bag inside an egg, unless you go up into a secret area, which can often be found if you jump on springs that are scattered throughout the level. These white bags are useless, until you get to the bonus areas, which are at the end of each area. In these bonus stages, you can place a number of foxes on a path depending on how much white bags you've collected throughout each area.****When you complete Psycho Fox, you are treated to a funny ending.</text:p>
          </table:table-cell>
          <table:table-cell table:formula="of:=CONCATENATE(&quot;&lt;game name=&quot;;CHAR(34);[.A178];CHAR(34);&quot;&gt; &lt;year&gt;&quot;;[.B178];&quot;&lt;/year&gt; &lt;rating&gt;&quot;;[.C178];&quot;&lt;/rating&gt; &lt;title&gt;&quot;;[.D178];&quot;&lt;/title&gt; &lt;pub&gt;&quot;;[.E178];&quot;&lt;/pub&gt; &lt;dev&gt;&quot;;[.F178];&quot;&lt;/dev&gt; &lt;genre&gt;&quot;;[.G178];&quot;&lt;/genre&gt; &lt;score&gt;&quot;;[.H178];&quot;&lt;/score&gt; &lt;player&gt;&quot;;[.I178];&quot;&lt;/player&gt; &lt;story&gt;&quot;;[.J178];&quot;&lt;/story&gt; &lt;/game&gt;&quot;)" office:value-type="string" office:string-value="&lt;game name=&quot;Psycho Fox (USA, Europe)&quot;&gt; &lt;year&gt;1989&lt;/year&gt; &lt;rating&gt;ESRB - RP (Rating Pending)&lt;/rating&gt; &lt;title&gt;Psycho Fox &lt;/title&gt; &lt;pub&gt;SEGA of America, Inc.&lt;/pub&gt; &lt;dev&gt;Vic Tokai Corporation&lt;/dev&gt; &lt;genre&gt;Platform&lt;/genre&gt; &lt;score&gt;3.8&lt;/score&gt; &lt;player&gt;1 Player&lt;/player&gt; &lt;story&gt;Psycho Fox is a platform game where you play a fox and you must get through seven worlds, consisting of three areas each. At the end of each world, there are one of seven bosses waiting to destroy you, but some of the later bosses are exactly the same as the earlier ones. The title is a bit misleading because you can also play as three other characters including Hippo, Leopard, and Monkey Boy. Each character has their own disadvantages. For example, Hippo is much slower than the other three. However, all the characters share one thing in common: they can use their fists and punch enemies as they approach them. They can also jump on them and keep knocking them in the ground until they disappear off the face of the earth. If they don't make them disappear, they will pop back out again and set out for revenge. Obstacles are scattered through each area, including spikes, cannonballs, esculators, fireballs, and steam.****You start the game with three lives. Once you touch an enemy, you lose a life. Lose any of your lives, and the game is over. If the game is over, you can continue where you left off. There are several items to find, and these can help you on your quest, and one of these items are eggs. If you break any of these eggs, either the &quot;switch&quot; item or the invincibility item is revealed. If you're lucky enough, a white bag is also revealed, but more often than not, one of your enemies can pop out from inside the egg. One egg will reveal a bird which you can carry for the rest of the game. This bird may be nothing but a pest, as it hinders your progress, but you can throw it at enemies to knock them out. It can also be used as a backup, meaning that you can have enemies touching you, but it is the bird that is killed, not you.****There is little chance that you'll find a white bag inside an egg, unless you go up into a secret area, which can often be found if you jump on springs that are scattered throughout the level. These white bags are useless, until you get to the bonus areas, which are at the end of each area. In these bonus stages, you can place a number of foxes on a path depending on how much white bags you've collected throughout each area.****When you complete Psycho Fox, you are treated to a funny ending.&lt;/story&gt; &lt;/game&gt;">
            <text:p>&lt;game name="Psycho Fox (USA, Europe)"&gt; &lt;year&gt;1989&lt;/year&gt; &lt;rating&gt;ESRB - RP (Rating Pending)&lt;/rating&gt; &lt;title&gt;Psycho Fox &lt;/title&gt; &lt;pub&gt;SEGA of America, Inc.&lt;/pub&gt; &lt;dev&gt;Vic Tokai Corporation&lt;/dev&gt; &lt;genre&gt;Platform&lt;/genre&gt; &lt;score&gt;3.8&lt;/score&gt; &lt;player&gt;1 Player&lt;/player&gt; &lt;story&gt;Psycho Fox is a platform game where you play a fox and you must get through seven worlds, consisting of three areas each. At the end of each world, there are one of seven bosses waiting to destroy you, but some of the later bosses are exactly the same as the earlier ones. The title is a bit misleading because you can also play as three other characters including Hippo, Leopard, and Monkey Boy. Each character has their own disadvantages. For example, Hippo is much slower than the other three. However, all the characters share one thing in common: they can use their fists and punch enemies as they approach them. They can also jump on them and keep knocking them in the ground until they disappear off the face of the earth. If they don't make them disappear, they will pop back out again and set out for revenge. Obstacles are scattered through each area, including spikes, cannonballs, esculators, fireballs, and steam.****You start the game with three lives. Once you touch an enemy, you lose a life. Lose any of your lives, and the game is over. If the game is over, you can continue where you left off. There are several items to find, and these can help you on your quest, and one of these items are eggs. If you break any of these eggs, either the "switch" item or the invincibility item is revealed. If you're lucky enough, a white bag is also revealed, but more often than not, one of your enemies can pop out from inside the egg. One egg will reveal a bird which you can carry for the rest of the game. This bird may be nothing but a pest, as it hinders your progress, but you can throw it at enemies to knock them out. It can also be used as a backup, meaning that you can have enemies touching you, but it is the bird that is killed, not you.****There is little chance that you'll find a white bag inside an egg, unless you go up into a secret area, which can often be found if you jump on springs that are scattered throughout the level. These white bags are useless, until you get to the bonus areas, which are at the end of each area. In these bonus stages, you can place a number of foxes on a path depending on how much white bags you've collected throughout each area.****When you complete Psycho Fox, you are treated to a funny ending.&lt;/story&gt; &lt;/game&gt;</text:p>
          </table:table-cell>
        </table:table-row>
        <table:table-row table:style-name="ro1">
          <table:table-cell office:value-type="string">
            <text:p>Putt &amp; Putter (Europe)</text:p>
          </table:table-cell>
          <table:table-cell office:value-type="string">
            <text:p>1992</text:p>
          </table:table-cell>
          <table:table-cell office:value-type="string">
            <text:p>ESRB - RP (Rating Pending)</text:p>
          </table:table-cell>
          <table:table-cell office:value-type="string">
            <text:p>Putt &amp; Putter </text:p>
          </table:table-cell>
          <table:table-cell office:value-type="string">
            <text:p>SEGA Enterprises Ltd.</text:p>
          </table:table-cell>
          <table:table-cell office:value-type="string">
            <text:p>SIMS Co., Ltd.</text:p>
          </table:table-cell>
          <table:table-cell office:value-type="string">
            <text:p>Golf/Sports</text:p>
          </table:table-cell>
          <table:table-cell office:value-type="string">
            <text:p>3.2</text:p>
          </table:table-cell>
          <table:table-cell office:value-type="string">
            <text:p>1-2 Players</text:p>
          </table:table-cell>
          <table:table-cell office:value-type="string">
            <text:p>Putt &amp; Putter is an isometric mini-golf game for 1-2 players. The game has different height levels. Because there are even bumpers, the game is like a mixture of a classic minigolf game, a pinball game and the classic game "Marble Madness".</text:p>
          </table:table-cell>
          <table:table-cell table:formula="of:=CONCATENATE(&quot;&lt;game name=&quot;;CHAR(34);[.A179];CHAR(34);&quot;&gt; &lt;year&gt;&quot;;[.B179];&quot;&lt;/year&gt; &lt;rating&gt;&quot;;[.C179];&quot;&lt;/rating&gt; &lt;title&gt;&quot;;[.D179];&quot;&lt;/title&gt; &lt;pub&gt;&quot;;[.E179];&quot;&lt;/pub&gt; &lt;dev&gt;&quot;;[.F179];&quot;&lt;/dev&gt; &lt;genre&gt;&quot;;[.G179];&quot;&lt;/genre&gt; &lt;score&gt;&quot;;[.H179];&quot;&lt;/score&gt; &lt;player&gt;&quot;;[.I179];&quot;&lt;/player&gt; &lt;story&gt;&quot;;[.J179];&quot;&lt;/story&gt; &lt;/game&gt;&quot;)" office:value-type="string" office:string-value="&lt;game name=&quot;Putt &amp; Putter (Europe)&quot;&gt; &lt;year&gt;1992&lt;/year&gt; &lt;rating&gt;ESRB - RP (Rating Pending)&lt;/rating&gt; &lt;title&gt;Putt &amp; Putter &lt;/title&gt; &lt;pub&gt;SEGA Enterprises Ltd.&lt;/pub&gt; &lt;dev&gt;SIMS Co., Ltd.&lt;/dev&gt; &lt;genre&gt;Golf/Sports&lt;/genre&gt; &lt;score&gt;3.2&lt;/score&gt; &lt;player&gt;1-2 Players&lt;/player&gt; &lt;story&gt;Putt &amp; Putter is an isometric mini-golf game for 1-2 players. The game has different height levels. Because there are even bumpers, the game is like a mixture of a classic minigolf game, a pinball game and the classic game &quot;Marble Madness&quot;.&lt;/story&gt; &lt;/game&gt;">
            <text:p>&lt;game name="Putt &amp; Putter (Europe)"&gt; &lt;year&gt;1992&lt;/year&gt; &lt;rating&gt;ESRB - RP (Rating Pending)&lt;/rating&gt; &lt;title&gt;Putt &amp; Putter &lt;/title&gt; &lt;pub&gt;SEGA Enterprises Ltd.&lt;/pub&gt; &lt;dev&gt;SIMS Co., Ltd.&lt;/dev&gt; &lt;genre&gt;Golf/Sports&lt;/genre&gt; &lt;score&gt;3.2&lt;/score&gt; &lt;player&gt;1-2 Players&lt;/player&gt; &lt;story&gt;Putt &amp; Putter is an isometric mini-golf game for 1-2 players. The game has different height levels. Because there are even bumpers, the game is like a mixture of a classic minigolf game, a pinball game and the classic game "Marble Madness".&lt;/story&gt; &lt;/game&gt;</text:p>
          </table:table-cell>
        </table:table-row>
        <table:table-row table:style-name="ro1">
          <table:table-cell office:value-type="string">
            <text:p>Quartet (USA, Europe)</text:p>
          </table:table-cell>
          <table:table-cell office:value-type="string">
            <text:p>1987</text:p>
          </table:table-cell>
          <table:table-cell office:value-type="string">
            <text:p>ESRB - RP (Rating Pending)</text:p>
          </table:table-cell>
          <table:table-cell office:value-type="string">
            <text:p>Quartet </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3.8</text:p>
          </table:table-cell>
          <table:table-cell office:value-type="string">
            <text:p>1-2 Players</text:p>
          </table:table-cell>
          <table:table-cell office:value-type="string">
            <text:p>Your job is to basically find the end-of-level boss, and then defeat it to obtain the key that will open the level exit, but your task is made difficult by the planet's inhabitants. Get the jet-pack to make it easier to navigate the level and shoot any inhabitants that get in the way. These inhabitants will leave behind something that you can get to increase your score, and the inhabitants will eventually regenerate. If any one of them touches you while you have the jet-pack, you land on the ground or the nearest platform, and have to get it again; and the same rule applies to the key.</text:p>
          </table:table-cell>
          <table:table-cell table:formula="of:=CONCATENATE(&quot;&lt;game name=&quot;;CHAR(34);[.A180];CHAR(34);&quot;&gt; &lt;year&gt;&quot;;[.B180];&quot;&lt;/year&gt; &lt;rating&gt;&quot;;[.C180];&quot;&lt;/rating&gt; &lt;title&gt;&quot;;[.D180];&quot;&lt;/title&gt; &lt;pub&gt;&quot;;[.E180];&quot;&lt;/pub&gt; &lt;dev&gt;&quot;;[.F180];&quot;&lt;/dev&gt; &lt;genre&gt;&quot;;[.G180];&quot;&lt;/genre&gt; &lt;score&gt;&quot;;[.H180];&quot;&lt;/score&gt; &lt;player&gt;&quot;;[.I180];&quot;&lt;/player&gt; &lt;story&gt;&quot;;[.J180];&quot;&lt;/story&gt; &lt;/game&gt;&quot;)" office:value-type="string" office:string-value="&lt;game name=&quot;Quartet (USA, Europe)&quot;&gt; &lt;year&gt;1987&lt;/year&gt; &lt;rating&gt;ESRB - RP (Rating Pending)&lt;/rating&gt; &lt;title&gt;Quartet &lt;/title&gt; &lt;pub&gt;SEGA of America, Inc.&lt;/pub&gt; &lt;dev&gt;SEGA Enterprises Ltd.&lt;/dev&gt; &lt;genre&gt;Platform&lt;/genre&gt; &lt;score&gt;3.8&lt;/score&gt; &lt;player&gt;1-2 Players&lt;/player&gt; &lt;story&gt;Your job is to basically find the end-of-level boss, and then defeat it to obtain the key that will open the level exit, but your task is made difficult by the planet's inhabitants. Get the jet-pack to make it easier to navigate the level and shoot any inhabitants that get in the way. These inhabitants will leave behind something that you can get to increase your score, and the inhabitants will eventually regenerate. If any one of them touches you while you have the jet-pack, you land on the ground or the nearest platform, and have to get it again; and the same rule applies to the key.&lt;/story&gt; &lt;/game&gt;">
            <text:p>&lt;game name="Quartet (USA, Europe)"&gt; &lt;year&gt;1987&lt;/year&gt; &lt;rating&gt;ESRB - RP (Rating Pending)&lt;/rating&gt; &lt;title&gt;Quartet &lt;/title&gt; &lt;pub&gt;SEGA of America, Inc.&lt;/pub&gt; &lt;dev&gt;SEGA Enterprises Ltd.&lt;/dev&gt; &lt;genre&gt;Platform&lt;/genre&gt; &lt;score&gt;3.8&lt;/score&gt; &lt;player&gt;1-2 Players&lt;/player&gt; &lt;story&gt;Your job is to basically find the end-of-level boss, and then defeat it to obtain the key that will open the level exit, but your task is made difficult by the planet's inhabitants. Get the jet-pack to make it easier to navigate the level and shoot any inhabitants that get in the way. These inhabitants will leave behind something that you can get to increase your score, and the inhabitants will eventually regenerate. If any one of them touches you while you have the jet-pack, you land on the ground or the nearest platform, and have to get it again; and the same rule applies to the key.&lt;/story&gt; &lt;/game&gt;</text:p>
          </table:table-cell>
        </table:table-row>
        <table:table-row table:style-name="ro1">
          <table:table-cell office:value-type="string">
            <text:p>R-Type (World)</text:p>
          </table:table-cell>
          <table:table-cell office:value-type="string">
            <text:p>1988</text:p>
          </table:table-cell>
          <table:table-cell office:value-type="string">
            <text:p>ESRB - RP (Rating Pending)</text:p>
          </table:table-cell>
          <table:table-cell office:value-type="string">
            <text:p>R-Type </text:p>
          </table:table-cell>
          <table:table-cell office:value-type="string">
            <text:p>SEGA of America, Inc.</text:p>
          </table:table-cell>
          <table:table-cell office:value-type="string">
            <text:p>Irem Corp.</text:p>
          </table:table-cell>
          <table:table-cell office:value-type="string">
            <text:p>Shooter</text:p>
          </table:table-cell>
          <table:table-cell office:value-type="string">
            <text:p>4.2</text:p>
          </table:table-cell>
          <table:table-cell office:value-type="string">
            <text:p>1 Player</text:p>
          </table:table-cell>
          <table:table-cell office:value-type="string">
            <text:p>R-Type is a side scrolling shoot 'em up best known for its extremely tough and strategic gameplay. <text:s/>You control the R-9 spaceship as it launches a last-ditch effort to repel the evil Bydo empire.****The R-9 comes equipped as standard with a small gun which can only take down the smallest of enemies without firing several shots. By holding down the fire button, it can be loaded up so as to release a large burst of energy, eliminating all but the strongest enemies in its path. From time to time, pods will come flying in your direction. Upon being shot, they release an upgrade. The first one will invariably be the one called "The Force", which is a weapons pod that clings either to the front or the back of your ship, absorbing any enemy bullets or acting as a bumper with which you can fly head-on into them. You can also use it as an offensive weapon by firing it and pulling it back in. Mastering the Force is vital to surviving in R-Type, since it must be used both as protection against bullet clusters, as a remote controlled cannon, and in order to clear the screen from obstacles. Other upgrades give you target-seeking missiles or a bigger main gun. Different gun types, differentiated by their colour, serve different purposes. The blue one sends laser beams bouncing across the screen (good for tunnels), the red one fires straight ahead, and the yellow one follows any walls it may encounter (good for artillery emplacements).****The stages of R-Type are made in an organic style, certainly inspired by H. R. Giger's artwork for the Alien movies. When it came out, it was considered trend-setting since it broke off from the stereotypical sci-fi mould of other shoot'em'ups. In part, the levels themselves are your enemy, which is exemplified by the fourth, where spider-like creatures weave webs that cover the screen and block your path, or levels with intricate tunnel systems. Still, the levels are best handled with a combination of strategy and reflexes, without the memorisation that is required of R-Type's contemporary rival, Gradius.</text:p>
          </table:table-cell>
          <table:table-cell table:formula="of:=CONCATENATE(&quot;&lt;game name=&quot;;CHAR(34);[.A181];CHAR(34);&quot;&gt; &lt;year&gt;&quot;;[.B181];&quot;&lt;/year&gt; &lt;rating&gt;&quot;;[.C181];&quot;&lt;/rating&gt; &lt;title&gt;&quot;;[.D181];&quot;&lt;/title&gt; &lt;pub&gt;&quot;;[.E181];&quot;&lt;/pub&gt; &lt;dev&gt;&quot;;[.F181];&quot;&lt;/dev&gt; &lt;genre&gt;&quot;;[.G181];&quot;&lt;/genre&gt; &lt;score&gt;&quot;;[.H181];&quot;&lt;/score&gt; &lt;player&gt;&quot;;[.I181];&quot;&lt;/player&gt; &lt;story&gt;&quot;;[.J181];&quot;&lt;/story&gt; &lt;/game&gt;&quot;)" office:value-type="string" office:string-value="&lt;game name=&quot;R-Type (World)&quot;&gt; &lt;year&gt;1988&lt;/year&gt; &lt;rating&gt;ESRB - RP (Rating Pending)&lt;/rating&gt; &lt;title&gt;R-Type &lt;/title&gt; &lt;pub&gt;SEGA of America, Inc.&lt;/pub&gt; &lt;dev&gt;Irem Corp.&lt;/dev&gt; &lt;genre&gt;Shooter&lt;/genre&gt; &lt;score&gt;4.2&lt;/score&gt; &lt;player&gt;1 Player&lt;/player&gt; &lt;story&gt;R-Type is a side scrolling shoot 'em up best known for its extremely tough and strategic gameplay.  You control the R-9 spaceship as it launches a last-ditch effort to repel the evil Bydo empire.****The R-9 comes equipped as standard with a small gun which can only take down the smallest of enemies without firing several shots. By holding down the fire button, it can be loaded up so as to release a large burst of energy, eliminating all but the strongest enemies in its path. From time to time, pods will come flying in your direction. Upon being shot, they release an upgrade. The first one will invariably be the one called &quot;The Force&quot;, which is a weapons pod that clings either to the front or the back of your ship, absorbing any enemy bullets or acting as a bumper with which you can fly head-on into them. You can also use it as an offensive weapon by firing it and pulling it back in. Mastering the Force is vital to surviving in R-Type, since it must be used both as protection against bullet clusters, as a remote controlled cannon, and in order to clear the screen from obstacles. Other upgrades give you target-seeking missiles or a bigger main gun. Different gun types, differentiated by their colour, serve different purposes. The blue one sends laser beams bouncing across the screen (good for tunnels), the red one fires straight ahead, and the yellow one follows any walls it may encounter (good for artillery emplacements).****The stages of R-Type are made in an organic style, certainly inspired by H. R. Giger's artwork for the Alien movies. When it came out, it was considered trend-setting since it broke off from the stereotypical sci-fi mould of other shoot'em'ups. In part, the levels themselves are your enemy, which is exemplified by the fourth, where spider-like creatures weave webs that cover the screen and block your path, or levels with intricate tunnel systems. Still, the levels are best handled with a combination of strategy and reflexes, without the memorisation that is required of R-Type's contemporary rival, Gradius.&lt;/story&gt; &lt;/game&gt;">
            <text:p>&lt;game name="R-Type (World)"&gt; &lt;year&gt;1988&lt;/year&gt; &lt;rating&gt;ESRB - RP (Rating Pending)&lt;/rating&gt; &lt;title&gt;R-Type &lt;/title&gt; &lt;pub&gt;SEGA of America, Inc.&lt;/pub&gt; &lt;dev&gt;Irem Corp.&lt;/dev&gt; &lt;genre&gt;Shooter&lt;/genre&gt; &lt;score&gt;4.2&lt;/score&gt; &lt;player&gt;1 Player&lt;/player&gt; &lt;story&gt;R-Type is a side scrolling shoot 'em up best known for its extremely tough and strategic gameplay. <text:s/>You control the R-9 spaceship as it launches a last-ditch effort to repel the evil Bydo empire.****The R-9 comes equipped as standard with a small gun which can only take down the smallest of enemies without firing several shots. By holding down the fire button, it can be loaded up so as to release a large burst of energy, eliminating all but the strongest enemies in its path. From time to time, pods will come flying in your direction. Upon being shot, they release an upgrade. The first one will invariably be the one called "The Force", which is a weapons pod that clings either to the front or the back of your ship, absorbing any enemy bullets or acting as a bumper with which you can fly head-on into them. You can also use it as an offensive weapon by firing it and pulling it back in. Mastering the Force is vital to surviving in R-Type, since it must be used both as protection against bullet clusters, as a remote controlled cannon, and in order to clear the screen from obstacles. Other upgrades give you target-seeking missiles or a bigger main gun. Different gun types, differentiated by their colour, serve different purposes. The blue one sends laser beams bouncing across the screen (good for tunnels), the red one fires straight ahead, and the yellow one follows any walls it may encounter (good for artillery emplacements).****The stages of R-Type are made in an organic style, certainly inspired by H. R. Giger's artwork for the Alien movies. When it came out, it was considered trend-setting since it broke off from the stereotypical sci-fi mould of other shoot'em'ups. In part, the levels themselves are your enemy, which is exemplified by the fourth, where spider-like creatures weave webs that cover the screen and block your path, or levels with intricate tunnel systems. Still, the levels are best handled with a combination of strategy and reflexes, without the memorisation that is required of R-Type's contemporary rival, Gradius.&lt;/story&gt; &lt;/game&gt;</text:p>
          </table:table-cell>
        </table:table-row>
        <table:table-row table:style-name="ro1">
          <table:table-cell office:value-type="string">
            <text:p>R.C. Grand Prix (USA, Europe)</text:p>
          </table:table-cell>
          <table:table-cell office:value-type="string">
            <text:p>1989</text:p>
          </table:table-cell>
          <table:table-cell office:value-type="string">
            <text:p>ESRB - RP (Rating Pending)</text:p>
          </table:table-cell>
          <table:table-cell office:value-type="string">
            <text:p>R.C. Grand Prix </text:p>
          </table:table-cell>
          <table:table-cell office:value-type="string">
            <text:p>Seismic Software Inc.</text:p>
          </table:table-cell>
          <table:table-cell office:value-type="string">
            <text:p>Absolute Entertainment, Inc.</text:p>
          </table:table-cell>
          <table:table-cell office:value-type="string">
            <text:p>Driving</text:p>
          </table:table-cell>
          <table:table-cell office:value-type="string">
            <text:p>3.3</text:p>
          </table:table-cell>
          <table:table-cell office:value-type="string">
            <text:p>1-4 Players</text:p>
          </table:table-cell>
          <table:table-cell office:value-type="string">
            <text:p>R.C. Grand Prix is an R.C. racing game with customizable options. <text:s/>You can upgrade your car, by adding higher capacity batteries and gear ratios in addition to the usual racer elements such as better suspension, tires and motors. <text:s/>You compete against 3 other opponents in this 3/4 overhead racer.</text:p>
          </table:table-cell>
          <table:table-cell table:formula="of:=CONCATENATE(&quot;&lt;game name=&quot;;CHAR(34);[.A182];CHAR(34);&quot;&gt; &lt;year&gt;&quot;;[.B182];&quot;&lt;/year&gt; &lt;rating&gt;&quot;;[.C182];&quot;&lt;/rating&gt; &lt;title&gt;&quot;;[.D182];&quot;&lt;/title&gt; &lt;pub&gt;&quot;;[.E182];&quot;&lt;/pub&gt; &lt;dev&gt;&quot;;[.F182];&quot;&lt;/dev&gt; &lt;genre&gt;&quot;;[.G182];&quot;&lt;/genre&gt; &lt;score&gt;&quot;;[.H182];&quot;&lt;/score&gt; &lt;player&gt;&quot;;[.I182];&quot;&lt;/player&gt; &lt;story&gt;&quot;;[.J182];&quot;&lt;/story&gt; &lt;/game&gt;&quot;)" office:value-type="string" office:string-value="&lt;game name=&quot;R.C. Grand Prix (USA, Europe)&quot;&gt; &lt;year&gt;1989&lt;/year&gt; &lt;rating&gt;ESRB - RP (Rating Pending)&lt;/rating&gt; &lt;title&gt;R.C. Grand Prix &lt;/title&gt; &lt;pub&gt;Seismic Software Inc.&lt;/pub&gt; &lt;dev&gt;Absolute Entertainment, Inc.&lt;/dev&gt; &lt;genre&gt;Driving&lt;/genre&gt; &lt;score&gt;3.3&lt;/score&gt; &lt;player&gt;1-4 Players&lt;/player&gt; &lt;story&gt;R.C. Grand Prix is an R.C. racing game with customizable options.  You can upgrade your car, by adding higher capacity batteries and gear ratios in addition to the usual racer elements such as better suspension, tires and motors.  You compete against 3 other opponents in this 3/4 overhead racer.&lt;/story&gt; &lt;/game&gt;">
            <text:p>&lt;game name="R.C. Grand Prix (USA, Europe)"&gt; &lt;year&gt;1989&lt;/year&gt; &lt;rating&gt;ESRB - RP (Rating Pending)&lt;/rating&gt; &lt;title&gt;R.C. Grand Prix &lt;/title&gt; &lt;pub&gt;Seismic Software Inc.&lt;/pub&gt; &lt;dev&gt;Absolute Entertainment, Inc.&lt;/dev&gt; &lt;genre&gt;Driving&lt;/genre&gt; &lt;score&gt;3.3&lt;/score&gt; &lt;player&gt;1-4 Players&lt;/player&gt; &lt;story&gt;R.C. Grand Prix is an R.C. racing game with customizable options. <text:s/>You can upgrade your car, by adding higher capacity batteries and gear ratios in addition to the usual racer elements such as better suspension, tires and motors. <text:s/>You compete against 3 other opponents in this 3/4 overhead racer.&lt;/story&gt; &lt;/game&gt;</text:p>
          </table:table-cell>
        </table:table-row>
        <table:table-row table:style-name="ro1">
          <table:table-cell office:value-type="string">
            <text:p>Rainbow Islands - The Story of Bubble Bobble 2 (Europe)</text:p>
          </table:table-cell>
          <table:table-cell office:value-type="string">
            <text:p>1993</text:p>
          </table:table-cell>
          <table:table-cell office:value-type="string">
            <text:p>ESRB - RP (Rating Pending)</text:p>
          </table:table-cell>
          <table:table-cell office:value-type="string">
            <text:p>Rainbow Islands - The Story of Bubble Bobble 2 </text:p>
          </table:table-cell>
          <table:table-cell office:value-type="string">
            <text:p>SEGA of America, Inc.</text:p>
          </table:table-cell>
          <table:table-cell office:value-type="string">
            <text:p>Taito Corporation</text:p>
          </table:table-cell>
          <table:table-cell office:value-type="string">
            <text:p>Platform</text:p>
          </table:table-cell>
          <table:table-cell office:value-type="string">
            <text:p>3.2</text:p>
          </table:table-cell>
          <table:table-cell office:value-type="string">
            <text:p>1 Player</text:p>
          </table:table-cell>
          <table:table-cell office:value-type="string">
            <text:p>Sequel to Bubble Bobble, Rainbow Islands sees Bub and Bob (in 2 player mode), who are now curiously small boys rather than dinosaurs, attempting to rid the Rainbow Islands of bad guys.****Using the power to cast rainbows, trapping anything underneath, the boys must ascend vertically 4 levels each island, with a big, bad boss at the end of each.****By trapping beasts under your rainbows, then jumping on them to break them you can collect seven different colored gems, and there are also power-ups for extra speed and rainbows.</text:p>
          </table:table-cell>
          <table:table-cell table:formula="of:=CONCATENATE(&quot;&lt;game name=&quot;;CHAR(34);[.A183];CHAR(34);&quot;&gt; &lt;year&gt;&quot;;[.B183];&quot;&lt;/year&gt; &lt;rating&gt;&quot;;[.C183];&quot;&lt;/rating&gt; &lt;title&gt;&quot;;[.D183];&quot;&lt;/title&gt; &lt;pub&gt;&quot;;[.E183];&quot;&lt;/pub&gt; &lt;dev&gt;&quot;;[.F183];&quot;&lt;/dev&gt; &lt;genre&gt;&quot;;[.G183];&quot;&lt;/genre&gt; &lt;score&gt;&quot;;[.H183];&quot;&lt;/score&gt; &lt;player&gt;&quot;;[.I183];&quot;&lt;/player&gt; &lt;story&gt;&quot;;[.J183];&quot;&lt;/story&gt; &lt;/game&gt;&quot;)" office:value-type="string" office:string-value="&lt;game name=&quot;Rainbow Islands - The Story of Bubble Bobble 2 (Europe)&quot;&gt; &lt;year&gt;1993&lt;/year&gt; &lt;rating&gt;ESRB - RP (Rating Pending)&lt;/rating&gt; &lt;title&gt;Rainbow Islands - The Story of Bubble Bobble 2 &lt;/title&gt; &lt;pub&gt;SEGA of America, Inc.&lt;/pub&gt; &lt;dev&gt;Taito Corporation&lt;/dev&gt; &lt;genre&gt;Platform&lt;/genre&gt; &lt;score&gt;3.2&lt;/score&gt; &lt;player&gt;1 Player&lt;/player&gt; &lt;story&gt;Sequel to Bubble Bobble, Rainbow Islands sees Bub and Bob (in 2 player mode), who are now curiously small boys rather than dinosaurs, attempting to rid the Rainbow Islands of bad guys.****Using the power to cast rainbows, trapping anything underneath, the boys must ascend vertically 4 levels each island, with a big, bad boss at the end of each.****By trapping beasts under your rainbows, then jumping on them to break them you can collect seven different colored gems, and there are also power-ups for extra speed and rainbows.&lt;/story&gt; &lt;/game&gt;">
            <text:p>&lt;game name="Rainbow Islands - The Story of Bubble Bobble 2 (Europe)"&gt; &lt;year&gt;1993&lt;/year&gt; &lt;rating&gt;ESRB - RP (Rating Pending)&lt;/rating&gt; &lt;title&gt;Rainbow Islands - The Story of Bubble Bobble 2 &lt;/title&gt; &lt;pub&gt;SEGA of America, Inc.&lt;/pub&gt; &lt;dev&gt;Taito Corporation&lt;/dev&gt; &lt;genre&gt;Platform&lt;/genre&gt; &lt;score&gt;3.2&lt;/score&gt; &lt;player&gt;1 Player&lt;/player&gt; &lt;story&gt;Sequel to Bubble Bobble, Rainbow Islands sees Bub and Bob (in 2 player mode), who are now curiously small boys rather than dinosaurs, attempting to rid the Rainbow Islands of bad guys.****Using the power to cast rainbows, trapping anything underneath, the boys must ascend vertically 4 levels each island, with a big, bad boss at the end of each.****By trapping beasts under your rainbows, then jumping on them to break them you can collect seven different colored gems, and there are also power-ups for extra speed and rainbows.&lt;/story&gt; &lt;/game&gt;</text:p>
          </table:table-cell>
        </table:table-row>
        <table:table-row table:style-name="ro1">
          <table:table-cell office:value-type="string">
            <text:p>Rambo - First Blood Part II (USA)</text:p>
          </table:table-cell>
          <table:table-cell office:value-type="string">
            <text:p>1986</text:p>
          </table:table-cell>
          <table:table-cell office:value-type="string">
            <text:p>ESRB - RP (Rating Pending)</text:p>
          </table:table-cell>
          <table:table-cell office:value-type="string">
            <text:p>Rambo - First Blood Part II</text:p>
          </table:table-cell>
          <table:table-cell office:value-type="string">
            <text:p>SEGA of America, Inc.</text:p>
          </table:table-cell>
          <table:table-cell office:value-type="string">
            <text:p>SEGA Enterprises Ltd.</text:p>
          </table:table-cell>
          <table:table-cell office:value-type="string">
            <text:p>Shooter</text:p>
          </table:table-cell>
          <table:table-cell office:value-type="string">
            <text:p>3.2</text:p>
          </table:table-cell>
          <table:table-cell office:value-type="string">
            <text:p>1-2 Players</text:p>
          </table:table-cell>
          <table:table-cell office:value-type="string">
            <text:p>A vertical-scrolling shooter in the tradition of Commando, Ikari Warriors, and Guerrilla War. <text:s/>Rambo and his buddy Zane (who didn't appear in the movie) are charged with blasting their way through various levels and rescuing the hostages. <text:s/>Of course, it won't be easy -- soldiers, tanks, and other enemies will do everything they can to stop you from saving the day. Unlike Ocean's later First Blood License, a single hit kills you, and your weapon is a gun rather than knives.****The game is in fact a re-branding of Ashura (known as Secret Commando in Europe), which explains why there is a second character on offer.</text:p>
          </table:table-cell>
          <table:table-cell table:formula="of:=CONCATENATE(&quot;&lt;game name=&quot;;CHAR(34);[.A184];CHAR(34);&quot;&gt; &lt;year&gt;&quot;;[.B184];&quot;&lt;/year&gt; &lt;rating&gt;&quot;;[.C184];&quot;&lt;/rating&gt; &lt;title&gt;&quot;;[.D184];&quot;&lt;/title&gt; &lt;pub&gt;&quot;;[.E184];&quot;&lt;/pub&gt; &lt;dev&gt;&quot;;[.F184];&quot;&lt;/dev&gt; &lt;genre&gt;&quot;;[.G184];&quot;&lt;/genre&gt; &lt;score&gt;&quot;;[.H184];&quot;&lt;/score&gt; &lt;player&gt;&quot;;[.I184];&quot;&lt;/player&gt; &lt;story&gt;&quot;;[.J184];&quot;&lt;/story&gt; &lt;/game&gt;&quot;)" office:value-type="string" office:string-value="&lt;game name=&quot;Rambo - First Blood Part II (USA)&quot;&gt; &lt;year&gt;1986&lt;/year&gt; &lt;rating&gt;ESRB - RP (Rating Pending)&lt;/rating&gt; &lt;title&gt;Rambo - First Blood Part II&lt;/title&gt; &lt;pub&gt;SEGA of America, Inc.&lt;/pub&gt; &lt;dev&gt;SEGA Enterprises Ltd.&lt;/dev&gt; &lt;genre&gt;Shooter&lt;/genre&gt; &lt;score&gt;3.2&lt;/score&gt; &lt;player&gt;1-2 Players&lt;/player&gt; &lt;story&gt;A vertical-scrolling shooter in the tradition of Commando, Ikari Warriors, and Guerrilla War.  Rambo and his buddy Zane (who didn't appear in the movie) are charged with blasting their way through various levels and rescuing the hostages.  Of course, it won't be easy -- soldiers, tanks, and other enemies will do everything they can to stop you from saving the day. Unlike Ocean's later First Blood License, a single hit kills you, and your weapon is a gun rather than knives.****The game is in fact a re-branding of Ashura (known as Secret Commando in Europe), which explains why there is a second character on offer.&lt;/story&gt; &lt;/game&gt;">
            <text:p>&lt;game name="Rambo - First Blood Part II (USA)"&gt; &lt;year&gt;1986&lt;/year&gt; &lt;rating&gt;ESRB - RP (Rating Pending)&lt;/rating&gt; &lt;title&gt;Rambo - First Blood Part II&lt;/title&gt; &lt;pub&gt;SEGA of America, Inc.&lt;/pub&gt; &lt;dev&gt;SEGA Enterprises Ltd.&lt;/dev&gt; &lt;genre&gt;Shooter&lt;/genre&gt; &lt;score&gt;3.2&lt;/score&gt; &lt;player&gt;1-2 Players&lt;/player&gt; &lt;story&gt;A vertical-scrolling shooter in the tradition of Commando, Ikari Warriors, and Guerrilla War. <text:s/>Rambo and his buddy Zane (who didn't appear in the movie) are charged with blasting their way through various levels and rescuing the hostages. <text:s/>Of course, it won't be easy -- soldiers, tanks, and other enemies will do everything they can to stop you from saving the day. Unlike Ocean's later First Blood License, a single hit kills you, and your weapon is a gun rather than knives.****The game is in fact a re-branding of Ashura (known as Secret Commando in Europe), which explains why there is a second character on offer.&lt;/story&gt; &lt;/game&gt;</text:p>
          </table:table-cell>
        </table:table-row>
        <table:table-row table:style-name="ro1">
          <table:table-cell office:value-type="string">
            <text:p>Rambo III (USA, Europe)</text:p>
          </table:table-cell>
          <table:table-cell office:value-type="string">
            <text:p>1988</text:p>
          </table:table-cell>
          <table:table-cell office:value-type="string">
            <text:p>ESRB - RP (Rating Pending)</text:p>
          </table:table-cell>
          <table:table-cell office:value-type="string">
            <text:p>Rambo III </text:p>
          </table:table-cell>
          <table:table-cell office:value-type="string">
            <text:p>SEGA of America, Inc.</text:p>
          </table:table-cell>
          <table:table-cell office:value-type="string">
            <text:p>SEGA Enterprises Ltd.</text:p>
          </table:table-cell>
          <table:table-cell office:value-type="string">
            <text:p>Action</text:p>
          </table:table-cell>
          <table:table-cell office:value-type="string">
            <text:p>3.5</text:p>
          </table:table-cell>
          <table:table-cell office:value-type="string">
            <text:p>1 Player</text:p>
          </table:table-cell>
          <table:table-cell office:value-type="string">
            <text:p>Play as Rambo in this light phaser friendly game. Battle your way through Afghanistan in a solo rescue mission. You are fighting alone for two reasons. One being the C.I.A. doesn't want to stir up a war, two being your Rambo! Your mission is to rescue your comrade Colonel Trautman from the Soviets. He was taken in as prisoner while he was delivering weapons to the Mujahedin freedom fighters. <text:s/>He is being held captive in a prison camp. ****For weapons you have an AK-47 and grenades. You can pick up grenades by blasting open containers such as pots and crates. Use your fire-power to destroy all enemies and you will continue to the next stage.****The first stage is a Soviet army base packed with plenty soldiers. The next stage is a village where the soviets are hiding. Then the rest of the levels are Mountain, Prison Camp, Soviet camp (escape during night), Cave attack, then the final stage where you fight the Mil Hind Helicopter.</text:p>
          </table:table-cell>
          <table:table-cell table:formula="of:=CONCATENATE(&quot;&lt;game name=&quot;;CHAR(34);[.A185];CHAR(34);&quot;&gt; &lt;year&gt;&quot;;[.B185];&quot;&lt;/year&gt; &lt;rating&gt;&quot;;[.C185];&quot;&lt;/rating&gt; &lt;title&gt;&quot;;[.D185];&quot;&lt;/title&gt; &lt;pub&gt;&quot;;[.E185];&quot;&lt;/pub&gt; &lt;dev&gt;&quot;;[.F185];&quot;&lt;/dev&gt; &lt;genre&gt;&quot;;[.G185];&quot;&lt;/genre&gt; &lt;score&gt;&quot;;[.H185];&quot;&lt;/score&gt; &lt;player&gt;&quot;;[.I185];&quot;&lt;/player&gt; &lt;story&gt;&quot;;[.J185];&quot;&lt;/story&gt; &lt;/game&gt;&quot;)" office:value-type="string" office:string-value="&lt;game name=&quot;Rambo III (USA, Europe)&quot;&gt; &lt;year&gt;1988&lt;/year&gt; &lt;rating&gt;ESRB - RP (Rating Pending)&lt;/rating&gt; &lt;title&gt;Rambo III &lt;/title&gt; &lt;pub&gt;SEGA of America, Inc.&lt;/pub&gt; &lt;dev&gt;SEGA Enterprises Ltd.&lt;/dev&gt; &lt;genre&gt;Action&lt;/genre&gt; &lt;score&gt;3.5&lt;/score&gt; &lt;player&gt;1 Player&lt;/player&gt; &lt;story&gt;Play as Rambo in this light phaser friendly game. Battle your way through Afghanistan in a solo rescue mission. You are fighting alone for two reasons. One being the C.I.A. doesn't want to stir up a war, two being your Rambo! Your mission is to rescue your comrade Colonel Trautman from the Soviets. He was taken in as prisoner while he was delivering weapons to the Mujahedin freedom fighters.  He is being held captive in a prison camp. ****For weapons you have an AK-47 and grenades. You can pick up grenades by blasting open containers such as pots and crates. Use your fire-power to destroy all enemies and you will continue to the next stage.****The first stage is a Soviet army base packed with plenty soldiers. The next stage is a village where the soviets are hiding. Then the rest of the levels are Mountain, Prison Camp, Soviet camp (escape during night), Cave attack, then the final stage where you fight the Mil Hind Helicopter.&lt;/story&gt; &lt;/game&gt;">
            <text:p>&lt;game name="Rambo III (USA, Europe)"&gt; &lt;year&gt;1988&lt;/year&gt; &lt;rating&gt;ESRB - RP (Rating Pending)&lt;/rating&gt; &lt;title&gt;Rambo III &lt;/title&gt; &lt;pub&gt;SEGA of America, Inc.&lt;/pub&gt; &lt;dev&gt;SEGA Enterprises Ltd.&lt;/dev&gt; &lt;genre&gt;Action&lt;/genre&gt; &lt;score&gt;3.5&lt;/score&gt; &lt;player&gt;1 Player&lt;/player&gt; &lt;story&gt;Play as Rambo in this light phaser friendly game. Battle your way through Afghanistan in a solo rescue mission. You are fighting alone for two reasons. One being the C.I.A. doesn't want to stir up a war, two being your Rambo! Your mission is to rescue your comrade Colonel Trautman from the Soviets. He was taken in as prisoner while he was delivering weapons to the Mujahedin freedom fighters. <text:s/>He is being held captive in a prison camp. ****For weapons you have an AK-47 and grenades. You can pick up grenades by blasting open containers such as pots and crates. Use your fire-power to destroy all enemies and you will continue to the next stage.****The first stage is a Soviet army base packed with plenty soldiers. The next stage is a village where the soviets are hiding. Then the rest of the levels are Mountain, Prison Camp, Soviet camp (escape during night), Cave attack, then the final stage where you fight the Mil Hind Helicopter.&lt;/story&gt; &lt;/game&gt;</text:p>
          </table:table-cell>
        </table:table-row>
        <table:table-row table:style-name="ro1">
          <table:table-cell office:value-type="string">
            <text:p>Rampage (USA, Europe)</text:p>
          </table:table-cell>
          <table:table-cell office:value-type="string">
            <text:p>1988</text:p>
          </table:table-cell>
          <table:table-cell office:value-type="string">
            <text:p>ESRB - RP (Rating Pending)</text:p>
          </table:table-cell>
          <table:table-cell office:value-type="string">
            <text:p>Rampage </text:p>
          </table:table-cell>
          <table:table-cell office:value-type="string">
            <text:p>Activision, Inc.</text:p>
          </table:table-cell>
          <table:table-cell office:value-type="string">
            <text:p>Bally Midway Manufacturing Co., Inc.</text:p>
          </table:table-cell>
          <table:table-cell office:value-type="string">
            <text:p>Action</text:p>
          </table:table-cell>
          <table:table-cell office:value-type="string">
            <text:p>3.6</text:p>
          </table:table-cell>
          <table:table-cell office:value-type="string">
            <text:p>1-2 Players</text:p>
          </table:table-cell>
          <table:table-cell office:value-type="string">
            <text:p>George, Lizzy and Ralph were just ordinary Americans, until an experiment went wrong, turning them into a Gorilla, Lizard and Werewolf respectively. Following this, the three of them plan to go round destroying buildings, and up to 3 human players can join in.****Smashing at the edges of the buildings for long enough will make them collapse. The police and military are after you, and will shoot at you, so try to destroy them (failing that, you can avoid the bullets). You will need to eat regularly, with things like plants on offer, to avoid shrinking back to being human</text:p>
          </table:table-cell>
          <table:table-cell table:formula="of:=CONCATENATE(&quot;&lt;game name=&quot;;CHAR(34);[.A186];CHAR(34);&quot;&gt; &lt;year&gt;&quot;;[.B186];&quot;&lt;/year&gt; &lt;rating&gt;&quot;;[.C186];&quot;&lt;/rating&gt; &lt;title&gt;&quot;;[.D186];&quot;&lt;/title&gt; &lt;pub&gt;&quot;;[.E186];&quot;&lt;/pub&gt; &lt;dev&gt;&quot;;[.F186];&quot;&lt;/dev&gt; &lt;genre&gt;&quot;;[.G186];&quot;&lt;/genre&gt; &lt;score&gt;&quot;;[.H186];&quot;&lt;/score&gt; &lt;player&gt;&quot;;[.I186];&quot;&lt;/player&gt; &lt;story&gt;&quot;;[.J186];&quot;&lt;/story&gt; &lt;/game&gt;&quot;)" office:value-type="string" office:string-value="&lt;game name=&quot;Rampage (USA, Europe)&quot;&gt; &lt;year&gt;1988&lt;/year&gt; &lt;rating&gt;ESRB - RP (Rating Pending)&lt;/rating&gt; &lt;title&gt;Rampage &lt;/title&gt; &lt;pub&gt;Activision, Inc.&lt;/pub&gt; &lt;dev&gt;Bally Midway Manufacturing Co., Inc.&lt;/dev&gt; &lt;genre&gt;Action&lt;/genre&gt; &lt;score&gt;3.6&lt;/score&gt; &lt;player&gt;1-2 Players&lt;/player&gt; &lt;story&gt;George, Lizzy and Ralph were just ordinary Americans, until an experiment went wrong, turning them into a Gorilla, Lizard and Werewolf respectively. Following this, the three of them plan to go round destroying buildings, and up to 3 human players can join in.****Smashing at the edges of the buildings for long enough will make them collapse. The police and military are after you, and will shoot at you, so try to destroy them (failing that, you can avoid the bullets). You will need to eat regularly, with things like plants on offer, to avoid shrinking back to being human&lt;/story&gt; &lt;/game&gt;">
            <text:p>&lt;game name="Rampage (USA, Europe)"&gt; &lt;year&gt;1988&lt;/year&gt; &lt;rating&gt;ESRB - RP (Rating Pending)&lt;/rating&gt; &lt;title&gt;Rampage &lt;/title&gt; &lt;pub&gt;Activision, Inc.&lt;/pub&gt; &lt;dev&gt;Bally Midway Manufacturing Co., Inc.&lt;/dev&gt; &lt;genre&gt;Action&lt;/genre&gt; &lt;score&gt;3.6&lt;/score&gt; &lt;player&gt;1-2 Players&lt;/player&gt; &lt;story&gt;George, Lizzy and Ralph were just ordinary Americans, until an experiment went wrong, turning them into a Gorilla, Lizard and Werewolf respectively. Following this, the three of them plan to go round destroying buildings, and up to 3 human players can join in.****Smashing at the edges of the buildings for long enough will make them collapse. The police and military are after you, and will shoot at you, so try to destroy them (failing that, you can avoid the bullets). You will need to eat regularly, with things like plants on offer, to avoid shrinking back to being human&lt;/story&gt; &lt;/game&gt;</text:p>
          </table:table-cell>
        </table:table-row>
        <table:table-row table:style-name="ro1">
          <table:table-cell office:value-type="string">
            <text:p>Rampart (Europe)</text:p>
          </table:table-cell>
          <table:table-cell office:value-type="string">
            <text:p>1991</text:p>
          </table:table-cell>
          <table:table-cell office:value-type="string">
            <text:p>ESRB - RP (Rating Pending)</text:p>
          </table:table-cell>
          <table:table-cell office:value-type="string">
            <text:p>Rampart </text:p>
          </table:table-cell>
          <table:table-cell office:value-type="string">
            <text:p>Tengen Inc.</text:p>
          </table:table-cell>
          <table:table-cell office:value-type="string">
            <text:p>Atari Games Corporation</text:p>
          </table:table-cell>
          <table:table-cell office:value-type="string">
            <text:p>Strategy</text:p>
          </table:table-cell>
          <table:table-cell office:value-type="string">
            <text:p>2.8</text:p>
          </table:table-cell>
          <table:table-cell office:value-type="string">
            <text:p>1-2 Players</text:p>
          </table:table-cell>
          <table:table-cell office:value-type="string">
            <text:p>Tetris meets shoot-'em-up, Rampart was originally a one or two-player arcade game combining strategy and artillery action. Build your castle from Tetris-style pieces, place your cannons, bombard the enemy, try to repair, do it all over again. Later arcade revisions incorporated 3-player, <text:s/>and the PC conversion does as well, making it a faithful, entertaining classic for multiple players on the same PC.</text:p>
          </table:table-cell>
          <table:table-cell table:formula="of:=CONCATENATE(&quot;&lt;game name=&quot;;CHAR(34);[.A187];CHAR(34);&quot;&gt; &lt;year&gt;&quot;;[.B187];&quot;&lt;/year&gt; &lt;rating&gt;&quot;;[.C187];&quot;&lt;/rating&gt; &lt;title&gt;&quot;;[.D187];&quot;&lt;/title&gt; &lt;pub&gt;&quot;;[.E187];&quot;&lt;/pub&gt; &lt;dev&gt;&quot;;[.F187];&quot;&lt;/dev&gt; &lt;genre&gt;&quot;;[.G187];&quot;&lt;/genre&gt; &lt;score&gt;&quot;;[.H187];&quot;&lt;/score&gt; &lt;player&gt;&quot;;[.I187];&quot;&lt;/player&gt; &lt;story&gt;&quot;;[.J187];&quot;&lt;/story&gt; &lt;/game&gt;&quot;)" office:value-type="string" office:string-value="&lt;game name=&quot;Rampart (Europe)&quot;&gt; &lt;year&gt;1991&lt;/year&gt; &lt;rating&gt;ESRB - RP (Rating Pending)&lt;/rating&gt; &lt;title&gt;Rampart &lt;/title&gt; &lt;pub&gt;Tengen Inc.&lt;/pub&gt; &lt;dev&gt;Atari Games Corporation&lt;/dev&gt; &lt;genre&gt;Strategy&lt;/genre&gt; &lt;score&gt;2.8&lt;/score&gt; &lt;player&gt;1-2 Players&lt;/player&gt; &lt;story&gt;Tetris meets shoot-'em-up, Rampart was originally a one or two-player arcade game combining strategy and artillery action. Build your castle from Tetris-style pieces, place your cannons, bombard the enemy, try to repair, do it all over again. Later arcade revisions incorporated 3-player,  and the PC conversion does as well, making it a faithful, entertaining classic for multiple players on the same PC.&lt;/story&gt; &lt;/game&gt;">
            <text:p>&lt;game name="Rampart (Europe)"&gt; &lt;year&gt;1991&lt;/year&gt; &lt;rating&gt;ESRB - RP (Rating Pending)&lt;/rating&gt; &lt;title&gt;Rampart &lt;/title&gt; &lt;pub&gt;Tengen Inc.&lt;/pub&gt; &lt;dev&gt;Atari Games Corporation&lt;/dev&gt; &lt;genre&gt;Strategy&lt;/genre&gt; &lt;score&gt;2.8&lt;/score&gt; &lt;player&gt;1-2 Players&lt;/player&gt; &lt;story&gt;Tetris meets shoot-'em-up, Rampart was originally a one or two-player arcade game combining strategy and artillery action. Build your castle from Tetris-style pieces, place your cannons, bombard the enemy, try to repair, do it all over again. Later arcade revisions incorporated 3-player, <text:s/>and the PC conversion does as well, making it a faithful, entertaining classic for multiple players on the same PC.&lt;/story&gt; &lt;/game&gt;</text:p>
          </table:table-cell>
        </table:table-row>
        <table:table-row table:style-name="ro1">
          <table:table-cell office:value-type="string">
            <text:p>Rastan (USA, Europe)</text:p>
          </table:table-cell>
          <table:table-cell office:value-type="string">
            <text:p>1988</text:p>
          </table:table-cell>
          <table:table-cell office:value-type="string">
            <text:p>ESRB - RP (Rating Pending)</text:p>
          </table:table-cell>
          <table:table-cell office:value-type="string">
            <text:p>Rastan </text:p>
          </table:table-cell>
          <table:table-cell office:value-type="string">
            <text:p>Tonka Corp.</text:p>
          </table:table-cell>
          <table:table-cell office:value-type="string">
            <text:p>Taito Corporation</text:p>
          </table:table-cell>
          <table:table-cell office:value-type="string">
            <text:p>Platform</text:p>
          </table:table-cell>
          <table:table-cell office:value-type="string">
            <text:p>3.4</text:p>
          </table:table-cell>
          <table:table-cell office:value-type="string">
            <text:p>1 Player</text:p>
          </table:table-cell>
          <table:table-cell office:value-type="string">
            <text:p>Rastan features five levels or hacking and slashing gameplay with a boss at the end of each level. Numerous enemies assault you on your journey such as flying demons, chimeras, valkyries, piranhas, skeleton undead and more. Fight through to the end and save the land of Lograth from certain doom.****The game features different weapons such axes, maces and fire swords, each with its own attributes like extended range or attack power. Armour can also be picked up in the forms shields, cloaks and armour, reducing the damage from enemy attacks. Other items include rings (increase the speed of your weapon) and jewelery for bonus points.</text:p>
          </table:table-cell>
          <table:table-cell table:formula="of:=CONCATENATE(&quot;&lt;game name=&quot;;CHAR(34);[.A188];CHAR(34);&quot;&gt; &lt;year&gt;&quot;;[.B188];&quot;&lt;/year&gt; &lt;rating&gt;&quot;;[.C188];&quot;&lt;/rating&gt; &lt;title&gt;&quot;;[.D188];&quot;&lt;/title&gt; &lt;pub&gt;&quot;;[.E188];&quot;&lt;/pub&gt; &lt;dev&gt;&quot;;[.F188];&quot;&lt;/dev&gt; &lt;genre&gt;&quot;;[.G188];&quot;&lt;/genre&gt; &lt;score&gt;&quot;;[.H188];&quot;&lt;/score&gt; &lt;player&gt;&quot;;[.I188];&quot;&lt;/player&gt; &lt;story&gt;&quot;;[.J188];&quot;&lt;/story&gt; &lt;/game&gt;&quot;)" office:value-type="string" office:string-value="&lt;game name=&quot;Rastan (USA, Europe)&quot;&gt; &lt;year&gt;1988&lt;/year&gt; &lt;rating&gt;ESRB - RP (Rating Pending)&lt;/rating&gt; &lt;title&gt;Rastan &lt;/title&gt; &lt;pub&gt;Tonka Corp.&lt;/pub&gt; &lt;dev&gt;Taito Corporation&lt;/dev&gt; &lt;genre&gt;Platform&lt;/genre&gt; &lt;score&gt;3.4&lt;/score&gt; &lt;player&gt;1 Player&lt;/player&gt; &lt;story&gt;Rastan features five levels or hacking and slashing gameplay with a boss at the end of each level. Numerous enemies assault you on your journey such as flying demons, chimeras, valkyries, piranhas, skeleton undead and more. Fight through to the end and save the land of Lograth from certain doom.****The game features different weapons such axes, maces and fire swords, each with its own attributes like extended range or attack power. Armour can also be picked up in the forms shields, cloaks and armour, reducing the damage from enemy attacks. Other items include rings (increase the speed of your weapon) and jewelery for bonus points.&lt;/story&gt; &lt;/game&gt;">
            <text:p>&lt;game name="Rastan (USA, Europe)"&gt; &lt;year&gt;1988&lt;/year&gt; &lt;rating&gt;ESRB - RP (Rating Pending)&lt;/rating&gt; &lt;title&gt;Rastan &lt;/title&gt; &lt;pub&gt;Tonka Corp.&lt;/pub&gt; &lt;dev&gt;Taito Corporation&lt;/dev&gt; &lt;genre&gt;Platform&lt;/genre&gt; &lt;score&gt;3.4&lt;/score&gt; &lt;player&gt;1 Player&lt;/player&gt; &lt;story&gt;Rastan features five levels or hacking and slashing gameplay with a boss at the end of each level. Numerous enemies assault you on your journey such as flying demons, chimeras, valkyries, piranhas, skeleton undead and more. Fight through to the end and save the land of Lograth from certain doom.****The game features different weapons such axes, maces and fire swords, each with its own attributes like extended range or attack power. Armour can also be picked up in the forms shields, cloaks and armour, reducing the damage from enemy attacks. Other items include rings (increase the speed of your weapon) and jewelery for bonus points.&lt;/story&gt; &lt;/game&gt;</text:p>
          </table:table-cell>
        </table:table-row>
        <table:table-row table:style-name="ro1">
          <table:table-cell office:value-type="string">
            <text:p>Reggie Jackson Baseball (USA)</text:p>
          </table:table-cell>
          <table:table-cell office:value-type="string">
            <text:p>1988</text:p>
          </table:table-cell>
          <table:table-cell office:value-type="string">
            <text:p>ESRB - RP (Rating Pending)</text:p>
          </table:table-cell>
          <table:table-cell office:value-type="string">
            <text:p>Reggie Jackson Baseball</text:p>
          </table:table-cell>
          <table:table-cell office:value-type="string">
            <text:p>SEGA of America, Inc.</text:p>
          </table:table-cell>
          <table:table-cell office:value-type="string">
            <text:p>SEGA Enterprises Ltd.</text:p>
          </table:table-cell>
          <table:table-cell office:value-type="string">
            <text:p>Baseball/Sports</text:p>
          </table:table-cell>
          <table:table-cell office:value-type="string">
            <text:p>2.2</text:p>
          </table:table-cell>
          <table:table-cell office:value-type="string">
            <text:p>1-2 Players</text:p>
          </table:table-cell>
          <table:table-cell office:value-type="string">
            <text:p>Reggie Jackson Baseball (American Baseball in Japan and PAL countries) is, as the name implies, a simulation of USA's most beloved sports: baseball. There are four modes in the game: Exhibition, Tournament, Watch Mode, and finally a Home Run Contest. In the Watch Mode the computer just plays against itself, and in Tournament Mode you compete against the computer. The other two modes can be played against computer or a human opponent as well. ****You can choose Major League Baseball teams in all of those modes. During the game, the player controls the pitcher and the batter from a third-person view; the view changes to top-down after a strike by a batter, so that the player can view a large part of the field. Events such as injuries or cheerleader performances are graphically shown in the game.</text:p>
          </table:table-cell>
          <table:table-cell table:formula="of:=CONCATENATE(&quot;&lt;game name=&quot;;CHAR(34);[.A189];CHAR(34);&quot;&gt; &lt;year&gt;&quot;;[.B189];&quot;&lt;/year&gt; &lt;rating&gt;&quot;;[.C189];&quot;&lt;/rating&gt; &lt;title&gt;&quot;;[.D189];&quot;&lt;/title&gt; &lt;pub&gt;&quot;;[.E189];&quot;&lt;/pub&gt; &lt;dev&gt;&quot;;[.F189];&quot;&lt;/dev&gt; &lt;genre&gt;&quot;;[.G189];&quot;&lt;/genre&gt; &lt;score&gt;&quot;;[.H189];&quot;&lt;/score&gt; &lt;player&gt;&quot;;[.I189];&quot;&lt;/player&gt; &lt;story&gt;&quot;;[.J189];&quot;&lt;/story&gt; &lt;/game&gt;&quot;)" office:value-type="string" office:string-value="&lt;game name=&quot;Reggie Jackson Baseball (USA)&quot;&gt; &lt;year&gt;1988&lt;/year&gt; &lt;rating&gt;ESRB - RP (Rating Pending)&lt;/rating&gt; &lt;title&gt;Reggie Jackson Baseball&lt;/title&gt; &lt;pub&gt;SEGA of America, Inc.&lt;/pub&gt; &lt;dev&gt;SEGA Enterprises Ltd.&lt;/dev&gt; &lt;genre&gt;Baseball/Sports&lt;/genre&gt; &lt;score&gt;2.2&lt;/score&gt; &lt;player&gt;1-2 Players&lt;/player&gt; &lt;story&gt;Reggie Jackson Baseball (American Baseball in Japan and PAL countries) is, as the name implies, a simulation of USA's most beloved sports: baseball. There are four modes in the game: Exhibition, Tournament, Watch Mode, and finally a Home Run Contest. In the Watch Mode the computer just plays against itself, and in Tournament Mode you compete against the computer. The other two modes can be played against computer or a human opponent as well. ****You can choose Major League Baseball teams in all of those modes. During the game, the player controls the pitcher and the batter from a third-person view; the view changes to top-down after a strike by a batter, so that the player can view a large part of the field. Events such as injuries or cheerleader performances are graphically shown in the game.&lt;/story&gt; &lt;/game&gt;">
            <text:p>&lt;game name="Reggie Jackson Baseball (USA)"&gt; &lt;year&gt;1988&lt;/year&gt; &lt;rating&gt;ESRB - RP (Rating Pending)&lt;/rating&gt; &lt;title&gt;Reggie Jackson Baseball&lt;/title&gt; &lt;pub&gt;SEGA of America, Inc.&lt;/pub&gt; &lt;dev&gt;SEGA Enterprises Ltd.&lt;/dev&gt; &lt;genre&gt;Baseball/Sports&lt;/genre&gt; &lt;score&gt;2.2&lt;/score&gt; &lt;player&gt;1-2 Players&lt;/player&gt; &lt;story&gt;Reggie Jackson Baseball (American Baseball in Japan and PAL countries) is, as the name implies, a simulation of USA's most beloved sports: baseball. There are four modes in the game: Exhibition, Tournament, Watch Mode, and finally a Home Run Contest. In the Watch Mode the computer just plays against itself, and in Tournament Mode you compete against the computer. The other two modes can be played against computer or a human opponent as well. ****You can choose Major League Baseball teams in all of those modes. During the game, the player controls the pitcher and the batter from a third-person view; the view changes to top-down after a strike by a batter, so that the player can view a large part of the field. Events such as injuries or cheerleader performances are graphically shown in the game.&lt;/story&gt; &lt;/game&gt;</text:p>
          </table:table-cell>
        </table:table-row>
        <table:table-row table:style-name="ro1">
          <table:table-cell office:value-type="string">
            <text:p>Renegade (Europe)</text:p>
          </table:table-cell>
          <table:table-cell office:value-type="string">
            <text:p>1993</text:p>
          </table:table-cell>
          <table:table-cell office:value-type="string">
            <text:p>ESRB - RP (Rating Pending)</text:p>
          </table:table-cell>
          <table:table-cell office:value-type="string">
            <text:p>Renegade </text:p>
          </table:table-cell>
          <table:table-cell office:value-type="string">
            <text:p>SEGA Enterprises Ltd.</text:p>
          </table:table-cell>
          <table:table-cell office:value-type="string">
            <text:p>Taito Corporation</text:p>
          </table:table-cell>
          <table:table-cell office:value-type="string">
            <text:p>Beat-'Em-Up</text:p>
          </table:table-cell>
          <table:table-cell office:value-type="string">
            <text:p>2.7</text:p>
          </table:table-cell>
          <table:table-cell office:value-type="string">
            <text:p>1-2 Players</text:p>
          </table:table-cell>
          <table:table-cell office:value-type="string">
            <text:p>This is the conversion of Taito's scrolling beat 'em up, which later produced unofficial sequels Target: Renegade and Renegade III: The Final Chapter. <text:s/>The game is set on the mean streets of Brooklyn, which you must venture through to meet your girlfriend, and then rescue her from her kidnappers. This is split into five levels, taking you through the subway and the docks as well as some inhospitable streets. A wide range of aggressive moves are on offer, including headbutts, kicks, punches and flying kicks. Much of the game's violence is depicted in a fairly tongue-in-cheek style, with an element of attempted humour along the way.</text:p>
          </table:table-cell>
          <table:table-cell table:formula="of:=CONCATENATE(&quot;&lt;game name=&quot;;CHAR(34);[.A190];CHAR(34);&quot;&gt; &lt;year&gt;&quot;;[.B190];&quot;&lt;/year&gt; &lt;rating&gt;&quot;;[.C190];&quot;&lt;/rating&gt; &lt;title&gt;&quot;;[.D190];&quot;&lt;/title&gt; &lt;pub&gt;&quot;;[.E190];&quot;&lt;/pub&gt; &lt;dev&gt;&quot;;[.F190];&quot;&lt;/dev&gt; &lt;genre&gt;&quot;;[.G190];&quot;&lt;/genre&gt; &lt;score&gt;&quot;;[.H190];&quot;&lt;/score&gt; &lt;player&gt;&quot;;[.I190];&quot;&lt;/player&gt; &lt;story&gt;&quot;;[.J190];&quot;&lt;/story&gt; &lt;/game&gt;&quot;)" office:value-type="string" office:string-value="&lt;game name=&quot;Renegade (Europe)&quot;&gt; &lt;year&gt;1993&lt;/year&gt; &lt;rating&gt;ESRB - RP (Rating Pending)&lt;/rating&gt; &lt;title&gt;Renegade &lt;/title&gt; &lt;pub&gt;SEGA Enterprises Ltd.&lt;/pub&gt; &lt;dev&gt;Taito Corporation&lt;/dev&gt; &lt;genre&gt;Beat-'Em-Up&lt;/genre&gt; &lt;score&gt;2.7&lt;/score&gt; &lt;player&gt;1-2 Players&lt;/player&gt; &lt;story&gt;This is the conversion of Taito's scrolling beat 'em up, which later produced unofficial sequels Target: Renegade and Renegade III: The Final Chapter.  The game is set on the mean streets of Brooklyn, which you must venture through to meet your girlfriend, and then rescue her from her kidnappers. This is split into five levels, taking you through the subway and the docks as well as some inhospitable streets. A wide range of aggressive moves are on offer, including headbutts, kicks, punches and flying kicks. Much of the game's violence is depicted in a fairly tongue-in-cheek style, with an element of attempted humour along the way.&lt;/story&gt; &lt;/game&gt;">
            <text:p>&lt;game name="Renegade (Europe)"&gt; &lt;year&gt;1993&lt;/year&gt; &lt;rating&gt;ESRB - RP (Rating Pending)&lt;/rating&gt; &lt;title&gt;Renegade &lt;/title&gt; &lt;pub&gt;SEGA Enterprises Ltd.&lt;/pub&gt; &lt;dev&gt;Taito Corporation&lt;/dev&gt; &lt;genre&gt;Beat-'Em-Up&lt;/genre&gt; &lt;score&gt;2.7&lt;/score&gt; &lt;player&gt;1-2 Players&lt;/player&gt; &lt;story&gt;This is the conversion of Taito's scrolling beat 'em up, which later produced unofficial sequels Target: Renegade and Renegade III: The Final Chapter. <text:s/>The game is set on the mean streets of Brooklyn, which you must venture through to meet your girlfriend, and then rescue her from her kidnappers. This is split into five levels, taking you through the subway and the docks as well as some inhospitable streets. A wide range of aggressive moves are on offer, including headbutts, kicks, punches and flying kicks. Much of the game's violence is depicted in a fairly tongue-in-cheek style, with an element of attempted humour along the way.&lt;/story&gt; &lt;/game&gt;</text:p>
          </table:table-cell>
        </table:table-row>
        <table:table-row table:style-name="ro1">
          <table:table-cell office:value-type="string">
            <text:p>Rescue Mission (USA, Europe)</text:p>
          </table:table-cell>
          <table:table-cell office:value-type="string">
            <text:p>1988</text:p>
          </table:table-cell>
          <table:table-cell office:value-type="string">
            <text:p>ESRB - RP (Rating Pending)</text:p>
          </table:table-cell>
          <table:table-cell office:value-type="string">
            <text:p>Rescue Mission </text:p>
          </table:table-cell>
          <table:table-cell office:value-type="string">
            <text:p>SEGA of America, Inc.</text:p>
          </table:table-cell>
          <table:table-cell office:value-type="string">
            <text:p>SEGA Enterprises Ltd.</text:p>
          </table:table-cell>
          <table:table-cell office:value-type="string">
            <text:p>Action</text:p>
          </table:table-cell>
          <table:table-cell office:value-type="string">
            <text:p>3.2</text:p>
          </table:table-cell>
          <table:table-cell office:value-type="string">
            <text:p>1 Player</text:p>
          </table:table-cell>
          <table:table-cell office:value-type="string">
            <text:p>Your comrades are wounded and stranded on the battlefield. <text:s/>The only way to get to them, is via a handcart on a railroad track. <text:s/>Your job is to protect the medics, who are riding the rails to get to the wounded. <text:s/>In their path, are hordes of enemies on the ground and in the air shooting everything from fireballs to rockets. <text:s/>In addition to the chaos, there are land-mines lying on the track just waiting to be run over.</text:p>
          </table:table-cell>
          <table:table-cell table:formula="of:=CONCATENATE(&quot;&lt;game name=&quot;;CHAR(34);[.A191];CHAR(34);&quot;&gt; &lt;year&gt;&quot;;[.B191];&quot;&lt;/year&gt; &lt;rating&gt;&quot;;[.C191];&quot;&lt;/rating&gt; &lt;title&gt;&quot;;[.D191];&quot;&lt;/title&gt; &lt;pub&gt;&quot;;[.E191];&quot;&lt;/pub&gt; &lt;dev&gt;&quot;;[.F191];&quot;&lt;/dev&gt; &lt;genre&gt;&quot;;[.G191];&quot;&lt;/genre&gt; &lt;score&gt;&quot;;[.H191];&quot;&lt;/score&gt; &lt;player&gt;&quot;;[.I191];&quot;&lt;/player&gt; &lt;story&gt;&quot;;[.J191];&quot;&lt;/story&gt; &lt;/game&gt;&quot;)" office:value-type="string" office:string-value="&lt;game name=&quot;Rescue Mission (USA, Europe)&quot;&gt; &lt;year&gt;1988&lt;/year&gt; &lt;rating&gt;ESRB - RP (Rating Pending)&lt;/rating&gt; &lt;title&gt;Rescue Mission &lt;/title&gt; &lt;pub&gt;SEGA of America, Inc.&lt;/pub&gt; &lt;dev&gt;SEGA Enterprises Ltd.&lt;/dev&gt; &lt;genre&gt;Action&lt;/genre&gt; &lt;score&gt;3.2&lt;/score&gt; &lt;player&gt;1 Player&lt;/player&gt; &lt;story&gt;Your comrades are wounded and stranded on the battlefield.  The only way to get to them, is via a handcart on a railroad track.  Your job is to protect the medics, who are riding the rails to get to the wounded.  In their path, are hordes of enemies on the ground and in the air shooting everything from fireballs to rockets.  In addition to the chaos, there are land-mines lying on the track just waiting to be run over.&lt;/story&gt; &lt;/game&gt;">
            <text:p>&lt;game name="Rescue Mission (USA, Europe)"&gt; &lt;year&gt;1988&lt;/year&gt; &lt;rating&gt;ESRB - RP (Rating Pending)&lt;/rating&gt; &lt;title&gt;Rescue Mission &lt;/title&gt; &lt;pub&gt;SEGA of America, Inc.&lt;/pub&gt; &lt;dev&gt;SEGA Enterprises Ltd.&lt;/dev&gt; &lt;genre&gt;Action&lt;/genre&gt; &lt;score&gt;3.2&lt;/score&gt; &lt;player&gt;1 Player&lt;/player&gt; &lt;story&gt;Your comrades are wounded and stranded on the battlefield. <text:s/>The only way to get to them, is via a handcart on a railroad track. <text:s/>Your job is to protect the medics, who are riding the rails to get to the wounded. <text:s/>In their path, are hordes of enemies on the ground and in the air shooting everything from fireballs to rockets. <text:s/>In addition to the chaos, there are land-mines lying on the track just waiting to be run over.&lt;/story&gt; &lt;/game&gt;</text:p>
          </table:table-cell>
        </table:table-row>
        <table:table-row table:style-name="ro1">
          <table:table-cell office:value-type="string">
            <text:p>Road Rash (Europe)</text:p>
          </table:table-cell>
          <table:table-cell office:value-type="string">
            <text:p>1989</text:p>
          </table:table-cell>
          <table:table-cell office:value-type="string">
            <text:p>ESRB - RP (Rating Pending)</text:p>
          </table:table-cell>
          <table:table-cell office:value-type="string">
            <text:p>Road Rash </text:p>
          </table:table-cell>
          <table:table-cell office:value-type="string">
            <text:p>U.S. Gold Ltd.</text:p>
          </table:table-cell>
          <table:table-cell office:value-type="string">
            <text:p>Electronic Arts, Inc.</text:p>
          </table:table-cell>
          <table:table-cell office:value-type="string">
            <text:p>Driving</text:p>
          </table:table-cell>
          <table:table-cell office:value-type="string">
            <text:p>3.4</text:p>
          </table:table-cell>
          <table:table-cell office:value-type="string">
            <text:p>1-2 Players</text:p>
          </table:table-cell>
          <table:table-cell office:value-type="string">
            <text:p>Road Rash is an aggressive motorcycle racing game where the player assumes the role of a biker who takes part in a series of illegal races across the U.S.A. Starting at the back of the pack the objective is always to finish first on a linear course, overtaking the other bikers. This is achieved by driving very well or by playing it dirty, knocking opponents of their bikes using clubs, crowbars or your bare hands. The other racers fight back in a similar fashion and there are also hazards. All the races take place on the regular road with normal traffic (in both directions) and the cops, as well as occasional oil slicks and stray cows.****By winning races you can get promoted to a stronger division and earn cash with which you can buy a better bike. Whenever you're knocked off your bike or hit something you will have to run back to your bike and lose valuable time, plus your bike will suffer some damage. When the player crashes with cops nearby, it is possible to get busted and then you have to forfeit the race.****Like the whole Road Rash lineage, the game has arcade-like gameplay with no intention to be a motorcycle simulation. While the game has a two-player mode, this is not simultaneous.</text:p>
          </table:table-cell>
          <table:table-cell table:formula="of:=CONCATENATE(&quot;&lt;game name=&quot;;CHAR(34);[.A192];CHAR(34);&quot;&gt; &lt;year&gt;&quot;;[.B192];&quot;&lt;/year&gt; &lt;rating&gt;&quot;;[.C192];&quot;&lt;/rating&gt; &lt;title&gt;&quot;;[.D192];&quot;&lt;/title&gt; &lt;pub&gt;&quot;;[.E192];&quot;&lt;/pub&gt; &lt;dev&gt;&quot;;[.F192];&quot;&lt;/dev&gt; &lt;genre&gt;&quot;;[.G192];&quot;&lt;/genre&gt; &lt;score&gt;&quot;;[.H192];&quot;&lt;/score&gt; &lt;player&gt;&quot;;[.I192];&quot;&lt;/player&gt; &lt;story&gt;&quot;;[.J192];&quot;&lt;/story&gt; &lt;/game&gt;&quot;)" office:value-type="string" office:string-value="&lt;game name=&quot;Road Rash (Europe)&quot;&gt; &lt;year&gt;1989&lt;/year&gt; &lt;rating&gt;ESRB - RP (Rating Pending)&lt;/rating&gt; &lt;title&gt;Road Rash &lt;/title&gt; &lt;pub&gt;U.S. Gold Ltd.&lt;/pub&gt; &lt;dev&gt;Electronic Arts, Inc.&lt;/dev&gt; &lt;genre&gt;Driving&lt;/genre&gt; &lt;score&gt;3.4&lt;/score&gt; &lt;player&gt;1-2 Players&lt;/player&gt; &lt;story&gt;Road Rash is an aggressive motorcycle racing game where the player assumes the role of a biker who takes part in a series of illegal races across the U.S.A. Starting at the back of the pack the objective is always to finish first on a linear course, overtaking the other bikers. This is achieved by driving very well or by playing it dirty, knocking opponents of their bikes using clubs, crowbars or your bare hands. The other racers fight back in a similar fashion and there are also hazards. All the races take place on the regular road with normal traffic (in both directions) and the cops, as well as occasional oil slicks and stray cows.****By winning races you can get promoted to a stronger division and earn cash with which you can buy a better bike. Whenever you're knocked off your bike or hit something you will have to run back to your bike and lose valuable time, plus your bike will suffer some damage. When the player crashes with cops nearby, it is possible to get busted and then you have to forfeit the race.****Like the whole Road Rash lineage, the game has arcade-like gameplay with no intention to be a motorcycle simulation. While the game has a two-player mode, this is not simultaneous.&lt;/story&gt; &lt;/game&gt;">
            <text:p>&lt;game name="Road Rash (Europe)"&gt; &lt;year&gt;1989&lt;/year&gt; &lt;rating&gt;ESRB - RP (Rating Pending)&lt;/rating&gt; &lt;title&gt;Road Rash &lt;/title&gt; &lt;pub&gt;U.S. Gold Ltd.&lt;/pub&gt; &lt;dev&gt;Electronic Arts, Inc.&lt;/dev&gt; &lt;genre&gt;Driving&lt;/genre&gt; &lt;score&gt;3.4&lt;/score&gt; &lt;player&gt;1-2 Players&lt;/player&gt; &lt;story&gt;Road Rash is an aggressive motorcycle racing game where the player assumes the role of a biker who takes part in a series of illegal races across the U.S.A. Starting at the back of the pack the objective is always to finish first on a linear course, overtaking the other bikers. This is achieved by driving very well or by playing it dirty, knocking opponents of their bikes using clubs, crowbars or your bare hands. The other racers fight back in a similar fashion and there are also hazards. All the races take place on the regular road with normal traffic (in both directions) and the cops, as well as occasional oil slicks and stray cows.****By winning races you can get promoted to a stronger division and earn cash with which you can buy a better bike. Whenever you're knocked off your bike or hit something you will have to run back to your bike and lose valuable time, plus your bike will suffer some damage. When the player crashes with cops nearby, it is possible to get busted and then you have to forfeit the race.****Like the whole Road Rash lineage, the game has arcade-like gameplay with no intention to be a motorcycle simulation. While the game has a two-player mode, this is not simultaneous.&lt;/story&gt; &lt;/game&gt;</text:p>
          </table:table-cell>
        </table:table-row>
        <table:table-row table:style-name="ro1">
          <table:table-cell office:value-type="string">
            <text:p>RoboCop 3 (Europe)</text:p>
          </table:table-cell>
          <table:table-cell office:value-type="string">
            <text:p>1993</text:p>
          </table:table-cell>
          <table:table-cell office:value-type="string">
            <text:p>ESRB - RP (Rating Pending)</text:p>
          </table:table-cell>
          <table:table-cell office:value-type="string">
            <text:p>RoboCop 3 </text:p>
          </table:table-cell>
          <table:table-cell office:value-type="string">
            <text:p>Acclaim Entertainment, Inc.</text:p>
          </table:table-cell>
          <table:table-cell office:value-type="string">
            <text:p>Ocean Software Ltd.</text:p>
          </table:table-cell>
          <table:table-cell office:value-type="string">
            <text:p>Platform</text:p>
          </table:table-cell>
          <table:table-cell office:value-type="string">
            <text:p>2.8</text:p>
          </table:table-cell>
          <table:table-cell office:value-type="string">
            <text:p>1 Player</text:p>
          </table:table-cell>
          <table:table-cell office:value-type="string">
            <text:p>RoboCop 3 is a side-scrolling platform shooter. You get missions (such as rescuing your colleagues who are being kept hostages), which are divided into several smaller levels. The levels usually consist of several platforms, and are heavily populated by enemies who shoot at you. You can gather special repair kits, which will be used to restore your health after you've completed a level. "RoboCop 3" is more of a shooter than its predecessors, having more and tougher enemies.</text:p>
          </table:table-cell>
          <table:table-cell table:formula="of:=CONCATENATE(&quot;&lt;game name=&quot;;CHAR(34);[.A193];CHAR(34);&quot;&gt; &lt;year&gt;&quot;;[.B193];&quot;&lt;/year&gt; &lt;rating&gt;&quot;;[.C193];&quot;&lt;/rating&gt; &lt;title&gt;&quot;;[.D193];&quot;&lt;/title&gt; &lt;pub&gt;&quot;;[.E193];&quot;&lt;/pub&gt; &lt;dev&gt;&quot;;[.F193];&quot;&lt;/dev&gt; &lt;genre&gt;&quot;;[.G193];&quot;&lt;/genre&gt; &lt;score&gt;&quot;;[.H193];&quot;&lt;/score&gt; &lt;player&gt;&quot;;[.I193];&quot;&lt;/player&gt; &lt;story&gt;&quot;;[.J193];&quot;&lt;/story&gt; &lt;/game&gt;&quot;)" office:value-type="string" office:string-value="&lt;game name=&quot;RoboCop 3 (Europe)&quot;&gt; &lt;year&gt;1993&lt;/year&gt; &lt;rating&gt;ESRB - RP (Rating Pending)&lt;/rating&gt; &lt;title&gt;RoboCop 3 &lt;/title&gt; &lt;pub&gt;Acclaim Entertainment, Inc.&lt;/pub&gt; &lt;dev&gt;Ocean Software Ltd.&lt;/dev&gt; &lt;genre&gt;Platform&lt;/genre&gt; &lt;score&gt;2.8&lt;/score&gt; &lt;player&gt;1 Player&lt;/player&gt; &lt;story&gt;RoboCop 3 is a side-scrolling platform shooter. You get missions (such as rescuing your colleagues who are being kept hostages), which are divided into several smaller levels. The levels usually consist of several platforms, and are heavily populated by enemies who shoot at you. You can gather special repair kits, which will be used to restore your health after you've completed a level. &quot;RoboCop 3&quot; is more of a shooter than its predecessors, having more and tougher enemies.&lt;/story&gt; &lt;/game&gt;">
            <text:p>&lt;game name="RoboCop 3 (Europe)"&gt; &lt;year&gt;1993&lt;/year&gt; &lt;rating&gt;ESRB - RP (Rating Pending)&lt;/rating&gt; &lt;title&gt;RoboCop 3 &lt;/title&gt; &lt;pub&gt;Acclaim Entertainment, Inc.&lt;/pub&gt; &lt;dev&gt;Ocean Software Ltd.&lt;/dev&gt; &lt;genre&gt;Platform&lt;/genre&gt; &lt;score&gt;2.8&lt;/score&gt; &lt;player&gt;1 Player&lt;/player&gt; &lt;story&gt;RoboCop 3 is a side-scrolling platform shooter. You get missions (such as rescuing your colleagues who are being kept hostages), which are divided into several smaller levels. The levels usually consist of several platforms, and are heavily populated by enemies who shoot at you. You can gather special repair kits, which will be used to restore your health after you've completed a level. "RoboCop 3" is more of a shooter than its predecessors, having more and tougher enemies.&lt;/story&gt; &lt;/game&gt;</text:p>
          </table:table-cell>
        </table:table-row>
        <table:table-row table:style-name="ro1">
          <table:table-cell office:value-type="string">
            <text:p>RoboCop versus The Terminator (Europe)</text:p>
          </table:table-cell>
          <table:table-cell office:value-type="string">
            <text:p>1991</text:p>
          </table:table-cell>
          <table:table-cell office:value-type="string">
            <text:p>ESRB - RP (Rating Pending)</text:p>
          </table:table-cell>
          <table:table-cell office:value-type="string">
            <text:p>RoboCop versus The Terminator </text:p>
          </table:table-cell>
          <table:table-cell office:value-type="string">
            <text:p>Virgin Games, Ltd.</text:p>
          </table:table-cell>
          <table:table-cell office:value-type="string">
            <text:p>Virgin Games, Inc.</text:p>
          </table:table-cell>
          <table:table-cell office:value-type="string">
            <text:p>Platform</text:p>
          </table:table-cell>
          <table:table-cell office:value-type="string">
            <text:p>3.4</text:p>
          </table:table-cell>
          <table:table-cell office:value-type="string">
            <text:p>1 Player</text:p>
          </table:table-cell>
          <table:table-cell office:value-type="string">
            <text:p>In the future, human soldiers of John Conner's resistance force against the machines are fighting a losing war against Skynet and it's robot forces. Discovering that one of the foundation technologies for Skynet is the cybernetics technology used in the creation of Robocop. One of the resistances' soldiers, Flo is sent back in time before the Rise of the Machines to destroy Robocop and stop Skynet from being built. However Skynet learns of the time travel attempt and sends Terminators to stop Flo.****In the game you control Robocop who may move across the screen, jump, fire and exchange weapons. Robocop starts with the Auto-9 which has unlimited ammunition... other weapons may be more powerful but contain limited ammo. Beginning the game on a mission of law enforcement, you soon meet up with Flo and must engage in battle against Terminators, the forces of OCP and several obstacles</text:p>
          </table:table-cell>
          <table:table-cell table:formula="of:=CONCATENATE(&quot;&lt;game name=&quot;;CHAR(34);[.A194];CHAR(34);&quot;&gt; &lt;year&gt;&quot;;[.B194];&quot;&lt;/year&gt; &lt;rating&gt;&quot;;[.C194];&quot;&lt;/rating&gt; &lt;title&gt;&quot;;[.D194];&quot;&lt;/title&gt; &lt;pub&gt;&quot;;[.E194];&quot;&lt;/pub&gt; &lt;dev&gt;&quot;;[.F194];&quot;&lt;/dev&gt; &lt;genre&gt;&quot;;[.G194];&quot;&lt;/genre&gt; &lt;score&gt;&quot;;[.H194];&quot;&lt;/score&gt; &lt;player&gt;&quot;;[.I194];&quot;&lt;/player&gt; &lt;story&gt;&quot;;[.J194];&quot;&lt;/story&gt; &lt;/game&gt;&quot;)" office:value-type="string" office:string-value="&lt;game name=&quot;RoboCop versus The Terminator (Europe)&quot;&gt; &lt;year&gt;1991&lt;/year&gt; &lt;rating&gt;ESRB - RP (Rating Pending)&lt;/rating&gt; &lt;title&gt;RoboCop versus The Terminator &lt;/title&gt; &lt;pub&gt;Virgin Games, Ltd.&lt;/pub&gt; &lt;dev&gt;Virgin Games, Inc.&lt;/dev&gt; &lt;genre&gt;Platform&lt;/genre&gt; &lt;score&gt;3.4&lt;/score&gt; &lt;player&gt;1 Player&lt;/player&gt; &lt;story&gt;In the future, human soldiers of John Conner's resistance force against the machines are fighting a losing war against Skynet and it's robot forces. Discovering that one of the foundation technologies for Skynet is the cybernetics technology used in the creation of Robocop. One of the resistances' soldiers, Flo is sent back in time before the Rise of the Machines to destroy Robocop and stop Skynet from being built. However Skynet learns of the time travel attempt and sends Terminators to stop Flo.****In the game you control Robocop who may move across the screen, jump, fire and exchange weapons. Robocop starts with the Auto-9 which has unlimited ammunition... other weapons may be more powerful but contain limited ammo. Beginning the game on a mission of law enforcement, you soon meet up with Flo and must engage in battle against Terminators, the forces of OCP and several obstacles&lt;/story&gt; &lt;/game&gt;">
            <text:p>&lt;game name="RoboCop versus The Terminator (Europe)"&gt; &lt;year&gt;1991&lt;/year&gt; &lt;rating&gt;ESRB - RP (Rating Pending)&lt;/rating&gt; &lt;title&gt;RoboCop versus The Terminator &lt;/title&gt; &lt;pub&gt;Virgin Games, Ltd.&lt;/pub&gt; &lt;dev&gt;Virgin Games, Inc.&lt;/dev&gt; &lt;genre&gt;Platform&lt;/genre&gt; &lt;score&gt;3.4&lt;/score&gt; &lt;player&gt;1 Player&lt;/player&gt; &lt;story&gt;In the future, human soldiers of John Conner's resistance force against the machines are fighting a losing war against Skynet and it's robot forces. Discovering that one of the foundation technologies for Skynet is the cybernetics technology used in the creation of Robocop. One of the resistances' soldiers, Flo is sent back in time before the Rise of the Machines to destroy Robocop and stop Skynet from being built. However Skynet learns of the time travel attempt and sends Terminators to stop Flo.****In the game you control Robocop who may move across the screen, jump, fire and exchange weapons. Robocop starts with the Auto-9 which has unlimited ammunition... other weapons may be more powerful but contain limited ammo. Beginning the game on a mission of law enforcement, you soon meet up with Flo and must engage in battle against Terminators, the forces of OCP and several obstacles&lt;/story&gt; &lt;/game&gt;</text:p>
          </table:table-cell>
        </table:table-row>
        <table:table-row table:style-name="ro1">
          <table:table-cell office:value-type="string">
            <text:p>Rocky (World)</text:p>
          </table:table-cell>
          <table:table-cell office:value-type="string">
            <text:p>1987</text:p>
          </table:table-cell>
          <table:table-cell office:value-type="string">
            <text:p>ESRB - RP (Rating Pending)</text:p>
          </table:table-cell>
          <table:table-cell office:value-type="string">
            <text:p>Rocky </text:p>
          </table:table-cell>
          <table:table-cell office:value-type="string">
            <text:p>SEGA of America, Inc.</text:p>
          </table:table-cell>
          <table:table-cell office:value-type="string">
            <text:p>SEGA Enterprises Ltd.</text:p>
          </table:table-cell>
          <table:table-cell office:value-type="string">
            <text:p>Boxing/Sports</text:p>
          </table:table-cell>
          <table:table-cell office:value-type="string">
            <text:p>2.1</text:p>
          </table:table-cell>
          <table:table-cell office:value-type="string">
            <text:p>1-2 Players</text:p>
          </table:table-cell>
          <table:table-cell office:value-type="string">
            <text:p>Play as Rocky Balboa, the "Italian Stallion" in this action packed boxing game. This game reflects the Rocky series quite well. Only in this game you go one guy to the next. From Apollo the remaining champion, to Lang an aggressive contender, to Drago the Soviet boxer who trains constantly. Before you have a fight just like in the "Rocky" movies you have to train. Practice your timing and punching strength with some sandbag punching before fighting Apollo. <text:s/>Warm up punching a punching ball to become more faster and smarter to get ready for Lang. Then you will do some punching mitts training before fighting Drago where you watch the mitts and punch at the as they move. All of these trainings have qualifications such as punches per second, qualify and your combinations get better for the following fight. ****During a fight you only have one meter under your name, that is the power meter. Your opponent has one likewise. Watching your power bar can tell you a lot about which way the fight is headed, either it's full and you can take more punches and punch more powerfully or it's low and you're in <text:s/>trouble. Watching the opponents power bar will tell you when to take him down or when to block.****Between rounds you get a chance to freshen up and get some last minute coaching. During the one minute interval, your power will go up only half of what has been drained. ****If you do happen to take a fall the controls are similar to Nintendos "Punch out", basically you just press the 1 and 2 buttons as fast as possible. Hopefully Rocky stands up and is ready for more.</text:p>
          </table:table-cell>
          <table:table-cell table:formula="of:=CONCATENATE(&quot;&lt;game name=&quot;;CHAR(34);[.A195];CHAR(34);&quot;&gt; &lt;year&gt;&quot;;[.B195];&quot;&lt;/year&gt; &lt;rating&gt;&quot;;[.C195];&quot;&lt;/rating&gt; &lt;title&gt;&quot;;[.D195];&quot;&lt;/title&gt; &lt;pub&gt;&quot;;[.E195];&quot;&lt;/pub&gt; &lt;dev&gt;&quot;;[.F195];&quot;&lt;/dev&gt; &lt;genre&gt;&quot;;[.G195];&quot;&lt;/genre&gt; &lt;score&gt;&quot;;[.H195];&quot;&lt;/score&gt; &lt;player&gt;&quot;;[.I195];&quot;&lt;/player&gt; &lt;story&gt;&quot;;[.J195];&quot;&lt;/story&gt; &lt;/game&gt;&quot;)" office:value-type="string" office:string-value="&lt;game name=&quot;Rocky (World)&quot;&gt; &lt;year&gt;1987&lt;/year&gt; &lt;rating&gt;ESRB - RP (Rating Pending)&lt;/rating&gt; &lt;title&gt;Rocky &lt;/title&gt; &lt;pub&gt;SEGA of America, Inc.&lt;/pub&gt; &lt;dev&gt;SEGA Enterprises Ltd.&lt;/dev&gt; &lt;genre&gt;Boxing/Sports&lt;/genre&gt; &lt;score&gt;2.1&lt;/score&gt; &lt;player&gt;1-2 Players&lt;/player&gt; &lt;story&gt;Play as Rocky Balboa, the &quot;Italian Stallion&quot; in this action packed boxing game. This game reflects the Rocky series quite well. Only in this game you go one guy to the next. From Apollo the remaining champion, to Lang an aggressive contender, to Drago the Soviet boxer who trains constantly. Before you have a fight just like in the &quot;Rocky&quot; movies you have to train. Practice your timing and punching strength with some sandbag punching before fighting Apollo.  Warm up punching a punching ball to become more faster and smarter to get ready for Lang. Then you will do some punching mitts training before fighting Drago where you watch the mitts and punch at the as they move. All of these trainings have qualifications such as punches per second, qualify and your combinations get better for the following fight. ****During a fight you only have one meter under your name, that is the power meter. Your opponent has one likewise. Watching your power bar can tell you a lot about which way the fight is headed, either it's full and you can take more punches and punch more powerfully or it's low and you're in  trouble. Watching the opponents power bar will tell you when to take him down or when to block.****Between rounds you get a chance to freshen up and get some last minute coaching. During the one minute interval, your power will go up only half of what has been drained. ****If you do happen to take a fall the controls are similar to Nintendos &quot;Punch out&quot;, basically you just press the 1 and 2 buttons as fast as possible. Hopefully Rocky stands up and is ready for more.&lt;/story&gt; &lt;/game&gt;">
            <text:p>&lt;game name="Rocky (World)"&gt; &lt;year&gt;1987&lt;/year&gt; &lt;rating&gt;ESRB - RP (Rating Pending)&lt;/rating&gt; &lt;title&gt;Rocky &lt;/title&gt; &lt;pub&gt;SEGA of America, Inc.&lt;/pub&gt; &lt;dev&gt;SEGA Enterprises Ltd.&lt;/dev&gt; &lt;genre&gt;Boxing/Sports&lt;/genre&gt; &lt;score&gt;2.1&lt;/score&gt; &lt;player&gt;1-2 Players&lt;/player&gt; &lt;story&gt;Play as Rocky Balboa, the "Italian Stallion" in this action packed boxing game. This game reflects the Rocky series quite well. Only in this game you go one guy to the next. From Apollo the remaining champion, to Lang an aggressive contender, to Drago the Soviet boxer who trains constantly. Before you have a fight just like in the "Rocky" movies you have to train. Practice your timing and punching strength with some sandbag punching before fighting Apollo. <text:s/>Warm up punching a punching ball to become more faster and smarter to get ready for Lang. Then you will do some punching mitts training before fighting Drago where you watch the mitts and punch at the as they move. All of these trainings have qualifications such as punches per second, qualify and your combinations get better for the following fight. ****During a fight you only have one meter under your name, that is the power meter. Your opponent has one likewise. Watching your power bar can tell you a lot about which way the fight is headed, either it's full and you can take more punches and punch more powerfully or it's low and you're in <text:s/>trouble. Watching the opponents power bar will tell you when to take him down or when to block.****Between rounds you get a chance to freshen up and get some last minute coaching. During the one minute interval, your power will go up only half of what has been drained. ****If you do happen to take a fall the controls are similar to Nintendos "Punch out", basically you just press the 1 and 2 buttons as fast as possible. Hopefully Rocky stands up and is ready for more.&lt;/story&gt; &lt;/game&gt;</text:p>
          </table:table-cell>
        </table:table-row>
        <table:table-row table:style-name="ro1">
          <table:table-cell office:value-type="string">
            <text:p>Running Battle (Europe)</text:p>
          </table:table-cell>
          <table:table-cell office:value-type="string">
            <text:p>1991</text:p>
          </table:table-cell>
          <table:table-cell office:value-type="string">
            <text:p>ESRB - RP (Rating Pending)</text:p>
          </table:table-cell>
          <table:table-cell office:value-type="string">
            <text:p>Running Battle </text:p>
          </table:table-cell>
          <table:table-cell office:value-type="string">
            <text:p>SEGA Enterprises Ltd.</text:p>
          </table:table-cell>
          <table:table-cell office:value-type="string">
            <text:p>Opera House Inc.</text:p>
          </table:table-cell>
          <table:table-cell office:value-type="string">
            <text:p>Beat-'Em-Up</text:p>
          </table:table-cell>
          <table:table-cell office:value-type="string">
            <text:p>2.1</text:p>
          </table:table-cell>
          <table:table-cell office:value-type="string">
            <text:p>1 Player</text:p>
          </table:table-cell>
          <table:table-cell office:value-type="string">
            <text:p>Running Battle is a brawler-type beat'em up game where the player has to beat up waves and waves of thugs. The story is about a city taken over by the sinister "M." and his "Soldiers of Darkness". You control a policeman called Grey who sets out alone to destroy the gang and avenge the murder of his partner Brody. Unlike most games of the genre, the player can only move left and right, not up and down. The gameplay is very basic. The character's movements involve only punching, jumping, ducking and jump-kicking. A number of items, which appear in the levels, can be found. These include health regain, temporary boosts in strength and several types of firearms. The game has five levels, each of them divided into sections and ending with a boss fight. The sections can be crossed completely without taking out a single enemy, only to leave the player is required to beat the enemies currently on screen. Unlike most beat'em ups, Running Battle is an exclusively single-player game.</text:p>
          </table:table-cell>
          <table:table-cell table:formula="of:=CONCATENATE(&quot;&lt;game name=&quot;;CHAR(34);[.A196];CHAR(34);&quot;&gt; &lt;year&gt;&quot;;[.B196];&quot;&lt;/year&gt; &lt;rating&gt;&quot;;[.C196];&quot;&lt;/rating&gt; &lt;title&gt;&quot;;[.D196];&quot;&lt;/title&gt; &lt;pub&gt;&quot;;[.E196];&quot;&lt;/pub&gt; &lt;dev&gt;&quot;;[.F196];&quot;&lt;/dev&gt; &lt;genre&gt;&quot;;[.G196];&quot;&lt;/genre&gt; &lt;score&gt;&quot;;[.H196];&quot;&lt;/score&gt; &lt;player&gt;&quot;;[.I196];&quot;&lt;/player&gt; &lt;story&gt;&quot;;[.J196];&quot;&lt;/story&gt; &lt;/game&gt;&quot;)" office:value-type="string" office:string-value="&lt;game name=&quot;Running Battle (Europe)&quot;&gt; &lt;year&gt;1991&lt;/year&gt; &lt;rating&gt;ESRB - RP (Rating Pending)&lt;/rating&gt; &lt;title&gt;Running Battle &lt;/title&gt; &lt;pub&gt;SEGA Enterprises Ltd.&lt;/pub&gt; &lt;dev&gt;Opera House Inc.&lt;/dev&gt; &lt;genre&gt;Beat-'Em-Up&lt;/genre&gt; &lt;score&gt;2.1&lt;/score&gt; &lt;player&gt;1 Player&lt;/player&gt; &lt;story&gt;Running Battle is a brawler-type beat'em up game where the player has to beat up waves and waves of thugs. The story is about a city taken over by the sinister &quot;M.&quot; and his &quot;Soldiers of Darkness&quot;. You control a policeman called Grey who sets out alone to destroy the gang and avenge the murder of his partner Brody. Unlike most games of the genre, the player can only move left and right, not up and down. The gameplay is very basic. The character's movements involve only punching, jumping, ducking and jump-kicking. A number of items, which appear in the levels, can be found. These include health regain, temporary boosts in strength and several types of firearms. The game has five levels, each of them divided into sections and ending with a boss fight. The sections can be crossed completely without taking out a single enemy, only to leave the player is required to beat the enemies currently on screen. Unlike most beat'em ups, Running Battle is an exclusively single-player game.&lt;/story&gt; &lt;/game&gt;">
            <text:p>&lt;game name="Running Battle (Europe)"&gt; &lt;year&gt;1991&lt;/year&gt; &lt;rating&gt;ESRB - RP (Rating Pending)&lt;/rating&gt; &lt;title&gt;Running Battle &lt;/title&gt; &lt;pub&gt;SEGA Enterprises Ltd.&lt;/pub&gt; &lt;dev&gt;Opera House Inc.&lt;/dev&gt; &lt;genre&gt;Beat-'Em-Up&lt;/genre&gt; &lt;score&gt;2.1&lt;/score&gt; &lt;player&gt;1 Player&lt;/player&gt; &lt;story&gt;Running Battle is a brawler-type beat'em up game where the player has to beat up waves and waves of thugs. The story is about a city taken over by the sinister "M." and his "Soldiers of Darkness". You control a policeman called Grey who sets out alone to destroy the gang and avenge the murder of his partner Brody. Unlike most games of the genre, the player can only move left and right, not up and down. The gameplay is very basic. The character's movements involve only punching, jumping, ducking and jump-kicking. A number of items, which appear in the levels, can be found. These include health regain, temporary boosts in strength and several types of firearms. The game has five levels, each of them divided into sections and ending with a boss fight. The sections can be crossed completely without taking out a single enemy, only to leave the player is required to beat the enemies currently on screen. Unlike most beat'em ups, Running Battle is an exclusively single-player game.&lt;/story&gt; &lt;/game&gt;</text:p>
          </table:table-cell>
        </table:table-row>
        <table:table-row table:style-name="ro1">
          <table:table-cell office:value-type="string">
            <text:p>Sagaia (Europe)</text:p>
          </table:table-cell>
          <table:table-cell office:value-type="string">
            <text:p>1992</text:p>
          </table:table-cell>
          <table:table-cell office:value-type="string">
            <text:p>ESRB - RP (Rating Pending)</text:p>
          </table:table-cell>
          <table:table-cell office:value-type="string">
            <text:p>Sagaia </text:p>
          </table:table-cell>
          <table:table-cell office:value-type="string">
            <text:p>Tec Toy Indústria de Brinquedos S.A.</text:p>
          </table:table-cell>
          <table:table-cell office:value-type="string">
            <text:p>Taito Corporation</text:p>
          </table:table-cell>
          <table:table-cell office:value-type="string">
            <text:p>Shooter</text:p>
          </table:table-cell>
          <table:table-cell office:value-type="string">
            <text:p>3.6</text:p>
          </table:table-cell>
          <table:table-cell office:value-type="string">
            <text:p>1 Player</text:p>
          </table:table-cell>
          <table:table-cell office:value-type="string">
            <text:p>Long time ago, the planet of Darius went into ruin but Proco and Tiat of Darius gave birth to a new planet and named it Orga. After the passing of many centuries, Proco Jr. and Tiat Young receive a strange radio broadcast from the galaxy. They discover the radio broadcast is a mayday signal from another descendent of Darius. They board the Silverhawk, preparing to defeat an evil force and journey to the galaxy.****Darius II, or Sagaia as it is known in the West, is the second installment in Taito's premier shoot 'em up series. Its main distinguishing features are the non-linear level system and the enemies, which are different kinds of seafood.</text:p>
          </table:table-cell>
          <table:table-cell table:formula="of:=CONCATENATE(&quot;&lt;game name=&quot;;CHAR(34);[.A197];CHAR(34);&quot;&gt; &lt;year&gt;&quot;;[.B197];&quot;&lt;/year&gt; &lt;rating&gt;&quot;;[.C197];&quot;&lt;/rating&gt; &lt;title&gt;&quot;;[.D197];&quot;&lt;/title&gt; &lt;pub&gt;&quot;;[.E197];&quot;&lt;/pub&gt; &lt;dev&gt;&quot;;[.F197];&quot;&lt;/dev&gt; &lt;genre&gt;&quot;;[.G197];&quot;&lt;/genre&gt; &lt;score&gt;&quot;;[.H197];&quot;&lt;/score&gt; &lt;player&gt;&quot;;[.I197];&quot;&lt;/player&gt; &lt;story&gt;&quot;;[.J197];&quot;&lt;/story&gt; &lt;/game&gt;&quot;)" office:value-type="string" office:string-value="&lt;game name=&quot;Sagaia (Europe)&quot;&gt; &lt;year&gt;1992&lt;/year&gt; &lt;rating&gt;ESRB - RP (Rating Pending)&lt;/rating&gt; &lt;title&gt;Sagaia &lt;/title&gt; &lt;pub&gt;Tec Toy Indústria de Brinquedos S.A.&lt;/pub&gt; &lt;dev&gt;Taito Corporation&lt;/dev&gt; &lt;genre&gt;Shooter&lt;/genre&gt; &lt;score&gt;3.6&lt;/score&gt; &lt;player&gt;1 Player&lt;/player&gt; &lt;story&gt;Long time ago, the planet of Darius went into ruin but Proco and Tiat of Darius gave birth to a new planet and named it Orga. After the passing of many centuries, Proco Jr. and Tiat Young receive a strange radio broadcast from the galaxy. They discover the radio broadcast is a mayday signal from another descendent of Darius. They board the Silverhawk, preparing to defeat an evil force and journey to the galaxy.****Darius II, or Sagaia as it is known in the West, is the second installment in Taito's premier shoot 'em up series. Its main distinguishing features are the non-linear level system and the enemies, which are different kinds of seafood.&lt;/story&gt; &lt;/game&gt;">
            <text:p>&lt;game name="Sagaia (Europe)"&gt; &lt;year&gt;1992&lt;/year&gt; &lt;rating&gt;ESRB - RP (Rating Pending)&lt;/rating&gt; &lt;title&gt;Sagaia &lt;/title&gt; &lt;pub&gt;Tec Toy Indústria de Brinquedos S.A.&lt;/pub&gt; &lt;dev&gt;Taito Corporation&lt;/dev&gt; &lt;genre&gt;Shooter&lt;/genre&gt; &lt;score&gt;3.6&lt;/score&gt; &lt;player&gt;1 Player&lt;/player&gt; &lt;story&gt;Long time ago, the planet of Darius went into ruin but Proco and Tiat of Darius gave birth to a new planet and named it Orga. After the passing of many centuries, Proco Jr. and Tiat Young receive a strange radio broadcast from the galaxy. They discover the radio broadcast is a mayday signal from another descendent of Darius. They board the Silverhawk, preparing to defeat an evil force and journey to the galaxy.****Darius II, or Sagaia as it is known in the West, is the second installment in Taito's premier shoot 'em up series. Its main distinguishing features are the non-linear level system and the enemies, which are different kinds of seafood.&lt;/story&gt; &lt;/game&gt;</text:p>
          </table:table-cell>
        </table:table-row>
        <table:table-row table:style-name="ro1">
          <table:table-cell office:value-type="string">
            <text:p>Scramble Spirits (Europe)</text:p>
          </table:table-cell>
          <table:table-cell office:value-type="string">
            <text:p>1988</text:p>
          </table:table-cell>
          <table:table-cell office:value-type="string">
            <text:p>ESRB - RP (Rating Pending)</text:p>
          </table:table-cell>
          <table:table-cell office:value-type="string">
            <text:p>Scramble Spirits </text:p>
          </table:table-cell>
          <table:table-cell table:number-columns-repeated="2" office:value-type="string">
            <text:p>SEGA Enterprises Ltd.</text:p>
          </table:table-cell>
          <table:table-cell office:value-type="string">
            <text:p>Shooter</text:p>
          </table:table-cell>
          <table:table-cell office:value-type="string">
            <text:p>2.9</text:p>
          </table:table-cell>
          <table:table-cell office:value-type="string">
            <text:p>1-2 Players</text:p>
          </table:table-cell>
          <table:table-cell office:value-type="string">
            <text:p>Sega's take on the 1943 style of vertically scrolling shoot 'em ups was set in the future. Your fighter plane is aged and under-powered, yet you must face down large planes, <text:s/>tanks and ground targets to achieve victory. Each level ends with a close-viewed section of particular intensity before finally facing a boss. Smart bombs are occasionally found lying around, and can destroy everything on the screen, although you can't use them on the bosses. A simultaneous 2-player mode is provided.</text:p>
          </table:table-cell>
          <table:table-cell table:formula="of:=CONCATENATE(&quot;&lt;game name=&quot;;CHAR(34);[.A198];CHAR(34);&quot;&gt; &lt;year&gt;&quot;;[.B198];&quot;&lt;/year&gt; &lt;rating&gt;&quot;;[.C198];&quot;&lt;/rating&gt; &lt;title&gt;&quot;;[.D198];&quot;&lt;/title&gt; &lt;pub&gt;&quot;;[.E198];&quot;&lt;/pub&gt; &lt;dev&gt;&quot;;[.F198];&quot;&lt;/dev&gt; &lt;genre&gt;&quot;;[.G198];&quot;&lt;/genre&gt; &lt;score&gt;&quot;;[.H198];&quot;&lt;/score&gt; &lt;player&gt;&quot;;[.I198];&quot;&lt;/player&gt; &lt;story&gt;&quot;;[.J198];&quot;&lt;/story&gt; &lt;/game&gt;&quot;)" office:value-type="string" office:string-value="&lt;game name=&quot;Scramble Spirits (Europe)&quot;&gt; &lt;year&gt;1988&lt;/year&gt; &lt;rating&gt;ESRB - RP (Rating Pending)&lt;/rating&gt; &lt;title&gt;Scramble Spirits &lt;/title&gt; &lt;pub&gt;SEGA Enterprises Ltd.&lt;/pub&gt; &lt;dev&gt;SEGA Enterprises Ltd.&lt;/dev&gt; &lt;genre&gt;Shooter&lt;/genre&gt; &lt;score&gt;2.9&lt;/score&gt; &lt;player&gt;1-2 Players&lt;/player&gt; &lt;story&gt;Sega's take on the 1943 style of vertically scrolling shoot 'em ups was set in the future. Your fighter plane is aged and under-powered, yet you must face down large planes,  tanks and ground targets to achieve victory. Each level ends with a close-viewed section of particular intensity before finally facing a boss. Smart bombs are occasionally found lying around, and can destroy everything on the screen, although you can't use them on the bosses. A simultaneous 2-player mode is provided.&lt;/story&gt; &lt;/game&gt;">
            <text:p>&lt;game name="Scramble Spirits (Europe)"&gt; &lt;year&gt;1988&lt;/year&gt; &lt;rating&gt;ESRB - RP (Rating Pending)&lt;/rating&gt; &lt;title&gt;Scramble Spirits &lt;/title&gt; &lt;pub&gt;SEGA Enterprises Ltd.&lt;/pub&gt; &lt;dev&gt;SEGA Enterprises Ltd.&lt;/dev&gt; &lt;genre&gt;Shooter&lt;/genre&gt; &lt;score&gt;2.9&lt;/score&gt; &lt;player&gt;1-2 Players&lt;/player&gt; &lt;story&gt;Sega's take on the 1943 style of vertically scrolling shoot 'em ups was set in the future. Your fighter plane is aged and under-powered, yet you must face down large planes, <text:s/>tanks and ground targets to achieve victory. Each level ends with a close-viewed section of particular intensity before finally facing a boss. Smart bombs are occasionally found lying around, and can destroy everything on the screen, although you can't use them on the bosses. A simultaneous 2-player mode is provided.&lt;/story&gt; &lt;/game&gt;</text:p>
          </table:table-cell>
        </table:table-row>
        <table:table-row table:style-name="ro1">
          <table:table-cell office:value-type="string">
            <text:p>Sega Chess (Europe)</text:p>
          </table:table-cell>
          <table:table-cell office:value-type="string">
            <text:p>1991</text:p>
          </table:table-cell>
          <table:table-cell office:value-type="string">
            <text:p>ESRB - RP (Rating Pending)</text:p>
          </table:table-cell>
          <table:table-cell office:value-type="string">
            <text:p>Sega Chess </text:p>
          </table:table-cell>
          <table:table-cell office:value-type="string">
            <text:p>SEGA Enterprises Ltd.</text:p>
          </table:table-cell>
          <table:table-cell office:value-type="string">
            <text:p>Probe Software Ltd.</text:p>
          </table:table-cell>
          <table:table-cell office:value-type="string">
            <text:p>Board Games</text:p>
          </table:table-cell>
          <table:table-cell office:value-type="string">
            <text:p>2.8</text:p>
          </table:table-cell>
          <table:table-cell office:value-type="string">
            <text:p>1-2 Players</text:p>
          </table:table-cell>
          <table:table-cell office:value-type="string">
            <text:p>Sega Chess is a chess game for one or two players.****The game follows the standard chess rules. There are 11 difficulty modes: beginner, novice, amateur, intermediate, professional, chess champion, grand chess champion, chess master, grand chess master, adaptive (which tries to adapt to the player's skill and infinite think mode. The game also offers a problem solving mode.****Gameplay consists in moving a hand icon across the board selecting the piece to move and the target location. The player can ask for hint moves and when it is the computer's turn, he can force the opponent to move. The table side can also be flipped during the gameplay. The plays are recorded and the players can see it in the main menu screen.****Players can also set up a game with a given set of pieces, provided there is at least one king to each side. Two players mode can be played with one or two controllers. The table can be viewed in a 2D or 3D view.</text:p>
          </table:table-cell>
          <table:table-cell table:formula="of:=CONCATENATE(&quot;&lt;game name=&quot;;CHAR(34);[.A199];CHAR(34);&quot;&gt; &lt;year&gt;&quot;;[.B199];&quot;&lt;/year&gt; &lt;rating&gt;&quot;;[.C199];&quot;&lt;/rating&gt; &lt;title&gt;&quot;;[.D199];&quot;&lt;/title&gt; &lt;pub&gt;&quot;;[.E199];&quot;&lt;/pub&gt; &lt;dev&gt;&quot;;[.F199];&quot;&lt;/dev&gt; &lt;genre&gt;&quot;;[.G199];&quot;&lt;/genre&gt; &lt;score&gt;&quot;;[.H199];&quot;&lt;/score&gt; &lt;player&gt;&quot;;[.I199];&quot;&lt;/player&gt; &lt;story&gt;&quot;;[.J199];&quot;&lt;/story&gt; &lt;/game&gt;&quot;)" office:value-type="string" office:string-value="&lt;game name=&quot;Sega Chess (Europe)&quot;&gt; &lt;year&gt;1991&lt;/year&gt; &lt;rating&gt;ESRB - RP (Rating Pending)&lt;/rating&gt; &lt;title&gt;Sega Chess &lt;/title&gt; &lt;pub&gt;SEGA Enterprises Ltd.&lt;/pub&gt; &lt;dev&gt;Probe Software Ltd.&lt;/dev&gt; &lt;genre&gt;Board Games&lt;/genre&gt; &lt;score&gt;2.8&lt;/score&gt; &lt;player&gt;1-2 Players&lt;/player&gt; &lt;story&gt;Sega Chess is a chess game for one or two players.****The game follows the standard chess rules. There are 11 difficulty modes: beginner, novice, amateur, intermediate, professional, chess champion, grand chess champion, chess master, grand chess master, adaptive (which tries to adapt to the player's skill and infinite think mode. The game also offers a problem solving mode.****Gameplay consists in moving a hand icon across the board selecting the piece to move and the target location. The player can ask for hint moves and when it is the computer's turn, he can force the opponent to move. The table side can also be flipped during the gameplay. The plays are recorded and the players can see it in the main menu screen.****Players can also set up a game with a given set of pieces, provided there is at least one king to each side. Two players mode can be played with one or two controllers. The table can be viewed in a 2D or 3D view.&lt;/story&gt; &lt;/game&gt;">
            <text:p>&lt;game name="Sega Chess (Europe)"&gt; &lt;year&gt;1991&lt;/year&gt; &lt;rating&gt;ESRB - RP (Rating Pending)&lt;/rating&gt; &lt;title&gt;Sega Chess &lt;/title&gt; &lt;pub&gt;SEGA Enterprises Ltd.&lt;/pub&gt; &lt;dev&gt;Probe Software Ltd.&lt;/dev&gt; &lt;genre&gt;Board Games&lt;/genre&gt; &lt;score&gt;2.8&lt;/score&gt; &lt;player&gt;1-2 Players&lt;/player&gt; &lt;story&gt;Sega Chess is a chess game for one or two players.****The game follows the standard chess rules. There are 11 difficulty modes: beginner, novice, amateur, intermediate, professional, chess champion, grand chess champion, chess master, grand chess master, adaptive (which tries to adapt to the player's skill and infinite think mode. The game also offers a problem solving mode.****Gameplay consists in moving a hand icon across the board selecting the piece to move and the target location. The player can ask for hint moves and when it is the computer's turn, he can force the opponent to move. The table side can also be flipped during the gameplay. The plays are recorded and the players can see it in the main menu screen.****Players can also set up a game with a given set of pieces, provided there is at least one king to each side. Two players mode can be played with one or two controllers. The table can be viewed in a 2D or 3D view.&lt;/story&gt; &lt;/game&gt;</text:p>
          </table:table-cell>
        </table:table-row>
        <table:table-row table:style-name="ro1">
          <table:table-cell office:value-type="string">
            <text:p>Sega World Tournament Golf (Europe)</text:p>
          </table:table-cell>
          <table:table-cell office:value-type="string">
            <text:p>1993</text:p>
          </table:table-cell>
          <table:table-cell office:value-type="string">
            <text:p>ESRB - RP (Rating Pending)</text:p>
          </table:table-cell>
          <table:table-cell office:value-type="string">
            <text:p>Sega World Tournament Golf </text:p>
          </table:table-cell>
          <table:table-cell table:number-columns-repeated="2" office:value-type="string">
            <text:p>SEGA Enterprises Ltd.</text:p>
          </table:table-cell>
          <table:table-cell office:value-type="string">
            <text:p>Golf/Sports</text:p>
          </table:table-cell>
          <table:table-cell office:value-type="string">
            <text:p>2.5</text:p>
          </table:table-cell>
          <table:table-cell office:value-type="string">
            <text:p>1-4 Players</text:p>
          </table:table-cell>
          <table:table-cell office:value-type="string">
            <text:p>Challenging courses, a variety of modes and realistic gameplay - Sega World Tournament has it all!</text:p>
          </table:table-cell>
          <table:table-cell table:formula="of:=CONCATENATE(&quot;&lt;game name=&quot;;CHAR(34);[.A200];CHAR(34);&quot;&gt; &lt;year&gt;&quot;;[.B200];&quot;&lt;/year&gt; &lt;rating&gt;&quot;;[.C200];&quot;&lt;/rating&gt; &lt;title&gt;&quot;;[.D200];&quot;&lt;/title&gt; &lt;pub&gt;&quot;;[.E200];&quot;&lt;/pub&gt; &lt;dev&gt;&quot;;[.F200];&quot;&lt;/dev&gt; &lt;genre&gt;&quot;;[.G200];&quot;&lt;/genre&gt; &lt;score&gt;&quot;;[.H200];&quot;&lt;/score&gt; &lt;player&gt;&quot;;[.I200];&quot;&lt;/player&gt; &lt;story&gt;&quot;;[.J200];&quot;&lt;/story&gt; &lt;/game&gt;&quot;)" office:value-type="string" office:string-value="&lt;game name=&quot;Sega World Tournament Golf (Europe)&quot;&gt; &lt;year&gt;1993&lt;/year&gt; &lt;rating&gt;ESRB - RP (Rating Pending)&lt;/rating&gt; &lt;title&gt;Sega World Tournament Golf &lt;/title&gt; &lt;pub&gt;SEGA Enterprises Ltd.&lt;/pub&gt; &lt;dev&gt;SEGA Enterprises Ltd.&lt;/dev&gt; &lt;genre&gt;Golf/Sports&lt;/genre&gt; &lt;score&gt;2.5&lt;/score&gt; &lt;player&gt;1-4 Players&lt;/player&gt; &lt;story&gt;Challenging courses, a variety of modes and realistic gameplay - Sega World Tournament has it all!&lt;/story&gt; &lt;/game&gt;">
            <text:p>&lt;game name="Sega World Tournament Golf (Europe)"&gt; &lt;year&gt;1993&lt;/year&gt; &lt;rating&gt;ESRB - RP (Rating Pending)&lt;/rating&gt; &lt;title&gt;Sega World Tournament Golf &lt;/title&gt; &lt;pub&gt;SEGA Enterprises Ltd.&lt;/pub&gt; &lt;dev&gt;SEGA Enterprises Ltd.&lt;/dev&gt; &lt;genre&gt;Golf/Sports&lt;/genre&gt; &lt;score&gt;2.5&lt;/score&gt; &lt;player&gt;1-4 Players&lt;/player&gt; &lt;story&gt;Challenging courses, a variety of modes and realistic gameplay - Sega World Tournament has it all!&lt;/story&gt; &lt;/game&gt;</text:p>
          </table:table-cell>
        </table:table-row>
        <table:table-row table:style-name="ro1">
          <table:table-cell office:value-type="string">
            <text:p>Sensible Soccer (Europe)</text:p>
          </table:table-cell>
          <table:table-cell office:value-type="string">
            <text:p>1988</text:p>
          </table:table-cell>
          <table:table-cell office:value-type="string">
            <text:p>ESRB - RP (Rating Pending)</text:p>
          </table:table-cell>
          <table:table-cell office:value-type="string">
            <text:p>Sensible Soccer </text:p>
          </table:table-cell>
          <table:table-cell office:value-type="string">
            <text:p>Sony Imagesoft</text:p>
          </table:table-cell>
          <table:table-cell office:value-type="string">
            <text:p>Sensible Software</text:p>
          </table:table-cell>
          <table:table-cell office:value-type="string">
            <text:p>Soccer/Sports</text:p>
          </table:table-cell>
          <table:table-cell office:value-type="string">
            <text:p>2.9</text:p>
          </table:table-cell>
          <table:table-cell office:value-type="string">
            <text:p>1-2 Players</text:p>
          </table:table-cell>
          <table:table-cell office:value-type="string">
            <text:p>With the original Sensible Soccer having sold hugely, this updated version was released some months later (and then used as the basis for the later console versions). The teams are updated, with the sides present in the 92-93 European tournaments included, and the player names updated to take transfers into account. ****The game was tidied up and changed in a number of areas. The most significant change is the addition of red and yellow cards for discipline (2 yellow card offenses or one ‘professional foul’ (denying your opponent a clear goal-scoring opportunity) results in that player being sent off). The goalkeepers have been improved in skill, and the 1994 World Cup Qualifying tournament was added.</text:p>
          </table:table-cell>
          <table:table-cell table:formula="of:=CONCATENATE(&quot;&lt;game name=&quot;;CHAR(34);[.A201];CHAR(34);&quot;&gt; &lt;year&gt;&quot;;[.B201];&quot;&lt;/year&gt; &lt;rating&gt;&quot;;[.C201];&quot;&lt;/rating&gt; &lt;title&gt;&quot;;[.D201];&quot;&lt;/title&gt; &lt;pub&gt;&quot;;[.E201];&quot;&lt;/pub&gt; &lt;dev&gt;&quot;;[.F201];&quot;&lt;/dev&gt; &lt;genre&gt;&quot;;[.G201];&quot;&lt;/genre&gt; &lt;score&gt;&quot;;[.H201];&quot;&lt;/score&gt; &lt;player&gt;&quot;;[.I201];&quot;&lt;/player&gt; &lt;story&gt;&quot;;[.J201];&quot;&lt;/story&gt; &lt;/game&gt;&quot;)" office:value-type="string" office:string-value="&lt;game name=&quot;Sensible Soccer (Europe)&quot;&gt; &lt;year&gt;1988&lt;/year&gt; &lt;rating&gt;ESRB - RP (Rating Pending)&lt;/rating&gt; &lt;title&gt;Sensible Soccer &lt;/title&gt; &lt;pub&gt;Sony Imagesoft&lt;/pub&gt; &lt;dev&gt;Sensible Software&lt;/dev&gt; &lt;genre&gt;Soccer/Sports&lt;/genre&gt; &lt;score&gt;2.9&lt;/score&gt; &lt;player&gt;1-2 Players&lt;/player&gt; &lt;story&gt;With the original Sensible Soccer having sold hugely, this updated version was released some months later (and then used as the basis for the later console versions). The teams are updated, with the sides present in the 92-93 European tournaments included, and the player names updated to take transfers into account. ****The game was tidied up and changed in a number of areas. The most significant change is the addition of red and yellow cards for discipline (2 yellow card offenses or one ‘professional foul’ (denying your opponent a clear goal-scoring opportunity) results in that player being sent off). The goalkeepers have been improved in skill, and the 1994 World Cup Qualifying tournament was added.&lt;/story&gt; &lt;/game&gt;">
            <text:p>&lt;game name="Sensible Soccer (Europe)"&gt; &lt;year&gt;1988&lt;/year&gt; &lt;rating&gt;ESRB - RP (Rating Pending)&lt;/rating&gt; &lt;title&gt;Sensible Soccer &lt;/title&gt; &lt;pub&gt;Sony Imagesoft&lt;/pub&gt; &lt;dev&gt;Sensible Software&lt;/dev&gt; &lt;genre&gt;Soccer/Sports&lt;/genre&gt; &lt;score&gt;2.9&lt;/score&gt; &lt;player&gt;1-2 Players&lt;/player&gt; &lt;story&gt;With the original Sensible Soccer having sold hugely, this updated version was released some months later (and then used as the basis for the later console versions). The teams are updated, with the sides present in the 92-93 European tournaments included, and the player names updated to take transfers into account. ****The game was tidied up and changed in a number of areas. The most significant change is the addition of red and yellow cards for discipline (2 yellow card offenses or one ‘professional foul’ (denying your opponent a clear goal-scoring opportunity) results in that player being sent off). The goalkeepers have been improved in skill, and the 1994 World Cup Qualifying tournament was added.&lt;/story&gt; &lt;/game&gt;</text:p>
          </table:table-cell>
        </table:table-row>
        <table:table-row table:style-name="ro1">
          <table:table-cell office:value-type="string">
            <text:p>Shadow Dancer (Europe)</text:p>
          </table:table-cell>
          <table:table-cell office:value-type="string">
            <text:p>1991</text:p>
          </table:table-cell>
          <table:table-cell office:value-type="string">
            <text:p>ESRB - RP (Rating Pending)</text:p>
          </table:table-cell>
          <table:table-cell office:value-type="string">
            <text:p>Shadow Dancer </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3.8</text:p>
          </table:table-cell>
          <table:table-cell office:value-type="string">
            <text:p>1 Player</text:p>
          </table:table-cell>
          <table:table-cell office:value-type="string">
            <text:p>Shadow Dancer is a one-player game in which you control Shinobi. With the help of your dog, you must kill your enemies while you venture through locations such as airports, railroads, waterfalls, sewers, and more. <text:s/>Furthermore, you must find and disarm several bombs along the way before you leave each. You also have the option of using magic against enemies, which may consist of tornadoes or fireballs.****There are five missions you must complete; and each one has different objectives such as obstructing the enemies deadly mission, disrupting the enemy's supply route, raiding the enemy's industrial units, attacking the enemy's underground forces, and liberating and securing the shuttle's base. Each mission consists of three stages and there is a boss on each of the mission's final stages. ****What's good about the dog, you say? Well, if you tell it to, the dog will maul enemies (provided that the dog barks at them when you face them) and distract them long enough so that you can shoot at them. Remember that you have a limited time to do this, as the enemy will eventually kick the dog off him. This causes the dog to yelp and shrink, making him powerless against them.</text:p>
          </table:table-cell>
          <table:table-cell table:formula="of:=CONCATENATE(&quot;&lt;game name=&quot;;CHAR(34);[.A202];CHAR(34);&quot;&gt; &lt;year&gt;&quot;;[.B202];&quot;&lt;/year&gt; &lt;rating&gt;&quot;;[.C202];&quot;&lt;/rating&gt; &lt;title&gt;&quot;;[.D202];&quot;&lt;/title&gt; &lt;pub&gt;&quot;;[.E202];&quot;&lt;/pub&gt; &lt;dev&gt;&quot;;[.F202];&quot;&lt;/dev&gt; &lt;genre&gt;&quot;;[.G202];&quot;&lt;/genre&gt; &lt;score&gt;&quot;;[.H202];&quot;&lt;/score&gt; &lt;player&gt;&quot;;[.I202];&quot;&lt;/player&gt; &lt;story&gt;&quot;;[.J202];&quot;&lt;/story&gt; &lt;/game&gt;&quot;)" office:value-type="string" office:string-value="&lt;game name=&quot;Shadow Dancer (Europe)&quot;&gt; &lt;year&gt;1991&lt;/year&gt; &lt;rating&gt;ESRB - RP (Rating Pending)&lt;/rating&gt; &lt;title&gt;Shadow Dancer &lt;/title&gt; &lt;pub&gt;SEGA of America, Inc.&lt;/pub&gt; &lt;dev&gt;SEGA Enterprises Ltd.&lt;/dev&gt; &lt;genre&gt;Platform&lt;/genre&gt; &lt;score&gt;3.8&lt;/score&gt; &lt;player&gt;1 Player&lt;/player&gt; &lt;story&gt;Shadow Dancer is a one-player game in which you control Shinobi. With the help of your dog, you must kill your enemies while you venture through locations such as airports, railroads, waterfalls, sewers, and more.  Furthermore, you must find and disarm several bombs along the way before you leave each. You also have the option of using magic against enemies, which may consist of tornadoes or fireballs.****There are five missions you must complete; and each one has different objectives such as obstructing the enemies deadly mission, disrupting the enemy's supply route, raiding the enemy's industrial units, attacking the enemy's underground forces, and liberating and securing the shuttle's base. Each mission consists of three stages and there is a boss on each of the mission's final stages. ****What's good about the dog, you say? Well, if you tell it to, the dog will maul enemies (provided that the dog barks at them when you face them) and distract them long enough so that you can shoot at them. Remember that you have a limited time to do this, as the enemy will eventually kick the dog off him. This causes the dog to yelp and shrink, making him powerless against them.&lt;/story&gt; &lt;/game&gt;">
            <text:p>&lt;game name="Shadow Dancer (Europe)"&gt; &lt;year&gt;1991&lt;/year&gt; &lt;rating&gt;ESRB - RP (Rating Pending)&lt;/rating&gt; &lt;title&gt;Shadow Dancer &lt;/title&gt; &lt;pub&gt;SEGA of America, Inc.&lt;/pub&gt; &lt;dev&gt;SEGA Enterprises Ltd.&lt;/dev&gt; &lt;genre&gt;Platform&lt;/genre&gt; &lt;score&gt;3.8&lt;/score&gt; &lt;player&gt;1 Player&lt;/player&gt; &lt;story&gt;Shadow Dancer is a one-player game in which you control Shinobi. With the help of your dog, you must kill your enemies while you venture through locations such as airports, railroads, waterfalls, sewers, and more. <text:s/>Furthermore, you must find and disarm several bombs along the way before you leave each. You also have the option of using magic against enemies, which may consist of tornadoes or fireballs.****There are five missions you must complete; and each one has different objectives such as obstructing the enemies deadly mission, disrupting the enemy's supply route, raiding the enemy's industrial units, attacking the enemy's underground forces, and liberating and securing the shuttle's base. Each mission consists of three stages and there is a boss on each of the mission's final stages. ****What's good about the dog, you say? Well, if you tell it to, the dog will maul enemies (provided that the dog barks at them when you face them) and distract them long enough so that you can shoot at them. Remember that you have a limited time to do this, as the enemy will eventually kick the dog off him. This causes the dog to yelp and shrink, making him powerless against them.&lt;/story&gt; &lt;/game&gt;</text:p>
          </table:table-cell>
        </table:table-row>
        <table:table-row table:style-name="ro1">
          <table:table-cell office:value-type="string">
            <text:p>Shadow of the Beast (Europe)</text:p>
          </table:table-cell>
          <table:table-cell office:value-type="string">
            <text:p>1992</text:p>
          </table:table-cell>
          <table:table-cell office:value-type="string">
            <text:p>ESRB - RP (Rating Pending)</text:p>
          </table:table-cell>
          <table:table-cell office:value-type="string">
            <text:p>Shadow of the Beast </text:p>
          </table:table-cell>
          <table:table-cell office:value-type="string">
            <text:p>Psygnosis Limited</text:p>
          </table:table-cell>
          <table:table-cell office:value-type="string">
            <text:p>Reflections Interactive Limited</text:p>
          </table:table-cell>
          <table:table-cell office:value-type="string">
            <text:p>Platform</text:p>
          </table:table-cell>
          <table:table-cell office:value-type="string">
            <text:p>2.4</text:p>
          </table:table-cell>
          <table:table-cell office:value-type="string">
            <text:p>1 Player</text:p>
          </table:table-cell>
          <table:table-cell office:value-type="string">
            <text:p>While very young, Aarbron was kidnapped and enslaved by the Priests of the Beast Lord. He grew up on drugs made to destroy his own will and turn him into the Beast Messenger, a powerful creature serving Maletoth, The Beast Lord himself. He did his job, until one day he noticed a man about to be sacrificed in a ritual, his face triggering ancient memories... and as the sacrificial knife descended into the man's body, Aarbron recognizes the face. Of his father.**As his father dies in the altar, memories of his childhood and tormented past at the hands of the Beast Lord emerged, and as feelings of hate over his captors took over him, he swore revenge and fled the temple, knowing the road to avenge his father and redemption would be hard.****Shadow of the Beast, one of Psygnosis most popular titles during the 16-bit computer era is a side-scrolling platformer best known for the use of parallax scrolling along lush graphics, a musical score <text:s/>by David Whittaker, a iconic cover by Roger Dean and what many consider to be unforgiving gameplay, balancing between the "very challenging" and the "impossible". The player has to navigate through several areas filled with enemies and traps, collecting keys and activating triggers than open new areas or give Aarbron the means to overcome a sub-boss. The number of moves the player has at disposal is limited: duck, jump and only two attacks: punch and a flying kick. While most enemies die with just one hit, the player must time each attack accurately. However, there are also traps of objects that cannot be destroyed, and these require the player to jump, duck or move according the sequence. The player has only one life with 12 hit points that can be replenished by collecting some objects hidden in the level (like an off-route location or a under a megalith), which also contributes to the difficulty level.</text:p>
          </table:table-cell>
          <table:table-cell table:formula="of:=CONCATENATE(&quot;&lt;game name=&quot;;CHAR(34);[.A203];CHAR(34);&quot;&gt; &lt;year&gt;&quot;;[.B203];&quot;&lt;/year&gt; &lt;rating&gt;&quot;;[.C203];&quot;&lt;/rating&gt; &lt;title&gt;&quot;;[.D203];&quot;&lt;/title&gt; &lt;pub&gt;&quot;;[.E203];&quot;&lt;/pub&gt; &lt;dev&gt;&quot;;[.F203];&quot;&lt;/dev&gt; &lt;genre&gt;&quot;;[.G203];&quot;&lt;/genre&gt; &lt;score&gt;&quot;;[.H203];&quot;&lt;/score&gt; &lt;player&gt;&quot;;[.I203];&quot;&lt;/player&gt; &lt;story&gt;&quot;;[.J203];&quot;&lt;/story&gt; &lt;/game&gt;&quot;)" office:value-type="string" office:string-value="&lt;game name=&quot;Shadow of the Beast (Europe)&quot;&gt; &lt;year&gt;1992&lt;/year&gt; &lt;rating&gt;ESRB - RP (Rating Pending)&lt;/rating&gt; &lt;title&gt;Shadow of the Beast &lt;/title&gt; &lt;pub&gt;Psygnosis Limited&lt;/pub&gt; &lt;dev&gt;Reflections Interactive Limited&lt;/dev&gt; &lt;genre&gt;Platform&lt;/genre&gt; &lt;score&gt;2.4&lt;/score&gt; &lt;player&gt;1 Player&lt;/player&gt; &lt;story&gt;While very young, Aarbron was kidnapped and enslaved by the Priests of the Beast Lord. He grew up on drugs made to destroy his own will and turn him into the Beast Messenger, a powerful creature serving Maletoth, The Beast Lord himself. He did his job, until one day he noticed a man about to be sacrificed in a ritual, his face triggering ancient memories... and as the sacrificial knife descended into the man's body, Aarbron recognizes the face. Of his father.**As his father dies in the altar, memories of his childhood and tormented past at the hands of the Beast Lord emerged, and as feelings of hate over his captors took over him, he swore revenge and fled the temple, knowing the road to avenge his father and redemption would be hard.****Shadow of the Beast, one of Psygnosis most popular titles during the 16-bit computer era is a side-scrolling platformer best known for the use of parallax scrolling along lush graphics, a musical score  by David Whittaker, a iconic cover by Roger Dean and what many consider to be unforgiving gameplay, balancing between the &quot;very challenging&quot; and the &quot;impossible&quot;. The player has to navigate through several areas filled with enemies and traps, collecting keys and activating triggers than open new areas or give Aarbron the means to overcome a sub-boss. The number of moves the player has at disposal is limited: duck, jump and only two attacks: punch and a flying kick. While most enemies die with just one hit, the player must time each attack accurately. However, there are also traps of objects that cannot be destroyed, and these require the player to jump, duck or move according the sequence. The player has only one life with 12 hit points that can be replenished by collecting some objects hidden in the level (like an off-route location or a under a megalith), which also contributes to the difficulty level.&lt;/story&gt; &lt;/game&gt;">
            <text:p>&lt;game name="Shadow of the Beast (Europe)"&gt; &lt;year&gt;1992&lt;/year&gt; &lt;rating&gt;ESRB - RP (Rating Pending)&lt;/rating&gt; &lt;title&gt;Shadow of the Beast &lt;/title&gt; &lt;pub&gt;Psygnosis Limited&lt;/pub&gt; &lt;dev&gt;Reflections Interactive Limited&lt;/dev&gt; &lt;genre&gt;Platform&lt;/genre&gt; &lt;score&gt;2.4&lt;/score&gt; &lt;player&gt;1 Player&lt;/player&gt; &lt;story&gt;While very young, Aarbron was kidnapped and enslaved by the Priests of the Beast Lord. He grew up on drugs made to destroy his own will and turn him into the Beast Messenger, a powerful creature serving Maletoth, The Beast Lord himself. He did his job, until one day he noticed a man about to be sacrificed in a ritual, his face triggering ancient memories... and as the sacrificial knife descended into the man's body, Aarbron recognizes the face. Of his father.**As his father dies in the altar, memories of his childhood and tormented past at the hands of the Beast Lord emerged, and as feelings of hate over his captors took over him, he swore revenge and fled the temple, knowing the road to avenge his father and redemption would be hard.****Shadow of the Beast, one of Psygnosis most popular titles during the 16-bit computer era is a side-scrolling platformer best known for the use of parallax scrolling along lush graphics, a musical score <text:s/>by David Whittaker, a iconic cover by Roger Dean and what many consider to be unforgiving gameplay, balancing between the "very challenging" and the "impossible". The player has to navigate through several areas filled with enemies and traps, collecting keys and activating triggers than open new areas or give Aarbron the means to overcome a sub-boss. The number of moves the player has at disposal is limited: duck, jump and only two attacks: punch and a flying kick. While most enemies die with just one hit, the player must time each attack accurately. However, there are also traps of objects that cannot be destroyed, and these require the player to jump, duck or move according the sequence. The player has only one life with 12 hit points that can be replenished by collecting some objects hidden in the level (like an off-route location or a under a megalith), which also contributes to the difficulty level.&lt;/story&gt; &lt;/game&gt;</text:p>
          </table:table-cell>
        </table:table-row>
        <table:table-row table:style-name="ro1">
          <table:table-cell office:value-type="string">
            <text:p>Shanghai (USA, Europe)</text:p>
          </table:table-cell>
          <table:table-cell office:value-type="string">
            <text:p>1988</text:p>
          </table:table-cell>
          <table:table-cell office:value-type="string">
            <text:p>ESRB - RP (Rating Pending)</text:p>
          </table:table-cell>
          <table:table-cell office:value-type="string">
            <text:p>Shanghai </text:p>
          </table:table-cell>
          <table:table-cell office:value-type="string">
            <text:p>SEGA of America, Inc.</text:p>
          </table:table-cell>
          <table:table-cell office:value-type="string">
            <text:p>Activision, Inc.</text:p>
          </table:table-cell>
          <table:table-cell office:value-type="string">
            <text:p>Puzzle</text:p>
          </table:table-cell>
          <table:table-cell office:value-type="string">
            <text:p>3.4</text:p>
          </table:table-cell>
          <table:table-cell office:value-type="string">
            <text:p>1-2 Players</text:p>
          </table:table-cell>
          <table:table-cell office:value-type="string">
            <text:p>Shanghai is a tile-based game based on the ancient Chinese game of Mah-Jong - this was the first of many computer versions.****The gameplay involves 144 tiles, each depicting different images, which have to be removed by matching them into pairs. The tiles are arranged in a gridded pattern, which is higher near the centre. A tile can only be removed if it has no tile next to it on at least one side.****This computer implementation can generate a random board layout to take on, as well as featuring 5 preset challenges, some of which have time limits of 5 or 10 minutes, as well as a multiplayer mode.</text:p>
          </table:table-cell>
          <table:table-cell table:formula="of:=CONCATENATE(&quot;&lt;game name=&quot;;CHAR(34);[.A204];CHAR(34);&quot;&gt; &lt;year&gt;&quot;;[.B204];&quot;&lt;/year&gt; &lt;rating&gt;&quot;;[.C204];&quot;&lt;/rating&gt; &lt;title&gt;&quot;;[.D204];&quot;&lt;/title&gt; &lt;pub&gt;&quot;;[.E204];&quot;&lt;/pub&gt; &lt;dev&gt;&quot;;[.F204];&quot;&lt;/dev&gt; &lt;genre&gt;&quot;;[.G204];&quot;&lt;/genre&gt; &lt;score&gt;&quot;;[.H204];&quot;&lt;/score&gt; &lt;player&gt;&quot;;[.I204];&quot;&lt;/player&gt; &lt;story&gt;&quot;;[.J204];&quot;&lt;/story&gt; &lt;/game&gt;&quot;)" office:value-type="string" office:string-value="&lt;game name=&quot;Shanghai (USA, Europe)&quot;&gt; &lt;year&gt;1988&lt;/year&gt; &lt;rating&gt;ESRB - RP (Rating Pending)&lt;/rating&gt; &lt;title&gt;Shanghai &lt;/title&gt; &lt;pub&gt;SEGA of America, Inc.&lt;/pub&gt; &lt;dev&gt;Activision, Inc.&lt;/dev&gt; &lt;genre&gt;Puzzle&lt;/genre&gt; &lt;score&gt;3.4&lt;/score&gt; &lt;player&gt;1-2 Players&lt;/player&gt; &lt;story&gt;Shanghai is a tile-based game based on the ancient Chinese game of Mah-Jong - this was the first of many computer versions.****The gameplay involves 144 tiles, each depicting different images, which have to be removed by matching them into pairs. The tiles are arranged in a gridded pattern, which is higher near the centre. A tile can only be removed if it has no tile next to it on at least one side.****This computer implementation can generate a random board layout to take on, as well as featuring 5 preset challenges, some of which have time limits of 5 or 10 minutes, as well as a multiplayer mode.&lt;/story&gt; &lt;/game&gt;">
            <text:p>&lt;game name="Shanghai (USA, Europe)"&gt; &lt;year&gt;1988&lt;/year&gt; &lt;rating&gt;ESRB - RP (Rating Pending)&lt;/rating&gt; &lt;title&gt;Shanghai &lt;/title&gt; &lt;pub&gt;SEGA of America, Inc.&lt;/pub&gt; &lt;dev&gt;Activision, Inc.&lt;/dev&gt; &lt;genre&gt;Puzzle&lt;/genre&gt; &lt;score&gt;3.4&lt;/score&gt; &lt;player&gt;1-2 Players&lt;/player&gt; &lt;story&gt;Shanghai is a tile-based game based on the ancient Chinese game of Mah-Jong - this was the first of many computer versions.****The gameplay involves 144 tiles, each depicting different images, which have to be removed by matching them into pairs. The tiles are arranged in a gridded pattern, which is higher near the centre. A tile can only be removed if it has no tile next to it on at least one side.****This computer implementation can generate a random board layout to take on, as well as featuring 5 preset challenges, some of which have time limits of 5 or 10 minutes, as well as a multiplayer mode.&lt;/story&gt; &lt;/game&gt;</text:p>
          </table:table-cell>
        </table:table-row>
        <table:table-row table:style-name="ro1">
          <table:table-cell office:value-type="string">
            <text:p>Shinobi (USA, Europe)</text:p>
          </table:table-cell>
          <table:table-cell office:value-type="string">
            <text:p>1988</text:p>
          </table:table-cell>
          <table:table-cell office:value-type="string">
            <text:p>ESRB - RP (Rating Pending)</text:p>
          </table:table-cell>
          <table:table-cell office:value-type="string">
            <text:p>Shinobi </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3.9</text:p>
          </table:table-cell>
          <table:table-cell office:value-type="string">
            <text:p>1 Player</text:p>
          </table:table-cell>
          <table:table-cell office:value-type="string">
            <text:p>You control a ninja, Shinobi, who must battle his way through each level in search of hostages which must be rescued. You have shurikens, kicks and punches to defend yourself with. As well as the powerful ninja magic which can clear the screen of enemies in one go.****Each level is broken down into smaller scenes and hostages are guarded by big blokes who throw swords. Watch out for gun-toting enemy henchmen and ninjas.****Reaching the end of each level will find you battling it out with a boss. These range from 8ft giants to helicopter </text:p>
          </table:table-cell>
          <table:table-cell table:formula="of:=CONCATENATE(&quot;&lt;game name=&quot;;CHAR(34);[.A205];CHAR(34);&quot;&gt; &lt;year&gt;&quot;;[.B205];&quot;&lt;/year&gt; &lt;rating&gt;&quot;;[.C205];&quot;&lt;/rating&gt; &lt;title&gt;&quot;;[.D205];&quot;&lt;/title&gt; &lt;pub&gt;&quot;;[.E205];&quot;&lt;/pub&gt; &lt;dev&gt;&quot;;[.F205];&quot;&lt;/dev&gt; &lt;genre&gt;&quot;;[.G205];&quot;&lt;/genre&gt; &lt;score&gt;&quot;;[.H205];&quot;&lt;/score&gt; &lt;player&gt;&quot;;[.I205];&quot;&lt;/player&gt; &lt;story&gt;&quot;;[.J205];&quot;&lt;/story&gt; &lt;/game&gt;&quot;)" office:value-type="string" office:string-value="&lt;game name=&quot;Shinobi (USA, Europe)&quot;&gt; &lt;year&gt;1988&lt;/year&gt; &lt;rating&gt;ESRB - RP (Rating Pending)&lt;/rating&gt; &lt;title&gt;Shinobi &lt;/title&gt; &lt;pub&gt;SEGA of America, Inc.&lt;/pub&gt; &lt;dev&gt;SEGA Enterprises Ltd.&lt;/dev&gt; &lt;genre&gt;Platform&lt;/genre&gt; &lt;score&gt;3.9&lt;/score&gt; &lt;player&gt;1 Player&lt;/player&gt; &lt;story&gt;You control a ninja, Shinobi, who must battle his way through each level in search of hostages which must be rescued. You have shurikens, kicks and punches to defend yourself with. As well as the powerful ninja magic which can clear the screen of enemies in one go.****Each level is broken down into smaller scenes and hostages are guarded by big blokes who throw swords. Watch out for gun-toting enemy henchmen and ninjas.****Reaching the end of each level will find you battling it out with a boss. These range from 8ft giants to helicopter &lt;/story&gt; &lt;/game&gt;">
            <text:p>&lt;game name="Shinobi (USA, Europe)"&gt; &lt;year&gt;1988&lt;/year&gt; &lt;rating&gt;ESRB - RP (Rating Pending)&lt;/rating&gt; &lt;title&gt;Shinobi &lt;/title&gt; &lt;pub&gt;SEGA of America, Inc.&lt;/pub&gt; &lt;dev&gt;SEGA Enterprises Ltd.&lt;/dev&gt; &lt;genre&gt;Platform&lt;/genre&gt; &lt;score&gt;3.9&lt;/score&gt; &lt;player&gt;1 Player&lt;/player&gt; &lt;story&gt;You control a ninja, Shinobi, who must battle his way through each level in search of hostages which must be rescued. You have shurikens, kicks and punches to defend yourself with. As well as the powerful ninja magic which can clear the screen of enemies in one go.****Each level is broken down into smaller scenes and hostages are guarded by big blokes who throw swords. Watch out for gun-toting enemy henchmen and ninjas.****Reaching the end of each level will find you battling it out with a boss. These range from 8ft giants to helicopter &lt;/story&gt; &lt;/game&gt;</text:p>
          </table:table-cell>
        </table:table-row>
        <table:table-row table:style-name="ro1">
          <table:table-cell office:value-type="string">
            <text:p>Shooting Gallery (USA, Europe)</text:p>
          </table:table-cell>
          <table:table-cell office:value-type="string">
            <text:p>1987</text:p>
          </table:table-cell>
          <table:table-cell office:value-type="string">
            <text:p>ESRB - RP (Rating Pending)</text:p>
          </table:table-cell>
          <table:table-cell office:value-type="string">
            <text:p>Shooting Gallery </text:p>
          </table:table-cell>
          <table:table-cell office:value-type="string">
            <text:p>SEGA of America, Inc.</text:p>
          </table:table-cell>
          <table:table-cell office:value-type="string">
            <text:p>SEGA Enterprises Ltd.</text:p>
          </table:table-cell>
          <table:table-cell office:value-type="string">
            <text:p>Gun</text:p>
          </table:table-cell>
          <table:table-cell office:value-type="string">
            <text:p>3.6</text:p>
          </table:table-cell>
          <table:table-cell office:value-type="string">
            <text:p>1 Player</text:p>
          </table:table-cell>
          <table:table-cell office:value-type="string">
            <text:p>Using your Sega Light Phaser, you are given a specified length of time to shoot as many targets as you can before the music fades out. The targets include birds, balloons, blimps, balls, and spaceships; some difficult, some not so difficult. As you progress through the rounds, the game gets difficult. For example, in Levels 3 &amp;amp; 4, you have to shoot balls that pass through a set of pipes and come out the other end, and on Level 5, you can't shoot the spaceships if they are protected by a shield, and have to wait until the shield disappears, but not for long. The game ends when you don't shoot enough targets.</text:p>
          </table:table-cell>
          <table:table-cell table:formula="of:=CONCATENATE(&quot;&lt;game name=&quot;;CHAR(34);[.A206];CHAR(34);&quot;&gt; &lt;year&gt;&quot;;[.B206];&quot;&lt;/year&gt; &lt;rating&gt;&quot;;[.C206];&quot;&lt;/rating&gt; &lt;title&gt;&quot;;[.D206];&quot;&lt;/title&gt; &lt;pub&gt;&quot;;[.E206];&quot;&lt;/pub&gt; &lt;dev&gt;&quot;;[.F206];&quot;&lt;/dev&gt; &lt;genre&gt;&quot;;[.G206];&quot;&lt;/genre&gt; &lt;score&gt;&quot;;[.H206];&quot;&lt;/score&gt; &lt;player&gt;&quot;;[.I206];&quot;&lt;/player&gt; &lt;story&gt;&quot;;[.J206];&quot;&lt;/story&gt; &lt;/game&gt;&quot;)" office:value-type="string" office:string-value="&lt;game name=&quot;Shooting Gallery (USA, Europe)&quot;&gt; &lt;year&gt;1987&lt;/year&gt; &lt;rating&gt;ESRB - RP (Rating Pending)&lt;/rating&gt; &lt;title&gt;Shooting Gallery &lt;/title&gt; &lt;pub&gt;SEGA of America, Inc.&lt;/pub&gt; &lt;dev&gt;SEGA Enterprises Ltd.&lt;/dev&gt; &lt;genre&gt;Gun&lt;/genre&gt; &lt;score&gt;3.6&lt;/score&gt; &lt;player&gt;1 Player&lt;/player&gt; &lt;story&gt;Using your Sega Light Phaser, you are given a specified length of time to shoot as many targets as you can before the music fades out. The targets include birds, balloons, blimps, balls, and spaceships; some difficult, some not so difficult. As you progress through the rounds, the game gets difficult. For example, in Levels 3 &amp;amp; 4, you have to shoot balls that pass through a set of pipes and come out the other end, and on Level 5, you can't shoot the spaceships if they are protected by a shield, and have to wait until the shield disappears, but not for long. The game ends when you don't shoot enough targets.&lt;/story&gt; &lt;/game&gt;">
            <text:p>&lt;game name="Shooting Gallery (USA, Europe)"&gt; &lt;year&gt;1987&lt;/year&gt; &lt;rating&gt;ESRB - RP (Rating Pending)&lt;/rating&gt; &lt;title&gt;Shooting Gallery &lt;/title&gt; &lt;pub&gt;SEGA of America, Inc.&lt;/pub&gt; &lt;dev&gt;SEGA Enterprises Ltd.&lt;/dev&gt; &lt;genre&gt;Gun&lt;/genre&gt; &lt;score&gt;3.6&lt;/score&gt; &lt;player&gt;1 Player&lt;/player&gt; &lt;story&gt;Using your Sega Light Phaser, you are given a specified length of time to shoot as many targets as you can before the music fades out. The targets include birds, balloons, blimps, balls, and spaceships; some difficult, some not so difficult. As you progress through the rounds, the game gets difficult. For example, in Levels 3 &amp;amp; 4, you have to shoot balls that pass through a set of pipes and come out the other end, and on Level 5, you can't shoot the spaceships if they are protected by a shield, and have to wait until the shield disappears, but not for long. The game ends when you don't shoot enough targets.&lt;/story&gt; &lt;/game&gt;</text:p>
          </table:table-cell>
        </table:table-row>
        <table:table-row table:style-name="ro1">
          <table:table-cell office:value-type="string">
            <text:p>Simpsons, The - Bart vs. The Space Mutants (Europe)</text:p>
          </table:table-cell>
          <table:table-cell office:value-type="string">
            <text:p>1991</text:p>
          </table:table-cell>
          <table:table-cell office:value-type="string">
            <text:p>ESRB - RP (Rating Pending)</text:p>
          </table:table-cell>
          <table:table-cell office:value-type="string">
            <text:p>Simpsons, The - Bart vs. The Space Mutants </text:p>
          </table:table-cell>
          <table:table-cell office:value-type="string">
            <text:p>Tec Toy Indústria de Brinquedos S.A.</text:p>
          </table:table-cell>
          <table:table-cell office:value-type="string">
            <text:p>Imagineering Inc.</text:p>
          </table:table-cell>
          <table:table-cell office:value-type="string">
            <text:p>Platform</text:p>
          </table:table-cell>
          <table:table-cell office:value-type="string">
            <text:p>1.8</text:p>
          </table:table-cell>
          <table:table-cell office:value-type="string">
            <text:p>1 Player</text:p>
          </table:table-cell>
          <table:table-cell office:value-type="string">
            <text:p>Bart vs. The Space Mutants is a platform game where the player goes into the role of Bart Simpson (from the TV show The Simpsons) and must stop the Space Mutants from invading Springfield.****On each of the five levels, Bart must collect (or get rid of) the ingredients that the Space Mutants are planning to use to build their machine, such as purple objects or balloons. He also has to collect enough "proof" of the aliens existence (brown coins left behind when they are jumped on), so his family members will help him when he meets a boss (characters such as Nelson and Sideshow Bob). This won't be easy since the Space Mutants are "using" human bodies as disguise. In order to discover who are the real Space Mutants, Bart must use his X-ray Specs.****The ways Bart can get rid of those objects sought by the Space Mutants are numerous. For instance, in the first stage, Bart must get rid of purple objects. He can dye them red, cover them, wash them, etc. Some even involve a little puzzle solving, like playing a trick on Moe to make him get out of the bar.****Bart also has some coins that can be used in many ways throughout the game, like buying things, getting devices operating, etc. Those coins are essential to solve some puzzles in the game.</text:p>
          </table:table-cell>
          <table:table-cell table:formula="of:=CONCATENATE(&quot;&lt;game name=&quot;;CHAR(34);[.A207];CHAR(34);&quot;&gt; &lt;year&gt;&quot;;[.B207];&quot;&lt;/year&gt; &lt;rating&gt;&quot;;[.C207];&quot;&lt;/rating&gt; &lt;title&gt;&quot;;[.D207];&quot;&lt;/title&gt; &lt;pub&gt;&quot;;[.E207];&quot;&lt;/pub&gt; &lt;dev&gt;&quot;;[.F207];&quot;&lt;/dev&gt; &lt;genre&gt;&quot;;[.G207];&quot;&lt;/genre&gt; &lt;score&gt;&quot;;[.H207];&quot;&lt;/score&gt; &lt;player&gt;&quot;;[.I207];&quot;&lt;/player&gt; &lt;story&gt;&quot;;[.J207];&quot;&lt;/story&gt; &lt;/game&gt;&quot;)" office:value-type="string" office:string-value="&lt;game name=&quot;Simpsons, The - Bart vs. The Space Mutants (Europe)&quot;&gt; &lt;year&gt;1991&lt;/year&gt; &lt;rating&gt;ESRB - RP (Rating Pending)&lt;/rating&gt; &lt;title&gt;Simpsons, The - Bart vs. The Space Mutants &lt;/title&gt; &lt;pub&gt;Tec Toy Indústria de Brinquedos S.A.&lt;/pub&gt; &lt;dev&gt;Imagineering Inc.&lt;/dev&gt; &lt;genre&gt;Platform&lt;/genre&gt; &lt;score&gt;1.8&lt;/score&gt; &lt;player&gt;1 Player&lt;/player&gt; &lt;story&gt;Bart vs. The Space Mutants is a platform game where the player goes into the role of Bart Simpson (from the TV show The Simpsons) and must stop the Space Mutants from invading Springfield.****On each of the five levels, Bart must collect (or get rid of) the ingredients that the Space Mutants are planning to use to build their machine, such as purple objects or balloons. He also has to collect enough &quot;proof&quot; of the aliens existence (brown coins left behind when they are jumped on), so his family members will help him when he meets a boss (characters such as Nelson and Sideshow Bob). This won't be easy since the Space Mutants are &quot;using&quot; human bodies as disguise. In order to discover who are the real Space Mutants, Bart must use his X-ray Specs.****The ways Bart can get rid of those objects sought by the Space Mutants are numerous. For instance, in the first stage, Bart must get rid of purple objects. He can dye them red, cover them, wash them, etc. Some even involve a little puzzle solving, like playing a trick on Moe to make him get out of the bar.****Bart also has some coins that can be used in many ways throughout the game, like buying things, getting devices operating, etc. Those coins are essential to solve some puzzles in the game.&lt;/story&gt; &lt;/game&gt;">
            <text:p>&lt;game name="Simpsons, The - Bart vs. The Space Mutants (Europe)"&gt; &lt;year&gt;1991&lt;/year&gt; &lt;rating&gt;ESRB - RP (Rating Pending)&lt;/rating&gt; &lt;title&gt;Simpsons, The - Bart vs. The Space Mutants &lt;/title&gt; &lt;pub&gt;Tec Toy Indústria de Brinquedos S.A.&lt;/pub&gt; &lt;dev&gt;Imagineering Inc.&lt;/dev&gt; &lt;genre&gt;Platform&lt;/genre&gt; &lt;score&gt;1.8&lt;/score&gt; &lt;player&gt;1 Player&lt;/player&gt; &lt;story&gt;Bart vs. The Space Mutants is a platform game where the player goes into the role of Bart Simpson (from the TV show The Simpsons) and must stop the Space Mutants from invading Springfield.****On each of the five levels, Bart must collect (or get rid of) the ingredients that the Space Mutants are planning to use to build their machine, such as purple objects or balloons. He also has to collect enough "proof" of the aliens existence (brown coins left behind when they are jumped on), so his family members will help him when he meets a boss (characters such as Nelson and Sideshow Bob). This won't be easy since the Space Mutants are "using" human bodies as disguise. In order to discover who are the real Space Mutants, Bart must use his X-ray Specs.****The ways Bart can get rid of those objects sought by the Space Mutants are numerous. For instance, in the first stage, Bart must get rid of purple objects. He can dye them red, cover them, wash them, etc. Some even involve a little puzzle solving, like playing a trick on Moe to make him get out of the bar.****Bart also has some coins that can be used in many ways throughout the game, like buying things, getting devices operating, etc. Those coins are essential to solve some puzzles in the game.&lt;/story&gt; &lt;/game&gt;</text:p>
          </table:table-cell>
        </table:table-row>
        <table:table-row table:style-name="ro1">
          <table:table-cell office:value-type="string">
            <text:p>Simpsons, The - Bart vs. The World (Europe)</text:p>
          </table:table-cell>
          <table:table-cell office:value-type="string">
            <text:p>1993</text:p>
          </table:table-cell>
          <table:table-cell office:value-type="string">
            <text:p>ESRB - RP (Rating Pending)</text:p>
          </table:table-cell>
          <table:table-cell office:value-type="string">
            <text:p>Simpsons, The - Bart vs. The World </text:p>
          </table:table-cell>
          <table:table-cell office:value-type="string">
            <text:p>Acclaim Entertainment, Inc.</text:p>
          </table:table-cell>
          <table:table-cell office:value-type="string">
            <text:p>Arc Developments</text:p>
          </table:table-cell>
          <table:table-cell office:value-type="string">
            <text:p>Action</text:p>
          </table:table-cell>
          <table:table-cell office:value-type="string">
            <text:p>1.8</text:p>
          </table:table-cell>
          <table:table-cell office:value-type="string">
            <text:p>1 Player</text:p>
          </table:table-cell>
          <table:table-cell office:value-type="string">
            <text:p>This game is actually a compilation of smaller games belonging to different genres. Krusty the clown appears in the beginning of the game and presents a menu with five games to play (one of which is not available from the start): A jump-and-run game, where Bart must find an exit on a ship, while enemies fire at him and try to prevent him from reaching the exit; a card game, where you have five tries to find hidden cards on a board; a simple jigsaw puzzle; a series of trivia questions concerning the Simpsons; and finally, a platform-skateboard game (available only after you have completed the ship level). Needless to say all games are connected to the famous TV series "The Simpsons".</text:p>
          </table:table-cell>
          <table:table-cell table:formula="of:=CONCATENATE(&quot;&lt;game name=&quot;;CHAR(34);[.A208];CHAR(34);&quot;&gt; &lt;year&gt;&quot;;[.B208];&quot;&lt;/year&gt; &lt;rating&gt;&quot;;[.C208];&quot;&lt;/rating&gt; &lt;title&gt;&quot;;[.D208];&quot;&lt;/title&gt; &lt;pub&gt;&quot;;[.E208];&quot;&lt;/pub&gt; &lt;dev&gt;&quot;;[.F208];&quot;&lt;/dev&gt; &lt;genre&gt;&quot;;[.G208];&quot;&lt;/genre&gt; &lt;score&gt;&quot;;[.H208];&quot;&lt;/score&gt; &lt;player&gt;&quot;;[.I208];&quot;&lt;/player&gt; &lt;story&gt;&quot;;[.J208];&quot;&lt;/story&gt; &lt;/game&gt;&quot;)" office:value-type="string" office:string-value="&lt;game name=&quot;Simpsons, The - Bart vs. The World (Europe)&quot;&gt; &lt;year&gt;1993&lt;/year&gt; &lt;rating&gt;ESRB - RP (Rating Pending)&lt;/rating&gt; &lt;title&gt;Simpsons, The - Bart vs. The World &lt;/title&gt; &lt;pub&gt;Acclaim Entertainment, Inc.&lt;/pub&gt; &lt;dev&gt;Arc Developments&lt;/dev&gt; &lt;genre&gt;Action&lt;/genre&gt; &lt;score&gt;1.8&lt;/score&gt; &lt;player&gt;1 Player&lt;/player&gt; &lt;story&gt;This game is actually a compilation of smaller games belonging to different genres. Krusty the clown appears in the beginning of the game and presents a menu with five games to play (one of which is not available from the start): A jump-and-run game, where Bart must find an exit on a ship, while enemies fire at him and try to prevent him from reaching the exit; a card game, where you have five tries to find hidden cards on a board; a simple jigsaw puzzle; a series of trivia questions concerning the Simpsons; and finally, a platform-skateboard game (available only after you have completed the ship level). Needless to say all games are connected to the famous TV series &quot;The Simpsons&quot;.&lt;/story&gt; &lt;/game&gt;">
            <text:p>&lt;game name="Simpsons, The - Bart vs. The World (Europe)"&gt; &lt;year&gt;1993&lt;/year&gt; &lt;rating&gt;ESRB - RP (Rating Pending)&lt;/rating&gt; &lt;title&gt;Simpsons, The - Bart vs. The World &lt;/title&gt; &lt;pub&gt;Acclaim Entertainment, Inc.&lt;/pub&gt; &lt;dev&gt;Arc Developments&lt;/dev&gt; &lt;genre&gt;Action&lt;/genre&gt; &lt;score&gt;1.8&lt;/score&gt; &lt;player&gt;1 Player&lt;/player&gt; &lt;story&gt;This game is actually a compilation of smaller games belonging to different genres. Krusty the clown appears in the beginning of the game and presents a menu with five games to play (one of which is not available from the start): A jump-and-run game, where Bart must find an exit on a ship, while enemies fire at him and try to prevent him from reaching the exit; a card game, where you have five tries to find hidden cards on a board; a simple jigsaw puzzle; a series of trivia questions concerning the Simpsons; and finally, a platform-skateboard game (available only after you have completed the ship level). Needless to say all games are connected to the famous TV series "The Simpsons".&lt;/story&gt; &lt;/game&gt;</text:p>
          </table:table-cell>
        </table:table-row>
        <table:table-row table:style-name="ro1">
          <table:table-cell office:value-type="string">
            <text:p>Slap Shot (USA) (v1.1)</text:p>
          </table:table-cell>
          <table:table-cell office:value-type="string">
            <text:p>1990</text:p>
          </table:table-cell>
          <table:table-cell office:value-type="string">
            <text:p>ESRB - RP (Rating Pending)</text:p>
          </table:table-cell>
          <table:table-cell office:value-type="string">
            <text:p>Slap Shot</text:p>
          </table:table-cell>
          <table:table-cell office:value-type="string">
            <text:p>SEGA of America, Inc.</text:p>
          </table:table-cell>
          <table:table-cell office:value-type="string">
            <text:p>Sanritsu Denki Co., Ltd.</text:p>
          </table:table-cell>
          <table:table-cell office:value-type="string">
            <text:p>Hockey/Sports</text:p>
          </table:table-cell>
          <table:table-cell office:value-type="string">
            <text:p>2.0</text:p>
          </table:table-cell>
          <table:table-cell office:value-type="string">
            <text:p>1-2 Players</text:p>
          </table:table-cell>
          <table:table-cell office:value-type="string">
            <text:p>Slap Shot is an ice hockey game with 24 national teams. They are divided into three pools with different skill levels and in single-player only matches between teams from the same pool can be played. The available playing options are exhibition matches or a tournament. Regarding gameplay, the player either controls the athlete with the puck or one from the defense (including the goalkeeper) and one button is used for passing and another for shooting. From time to time two athletes get in a fist fight and the loser has to visit the penalty box. Overall the graphics and gameplay are similar to Blades of Steel.</text:p>
          </table:table-cell>
          <table:table-cell table:formula="of:=CONCATENATE(&quot;&lt;game name=&quot;;CHAR(34);[.A209];CHAR(34);&quot;&gt; &lt;year&gt;&quot;;[.B209];&quot;&lt;/year&gt; &lt;rating&gt;&quot;;[.C209];&quot;&lt;/rating&gt; &lt;title&gt;&quot;;[.D209];&quot;&lt;/title&gt; &lt;pub&gt;&quot;;[.E209];&quot;&lt;/pub&gt; &lt;dev&gt;&quot;;[.F209];&quot;&lt;/dev&gt; &lt;genre&gt;&quot;;[.G209];&quot;&lt;/genre&gt; &lt;score&gt;&quot;;[.H209];&quot;&lt;/score&gt; &lt;player&gt;&quot;;[.I209];&quot;&lt;/player&gt; &lt;story&gt;&quot;;[.J209];&quot;&lt;/story&gt; &lt;/game&gt;&quot;)" office:value-type="string" office:string-value="&lt;game name=&quot;Slap Shot (USA) (v1.1)&quot;&gt; &lt;year&gt;1990&lt;/year&gt; &lt;rating&gt;ESRB - RP (Rating Pending)&lt;/rating&gt; &lt;title&gt;Slap Shot&lt;/title&gt; &lt;pub&gt;SEGA of America, Inc.&lt;/pub&gt; &lt;dev&gt;Sanritsu Denki Co., Ltd.&lt;/dev&gt; &lt;genre&gt;Hockey/Sports&lt;/genre&gt; &lt;score&gt;2.0&lt;/score&gt; &lt;player&gt;1-2 Players&lt;/player&gt; &lt;story&gt;Slap Shot is an ice hockey game with 24 national teams. They are divided into three pools with different skill levels and in single-player only matches between teams from the same pool can be played. The available playing options are exhibition matches or a tournament. Regarding gameplay, the player either controls the athlete with the puck or one from the defense (including the goalkeeper) and one button is used for passing and another for shooting. From time to time two athletes get in a fist fight and the loser has to visit the penalty box. Overall the graphics and gameplay are similar to Blades of Steel.&lt;/story&gt; &lt;/game&gt;">
            <text:p>&lt;game name="Slap Shot (USA) (v1.1)"&gt; &lt;year&gt;1990&lt;/year&gt; &lt;rating&gt;ESRB - RP (Rating Pending)&lt;/rating&gt; &lt;title&gt;Slap Shot&lt;/title&gt; &lt;pub&gt;SEGA of America, Inc.&lt;/pub&gt; &lt;dev&gt;Sanritsu Denki Co., Ltd.&lt;/dev&gt; &lt;genre&gt;Hockey/Sports&lt;/genre&gt; &lt;score&gt;2.0&lt;/score&gt; &lt;player&gt;1-2 Players&lt;/player&gt; &lt;story&gt;Slap Shot is an ice hockey game with 24 national teams. They are divided into three pools with different skill levels and in single-player only matches between teams from the same pool can be played. The available playing options are exhibition matches or a tournament. Regarding gameplay, the player either controls the athlete with the puck or one from the defense (including the goalkeeper) and one button is used for passing and another for shooting. From time to time two athletes get in a fist fight and the loser has to visit the penalty box. Overall the graphics and gameplay are similar to Blades of Steel.&lt;/story&gt; &lt;/game&gt;</text:p>
          </table:table-cell>
        </table:table-row>
        <table:table-row table:style-name="ro1">
          <table:table-cell office:value-type="string">
            <text:p>Smurfs, The (Europe) (En,Fr,De,Es)</text:p>
          </table:table-cell>
          <table:table-cell office:value-type="string">
            <text:p>1994</text:p>
          </table:table-cell>
          <table:table-cell office:value-type="string">
            <text:p>ESRB - RP (Rating Pending)</text:p>
          </table:table-cell>
          <table:table-cell office:value-type="string">
            <text:p>Smurfs, The </text:p>
          </table:table-cell>
          <table:table-cell table:number-columns-repeated="2" office:value-type="string">
            <text:p>Infogrames Europe SA</text:p>
          </table:table-cell>
          <table:table-cell office:value-type="string">
            <text:p>Platform</text:p>
          </table:table-cell>
          <table:table-cell office:value-type="string">
            <text:p>3.0</text:p>
          </table:table-cell>
          <table:table-cell office:value-type="string">
            <text:p>1 Player</text:p>
          </table:table-cell>
          <table:table-cell office:value-type="string">
            <text:p>The evil Gargamel has captured three of the smurfs, so that he can have them for dinner (Once again). One of the smurfs must go out on a dangerous journey and rescue the captured smurfs. Beat the first two bosses to rescue the first two smurfs, then you can take on Gargamel. Make your way through forests, swamps, mountains, mines and more. Also ride storks, mine carts and logs to defeat Gargamel and his minions and to rescue the missing smurfs. ****On each level you must collect five stars in order to get access to the bonus level. (You don't have to collect the five stars in order to get through the main level) On the bonus level, try to collect as many bonuses as possible before the time runs out. There are three bonus levels: "The Dam", "The Mushrooms" and "The Butterflies".</text:p>
          </table:table-cell>
          <table:table-cell table:formula="of:=CONCATENATE(&quot;&lt;game name=&quot;;CHAR(34);[.A210];CHAR(34);&quot;&gt; &lt;year&gt;&quot;;[.B210];&quot;&lt;/year&gt; &lt;rating&gt;&quot;;[.C210];&quot;&lt;/rating&gt; &lt;title&gt;&quot;;[.D210];&quot;&lt;/title&gt; &lt;pub&gt;&quot;;[.E210];&quot;&lt;/pub&gt; &lt;dev&gt;&quot;;[.F210];&quot;&lt;/dev&gt; &lt;genre&gt;&quot;;[.G210];&quot;&lt;/genre&gt; &lt;score&gt;&quot;;[.H210];&quot;&lt;/score&gt; &lt;player&gt;&quot;;[.I210];&quot;&lt;/player&gt; &lt;story&gt;&quot;;[.J210];&quot;&lt;/story&gt; &lt;/game&gt;&quot;)" office:value-type="string" office:string-value="&lt;game name=&quot;Smurfs, The (Europe) (En,Fr,De,Es)&quot;&gt; &lt;year&gt;1994&lt;/year&gt; &lt;rating&gt;ESRB - RP (Rating Pending)&lt;/rating&gt; &lt;title&gt;Smurfs, The &lt;/title&gt; &lt;pub&gt;Infogrames Europe SA&lt;/pub&gt; &lt;dev&gt;Infogrames Europe SA&lt;/dev&gt; &lt;genre&gt;Platform&lt;/genre&gt; &lt;score&gt;3.0&lt;/score&gt; &lt;player&gt;1 Player&lt;/player&gt; &lt;story&gt;The evil Gargamel has captured three of the smurfs, so that he can have them for dinner (Once again). One of the smurfs must go out on a dangerous journey and rescue the captured smurfs. Beat the first two bosses to rescue the first two smurfs, then you can take on Gargamel. Make your way through forests, swamps, mountains, mines and more. Also ride storks, mine carts and logs to defeat Gargamel and his minions and to rescue the missing smurfs. ****On each level you must collect five stars in order to get access to the bonus level. (You don't have to collect the five stars in order to get through the main level) On the bonus level, try to collect as many bonuses as possible before the time runs out. There are three bonus levels: &quot;The Dam&quot;, &quot;The Mushrooms&quot; and &quot;The Butterflies&quot;.&lt;/story&gt; &lt;/game&gt;">
            <text:p>&lt;game name="Smurfs, The (Europe) (En,Fr,De,Es)"&gt; &lt;year&gt;1994&lt;/year&gt; &lt;rating&gt;ESRB - RP (Rating Pending)&lt;/rating&gt; &lt;title&gt;Smurfs, The &lt;/title&gt; &lt;pub&gt;Infogrames Europe SA&lt;/pub&gt; &lt;dev&gt;Infogrames Europe SA&lt;/dev&gt; &lt;genre&gt;Platform&lt;/genre&gt; &lt;score&gt;3.0&lt;/score&gt; &lt;player&gt;1 Player&lt;/player&gt; &lt;story&gt;The evil Gargamel has captured three of the smurfs, so that he can have them for dinner (Once again). One of the smurfs must go out on a dangerous journey and rescue the captured smurfs. Beat the first two bosses to rescue the first two smurfs, then you can take on Gargamel. Make your way through forests, swamps, mountains, mines and more. Also ride storks, mine carts and logs to defeat Gargamel and his minions and to rescue the missing smurfs. ****On each level you must collect five stars in order to get access to the bonus level. (You don't have to collect the five stars in order to get through the main level) On the bonus level, try to collect as many bonuses as possible before the time runs out. There are three bonus levels: "The Dam", "The Mushrooms" and "The Butterflies".&lt;/story&gt; &lt;/game&gt;</text:p>
          </table:table-cell>
        </table:table-row>
        <table:table-row table:style-name="ro1">
          <table:table-cell office:value-type="string">
            <text:p>Sonic Chaos (Europe)</text:p>
          </table:table-cell>
          <table:table-cell office:value-type="string">
            <text:p>1993</text:p>
          </table:table-cell>
          <table:table-cell office:value-type="string">
            <text:p>ESRB - RP (Rating Pending)</text:p>
          </table:table-cell>
          <table:table-cell office:value-type="string">
            <text:p>Sonic Chaos </text:p>
          </table:table-cell>
          <table:table-cell office:value-type="string">
            <text:p>Tec Toy Indústria de Brinquedos S.A.</text:p>
          </table:table-cell>
          <table:table-cell office:value-type="string">
            <text:p>Aspect Co. Ltd.</text:p>
          </table:table-cell>
          <table:table-cell office:value-type="string">
            <text:p>Platform</text:p>
          </table:table-cell>
          <table:table-cell office:value-type="string">
            <text:p>3.9</text:p>
          </table:table-cell>
          <table:table-cell office:value-type="string">
            <text:p>1 Player</text:p>
          </table:table-cell>
          <table:table-cell office:value-type="string">
            <text:p>The inhabitants of South Island are in danger! Dr. Robotnik has stolen all the Chaos Emeralds which kept the power balance. Robotnik has thrown the Emeralds in a parallel universe and is keeping the red one. Sonic and Tail must retreive all the Chaos Emeralds before the destruction of South Island.**This is the first Game Gear game where you can play either Sonic or Tail.</text:p>
          </table:table-cell>
          <table:table-cell table:formula="of:=CONCATENATE(&quot;&lt;game name=&quot;;CHAR(34);[.A211];CHAR(34);&quot;&gt; &lt;year&gt;&quot;;[.B211];&quot;&lt;/year&gt; &lt;rating&gt;&quot;;[.C211];&quot;&lt;/rating&gt; &lt;title&gt;&quot;;[.D211];&quot;&lt;/title&gt; &lt;pub&gt;&quot;;[.E211];&quot;&lt;/pub&gt; &lt;dev&gt;&quot;;[.F211];&quot;&lt;/dev&gt; &lt;genre&gt;&quot;;[.G211];&quot;&lt;/genre&gt; &lt;score&gt;&quot;;[.H211];&quot;&lt;/score&gt; &lt;player&gt;&quot;;[.I211];&quot;&lt;/player&gt; &lt;story&gt;&quot;;[.J211];&quot;&lt;/story&gt; &lt;/game&gt;&quot;)" office:value-type="string" office:string-value="&lt;game name=&quot;Sonic Chaos (Europe)&quot;&gt; &lt;year&gt;1993&lt;/year&gt; &lt;rating&gt;ESRB - RP (Rating Pending)&lt;/rating&gt; &lt;title&gt;Sonic Chaos &lt;/title&gt; &lt;pub&gt;Tec Toy Indústria de Brinquedos S.A.&lt;/pub&gt; &lt;dev&gt;Aspect Co. Ltd.&lt;/dev&gt; &lt;genre&gt;Platform&lt;/genre&gt; &lt;score&gt;3.9&lt;/score&gt; &lt;player&gt;1 Player&lt;/player&gt; &lt;story&gt;The inhabitants of South Island are in danger! Dr. Robotnik has stolen all the Chaos Emeralds which kept the power balance. Robotnik has thrown the Emeralds in a parallel universe and is keeping the red one. Sonic and Tail must retreive all the Chaos Emeralds before the destruction of South Island.**This is the first Game Gear game where you can play either Sonic or Tail.&lt;/story&gt; &lt;/game&gt;">
            <text:p>&lt;game name="Sonic Chaos (Europe)"&gt; &lt;year&gt;1993&lt;/year&gt; &lt;rating&gt;ESRB - RP (Rating Pending)&lt;/rating&gt; &lt;title&gt;Sonic Chaos &lt;/title&gt; &lt;pub&gt;Tec Toy Indústria de Brinquedos S.A.&lt;/pub&gt; &lt;dev&gt;Aspect Co. Ltd.&lt;/dev&gt; &lt;genre&gt;Platform&lt;/genre&gt; &lt;score&gt;3.9&lt;/score&gt; &lt;player&gt;1 Player&lt;/player&gt; &lt;story&gt;The inhabitants of South Island are in danger! Dr. Robotnik has stolen all the Chaos Emeralds which kept the power balance. Robotnik has thrown the Emeralds in a parallel universe and is keeping the red one. Sonic and Tail must retreive all the Chaos Emeralds before the destruction of South Island.**This is the first Game Gear game where you can play either Sonic or Tail.&lt;/story&gt; &lt;/game&gt;</text:p>
          </table:table-cell>
        </table:table-row>
        <table:table-row table:style-name="ro1">
          <table:table-cell office:value-type="string">
            <text:p>Sonic Spinball (Europe)</text:p>
          </table:table-cell>
          <table:table-cell office:value-type="string">
            <text:p>1993</text:p>
          </table:table-cell>
          <table:table-cell office:value-type="string">
            <text:p>ESRB - RP (Rating Pending)</text:p>
          </table:table-cell>
          <table:table-cell office:value-type="string">
            <text:p>Sonic Spinball </text:p>
          </table:table-cell>
          <table:table-cell office:value-type="string">
            <text:p>SEGA Enterprises Ltd.</text:p>
          </table:table-cell>
          <table:table-cell office:value-type="string">
            <text:p>Sega Technical Institute</text:p>
          </table:table-cell>
          <table:table-cell office:value-type="string">
            <text:p>Pinball</text:p>
          </table:table-cell>
          <table:table-cell office:value-type="string">
            <text:p>2.9</text:p>
          </table:table-cell>
          <table:table-cell office:value-type="string">
            <text:p>1 Player</text:p>
          </table:table-cell>
          <table:table-cell office:value-type="string">
            <text:p>The evil doctor Robotnik has a new plan to take over the world. He has built a new weapon, the Veg-O-Fortress on Mount Mobius and with it, he is transforming all creatures into robots. Sonic sneaks into the fortress and tries to stop Robotnik.****Use Sonic as a pinball in 4 dangerous levels. Score points, get rings, collect Chaos Emeralds and destroy the boss at the end of each level.</text:p>
          </table:table-cell>
          <table:table-cell table:formula="of:=CONCATENATE(&quot;&lt;game name=&quot;;CHAR(34);[.A212];CHAR(34);&quot;&gt; &lt;year&gt;&quot;;[.B212];&quot;&lt;/year&gt; &lt;rating&gt;&quot;;[.C212];&quot;&lt;/rating&gt; &lt;title&gt;&quot;;[.D212];&quot;&lt;/title&gt; &lt;pub&gt;&quot;;[.E212];&quot;&lt;/pub&gt; &lt;dev&gt;&quot;;[.F212];&quot;&lt;/dev&gt; &lt;genre&gt;&quot;;[.G212];&quot;&lt;/genre&gt; &lt;score&gt;&quot;;[.H212];&quot;&lt;/score&gt; &lt;player&gt;&quot;;[.I212];&quot;&lt;/player&gt; &lt;story&gt;&quot;;[.J212];&quot;&lt;/story&gt; &lt;/game&gt;&quot;)" office:value-type="string" office:string-value="&lt;game name=&quot;Sonic Spinball (Europe)&quot;&gt; &lt;year&gt;1993&lt;/year&gt; &lt;rating&gt;ESRB - RP (Rating Pending)&lt;/rating&gt; &lt;title&gt;Sonic Spinball &lt;/title&gt; &lt;pub&gt;SEGA Enterprises Ltd.&lt;/pub&gt; &lt;dev&gt;Sega Technical Institute&lt;/dev&gt; &lt;genre&gt;Pinball&lt;/genre&gt; &lt;score&gt;2.9&lt;/score&gt; &lt;player&gt;1 Player&lt;/player&gt; &lt;story&gt;The evil doctor Robotnik has a new plan to take over the world. He has built a new weapon, the Veg-O-Fortress on Mount Mobius and with it, he is transforming all creatures into robots. Sonic sneaks into the fortress and tries to stop Robotnik.****Use Sonic as a pinball in 4 dangerous levels. Score points, get rings, collect Chaos Emeralds and destroy the boss at the end of each level.&lt;/story&gt; &lt;/game&gt;">
            <text:p>&lt;game name="Sonic Spinball (Europe)"&gt; &lt;year&gt;1993&lt;/year&gt; &lt;rating&gt;ESRB - RP (Rating Pending)&lt;/rating&gt; &lt;title&gt;Sonic Spinball &lt;/title&gt; &lt;pub&gt;SEGA Enterprises Ltd.&lt;/pub&gt; &lt;dev&gt;Sega Technical Institute&lt;/dev&gt; &lt;genre&gt;Pinball&lt;/genre&gt; &lt;score&gt;2.9&lt;/score&gt; &lt;player&gt;1 Player&lt;/player&gt; &lt;story&gt;The evil doctor Robotnik has a new plan to take over the world. He has built a new weapon, the Veg-O-Fortress on Mount Mobius and with it, he is transforming all creatures into robots. Sonic sneaks into the fortress and tries to stop Robotnik.****Use Sonic as a pinball in 4 dangerous levels. Score points, get rings, collect Chaos Emeralds and destroy the boss at the end of each level.&lt;/story&gt; &lt;/game&gt;</text:p>
          </table:table-cell>
        </table:table-row>
        <table:table-row table:style-name="ro1">
          <table:table-cell office:value-type="string">
            <text:p>Sonic The Hedgehog (USA, Europe)</text:p>
          </table:table-cell>
          <table:table-cell office:value-type="string">
            <text:p>1991</text:p>
          </table:table-cell>
          <table:table-cell office:value-type="string">
            <text:p>ESRB - RP (Rating Pending)</text:p>
          </table:table-cell>
          <table:table-cell office:value-type="string">
            <text:p>Sonic The Hedgehog </text:p>
          </table:table-cell>
          <table:table-cell office:value-type="string">
            <text:p>SEGA of America, Inc.</text:p>
          </table:table-cell>
          <table:table-cell office:value-type="string">
            <text:p>Ancient Co. Ltd.</text:p>
          </table:table-cell>
          <table:table-cell office:value-type="string">
            <text:p>Platform</text:p>
          </table:table-cell>
          <table:table-cell office:value-type="string">
            <text:p>3.8</text:p>
          </table:table-cell>
          <table:table-cell office:value-type="string">
            <text:p>1 Player</text:p>
          </table:table-cell>
          <table:table-cell office:value-type="string">
            <text:p>SEGA's mascot Sonic the Hedgehog made his debut in a famous Genesis title, but Sega's 8-bit systems got their own version of the platformer, featuring the same story and gameplay style, but different levels.****To stop the evil Dr. Robotnik, Sonic must traverse six zones consisting of three levels each. Most of the zones are based on those in the original game, but some are entirely new. Enemies (mechanized animals, defeated by Sonic's spikes when jumping or rolling) and power-ups (speed-ups, shields, extra lives) are mostly the same as well. Sonic can pick up golden rings for protection (when hit, he simply loses all of his rings instead of a life) and bonuses: 100 rings gain Sonic an extra life, and 50 remaining rings at the end of a level allow access to pinball-themed special stages full of bumpers and springs. The final level of a zone is always a boss fight against Robotnik.****Sonic should also collect the six Chaos Emeralds to keep them from falling into Robotnik's hands. In a departure from the original game, these are not hidden in the special stages but somewhere in the regular levels.</text:p>
          </table:table-cell>
          <table:table-cell table:formula="of:=CONCATENATE(&quot;&lt;game name=&quot;;CHAR(34);[.A213];CHAR(34);&quot;&gt; &lt;year&gt;&quot;;[.B213];&quot;&lt;/year&gt; &lt;rating&gt;&quot;;[.C213];&quot;&lt;/rating&gt; &lt;title&gt;&quot;;[.D213];&quot;&lt;/title&gt; &lt;pub&gt;&quot;;[.E213];&quot;&lt;/pub&gt; &lt;dev&gt;&quot;;[.F213];&quot;&lt;/dev&gt; &lt;genre&gt;&quot;;[.G213];&quot;&lt;/genre&gt; &lt;score&gt;&quot;;[.H213];&quot;&lt;/score&gt; &lt;player&gt;&quot;;[.I213];&quot;&lt;/player&gt; &lt;story&gt;&quot;;[.J213];&quot;&lt;/story&gt; &lt;/game&gt;&quot;)" office:value-type="string" office:string-value="&lt;game name=&quot;Sonic The Hedgehog (USA, Europe)&quot;&gt; &lt;year&gt;1991&lt;/year&gt; &lt;rating&gt;ESRB - RP (Rating Pending)&lt;/rating&gt; &lt;title&gt;Sonic The Hedgehog &lt;/title&gt; &lt;pub&gt;SEGA of America, Inc.&lt;/pub&gt; &lt;dev&gt;Ancient Co. Ltd.&lt;/dev&gt; &lt;genre&gt;Platform&lt;/genre&gt; &lt;score&gt;3.8&lt;/score&gt; &lt;player&gt;1 Player&lt;/player&gt; &lt;story&gt;SEGA's mascot Sonic the Hedgehog made his debut in a famous Genesis title, but Sega's 8-bit systems got their own version of the platformer, featuring the same story and gameplay style, but different levels.****To stop the evil Dr. Robotnik, Sonic must traverse six zones consisting of three levels each. Most of the zones are based on those in the original game, but some are entirely new. Enemies (mechanized animals, defeated by Sonic's spikes when jumping or rolling) and power-ups (speed-ups, shields, extra lives) are mostly the same as well. Sonic can pick up golden rings for protection (when hit, he simply loses all of his rings instead of a life) and bonuses: 100 rings gain Sonic an extra life, and 50 remaining rings at the end of a level allow access to pinball-themed special stages full of bumpers and springs. The final level of a zone is always a boss fight against Robotnik.****Sonic should also collect the six Chaos Emeralds to keep them from falling into Robotnik's hands. In a departure from the original game, these are not hidden in the special stages but somewhere in the regular levels.&lt;/story&gt; &lt;/game&gt;">
            <text:p>&lt;game name="Sonic The Hedgehog (USA, Europe)"&gt; &lt;year&gt;1991&lt;/year&gt; &lt;rating&gt;ESRB - RP (Rating Pending)&lt;/rating&gt; &lt;title&gt;Sonic The Hedgehog &lt;/title&gt; &lt;pub&gt;SEGA of America, Inc.&lt;/pub&gt; &lt;dev&gt;Ancient Co. Ltd.&lt;/dev&gt; &lt;genre&gt;Platform&lt;/genre&gt; &lt;score&gt;3.8&lt;/score&gt; &lt;player&gt;1 Player&lt;/player&gt; &lt;story&gt;SEGA's mascot Sonic the Hedgehog made his debut in a famous Genesis title, but Sega's 8-bit systems got their own version of the platformer, featuring the same story and gameplay style, but different levels.****To stop the evil Dr. Robotnik, Sonic must traverse six zones consisting of three levels each. Most of the zones are based on those in the original game, but some are entirely new. Enemies (mechanized animals, defeated by Sonic's spikes when jumping or rolling) and power-ups (speed-ups, shields, extra lives) are mostly the same as well. Sonic can pick up golden rings for protection (when hit, he simply loses all of his rings instead of a life) and bonuses: 100 rings gain Sonic an extra life, and 50 remaining rings at the end of a level allow access to pinball-themed special stages full of bumpers and springs. The final level of a zone is always a boss fight against Robotnik.****Sonic should also collect the six Chaos Emeralds to keep them from falling into Robotnik's hands. In a departure from the original game, these are not hidden in the special stages but somewhere in the regular levels.&lt;/story&gt; &lt;/game&gt;</text:p>
          </table:table-cell>
        </table:table-row>
        <table:table-row table:style-name="ro1">
          <table:table-cell office:value-type="string">
            <text:p>Sonic The Hedgehog 2 (Europe) (v1.1)</text:p>
          </table:table-cell>
          <table:table-cell office:value-type="string">
            <text:p>1992</text:p>
          </table:table-cell>
          <table:table-cell office:value-type="string">
            <text:p>ESRB - RP (Rating Pending)</text:p>
          </table:table-cell>
          <table:table-cell office:value-type="string">
            <text:p>Sonic The Hedgehog 2 </text:p>
          </table:table-cell>
          <table:table-cell office:value-type="string">
            <text:p>SEGA of America, Inc.</text:p>
          </table:table-cell>
          <table:table-cell office:value-type="string">
            <text:p>Aspect Co. Ltd.</text:p>
          </table:table-cell>
          <table:table-cell office:value-type="string">
            <text:p>Platform</text:p>
          </table:table-cell>
          <table:table-cell office:value-type="string">
            <text:p>3.0</text:p>
          </table:table-cell>
          <table:table-cell office:value-type="string">
            <text:p>1 Player</text:p>
          </table:table-cell>
          <table:table-cell office:value-type="string">
            <text:p>Coming back from the vacation Sonic took after foiling the plans of Dr Robotnik, he finds that Tails and all his other animal friends are missing. Sonic finds a letter waiting for him, that reads:****"Dear Sonic,****Robotnik is back, and he's captured all the animals on the island! He is holding me in a place called the Crystal Egg. In order to free me, you have to find and bring the six Chaos Emeralds.****Robotnik made me write this. He says he's waiting for you, and he's created six really nasty robots in order to 'get rid of you once and for all.' I don't know what he has planned, but Sonic, please be careful!****Sincerely, Tails."****That being more that enough motivation for him, Sonic races out to defeat Robotnik again.****The master system version is totally different than the Sonic 2 for Genesis. Tails obviously doesn't accompany you, like he can in the Genesis release. Sonic can also not do his infamous buzzsaw roll by simply ducking and pressing jump.</text:p>
          </table:table-cell>
          <table:table-cell table:formula="of:=CONCATENATE(&quot;&lt;game name=&quot;;CHAR(34);[.A214];CHAR(34);&quot;&gt; &lt;year&gt;&quot;;[.B214];&quot;&lt;/year&gt; &lt;rating&gt;&quot;;[.C214];&quot;&lt;/rating&gt; &lt;title&gt;&quot;;[.D214];&quot;&lt;/title&gt; &lt;pub&gt;&quot;;[.E214];&quot;&lt;/pub&gt; &lt;dev&gt;&quot;;[.F214];&quot;&lt;/dev&gt; &lt;genre&gt;&quot;;[.G214];&quot;&lt;/genre&gt; &lt;score&gt;&quot;;[.H214];&quot;&lt;/score&gt; &lt;player&gt;&quot;;[.I214];&quot;&lt;/player&gt; &lt;story&gt;&quot;;[.J214];&quot;&lt;/story&gt; &lt;/game&gt;&quot;)" office:value-type="string" office:string-value="&lt;game name=&quot;Sonic The Hedgehog 2 (Europe) (v1.1)&quot;&gt; &lt;year&gt;1992&lt;/year&gt; &lt;rating&gt;ESRB - RP (Rating Pending)&lt;/rating&gt; &lt;title&gt;Sonic The Hedgehog 2 &lt;/title&gt; &lt;pub&gt;SEGA of America, Inc.&lt;/pub&gt; &lt;dev&gt;Aspect Co. Ltd.&lt;/dev&gt; &lt;genre&gt;Platform&lt;/genre&gt; &lt;score&gt;3.0&lt;/score&gt; &lt;player&gt;1 Player&lt;/player&gt; &lt;story&gt;Coming back from the vacation Sonic took after foiling the plans of Dr Robotnik, he finds that Tails and all his other animal friends are missing. Sonic finds a letter waiting for him, that reads:****&quot;Dear Sonic,****Robotnik is back, and he's captured all the animals on the island! He is holding me in a place called the Crystal Egg. In order to free me, you have to find and bring the six Chaos Emeralds.****Robotnik made me write this. He says he's waiting for you, and he's created six really nasty robots in order to 'get rid of you once and for all.' I don't know what he has planned, but Sonic, please be careful!****Sincerely, Tails.&quot;****That being more that enough motivation for him, Sonic races out to defeat Robotnik again.****The master system version is totally different than the Sonic 2 for Genesis. Tails obviously doesn't accompany you, like he can in the Genesis release. Sonic can also not do his infamous buzzsaw roll by simply ducking and pressing jump.&lt;/story&gt; &lt;/game&gt;">
            <text:p>&lt;game name="Sonic The Hedgehog 2 (Europe) (v1.1)"&gt; &lt;year&gt;1992&lt;/year&gt; &lt;rating&gt;ESRB - RP (Rating Pending)&lt;/rating&gt; &lt;title&gt;Sonic The Hedgehog 2 &lt;/title&gt; &lt;pub&gt;SEGA of America, Inc.&lt;/pub&gt; &lt;dev&gt;Aspect Co. Ltd.&lt;/dev&gt; &lt;genre&gt;Platform&lt;/genre&gt; &lt;score&gt;3.0&lt;/score&gt; &lt;player&gt;1 Player&lt;/player&gt; &lt;story&gt;Coming back from the vacation Sonic took after foiling the plans of Dr Robotnik, he finds that Tails and all his other animal friends are missing. Sonic finds a letter waiting for him, that reads:****"Dear Sonic,****Robotnik is back, and he's captured all the animals on the island! He is holding me in a place called the Crystal Egg. In order to free me, you have to find and bring the six Chaos Emeralds.****Robotnik made me write this. He says he's waiting for you, and he's created six really nasty robots in order to 'get rid of you once and for all.' I don't know what he has planned, but Sonic, please be careful!****Sincerely, Tails."****That being more that enough motivation for him, Sonic races out to defeat Robotnik again.****The master system version is totally different than the Sonic 2 for Genesis. Tails obviously doesn't accompany you, like he can in the Genesis release. Sonic can also not do his infamous buzzsaw roll by simply ducking and pressing jump.&lt;/story&gt; &lt;/game&gt;</text:p>
          </table:table-cell>
        </table:table-row>
        <table:table-row table:style-name="ro1">
          <table:table-cell office:value-type="string">
            <text:p>Space Gun (Europe)</text:p>
          </table:table-cell>
          <table:table-cell office:value-type="string">
            <text:p>1992</text:p>
          </table:table-cell>
          <table:table-cell office:value-type="string">
            <text:p>ESRB - RP (Rating Pending)</text:p>
          </table:table-cell>
          <table:table-cell office:value-type="string">
            <text:p>Space Gun </text:p>
          </table:table-cell>
          <table:table-cell table:number-columns-repeated="2" office:value-type="string">
            <text:p>Taito Corporation</text:p>
          </table:table-cell>
          <table:table-cell office:value-type="string">
            <text:p>Gun</text:p>
          </table:table-cell>
          <table:table-cell office:value-type="string">
            <text:p>3.7</text:p>
          </table:table-cell>
          <table:table-cell office:value-type="string">
            <text:p>1 Player</text:p>
          </table:table-cell>
          <table:table-cell office:value-type="string">
            <text:p>2039 A.D. Man begins deep space exploration in search of new life forms and usable fuel sources. What he discovers is trouble.****Until now, the success of past explorations was causing the space effort to grow by leaps and bounds. Until now, the explorers had found little more than fungus and small insects as alternative**lifeforms. Until now, the chief dangers had been **those posed by the hostile environment of space. Until now, the aliens had not known about THEM.****On the ragged edge of the galaxy, other creatures that roam the stars discover humans and spaceships to be excellent sources of food and other resources. Prepared at the worst for clashes with rival exploration teams, the human crews can do little to**defend themselves as wave upon wave of nightmare**creatures descend upon their ships and bases.****In response to their distress calls, the Federation has assembled a series of rescue teams, lead by their best military sharpshooters, to deal with the alien menace. As the leader of one of these teams, you must gun down the intruders and pick up the human survivors. Brave the maze of dark corridors that may lead to a deadly shootout between you and legions of monsters. Pick up survivors and extra ammo on the way.</text:p>
          </table:table-cell>
          <table:table-cell table:formula="of:=CONCATENATE(&quot;&lt;game name=&quot;;CHAR(34);[.A215];CHAR(34);&quot;&gt; &lt;year&gt;&quot;;[.B215];&quot;&lt;/year&gt; &lt;rating&gt;&quot;;[.C215];&quot;&lt;/rating&gt; &lt;title&gt;&quot;;[.D215];&quot;&lt;/title&gt; &lt;pub&gt;&quot;;[.E215];&quot;&lt;/pub&gt; &lt;dev&gt;&quot;;[.F215];&quot;&lt;/dev&gt; &lt;genre&gt;&quot;;[.G215];&quot;&lt;/genre&gt; &lt;score&gt;&quot;;[.H215];&quot;&lt;/score&gt; &lt;player&gt;&quot;;[.I215];&quot;&lt;/player&gt; &lt;story&gt;&quot;;[.J215];&quot;&lt;/story&gt; &lt;/game&gt;&quot;)" office:value-type="string" office:string-value="&lt;game name=&quot;Space Gun (Europe)&quot;&gt; &lt;year&gt;1992&lt;/year&gt; &lt;rating&gt;ESRB - RP (Rating Pending)&lt;/rating&gt; &lt;title&gt;Space Gun &lt;/title&gt; &lt;pub&gt;Taito Corporation&lt;/pub&gt; &lt;dev&gt;Taito Corporation&lt;/dev&gt; &lt;genre&gt;Gun&lt;/genre&gt; &lt;score&gt;3.7&lt;/score&gt; &lt;player&gt;1 Player&lt;/player&gt; &lt;story&gt;2039 A.D. Man begins deep space exploration in search of new life forms and usable fuel sources. What he discovers is trouble.****Until now, the success of past explorations was causing the space effort to grow by leaps and bounds. Until now, the explorers had found little more than fungus and small insects as alternative**lifeforms. Until now, the chief dangers had been **those posed by the hostile environment of space. Until now, the aliens had not known about THEM.****On the ragged edge of the galaxy, other creatures that roam the stars discover humans and spaceships to be excellent sources of food and other resources. Prepared at the worst for clashes with rival exploration teams, the human crews can do little to**defend themselves as wave upon wave of nightmare**creatures descend upon their ships and bases.****In response to their distress calls, the Federation has assembled a series of rescue teams, lead by their best military sharpshooters, to deal with the alien menace. As the leader of one of these teams, you must gun down the intruders and pick up the human survivors. Brave the maze of dark corridors that may lead to a deadly shootout between you and legions of monsters. Pick up survivors and extra ammo on the way.&lt;/story&gt; &lt;/game&gt;">
            <text:p>&lt;game name="Space Gun (Europe)"&gt; &lt;year&gt;1992&lt;/year&gt; &lt;rating&gt;ESRB - RP (Rating Pending)&lt;/rating&gt; &lt;title&gt;Space Gun &lt;/title&gt; &lt;pub&gt;Taito Corporation&lt;/pub&gt; &lt;dev&gt;Taito Corporation&lt;/dev&gt; &lt;genre&gt;Gun&lt;/genre&gt; &lt;score&gt;3.7&lt;/score&gt; &lt;player&gt;1 Player&lt;/player&gt; &lt;story&gt;2039 A.D. Man begins deep space exploration in search of new life forms and usable fuel sources. What he discovers is trouble.****Until now, the success of past explorations was causing the space effort to grow by leaps and bounds. Until now, the explorers had found little more than fungus and small insects as alternative**lifeforms. Until now, the chief dangers had been **those posed by the hostile environment of space. Until now, the aliens had not known about THEM.****On the ragged edge of the galaxy, other creatures that roam the stars discover humans and spaceships to be excellent sources of food and other resources. Prepared at the worst for clashes with rival exploration teams, the human crews can do little to**defend themselves as wave upon wave of nightmare**creatures descend upon their ships and bases.****In response to their distress calls, the Federation has assembled a series of rescue teams, lead by their best military sharpshooters, to deal with the alien menace. As the leader of one of these teams, you must gun down the intruders and pick up the human survivors. Brave the maze of dark corridors that may lead to a deadly shootout between you and legions of monsters. Pick up survivors and extra ammo on the way.&lt;/story&gt; &lt;/game&gt;</text:p>
          </table:table-cell>
        </table:table-row>
        <table:table-row table:style-name="ro1">
          <table:table-cell office:value-type="string">
            <text:p>Space Harrier (USA, Europe)</text:p>
          </table:table-cell>
          <table:table-cell office:value-type="string">
            <text:p>1986</text:p>
          </table:table-cell>
          <table:table-cell office:value-type="string">
            <text:p>ESRB - RP (Rating Pending)</text:p>
          </table:table-cell>
          <table:table-cell office:value-type="string">
            <text:p>Space Harrier </text:p>
          </table:table-cell>
          <table:table-cell office:value-type="string">
            <text:p>SEGA of America, Inc.</text:p>
          </table:table-cell>
          <table:table-cell office:value-type="string">
            <text:p>AM R&amp;D Dept. #2</text:p>
          </table:table-cell>
          <table:table-cell office:value-type="string">
            <text:p>Shooter</text:p>
          </table:table-cell>
          <table:table-cell office:value-type="string">
            <text:p>4.2</text:p>
          </table:table-cell>
          <table:table-cell office:value-type="string">
            <text:p>1 Player</text:p>
          </table:table-cell>
          <table:table-cell office:value-type="string">
            <text:p>Run… fly… dodge those obstacles, but return fire on wave after wave of attacking aliens. Armed with a really big gun, you have to defend yourself against the alien hordes using your wits to navigate around the screen. But watch out for those end of level bosses!</text:p>
          </table:table-cell>
          <table:table-cell table:formula="of:=CONCATENATE(&quot;&lt;game name=&quot;;CHAR(34);[.A216];CHAR(34);&quot;&gt; &lt;year&gt;&quot;;[.B216];&quot;&lt;/year&gt; &lt;rating&gt;&quot;;[.C216];&quot;&lt;/rating&gt; &lt;title&gt;&quot;;[.D216];&quot;&lt;/title&gt; &lt;pub&gt;&quot;;[.E216];&quot;&lt;/pub&gt; &lt;dev&gt;&quot;;[.F216];&quot;&lt;/dev&gt; &lt;genre&gt;&quot;;[.G216];&quot;&lt;/genre&gt; &lt;score&gt;&quot;;[.H216];&quot;&lt;/score&gt; &lt;player&gt;&quot;;[.I216];&quot;&lt;/player&gt; &lt;story&gt;&quot;;[.J216];&quot;&lt;/story&gt; &lt;/game&gt;&quot;)" office:value-type="string" office:string-value="&lt;game name=&quot;Space Harrier (USA, Europe)&quot;&gt; &lt;year&gt;1986&lt;/year&gt; &lt;rating&gt;ESRB - RP (Rating Pending)&lt;/rating&gt; &lt;title&gt;Space Harrier &lt;/title&gt; &lt;pub&gt;SEGA of America, Inc.&lt;/pub&gt; &lt;dev&gt;AM R&amp;D Dept. #2&lt;/dev&gt; &lt;genre&gt;Shooter&lt;/genre&gt; &lt;score&gt;4.2&lt;/score&gt; &lt;player&gt;1 Player&lt;/player&gt; &lt;story&gt;Run… fly… dodge those obstacles, but return fire on wave after wave of attacking aliens. Armed with a really big gun, you have to defend yourself against the alien hordes using your wits to navigate around the screen. But watch out for those end of level bosses!&lt;/story&gt; &lt;/game&gt;">
            <text:p>&lt;game name="Space Harrier (USA, Europe)"&gt; &lt;year&gt;1986&lt;/year&gt; &lt;rating&gt;ESRB - RP (Rating Pending)&lt;/rating&gt; &lt;title&gt;Space Harrier &lt;/title&gt; &lt;pub&gt;SEGA of America, Inc.&lt;/pub&gt; &lt;dev&gt;AM R&amp;D Dept. #2&lt;/dev&gt; &lt;genre&gt;Shooter&lt;/genre&gt; &lt;score&gt;4.2&lt;/score&gt; &lt;player&gt;1 Player&lt;/player&gt; &lt;story&gt;Run… fly… dodge those obstacles, but return fire on wave after wave of attacking aliens. Armed with a really big gun, you have to defend yourself against the alien hordes using your wits to navigate around the screen. But watch out for those end of level bosses!&lt;/story&gt; &lt;/game&gt;</text:p>
          </table:table-cell>
        </table:table-row>
        <table:table-row table:style-name="ro1">
          <table:table-cell office:value-type="string">
            <text:p>Space Harrier 3-D (USA, Europe)</text:p>
          </table:table-cell>
          <table:table-cell office:value-type="string">
            <text:p>1988</text:p>
          </table:table-cell>
          <table:table-cell office:value-type="string">
            <text:p>ESRB - RP (Rating Pending)</text:p>
          </table:table-cell>
          <table:table-cell office:value-type="string">
            <text:p>Space Harrier 3-D </text:p>
          </table:table-cell>
          <table:table-cell office:value-type="string">
            <text:p>SEGA of America, Inc.</text:p>
          </table:table-cell>
          <table:table-cell office:value-type="string">
            <text:p>SEGA Enterprises Ltd.</text:p>
          </table:table-cell>
          <table:table-cell office:value-type="string">
            <text:p>Shooter</text:p>
          </table:table-cell>
          <table:table-cell office:value-type="string">
            <text:p>4.2</text:p>
          </table:table-cell>
          <table:table-cell office:value-type="string">
            <text:p>1 Player</text:p>
          </table:table-cell>
          <table:table-cell office:value-type="string">
            <text:p>Space Harrier 3-D is more like Space Harrier <text:s/>1 1/2. <text:s/>While it's not a direct sequel to Space Harrier, it was designed to take advantage of the 3-D glasses available at the time. <text:s/>This game is considerably darker than the original and the sequel in both look and feel. <text:s/>Even the digitized voices are deeper in tone, creating a sense of urgency about it. <text:s/>Things are obviously not right in Space Harrier's world. <text:s/>But if you're familiar with the original, the premise is the same; blow everything up and fight the boss at the end.</text:p>
          </table:table-cell>
          <table:table-cell table:formula="of:=CONCATENATE(&quot;&lt;game name=&quot;;CHAR(34);[.A217];CHAR(34);&quot;&gt; &lt;year&gt;&quot;;[.B217];&quot;&lt;/year&gt; &lt;rating&gt;&quot;;[.C217];&quot;&lt;/rating&gt; &lt;title&gt;&quot;;[.D217];&quot;&lt;/title&gt; &lt;pub&gt;&quot;;[.E217];&quot;&lt;/pub&gt; &lt;dev&gt;&quot;;[.F217];&quot;&lt;/dev&gt; &lt;genre&gt;&quot;;[.G217];&quot;&lt;/genre&gt; &lt;score&gt;&quot;;[.H217];&quot;&lt;/score&gt; &lt;player&gt;&quot;;[.I217];&quot;&lt;/player&gt; &lt;story&gt;&quot;;[.J217];&quot;&lt;/story&gt; &lt;/game&gt;&quot;)" office:value-type="string" office:string-value="&lt;game name=&quot;Space Harrier 3-D (USA, Europe)&quot;&gt; &lt;year&gt;1988&lt;/year&gt; &lt;rating&gt;ESRB - RP (Rating Pending)&lt;/rating&gt; &lt;title&gt;Space Harrier 3-D &lt;/title&gt; &lt;pub&gt;SEGA of America, Inc.&lt;/pub&gt; &lt;dev&gt;SEGA Enterprises Ltd.&lt;/dev&gt; &lt;genre&gt;Shooter&lt;/genre&gt; &lt;score&gt;4.2&lt;/score&gt; &lt;player&gt;1 Player&lt;/player&gt; &lt;story&gt;Space Harrier 3-D is more like Space Harrier  1 1/2.  While it's not a direct sequel to Space Harrier, it was designed to take advantage of the 3-D glasses available at the time.  This game is considerably darker than the original and the sequel in both look and feel.  Even the digitized voices are deeper in tone, creating a sense of urgency about it.  Things are obviously not right in Space Harrier's world.  But if you're familiar with the original, the premise is the same; blow everything up and fight the boss at the end.&lt;/story&gt; &lt;/game&gt;">
            <text:p>&lt;game name="Space Harrier 3-D (USA, Europe)"&gt; &lt;year&gt;1988&lt;/year&gt; &lt;rating&gt;ESRB - RP (Rating Pending)&lt;/rating&gt; &lt;title&gt;Space Harrier 3-D &lt;/title&gt; &lt;pub&gt;SEGA of America, Inc.&lt;/pub&gt; &lt;dev&gt;SEGA Enterprises Ltd.&lt;/dev&gt; &lt;genre&gt;Shooter&lt;/genre&gt; &lt;score&gt;4.2&lt;/score&gt; &lt;player&gt;1 Player&lt;/player&gt; &lt;story&gt;Space Harrier 3-D is more like Space Harrier <text:s/>1 1/2. <text:s/>While it's not a direct sequel to Space Harrier, it was designed to take advantage of the 3-D glasses available at the time. <text:s/>This game is considerably darker than the original and the sequel in both look and feel. <text:s/>Even the digitized voices are deeper in tone, creating a sense of urgency about it. <text:s/>Things are obviously not right in Space Harrier's world. <text:s/>But if you're familiar with the original, the premise is the same; blow everything up and fight the boss at the end.&lt;/story&gt; &lt;/game&gt;</text:p>
          </table:table-cell>
        </table:table-row>
        <table:table-row table:style-name="ro1">
          <table:table-cell office:value-type="string">
            <text:p>Special Criminal Investigation (Europe)</text:p>
          </table:table-cell>
          <table:table-cell office:value-type="string">
            <text:p>1992</text:p>
          </table:table-cell>
          <table:table-cell office:value-type="string">
            <text:p>ESRB - RP (Rating Pending)</text:p>
          </table:table-cell>
          <table:table-cell office:value-type="string">
            <text:p>Special Criminal Investigation </text:p>
          </table:table-cell>
          <table:table-cell table:number-columns-repeated="2" office:value-type="string">
            <text:p>Taito Corporation</text:p>
          </table:table-cell>
          <table:table-cell office:value-type="string">
            <text:p>Driving</text:p>
          </table:table-cell>
          <table:table-cell office:value-type="string">
            <text:p>3.6</text:p>
          </table:table-cell>
          <table:table-cell office:value-type="string">
            <text:p>1 Player</text:p>
          </table:table-cell>
          <table:table-cell office:value-type="string">
            <text:p>Three girls have been reported missing including the mayor's daughter, and Chase Special Investigations has asked you to track down five vehicles, mentioned in the mission briefing, who are believed to be involved in the kidnapping. Using a heavy-designed machine with a V6 DOHC 3000CC Twin Turbo Engine, five sets of nitro-fuel boosts, and a gun attached to the steering wheel (which you can use to damage the target vehicle), your mission is to patrol the streets and find these vehicles.****The gameplay is similar to Chase H.Q., but there are a few differences. For example, cars travel in both directions instead of one, and some of them will catch up to your car and shoot at you. At least once in every stage a helicopter does a fly by and drops you some grenades you can use to further damage the target vehicle. A guy on a motorcycle will catch up to you and throw grenades at your car. And, most importantly, as mentioned earlier, you can shoot at the target vehicle rather than just bumping into it.****Have fun driving around, but remember, there is a strict time limit, so I wouldn't waste time or keep crashing into things if I were you.</text:p>
          </table:table-cell>
          <table:table-cell table:formula="of:=CONCATENATE(&quot;&lt;game name=&quot;;CHAR(34);[.A218];CHAR(34);&quot;&gt; &lt;year&gt;&quot;;[.B218];&quot;&lt;/year&gt; &lt;rating&gt;&quot;;[.C218];&quot;&lt;/rating&gt; &lt;title&gt;&quot;;[.D218];&quot;&lt;/title&gt; &lt;pub&gt;&quot;;[.E218];&quot;&lt;/pub&gt; &lt;dev&gt;&quot;;[.F218];&quot;&lt;/dev&gt; &lt;genre&gt;&quot;;[.G218];&quot;&lt;/genre&gt; &lt;score&gt;&quot;;[.H218];&quot;&lt;/score&gt; &lt;player&gt;&quot;;[.I218];&quot;&lt;/player&gt; &lt;story&gt;&quot;;[.J218];&quot;&lt;/story&gt; &lt;/game&gt;&quot;)" office:value-type="string" office:string-value="&lt;game name=&quot;Special Criminal Investigation (Europe)&quot;&gt; &lt;year&gt;1992&lt;/year&gt; &lt;rating&gt;ESRB - RP (Rating Pending)&lt;/rating&gt; &lt;title&gt;Special Criminal Investigation &lt;/title&gt; &lt;pub&gt;Taito Corporation&lt;/pub&gt; &lt;dev&gt;Taito Corporation&lt;/dev&gt; &lt;genre&gt;Driving&lt;/genre&gt; &lt;score&gt;3.6&lt;/score&gt; &lt;player&gt;1 Player&lt;/player&gt; &lt;story&gt;Three girls have been reported missing including the mayor's daughter, and Chase Special Investigations has asked you to track down five vehicles, mentioned in the mission briefing, who are believed to be involved in the kidnapping. Using a heavy-designed machine with a V6 DOHC 3000CC Twin Turbo Engine, five sets of nitro-fuel boosts, and a gun attached to the steering wheel (which you can use to damage the target vehicle), your mission is to patrol the streets and find these vehicles.****The gameplay is similar to Chase H.Q., but there are a few differences. For example, cars travel in both directions instead of one, and some of them will catch up to your car and shoot at you. At least once in every stage a helicopter does a fly by and drops you some grenades you can use to further damage the target vehicle. A guy on a motorcycle will catch up to you and throw grenades at your car. And, most importantly, as mentioned earlier, you can shoot at the target vehicle rather than just bumping into it.****Have fun driving around, but remember, there is a strict time limit, so I wouldn't waste time or keep crashing into things if I were you.&lt;/story&gt; &lt;/game&gt;">
            <text:p>&lt;game name="Special Criminal Investigation (Europe)"&gt; &lt;year&gt;1992&lt;/year&gt; &lt;rating&gt;ESRB - RP (Rating Pending)&lt;/rating&gt; &lt;title&gt;Special Criminal Investigation &lt;/title&gt; &lt;pub&gt;Taito Corporation&lt;/pub&gt; &lt;dev&gt;Taito Corporation&lt;/dev&gt; &lt;genre&gt;Driving&lt;/genre&gt; &lt;score&gt;3.6&lt;/score&gt; &lt;player&gt;1 Player&lt;/player&gt; &lt;story&gt;Three girls have been reported missing including the mayor's daughter, and Chase Special Investigations has asked you to track down five vehicles, mentioned in the mission briefing, who are believed to be involved in the kidnapping. Using a heavy-designed machine with a V6 DOHC 3000CC Twin Turbo Engine, five sets of nitro-fuel boosts, and a gun attached to the steering wheel (which you can use to damage the target vehicle), your mission is to patrol the streets and find these vehicles.****The gameplay is similar to Chase H.Q., but there are a few differences. For example, cars travel in both directions instead of one, and some of them will catch up to your car and shoot at you. At least once in every stage a helicopter does a fly by and drops you some grenades you can use to further damage the target vehicle. A guy on a motorcycle will catch up to you and throw grenades at your car. And, most importantly, as mentioned earlier, you can shoot at the target vehicle rather than just bumping into it.****Have fun driving around, but remember, there is a strict time limit, so I wouldn't waste time or keep crashing into things if I were you.&lt;/story&gt; &lt;/game&gt;</text:p>
          </table:table-cell>
        </table:table-row>
        <table:table-row table:style-name="ro1">
          <table:table-cell office:value-type="string">
            <text:p>Speedball (Europe) (Virgin)</text:p>
          </table:table-cell>
          <table:table-cell office:value-type="string">
            <text:p>1992</text:p>
          </table:table-cell>
          <table:table-cell office:value-type="string">
            <text:p>ESRB - RP (Rating Pending)</text:p>
          </table:table-cell>
          <table:table-cell office:value-type="string">
            <text:p>Speedball</text:p>
          </table:table-cell>
          <table:table-cell office:value-type="string">
            <text:p>Virgin Games, Ltd.</text:p>
          </table:table-cell>
          <table:table-cell office:value-type="string">
            <text:p>Bitmap Brothers, The</text:p>
          </table:table-cell>
          <table:table-cell office:value-type="string">
            <text:p>Sports</text:p>
          </table:table-cell>
          <table:table-cell office:value-type="string">
            <text:p>3.0</text:p>
          </table:table-cell>
          <table:table-cell office:value-type="string">
            <text:p>1-2 Players</text:p>
          </table:table-cell>
          <table:table-cell office:value-type="string">
            <text:p>The original future sport game, Speedball is played out on a small court with five players on each team, making it more frantic than the more famous sequel. The ball must be thrown into the goal at your opponent's end. Any amount of physical contact can be made, and there are no illegal ways to get the ball or the goal.****Before each match you can bribe the referee into awarding you a head-start or strengthening the abilities of your players. You compete in a simple knockout cup tournament, or in individual 2-player games.</text:p>
          </table:table-cell>
          <table:table-cell table:formula="of:=CONCATENATE(&quot;&lt;game name=&quot;;CHAR(34);[.A219];CHAR(34);&quot;&gt; &lt;year&gt;&quot;;[.B219];&quot;&lt;/year&gt; &lt;rating&gt;&quot;;[.C219];&quot;&lt;/rating&gt; &lt;title&gt;&quot;;[.D219];&quot;&lt;/title&gt; &lt;pub&gt;&quot;;[.E219];&quot;&lt;/pub&gt; &lt;dev&gt;&quot;;[.F219];&quot;&lt;/dev&gt; &lt;genre&gt;&quot;;[.G219];&quot;&lt;/genre&gt; &lt;score&gt;&quot;;[.H219];&quot;&lt;/score&gt; &lt;player&gt;&quot;;[.I219];&quot;&lt;/player&gt; &lt;story&gt;&quot;;[.J219];&quot;&lt;/story&gt; &lt;/game&gt;&quot;)" office:value-type="string" office:string-value="&lt;game name=&quot;Speedball (Europe) (Virgin)&quot;&gt; &lt;year&gt;1992&lt;/year&gt; &lt;rating&gt;ESRB - RP (Rating Pending)&lt;/rating&gt; &lt;title&gt;Speedball&lt;/title&gt; &lt;pub&gt;Virgin Games, Ltd.&lt;/pub&gt; &lt;dev&gt;Bitmap Brothers, The&lt;/dev&gt; &lt;genre&gt;Sports&lt;/genre&gt; &lt;score&gt;3.0&lt;/score&gt; &lt;player&gt;1-2 Players&lt;/player&gt; &lt;story&gt;The original future sport game, Speedball is played out on a small court with five players on each team, making it more frantic than the more famous sequel. The ball must be thrown into the goal at your opponent's end. Any amount of physical contact can be made, and there are no illegal ways to get the ball or the goal.****Before each match you can bribe the referee into awarding you a head-start or strengthening the abilities of your players. You compete in a simple knockout cup tournament, or in individual 2-player games.&lt;/story&gt; &lt;/game&gt;">
            <text:p>&lt;game name="Speedball (Europe) (Virgin)"&gt; &lt;year&gt;1992&lt;/year&gt; &lt;rating&gt;ESRB - RP (Rating Pending)&lt;/rating&gt; &lt;title&gt;Speedball&lt;/title&gt; &lt;pub&gt;Virgin Games, Ltd.&lt;/pub&gt; &lt;dev&gt;Bitmap Brothers, The&lt;/dev&gt; &lt;genre&gt;Sports&lt;/genre&gt; &lt;score&gt;3.0&lt;/score&gt; &lt;player&gt;1-2 Players&lt;/player&gt; &lt;story&gt;The original future sport game, Speedball is played out on a small court with five players on each team, making it more frantic than the more famous sequel. The ball must be thrown into the goal at your opponent's end. Any amount of physical contact can be made, and there are no illegal ways to get the ball or the goal.****Before each match you can bribe the referee into awarding you a head-start or strengthening the abilities of your players. You compete in a simple knockout cup tournament, or in individual 2-player games.&lt;/story&gt; &lt;/game&gt;</text:p>
          </table:table-cell>
        </table:table-row>
        <table:table-row table:style-name="ro1">
          <table:table-cell office:value-type="string">
            <text:p>Speedball 2 (Europe)</text:p>
          </table:table-cell>
          <table:table-cell office:value-type="string">
            <text:p>1992</text:p>
          </table:table-cell>
          <table:table-cell office:value-type="string">
            <text:p>ESRB - RP (Rating Pending)</text:p>
          </table:table-cell>
          <table:table-cell office:value-type="string">
            <text:p>Speedball 2 </text:p>
          </table:table-cell>
          <table:table-cell office:value-type="string">
            <text:p>Virgin Games, Ltd.</text:p>
          </table:table-cell>
          <table:table-cell office:value-type="string">
            <text:p>Bitmap Brothers, The</text:p>
          </table:table-cell>
          <table:table-cell office:value-type="string">
            <text:p>Sports</text:p>
          </table:table-cell>
          <table:table-cell office:value-type="string">
            <text:p>2.5</text:p>
          </table:table-cell>
          <table:table-cell office:value-type="string">
            <text:p>1-2 Players</text:p>
          </table:table-cell>
          <table:table-cell office:value-type="string">
            <text:p>Brutal Deluxe doesn't live up to their name - in fact they're the worst team Speedball has ever seen. As their manager, it is your job to transform their fortunes. As well as the league system, which consists of 2 8-team divisions and challenges you to advance to the top, there are also 2 cup tournaments, one of which is played out over 2 'legs' with the aggregate score deciding who progresses.****You can play the matches as well, which is the real meat of the game. They consist of 2 90-second periods, and the gameplay is futuristic, fast and frantic, with heavy tackling encouraged to retrieve the ball. Power-ups and tokens appear on the pitch, including ones to make your players extra-tough or freeze the opponents.****The sides of the pitch each include a score multiplier, which you can run the ball through to increase the value of your scoring - the opposition can sometimes immediately grab the ball and nullify this. There are also 5 stars which are worth 2 points each if you hit them (more if you have the multiplier activated), but these can also be cancelled out by the opposition hitting the same star, and their points values only become set after the half. Next to the stars there are 'portals' which throw the ball out the opposite side of the pitch, in the direction it was going.****You get money for the results, and by collecting the silver tokens which appear on the pitch at random intervals. Between each match you can spend these either on improving your existing players as far as they can go, or on buying better ones and fitting them into the team. Your original players can only be improved to a certain extent, so remembering where your signed players are and making use of them is important.****A variety of tokens also appear during the match, some of which boost your team's power for a short period of time, and one freezes the opposition.</text:p>
          </table:table-cell>
          <table:table-cell table:formula="of:=CONCATENATE(&quot;&lt;game name=&quot;;CHAR(34);[.A220];CHAR(34);&quot;&gt; &lt;year&gt;&quot;;[.B220];&quot;&lt;/year&gt; &lt;rating&gt;&quot;;[.C220];&quot;&lt;/rating&gt; &lt;title&gt;&quot;;[.D220];&quot;&lt;/title&gt; &lt;pub&gt;&quot;;[.E220];&quot;&lt;/pub&gt; &lt;dev&gt;&quot;;[.F220];&quot;&lt;/dev&gt; &lt;genre&gt;&quot;;[.G220];&quot;&lt;/genre&gt; &lt;score&gt;&quot;;[.H220];&quot;&lt;/score&gt; &lt;player&gt;&quot;;[.I220];&quot;&lt;/player&gt; &lt;story&gt;&quot;;[.J220];&quot;&lt;/story&gt; &lt;/game&gt;&quot;)" office:value-type="string" office:string-value="&lt;game name=&quot;Speedball 2 (Europe)&quot;&gt; &lt;year&gt;1992&lt;/year&gt; &lt;rating&gt;ESRB - RP (Rating Pending)&lt;/rating&gt; &lt;title&gt;Speedball 2 &lt;/title&gt; &lt;pub&gt;Virgin Games, Ltd.&lt;/pub&gt; &lt;dev&gt;Bitmap Brothers, The&lt;/dev&gt; &lt;genre&gt;Sports&lt;/genre&gt; &lt;score&gt;2.5&lt;/score&gt; &lt;player&gt;1-2 Players&lt;/player&gt; &lt;story&gt;Brutal Deluxe doesn't live up to their name - in fact they're the worst team Speedball has ever seen. As their manager, it is your job to transform their fortunes. As well as the league system, which consists of 2 8-team divisions and challenges you to advance to the top, there are also 2 cup tournaments, one of which is played out over 2 'legs' with the aggregate score deciding who progresses.****You can play the matches as well, which is the real meat of the game. They consist of 2 90-second periods, and the gameplay is futuristic, fast and frantic, with heavy tackling encouraged to retrieve the ball. Power-ups and tokens appear on the pitch, including ones to make your players extra-tough or freeze the opponents.****The sides of the pitch each include a score multiplier, which you can run the ball through to increase the value of your scoring - the opposition can sometimes immediately grab the ball and nullify this. There are also 5 stars which are worth 2 points each if you hit them (more if you have the multiplier activated), but these can also be cancelled out by the opposition hitting the same star, and their points values only become set after the half. Next to the stars there are 'portals' which throw the ball out the opposite side of the pitch, in the direction it was going.****You get money for the results, and by collecting the silver tokens which appear on the pitch at random intervals. Between each match you can spend these either on improving your existing players as far as they can go, or on buying better ones and fitting them into the team. Your original players can only be improved to a certain extent, so remembering where your signed players are and making use of them is important.****A variety of tokens also appear during the match, some of which boost your team's power for a short period of time, and one freezes the opposition.&lt;/story&gt; &lt;/game&gt;">
            <text:p>&lt;game name="Speedball 2 (Europe)"&gt; &lt;year&gt;1992&lt;/year&gt; &lt;rating&gt;ESRB - RP (Rating Pending)&lt;/rating&gt; &lt;title&gt;Speedball 2 &lt;/title&gt; &lt;pub&gt;Virgin Games, Ltd.&lt;/pub&gt; &lt;dev&gt;Bitmap Brothers, The&lt;/dev&gt; &lt;genre&gt;Sports&lt;/genre&gt; &lt;score&gt;2.5&lt;/score&gt; &lt;player&gt;1-2 Players&lt;/player&gt; &lt;story&gt;Brutal Deluxe doesn't live up to their name - in fact they're the worst team Speedball has ever seen. As their manager, it is your job to transform their fortunes. As well as the league system, which consists of 2 8-team divisions and challenges you to advance to the top, there are also 2 cup tournaments, one of which is played out over 2 'legs' with the aggregate score deciding who progresses.****You can play the matches as well, which is the real meat of the game. They consist of 2 90-second periods, and the gameplay is futuristic, fast and frantic, with heavy tackling encouraged to retrieve the ball. Power-ups and tokens appear on the pitch, including ones to make your players extra-tough or freeze the opponents.****The sides of the pitch each include a score multiplier, which you can run the ball through to increase the value of your scoring - the opposition can sometimes immediately grab the ball and nullify this. There are also 5 stars which are worth 2 points each if you hit them (more if you have the multiplier activated), but these can also be cancelled out by the opposition hitting the same star, and their points values only become set after the half. Next to the stars there are 'portals' which throw the ball out the opposite side of the pitch, in the direction it was going.****You get money for the results, and by collecting the silver tokens which appear on the pitch at random intervals. Between each match you can spend these either on improving your existing players as far as they can go, or on buying better ones and fitting them into the team. Your original players can only be improved to a certain extent, so remembering where your signed players are and making use of them is important.****A variety of tokens also appear during the match, some of which boost your team's power for a short period of time, and one freezes the opposition.&lt;/story&gt; &lt;/game&gt;</text:p>
          </table:table-cell>
        </table:table-row>
        <table:table-row table:style-name="ro1">
          <table:table-cell office:value-type="string">
            <text:p>SpellCaster (USA, Europe)</text:p>
          </table:table-cell>
          <table:table-cell office:value-type="string">
            <text:p>1989</text:p>
          </table:table-cell>
          <table:table-cell office:value-type="string">
            <text:p>ESRB - RP (Rating Pending)</text:p>
          </table:table-cell>
          <table:table-cell office:value-type="string">
            <text:p>SpellCaster </text:p>
          </table:table-cell>
          <table:table-cell table:number-columns-repeated="2" office:value-type="string">
            <text:p>SEGA Enterprises Ltd.</text:p>
          </table:table-cell>
          <table:table-cell office:value-type="string">
            <text:p>Role-Playing</text:p>
          </table:table-cell>
          <table:table-cell office:value-type="string">
            <text:p>3.6</text:p>
          </table:table-cell>
          <table:table-cell office:value-type="string">
            <text:p>1 Player</text:p>
          </table:table-cell>
          <table:table-cell office:value-type="string">
            <text:p>Kujakuo is based on the comic by the same name, published in Young Jump in the late eighties and drawn by Makoto Ogino. It is a tale of the occult, centred around the buddhist monk Kujaku.****In this game, Kujaku is sent out by his master, Ajari, to find out what has happened at the nearby temple of Hieizan. Upon arriving, after having fought his way through magical creatures and deadly warriors, he find his comrades slain. One of them, Kubira, is still holding on to his life, and before drawing his last breath, he utters the word "Izumo". Ajuri then sends Kujaku to the town of Izumo, where he encounters a deadly enemy of unknown origin.****Kujakuo is part adventure game à la Déjà vu (or, since this is a Sega game, Hoshi o sagashite), part platform action. To get between the adventure parts, you must pass an action level, as well as a boss fight or two, just as in Cosmic Spacehead.****The adventure part has you looking at a scenery, with a text box for descriptions and lines, and a set of verbs on the right. Use a cursor to point out specific objects for your verbs.****In the platform levels, Kujaku can jump and shoot magic bolts. While the usual bolt is small, he can load up before releasing them, R-Type style. Pressing the pause button opens up the spell menu, for accessing more powerful magical spells. New spells can be learned throughout the game. Most spells are offensive, but some grant additional powers such as levitation. Each time a spell is activated, you use up your limited spirit energy. Enemies will, when killed, sometimes drop spheres that will raise your spirit energy, though.****This game was remade into Spellcaster upon its release in the West.</text:p>
          </table:table-cell>
          <table:table-cell table:formula="of:=CONCATENATE(&quot;&lt;game name=&quot;;CHAR(34);[.A221];CHAR(34);&quot;&gt; &lt;year&gt;&quot;;[.B221];&quot;&lt;/year&gt; &lt;rating&gt;&quot;;[.C221];&quot;&lt;/rating&gt; &lt;title&gt;&quot;;[.D221];&quot;&lt;/title&gt; &lt;pub&gt;&quot;;[.E221];&quot;&lt;/pub&gt; &lt;dev&gt;&quot;;[.F221];&quot;&lt;/dev&gt; &lt;genre&gt;&quot;;[.G221];&quot;&lt;/genre&gt; &lt;score&gt;&quot;;[.H221];&quot;&lt;/score&gt; &lt;player&gt;&quot;;[.I221];&quot;&lt;/player&gt; &lt;story&gt;&quot;;[.J221];&quot;&lt;/story&gt; &lt;/game&gt;&quot;)" office:value-type="string" office:string-value="&lt;game name=&quot;SpellCaster (USA, Europe)&quot;&gt; &lt;year&gt;1989&lt;/year&gt; &lt;rating&gt;ESRB - RP (Rating Pending)&lt;/rating&gt; &lt;title&gt;SpellCaster &lt;/title&gt; &lt;pub&gt;SEGA Enterprises Ltd.&lt;/pub&gt; &lt;dev&gt;SEGA Enterprises Ltd.&lt;/dev&gt; &lt;genre&gt;Role-Playing&lt;/genre&gt; &lt;score&gt;3.6&lt;/score&gt; &lt;player&gt;1 Player&lt;/player&gt; &lt;story&gt;Kujakuo is based on the comic by the same name, published in Young Jump in the late eighties and drawn by Makoto Ogino. It is a tale of the occult, centred around the buddhist monk Kujaku.****In this game, Kujaku is sent out by his master, Ajari, to find out what has happened at the nearby temple of Hieizan. Upon arriving, after having fought his way through magical creatures and deadly warriors, he find his comrades slain. One of them, Kubira, is still holding on to his life, and before drawing his last breath, he utters the word &quot;Izumo&quot;. Ajuri then sends Kujaku to the town of Izumo, where he encounters a deadly enemy of unknown origin.****Kujakuo is part adventure game à la Déjà vu (or, since this is a Sega game, Hoshi o sagashite), part platform action. To get between the adventure parts, you must pass an action level, as well as a boss fight or two, just as in Cosmic Spacehead.****The adventure part has you looking at a scenery, with a text box for descriptions and lines, and a set of verbs on the right. Use a cursor to point out specific objects for your verbs.****In the platform levels, Kujaku can jump and shoot magic bolts. While the usual bolt is small, he can load up before releasing them, R-Type style. Pressing the pause button opens up the spell menu, for accessing more powerful magical spells. New spells can be learned throughout the game. Most spells are offensive, but some grant additional powers such as levitation. Each time a spell is activated, you use up your limited spirit energy. Enemies will, when killed, sometimes drop spheres that will raise your spirit energy, though.****This game was remade into Spellcaster upon its release in the West.&lt;/story&gt; &lt;/game&gt;">
            <text:p>&lt;game name="SpellCaster (USA, Europe)"&gt; &lt;year&gt;1989&lt;/year&gt; &lt;rating&gt;ESRB - RP (Rating Pending)&lt;/rating&gt; &lt;title&gt;SpellCaster &lt;/title&gt; &lt;pub&gt;SEGA Enterprises Ltd.&lt;/pub&gt; &lt;dev&gt;SEGA Enterprises Ltd.&lt;/dev&gt; &lt;genre&gt;Role-Playing&lt;/genre&gt; &lt;score&gt;3.6&lt;/score&gt; &lt;player&gt;1 Player&lt;/player&gt; &lt;story&gt;Kujakuo is based on the comic by the same name, published in Young Jump in the late eighties and drawn by Makoto Ogino. It is a tale of the occult, centred around the buddhist monk Kujaku.****In this game, Kujaku is sent out by his master, Ajari, to find out what has happened at the nearby temple of Hieizan. Upon arriving, after having fought his way through magical creatures and deadly warriors, he find his comrades slain. One of them, Kubira, is still holding on to his life, and before drawing his last breath, he utters the word "Izumo". Ajuri then sends Kujaku to the town of Izumo, where he encounters a deadly enemy of unknown origin.****Kujakuo is part adventure game à la Déjà vu (or, since this is a Sega game, Hoshi o sagashite), part platform action. To get between the adventure parts, you must pass an action level, as well as a boss fight or two, just as in Cosmic Spacehead.****The adventure part has you looking at a scenery, with a text box for descriptions and lines, and a set of verbs on the right. Use a cursor to point out specific objects for your verbs.****In the platform levels, Kujaku can jump and shoot magic bolts. While the usual bolt is small, he can load up before releasing them, R-Type style. Pressing the pause button opens up the spell menu, for accessing more powerful magical spells. New spells can be learned throughout the game. Most spells are offensive, but some grant additional powers such as levitation. Each time a spell is activated, you use up your limited spirit energy. Enemies will, when killed, sometimes drop spheres that will raise your spirit energy, though.****This game was remade into Spellcaster upon its release in the West.&lt;/story&gt; &lt;/game&gt;</text:p>
          </table:table-cell>
        </table:table-row>
        <table:table-row table:style-name="ro1">
          <table:table-cell office:value-type="string">
            <text:p>Spider-Man - Return of the Sinister Six (Europe)</text:p>
          </table:table-cell>
          <table:table-cell office:value-type="string">
            <text:p>1992</text:p>
          </table:table-cell>
          <table:table-cell office:value-type="string">
            <text:p>ESRB - RP (Rating Pending)</text:p>
          </table:table-cell>
          <table:table-cell office:value-type="string">
            <text:p>Spider-Man - Return of the Sinister Six </text:p>
          </table:table-cell>
          <table:table-cell office:value-type="string">
            <text:p>Acclaim Entertainment Ltd.</text:p>
          </table:table-cell>
          <table:table-cell office:value-type="string">
            <text:p>B.I.T.S., Ltd.</text:p>
          </table:table-cell>
          <table:table-cell office:value-type="string">
            <text:p>Platform</text:p>
          </table:table-cell>
          <table:table-cell office:value-type="string">
            <text:p>2.6</text:p>
          </table:table-cell>
          <table:table-cell office:value-type="string">
            <text:p>1 Player</text:p>
          </table:table-cell>
          <table:table-cell office:value-type="string">
            <text:p>From the ingame intro:****"Doctor Octopus is plotting the crowning caper of his criminal career... to rule the world.**He has reunited the Sinister Six and with these super-villains together again, nothing stands in their way - except Spider-Man!"****Spider-Man: Return of the Sinister Six is a side-scrolling game which puts you in the role of Spidey throughout six levels against Electro, Sandman, Mysterio, Vulture, Hobgoblin and Doctor Octopus respectively. Some puzzle solving (like finding a key) is necessary to beat some levels. Spidey can duck jump, climb walls, punch, shoot webs to swing (by pressing punch and jump together) and perform a jump kick (by pressing the punch button twice). Collecting web cartridges allows Spidey to shoot limited web projectiles.****Although hard to die, Spidey has only one life, there are no items to recharge life (but killing some guys will do so) and only one continue.</text:p>
          </table:table-cell>
          <table:table-cell table:formula="of:=CONCATENATE(&quot;&lt;game name=&quot;;CHAR(34);[.A222];CHAR(34);&quot;&gt; &lt;year&gt;&quot;;[.B222];&quot;&lt;/year&gt; &lt;rating&gt;&quot;;[.C222];&quot;&lt;/rating&gt; &lt;title&gt;&quot;;[.D222];&quot;&lt;/title&gt; &lt;pub&gt;&quot;;[.E222];&quot;&lt;/pub&gt; &lt;dev&gt;&quot;;[.F222];&quot;&lt;/dev&gt; &lt;genre&gt;&quot;;[.G222];&quot;&lt;/genre&gt; &lt;score&gt;&quot;;[.H222];&quot;&lt;/score&gt; &lt;player&gt;&quot;;[.I222];&quot;&lt;/player&gt; &lt;story&gt;&quot;;[.J222];&quot;&lt;/story&gt; &lt;/game&gt;&quot;)" office:value-type="string" office:string-value="&lt;game name=&quot;Spider-Man - Return of the Sinister Six (Europe)&quot;&gt; &lt;year&gt;1992&lt;/year&gt; &lt;rating&gt;ESRB - RP (Rating Pending)&lt;/rating&gt; &lt;title&gt;Spider-Man - Return of the Sinister Six &lt;/title&gt; &lt;pub&gt;Acclaim Entertainment Ltd.&lt;/pub&gt; &lt;dev&gt;B.I.T.S., Ltd.&lt;/dev&gt; &lt;genre&gt;Platform&lt;/genre&gt; &lt;score&gt;2.6&lt;/score&gt; &lt;player&gt;1 Player&lt;/player&gt; &lt;story&gt;From the ingame intro:****&quot;Doctor Octopus is plotting the crowning caper of his criminal career... to rule the world.**He has reunited the Sinister Six and with these super-villains together again, nothing stands in their way - except Spider-Man!&quot;****Spider-Man: Return of the Sinister Six is a side-scrolling game which puts you in the role of Spidey throughout six levels against Electro, Sandman, Mysterio, Vulture, Hobgoblin and Doctor Octopus respectively. Some puzzle solving (like finding a key) is necessary to beat some levels. Spidey can duck jump, climb walls, punch, shoot webs to swing (by pressing punch and jump together) and perform a jump kick (by pressing the punch button twice). Collecting web cartridges allows Spidey to shoot limited web projectiles.****Although hard to die, Spidey has only one life, there are no items to recharge life (but killing some guys will do so) and only one continue.&lt;/story&gt; &lt;/game&gt;">
            <text:p>&lt;game name="Spider-Man - Return of the Sinister Six (Europe)"&gt; &lt;year&gt;1992&lt;/year&gt; &lt;rating&gt;ESRB - RP (Rating Pending)&lt;/rating&gt; &lt;title&gt;Spider-Man - Return of the Sinister Six &lt;/title&gt; &lt;pub&gt;Acclaim Entertainment Ltd.&lt;/pub&gt; &lt;dev&gt;B.I.T.S., Ltd.&lt;/dev&gt; &lt;genre&gt;Platform&lt;/genre&gt; &lt;score&gt;2.6&lt;/score&gt; &lt;player&gt;1 Player&lt;/player&gt; &lt;story&gt;From the ingame intro:****"Doctor Octopus is plotting the crowning caper of his criminal career... to rule the world.**He has reunited the Sinister Six and with these super-villains together again, nothing stands in their way - except Spider-Man!"****Spider-Man: Return of the Sinister Six is a side-scrolling game which puts you in the role of Spidey throughout six levels against Electro, Sandman, Mysterio, Vulture, Hobgoblin and Doctor Octopus respectively. Some puzzle solving (like finding a key) is necessary to beat some levels. Spidey can duck jump, climb walls, punch, shoot webs to swing (by pressing punch and jump together) and perform a jump kick (by pressing the punch button twice). Collecting web cartridges allows Spidey to shoot limited web projectiles.****Although hard to die, Spidey has only one life, there are no items to recharge life (but killing some guys will do so) and only one continue.&lt;/story&gt; &lt;/game&gt;</text:p>
          </table:table-cell>
        </table:table-row>
        <table:table-row table:style-name="ro1">
          <table:table-cell office:value-type="string">
            <text:p>Spider-Man vs. The Kingpin (USA, Europe)</text:p>
          </table:table-cell>
          <table:table-cell office:value-type="string">
            <text:p>1991</text:p>
          </table:table-cell>
          <table:table-cell office:value-type="string">
            <text:p>ESRB - RP (Rating Pending)</text:p>
          </table:table-cell>
          <table:table-cell office:value-type="string">
            <text:p>Spider-Man vs. The Kingpin </text:p>
          </table:table-cell>
          <table:table-cell table:number-columns-repeated="2" office:value-type="string">
            <text:p>SEGA of America, Inc.</text:p>
          </table:table-cell>
          <table:table-cell office:value-type="string">
            <text:p>Action</text:p>
          </table:table-cell>
          <table:table-cell office:value-type="string">
            <text:p>3.8</text:p>
          </table:table-cell>
          <table:table-cell office:value-type="string">
            <text:p>1 Player</text:p>
          </table:table-cell>
          <table:table-cell office:value-type="string">
            <text:p>The city of New York is certainly a great place to be, but not when there's the criminal element running about. Lucky for the NYPD, there's also the heroic Spider-Man on their side!****But now one of the biggest criminals in the city, Wilson Fisk, a.k.a. The Kingpin, has pulled of the ultimate plot! He announces to New York that a bomb has been planted somewhere in the city, and that it'll go off in 24 hours! What's worse, he lays the blame on Spider-Man, and now the webslinger is on his own, and on the run from the police. Spidey smells a rat, and he knows what he must do.****Spidey has 24 hours to find and disarm that bomb. And he must also clear his name, so he takes his camera to take convincing photos for his Spider-Man hating boss, J. Jonah Jameson, and the police, to prove his innocence. Along the way, he just may run into a few of his *AHEM* "old friends", including Dr. Octopus, Electro, Mysterio, and ultimately Kingpin himself!</text:p>
          </table:table-cell>
          <table:table-cell table:formula="of:=CONCATENATE(&quot;&lt;game name=&quot;;CHAR(34);[.A223];CHAR(34);&quot;&gt; &lt;year&gt;&quot;;[.B223];&quot;&lt;/year&gt; &lt;rating&gt;&quot;;[.C223];&quot;&lt;/rating&gt; &lt;title&gt;&quot;;[.D223];&quot;&lt;/title&gt; &lt;pub&gt;&quot;;[.E223];&quot;&lt;/pub&gt; &lt;dev&gt;&quot;;[.F223];&quot;&lt;/dev&gt; &lt;genre&gt;&quot;;[.G223];&quot;&lt;/genre&gt; &lt;score&gt;&quot;;[.H223];&quot;&lt;/score&gt; &lt;player&gt;&quot;;[.I223];&quot;&lt;/player&gt; &lt;story&gt;&quot;;[.J223];&quot;&lt;/story&gt; &lt;/game&gt;&quot;)" office:value-type="string" office:string-value="&lt;game name=&quot;Spider-Man vs. The Kingpin (USA, Europe)&quot;&gt; &lt;year&gt;1991&lt;/year&gt; &lt;rating&gt;ESRB - RP (Rating Pending)&lt;/rating&gt; &lt;title&gt;Spider-Man vs. The Kingpin &lt;/title&gt; &lt;pub&gt;SEGA of America, Inc.&lt;/pub&gt; &lt;dev&gt;SEGA of America, Inc.&lt;/dev&gt; &lt;genre&gt;Action&lt;/genre&gt; &lt;score&gt;3.8&lt;/score&gt; &lt;player&gt;1 Player&lt;/player&gt; &lt;story&gt;The city of New York is certainly a great place to be, but not when there's the criminal element running about. Lucky for the NYPD, there's also the heroic Spider-Man on their side!****But now one of the biggest criminals in the city, Wilson Fisk, a.k.a. The Kingpin, has pulled of the ultimate plot! He announces to New York that a bomb has been planted somewhere in the city, and that it'll go off in 24 hours! What's worse, he lays the blame on Spider-Man, and now the webslinger is on his own, and on the run from the police. Spidey smells a rat, and he knows what he must do.****Spidey has 24 hours to find and disarm that bomb. And he must also clear his name, so he takes his camera to take convincing photos for his Spider-Man hating boss, J. Jonah Jameson, and the police, to prove his innocence. Along the way, he just may run into a few of his *AHEM* &quot;old friends&quot;, including Dr. Octopus, Electro, Mysterio, and ultimately Kingpin himself!&lt;/story&gt; &lt;/game&gt;">
            <text:p>&lt;game name="Spider-Man vs. The Kingpin (USA, Europe)"&gt; &lt;year&gt;1991&lt;/year&gt; &lt;rating&gt;ESRB - RP (Rating Pending)&lt;/rating&gt; &lt;title&gt;Spider-Man vs. The Kingpin &lt;/title&gt; &lt;pub&gt;SEGA of America, Inc.&lt;/pub&gt; &lt;dev&gt;SEGA of America, Inc.&lt;/dev&gt; &lt;genre&gt;Action&lt;/genre&gt; &lt;score&gt;3.8&lt;/score&gt; &lt;player&gt;1 Player&lt;/player&gt; &lt;story&gt;The city of New York is certainly a great place to be, but not when there's the criminal element running about. Lucky for the NYPD, there's also the heroic Spider-Man on their side!****But now one of the biggest criminals in the city, Wilson Fisk, a.k.a. The Kingpin, has pulled of the ultimate plot! He announces to New York that a bomb has been planted somewhere in the city, and that it'll go off in 24 hours! What's worse, he lays the blame on Spider-Man, and now the webslinger is on his own, and on the run from the police. Spidey smells a rat, and he knows what he must do.****Spidey has 24 hours to find and disarm that bomb. And he must also clear his name, so he takes his camera to take convincing photos for his Spider-Man hating boss, J. Jonah Jameson, and the police, to prove his innocence. Along the way, he just may run into a few of his *AHEM* "old friends", including Dr. Octopus, Electro, Mysterio, and ultimately Kingpin himself!&lt;/story&gt; &lt;/game&gt;</text:p>
          </table:table-cell>
        </table:table-row>
        <table:table-row table:style-name="ro1">
          <table:table-cell office:value-type="string">
            <text:p>Sports Pad Football (USA)</text:p>
          </table:table-cell>
          <table:table-cell office:value-type="string">
            <text:p>1987</text:p>
          </table:table-cell>
          <table:table-cell office:value-type="string">
            <text:p>ESRB - RP (Rating Pending)</text:p>
          </table:table-cell>
          <table:table-cell office:value-type="string">
            <text:p>Sports Pad Football</text:p>
          </table:table-cell>
          <table:table-cell table:number-columns-repeated="2" office:value-type="string">
            <text:p>SEGA of America, Inc.</text:p>
          </table:table-cell>
          <table:table-cell office:value-type="string">
            <text:p>Football/Sports</text:p>
          </table:table-cell>
          <table:table-cell office:value-type="string">
            <text:p>0.8</text:p>
          </table:table-cell>
          <table:table-cell office:value-type="string">
            <text:p>1-2 Players</text:p>
          </table:table-cell>
          <table:table-cell office:value-type="string">
            <text:p>Sports Pad Football is an American football game developed for the Sega Master System. It requires the Sports Pad.</text:p>
          </table:table-cell>
          <table:table-cell table:formula="of:=CONCATENATE(&quot;&lt;game name=&quot;;CHAR(34);[.A224];CHAR(34);&quot;&gt; &lt;year&gt;&quot;;[.B224];&quot;&lt;/year&gt; &lt;rating&gt;&quot;;[.C224];&quot;&lt;/rating&gt; &lt;title&gt;&quot;;[.D224];&quot;&lt;/title&gt; &lt;pub&gt;&quot;;[.E224];&quot;&lt;/pub&gt; &lt;dev&gt;&quot;;[.F224];&quot;&lt;/dev&gt; &lt;genre&gt;&quot;;[.G224];&quot;&lt;/genre&gt; &lt;score&gt;&quot;;[.H224];&quot;&lt;/score&gt; &lt;player&gt;&quot;;[.I224];&quot;&lt;/player&gt; &lt;story&gt;&quot;;[.J224];&quot;&lt;/story&gt; &lt;/game&gt;&quot;)" office:value-type="string" office:string-value="&lt;game name=&quot;Sports Pad Football (USA)&quot;&gt; &lt;year&gt;1987&lt;/year&gt; &lt;rating&gt;ESRB - RP (Rating Pending)&lt;/rating&gt; &lt;title&gt;Sports Pad Football&lt;/title&gt; &lt;pub&gt;SEGA of America, Inc.&lt;/pub&gt; &lt;dev&gt;SEGA of America, Inc.&lt;/dev&gt; &lt;genre&gt;Football/Sports&lt;/genre&gt; &lt;score&gt;0.8&lt;/score&gt; &lt;player&gt;1-2 Players&lt;/player&gt; &lt;story&gt;Sports Pad Football is an American football game developed for the Sega Master System. It requires the Sports Pad.&lt;/story&gt; &lt;/game&gt;">
            <text:p>&lt;game name="Sports Pad Football (USA)"&gt; &lt;year&gt;1987&lt;/year&gt; &lt;rating&gt;ESRB - RP (Rating Pending)&lt;/rating&gt; &lt;title&gt;Sports Pad Football&lt;/title&gt; &lt;pub&gt;SEGA of America, Inc.&lt;/pub&gt; &lt;dev&gt;SEGA of America, Inc.&lt;/dev&gt; &lt;genre&gt;Football/Sports&lt;/genre&gt; &lt;score&gt;0.8&lt;/score&gt; &lt;player&gt;1-2 Players&lt;/player&gt; &lt;story&gt;Sports Pad Football is an American football game developed for the Sega Master System. It requires the Sports Pad.&lt;/story&gt; &lt;/game&gt;</text:p>
          </table:table-cell>
        </table:table-row>
        <table:table-row table:style-name="ro1">
          <table:table-cell office:value-type="string">
            <text:p>Spy vs. Spy (USA, Europe)</text:p>
          </table:table-cell>
          <table:table-cell office:value-type="string">
            <text:p>1988</text:p>
          </table:table-cell>
          <table:table-cell office:value-type="string">
            <text:p>ESRB - RP (Rating Pending)</text:p>
          </table:table-cell>
          <table:table-cell office:value-type="string">
            <text:p>Spy vs. Spy </text:p>
          </table:table-cell>
          <table:table-cell office:value-type="string">
            <text:p>SEGA Corporation</text:p>
          </table:table-cell>
          <table:table-cell office:value-type="string">
            <text:p>First Star Software, Inc.</text:p>
          </table:table-cell>
          <table:table-cell office:value-type="string">
            <text:p>Action</text:p>
          </table:table-cell>
          <table:table-cell office:value-type="string">
            <text:p>2.9</text:p>
          </table:table-cell>
          <table:table-cell office:value-type="string">
            <text:p>1-2 Players</text:p>
          </table:table-cell>
          <table:table-cell office:value-type="string">
            <text:p>M.A.D. magazine’s comic strip of the same name comes to life in this game which was designed for one or two players. The innovative split-screen shows both spies at the same time. Play with a friend or against the machine.****The black crow and the white crow are out to beat each other before the time bell rings. Find the needed objects by digging through drawers, closets and furniture in the house. Foil your opponent by setting creative booby traps in the various rooms (a bomb in a dresser drawer, for instance).****Fights ensue when both spies enter the same room. <text:s/>Find hidden weapons in the rooms to help with those fights, since one of you will die if you run into each other.</text:p>
          </table:table-cell>
          <table:table-cell table:formula="of:=CONCATENATE(&quot;&lt;game name=&quot;;CHAR(34);[.A225];CHAR(34);&quot;&gt; &lt;year&gt;&quot;;[.B225];&quot;&lt;/year&gt; &lt;rating&gt;&quot;;[.C225];&quot;&lt;/rating&gt; &lt;title&gt;&quot;;[.D225];&quot;&lt;/title&gt; &lt;pub&gt;&quot;;[.E225];&quot;&lt;/pub&gt; &lt;dev&gt;&quot;;[.F225];&quot;&lt;/dev&gt; &lt;genre&gt;&quot;;[.G225];&quot;&lt;/genre&gt; &lt;score&gt;&quot;;[.H225];&quot;&lt;/score&gt; &lt;player&gt;&quot;;[.I225];&quot;&lt;/player&gt; &lt;story&gt;&quot;;[.J225];&quot;&lt;/story&gt; &lt;/game&gt;&quot;)" office:value-type="string" office:string-value="&lt;game name=&quot;Spy vs. Spy (USA, Europe)&quot;&gt; &lt;year&gt;1988&lt;/year&gt; &lt;rating&gt;ESRB - RP (Rating Pending)&lt;/rating&gt; &lt;title&gt;Spy vs. Spy &lt;/title&gt; &lt;pub&gt;SEGA Corporation&lt;/pub&gt; &lt;dev&gt;First Star Software, Inc.&lt;/dev&gt; &lt;genre&gt;Action&lt;/genre&gt; &lt;score&gt;2.9&lt;/score&gt; &lt;player&gt;1-2 Players&lt;/player&gt; &lt;story&gt;M.A.D. magazine’s comic strip of the same name comes to life in this game which was designed for one or two players. The innovative split-screen shows both spies at the same time. Play with a friend or against the machine.****The black crow and the white crow are out to beat each other before the time bell rings. Find the needed objects by digging through drawers, closets and furniture in the house. Foil your opponent by setting creative booby traps in the various rooms (a bomb in a dresser drawer, for instance).****Fights ensue when both spies enter the same room.  Find hidden weapons in the rooms to help with those fights, since one of you will die if you run into each other.&lt;/story&gt; &lt;/game&gt;">
            <text:p>&lt;game name="Spy vs. Spy (USA, Europe)"&gt; &lt;year&gt;1988&lt;/year&gt; &lt;rating&gt;ESRB - RP (Rating Pending)&lt;/rating&gt; &lt;title&gt;Spy vs. Spy &lt;/title&gt; &lt;pub&gt;SEGA Corporation&lt;/pub&gt; &lt;dev&gt;First Star Software, Inc.&lt;/dev&gt; &lt;genre&gt;Action&lt;/genre&gt; &lt;score&gt;2.9&lt;/score&gt; &lt;player&gt;1-2 Players&lt;/player&gt; &lt;story&gt;M.A.D. magazine’s comic strip of the same name comes to life in this game which was designed for one or two players. The innovative split-screen shows both spies at the same time. Play with a friend or against the machine.****The black crow and the white crow are out to beat each other before the time bell rings. Find the needed objects by digging through drawers, closets and furniture in the house. Foil your opponent by setting creative booby traps in the various rooms (a bomb in a dresser drawer, for instance).****Fights ensue when both spies enter the same room. <text:s/>Find hidden weapons in the rooms to help with those fights, since one of you will die if you run into each other.&lt;/story&gt; &lt;/game&gt;</text:p>
          </table:table-cell>
        </table:table-row>
        <table:table-row table:style-name="ro1">
          <table:table-cell office:value-type="string">
            <text:p>Star Wars (Europe)</text:p>
          </table:table-cell>
          <table:table-cell office:value-type="string">
            <text:p>1993</text:p>
          </table:table-cell>
          <table:table-cell office:value-type="string">
            <text:p>ESRB - RP (Rating Pending)</text:p>
          </table:table-cell>
          <table:table-cell office:value-type="string">
            <text:p>Star Wars </text:p>
          </table:table-cell>
          <table:table-cell office:value-type="string">
            <text:p>U.S. Gold Ltd.</text:p>
          </table:table-cell>
          <table:table-cell office:value-type="string">
            <text:p>Lucasfilm Games LLC</text:p>
          </table:table-cell>
          <table:table-cell office:value-type="string">
            <text:p>Platform</text:p>
          </table:table-cell>
          <table:table-cell office:value-type="string">
            <text:p>2.1</text:p>
          </table:table-cell>
          <table:table-cell office:value-type="string">
            <text:p>1 Player</text:p>
          </table:table-cell>
          <table:table-cell office:value-type="string">
            <text:p>This game is based closely on Star Wars Episode IV: A New Hope. <text:s/>It combines a number of gameplay styles, but primarily it is a side scrolling run-and-jump platformer.****The game begins on Tatooine, where you, as Luke Skywalker, must travel around and meet up with R2D2, C3PO, Obi-Wan, and so on. Eventually, you travel through Mos Eisley and the Death Star as well. <text:s/>While most of the game has you controlling Luke, Han or Leia directly, some of the various game styles include a first-person Millennium Falcon asteroid belt sequence, and an overhead view Death Star trench run.</text:p>
          </table:table-cell>
          <table:table-cell table:formula="of:=CONCATENATE(&quot;&lt;game name=&quot;;CHAR(34);[.A226];CHAR(34);&quot;&gt; &lt;year&gt;&quot;;[.B226];&quot;&lt;/year&gt; &lt;rating&gt;&quot;;[.C226];&quot;&lt;/rating&gt; &lt;title&gt;&quot;;[.D226];&quot;&lt;/title&gt; &lt;pub&gt;&quot;;[.E226];&quot;&lt;/pub&gt; &lt;dev&gt;&quot;;[.F226];&quot;&lt;/dev&gt; &lt;genre&gt;&quot;;[.G226];&quot;&lt;/genre&gt; &lt;score&gt;&quot;;[.H226];&quot;&lt;/score&gt; &lt;player&gt;&quot;;[.I226];&quot;&lt;/player&gt; &lt;story&gt;&quot;;[.J226];&quot;&lt;/story&gt; &lt;/game&gt;&quot;)" office:value-type="string" office:string-value="&lt;game name=&quot;Star Wars (Europe)&quot;&gt; &lt;year&gt;1993&lt;/year&gt; &lt;rating&gt;ESRB - RP (Rating Pending)&lt;/rating&gt; &lt;title&gt;Star Wars &lt;/title&gt; &lt;pub&gt;U.S. Gold Ltd.&lt;/pub&gt; &lt;dev&gt;Lucasfilm Games LLC&lt;/dev&gt; &lt;genre&gt;Platform&lt;/genre&gt; &lt;score&gt;2.1&lt;/score&gt; &lt;player&gt;1 Player&lt;/player&gt; &lt;story&gt;This game is based closely on Star Wars Episode IV: A New Hope.  It combines a number of gameplay styles, but primarily it is a side scrolling run-and-jump platformer.****The game begins on Tatooine, where you, as Luke Skywalker, must travel around and meet up with R2D2, C3PO, Obi-Wan, and so on. Eventually, you travel through Mos Eisley and the Death Star as well.  While most of the game has you controlling Luke, Han or Leia directly, some of the various game styles include a first-person Millennium Falcon asteroid belt sequence, and an overhead view Death Star trench run.&lt;/story&gt; &lt;/game&gt;">
            <text:p>&lt;game name="Star Wars (Europe)"&gt; &lt;year&gt;1993&lt;/year&gt; &lt;rating&gt;ESRB - RP (Rating Pending)&lt;/rating&gt; &lt;title&gt;Star Wars &lt;/title&gt; &lt;pub&gt;U.S. Gold Ltd.&lt;/pub&gt; &lt;dev&gt;Lucasfilm Games LLC&lt;/dev&gt; &lt;genre&gt;Platform&lt;/genre&gt; &lt;score&gt;2.1&lt;/score&gt; &lt;player&gt;1 Player&lt;/player&gt; &lt;story&gt;This game is based closely on Star Wars Episode IV: A New Hope. <text:s/>It combines a number of gameplay styles, but primarily it is a side scrolling run-and-jump platformer.****The game begins on Tatooine, where you, as Luke Skywalker, must travel around and meet up with R2D2, C3PO, Obi-Wan, and so on. Eventually, you travel through Mos Eisley and the Death Star as well. <text:s/>While most of the game has you controlling Luke, Han or Leia directly, some of the various game styles include a first-person Millennium Falcon asteroid belt sequence, and an overhead view Death Star trench run.&lt;/story&gt; &lt;/game&gt;</text:p>
          </table:table-cell>
        </table:table-row>
        <table:table-row table:style-name="ro1">
          <table:table-cell office:value-type="string">
            <text:p>Streets of Rage (Europe)</text:p>
          </table:table-cell>
          <table:table-cell office:value-type="string">
            <text:p>1993</text:p>
          </table:table-cell>
          <table:table-cell office:value-type="string">
            <text:p>ESRB - RP (Rating Pending)</text:p>
          </table:table-cell>
          <table:table-cell office:value-type="string">
            <text:p>Streets of Rage </text:p>
          </table:table-cell>
          <table:table-cell table:number-columns-repeated="2" office:value-type="string">
            <text:p>SEGA Enterprises Ltd.</text:p>
          </table:table-cell>
          <table:table-cell office:value-type="string">
            <text:p>Beat-'Em-Up</text:p>
          </table:table-cell>
          <table:table-cell office:value-type="string">
            <text:p>3.1</text:p>
          </table:table-cell>
          <table:table-cell office:value-type="string">
            <text:p>1 Player</text:p>
          </table:table-cell>
          <table:table-cell office:value-type="string">
            <text:p>Streets of Rage, Sega's answer to Final Fight, follows the story of three young police officers (Adam Hunter, Axel Stone and Blaze Fielding) in a city controlled by a criminal syndicate led by a "Mr. X" where crime is rampant, which leads the three heroes to make a pact to leave the force and topple the syndicate by themselves.****Gameplay is straightforward and simple. Three buttons are used, one to jump, other to attack and another to perform a range attack from a support police car. Each character has a limited set of moves that include punching and kicking or performing a back attack (if in the open), two grapple moves (depending if holding the opponent in front or by the back), a flying attack, and if playing with another player two additional tag attacks, and different abilities: Adam is slow, but a good jumper and a hard hitter, Axel fast and also a hard hitter, but a lousy jumper and Blaze fast and a good jumper, but weak hitter.**Levels are in typical arcade side-scroller fashion: move from left to right (with two exceptions), clearing screens from enemies one after another as fast as possible while avoid taking damage with a boss in the end. Some levels feature "death drops" where the player must avoid falling, while throwing enemies there at the same time, including a typical elevator level. <text:s/>Several items are scattered on the ground, from melee weapons and bonus points (and lives or additional police cars) to apples and turkeys (to restore health).</text:p>
          </table:table-cell>
          <table:table-cell table:formula="of:=CONCATENATE(&quot;&lt;game name=&quot;;CHAR(34);[.A227];CHAR(34);&quot;&gt; &lt;year&gt;&quot;;[.B227];&quot;&lt;/year&gt; &lt;rating&gt;&quot;;[.C227];&quot;&lt;/rating&gt; &lt;title&gt;&quot;;[.D227];&quot;&lt;/title&gt; &lt;pub&gt;&quot;;[.E227];&quot;&lt;/pub&gt; &lt;dev&gt;&quot;;[.F227];&quot;&lt;/dev&gt; &lt;genre&gt;&quot;;[.G227];&quot;&lt;/genre&gt; &lt;score&gt;&quot;;[.H227];&quot;&lt;/score&gt; &lt;player&gt;&quot;;[.I227];&quot;&lt;/player&gt; &lt;story&gt;&quot;;[.J227];&quot;&lt;/story&gt; &lt;/game&gt;&quot;)" office:value-type="string" office:string-value="&lt;game name=&quot;Streets of Rage (Europe)&quot;&gt; &lt;year&gt;1993&lt;/year&gt; &lt;rating&gt;ESRB - RP (Rating Pending)&lt;/rating&gt; &lt;title&gt;Streets of Rage &lt;/title&gt; &lt;pub&gt;SEGA Enterprises Ltd.&lt;/pub&gt; &lt;dev&gt;SEGA Enterprises Ltd.&lt;/dev&gt; &lt;genre&gt;Beat-'Em-Up&lt;/genre&gt; &lt;score&gt;3.1&lt;/score&gt; &lt;player&gt;1 Player&lt;/player&gt; &lt;story&gt;Streets of Rage, Sega's answer to Final Fight, follows the story of three young police officers (Adam Hunter, Axel Stone and Blaze Fielding) in a city controlled by a criminal syndicate led by a &quot;Mr. X&quot; where crime is rampant, which leads the three heroes to make a pact to leave the force and topple the syndicate by themselves.****Gameplay is straightforward and simple. Three buttons are used, one to jump, other to attack and another to perform a range attack from a support police car. Each character has a limited set of moves that include punching and kicking or performing a back attack (if in the open), two grapple moves (depending if holding the opponent in front or by the back), a flying attack, and if playing with another player two additional tag attacks, and different abilities: Adam is slow, but a good jumper and a hard hitter, Axel fast and also a hard hitter, but a lousy jumper and Blaze fast and a good jumper, but weak hitter.**Levels are in typical arcade side-scroller fashion: move from left to right (with two exceptions), clearing screens from enemies one after another as fast as possible while avoid taking damage with a boss in the end. Some levels feature &quot;death drops&quot; where the player must avoid falling, while throwing enemies there at the same time, including a typical elevator level.  Several items are scattered on the ground, from melee weapons and bonus points (and lives or additional police cars) to apples and turkeys (to restore health).&lt;/story&gt; &lt;/game&gt;">
            <text:p>&lt;game name="Streets of Rage (Europe)"&gt; &lt;year&gt;1993&lt;/year&gt; &lt;rating&gt;ESRB - RP (Rating Pending)&lt;/rating&gt; &lt;title&gt;Streets of Rage &lt;/title&gt; &lt;pub&gt;SEGA Enterprises Ltd.&lt;/pub&gt; &lt;dev&gt;SEGA Enterprises Ltd.&lt;/dev&gt; &lt;genre&gt;Beat-'Em-Up&lt;/genre&gt; &lt;score&gt;3.1&lt;/score&gt; &lt;player&gt;1 Player&lt;/player&gt; &lt;story&gt;Streets of Rage, Sega's answer to Final Fight, follows the story of three young police officers (Adam Hunter, Axel Stone and Blaze Fielding) in a city controlled by a criminal syndicate led by a "Mr. X" where crime is rampant, which leads the three heroes to make a pact to leave the force and topple the syndicate by themselves.****Gameplay is straightforward and simple. Three buttons are used, one to jump, other to attack and another to perform a range attack from a support police car. Each character has a limited set of moves that include punching and kicking or performing a back attack (if in the open), two grapple moves (depending if holding the opponent in front or by the back), a flying attack, and if playing with another player two additional tag attacks, and different abilities: Adam is slow, but a good jumper and a hard hitter, Axel fast and also a hard hitter, but a lousy jumper and Blaze fast and a good jumper, but weak hitter.**Levels are in typical arcade side-scroller fashion: move from left to right (with two exceptions), clearing screens from enemies one after another as fast as possible while avoid taking damage with a boss in the end. Some levels feature "death drops" where the player must avoid falling, while throwing enemies there at the same time, including a typical elevator level. <text:s/>Several items are scattered on the ground, from melee weapons and bonus points (and lives or additional police cars) to apples and turkeys (to restore health).&lt;/story&gt; &lt;/game&gt;</text:p>
          </table:table-cell>
        </table:table-row>
        <table:table-row table:style-name="ro1">
          <table:table-cell office:value-type="string">
            <text:p>Streets of Rage II (Europe)</text:p>
          </table:table-cell>
          <table:table-cell office:value-type="string">
            <text:p>1993</text:p>
          </table:table-cell>
          <table:table-cell office:value-type="string">
            <text:p>ESRB - RP (Rating Pending)</text:p>
          </table:table-cell>
          <table:table-cell office:value-type="string">
            <text:p>Streets of Rage II </text:p>
          </table:table-cell>
          <table:table-cell office:value-type="string">
            <text:p>SEGA Enterprises Ltd.</text:p>
          </table:table-cell>
          <table:table-cell office:value-type="string">
            <text:p>MNM Software</text:p>
          </table:table-cell>
          <table:table-cell office:value-type="string">
            <text:p>Beat-'Em-Up</text:p>
          </table:table-cell>
          <table:table-cell office:value-type="string">
            <text:p>2.5</text:p>
          </table:table-cell>
          <table:table-cell office:value-type="string">
            <text:p>1 Player</text:p>
          </table:table-cell>
          <table:table-cell office:value-type="string">
            <text:p>After Axel Stone, Blaze Fielding and Adam Hunter destroyed the evil Syndicate leader, Mr. X, the city became a peaceful place to live, and each one of them followed their own paths. One year later, after their reunion, Adam's brother Sammy returned from school to find their apartment in a mess, and Adam nowhere to be seen, and after calling his two friends, one of them notices a photo of Adam chained to a wall, next to someone they knew very well - Mr. X, who returned to turn the peaceful city once again into a war zone. Now, Axel, Blaze, Sammy, and Axel's good friend Max, a pro wrestler, must head out to stop Mr. X once again...hopefully for good...****Streets of Rage 2 differs from the previous title in several ways. There are changes in both graphics (characters now are bigger, more detailed and with more animation frames, and scenarios are less grainy) and gameplay (the rocket move was replaced by a special move that doubles in offense and defense along several new moves), along other new features such as life bars (and names) for all enemies and the radically different new characters.</text:p>
          </table:table-cell>
          <table:table-cell table:formula="of:=CONCATENATE(&quot;&lt;game name=&quot;;CHAR(34);[.A228];CHAR(34);&quot;&gt; &lt;year&gt;&quot;;[.B228];&quot;&lt;/year&gt; &lt;rating&gt;&quot;;[.C228];&quot;&lt;/rating&gt; &lt;title&gt;&quot;;[.D228];&quot;&lt;/title&gt; &lt;pub&gt;&quot;;[.E228];&quot;&lt;/pub&gt; &lt;dev&gt;&quot;;[.F228];&quot;&lt;/dev&gt; &lt;genre&gt;&quot;;[.G228];&quot;&lt;/genre&gt; &lt;score&gt;&quot;;[.H228];&quot;&lt;/score&gt; &lt;player&gt;&quot;;[.I228];&quot;&lt;/player&gt; &lt;story&gt;&quot;;[.J228];&quot;&lt;/story&gt; &lt;/game&gt;&quot;)" office:value-type="string" office:string-value="&lt;game name=&quot;Streets of Rage II (Europe)&quot;&gt; &lt;year&gt;1993&lt;/year&gt; &lt;rating&gt;ESRB - RP (Rating Pending)&lt;/rating&gt; &lt;title&gt;Streets of Rage II &lt;/title&gt; &lt;pub&gt;SEGA Enterprises Ltd.&lt;/pub&gt; &lt;dev&gt;MNM Software&lt;/dev&gt; &lt;genre&gt;Beat-'Em-Up&lt;/genre&gt; &lt;score&gt;2.5&lt;/score&gt; &lt;player&gt;1 Player&lt;/player&gt; &lt;story&gt;After Axel Stone, Blaze Fielding and Adam Hunter destroyed the evil Syndicate leader, Mr. X, the city became a peaceful place to live, and each one of them followed their own paths. One year later, after their reunion, Adam's brother Sammy returned from school to find their apartment in a mess, and Adam nowhere to be seen, and after calling his two friends, one of them notices a photo of Adam chained to a wall, next to someone they knew very well - Mr. X, who returned to turn the peaceful city once again into a war zone. Now, Axel, Blaze, Sammy, and Axel's good friend Max, a pro wrestler, must head out to stop Mr. X once again...hopefully for good...****Streets of Rage 2 differs from the previous title in several ways. There are changes in both graphics (characters now are bigger, more detailed and with more animation frames, and scenarios are less grainy) and gameplay (the rocket move was replaced by a special move that doubles in offense and defense along several new moves), along other new features such as life bars (and names) for all enemies and the radically different new characters.&lt;/story&gt; &lt;/game&gt;">
            <text:p>&lt;game name="Streets of Rage II (Europe)"&gt; &lt;year&gt;1993&lt;/year&gt; &lt;rating&gt;ESRB - RP (Rating Pending)&lt;/rating&gt; &lt;title&gt;Streets of Rage II &lt;/title&gt; &lt;pub&gt;SEGA Enterprises Ltd.&lt;/pub&gt; &lt;dev&gt;MNM Software&lt;/dev&gt; &lt;genre&gt;Beat-'Em-Up&lt;/genre&gt; &lt;score&gt;2.5&lt;/score&gt; &lt;player&gt;1 Player&lt;/player&gt; &lt;story&gt;After Axel Stone, Blaze Fielding and Adam Hunter destroyed the evil Syndicate leader, Mr. X, the city became a peaceful place to live, and each one of them followed their own paths. One year later, after their reunion, Adam's brother Sammy returned from school to find their apartment in a mess, and Adam nowhere to be seen, and after calling his two friends, one of them notices a photo of Adam chained to a wall, next to someone they knew very well - Mr. X, who returned to turn the peaceful city once again into a war zone. Now, Axel, Blaze, Sammy, and Axel's good friend Max, a pro wrestler, must head out to stop Mr. X once again...hopefully for good...****Streets of Rage 2 differs from the previous title in several ways. There are changes in both graphics (characters now are bigger, more detailed and with more animation frames, and scenarios are less grainy) and gameplay (the rocket move was replaced by a special move that doubles in offense and defense along several new moves), along other new features such as life bars (and names) for all enemies and the radically different new characters.&lt;/story&gt; &lt;/game&gt;</text:p>
          </table:table-cell>
        </table:table-row>
        <table:table-row table:style-name="ro1">
          <table:table-cell office:value-type="string">
            <text:p>Strider (USA, Europe)</text:p>
          </table:table-cell>
          <table:table-cell office:value-type="string">
            <text:p>1991</text:p>
          </table:table-cell>
          <table:table-cell office:value-type="string">
            <text:p>ESRB - RP (Rating Pending)</text:p>
          </table:table-cell>
          <table:table-cell office:value-type="string">
            <text:p>Strider </text:p>
          </table:table-cell>
          <table:table-cell office:value-type="string">
            <text:p>SEGA Corporation</text:p>
          </table:table-cell>
          <table:table-cell office:value-type="string">
            <text:p>Capcom Co., Ltd.</text:p>
          </table:table-cell>
          <table:table-cell office:value-type="string">
            <text:p>Platform</text:p>
          </table:table-cell>
          <table:table-cell office:value-type="string">
            <text:p>2.6</text:p>
          </table:table-cell>
          <table:table-cell office:value-type="string">
            <text:p>1 Player</text:p>
          </table:table-cell>
          <table:table-cell office:value-type="string">
            <text:p>The year is 2089AD. In Russia, the evil Grand Master Meio has begun his insane plot to take over the universe. A lone figure drops from a stealth glider into Meio's base. He is Hiryu, Super A-Class Strider. His mission is to defeat the Grand Master and put an end to his plotting once and for all.****Converted from the classic arcade game, Strider lets you run, jump, perform acrobatics and climb walls and overhangs. You wield a plasma sword, called a Cypher, through 5 levels fighting robots and guards, with mid- and end-level bosses.</text:p>
          </table:table-cell>
          <table:table-cell table:formula="of:=CONCATENATE(&quot;&lt;game name=&quot;;CHAR(34);[.A229];CHAR(34);&quot;&gt; &lt;year&gt;&quot;;[.B229];&quot;&lt;/year&gt; &lt;rating&gt;&quot;;[.C229];&quot;&lt;/rating&gt; &lt;title&gt;&quot;;[.D229];&quot;&lt;/title&gt; &lt;pub&gt;&quot;;[.E229];&quot;&lt;/pub&gt; &lt;dev&gt;&quot;;[.F229];&quot;&lt;/dev&gt; &lt;genre&gt;&quot;;[.G229];&quot;&lt;/genre&gt; &lt;score&gt;&quot;;[.H229];&quot;&lt;/score&gt; &lt;player&gt;&quot;;[.I229];&quot;&lt;/player&gt; &lt;story&gt;&quot;;[.J229];&quot;&lt;/story&gt; &lt;/game&gt;&quot;)" office:value-type="string" office:string-value="&lt;game name=&quot;Strider (USA, Europe)&quot;&gt; &lt;year&gt;1991&lt;/year&gt; &lt;rating&gt;ESRB - RP (Rating Pending)&lt;/rating&gt; &lt;title&gt;Strider &lt;/title&gt; &lt;pub&gt;SEGA Corporation&lt;/pub&gt; &lt;dev&gt;Capcom Co., Ltd.&lt;/dev&gt; &lt;genre&gt;Platform&lt;/genre&gt; &lt;score&gt;2.6&lt;/score&gt; &lt;player&gt;1 Player&lt;/player&gt; &lt;story&gt;The year is 2089AD. In Russia, the evil Grand Master Meio has begun his insane plot to take over the universe. A lone figure drops from a stealth glider into Meio's base. He is Hiryu, Super A-Class Strider. His mission is to defeat the Grand Master and put an end to his plotting once and for all.****Converted from the classic arcade game, Strider lets you run, jump, perform acrobatics and climb walls and overhangs. You wield a plasma sword, called a Cypher, through 5 levels fighting robots and guards, with mid- and end-level bosses.&lt;/story&gt; &lt;/game&gt;">
            <text:p>&lt;game name="Strider (USA, Europe)"&gt; &lt;year&gt;1991&lt;/year&gt; &lt;rating&gt;ESRB - RP (Rating Pending)&lt;/rating&gt; &lt;title&gt;Strider &lt;/title&gt; &lt;pub&gt;SEGA Corporation&lt;/pub&gt; &lt;dev&gt;Capcom Co., Ltd.&lt;/dev&gt; &lt;genre&gt;Platform&lt;/genre&gt; &lt;score&gt;2.6&lt;/score&gt; &lt;player&gt;1 Player&lt;/player&gt; &lt;story&gt;The year is 2089AD. In Russia, the evil Grand Master Meio has begun his insane plot to take over the universe. A lone figure drops from a stealth glider into Meio's base. He is Hiryu, Super A-Class Strider. His mission is to defeat the Grand Master and put an end to his plotting once and for all.****Converted from the classic arcade game, Strider lets you run, jump, perform acrobatics and climb walls and overhangs. You wield a plasma sword, called a Cypher, through 5 levels fighting robots and guards, with mid- and end-level bosses.&lt;/story&gt; &lt;/game&gt;</text:p>
          </table:table-cell>
        </table:table-row>
        <table:table-row table:style-name="ro1">
          <table:table-cell office:value-type="string">
            <text:p>Strider II (Europe)</text:p>
          </table:table-cell>
          <table:table-cell office:value-type="string">
            <text:p>1991</text:p>
          </table:table-cell>
          <table:table-cell office:value-type="string">
            <text:p>ESRB - RP (Rating Pending)</text:p>
          </table:table-cell>
          <table:table-cell office:value-type="string">
            <text:p>Strider II </text:p>
          </table:table-cell>
          <table:table-cell office:value-type="string">
            <text:p>U.S. Gold Ltd.</text:p>
          </table:table-cell>
          <table:table-cell office:value-type="string">
            <text:p>Tiertex Ltd.</text:p>
          </table:table-cell>
          <table:table-cell office:value-type="string">
            <text:p>Platform</text:p>
          </table:table-cell>
          <table:table-cell office:value-type="string">
            <text:p>3.2</text:p>
          </table:table-cell>
          <table:table-cell office:value-type="string">
            <text:p>1 Player</text:p>
          </table:table-cell>
          <table:table-cell office:value-type="string">
            <text:p>Strider has been called into action to save the people of the planet Magenta, armed with a Gyro laser and matter converter. He must fight his way through a forest, a ruined city, underground colonies, a roof-top battle, and finally the prison ship in which the Megantan leader is held.****The gameplay is similar to the original, consisting of running, jumping and attacking, with a very dynamic central character. The laser gun can be used while standing still; moving attacks with the sword are still possible, with the two weapons combining similarly to the Switchblade games. Tokens can be collected, which will turn you into a robot to face the end-of-level enemies if enough are collected.</text:p>
          </table:table-cell>
          <table:table-cell table:formula="of:=CONCATENATE(&quot;&lt;game name=&quot;;CHAR(34);[.A230];CHAR(34);&quot;&gt; &lt;year&gt;&quot;;[.B230];&quot;&lt;/year&gt; &lt;rating&gt;&quot;;[.C230];&quot;&lt;/rating&gt; &lt;title&gt;&quot;;[.D230];&quot;&lt;/title&gt; &lt;pub&gt;&quot;;[.E230];&quot;&lt;/pub&gt; &lt;dev&gt;&quot;;[.F230];&quot;&lt;/dev&gt; &lt;genre&gt;&quot;;[.G230];&quot;&lt;/genre&gt; &lt;score&gt;&quot;;[.H230];&quot;&lt;/score&gt; &lt;player&gt;&quot;;[.I230];&quot;&lt;/player&gt; &lt;story&gt;&quot;;[.J230];&quot;&lt;/story&gt; &lt;/game&gt;&quot;)" office:value-type="string" office:string-value="&lt;game name=&quot;Strider II (Europe)&quot;&gt; &lt;year&gt;1991&lt;/year&gt; &lt;rating&gt;ESRB - RP (Rating Pending)&lt;/rating&gt; &lt;title&gt;Strider II &lt;/title&gt; &lt;pub&gt;U.S. Gold Ltd.&lt;/pub&gt; &lt;dev&gt;Tiertex Ltd.&lt;/dev&gt; &lt;genre&gt;Platform&lt;/genre&gt; &lt;score&gt;3.2&lt;/score&gt; &lt;player&gt;1 Player&lt;/player&gt; &lt;story&gt;Strider has been called into action to save the people of the planet Magenta, armed with a Gyro laser and matter converter. He must fight his way through a forest, a ruined city, underground colonies, a roof-top battle, and finally the prison ship in which the Megantan leader is held.****The gameplay is similar to the original, consisting of running, jumping and attacking, with a very dynamic central character. The laser gun can be used while standing still; moving attacks with the sword are still possible, with the two weapons combining similarly to the Switchblade games. Tokens can be collected, which will turn you into a robot to face the end-of-level enemies if enough are collected.&lt;/story&gt; &lt;/game&gt;">
            <text:p>&lt;game name="Strider II (Europe)"&gt; &lt;year&gt;1991&lt;/year&gt; &lt;rating&gt;ESRB - RP (Rating Pending)&lt;/rating&gt; &lt;title&gt;Strider II &lt;/title&gt; &lt;pub&gt;U.S. Gold Ltd.&lt;/pub&gt; &lt;dev&gt;Tiertex Ltd.&lt;/dev&gt; &lt;genre&gt;Platform&lt;/genre&gt; &lt;score&gt;3.2&lt;/score&gt; &lt;player&gt;1 Player&lt;/player&gt; &lt;story&gt;Strider has been called into action to save the people of the planet Magenta, armed with a Gyro laser and matter converter. He must fight his way through a forest, a ruined city, underground colonies, a roof-top battle, and finally the prison ship in which the Megantan leader is held.****The gameplay is similar to the original, consisting of running, jumping and attacking, with a very dynamic central character. The laser gun can be used while standing still; moving attacks with the sword are still possible, with the two weapons combining similarly to the Switchblade games. Tokens can be collected, which will turn you into a robot to face the end-of-level enemies if enough are collected.&lt;/story&gt; &lt;/game&gt;</text:p>
          </table:table-cell>
        </table:table-row>
        <table:table-row table:style-name="ro1">
          <table:table-cell office:value-type="string">
            <text:p>Submarine Attack (Europe)</text:p>
          </table:table-cell>
          <table:table-cell office:value-type="string">
            <text:p>1993</text:p>
          </table:table-cell>
          <table:table-cell office:value-type="string">
            <text:p>ESRB - RP (Rating Pending)</text:p>
          </table:table-cell>
          <table:table-cell office:value-type="string">
            <text:p>Submarine Attack </text:p>
          </table:table-cell>
          <table:table-cell table:number-columns-repeated="2" office:value-type="string">
            <text:p>SEGA Enterprises Ltd.</text:p>
          </table:table-cell>
          <table:table-cell office:value-type="string">
            <text:p>Action</text:p>
          </table:table-cell>
          <table:table-cell office:value-type="string">
            <text:p>4.2</text:p>
          </table:table-cell>
          <table:table-cell office:value-type="string">
            <text:p>1 Player</text:p>
          </table:table-cell>
          <table:table-cell office:value-type="string">
            <text:p>In Submarine Attack, the player controls a submarine in an underwater-based environment. Shoot down enemies that are coming toward you using your missiles either at the front or rear of the sub. There are six stages in the game, and at the end of each one, you have to defeat a boss who requires multiple shots to kill. When you defeat one, you proceed to the next, difficult stage.</text:p>
          </table:table-cell>
          <table:table-cell table:formula="of:=CONCATENATE(&quot;&lt;game name=&quot;;CHAR(34);[.A231];CHAR(34);&quot;&gt; &lt;year&gt;&quot;;[.B231];&quot;&lt;/year&gt; &lt;rating&gt;&quot;;[.C231];&quot;&lt;/rating&gt; &lt;title&gt;&quot;;[.D231];&quot;&lt;/title&gt; &lt;pub&gt;&quot;;[.E231];&quot;&lt;/pub&gt; &lt;dev&gt;&quot;;[.F231];&quot;&lt;/dev&gt; &lt;genre&gt;&quot;;[.G231];&quot;&lt;/genre&gt; &lt;score&gt;&quot;;[.H231];&quot;&lt;/score&gt; &lt;player&gt;&quot;;[.I231];&quot;&lt;/player&gt; &lt;story&gt;&quot;;[.J231];&quot;&lt;/story&gt; &lt;/game&gt;&quot;)" office:value-type="string" office:string-value="&lt;game name=&quot;Submarine Attack (Europe)&quot;&gt; &lt;year&gt;1993&lt;/year&gt; &lt;rating&gt;ESRB - RP (Rating Pending)&lt;/rating&gt; &lt;title&gt;Submarine Attack &lt;/title&gt; &lt;pub&gt;SEGA Enterprises Ltd.&lt;/pub&gt; &lt;dev&gt;SEGA Enterprises Ltd.&lt;/dev&gt; &lt;genre&gt;Action&lt;/genre&gt; &lt;score&gt;4.2&lt;/score&gt; &lt;player&gt;1 Player&lt;/player&gt; &lt;story&gt;In Submarine Attack, the player controls a submarine in an underwater-based environment. Shoot down enemies that are coming toward you using your missiles either at the front or rear of the sub. There are six stages in the game, and at the end of each one, you have to defeat a boss who requires multiple shots to kill. When you defeat one, you proceed to the next, difficult stage.&lt;/story&gt; &lt;/game&gt;">
            <text:p>&lt;game name="Submarine Attack (Europe)"&gt; &lt;year&gt;1993&lt;/year&gt; &lt;rating&gt;ESRB - RP (Rating Pending)&lt;/rating&gt; &lt;title&gt;Submarine Attack &lt;/title&gt; &lt;pub&gt;SEGA Enterprises Ltd.&lt;/pub&gt; &lt;dev&gt;SEGA Enterprises Ltd.&lt;/dev&gt; &lt;genre&gt;Action&lt;/genre&gt; &lt;score&gt;4.2&lt;/score&gt; &lt;player&gt;1 Player&lt;/player&gt; &lt;story&gt;In Submarine Attack, the player controls a submarine in an underwater-based environment. Shoot down enemies that are coming toward you using your missiles either at the front or rear of the sub. There are six stages in the game, and at the end of each one, you have to defeat a boss who requires multiple shots to kill. When you defeat one, you proceed to the next, difficult stage.&lt;/story&gt; &lt;/game&gt;</text:p>
          </table:table-cell>
        </table:table-row>
        <table:table-row table:style-name="ro1">
          <table:table-cell office:value-type="string">
            <text:p>Summer Games (Europe)</text:p>
          </table:table-cell>
          <table:table-cell office:value-type="string">
            <text:p>1988</text:p>
          </table:table-cell>
          <table:table-cell office:value-type="string">
            <text:p>ESRB - RP (Rating Pending)</text:p>
          </table:table-cell>
          <table:table-cell office:value-type="string">
            <text:p>Summer Games </text:p>
          </table:table-cell>
          <table:table-cell office:value-type="string">
            <text:p>SEGA Corporation</text:p>
          </table:table-cell>
          <table:table-cell office:value-type="string">
            <text:p>Epyx, Inc.</text:p>
          </table:table-cell>
          <table:table-cell office:value-type="string">
            <text:p>Olympic/Sports</text:p>
          </table:table-cell>
          <table:table-cell office:value-type="string">
            <text:p>2.9</text:p>
          </table:table-cell>
          <table:table-cell office:value-type="string">
            <text:p>1-4 Players</text:p>
          </table:table-cell>
          <table:table-cell office:value-type="string">
            <text:p>Summer Games allows up to eight players to compete in a series of summer themed Olympic events. The gameplay is similar to the other entries in Epyx "games" series. Each player can choose a country to represent, and then takes turns competing in various events to see who will win the gold medal! The game allows you to compete in all of the events sequentially, choose a few events, choose just one event, or practice an event. The events available vary slightly depending on the platform, and may include:****1. Pole vault**2. Platform diving**3. 4x400 meter relay**4. 100 meter dash**5. Gymnastics**6. Freestyle swimming**7. Skeet shooting**8. 100 meter freestyle**9. Rowing</text:p>
          </table:table-cell>
          <table:table-cell table:formula="of:=CONCATENATE(&quot;&lt;game name=&quot;;CHAR(34);[.A232];CHAR(34);&quot;&gt; &lt;year&gt;&quot;;[.B232];&quot;&lt;/year&gt; &lt;rating&gt;&quot;;[.C232];&quot;&lt;/rating&gt; &lt;title&gt;&quot;;[.D232];&quot;&lt;/title&gt; &lt;pub&gt;&quot;;[.E232];&quot;&lt;/pub&gt; &lt;dev&gt;&quot;;[.F232];&quot;&lt;/dev&gt; &lt;genre&gt;&quot;;[.G232];&quot;&lt;/genre&gt; &lt;score&gt;&quot;;[.H232];&quot;&lt;/score&gt; &lt;player&gt;&quot;;[.I232];&quot;&lt;/player&gt; &lt;story&gt;&quot;;[.J232];&quot;&lt;/story&gt; &lt;/game&gt;&quot;)" office:value-type="string" office:string-value="&lt;game name=&quot;Summer Games (Europe)&quot;&gt; &lt;year&gt;1988&lt;/year&gt; &lt;rating&gt;ESRB - RP (Rating Pending)&lt;/rating&gt; &lt;title&gt;Summer Games &lt;/title&gt; &lt;pub&gt;SEGA Corporation&lt;/pub&gt; &lt;dev&gt;Epyx, Inc.&lt;/dev&gt; &lt;genre&gt;Olympic/Sports&lt;/genre&gt; &lt;score&gt;2.9&lt;/score&gt; &lt;player&gt;1-4 Players&lt;/player&gt; &lt;story&gt;Summer Games allows up to eight players to compete in a series of summer themed Olympic events. The gameplay is similar to the other entries in Epyx &quot;games&quot; series. Each player can choose a country to represent, and then takes turns competing in various events to see who will win the gold medal! The game allows you to compete in all of the events sequentially, choose a few events, choose just one event, or practice an event. The events available vary slightly depending on the platform, and may include:****1. Pole vault**2. Platform diving**3. 4x400 meter relay**4. 100 meter dash**5. Gymnastics**6. Freestyle swimming**7. Skeet shooting**8. 100 meter freestyle**9. Rowing&lt;/story&gt; &lt;/game&gt;">
            <text:p>&lt;game name="Summer Games (Europe)"&gt; &lt;year&gt;1988&lt;/year&gt; &lt;rating&gt;ESRB - RP (Rating Pending)&lt;/rating&gt; &lt;title&gt;Summer Games &lt;/title&gt; &lt;pub&gt;SEGA Corporation&lt;/pub&gt; &lt;dev&gt;Epyx, Inc.&lt;/dev&gt; &lt;genre&gt;Olympic/Sports&lt;/genre&gt; &lt;score&gt;2.9&lt;/score&gt; &lt;player&gt;1-4 Players&lt;/player&gt; &lt;story&gt;Summer Games allows up to eight players to compete in a series of summer themed Olympic events. The gameplay is similar to the other entries in Epyx "games" series. Each player can choose a country to represent, and then takes turns competing in various events to see who will win the gold medal! The game allows you to compete in all of the events sequentially, choose a few events, choose just one event, or practice an event. The events available vary slightly depending on the platform, and may include:****1. Pole vault**2. Platform diving**3. 4x400 meter relay**4. 100 meter dash**5. Gymnastics**6. Freestyle swimming**7. Skeet shooting**8. 100 meter freestyle**9. Rowing&lt;/story&gt; &lt;/game&gt;</text:p>
          </table:table-cell>
        </table:table-row>
        <table:table-row table:style-name="ro1">
          <table:table-cell office:value-type="string">
            <text:p>Super Kick Off (Europe) (En,Fr,De,Es,It,Nl,Pt,Sv)</text:p>
          </table:table-cell>
          <table:table-cell office:value-type="string">
            <text:p>1991</text:p>
          </table:table-cell>
          <table:table-cell office:value-type="string">
            <text:p>ESRB - RP (Rating Pending)</text:p>
          </table:table-cell>
          <table:table-cell office:value-type="string">
            <text:p>Super Kick Off </text:p>
          </table:table-cell>
          <table:table-cell office:value-type="string">
            <text:p>U.S. Gold Ltd.</text:p>
          </table:table-cell>
          <table:table-cell office:value-type="string">
            <text:p>Tiertex Ltd.</text:p>
          </table:table-cell>
          <table:table-cell office:value-type="string">
            <text:p>Soccer/Sports</text:p>
          </table:table-cell>
          <table:table-cell office:value-type="string">
            <text:p>2.8</text:p>
          </table:table-cell>
          <table:table-cell office:value-type="string">
            <text:p>1-2 Players</text:p>
          </table:table-cell>
          <table:table-cell office:value-type="string">
            <text:p>Super Kick Off is an enhanced developed version of the popular football game developed by Dino Dini for consoles. It includes 40 teams (16 national and 24 club), along the ability to edit club team names and shirts and player names and looks. Game modes include friendlies, Domestic League and Cup <text:s/>(composed by eight English teams), European League (16 European teams) and International cup (eight team tournament). Training allows to practice free kicks, penalties or to pass, shoot and dribble without opposition. **Players can compete head to head, or play cooperatively against the computer in the same team. Other game options include player speed, wind and grass cut, along the typical half length, offside rules, extra time and difficulty setting. All changes, from team edits to options, are stored in the cartridge internal memory.****About the game itself, it was one of the most popular of the time, featuring a top-down view <text:s/>with the ball not sticking to the players' feet being the most prominent gameplay feature.</text:p>
          </table:table-cell>
          <table:table-cell table:formula="of:=CONCATENATE(&quot;&lt;game name=&quot;;CHAR(34);[.A233];CHAR(34);&quot;&gt; &lt;year&gt;&quot;;[.B233];&quot;&lt;/year&gt; &lt;rating&gt;&quot;;[.C233];&quot;&lt;/rating&gt; &lt;title&gt;&quot;;[.D233];&quot;&lt;/title&gt; &lt;pub&gt;&quot;;[.E233];&quot;&lt;/pub&gt; &lt;dev&gt;&quot;;[.F233];&quot;&lt;/dev&gt; &lt;genre&gt;&quot;;[.G233];&quot;&lt;/genre&gt; &lt;score&gt;&quot;;[.H233];&quot;&lt;/score&gt; &lt;player&gt;&quot;;[.I233];&quot;&lt;/player&gt; &lt;story&gt;&quot;;[.J233];&quot;&lt;/story&gt; &lt;/game&gt;&quot;)" office:value-type="string" office:string-value="&lt;game name=&quot;Super Kick Off (Europe) (En,Fr,De,Es,It,Nl,Pt,Sv)&quot;&gt; &lt;year&gt;1991&lt;/year&gt; &lt;rating&gt;ESRB - RP (Rating Pending)&lt;/rating&gt; &lt;title&gt;Super Kick Off &lt;/title&gt; &lt;pub&gt;U.S. Gold Ltd.&lt;/pub&gt; &lt;dev&gt;Tiertex Ltd.&lt;/dev&gt; &lt;genre&gt;Soccer/Sports&lt;/genre&gt; &lt;score&gt;2.8&lt;/score&gt; &lt;player&gt;1-2 Players&lt;/player&gt; &lt;story&gt;Super Kick Off is an enhanced developed version of the popular football game developed by Dino Dini for consoles. It includes 40 teams (16 national and 24 club), along the ability to edit club team names and shirts and player names and looks. Game modes include friendlies, Domestic League and Cup  (composed by eight English teams), European League (16 European teams) and International cup (eight team tournament). Training allows to practice free kicks, penalties or to pass, shoot and dribble without opposition. **Players can compete head to head, or play cooperatively against the computer in the same team. Other game options include player speed, wind and grass cut, along the typical half length, offside rules, extra time and difficulty setting. All changes, from team edits to options, are stored in the cartridge internal memory.****About the game itself, it was one of the most popular of the time, featuring a top-down view  with the ball not sticking to the players' feet being the most prominent gameplay feature.&lt;/story&gt; &lt;/game&gt;">
            <text:p>&lt;game name="Super Kick Off (Europe) (En,Fr,De,Es,It,Nl,Pt,Sv)"&gt; &lt;year&gt;1991&lt;/year&gt; &lt;rating&gt;ESRB - RP (Rating Pending)&lt;/rating&gt; &lt;title&gt;Super Kick Off &lt;/title&gt; &lt;pub&gt;U.S. Gold Ltd.&lt;/pub&gt; &lt;dev&gt;Tiertex Ltd.&lt;/dev&gt; &lt;genre&gt;Soccer/Sports&lt;/genre&gt; &lt;score&gt;2.8&lt;/score&gt; &lt;player&gt;1-2 Players&lt;/player&gt; &lt;story&gt;Super Kick Off is an enhanced developed version of the popular football game developed by Dino Dini for consoles. It includes 40 teams (16 national and 24 club), along the ability to edit club team names and shirts and player names and looks. Game modes include friendlies, Domestic League and Cup <text:s/>(composed by eight English teams), European League (16 European teams) and International cup (eight team tournament). Training allows to practice free kicks, penalties or to pass, shoot and dribble without opposition. **Players can compete head to head, or play cooperatively against the computer in the same team. Other game options include player speed, wind and grass cut, along the typical half length, offside rules, extra time and difficulty setting. All changes, from team edits to options, are stored in the cartridge internal memory.****About the game itself, it was one of the most popular of the time, featuring a top-down view <text:s/>with the ball not sticking to the players' feet being the most prominent gameplay feature.&lt;/story&gt; &lt;/game&gt;</text:p>
          </table:table-cell>
        </table:table-row>
        <table:table-row table:style-name="ro1">
          <table:table-cell office:value-type="string">
            <text:p>Super Monaco GP (USA)</text:p>
          </table:table-cell>
          <table:table-cell office:value-type="string">
            <text:p>1990</text:p>
          </table:table-cell>
          <table:table-cell office:value-type="string">
            <text:p>ESRB - RP (Rating Pending)</text:p>
          </table:table-cell>
          <table:table-cell office:value-type="string">
            <text:p>Super Monaco GP</text:p>
          </table:table-cell>
          <table:table-cell office:value-type="string">
            <text:p>SEGA of America, Inc.</text:p>
          </table:table-cell>
          <table:table-cell office:value-type="string">
            <text:p>SEGA Enterprises Ltd.</text:p>
          </table:table-cell>
          <table:table-cell office:value-type="string">
            <text:p>Driving</text:p>
          </table:table-cell>
          <table:table-cell office:value-type="string">
            <text:p>2.7</text:p>
          </table:table-cell>
          <table:table-cell office:value-type="string">
            <text:p>1-2 Players</text:p>
          </table:table-cell>
          <table:table-cell office:value-type="string">
            <text:p>Super Monaco GP is a modified conversion of the arcade game, a first-person perspective racing game. As well as the famous Monaco course, others from around the world have been added, to give the game a longer shelf life. You must complete qualification sessions and the races as fast as possible.****The Genesis version of Super Monaco adds a complete career mode, however. <text:s/>In the career mode, your goal is to win a season of races. Unfortunately, you start with a relatively slow car. <text:s/>By challenging other drivers, you can move to a better team and car, and ultimately win the F1 World Title.</text:p>
          </table:table-cell>
          <table:table-cell table:formula="of:=CONCATENATE(&quot;&lt;game name=&quot;;CHAR(34);[.A234];CHAR(34);&quot;&gt; &lt;year&gt;&quot;;[.B234];&quot;&lt;/year&gt; &lt;rating&gt;&quot;;[.C234];&quot;&lt;/rating&gt; &lt;title&gt;&quot;;[.D234];&quot;&lt;/title&gt; &lt;pub&gt;&quot;;[.E234];&quot;&lt;/pub&gt; &lt;dev&gt;&quot;;[.F234];&quot;&lt;/dev&gt; &lt;genre&gt;&quot;;[.G234];&quot;&lt;/genre&gt; &lt;score&gt;&quot;;[.H234];&quot;&lt;/score&gt; &lt;player&gt;&quot;;[.I234];&quot;&lt;/player&gt; &lt;story&gt;&quot;;[.J234];&quot;&lt;/story&gt; &lt;/game&gt;&quot;)" office:value-type="string" office:string-value="&lt;game name=&quot;Super Monaco GP (USA)&quot;&gt; &lt;year&gt;1990&lt;/year&gt; &lt;rating&gt;ESRB - RP (Rating Pending)&lt;/rating&gt; &lt;title&gt;Super Monaco GP&lt;/title&gt; &lt;pub&gt;SEGA of America, Inc.&lt;/pub&gt; &lt;dev&gt;SEGA Enterprises Ltd.&lt;/dev&gt; &lt;genre&gt;Driving&lt;/genre&gt; &lt;score&gt;2.7&lt;/score&gt; &lt;player&gt;1-2 Players&lt;/player&gt; &lt;story&gt;Super Monaco GP is a modified conversion of the arcade game, a first-person perspective racing game. As well as the famous Monaco course, others from around the world have been added, to give the game a longer shelf life. You must complete qualification sessions and the races as fast as possible.****The Genesis version of Super Monaco adds a complete career mode, however.  In the career mode, your goal is to win a season of races. Unfortunately, you start with a relatively slow car.  By challenging other drivers, you can move to a better team and car, and ultimately win the F1 World Title.&lt;/story&gt; &lt;/game&gt;">
            <text:p>&lt;game name="Super Monaco GP (USA)"&gt; &lt;year&gt;1990&lt;/year&gt; &lt;rating&gt;ESRB - RP (Rating Pending)&lt;/rating&gt; &lt;title&gt;Super Monaco GP&lt;/title&gt; &lt;pub&gt;SEGA of America, Inc.&lt;/pub&gt; &lt;dev&gt;SEGA Enterprises Ltd.&lt;/dev&gt; &lt;genre&gt;Driving&lt;/genre&gt; &lt;score&gt;2.7&lt;/score&gt; &lt;player&gt;1-2 Players&lt;/player&gt; &lt;story&gt;Super Monaco GP is a modified conversion of the arcade game, a first-person perspective racing game. As well as the famous Monaco course, others from around the world have been added, to give the game a longer shelf life. You must complete qualification sessions and the races as fast as possible.****The Genesis version of Super Monaco adds a complete career mode, however. <text:s/>In the career mode, your goal is to win a season of races. Unfortunately, you start with a relatively slow car. <text:s/>By challenging other drivers, you can move to a better team and car, and ultimately win the F1 World Title.&lt;/story&gt; &lt;/game&gt;</text:p>
          </table:table-cell>
        </table:table-row>
        <table:table-row table:style-name="ro1">
          <table:table-cell office:value-type="string">
            <text:p>Super Off Road (Europe)</text:p>
          </table:table-cell>
          <table:table-cell office:value-type="string">
            <text:p>1992</text:p>
          </table:table-cell>
          <table:table-cell office:value-type="string">
            <text:p>ESRB - RP (Rating Pending)</text:p>
          </table:table-cell>
          <table:table-cell office:value-type="string">
            <text:p>Super Off Road </text:p>
          </table:table-cell>
          <table:table-cell office:value-type="string">
            <text:p>Virgin Games, Ltd.</text:p>
          </table:table-cell>
          <table:table-cell office:value-type="string">
            <text:p>Leland Corporation</text:p>
          </table:table-cell>
          <table:table-cell office:value-type="string">
            <text:p>Driving</text:p>
          </table:table-cell>
          <table:table-cell office:value-type="string">
            <text:p>2.7</text:p>
          </table:table-cell>
          <table:table-cell office:value-type="string">
            <text:p>1-2 Players</text:p>
          </table:table-cell>
          <table:table-cell office:value-type="string">
            <text:p>Enter the world of off-road racing as 4 vehicles will face each other, on a series of tracks which are based around flipped and reversed versions of a core selection. Fame, glory and bikini clad women await your victories and the taste of dirt awaits if you fail. Let a computer car beat you and you lose one of your 3 credits.****Successful races bring more money, which can be used to soup up their machine. Boosts to top speed, grip and acceleration can be purchased, and your nitro boost must be kept topped up. If you are desperate for upgrades, you can buy into your spare credits****Only your off-road driving abilities will be enough to pull you to first place in these races. Play alone or with up to 3 other players (depending on the version) <text:s/>in this conversion of a classic arcade game.</text:p>
          </table:table-cell>
          <table:table-cell table:formula="of:=CONCATENATE(&quot;&lt;game name=&quot;;CHAR(34);[.A235];CHAR(34);&quot;&gt; &lt;year&gt;&quot;;[.B235];&quot;&lt;/year&gt; &lt;rating&gt;&quot;;[.C235];&quot;&lt;/rating&gt; &lt;title&gt;&quot;;[.D235];&quot;&lt;/title&gt; &lt;pub&gt;&quot;;[.E235];&quot;&lt;/pub&gt; &lt;dev&gt;&quot;;[.F235];&quot;&lt;/dev&gt; &lt;genre&gt;&quot;;[.G235];&quot;&lt;/genre&gt; &lt;score&gt;&quot;;[.H235];&quot;&lt;/score&gt; &lt;player&gt;&quot;;[.I235];&quot;&lt;/player&gt; &lt;story&gt;&quot;;[.J235];&quot;&lt;/story&gt; &lt;/game&gt;&quot;)" office:value-type="string" office:string-value="&lt;game name=&quot;Super Off Road (Europe)&quot;&gt; &lt;year&gt;1992&lt;/year&gt; &lt;rating&gt;ESRB - RP (Rating Pending)&lt;/rating&gt; &lt;title&gt;Super Off Road &lt;/title&gt; &lt;pub&gt;Virgin Games, Ltd.&lt;/pub&gt; &lt;dev&gt;Leland Corporation&lt;/dev&gt; &lt;genre&gt;Driving&lt;/genre&gt; &lt;score&gt;2.7&lt;/score&gt; &lt;player&gt;1-2 Players&lt;/player&gt; &lt;story&gt;Enter the world of off-road racing as 4 vehicles will face each other, on a series of tracks which are based around flipped and reversed versions of a core selection. Fame, glory and bikini clad women await your victories and the taste of dirt awaits if you fail. Let a computer car beat you and you lose one of your 3 credits.****Successful races bring more money, which can be used to soup up their machine. Boosts to top speed, grip and acceleration can be purchased, and your nitro boost must be kept topped up. If you are desperate for upgrades, you can buy into your spare credits****Only your off-road driving abilities will be enough to pull you to first place in these races. Play alone or with up to 3 other players (depending on the version)  in this conversion of a classic arcade game.&lt;/story&gt; &lt;/game&gt;">
            <text:p>&lt;game name="Super Off Road (Europe)"&gt; &lt;year&gt;1992&lt;/year&gt; &lt;rating&gt;ESRB - RP (Rating Pending)&lt;/rating&gt; &lt;title&gt;Super Off Road &lt;/title&gt; &lt;pub&gt;Virgin Games, Ltd.&lt;/pub&gt; &lt;dev&gt;Leland Corporation&lt;/dev&gt; &lt;genre&gt;Driving&lt;/genre&gt; &lt;score&gt;2.7&lt;/score&gt; &lt;player&gt;1-2 Players&lt;/player&gt; &lt;story&gt;Enter the world of off-road racing as 4 vehicles will face each other, on a series of tracks which are based around flipped and reversed versions of a core selection. Fame, glory and bikini clad women await your victories and the taste of dirt awaits if you fail. Let a computer car beat you and you lose one of your 3 credits.****Successful races bring more money, which can be used to soup up their machine. Boosts to top speed, grip and acceleration can be purchased, and your nitro boost must be kept topped up. If you are desperate for upgrades, you can buy into your spare credits****Only your off-road driving abilities will be enough to pull you to first place in these races. Play alone or with up to 3 other players (depending on the version) <text:s/>in this conversion of a classic arcade game.&lt;/story&gt; &lt;/game&gt;</text:p>
          </table:table-cell>
        </table:table-row>
        <table:table-row table:style-name="ro1">
          <table:table-cell office:value-type="string">
            <text:p>Super Smash T.V. (Europe)</text:p>
          </table:table-cell>
          <table:table-cell office:value-type="string">
            <text:p>1992</text:p>
          </table:table-cell>
          <table:table-cell office:value-type="string">
            <text:p>ESRB - RP (Rating Pending)</text:p>
          </table:table-cell>
          <table:table-cell office:value-type="string">
            <text:p>Super Smash T.V. </text:p>
          </table:table-cell>
          <table:table-cell office:value-type="string">
            <text:p>Flying Edge, Inc.</text:p>
          </table:table-cell>
          <table:table-cell office:value-type="string">
            <text:p>Williams Electronic Games, Inc.</text:p>
          </table:table-cell>
          <table:table-cell office:value-type="string">
            <text:p>Action</text:p>
          </table:table-cell>
          <table:table-cell office:value-type="string">
            <text:p>2.9</text:p>
          </table:table-cell>
          <table:table-cell office:value-type="string">
            <text:p>1-2 Players</text:p>
          </table:table-cell>
          <table:table-cell office:value-type="string">
            <text:p>The year is 1999. The world's most popular television show is Smash T.V., an ultra-violent contest between two armed-to-the-teeth combatants, set loose in a series of deadly arenas that are filled to bursting with hordes of mindless beasts and killer robots. The aim of the game is to blast everything in sight and try to grab more cash and prizes than the other guy. Toaster ovens, VCRs, fancy cars and luxury holidays are there for the taking... for anyone who can survive long enough to enjoy them.****Smash T.V. is an insane shoot-em-up from the brain of Eugene Jarvis, creator of Robotron: 2084. It retains that game's frantic style of play and two-joystick control method, but adds plenty of gore, violence, a hint of satire and that all-important two player mode.</text:p>
          </table:table-cell>
          <table:table-cell table:formula="of:=CONCATENATE(&quot;&lt;game name=&quot;;CHAR(34);[.A236];CHAR(34);&quot;&gt; &lt;year&gt;&quot;;[.B236];&quot;&lt;/year&gt; &lt;rating&gt;&quot;;[.C236];&quot;&lt;/rating&gt; &lt;title&gt;&quot;;[.D236];&quot;&lt;/title&gt; &lt;pub&gt;&quot;;[.E236];&quot;&lt;/pub&gt; &lt;dev&gt;&quot;;[.F236];&quot;&lt;/dev&gt; &lt;genre&gt;&quot;;[.G236];&quot;&lt;/genre&gt; &lt;score&gt;&quot;;[.H236];&quot;&lt;/score&gt; &lt;player&gt;&quot;;[.I236];&quot;&lt;/player&gt; &lt;story&gt;&quot;;[.J236];&quot;&lt;/story&gt; &lt;/game&gt;&quot;)" office:value-type="string" office:string-value="&lt;game name=&quot;Super Smash T.V. (Europe)&quot;&gt; &lt;year&gt;1992&lt;/year&gt; &lt;rating&gt;ESRB - RP (Rating Pending)&lt;/rating&gt; &lt;title&gt;Super Smash T.V. &lt;/title&gt; &lt;pub&gt;Flying Edge, Inc.&lt;/pub&gt; &lt;dev&gt;Williams Electronic Games, Inc.&lt;/dev&gt; &lt;genre&gt;Action&lt;/genre&gt; &lt;score&gt;2.9&lt;/score&gt; &lt;player&gt;1-2 Players&lt;/player&gt; &lt;story&gt;The year is 1999. The world's most popular television show is Smash T.V., an ultra-violent contest between two armed-to-the-teeth combatants, set loose in a series of deadly arenas that are filled to bursting with hordes of mindless beasts and killer robots. The aim of the game is to blast everything in sight and try to grab more cash and prizes than the other guy. Toaster ovens, VCRs, fancy cars and luxury holidays are there for the taking... for anyone who can survive long enough to enjoy them.****Smash T.V. is an insane shoot-em-up from the brain of Eugene Jarvis, creator of Robotron: 2084. It retains that game's frantic style of play and two-joystick control method, but adds plenty of gore, violence, a hint of satire and that all-important two player mode.&lt;/story&gt; &lt;/game&gt;">
            <text:p>&lt;game name="Super Smash T.V. (Europe)"&gt; &lt;year&gt;1992&lt;/year&gt; &lt;rating&gt;ESRB - RP (Rating Pending)&lt;/rating&gt; &lt;title&gt;Super Smash T.V. &lt;/title&gt; &lt;pub&gt;Flying Edge, Inc.&lt;/pub&gt; &lt;dev&gt;Williams Electronic Games, Inc.&lt;/dev&gt; &lt;genre&gt;Action&lt;/genre&gt; &lt;score&gt;2.9&lt;/score&gt; &lt;player&gt;1-2 Players&lt;/player&gt; &lt;story&gt;The year is 1999. The world's most popular television show is Smash T.V., an ultra-violent contest between two armed-to-the-teeth combatants, set loose in a series of deadly arenas that are filled to bursting with hordes of mindless beasts and killer robots. The aim of the game is to blast everything in sight and try to grab more cash and prizes than the other guy. Toaster ovens, VCRs, fancy cars and luxury holidays are there for the taking... for anyone who can survive long enough to enjoy them.****Smash T.V. is an insane shoot-em-up from the brain of Eugene Jarvis, creator of Robotron: 2084. It retains that game's frantic style of play and two-joystick control method, but adds plenty of gore, violence, a hint of satire and that all-important two player mode.&lt;/story&gt; &lt;/game&gt;</text:p>
          </table:table-cell>
        </table:table-row>
        <table:table-row table:style-name="ro1">
          <table:table-cell office:value-type="string">
            <text:p>Super Space Invaders (Europe)</text:p>
          </table:table-cell>
          <table:table-cell office:value-type="string">
            <text:p>1991</text:p>
          </table:table-cell>
          <table:table-cell office:value-type="string">
            <text:p>ESRB - RP (Rating Pending)</text:p>
          </table:table-cell>
          <table:table-cell office:value-type="string">
            <text:p>Super Space Invaders </text:p>
          </table:table-cell>
          <table:table-cell office:value-type="string">
            <text:p>Domark Software Ltd.</text:p>
          </table:table-cell>
          <table:table-cell office:value-type="string">
            <text:p>Taito Corporation</text:p>
          </table:table-cell>
          <table:table-cell office:value-type="string">
            <text:p>Shooter</text:p>
          </table:table-cell>
          <table:table-cell office:value-type="string">
            <text:p>3.1</text:p>
          </table:table-cell>
          <table:table-cell office:value-type="string">
            <text:p>1-2 Players</text:p>
          </table:table-cell>
          <table:table-cell office:value-type="string">
            <text:p>Remember that arcade classic Invaders? Well this game takes it to the next level with harder aliens, bosses, power ups, and a variety of scenery! <text:s/>Invaders come in several configurations for you to try to blast, and power-ups help you with more weapons to choose from.</text:p>
          </table:table-cell>
          <table:table-cell table:formula="of:=CONCATENATE(&quot;&lt;game name=&quot;;CHAR(34);[.A237];CHAR(34);&quot;&gt; &lt;year&gt;&quot;;[.B237];&quot;&lt;/year&gt; &lt;rating&gt;&quot;;[.C237];&quot;&lt;/rating&gt; &lt;title&gt;&quot;;[.D237];&quot;&lt;/title&gt; &lt;pub&gt;&quot;;[.E237];&quot;&lt;/pub&gt; &lt;dev&gt;&quot;;[.F237];&quot;&lt;/dev&gt; &lt;genre&gt;&quot;;[.G237];&quot;&lt;/genre&gt; &lt;score&gt;&quot;;[.H237];&quot;&lt;/score&gt; &lt;player&gt;&quot;;[.I237];&quot;&lt;/player&gt; &lt;story&gt;&quot;;[.J237];&quot;&lt;/story&gt; &lt;/game&gt;&quot;)" office:value-type="string" office:string-value="&lt;game name=&quot;Super Space Invaders (Europe)&quot;&gt; &lt;year&gt;1991&lt;/year&gt; &lt;rating&gt;ESRB - RP (Rating Pending)&lt;/rating&gt; &lt;title&gt;Super Space Invaders &lt;/title&gt; &lt;pub&gt;Domark Software Ltd.&lt;/pub&gt; &lt;dev&gt;Taito Corporation&lt;/dev&gt; &lt;genre&gt;Shooter&lt;/genre&gt; &lt;score&gt;3.1&lt;/score&gt; &lt;player&gt;1-2 Players&lt;/player&gt; &lt;story&gt;Remember that arcade classic Invaders? Well this game takes it to the next level with harder aliens, bosses, power ups, and a variety of scenery!  Invaders come in several configurations for you to try to blast, and power-ups help you with more weapons to choose from.&lt;/story&gt; &lt;/game&gt;">
            <text:p>&lt;game name="Super Space Invaders (Europe)"&gt; &lt;year&gt;1991&lt;/year&gt; &lt;rating&gt;ESRB - RP (Rating Pending)&lt;/rating&gt; &lt;title&gt;Super Space Invaders &lt;/title&gt; &lt;pub&gt;Domark Software Ltd.&lt;/pub&gt; &lt;dev&gt;Taito Corporation&lt;/dev&gt; &lt;genre&gt;Shooter&lt;/genre&gt; &lt;score&gt;3.1&lt;/score&gt; &lt;player&gt;1-2 Players&lt;/player&gt; &lt;story&gt;Remember that arcade classic Invaders? Well this game takes it to the next level with harder aliens, bosses, power ups, and a variety of scenery! <text:s/>Invaders come in several configurations for you to try to blast, and power-ups help you with more weapons to choose from.&lt;/story&gt; &lt;/game&gt;</text:p>
          </table:table-cell>
        </table:table-row>
        <table:table-row table:style-name="ro1">
          <table:table-cell office:value-type="string">
            <text:p>Super Tennis (USA, Europe)</text:p>
          </table:table-cell>
          <table:table-cell office:value-type="string">
            <text:p>1986</text:p>
          </table:table-cell>
          <table:table-cell office:value-type="string">
            <text:p>ESRB - RP (Rating Pending)</text:p>
          </table:table-cell>
          <table:table-cell office:value-type="string">
            <text:p>Super Tennis </text:p>
          </table:table-cell>
          <table:table-cell office:value-type="string">
            <text:p>SEGA of America, Inc.</text:p>
          </table:table-cell>
          <table:table-cell office:value-type="string">
            <text:p>SEGA Enterprises Ltd.</text:p>
          </table:table-cell>
          <table:table-cell office:value-type="string">
            <text:p>Sports/Tennis</text:p>
          </table:table-cell>
          <table:table-cell office:value-type="string">
            <text:p>1.0</text:p>
          </table:table-cell>
          <table:table-cell office:value-type="string">
            <text:p>1-2 Players</text:p>
          </table:table-cell>
          <table:table-cell office:value-type="string">
            <text:p>Super Tennis offers to control an unknown tennis player against a AI opponent, in various tennis courts, competing to win matches. The tennis players can be moved around freely on the court and the regular rules are followed. A third-person camera perspective is used, from a fixed perspective. The two buttons on the controllers are use to hit straight and fast, and to lob. When close to the net, volleys and smashes are also possible. Multiplayer is supported for two players, head to head or in a doubles game with or against AI opponents.</text:p>
          </table:table-cell>
          <table:table-cell table:formula="of:=CONCATENATE(&quot;&lt;game name=&quot;;CHAR(34);[.A238];CHAR(34);&quot;&gt; &lt;year&gt;&quot;;[.B238];&quot;&lt;/year&gt; &lt;rating&gt;&quot;;[.C238];&quot;&lt;/rating&gt; &lt;title&gt;&quot;;[.D238];&quot;&lt;/title&gt; &lt;pub&gt;&quot;;[.E238];&quot;&lt;/pub&gt; &lt;dev&gt;&quot;;[.F238];&quot;&lt;/dev&gt; &lt;genre&gt;&quot;;[.G238];&quot;&lt;/genre&gt; &lt;score&gt;&quot;;[.H238];&quot;&lt;/score&gt; &lt;player&gt;&quot;;[.I238];&quot;&lt;/player&gt; &lt;story&gt;&quot;;[.J238];&quot;&lt;/story&gt; &lt;/game&gt;&quot;)" office:value-type="string" office:string-value="&lt;game name=&quot;Super Tennis (USA, Europe)&quot;&gt; &lt;year&gt;1986&lt;/year&gt; &lt;rating&gt;ESRB - RP (Rating Pending)&lt;/rating&gt; &lt;title&gt;Super Tennis &lt;/title&gt; &lt;pub&gt;SEGA of America, Inc.&lt;/pub&gt; &lt;dev&gt;SEGA Enterprises Ltd.&lt;/dev&gt; &lt;genre&gt;Sports/Tennis&lt;/genre&gt; &lt;score&gt;1.0&lt;/score&gt; &lt;player&gt;1-2 Players&lt;/player&gt; &lt;story&gt;Super Tennis offers to control an unknown tennis player against a AI opponent, in various tennis courts, competing to win matches. The tennis players can be moved around freely on the court and the regular rules are followed. A third-person camera perspective is used, from a fixed perspective. The two buttons on the controllers are use to hit straight and fast, and to lob. When close to the net, volleys and smashes are also possible. Multiplayer is supported for two players, head to head or in a doubles game with or against AI opponents.&lt;/story&gt; &lt;/game&gt;">
            <text:p>&lt;game name="Super Tennis (USA, Europe)"&gt; &lt;year&gt;1986&lt;/year&gt; &lt;rating&gt;ESRB - RP (Rating Pending)&lt;/rating&gt; &lt;title&gt;Super Tennis &lt;/title&gt; &lt;pub&gt;SEGA of America, Inc.&lt;/pub&gt; &lt;dev&gt;SEGA Enterprises Ltd.&lt;/dev&gt; &lt;genre&gt;Sports/Tennis&lt;/genre&gt; &lt;score&gt;1.0&lt;/score&gt; &lt;player&gt;1-2 Players&lt;/player&gt; &lt;story&gt;Super Tennis offers to control an unknown tennis player against a AI opponent, in various tennis courts, competing to win matches. The tennis players can be moved around freely on the court and the regular rules are followed. A third-person camera perspective is used, from a fixed perspective. The two buttons on the controllers are use to hit straight and fast, and to lob. When close to the net, volleys and smashes are also possible. Multiplayer is supported for two players, head to head or in a doubles game with or against AI opponents.&lt;/story&gt; &lt;/game&gt;</text:p>
          </table:table-cell>
        </table:table-row>
        <table:table-row table:style-name="ro1">
          <table:table-cell office:value-type="string">
            <text:p>Superman - The Man of Steel (Europe)</text:p>
          </table:table-cell>
          <table:table-cell office:value-type="string">
            <text:p>1993</text:p>
          </table:table-cell>
          <table:table-cell office:value-type="string">
            <text:p>ESRB - RP (Rating Pending)</text:p>
          </table:table-cell>
          <table:table-cell office:value-type="string">
            <text:p>Superman - The Man of Steel </text:p>
          </table:table-cell>
          <table:table-cell office:value-type="string">
            <text:p>Virgin Games, Ltd.</text:p>
          </table:table-cell>
          <table:table-cell office:value-type="string">
            <text:p>Graftgold Creative Software</text:p>
          </table:table-cell>
          <table:table-cell office:value-type="string">
            <text:p>Platform</text:p>
          </table:table-cell>
          <table:table-cell office:value-type="string">
            <text:p>1.0</text:p>
          </table:table-cell>
          <table:table-cell office:value-type="string">
            <text:p>1 Player</text:p>
          </table:table-cell>
          <table:table-cell office:value-type="string">
            <text:p>Superman: The Man of Steel is a side-scrolling platform game in which the player takes on the role of Superman.****A lot is wrong in the game: Lois Lane has been kidnapped by Brainiac, the Doom Star is orbiting the Earth and many deadly adversaries are roaming about. It's up to Superman to set everything right again.****As Superman the player has limited energy which is depleted when Superman comes in contact with enemies or their projectiles. Superman can jump, and attack. When Superman almost drops from a building he automatically starts flying. There's three different difficulty settings.</text:p>
          </table:table-cell>
          <table:table-cell table:formula="of:=CONCATENATE(&quot;&lt;game name=&quot;;CHAR(34);[.A239];CHAR(34);&quot;&gt; &lt;year&gt;&quot;;[.B239];&quot;&lt;/year&gt; &lt;rating&gt;&quot;;[.C239];&quot;&lt;/rating&gt; &lt;title&gt;&quot;;[.D239];&quot;&lt;/title&gt; &lt;pub&gt;&quot;;[.E239];&quot;&lt;/pub&gt; &lt;dev&gt;&quot;;[.F239];&quot;&lt;/dev&gt; &lt;genre&gt;&quot;;[.G239];&quot;&lt;/genre&gt; &lt;score&gt;&quot;;[.H239];&quot;&lt;/score&gt; &lt;player&gt;&quot;;[.I239];&quot;&lt;/player&gt; &lt;story&gt;&quot;;[.J239];&quot;&lt;/story&gt; &lt;/game&gt;&quot;)" office:value-type="string" office:string-value="&lt;game name=&quot;Superman - The Man of Steel (Europe)&quot;&gt; &lt;year&gt;1993&lt;/year&gt; &lt;rating&gt;ESRB - RP (Rating Pending)&lt;/rating&gt; &lt;title&gt;Superman - The Man of Steel &lt;/title&gt; &lt;pub&gt;Virgin Games, Ltd.&lt;/pub&gt; &lt;dev&gt;Graftgold Creative Software&lt;/dev&gt; &lt;genre&gt;Platform&lt;/genre&gt; &lt;score&gt;1.0&lt;/score&gt; &lt;player&gt;1 Player&lt;/player&gt; &lt;story&gt;Superman: The Man of Steel is a side-scrolling platform game in which the player takes on the role of Superman.****A lot is wrong in the game: Lois Lane has been kidnapped by Brainiac, the Doom Star is orbiting the Earth and many deadly adversaries are roaming about. It's up to Superman to set everything right again.****As Superman the player has limited energy which is depleted when Superman comes in contact with enemies or their projectiles. Superman can jump, and attack. When Superman almost drops from a building he automatically starts flying. There's three different difficulty settings.&lt;/story&gt; &lt;/game&gt;">
            <text:p>&lt;game name="Superman - The Man of Steel (Europe)"&gt; &lt;year&gt;1993&lt;/year&gt; &lt;rating&gt;ESRB - RP (Rating Pending)&lt;/rating&gt; &lt;title&gt;Superman - The Man of Steel &lt;/title&gt; &lt;pub&gt;Virgin Games, Ltd.&lt;/pub&gt; &lt;dev&gt;Graftgold Creative Software&lt;/dev&gt; &lt;genre&gt;Platform&lt;/genre&gt; &lt;score&gt;1.0&lt;/score&gt; &lt;player&gt;1 Player&lt;/player&gt; &lt;story&gt;Superman: The Man of Steel is a side-scrolling platform game in which the player takes on the role of Superman.****A lot is wrong in the game: Lois Lane has been kidnapped by Brainiac, the Doom Star is orbiting the Earth and many deadly adversaries are roaming about. It's up to Superman to set everything right again.****As Superman the player has limited energy which is depleted when Superman comes in contact with enemies or their projectiles. Superman can jump, and attack. When Superman almost drops from a building he automatically starts flying. There's three different difficulty settings.&lt;/story&gt; &lt;/game&gt;</text:p>
          </table:table-cell>
        </table:table-row>
        <table:table-row table:style-name="ro1">
          <table:table-cell office:value-type="string">
            <text:p>T2 - The Arcade Game (Europe)</text:p>
          </table:table-cell>
          <table:table-cell office:value-type="string">
            <text:p>1991</text:p>
          </table:table-cell>
          <table:table-cell office:value-type="string">
            <text:p>ESRB - RP (Rating Pending)</text:p>
          </table:table-cell>
          <table:table-cell office:value-type="string">
            <text:p>T2 - The Arcade Game </text:p>
          </table:table-cell>
          <table:table-cell office:value-type="string">
            <text:p>Acclaim Entertainment, Inc.</text:p>
          </table:table-cell>
          <table:table-cell office:value-type="string">
            <text:p>Midway</text:p>
          </table:table-cell>
          <table:table-cell office:value-type="string">
            <text:p>Gun</text:p>
          </table:table-cell>
          <table:table-cell office:value-type="string">
            <text:p>2.6</text:p>
          </table:table-cell>
          <table:table-cell office:value-type="string">
            <text:p>1 Player</text:p>
          </table:table-cell>
          <table:table-cell office:value-type="string">
            <text:p>As the title states, this is the home conversion of the arcade rail-shooter based on the film Terminator 2: Judgement Day. Up to two players shoot through future and present levels as robotic killers reprogrammed to serve the human resistance. ****Both players wield a machine gun with infinite ammo that lowers its firing rate (overheats) as it is continuously fired. A secondary weapon (missile launchers in the future, shotguns in the present) has limited ammo but deals heavy damage. Powerups inside the game world include secondary weapon ammo and coolant for the machine guns, and are shot to be collected.****T2: The Arcade Game features seven levels based on specific scenes or general concepts in the film. The first four levels act as a prelude, as the player guns down waves of metal Terminators across a post-apocalyptic Battlefield, a besieged Human Hideout, and through the security checkpoints of the enemy supercomputer SkyNet. After destroying the computer, players travel back in time to protect John and Sarah Connor, while also destroying every scrap of SkyNet research at the headquarters of its manufacturer. From there, players must fend off the indestructible T-1000 until the final showdown in the Steel Mill.****Assets from the movie are used when possible, such as voice clips from Arnold Schwarzenegger, and close-up digital stills of Robert Patrick for the final battle against the T-1000. The Genesis and SNES versions also support lightguns (the Menacer and Super Scope, respectively).</text:p>
          </table:table-cell>
          <table:table-cell table:formula="of:=CONCATENATE(&quot;&lt;game name=&quot;;CHAR(34);[.A240];CHAR(34);&quot;&gt; &lt;year&gt;&quot;;[.B240];&quot;&lt;/year&gt; &lt;rating&gt;&quot;;[.C240];&quot;&lt;/rating&gt; &lt;title&gt;&quot;;[.D240];&quot;&lt;/title&gt; &lt;pub&gt;&quot;;[.E240];&quot;&lt;/pub&gt; &lt;dev&gt;&quot;;[.F240];&quot;&lt;/dev&gt; &lt;genre&gt;&quot;;[.G240];&quot;&lt;/genre&gt; &lt;score&gt;&quot;;[.H240];&quot;&lt;/score&gt; &lt;player&gt;&quot;;[.I240];&quot;&lt;/player&gt; &lt;story&gt;&quot;;[.J240];&quot;&lt;/story&gt; &lt;/game&gt;&quot;)" office:value-type="string" office:string-value="&lt;game name=&quot;T2 - The Arcade Game (Europe)&quot;&gt; &lt;year&gt;1991&lt;/year&gt; &lt;rating&gt;ESRB - RP (Rating Pending)&lt;/rating&gt; &lt;title&gt;T2 - The Arcade Game &lt;/title&gt; &lt;pub&gt;Acclaim Entertainment, Inc.&lt;/pub&gt; &lt;dev&gt;Midway&lt;/dev&gt; &lt;genre&gt;Gun&lt;/genre&gt; &lt;score&gt;2.6&lt;/score&gt; &lt;player&gt;1 Player&lt;/player&gt; &lt;story&gt;As the title states, this is the home conversion of the arcade rail-shooter based on the film Terminator 2: Judgement Day. Up to two players shoot through future and present levels as robotic killers reprogrammed to serve the human resistance. ****Both players wield a machine gun with infinite ammo that lowers its firing rate (overheats) as it is continuously fired. A secondary weapon (missile launchers in the future, shotguns in the present) has limited ammo but deals heavy damage. Powerups inside the game world include secondary weapon ammo and coolant for the machine guns, and are shot to be collected.****T2: The Arcade Game features seven levels based on specific scenes or general concepts in the film. The first four levels act as a prelude, as the player guns down waves of metal Terminators across a post-apocalyptic Battlefield, a besieged Human Hideout, and through the security checkpoints of the enemy supercomputer SkyNet. After destroying the computer, players travel back in time to protect John and Sarah Connor, while also destroying every scrap of SkyNet research at the headquarters of its manufacturer. From there, players must fend off the indestructible T-1000 until the final showdown in the Steel Mill.****Assets from the movie are used when possible, such as voice clips from Arnold Schwarzenegger, and close-up digital stills of Robert Patrick for the final battle against the T-1000. The Genesis and SNES versions also support lightguns (the Menacer and Super Scope, respectively).&lt;/story&gt; &lt;/game&gt;">
            <text:p>&lt;game name="T2 - The Arcade Game (Europe)"&gt; &lt;year&gt;1991&lt;/year&gt; &lt;rating&gt;ESRB - RP (Rating Pending)&lt;/rating&gt; &lt;title&gt;T2 - The Arcade Game &lt;/title&gt; &lt;pub&gt;Acclaim Entertainment, Inc.&lt;/pub&gt; &lt;dev&gt;Midway&lt;/dev&gt; &lt;genre&gt;Gun&lt;/genre&gt; &lt;score&gt;2.6&lt;/score&gt; &lt;player&gt;1 Player&lt;/player&gt; &lt;story&gt;As the title states, this is the home conversion of the arcade rail-shooter based on the film Terminator 2: Judgement Day. Up to two players shoot through future and present levels as robotic killers reprogrammed to serve the human resistance. ****Both players wield a machine gun with infinite ammo that lowers its firing rate (overheats) as it is continuously fired. A secondary weapon (missile launchers in the future, shotguns in the present) has limited ammo but deals heavy damage. Powerups inside the game world include secondary weapon ammo and coolant for the machine guns, and are shot to be collected.****T2: The Arcade Game features seven levels based on specific scenes or general concepts in the film. The first four levels act as a prelude, as the player guns down waves of metal Terminators across a post-apocalyptic Battlefield, a besieged Human Hideout, and through the security checkpoints of the enemy supercomputer SkyNet. After destroying the computer, players travel back in time to protect John and Sarah Connor, while also destroying every scrap of SkyNet research at the headquarters of its manufacturer. From there, players must fend off the indestructible T-1000 until the final showdown in the Steel Mill.****Assets from the movie are used when possible, such as voice clips from Arnold Schwarzenegger, and close-up digital stills of Robert Patrick for the final battle against the T-1000. The Genesis and SNES versions also support lightguns (the Menacer and Super Scope, respectively).&lt;/story&gt; &lt;/game&gt;</text:p>
          </table:table-cell>
        </table:table-row>
        <table:table-row table:style-name="ro1">
          <table:table-cell office:value-type="string">
            <text:p>Taito Chase H.Q. (Europe)</text:p>
          </table:table-cell>
          <table:table-cell office:value-type="string">
            <text:p>1990</text:p>
          </table:table-cell>
          <table:table-cell office:value-type="string">
            <text:p>ESRB - RP (Rating Pending)</text:p>
          </table:table-cell>
          <table:table-cell office:value-type="string">
            <text:p>Taito Chase H.Q. </text:p>
          </table:table-cell>
          <table:table-cell table:number-columns-repeated="2" office:value-type="string">
            <text:p>Taito Corporation</text:p>
          </table:table-cell>
          <table:table-cell office:value-type="string">
            <text:p>Driving</text:p>
          </table:table-cell>
          <table:table-cell office:value-type="string">
            <text:p>2.9</text:p>
          </table:table-cell>
          <table:table-cell office:value-type="string">
            <text:p>1 Player</text:p>
          </table:table-cell>
          <table:table-cell office:value-type="string">
            <text:p>As an undercover agent of Chase Headquarters, your job is to patrol the streets and track down five criminals. You are given a mission briefing before you start which gives information on the suspect and what car they drive. Then you drive across the city without crashing into other cars, and catch up with the criminal's car. To arrest the suspects, you must keep bumping into their car until it is no longer functional. And you have to do this under a strict time limit. You can't afford to crash into cars or buildings or you waste time getting on the road again. ****However, once you've caught up with your suspect, you are given more time. Your car is also equipped with turbo boosts, which you can use to gain extra speed if you are way behind the criminal. Each arrest is based on a "suspicion".</text:p>
          </table:table-cell>
          <table:table-cell table:formula="of:=CONCATENATE(&quot;&lt;game name=&quot;;CHAR(34);[.A241];CHAR(34);&quot;&gt; &lt;year&gt;&quot;;[.B241];&quot;&lt;/year&gt; &lt;rating&gt;&quot;;[.C241];&quot;&lt;/rating&gt; &lt;title&gt;&quot;;[.D241];&quot;&lt;/title&gt; &lt;pub&gt;&quot;;[.E241];&quot;&lt;/pub&gt; &lt;dev&gt;&quot;;[.F241];&quot;&lt;/dev&gt; &lt;genre&gt;&quot;;[.G241];&quot;&lt;/genre&gt; &lt;score&gt;&quot;;[.H241];&quot;&lt;/score&gt; &lt;player&gt;&quot;;[.I241];&quot;&lt;/player&gt; &lt;story&gt;&quot;;[.J241];&quot;&lt;/story&gt; &lt;/game&gt;&quot;)" office:value-type="string" office:string-value="&lt;game name=&quot;Taito Chase H.Q. (Europe)&quot;&gt; &lt;year&gt;1990&lt;/year&gt; &lt;rating&gt;ESRB - RP (Rating Pending)&lt;/rating&gt; &lt;title&gt;Taito Chase H.Q. &lt;/title&gt; &lt;pub&gt;Taito Corporation&lt;/pub&gt; &lt;dev&gt;Taito Corporation&lt;/dev&gt; &lt;genre&gt;Driving&lt;/genre&gt; &lt;score&gt;2.9&lt;/score&gt; &lt;player&gt;1 Player&lt;/player&gt; &lt;story&gt;As an undercover agent of Chase Headquarters, your job is to patrol the streets and track down five criminals. You are given a mission briefing before you start which gives information on the suspect and what car they drive. Then you drive across the city without crashing into other cars, and catch up with the criminal's car. To arrest the suspects, you must keep bumping into their car until it is no longer functional. And you have to do this under a strict time limit. You can't afford to crash into cars or buildings or you waste time getting on the road again. ****However, once you've caught up with your suspect, you are given more time. Your car is also equipped with turbo boosts, which you can use to gain extra speed if you are way behind the criminal. Each arrest is based on a &quot;suspicion&quot;.&lt;/story&gt; &lt;/game&gt;">
            <text:p>&lt;game name="Taito Chase H.Q. (Europe)"&gt; &lt;year&gt;1990&lt;/year&gt; &lt;rating&gt;ESRB - RP (Rating Pending)&lt;/rating&gt; &lt;title&gt;Taito Chase H.Q. &lt;/title&gt; &lt;pub&gt;Taito Corporation&lt;/pub&gt; &lt;dev&gt;Taito Corporation&lt;/dev&gt; &lt;genre&gt;Driving&lt;/genre&gt; &lt;score&gt;2.9&lt;/score&gt; &lt;player&gt;1 Player&lt;/player&gt; &lt;story&gt;As an undercover agent of Chase Headquarters, your job is to patrol the streets and track down five criminals. You are given a mission briefing before you start which gives information on the suspect and what car they drive. Then you drive across the city without crashing into other cars, and catch up with the criminal's car. To arrest the suspects, you must keep bumping into their car until it is no longer functional. And you have to do this under a strict time limit. You can't afford to crash into cars or buildings or you waste time getting on the road again. ****However, once you've caught up with your suspect, you are given more time. Your car is also equipped with turbo boosts, which you can use to gain extra speed if you are way behind the criminal. Each arrest is based on a "suspicion".&lt;/story&gt; &lt;/game&gt;</text:p>
          </table:table-cell>
        </table:table-row>
        <table:table-row table:style-name="ro1">
          <table:table-cell office:value-type="string">
            <text:p>Taz-Mania (Europe)</text:p>
          </table:table-cell>
          <table:table-cell office:value-type="string">
            <text:p>1992</text:p>
          </table:table-cell>
          <table:table-cell office:value-type="string">
            <text:p>ESRB - RP (Rating Pending)</text:p>
          </table:table-cell>
          <table:table-cell office:value-type="string">
            <text:p>Taz-Mania </text:p>
          </table:table-cell>
          <table:table-cell table:number-columns-repeated="2" office:value-type="string">
            <text:p>SEGA Enterprises Ltd.</text:p>
          </table:table-cell>
          <table:table-cell office:value-type="string">
            <text:p>Platform</text:p>
          </table:table-cell>
          <table:table-cell office:value-type="string">
            <text:p>2.9</text:p>
          </table:table-cell>
          <table:table-cell office:value-type="string">
            <text:p>1 Player</text:p>
          </table:table-cell>
          <table:table-cell office:value-type="string">
            <text:p>One evening, Taz's father is telling an intriguing tale. Somewhere on Tazmania is a Lost Valley, and in that valley nests a huge seabird, so huge that one of it's eggs could feed a family for a year! Just think of the omelette one of those could make!****Thus Taz becomes fascinated and leaves in search of one of those eggs before his Dad has even finished the story...****Taz can Jump, perform a Spinning Jump and a Spin Attack. Munch roast chickens to replenish life. Gain extra points by moving quickly through the levels - there are six stages and each stage has two rounds.****There are a few other items and pickups such as:****1. Spring: boings Taz up to high ledges.**2. Blocks: destructible.**3. 1-UP: extra life.**4. Star: invulnerability. Unless you run into a bomb.**5. Bomb: does what it says on the tin.</text:p>
          </table:table-cell>
          <table:table-cell table:formula="of:=CONCATENATE(&quot;&lt;game name=&quot;;CHAR(34);[.A242];CHAR(34);&quot;&gt; &lt;year&gt;&quot;;[.B242];&quot;&lt;/year&gt; &lt;rating&gt;&quot;;[.C242];&quot;&lt;/rating&gt; &lt;title&gt;&quot;;[.D242];&quot;&lt;/title&gt; &lt;pub&gt;&quot;;[.E242];&quot;&lt;/pub&gt; &lt;dev&gt;&quot;;[.F242];&quot;&lt;/dev&gt; &lt;genre&gt;&quot;;[.G242];&quot;&lt;/genre&gt; &lt;score&gt;&quot;;[.H242];&quot;&lt;/score&gt; &lt;player&gt;&quot;;[.I242];&quot;&lt;/player&gt; &lt;story&gt;&quot;;[.J242];&quot;&lt;/story&gt; &lt;/game&gt;&quot;)" office:value-type="string" office:string-value="&lt;game name=&quot;Taz-Mania (Europe)&quot;&gt; &lt;year&gt;1992&lt;/year&gt; &lt;rating&gt;ESRB - RP (Rating Pending)&lt;/rating&gt; &lt;title&gt;Taz-Mania &lt;/title&gt; &lt;pub&gt;SEGA Enterprises Ltd.&lt;/pub&gt; &lt;dev&gt;SEGA Enterprises Ltd.&lt;/dev&gt; &lt;genre&gt;Platform&lt;/genre&gt; &lt;score&gt;2.9&lt;/score&gt; &lt;player&gt;1 Player&lt;/player&gt; &lt;story&gt;One evening, Taz's father is telling an intriguing tale. Somewhere on Tazmania is a Lost Valley, and in that valley nests a huge seabird, so huge that one of it's eggs could feed a family for a year! Just think of the omelette one of those could make!****Thus Taz becomes fascinated and leaves in search of one of those eggs before his Dad has even finished the story...****Taz can Jump, perform a Spinning Jump and a Spin Attack. Munch roast chickens to replenish life. Gain extra points by moving quickly through the levels - there are six stages and each stage has two rounds.****There are a few other items and pickups such as:****1. Spring: boings Taz up to high ledges.**2. Blocks: destructible.**3. 1-UP: extra life.**4. Star: invulnerability. Unless you run into a bomb.**5. Bomb: does what it says on the tin.&lt;/story&gt; &lt;/game&gt;">
            <text:p>&lt;game name="Taz-Mania (Europe)"&gt; &lt;year&gt;1992&lt;/year&gt; &lt;rating&gt;ESRB - RP (Rating Pending)&lt;/rating&gt; &lt;title&gt;Taz-Mania &lt;/title&gt; &lt;pub&gt;SEGA Enterprises Ltd.&lt;/pub&gt; &lt;dev&gt;SEGA Enterprises Ltd.&lt;/dev&gt; &lt;genre&gt;Platform&lt;/genre&gt; &lt;score&gt;2.9&lt;/score&gt; &lt;player&gt;1 Player&lt;/player&gt; &lt;story&gt;One evening, Taz's father is telling an intriguing tale. Somewhere on Tazmania is a Lost Valley, and in that valley nests a huge seabird, so huge that one of it's eggs could feed a family for a year! Just think of the omelette one of those could make!****Thus Taz becomes fascinated and leaves in search of one of those eggs before his Dad has even finished the story...****Taz can Jump, perform a Spinning Jump and a Spin Attack. Munch roast chickens to replenish life. Gain extra points by moving quickly through the levels - there are six stages and each stage has two rounds.****There are a few other items and pickups such as:****1. Spring: boings Taz up to high ledges.**2. Blocks: destructible.**3. 1-UP: extra life.**4. Star: invulnerability. Unless you run into a bomb.**5. Bomb: does what it says on the tin.&lt;/story&gt; &lt;/game&gt;</text:p>
          </table:table-cell>
        </table:table-row>
        <table:table-row table:style-name="ro1">
          <table:table-cell office:value-type="string">
            <text:p>Tecmo World Cup '93 (Europe)</text:p>
          </table:table-cell>
          <table:table-cell office:value-type="string">
            <text:p>1993</text:p>
          </table:table-cell>
          <table:table-cell office:value-type="string">
            <text:p>ESRB - RP (Rating Pending)</text:p>
          </table:table-cell>
          <table:table-cell office:value-type="string">
            <text:p>Tecmo World Cup '93 </text:p>
          </table:table-cell>
          <table:table-cell office:value-type="string">
            <text:p>SEGA Entertainment, Inc.</text:p>
          </table:table-cell>
          <table:table-cell office:value-type="string">
            <text:p>Tecmo, Inc.</text:p>
          </table:table-cell>
          <table:table-cell office:value-type="string">
            <text:p>Soccer/Sports</text:p>
          </table:table-cell>
          <table:table-cell office:value-type="string">
            <text:p>3.2</text:p>
          </table:table-cell>
          <table:table-cell office:value-type="string">
            <text:p>1-2 Players</text:p>
          </table:table-cell>
          <table:table-cell office:value-type="string">
            <text:p>The World Cup rolls around once every 4 years for a chance for countries to show the world how good they are at this single sport, football (also known as soccer). Even though there was no World Cup held in 1993 the game Tecmo World Cup ’93 has the main teams and rules the World Cup is famous for.****Tecmo World Cup ’93 is a football game that simulates the World Cup from the Pools to the elimination rounds that end with the finals. It has the option to play the 24 most known countries to have played in the World Cup, each with players having there own skill levels based on the real teams. There are 3 more modes to chose from that includes Versus where the player can play against a friend, Exhibition where one the player picks a opponent to play a single match, and Watch where the player picks two CPU players to battle it out alone.****When playing a game the player first picks the team they want to play (and there opponents team if in Exhibition mode) and the color of there jersey before the CPU picks a random jersey color for their team. Before the match starts the player can set up the formation of the team and can also set up who plays and their position, this menu can also be accessed when a goal is scored or the ball goes out. The players (that are all abbreviated to there initials) have stats for Power, Speed, and Technique. When the game starts the player is presented with a side on birds’ eye view of the field. The player, when in control of the ball can pass the ball to the closest team mate or attempt for a goal. When defending the player can change the controlling player or do a slide tackle (slide tackle is the only tackle the player can do). There is no penalties in the game other then kicking the ball out. The game is fast paced as it is played in sped up mode to get a full game in a reduced time. There are 3 levels of difficulty and the default game length can be changed in the configuration. Password save after each match is available.</text:p>
          </table:table-cell>
          <table:table-cell table:formula="of:=CONCATENATE(&quot;&lt;game name=&quot;;CHAR(34);[.A243];CHAR(34);&quot;&gt; &lt;year&gt;&quot;;[.B243];&quot;&lt;/year&gt; &lt;rating&gt;&quot;;[.C243];&quot;&lt;/rating&gt; &lt;title&gt;&quot;;[.D243];&quot;&lt;/title&gt; &lt;pub&gt;&quot;;[.E243];&quot;&lt;/pub&gt; &lt;dev&gt;&quot;;[.F243];&quot;&lt;/dev&gt; &lt;genre&gt;&quot;;[.G243];&quot;&lt;/genre&gt; &lt;score&gt;&quot;;[.H243];&quot;&lt;/score&gt; &lt;player&gt;&quot;;[.I243];&quot;&lt;/player&gt; &lt;story&gt;&quot;;[.J243];&quot;&lt;/story&gt; &lt;/game&gt;&quot;)" office:value-type="string" office:string-value="&lt;game name=&quot;Tecmo World Cup '93 (Europe)&quot;&gt; &lt;year&gt;1993&lt;/year&gt; &lt;rating&gt;ESRB - RP (Rating Pending)&lt;/rating&gt; &lt;title&gt;Tecmo World Cup '93 &lt;/title&gt; &lt;pub&gt;SEGA Entertainment, Inc.&lt;/pub&gt; &lt;dev&gt;Tecmo, Inc.&lt;/dev&gt; &lt;genre&gt;Soccer/Sports&lt;/genre&gt; &lt;score&gt;3.2&lt;/score&gt; &lt;player&gt;1-2 Players&lt;/player&gt; &lt;story&gt;The World Cup rolls around once every 4 years for a chance for countries to show the world how good they are at this single sport, football (also known as soccer). Even though there was no World Cup held in 1993 the game Tecmo World Cup ’93 has the main teams and rules the World Cup is famous for.****Tecmo World Cup ’93 is a football game that simulates the World Cup from the Pools to the elimination rounds that end with the finals. It has the option to play the 24 most known countries to have played in the World Cup, each with players having there own skill levels based on the real teams. There are 3 more modes to chose from that includes Versus where the player can play against a friend, Exhibition where one the player picks a opponent to play a single match, and Watch where the player picks two CPU players to battle it out alone.****When playing a game the player first picks the team they want to play (and there opponents team if in Exhibition mode) and the color of there jersey before the CPU picks a random jersey color for their team. Before the match starts the player can set up the formation of the team and can also set up who plays and their position, this menu can also be accessed when a goal is scored or the ball goes out. The players (that are all abbreviated to there initials) have stats for Power, Speed, and Technique. When the game starts the player is presented with a side on birds’ eye view of the field. The player, when in control of the ball can pass the ball to the closest team mate or attempt for a goal. When defending the player can change the controlling player or do a slide tackle (slide tackle is the only tackle the player can do). There is no penalties in the game other then kicking the ball out. The game is fast paced as it is played in sped up mode to get a full game in a reduced time. There are 3 levels of difficulty and the default game length can be changed in the configuration. Password save after each match is available.&lt;/story&gt; &lt;/game&gt;">
            <text:p>&lt;game name="Tecmo World Cup '93 (Europe)"&gt; &lt;year&gt;1993&lt;/year&gt; &lt;rating&gt;ESRB - RP (Rating Pending)&lt;/rating&gt; &lt;title&gt;Tecmo World Cup '93 &lt;/title&gt; &lt;pub&gt;SEGA Entertainment, Inc.&lt;/pub&gt; &lt;dev&gt;Tecmo, Inc.&lt;/dev&gt; &lt;genre&gt;Soccer/Sports&lt;/genre&gt; &lt;score&gt;3.2&lt;/score&gt; &lt;player&gt;1-2 Players&lt;/player&gt; &lt;story&gt;The World Cup rolls around once every 4 years for a chance for countries to show the world how good they are at this single sport, football (also known as soccer). Even though there was no World Cup held in 1993 the game Tecmo World Cup ’93 has the main teams and rules the World Cup is famous for.****Tecmo World Cup ’93 is a football game that simulates the World Cup from the Pools to the elimination rounds that end with the finals. It has the option to play the 24 most known countries to have played in the World Cup, each with players having there own skill levels based on the real teams. There are 3 more modes to chose from that includes Versus where the player can play against a friend, Exhibition where one the player picks a opponent to play a single match, and Watch where the player picks two CPU players to battle it out alone.****When playing a game the player first picks the team they want to play (and there opponents team if in Exhibition mode) and the color of there jersey before the CPU picks a random jersey color for their team. Before the match starts the player can set up the formation of the team and can also set up who plays and their position, this menu can also be accessed when a goal is scored or the ball goes out. The players (that are all abbreviated to there initials) have stats for Power, Speed, and Technique. When the game starts the player is presented with a side on birds’ eye view of the field. The player, when in control of the ball can pass the ball to the closest team mate or attempt for a goal. When defending the player can change the controlling player or do a slide tackle (slide tackle is the only tackle the player can do). There is no penalties in the game other then kicking the ball out. The game is fast paced as it is played in sped up mode to get a full game in a reduced time. There are 3 levels of difficulty and the default game length can be changed in the configuration. Password save after each match is available.&lt;/story&gt; &lt;/game&gt;</text:p>
          </table:table-cell>
        </table:table-row>
        <table:table-row table:style-name="ro1">
          <table:table-cell office:value-type="string">
            <text:p>Teddy Boy (USA, Europe)</text:p>
          </table:table-cell>
          <table:table-cell office:value-type="string">
            <text:p>1986</text:p>
          </table:table-cell>
          <table:table-cell office:value-type="string">
            <text:p>ESRB - RP (Rating Pending)</text:p>
          </table:table-cell>
          <table:table-cell office:value-type="string">
            <text:p>Teddy Boy </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3.2</text:p>
          </table:table-cell>
          <table:table-cell office:value-type="string">
            <text:p>1-2 Players</text:p>
          </table:table-cell>
          <table:table-cell office:value-type="string">
            <text:p>As Teddy Boy, you must use your gun to shoot at enemies that come out of the boxes that are scattered around the level. You have limited time to do this. The number of enemies that come out of these boxes depends on the number being shown on the face. When you shoot enemies, they turn into little balls which you quickly need to collect. If you do not, the balls will be transformed into little creatures that eat away time. Once you have destroyed all enemies, you advance to the next level. when you stand in the same spot for too long, the floor will disintegrate, causing you to fall down to the below platform. From time to time, you will play a bonus game, where the object is to shoot boxes that contain a toy. In these rounds, you also must avoid shooting a box that contains a little creature or you lose time.</text:p>
          </table:table-cell>
          <table:table-cell table:formula="of:=CONCATENATE(&quot;&lt;game name=&quot;;CHAR(34);[.A244];CHAR(34);&quot;&gt; &lt;year&gt;&quot;;[.B244];&quot;&lt;/year&gt; &lt;rating&gt;&quot;;[.C244];&quot;&lt;/rating&gt; &lt;title&gt;&quot;;[.D244];&quot;&lt;/title&gt; &lt;pub&gt;&quot;;[.E244];&quot;&lt;/pub&gt; &lt;dev&gt;&quot;;[.F244];&quot;&lt;/dev&gt; &lt;genre&gt;&quot;;[.G244];&quot;&lt;/genre&gt; &lt;score&gt;&quot;;[.H244];&quot;&lt;/score&gt; &lt;player&gt;&quot;;[.I244];&quot;&lt;/player&gt; &lt;story&gt;&quot;;[.J244];&quot;&lt;/story&gt; &lt;/game&gt;&quot;)" office:value-type="string" office:string-value="&lt;game name=&quot;Teddy Boy (USA, Europe)&quot;&gt; &lt;year&gt;1986&lt;/year&gt; &lt;rating&gt;ESRB - RP (Rating Pending)&lt;/rating&gt; &lt;title&gt;Teddy Boy &lt;/title&gt; &lt;pub&gt;SEGA of America, Inc.&lt;/pub&gt; &lt;dev&gt;SEGA Enterprises Ltd.&lt;/dev&gt; &lt;genre&gt;Platform&lt;/genre&gt; &lt;score&gt;3.2&lt;/score&gt; &lt;player&gt;1-2 Players&lt;/player&gt; &lt;story&gt;As Teddy Boy, you must use your gun to shoot at enemies that come out of the boxes that are scattered around the level. You have limited time to do this. The number of enemies that come out of these boxes depends on the number being shown on the face. When you shoot enemies, they turn into little balls which you quickly need to collect. If you do not, the balls will be transformed into little creatures that eat away time. Once you have destroyed all enemies, you advance to the next level. when you stand in the same spot for too long, the floor will disintegrate, causing you to fall down to the below platform. From time to time, you will play a bonus game, where the object is to shoot boxes that contain a toy. In these rounds, you also must avoid shooting a box that contains a little creature or you lose time.&lt;/story&gt; &lt;/game&gt;">
            <text:p>&lt;game name="Teddy Boy (USA, Europe)"&gt; &lt;year&gt;1986&lt;/year&gt; &lt;rating&gt;ESRB - RP (Rating Pending)&lt;/rating&gt; &lt;title&gt;Teddy Boy &lt;/title&gt; &lt;pub&gt;SEGA of America, Inc.&lt;/pub&gt; &lt;dev&gt;SEGA Enterprises Ltd.&lt;/dev&gt; &lt;genre&gt;Platform&lt;/genre&gt; &lt;score&gt;3.2&lt;/score&gt; &lt;player&gt;1-2 Players&lt;/player&gt; &lt;story&gt;As Teddy Boy, you must use your gun to shoot at enemies that come out of the boxes that are scattered around the level. You have limited time to do this. The number of enemies that come out of these boxes depends on the number being shown on the face. When you shoot enemies, they turn into little balls which you quickly need to collect. If you do not, the balls will be transformed into little creatures that eat away time. Once you have destroyed all enemies, you advance to the next level. when you stand in the same spot for too long, the floor will disintegrate, causing you to fall down to the below platform. From time to time, you will play a bonus game, where the object is to shoot boxes that contain a toy. In these rounds, you also must avoid shooting a box that contains a little creature or you lose time.&lt;/story&gt; &lt;/game&gt;</text:p>
          </table:table-cell>
        </table:table-row>
        <table:table-row table:style-name="ro1">
          <table:table-cell office:value-type="string">
            <text:p>Tennis Ace (Europe)</text:p>
          </table:table-cell>
          <table:table-cell office:value-type="string">
            <text:p>1989</text:p>
          </table:table-cell>
          <table:table-cell office:value-type="string">
            <text:p>ESRB - RP (Rating Pending)</text:p>
          </table:table-cell>
          <table:table-cell office:value-type="string">
            <text:p>Tennis Ace </text:p>
          </table:table-cell>
          <table:table-cell office:value-type="string">
            <text:p>SEGA of America, Inc.</text:p>
          </table:table-cell>
          <table:table-cell office:value-type="string">
            <text:p>SEGA Enterprises Ltd.</text:p>
          </table:table-cell>
          <table:table-cell office:value-type="string">
            <text:p>Sports/Tennis</text:p>
          </table:table-cell>
          <table:table-cell office:value-type="string">
            <text:p>3.6</text:p>
          </table:table-cell>
          <table:table-cell office:value-type="string">
            <text:p>1-2 Players</text:p>
          </table:table-cell>
          <table:table-cell office:value-type="string">
            <text:p>Using a top-down view, Tennis Ace lets you play single or double games with computer players. Two human players can either duel or work cooperatively in a doubles game. By working your way to one of the six grand slam finals, with practice games and exhibition matches, you gain experience, which improves your playing style.****All the basic strokes are available: serves (either flat or a lob - fast-low, slow-high and curved), smashes, drop shots, lobs, flat forehands and backhands. Upon serving, the screen switches to a side-view and you have to time the throw and the hit to perform a succesful serve.****The in-game progress can be saved with a password function.</text:p>
          </table:table-cell>
          <table:table-cell table:formula="of:=CONCATENATE(&quot;&lt;game name=&quot;;CHAR(34);[.A245];CHAR(34);&quot;&gt; &lt;year&gt;&quot;;[.B245];&quot;&lt;/year&gt; &lt;rating&gt;&quot;;[.C245];&quot;&lt;/rating&gt; &lt;title&gt;&quot;;[.D245];&quot;&lt;/title&gt; &lt;pub&gt;&quot;;[.E245];&quot;&lt;/pub&gt; &lt;dev&gt;&quot;;[.F245];&quot;&lt;/dev&gt; &lt;genre&gt;&quot;;[.G245];&quot;&lt;/genre&gt; &lt;score&gt;&quot;;[.H245];&quot;&lt;/score&gt; &lt;player&gt;&quot;;[.I245];&quot;&lt;/player&gt; &lt;story&gt;&quot;;[.J245];&quot;&lt;/story&gt; &lt;/game&gt;&quot;)" office:value-type="string" office:string-value="&lt;game name=&quot;Tennis Ace (Europe)&quot;&gt; &lt;year&gt;1989&lt;/year&gt; &lt;rating&gt;ESRB - RP (Rating Pending)&lt;/rating&gt; &lt;title&gt;Tennis Ace &lt;/title&gt; &lt;pub&gt;SEGA of America, Inc.&lt;/pub&gt; &lt;dev&gt;SEGA Enterprises Ltd.&lt;/dev&gt; &lt;genre&gt;Sports/Tennis&lt;/genre&gt; &lt;score&gt;3.6&lt;/score&gt; &lt;player&gt;1-2 Players&lt;/player&gt; &lt;story&gt;Using a top-down view, Tennis Ace lets you play single or double games with computer players. Two human players can either duel or work cooperatively in a doubles game. By working your way to one of the six grand slam finals, with practice games and exhibition matches, you gain experience, which improves your playing style.****All the basic strokes are available: serves (either flat or a lob - fast-low, slow-high and curved), smashes, drop shots, lobs, flat forehands and backhands. Upon serving, the screen switches to a side-view and you have to time the throw and the hit to perform a succesful serve.****The in-game progress can be saved with a password function.&lt;/story&gt; &lt;/game&gt;">
            <text:p>&lt;game name="Tennis Ace (Europe)"&gt; &lt;year&gt;1989&lt;/year&gt; &lt;rating&gt;ESRB - RP (Rating Pending)&lt;/rating&gt; &lt;title&gt;Tennis Ace &lt;/title&gt; &lt;pub&gt;SEGA of America, Inc.&lt;/pub&gt; &lt;dev&gt;SEGA Enterprises Ltd.&lt;/dev&gt; &lt;genre&gt;Sports/Tennis&lt;/genre&gt; &lt;score&gt;3.6&lt;/score&gt; &lt;player&gt;1-2 Players&lt;/player&gt; &lt;story&gt;Using a top-down view, Tennis Ace lets you play single or double games with computer players. Two human players can either duel or work cooperatively in a doubles game. By working your way to one of the six grand slam finals, with practice games and exhibition matches, you gain experience, which improves your playing style.****All the basic strokes are available: serves (either flat or a lob - fast-low, slow-high and curved), smashes, drop shots, lobs, flat forehands and backhands. Upon serving, the screen switches to a side-view and you have to time the throw and the hit to perform a succesful serve.****The in-game progress can be saved with a password function.&lt;/story&gt; &lt;/game&gt;</text:p>
          </table:table-cell>
        </table:table-row>
        <table:table-row table:style-name="ro1">
          <table:table-cell office:value-type="string">
            <text:p>Terminator 2 - Judgment Day (Europe)</text:p>
          </table:table-cell>
          <table:table-cell office:value-type="string">
            <text:p>1993</text:p>
          </table:table-cell>
          <table:table-cell office:value-type="string">
            <text:p>ESRB - RP (Rating Pending)</text:p>
          </table:table-cell>
          <table:table-cell office:value-type="string">
            <text:p>Terminator 2 - Judgment Day </text:p>
          </table:table-cell>
          <table:table-cell office:value-type="string">
            <text:p>Acclaim Entertainment, Inc.</text:p>
          </table:table-cell>
          <table:table-cell office:value-type="string">
            <text:p>Arc Developments</text:p>
          </table:table-cell>
          <table:table-cell office:value-type="string">
            <text:p>Platform</text:p>
          </table:table-cell>
          <table:table-cell office:value-type="string">
            <text:p>2.9</text:p>
          </table:table-cell>
          <table:table-cell office:value-type="string">
            <text:p>1 Player</text:p>
          </table:table-cell>
          <table:table-cell office:value-type="string">
            <text:p>Terminator 2: Judgment Day is based on the movie of the same name. The player takes the role of the T-800 Terminator and has to protect John Connor from being terminated by the T-1000 Terminator. ****The game is set over five levels with the following goals:****1. Level 1: Acquire a weapon.**Level 2: An isometric racing course on a motorcycle in which the player needs to out-run a tanker truck that is chasing them. This stage was omitted from the Game Gear version.**Level 3: Locate and rescue Sarah Connor from the Pescadero asylum.**Level 4: Plant explosive charges to destroy the Cyberdyne building.**Level 5: Defeat the T-1000 within the steel mill.</text:p>
          </table:table-cell>
          <table:table-cell table:formula="of:=CONCATENATE(&quot;&lt;game name=&quot;;CHAR(34);[.A246];CHAR(34);&quot;&gt; &lt;year&gt;&quot;;[.B246];&quot;&lt;/year&gt; &lt;rating&gt;&quot;;[.C246];&quot;&lt;/rating&gt; &lt;title&gt;&quot;;[.D246];&quot;&lt;/title&gt; &lt;pub&gt;&quot;;[.E246];&quot;&lt;/pub&gt; &lt;dev&gt;&quot;;[.F246];&quot;&lt;/dev&gt; &lt;genre&gt;&quot;;[.G246];&quot;&lt;/genre&gt; &lt;score&gt;&quot;;[.H246];&quot;&lt;/score&gt; &lt;player&gt;&quot;;[.I246];&quot;&lt;/player&gt; &lt;story&gt;&quot;;[.J246];&quot;&lt;/story&gt; &lt;/game&gt;&quot;)" office:value-type="string" office:string-value="&lt;game name=&quot;Terminator 2 - Judgment Day (Europe)&quot;&gt; &lt;year&gt;1993&lt;/year&gt; &lt;rating&gt;ESRB - RP (Rating Pending)&lt;/rating&gt; &lt;title&gt;Terminator 2 - Judgment Day &lt;/title&gt; &lt;pub&gt;Acclaim Entertainment, Inc.&lt;/pub&gt; &lt;dev&gt;Arc Developments&lt;/dev&gt; &lt;genre&gt;Platform&lt;/genre&gt; &lt;score&gt;2.9&lt;/score&gt; &lt;player&gt;1 Player&lt;/player&gt; &lt;story&gt;Terminator 2: Judgment Day is based on the movie of the same name. The player takes the role of the T-800 Terminator and has to protect John Connor from being terminated by the T-1000 Terminator. ****The game is set over five levels with the following goals:****1. Level 1: Acquire a weapon.**Level 2: An isometric racing course on a motorcycle in which the player needs to out-run a tanker truck that is chasing them. This stage was omitted from the Game Gear version.**Level 3: Locate and rescue Sarah Connor from the Pescadero asylum.**Level 4: Plant explosive charges to destroy the Cyberdyne building.**Level 5: Defeat the T-1000 within the steel mill.&lt;/story&gt; &lt;/game&gt;">
            <text:p>&lt;game name="Terminator 2 - Judgment Day (Europe)"&gt; &lt;year&gt;1993&lt;/year&gt; &lt;rating&gt;ESRB - RP (Rating Pending)&lt;/rating&gt; &lt;title&gt;Terminator 2 - Judgment Day &lt;/title&gt; &lt;pub&gt;Acclaim Entertainment, Inc.&lt;/pub&gt; &lt;dev&gt;Arc Developments&lt;/dev&gt; &lt;genre&gt;Platform&lt;/genre&gt; &lt;score&gt;2.9&lt;/score&gt; &lt;player&gt;1 Player&lt;/player&gt; &lt;story&gt;Terminator 2: Judgment Day is based on the movie of the same name. The player takes the role of the T-800 Terminator and has to protect John Connor from being terminated by the T-1000 Terminator. ****The game is set over five levels with the following goals:****1. Level 1: Acquire a weapon.**Level 2: An isometric racing course on a motorcycle in which the player needs to out-run a tanker truck that is chasing them. This stage was omitted from the Game Gear version.**Level 3: Locate and rescue Sarah Connor from the Pescadero asylum.**Level 4: Plant explosive charges to destroy the Cyberdyne building.**Level 5: Defeat the T-1000 within the steel mill.&lt;/story&gt; &lt;/game&gt;</text:p>
          </table:table-cell>
        </table:table-row>
        <table:table-row table:style-name="ro1">
          <table:table-cell office:value-type="string">
            <text:p>Terminator, The (Europe)</text:p>
          </table:table-cell>
          <table:table-cell office:value-type="string">
            <text:p>1990</text:p>
          </table:table-cell>
          <table:table-cell office:value-type="string">
            <text:p>ESRB - RP (Rating Pending)</text:p>
          </table:table-cell>
          <table:table-cell office:value-type="string">
            <text:p>Terminator, The </text:p>
          </table:table-cell>
          <table:table-cell office:value-type="string">
            <text:p>Virgin Games, Ltd.</text:p>
          </table:table-cell>
          <table:table-cell office:value-type="string">
            <text:p>Probe Software Ltd.</text:p>
          </table:table-cell>
          <table:table-cell office:value-type="string">
            <text:p>Platform</text:p>
          </table:table-cell>
          <table:table-cell office:value-type="string">
            <text:p>1.9</text:p>
          </table:table-cell>
          <table:table-cell office:value-type="string">
            <text:p>1 Player</text:p>
          </table:table-cell>
          <table:table-cell office:value-type="string">
            <text:p>The Terminator licensed game for the Sega consoles was a fairly standard side-scrolling platform game. However, the game's six levels mirror the story-line of The Terminator movie very closely as you take on the role of Kyle Reese and his quest to save Sarah Connor from termination.****Because the game follows the movie so closely, the first mission which involves blowing up the SkyNet computer and escaping through time is one of the hardest and something that most players remember with love/hate.</text:p>
          </table:table-cell>
          <table:table-cell table:formula="of:=CONCATENATE(&quot;&lt;game name=&quot;;CHAR(34);[.A247];CHAR(34);&quot;&gt; &lt;year&gt;&quot;;[.B247];&quot;&lt;/year&gt; &lt;rating&gt;&quot;;[.C247];&quot;&lt;/rating&gt; &lt;title&gt;&quot;;[.D247];&quot;&lt;/title&gt; &lt;pub&gt;&quot;;[.E247];&quot;&lt;/pub&gt; &lt;dev&gt;&quot;;[.F247];&quot;&lt;/dev&gt; &lt;genre&gt;&quot;;[.G247];&quot;&lt;/genre&gt; &lt;score&gt;&quot;;[.H247];&quot;&lt;/score&gt; &lt;player&gt;&quot;;[.I247];&quot;&lt;/player&gt; &lt;story&gt;&quot;;[.J247];&quot;&lt;/story&gt; &lt;/game&gt;&quot;)" office:value-type="string" office:string-value="&lt;game name=&quot;Terminator, The (Europe)&quot;&gt; &lt;year&gt;1990&lt;/year&gt; &lt;rating&gt;ESRB - RP (Rating Pending)&lt;/rating&gt; &lt;title&gt;Terminator, The &lt;/title&gt; &lt;pub&gt;Virgin Games, Ltd.&lt;/pub&gt; &lt;dev&gt;Probe Software Ltd.&lt;/dev&gt; &lt;genre&gt;Platform&lt;/genre&gt; &lt;score&gt;1.9&lt;/score&gt; &lt;player&gt;1 Player&lt;/player&gt; &lt;story&gt;The Terminator licensed game for the Sega consoles was a fairly standard side-scrolling platform game. However, the game's six levels mirror the story-line of The Terminator movie very closely as you take on the role of Kyle Reese and his quest to save Sarah Connor from termination.****Because the game follows the movie so closely, the first mission which involves blowing up the SkyNet computer and escaping through time is one of the hardest and something that most players remember with love/hate.&lt;/story&gt; &lt;/game&gt;">
            <text:p>&lt;game name="Terminator, The (Europe)"&gt; &lt;year&gt;1990&lt;/year&gt; &lt;rating&gt;ESRB - RP (Rating Pending)&lt;/rating&gt; &lt;title&gt;Terminator, The &lt;/title&gt; &lt;pub&gt;Virgin Games, Ltd.&lt;/pub&gt; &lt;dev&gt;Probe Software Ltd.&lt;/dev&gt; &lt;genre&gt;Platform&lt;/genre&gt; &lt;score&gt;1.9&lt;/score&gt; &lt;player&gt;1 Player&lt;/player&gt; &lt;story&gt;The Terminator licensed game for the Sega consoles was a fairly standard side-scrolling platform game. However, the game's six levels mirror the story-line of The Terminator movie very closely as you take on the role of Kyle Reese and his quest to save Sarah Connor from termination.****Because the game follows the movie so closely, the first mission which involves blowing up the SkyNet computer and escaping through time is one of the hardest and something that most players remember with love/hate.&lt;/story&gt; &lt;/game&gt;</text:p>
          </table:table-cell>
        </table:table-row>
        <table:table-row table:style-name="ro1">
          <table:table-cell office:value-type="string">
            <text:p>Thunder Blade (USA, Europe)</text:p>
          </table:table-cell>
          <table:table-cell office:value-type="string">
            <text:p>1988</text:p>
          </table:table-cell>
          <table:table-cell office:value-type="string">
            <text:p>ESRB - RP (Rating Pending)</text:p>
          </table:table-cell>
          <table:table-cell office:value-type="string">
            <text:p>Thunder Blade </text:p>
          </table:table-cell>
          <table:table-cell table:number-columns-repeated="2" office:value-type="string">
            <text:p>SEGA Enterprises Ltd.</text:p>
          </table:table-cell>
          <table:table-cell office:value-type="string">
            <text:p>Shooter</text:p>
          </table:table-cell>
          <table:table-cell office:value-type="string">
            <text:p>3.1</text:p>
          </table:table-cell>
          <table:table-cell office:value-type="string">
            <text:p>1 Player</text:p>
          </table:table-cell>
          <table:table-cell office:value-type="string">
            <text:p>Aboard the lethal Gunship Gladiator helicopter, it is your job to ensure that a coup fails to install a dictator as leader. ****The game features 12 levels split into three distinct styles. First of all you'll be flying over a city in your helicopter, shooting out tanks by ducking low enough to target them, but also climbing to avoid the skyscrapers in the area. The third section is viewed similarly, but sees you attempting to wipe out the planes mounted on an aircraft carrier.****The second section is viewed behind your helicopter in full 3D, and adds helicopters and planes to be shot, with dodging their bullets as you duck down to shoot the tanks being the main challenge.</text:p>
          </table:table-cell>
          <table:table-cell table:formula="of:=CONCATENATE(&quot;&lt;game name=&quot;;CHAR(34);[.A248];CHAR(34);&quot;&gt; &lt;year&gt;&quot;;[.B248];&quot;&lt;/year&gt; &lt;rating&gt;&quot;;[.C248];&quot;&lt;/rating&gt; &lt;title&gt;&quot;;[.D248];&quot;&lt;/title&gt; &lt;pub&gt;&quot;;[.E248];&quot;&lt;/pub&gt; &lt;dev&gt;&quot;;[.F248];&quot;&lt;/dev&gt; &lt;genre&gt;&quot;;[.G248];&quot;&lt;/genre&gt; &lt;score&gt;&quot;;[.H248];&quot;&lt;/score&gt; &lt;player&gt;&quot;;[.I248];&quot;&lt;/player&gt; &lt;story&gt;&quot;;[.J248];&quot;&lt;/story&gt; &lt;/game&gt;&quot;)" office:value-type="string" office:string-value="&lt;game name=&quot;Thunder Blade (USA, Europe)&quot;&gt; &lt;year&gt;1988&lt;/year&gt; &lt;rating&gt;ESRB - RP (Rating Pending)&lt;/rating&gt; &lt;title&gt;Thunder Blade &lt;/title&gt; &lt;pub&gt;SEGA Enterprises Ltd.&lt;/pub&gt; &lt;dev&gt;SEGA Enterprises Ltd.&lt;/dev&gt; &lt;genre&gt;Shooter&lt;/genre&gt; &lt;score&gt;3.1&lt;/score&gt; &lt;player&gt;1 Player&lt;/player&gt; &lt;story&gt;Aboard the lethal Gunship Gladiator helicopter, it is your job to ensure that a coup fails to install a dictator as leader. ****The game features 12 levels split into three distinct styles. First of all you'll be flying over a city in your helicopter, shooting out tanks by ducking low enough to target them, but also climbing to avoid the skyscrapers in the area. The third section is viewed similarly, but sees you attempting to wipe out the planes mounted on an aircraft carrier.****The second section is viewed behind your helicopter in full 3D, and adds helicopters and planes to be shot, with dodging their bullets as you duck down to shoot the tanks being the main challenge.&lt;/story&gt; &lt;/game&gt;">
            <text:p>&lt;game name="Thunder Blade (USA, Europe)"&gt; &lt;year&gt;1988&lt;/year&gt; &lt;rating&gt;ESRB - RP (Rating Pending)&lt;/rating&gt; &lt;title&gt;Thunder Blade &lt;/title&gt; &lt;pub&gt;SEGA Enterprises Ltd.&lt;/pub&gt; &lt;dev&gt;SEGA Enterprises Ltd.&lt;/dev&gt; &lt;genre&gt;Shooter&lt;/genre&gt; &lt;score&gt;3.1&lt;/score&gt; &lt;player&gt;1 Player&lt;/player&gt; &lt;story&gt;Aboard the lethal Gunship Gladiator helicopter, it is your job to ensure that a coup fails to install a dictator as leader. ****The game features 12 levels split into three distinct styles. First of all you'll be flying over a city in your helicopter, shooting out tanks by ducking low enough to target them, but also climbing to avoid the skyscrapers in the area. The third section is viewed similarly, but sees you attempting to wipe out the planes mounted on an aircraft carrier.****The second section is viewed behind your helicopter in full 3D, and adds helicopters and planes to be shot, with dodging their bullets as you duck down to shoot the tanks being the main challenge.&lt;/story&gt; &lt;/game&gt;</text:p>
          </table:table-cell>
        </table:table-row>
        <table:table-row table:style-name="ro1">
          <table:table-cell office:value-type="string">
            <text:p>Time Soldiers (USA, Europe)</text:p>
          </table:table-cell>
          <table:table-cell office:value-type="string">
            <text:p>1988</text:p>
          </table:table-cell>
          <table:table-cell office:value-type="string">
            <text:p>ESRB - RP (Rating Pending)</text:p>
          </table:table-cell>
          <table:table-cell office:value-type="string">
            <text:p>Time Soldiers </text:p>
          </table:table-cell>
          <table:table-cell table:number-columns-repeated="2" office:value-type="string">
            <text:p>Alpha Denshi Co., Ltd.</text:p>
          </table:table-cell>
          <table:table-cell office:value-type="string">
            <text:p>Shooter</text:p>
          </table:table-cell>
          <table:table-cell office:value-type="string">
            <text:p>2.8</text:p>
          </table:table-cell>
          <table:table-cell office:value-type="string">
            <text:p>1-2 Players</text:p>
          </table:table-cell>
          <table:table-cell office:value-type="string">
            <text:p>You are a Time Soldier, who is asked to rescue five warriors from different time periods: Sirius in the "Primitive Age", Laplace in the "Age of Rome", Dymos in "The World Wars", Alpha in the "Age of Rome", and Altair in "Future World". Each one of them is guarded by one of Gylend's henchmen, but to get to them, you must fight off other enemies that are specific to each time era. Some of these enemies will drop weapons that you can pick up and use. You can use several teleports scattered in each time era to travel to another.</text:p>
          </table:table-cell>
          <table:table-cell table:formula="of:=CONCATENATE(&quot;&lt;game name=&quot;;CHAR(34);[.A249];CHAR(34);&quot;&gt; &lt;year&gt;&quot;;[.B249];&quot;&lt;/year&gt; &lt;rating&gt;&quot;;[.C249];&quot;&lt;/rating&gt; &lt;title&gt;&quot;;[.D249];&quot;&lt;/title&gt; &lt;pub&gt;&quot;;[.E249];&quot;&lt;/pub&gt; &lt;dev&gt;&quot;;[.F249];&quot;&lt;/dev&gt; &lt;genre&gt;&quot;;[.G249];&quot;&lt;/genre&gt; &lt;score&gt;&quot;;[.H249];&quot;&lt;/score&gt; &lt;player&gt;&quot;;[.I249];&quot;&lt;/player&gt; &lt;story&gt;&quot;;[.J249];&quot;&lt;/story&gt; &lt;/game&gt;&quot;)" office:value-type="string" office:string-value="&lt;game name=&quot;Time Soldiers (USA, Europe)&quot;&gt; &lt;year&gt;1988&lt;/year&gt; &lt;rating&gt;ESRB - RP (Rating Pending)&lt;/rating&gt; &lt;title&gt;Time Soldiers &lt;/title&gt; &lt;pub&gt;Alpha Denshi Co., Ltd.&lt;/pub&gt; &lt;dev&gt;Alpha Denshi Co., Ltd.&lt;/dev&gt; &lt;genre&gt;Shooter&lt;/genre&gt; &lt;score&gt;2.8&lt;/score&gt; &lt;player&gt;1-2 Players&lt;/player&gt; &lt;story&gt;You are a Time Soldier, who is asked to rescue five warriors from different time periods: Sirius in the &quot;Primitive Age&quot;, Laplace in the &quot;Age of Rome&quot;, Dymos in &quot;The World Wars&quot;, Alpha in the &quot;Age of Rome&quot;, and Altair in &quot;Future World&quot;. Each one of them is guarded by one of Gylend's henchmen, but to get to them, you must fight off other enemies that are specific to each time era. Some of these enemies will drop weapons that you can pick up and use. You can use several teleports scattered in each time era to travel to another.&lt;/story&gt; &lt;/game&gt;">
            <text:p>&lt;game name="Time Soldiers (USA, Europe)"&gt; &lt;year&gt;1988&lt;/year&gt; &lt;rating&gt;ESRB - RP (Rating Pending)&lt;/rating&gt; &lt;title&gt;Time Soldiers &lt;/title&gt; &lt;pub&gt;Alpha Denshi Co., Ltd.&lt;/pub&gt; &lt;dev&gt;Alpha Denshi Co., Ltd.&lt;/dev&gt; &lt;genre&gt;Shooter&lt;/genre&gt; &lt;score&gt;2.8&lt;/score&gt; &lt;player&gt;1-2 Players&lt;/player&gt; &lt;story&gt;You are a Time Soldier, who is asked to rescue five warriors from different time periods: Sirius in the "Primitive Age", Laplace in the "Age of Rome", Dymos in "The World Wars", Alpha in the "Age of Rome", and Altair in "Future World". Each one of them is guarded by one of Gylend's henchmen, but to get to them, you must fight off other enemies that are specific to each time era. Some of these enemies will drop weapons that you can pick up and use. You can use several teleports scattered in each time era to travel to another.&lt;/story&gt; &lt;/game&gt;</text:p>
          </table:table-cell>
        </table:table-row>
        <table:table-row table:style-name="ro1">
          <table:table-cell office:value-type="string">
            <text:p>Tom and Jerry - The Movie (Europe)</text:p>
          </table:table-cell>
          <table:table-cell office:value-type="string">
            <text:p>1992</text:p>
          </table:table-cell>
          <table:table-cell office:value-type="string">
            <text:p>ESRB - RP (Rating Pending)</text:p>
          </table:table-cell>
          <table:table-cell office:value-type="string">
            <text:p>Tom and Jerry - The Movie </text:p>
          </table:table-cell>
          <table:table-cell office:value-type="string">
            <text:p>SEGA Enterprises Ltd.</text:p>
          </table:table-cell>
          <table:table-cell office:value-type="string">
            <text:p>SIMS Co., Ltd.</text:p>
          </table:table-cell>
          <table:table-cell office:value-type="string">
            <text:p>Platform</text:p>
          </table:table-cell>
          <table:table-cell office:value-type="string">
            <text:p>3.1</text:p>
          </table:table-cell>
          <table:table-cell office:value-type="string">
            <text:p>1 Player</text:p>
          </table:table-cell>
          <table:table-cell office:value-type="string">
            <text:p>As in the popular cartoon series, Tom the cat is once again after that little mouse Jerry. The player plays as Tom, a curious cat who will do anything to get his paws on that trouble-maker mouse, Jerry. Tom tries to catch Jerry as he runs through six different levels. Starting in the Kitchen, Jerry will lead Tom through the Garden, Down Town, the Forest, Rock Mountain, and finally ending up in the Nursery.****Jerry will do anything he can to keep Tom from snagging him. Even if that means running through dangerous areas. Tom must try and dodge tail-scorching stoves, dropping flower pots, falling boulders, and even climb skyscrapers and swim underwater all while trying to nab that rascally rodent. Not only that, Jerry will also throw bombs and leave land mines in Tom's path.****Be careful, if Jerry gets too far ahead and out of site, the game is lost. But, if Tom is able to get close enough, he can pounce on Jerry resulting in an advance the next level. The next level can also be reached to by chasing Jerry to the end of the round where he will be cornered. There are also damage points that are taken away from Tom as he is hit by the number of dangerous environments around him. Too many hits will also result in a game over. It is just another hard days work for Tom the cat!</text:p>
          </table:table-cell>
          <table:table-cell table:formula="of:=CONCATENATE(&quot;&lt;game name=&quot;;CHAR(34);[.A250];CHAR(34);&quot;&gt; &lt;year&gt;&quot;;[.B250];&quot;&lt;/year&gt; &lt;rating&gt;&quot;;[.C250];&quot;&lt;/rating&gt; &lt;title&gt;&quot;;[.D250];&quot;&lt;/title&gt; &lt;pub&gt;&quot;;[.E250];&quot;&lt;/pub&gt; &lt;dev&gt;&quot;;[.F250];&quot;&lt;/dev&gt; &lt;genre&gt;&quot;;[.G250];&quot;&lt;/genre&gt; &lt;score&gt;&quot;;[.H250];&quot;&lt;/score&gt; &lt;player&gt;&quot;;[.I250];&quot;&lt;/player&gt; &lt;story&gt;&quot;;[.J250];&quot;&lt;/story&gt; &lt;/game&gt;&quot;)" office:value-type="string" office:string-value="&lt;game name=&quot;Tom and Jerry - The Movie (Europe)&quot;&gt; &lt;year&gt;1992&lt;/year&gt; &lt;rating&gt;ESRB - RP (Rating Pending)&lt;/rating&gt; &lt;title&gt;Tom and Jerry - The Movie &lt;/title&gt; &lt;pub&gt;SEGA Enterprises Ltd.&lt;/pub&gt; &lt;dev&gt;SIMS Co., Ltd.&lt;/dev&gt; &lt;genre&gt;Platform&lt;/genre&gt; &lt;score&gt;3.1&lt;/score&gt; &lt;player&gt;1 Player&lt;/player&gt; &lt;story&gt;As in the popular cartoon series, Tom the cat is once again after that little mouse Jerry. The player plays as Tom, a curious cat who will do anything to get his paws on that trouble-maker mouse, Jerry. Tom tries to catch Jerry as he runs through six different levels. Starting in the Kitchen, Jerry will lead Tom through the Garden, Down Town, the Forest, Rock Mountain, and finally ending up in the Nursery.****Jerry will do anything he can to keep Tom from snagging him. Even if that means running through dangerous areas. Tom must try and dodge tail-scorching stoves, dropping flower pots, falling boulders, and even climb skyscrapers and swim underwater all while trying to nab that rascally rodent. Not only that, Jerry will also throw bombs and leave land mines in Tom's path.****Be careful, if Jerry gets too far ahead and out of site, the game is lost. But, if Tom is able to get close enough, he can pounce on Jerry resulting in an advance the next level. The next level can also be reached to by chasing Jerry to the end of the round where he will be cornered. There are also damage points that are taken away from Tom as he is hit by the number of dangerous environments around him. Too many hits will also result in a game over. It is just another hard days work for Tom the cat!&lt;/story&gt; &lt;/game&gt;">
            <text:p>&lt;game name="Tom and Jerry - The Movie (Europe)"&gt; &lt;year&gt;1992&lt;/year&gt; &lt;rating&gt;ESRB - RP (Rating Pending)&lt;/rating&gt; &lt;title&gt;Tom and Jerry - The Movie &lt;/title&gt; &lt;pub&gt;SEGA Enterprises Ltd.&lt;/pub&gt; &lt;dev&gt;SIMS Co., Ltd.&lt;/dev&gt; &lt;genre&gt;Platform&lt;/genre&gt; &lt;score&gt;3.1&lt;/score&gt; &lt;player&gt;1 Player&lt;/player&gt; &lt;story&gt;As in the popular cartoon series, Tom the cat is once again after that little mouse Jerry. The player plays as Tom, a curious cat who will do anything to get his paws on that trouble-maker mouse, Jerry. Tom tries to catch Jerry as he runs through six different levels. Starting in the Kitchen, Jerry will lead Tom through the Garden, Down Town, the Forest, Rock Mountain, and finally ending up in the Nursery.****Jerry will do anything he can to keep Tom from snagging him. Even if that means running through dangerous areas. Tom must try and dodge tail-scorching stoves, dropping flower pots, falling boulders, and even climb skyscrapers and swim underwater all while trying to nab that rascally rodent. Not only that, Jerry will also throw bombs and leave land mines in Tom's path.****Be careful, if Jerry gets too far ahead and out of site, the game is lost. But, if Tom is able to get close enough, he can pounce on Jerry resulting in an advance the next level. The next level can also be reached to by chasing Jerry to the end of the round where he will be cornered. There are also damage points that are taken away from Tom as he is hit by the number of dangerous environments around him. Too many hits will also result in a game over. It is just another hard days work for Tom the cat!&lt;/story&gt; &lt;/game&gt;</text:p>
          </table:table-cell>
        </table:table-row>
        <table:table-row table:style-name="ro1">
          <table:table-cell office:value-type="string">
            <text:p>TransBot (USA, Europe)</text:p>
          </table:table-cell>
          <table:table-cell office:value-type="string">
            <text:p>1986</text:p>
          </table:table-cell>
          <table:table-cell office:value-type="string">
            <text:p>ESRB - RP (Rating Pending)</text:p>
          </table:table-cell>
          <table:table-cell office:value-type="string">
            <text:p>TransBot </text:p>
          </table:table-cell>
          <table:table-cell office:value-type="string">
            <text:p>SEGA of America, Inc.</text:p>
          </table:table-cell>
          <table:table-cell office:value-type="string">
            <text:p>SEGA Enterprises Ltd.</text:p>
          </table:table-cell>
          <table:table-cell office:value-type="string">
            <text:p>Shooter</text:p>
          </table:table-cell>
          <table:table-cell office:value-type="string">
            <text:p>3.2</text:p>
          </table:table-cell>
          <table:table-cell office:value-type="string">
            <text:p>1-2 Players</text:p>
          </table:table-cell>
          <table:table-cell office:value-type="string">
            <text:p>Back in the solar year 2000 there was a nuclear war, and people are finally now emerging from underground to build a new society. But something is still wrong. DALAUS, a leftover computer from the old world is creating its own empire, and it is up to you to stop it. To complete this mission you will pilot a CA-214 (the TransBot), a new experimental astro-plane. TransBot is a side scrolling shooter for one or two players. There are a wide variety of enemies you will need to get past to be victorious throughout the many locations. The CA-214 can have different types of weapons to help out. You start out with a basic, default gun, but after collection a ? symbol you can choose a new weapon to use. There are six choices which will scroll past at the top of the screen, and your TransBot will be powered with whatever selection you make. Powered up weapons will only last for a limited amount of time before the TransBot reverts back to the basic weapon.</text:p>
          </table:table-cell>
          <table:table-cell table:formula="of:=CONCATENATE(&quot;&lt;game name=&quot;;CHAR(34);[.A251];CHAR(34);&quot;&gt; &lt;year&gt;&quot;;[.B251];&quot;&lt;/year&gt; &lt;rating&gt;&quot;;[.C251];&quot;&lt;/rating&gt; &lt;title&gt;&quot;;[.D251];&quot;&lt;/title&gt; &lt;pub&gt;&quot;;[.E251];&quot;&lt;/pub&gt; &lt;dev&gt;&quot;;[.F251];&quot;&lt;/dev&gt; &lt;genre&gt;&quot;;[.G251];&quot;&lt;/genre&gt; &lt;score&gt;&quot;;[.H251];&quot;&lt;/score&gt; &lt;player&gt;&quot;;[.I251];&quot;&lt;/player&gt; &lt;story&gt;&quot;;[.J251];&quot;&lt;/story&gt; &lt;/game&gt;&quot;)" office:value-type="string" office:string-value="&lt;game name=&quot;TransBot (USA, Europe)&quot;&gt; &lt;year&gt;1986&lt;/year&gt; &lt;rating&gt;ESRB - RP (Rating Pending)&lt;/rating&gt; &lt;title&gt;TransBot &lt;/title&gt; &lt;pub&gt;SEGA of America, Inc.&lt;/pub&gt; &lt;dev&gt;SEGA Enterprises Ltd.&lt;/dev&gt; &lt;genre&gt;Shooter&lt;/genre&gt; &lt;score&gt;3.2&lt;/score&gt; &lt;player&gt;1-2 Players&lt;/player&gt; &lt;story&gt;Back in the solar year 2000 there was a nuclear war, and people are finally now emerging from underground to build a new society. But something is still wrong. DALAUS, a leftover computer from the old world is creating its own empire, and it is up to you to stop it. To complete this mission you will pilot a CA-214 (the TransBot), a new experimental astro-plane. TransBot is a side scrolling shooter for one or two players. There are a wide variety of enemies you will need to get past to be victorious throughout the many locations. The CA-214 can have different types of weapons to help out. You start out with a basic, default gun, but after collection a ? symbol you can choose a new weapon to use. There are six choices which will scroll past at the top of the screen, and your TransBot will be powered with whatever selection you make. Powered up weapons will only last for a limited amount of time before the TransBot reverts back to the basic weapon.&lt;/story&gt; &lt;/game&gt;">
            <text:p>&lt;game name="TransBot (USA, Europe)"&gt; &lt;year&gt;1986&lt;/year&gt; &lt;rating&gt;ESRB - RP (Rating Pending)&lt;/rating&gt; &lt;title&gt;TransBot &lt;/title&gt; &lt;pub&gt;SEGA of America, Inc.&lt;/pub&gt; &lt;dev&gt;SEGA Enterprises Ltd.&lt;/dev&gt; &lt;genre&gt;Shooter&lt;/genre&gt; &lt;score&gt;3.2&lt;/score&gt; &lt;player&gt;1-2 Players&lt;/player&gt; &lt;story&gt;Back in the solar year 2000 there was a nuclear war, and people are finally now emerging from underground to build a new society. But something is still wrong. DALAUS, a leftover computer from the old world is creating its own empire, and it is up to you to stop it. To complete this mission you will pilot a CA-214 (the TransBot), a new experimental astro-plane. TransBot is a side scrolling shooter for one or two players. There are a wide variety of enemies you will need to get past to be victorious throughout the many locations. The CA-214 can have different types of weapons to help out. You start out with a basic, default gun, but after collection a ? symbol you can choose a new weapon to use. There are six choices which will scroll past at the top of the screen, and your TransBot will be powered with whatever selection you make. Powered up weapons will only last for a limited amount of time before the TransBot reverts back to the basic weapon.&lt;/story&gt; &lt;/game&gt;</text:p>
          </table:table-cell>
        </table:table-row>
        <table:table-row table:style-name="ro1">
          <table:table-cell office:value-type="string">
            <text:p>Trivial Pursuit - Genus Edition (Europe) (En,Fr,De,Es)</text:p>
          </table:table-cell>
          <table:table-cell office:value-type="string">
            <text:p>1992</text:p>
          </table:table-cell>
          <table:table-cell office:value-type="string">
            <text:p>ESRB - RP (Rating Pending)</text:p>
          </table:table-cell>
          <table:table-cell office:value-type="string">
            <text:p>Trivial Pursuit - Genus Edition </text:p>
          </table:table-cell>
          <table:table-cell office:value-type="string">
            <text:p>Domark Group Ltd.</text:p>
          </table:table-cell>
          <table:table-cell office:value-type="string">
            <text:p>Teque London Ltd.</text:p>
          </table:table-cell>
          <table:table-cell office:value-type="string">
            <text:p>Board Games</text:p>
          </table:table-cell>
          <table:table-cell office:value-type="string">
            <text:p>2.5</text:p>
          </table:table-cell>
          <table:table-cell office:value-type="string">
            <text:p>1-4 Players</text:p>
          </table:table-cell>
          <table:table-cell office:value-type="string">
            <text:p>This is the earliest home computer incarnation of Horn Abbot International Ltd's classic board game, Trivial Pursuit. The game involves answering questions on one of six subject categories to gain moves, and answering questions on special squares to gain one of the six 'Wedges' you need to gain the right to take on the final winning question. Questions are aimed at British players - many entertainment questions are based on British TV, and sport questions relate to popular British sports.****Two game modes are available:- single player (which involves answering questions against the clock) and multiplayer (where you can take on up to five human-controlled players). The computer reveals the answer, and you select 'yes' or 'no' to tell it whether you got it right.****The question categories are exactly the same as the board game, however two different question styles are added to take advantage of computer technology - some questions relate to a picture or diagram and some relate to a piece of music. ****One additional feature not available in the board game is a statistical analysis of the number and type of questions answered correctly. This can be split into the performances of all the players, or the performance of an individual player within the six categories. It is especially useful at the end of the game, when choosing which category a player must answer to win the game.</text:p>
          </table:table-cell>
          <table:table-cell table:formula="of:=CONCATENATE(&quot;&lt;game name=&quot;;CHAR(34);[.A252];CHAR(34);&quot;&gt; &lt;year&gt;&quot;;[.B252];&quot;&lt;/year&gt; &lt;rating&gt;&quot;;[.C252];&quot;&lt;/rating&gt; &lt;title&gt;&quot;;[.D252];&quot;&lt;/title&gt; &lt;pub&gt;&quot;;[.E252];&quot;&lt;/pub&gt; &lt;dev&gt;&quot;;[.F252];&quot;&lt;/dev&gt; &lt;genre&gt;&quot;;[.G252];&quot;&lt;/genre&gt; &lt;score&gt;&quot;;[.H252];&quot;&lt;/score&gt; &lt;player&gt;&quot;;[.I252];&quot;&lt;/player&gt; &lt;story&gt;&quot;;[.J252];&quot;&lt;/story&gt; &lt;/game&gt;&quot;)" office:value-type="string" office:string-value="&lt;game name=&quot;Trivial Pursuit - Genus Edition (Europe) (En,Fr,De,Es)&quot;&gt; &lt;year&gt;1992&lt;/year&gt; &lt;rating&gt;ESRB - RP (Rating Pending)&lt;/rating&gt; &lt;title&gt;Trivial Pursuit - Genus Edition &lt;/title&gt; &lt;pub&gt;Domark Group Ltd.&lt;/pub&gt; &lt;dev&gt;Teque London Ltd.&lt;/dev&gt; &lt;genre&gt;Board Games&lt;/genre&gt; &lt;score&gt;2.5&lt;/score&gt; &lt;player&gt;1-4 Players&lt;/player&gt; &lt;story&gt;This is the earliest home computer incarnation of Horn Abbot International Ltd's classic board game, Trivial Pursuit. The game involves answering questions on one of six subject categories to gain moves, and answering questions on special squares to gain one of the six 'Wedges' you need to gain the right to take on the final winning question. Questions are aimed at British players - many entertainment questions are based on British TV, and sport questions relate to popular British sports.****Two game modes are available:- single player (which involves answering questions against the clock) and multiplayer (where you can take on up to five human-controlled players). The computer reveals the answer, and you select 'yes' or 'no' to tell it whether you got it right.****The question categories are exactly the same as the board game, however two different question styles are added to take advantage of computer technology - some questions relate to a picture or diagram and some relate to a piece of music. ****One additional feature not available in the board game is a statistical analysis of the number and type of questions answered correctly. This can be split into the performances of all the players, or the performance of an individual player within the six categories. It is especially useful at the end of the game, when choosing which category a player must answer to win the game.&lt;/story&gt; &lt;/game&gt;">
            <text:p>&lt;game name="Trivial Pursuit - Genus Edition (Europe) (En,Fr,De,Es)"&gt; &lt;year&gt;1992&lt;/year&gt; &lt;rating&gt;ESRB - RP (Rating Pending)&lt;/rating&gt; &lt;title&gt;Trivial Pursuit - Genus Edition &lt;/title&gt; &lt;pub&gt;Domark Group Ltd.&lt;/pub&gt; &lt;dev&gt;Teque London Ltd.&lt;/dev&gt; &lt;genre&gt;Board Games&lt;/genre&gt; &lt;score&gt;2.5&lt;/score&gt; &lt;player&gt;1-4 Players&lt;/player&gt; &lt;story&gt;This is the earliest home computer incarnation of Horn Abbot International Ltd's classic board game, Trivial Pursuit. The game involves answering questions on one of six subject categories to gain moves, and answering questions on special squares to gain one of the six 'Wedges' you need to gain the right to take on the final winning question. Questions are aimed at British players - many entertainment questions are based on British TV, and sport questions relate to popular British sports.****Two game modes are available:- single player (which involves answering questions against the clock) and multiplayer (where you can take on up to five human-controlled players). The computer reveals the answer, and you select 'yes' or 'no' to tell it whether you got it right.****The question categories are exactly the same as the board game, however two different question styles are added to take advantage of computer technology - some questions relate to a picture or diagram and some relate to a piece of music. ****One additional feature not available in the board game is a statistical analysis of the number and type of questions answered correctly. This can be split into the performances of all the players, or the performance of an individual player within the six categories. It is especially useful at the end of the game, when choosing which category a player must answer to win the game.&lt;/story&gt; &lt;/game&gt;</text:p>
          </table:table-cell>
        </table:table-row>
        <table:table-row table:style-name="ro1">
          <table:table-cell office:value-type="string">
            <text:p>Ultima IV - Quest of the Avatar (Europe)</text:p>
          </table:table-cell>
          <table:table-cell office:value-type="string">
            <text:p>1990</text:p>
          </table:table-cell>
          <table:table-cell office:value-type="string">
            <text:p>ESRB - RP (Rating Pending)</text:p>
          </table:table-cell>
          <table:table-cell office:value-type="string">
            <text:p>Ultima IV - Quest of the Avatar </text:p>
          </table:table-cell>
          <table:table-cell office:value-type="string">
            <text:p>SEGA of America, Inc.</text:p>
          </table:table-cell>
          <table:table-cell office:value-type="string">
            <text:p>ORIGIN Systems, Inc.</text:p>
          </table:table-cell>
          <table:table-cell office:value-type="string">
            <text:p>Role-Playing</text:p>
          </table:table-cell>
          <table:table-cell office:value-type="string">
            <text:p>3.7</text:p>
          </table:table-cell>
          <table:table-cell office:value-type="string">
            <text:p>1 Player</text:p>
          </table:table-cell>
          <table:table-cell office:value-type="string">
            <text:p>The fourth game in the now well-established Ultima series featured an improved game engine, with color graphics and better character interaction (you could now have actual conversations with NPCs). But what really makes Ultima IV shine is its radical departure from any other RPG made before or since in terms of the story and goal. ****Instead of building up your character by any means possible in order to face the Ultimate Evil in a big bang up showdown, in Ultima IV you were trying to become the Avatar, a role model of sorts for the people of the land. This meant upholding the "eight virtues" and basically trying to become a better person. In most RPGs you chose to be a just/nice hero because the people you'd help would usually provide you with some nice equipment for your services, but in Ultima IV you helped people not for a reward or to advance the plot but simply because it was the "right thing to do". The game actually frowns on behavior that was typical of most other RPGs, such as backstabbing fleeing monsters or picking up everything that wasn't nailed down even if it didn't belong to you. The game keeps track of all your actions, so if you went about killing and looting like in most RPGs, you'd never finish the game.****This VERY different approach to the game's ultimate goal is what makes Ultima IV famous so many years later, and became the sort of design philosophy that made all the following Ultimas so unique in their genre. ****Of course, the game still has plenty of traditional RPG elements such as dungeons to explore and hostile monsters to kill, as well as a typical final "Holy Grail" type quest where you had to find the Codex of Ultimate Wisdom to complete your transformation into Avatarhood.</text:p>
          </table:table-cell>
          <table:table-cell table:formula="of:=CONCATENATE(&quot;&lt;game name=&quot;;CHAR(34);[.A253];CHAR(34);&quot;&gt; &lt;year&gt;&quot;;[.B253];&quot;&lt;/year&gt; &lt;rating&gt;&quot;;[.C253];&quot;&lt;/rating&gt; &lt;title&gt;&quot;;[.D253];&quot;&lt;/title&gt; &lt;pub&gt;&quot;;[.E253];&quot;&lt;/pub&gt; &lt;dev&gt;&quot;;[.F253];&quot;&lt;/dev&gt; &lt;genre&gt;&quot;;[.G253];&quot;&lt;/genre&gt; &lt;score&gt;&quot;;[.H253];&quot;&lt;/score&gt; &lt;player&gt;&quot;;[.I253];&quot;&lt;/player&gt; &lt;story&gt;&quot;;[.J253];&quot;&lt;/story&gt; &lt;/game&gt;&quot;)" office:value-type="string" office:string-value="&lt;game name=&quot;Ultima IV - Quest of the Avatar (Europe)&quot;&gt; &lt;year&gt;1990&lt;/year&gt; &lt;rating&gt;ESRB - RP (Rating Pending)&lt;/rating&gt; &lt;title&gt;Ultima IV - Quest of the Avatar &lt;/title&gt; &lt;pub&gt;SEGA of America, Inc.&lt;/pub&gt; &lt;dev&gt;ORIGIN Systems, Inc.&lt;/dev&gt; &lt;genre&gt;Role-Playing&lt;/genre&gt; &lt;score&gt;3.7&lt;/score&gt; &lt;player&gt;1 Player&lt;/player&gt; &lt;story&gt;The fourth game in the now well-established Ultima series featured an improved game engine, with color graphics and better character interaction (you could now have actual conversations with NPCs). But what really makes Ultima IV shine is its radical departure from any other RPG made before or since in terms of the story and goal. ****Instead of building up your character by any means possible in order to face the Ultimate Evil in a big bang up showdown, in Ultima IV you were trying to become the Avatar, a role model of sorts for the people of the land. This meant upholding the &quot;eight virtues&quot; and basically trying to become a better person. In most RPGs you chose to be a just/nice hero because the people you'd help would usually provide you with some nice equipment for your services, but in Ultima IV you helped people not for a reward or to advance the plot but simply because it was the &quot;right thing to do&quot;. The game actually frowns on behavior that was typical of most other RPGs, such as backstabbing fleeing monsters or picking up everything that wasn't nailed down even if it didn't belong to you. The game keeps track of all your actions, so if you went about killing and looting like in most RPGs, you'd never finish the game.****This VERY different approach to the game's ultimate goal is what makes Ultima IV famous so many years later, and became the sort of design philosophy that made all the following Ultimas so unique in their genre. ****Of course, the game still has plenty of traditional RPG elements such as dungeons to explore and hostile monsters to kill, as well as a typical final &quot;Holy Grail&quot; type quest where you had to find the Codex of Ultimate Wisdom to complete your transformation into Avatarhood.&lt;/story&gt; &lt;/game&gt;">
            <text:p>&lt;game name="Ultima IV - Quest of the Avatar (Europe)"&gt; &lt;year&gt;1990&lt;/year&gt; &lt;rating&gt;ESRB - RP (Rating Pending)&lt;/rating&gt; &lt;title&gt;Ultima IV - Quest of the Avatar &lt;/title&gt; &lt;pub&gt;SEGA of America, Inc.&lt;/pub&gt; &lt;dev&gt;ORIGIN Systems, Inc.&lt;/dev&gt; &lt;genre&gt;Role-Playing&lt;/genre&gt; &lt;score&gt;3.7&lt;/score&gt; &lt;player&gt;1 Player&lt;/player&gt; &lt;story&gt;The fourth game in the now well-established Ultima series featured an improved game engine, with color graphics and better character interaction (you could now have actual conversations with NPCs). But what really makes Ultima IV shine is its radical departure from any other RPG made before or since in terms of the story and goal. ****Instead of building up your character by any means possible in order to face the Ultimate Evil in a big bang up showdown, in Ultima IV you were trying to become the Avatar, a role model of sorts for the people of the land. This meant upholding the "eight virtues" and basically trying to become a better person. In most RPGs you chose to be a just/nice hero because the people you'd help would usually provide you with some nice equipment for your services, but in Ultima IV you helped people not for a reward or to advance the plot but simply because it was the "right thing to do". The game actually frowns on behavior that was typical of most other RPGs, such as backstabbing fleeing monsters or picking up everything that wasn't nailed down even if it didn't belong to you. The game keeps track of all your actions, so if you went about killing and looting like in most RPGs, you'd never finish the game.****This VERY different approach to the game's ultimate goal is what makes Ultima IV famous so many years later, and became the sort of design philosophy that made all the following Ultimas so unique in their genre. ****Of course, the game still has plenty of traditional RPG elements such as dungeons to explore and hostile monsters to kill, as well as a typical final "Holy Grail" type quest where you had to find the Codex of Ultimate Wisdom to complete your transformation into Avatarhood.&lt;/story&gt; &lt;/game&gt;</text:p>
          </table:table-cell>
        </table:table-row>
        <table:table-row table:style-name="ro1">
          <table:table-cell office:value-type="string">
            <text:p>Ultimate Soccer (Europe) (En,Fr,De,Es,It)</text:p>
          </table:table-cell>
          <table:table-cell office:value-type="string">
            <text:p>1993</text:p>
          </table:table-cell>
          <table:table-cell office:value-type="string">
            <text:p>ESRB - RP (Rating Pending)</text:p>
          </table:table-cell>
          <table:table-cell office:value-type="string">
            <text:p>Ultimate Soccer </text:p>
          </table:table-cell>
          <table:table-cell office:value-type="string">
            <text:p>SEGA Enterprises Ltd.</text:p>
          </table:table-cell>
          <table:table-cell office:value-type="string">
            <text:p>Rage Software Ltd.</text:p>
          </table:table-cell>
          <table:table-cell office:value-type="string">
            <text:p>Soccer/Sports</text:p>
          </table:table-cell>
          <table:table-cell office:value-type="string">
            <text:p>3.6</text:p>
          </table:table-cell>
          <table:table-cell office:value-type="string">
            <text:p>1-2 Players</text:p>
          </table:table-cell>
          <table:table-cell office:value-type="string">
            <text:p>Ultimate Soccer is a football (European) game composed by 64 (unlicensed) international teams, each with it's own values for running, ball control and strength. There are five game modes (friendly, penalty shootout, tournament, playoff and league), but the lack of password or built-in battery means each one of them must be completed in one sitting.****The gameplay can be tweaked for the players' preference by changing several key aspects of the physics engine, such as wind strength and direction, ball weight (lighter balls travel higher, faster <text:s/>and farther but are more prone to be deflected by winds than heavy balls, who barely lift of the ground and are slowed down by wet grass), tightness of ball control and players speed and momentum. A five-a-side mode, where the ball is never out of play is also included. Thanks to the many options regarding the physics, the game allows a lot of flexibility in playmaking, from building up the play with small passes from the midfield to belting the ball upwards in hope of a goalmouth deflection.****Graphically, the game is similar to EA's Madden NFL series, with pseudo-3D effects allowing the view to be tilted up to show more detail up front or tilted down to show more of the field. ****The series later continued with Striker on the same console and Striker' 96 on PC, Saturn and PlayStation.</text:p>
          </table:table-cell>
          <table:table-cell table:formula="of:=CONCATENATE(&quot;&lt;game name=&quot;;CHAR(34);[.A254];CHAR(34);&quot;&gt; &lt;year&gt;&quot;;[.B254];&quot;&lt;/year&gt; &lt;rating&gt;&quot;;[.C254];&quot;&lt;/rating&gt; &lt;title&gt;&quot;;[.D254];&quot;&lt;/title&gt; &lt;pub&gt;&quot;;[.E254];&quot;&lt;/pub&gt; &lt;dev&gt;&quot;;[.F254];&quot;&lt;/dev&gt; &lt;genre&gt;&quot;;[.G254];&quot;&lt;/genre&gt; &lt;score&gt;&quot;;[.H254];&quot;&lt;/score&gt; &lt;player&gt;&quot;;[.I254];&quot;&lt;/player&gt; &lt;story&gt;&quot;;[.J254];&quot;&lt;/story&gt; &lt;/game&gt;&quot;)" office:value-type="string" office:string-value="&lt;game name=&quot;Ultimate Soccer (Europe) (En,Fr,De,Es,It)&quot;&gt; &lt;year&gt;1993&lt;/year&gt; &lt;rating&gt;ESRB - RP (Rating Pending)&lt;/rating&gt; &lt;title&gt;Ultimate Soccer &lt;/title&gt; &lt;pub&gt;SEGA Enterprises Ltd.&lt;/pub&gt; &lt;dev&gt;Rage Software Ltd.&lt;/dev&gt; &lt;genre&gt;Soccer/Sports&lt;/genre&gt; &lt;score&gt;3.6&lt;/score&gt; &lt;player&gt;1-2 Players&lt;/player&gt; &lt;story&gt;Ultimate Soccer is a football (European) game composed by 64 (unlicensed) international teams, each with it's own values for running, ball control and strength. There are five game modes (friendly, penalty shootout, tournament, playoff and league), but the lack of password or built-in battery means each one of them must be completed in one sitting.****The gameplay can be tweaked for the players' preference by changing several key aspects of the physics engine, such as wind strength and direction, ball weight (lighter balls travel higher, faster  and farther but are more prone to be deflected by winds than heavy balls, who barely lift of the ground and are slowed down by wet grass), tightness of ball control and players speed and momentum. A five-a-side mode, where the ball is never out of play is also included. Thanks to the many options regarding the physics, the game allows a lot of flexibility in playmaking, from building up the play with small passes from the midfield to belting the ball upwards in hope of a goalmouth deflection.****Graphically, the game is similar to EA's Madden NFL series, with pseudo-3D effects allowing the view to be tilted up to show more detail up front or tilted down to show more of the field. ****The series later continued with Striker on the same console and Striker' 96 on PC, Saturn and PlayStation.&lt;/story&gt; &lt;/game&gt;">
            <text:p>&lt;game name="Ultimate Soccer (Europe) (En,Fr,De,Es,It)"&gt; &lt;year&gt;1993&lt;/year&gt; &lt;rating&gt;ESRB - RP (Rating Pending)&lt;/rating&gt; &lt;title&gt;Ultimate Soccer &lt;/title&gt; &lt;pub&gt;SEGA Enterprises Ltd.&lt;/pub&gt; &lt;dev&gt;Rage Software Ltd.&lt;/dev&gt; &lt;genre&gt;Soccer/Sports&lt;/genre&gt; &lt;score&gt;3.6&lt;/score&gt; &lt;player&gt;1-2 Players&lt;/player&gt; &lt;story&gt;Ultimate Soccer is a football (European) game composed by 64 (unlicensed) international teams, each with it's own values for running, ball control and strength. There are five game modes (friendly, penalty shootout, tournament, playoff and league), but the lack of password or built-in battery means each one of them must be completed in one sitting.****The gameplay can be tweaked for the players' preference by changing several key aspects of the physics engine, such as wind strength and direction, ball weight (lighter balls travel higher, faster <text:s/>and farther but are more prone to be deflected by winds than heavy balls, who barely lift of the ground and are slowed down by wet grass), tightness of ball control and players speed and momentum. A five-a-side mode, where the ball is never out of play is also included. Thanks to the many options regarding the physics, the game allows a lot of flexibility in playmaking, from building up the play with small passes from the midfield to belting the ball upwards in hope of a goalmouth deflection.****Graphically, the game is similar to EA's Madden NFL series, with pseudo-3D effects allowing the view to be tilted up to show more detail up front or tilted down to show more of the field. ****The series later continued with Striker on the same console and Striker' 96 on PC, Saturn and PlayStation.&lt;/story&gt; &lt;/game&gt;</text:p>
          </table:table-cell>
        </table:table-row>
        <table:table-row table:style-name="ro1">
          <table:table-cell office:value-type="string">
            <text:p>Vigilante (USA, Europe)</text:p>
          </table:table-cell>
          <table:table-cell office:value-type="string">
            <text:p>1988</text:p>
          </table:table-cell>
          <table:table-cell office:value-type="string">
            <text:p>ESRB - RP (Rating Pending)</text:p>
          </table:table-cell>
          <table:table-cell office:value-type="string">
            <text:p>Vigilante </text:p>
          </table:table-cell>
          <table:table-cell office:value-type="string">
            <text:p>SEGA Enterprises Ltd.</text:p>
          </table:table-cell>
          <table:table-cell office:value-type="string">
            <text:p>Irem Corp.</text:p>
          </table:table-cell>
          <table:table-cell office:value-type="string">
            <text:p>Beat-'Em-Up</text:p>
          </table:table-cell>
          <table:table-cell office:value-type="string">
            <text:p>2.9</text:p>
          </table:table-cell>
          <table:table-cell office:value-type="string">
            <text:p>1 Player</text:p>
          </table:table-cell>
          <table:table-cell office:value-type="string">
            <text:p>Vigilante is a side-scrolling beat-em-up, based on the popular coin-up. It features an anonymous tough hero that roams the streets to beat up The Rogues gang that kidnapped his girlfriend Maria. ****The game offers five distinct locations, such as city streets and a junkyard, with many different thugs with different strengths. You fight with your fists, feet and a chain. Each level features an end boss which requires a special tactic in order to progress.</text:p>
          </table:table-cell>
          <table:table-cell table:formula="of:=CONCATENATE(&quot;&lt;game name=&quot;;CHAR(34);[.A255];CHAR(34);&quot;&gt; &lt;year&gt;&quot;;[.B255];&quot;&lt;/year&gt; &lt;rating&gt;&quot;;[.C255];&quot;&lt;/rating&gt; &lt;title&gt;&quot;;[.D255];&quot;&lt;/title&gt; &lt;pub&gt;&quot;;[.E255];&quot;&lt;/pub&gt; &lt;dev&gt;&quot;;[.F255];&quot;&lt;/dev&gt; &lt;genre&gt;&quot;;[.G255];&quot;&lt;/genre&gt; &lt;score&gt;&quot;;[.H255];&quot;&lt;/score&gt; &lt;player&gt;&quot;;[.I255];&quot;&lt;/player&gt; &lt;story&gt;&quot;;[.J255];&quot;&lt;/story&gt; &lt;/game&gt;&quot;)" office:value-type="string" office:string-value="&lt;game name=&quot;Vigilante (USA, Europe)&quot;&gt; &lt;year&gt;1988&lt;/year&gt; &lt;rating&gt;ESRB - RP (Rating Pending)&lt;/rating&gt; &lt;title&gt;Vigilante &lt;/title&gt; &lt;pub&gt;SEGA Enterprises Ltd.&lt;/pub&gt; &lt;dev&gt;Irem Corp.&lt;/dev&gt; &lt;genre&gt;Beat-'Em-Up&lt;/genre&gt; &lt;score&gt;2.9&lt;/score&gt; &lt;player&gt;1 Player&lt;/player&gt; &lt;story&gt;Vigilante is a side-scrolling beat-em-up, based on the popular coin-up. It features an anonymous tough hero that roams the streets to beat up The Rogues gang that kidnapped his girlfriend Maria. ****The game offers five distinct locations, such as city streets and a junkyard, with many different thugs with different strengths. You fight with your fists, feet and a chain. Each level features an end boss which requires a special tactic in order to progress.&lt;/story&gt; &lt;/game&gt;">
            <text:p>&lt;game name="Vigilante (USA, Europe)"&gt; &lt;year&gt;1988&lt;/year&gt; &lt;rating&gt;ESRB - RP (Rating Pending)&lt;/rating&gt; &lt;title&gt;Vigilante &lt;/title&gt; &lt;pub&gt;SEGA Enterprises Ltd.&lt;/pub&gt; &lt;dev&gt;Irem Corp.&lt;/dev&gt; &lt;genre&gt;Beat-'Em-Up&lt;/genre&gt; &lt;score&gt;2.9&lt;/score&gt; &lt;player&gt;1 Player&lt;/player&gt; &lt;story&gt;Vigilante is a side-scrolling beat-em-up, based on the popular coin-up. It features an anonymous tough hero that roams the streets to beat up The Rogues gang that kidnapped his girlfriend Maria. ****The game offers five distinct locations, such as city streets and a junkyard, with many different thugs with different strengths. You fight with your fists, feet and a chain. Each level features an end boss which requires a special tactic in order to progress.&lt;/story&gt; &lt;/game&gt;</text:p>
          </table:table-cell>
        </table:table-row>
        <table:table-row table:style-name="ro1">
          <table:table-cell office:value-type="string">
            <text:p>Walter Payton Football (USA)</text:p>
          </table:table-cell>
          <table:table-cell office:value-type="string">
            <text:p>1989</text:p>
          </table:table-cell>
          <table:table-cell office:value-type="string">
            <text:p>ESRB - RP (Rating Pending)</text:p>
          </table:table-cell>
          <table:table-cell office:value-type="string">
            <text:p>Walter Payton Football</text:p>
          </table:table-cell>
          <table:table-cell office:value-type="string">
            <text:p>SEGA of America, Inc.</text:p>
          </table:table-cell>
          <table:table-cell office:value-type="string">
            <text:p>SEGA Enterprises Ltd.</text:p>
          </table:table-cell>
          <table:table-cell office:value-type="string">
            <text:p>Football/Sports</text:p>
          </table:table-cell>
          <table:table-cell office:value-type="string">
            <text:p>3.2</text:p>
          </table:table-cell>
          <table:table-cell office:value-type="string">
            <text:p>1-2 Players</text:p>
          </table:table-cell>
          <table:table-cell office:value-type="string">
            <text:p>Walter Payton Football, or American Pro Football, as it is called in Japan and Europe, is a simulation of American football. There are two modes in the game. One is called "Monday Night Game" and is the same as a friendly game or exhibition mode; the other is "Road to Superbowl", and is basically a play-off tournament in the NFL.****The player can choose his favorite NFL team to compete against the computer or another player. The game allows you to assign basic strategies to the teams, both in defensive and offensive plays. The game is viewed from a top-down perspective, with the exception of kick offs and field goals, which are viewed up close from a third person perspective, and allow the player to regulate the strength of the kick.</text:p>
          </table:table-cell>
          <table:table-cell table:formula="of:=CONCATENATE(&quot;&lt;game name=&quot;;CHAR(34);[.A256];CHAR(34);&quot;&gt; &lt;year&gt;&quot;;[.B256];&quot;&lt;/year&gt; &lt;rating&gt;&quot;;[.C256];&quot;&lt;/rating&gt; &lt;title&gt;&quot;;[.D256];&quot;&lt;/title&gt; &lt;pub&gt;&quot;;[.E256];&quot;&lt;/pub&gt; &lt;dev&gt;&quot;;[.F256];&quot;&lt;/dev&gt; &lt;genre&gt;&quot;;[.G256];&quot;&lt;/genre&gt; &lt;score&gt;&quot;;[.H256];&quot;&lt;/score&gt; &lt;player&gt;&quot;;[.I256];&quot;&lt;/player&gt; &lt;story&gt;&quot;;[.J256];&quot;&lt;/story&gt; &lt;/game&gt;&quot;)" office:value-type="string" office:string-value="&lt;game name=&quot;Walter Payton Football (USA)&quot;&gt; &lt;year&gt;1989&lt;/year&gt; &lt;rating&gt;ESRB - RP (Rating Pending)&lt;/rating&gt; &lt;title&gt;Walter Payton Football&lt;/title&gt; &lt;pub&gt;SEGA of America, Inc.&lt;/pub&gt; &lt;dev&gt;SEGA Enterprises Ltd.&lt;/dev&gt; &lt;genre&gt;Football/Sports&lt;/genre&gt; &lt;score&gt;3.2&lt;/score&gt; &lt;player&gt;1-2 Players&lt;/player&gt; &lt;story&gt;Walter Payton Football, or American Pro Football, as it is called in Japan and Europe, is a simulation of American football. There are two modes in the game. One is called &quot;Monday Night Game&quot; and is the same as a friendly game or exhibition mode; the other is &quot;Road to Superbowl&quot;, and is basically a play-off tournament in the NFL.****The player can choose his favorite NFL team to compete against the computer or another player. The game allows you to assign basic strategies to the teams, both in defensive and offensive plays. The game is viewed from a top-down perspective, with the exception of kick offs and field goals, which are viewed up close from a third person perspective, and allow the player to regulate the strength of the kick.&lt;/story&gt; &lt;/game&gt;">
            <text:p>&lt;game name="Walter Payton Football (USA)"&gt; &lt;year&gt;1989&lt;/year&gt; &lt;rating&gt;ESRB - RP (Rating Pending)&lt;/rating&gt; &lt;title&gt;Walter Payton Football&lt;/title&gt; &lt;pub&gt;SEGA of America, Inc.&lt;/pub&gt; &lt;dev&gt;SEGA Enterprises Ltd.&lt;/dev&gt; &lt;genre&gt;Football/Sports&lt;/genre&gt; &lt;score&gt;3.2&lt;/score&gt; &lt;player&gt;1-2 Players&lt;/player&gt; &lt;story&gt;Walter Payton Football, or American Pro Football, as it is called in Japan and Europe, is a simulation of American football. There are two modes in the game. One is called "Monday Night Game" and is the same as a friendly game or exhibition mode; the other is "Road to Superbowl", and is basically a play-off tournament in the NFL.****The player can choose his favorite NFL team to compete against the computer or another player. The game allows you to assign basic strategies to the teams, both in defensive and offensive plays. The game is viewed from a top-down perspective, with the exception of kick offs and field goals, which are viewed up close from a third person perspective, and allow the player to regulate the strength of the kick.&lt;/story&gt; &lt;/game&gt;</text:p>
          </table:table-cell>
        </table:table-row>
        <table:table-row table:style-name="ro1">
          <table:table-cell office:value-type="string">
            <text:p>Wanted (USA, Europe)</text:p>
          </table:table-cell>
          <table:table-cell office:value-type="string">
            <text:p>1989</text:p>
          </table:table-cell>
          <table:table-cell office:value-type="string">
            <text:p>ESRB - RP (Rating Pending)</text:p>
          </table:table-cell>
          <table:table-cell office:value-type="string">
            <text:p>Wanted </text:p>
          </table:table-cell>
          <table:table-cell office:value-type="string">
            <text:p>SEGA of America, Inc.</text:p>
          </table:table-cell>
          <table:table-cell office:value-type="string">
            <text:p>Sanritsu Denki Co., Ltd.</text:p>
          </table:table-cell>
          <table:table-cell office:value-type="string">
            <text:p>Action</text:p>
          </table:table-cell>
          <table:table-cell office:value-type="string">
            <text:p>3.9</text:p>
          </table:table-cell>
          <table:table-cell office:value-type="string">
            <text:p>1 Player</text:p>
          </table:table-cell>
          <table:table-cell office:value-type="string">
            <text:p>In this game, you play Michael Chen, and your job is to fight your way through seven stages.****Gameplay is split into two parts. The odd-numbered stages require you to shoot gunslingers that hang out at saloons, hotels, and towns. When a gunslinger threatens you with a gun, you have only seconds to shoot him before you lose some life. <text:s/>If this happens, you can increase your life meter if you shoot barrels that are scattered across town, and then detonating the bomb that is revealed, wiping out gunslingers in sight. You must be careful not to shoot innocent civilians or gunslingers who surrender, or you also lose life. At the end of these rounds, the leader will come out of a building and will move side-to-side, occasionally shooting you if he has the chance.****In the even-numbered stages (except stage six), you are required to ride across a desert, shooting gunslingers that ride past you. You can increase life by shooting the only gunslinger not on a horse and then detonating the bomb that is revealed. At the end of these levels, you will be faced with a challenging stage, where the object is to shoot as many targets as you can before time runs out.</text:p>
          </table:table-cell>
          <table:table-cell table:formula="of:=CONCATENATE(&quot;&lt;game name=&quot;;CHAR(34);[.A257];CHAR(34);&quot;&gt; &lt;year&gt;&quot;;[.B257];&quot;&lt;/year&gt; &lt;rating&gt;&quot;;[.C257];&quot;&lt;/rating&gt; &lt;title&gt;&quot;;[.D257];&quot;&lt;/title&gt; &lt;pub&gt;&quot;;[.E257];&quot;&lt;/pub&gt; &lt;dev&gt;&quot;;[.F257];&quot;&lt;/dev&gt; &lt;genre&gt;&quot;;[.G257];&quot;&lt;/genre&gt; &lt;score&gt;&quot;;[.H257];&quot;&lt;/score&gt; &lt;player&gt;&quot;;[.I257];&quot;&lt;/player&gt; &lt;story&gt;&quot;;[.J257];&quot;&lt;/story&gt; &lt;/game&gt;&quot;)" office:value-type="string" office:string-value="&lt;game name=&quot;Wanted (USA, Europe)&quot;&gt; &lt;year&gt;1989&lt;/year&gt; &lt;rating&gt;ESRB - RP (Rating Pending)&lt;/rating&gt; &lt;title&gt;Wanted &lt;/title&gt; &lt;pub&gt;SEGA of America, Inc.&lt;/pub&gt; &lt;dev&gt;Sanritsu Denki Co., Ltd.&lt;/dev&gt; &lt;genre&gt;Action&lt;/genre&gt; &lt;score&gt;3.9&lt;/score&gt; &lt;player&gt;1 Player&lt;/player&gt; &lt;story&gt;In this game, you play Michael Chen, and your job is to fight your way through seven stages.****Gameplay is split into two parts. The odd-numbered stages require you to shoot gunslingers that hang out at saloons, hotels, and towns. When a gunslinger threatens you with a gun, you have only seconds to shoot him before you lose some life.  If this happens, you can increase your life meter if you shoot barrels that are scattered across town, and then detonating the bomb that is revealed, wiping out gunslingers in sight. You must be careful not to shoot innocent civilians or gunslingers who surrender, or you also lose life. At the end of these rounds, the leader will come out of a building and will move side-to-side, occasionally shooting you if he has the chance.****In the even-numbered stages (except stage six), you are required to ride across a desert, shooting gunslingers that ride past you. You can increase life by shooting the only gunslinger not on a horse and then detonating the bomb that is revealed. At the end of these levels, you will be faced with a challenging stage, where the object is to shoot as many targets as you can before time runs out.&lt;/story&gt; &lt;/game&gt;">
            <text:p>&lt;game name="Wanted (USA, Europe)"&gt; &lt;year&gt;1989&lt;/year&gt; &lt;rating&gt;ESRB - RP (Rating Pending)&lt;/rating&gt; &lt;title&gt;Wanted &lt;/title&gt; &lt;pub&gt;SEGA of America, Inc.&lt;/pub&gt; &lt;dev&gt;Sanritsu Denki Co., Ltd.&lt;/dev&gt; &lt;genre&gt;Action&lt;/genre&gt; &lt;score&gt;3.9&lt;/score&gt; &lt;player&gt;1 Player&lt;/player&gt; &lt;story&gt;In this game, you play Michael Chen, and your job is to fight your way through seven stages.****Gameplay is split into two parts. The odd-numbered stages require you to shoot gunslingers that hang out at saloons, hotels, and towns. When a gunslinger threatens you with a gun, you have only seconds to shoot him before you lose some life. <text:s/>If this happens, you can increase your life meter if you shoot barrels that are scattered across town, and then detonating the bomb that is revealed, wiping out gunslingers in sight. You must be careful not to shoot innocent civilians or gunslingers who surrender, or you also lose life. At the end of these rounds, the leader will come out of a building and will move side-to-side, occasionally shooting you if he has the chance.****In the even-numbered stages (except stage six), you are required to ride across a desert, shooting gunslingers that ride past you. You can increase life by shooting the only gunslinger not on a horse and then detonating the bomb that is revealed. At the end of these levels, you will be faced with a challenging stage, where the object is to shoot as many targets as you can before time runs out.&lt;/story&gt; &lt;/game&gt;</text:p>
          </table:table-cell>
        </table:table-row>
        <table:table-row table:style-name="ro1">
          <table:table-cell office:value-type="string">
            <text:p>Where in the World is Carmen Sandiego (USA)</text:p>
          </table:table-cell>
          <table:table-cell office:value-type="string">
            <text:p>1989</text:p>
          </table:table-cell>
          <table:table-cell office:value-type="string">
            <text:p>ESRB - RP (Rating Pending)</text:p>
          </table:table-cell>
          <table:table-cell office:value-type="string">
            <text:p>Where in the World is Carmen Sandiego</text:p>
          </table:table-cell>
          <table:table-cell office:value-type="string">
            <text:p>Parker Brothers</text:p>
          </table:table-cell>
          <table:table-cell office:value-type="string">
            <text:p>Brøderbund Software, Inc.</text:p>
          </table:table-cell>
          <table:table-cell office:value-type="string">
            <text:p>Puzzle</text:p>
          </table:table-cell>
          <table:table-cell office:value-type="string">
            <text:p>2.0</text:p>
          </table:table-cell>
          <table:table-cell office:value-type="string">
            <text:p>1 Player</text:p>
          </table:table-cell>
          <table:table-cell office:value-type="string">
            <text:p>Carmen Sandiego is a master thief who leads the criminal organization V.I.L.E. This organization specializes in stealing the world's treasures without a trace. Alarmed by this, the A.C.M.E. Detective Agency makes it their personal mission to foil Carmen Sandiego's plans.****Carmen Sandiego is an game that tests the player's knowledge about geography and general knowledge about different countries. Missions will begin with a treasure being stolen and the player flying to that location. A time limit counts down while they must search the area and interview witnesses to find enough clues to figure out what country the thief flew to next. The player always has a limited selection (usually three or four) of flights available in any given country. This process is repeated until either the villain is found or time expires and they are able to get away. Along with finding out where the thief has headed, the player must discover who the thief is, by best matching personal characteristics (gender, hair color, eye color, hobbies, notable features) to dossiers on Carmen's gang. There must be enough characteristics matched in order to obtain a warrant, which is essential to legally arrest the suspect once they have been found. Progress in arresting VILE members will expose other members, eventually leading up to Carmen Sandiego herself.</text:p>
          </table:table-cell>
          <table:table-cell table:formula="of:=CONCATENATE(&quot;&lt;game name=&quot;;CHAR(34);[.A258];CHAR(34);&quot;&gt; &lt;year&gt;&quot;;[.B258];&quot;&lt;/year&gt; &lt;rating&gt;&quot;;[.C258];&quot;&lt;/rating&gt; &lt;title&gt;&quot;;[.D258];&quot;&lt;/title&gt; &lt;pub&gt;&quot;;[.E258];&quot;&lt;/pub&gt; &lt;dev&gt;&quot;;[.F258];&quot;&lt;/dev&gt; &lt;genre&gt;&quot;;[.G258];&quot;&lt;/genre&gt; &lt;score&gt;&quot;;[.H258];&quot;&lt;/score&gt; &lt;player&gt;&quot;;[.I258];&quot;&lt;/player&gt; &lt;story&gt;&quot;;[.J258];&quot;&lt;/story&gt; &lt;/game&gt;&quot;)" office:value-type="string" office:string-value="&lt;game name=&quot;Where in the World is Carmen Sandiego (USA)&quot;&gt; &lt;year&gt;1989&lt;/year&gt; &lt;rating&gt;ESRB - RP (Rating Pending)&lt;/rating&gt; &lt;title&gt;Where in the World is Carmen Sandiego&lt;/title&gt; &lt;pub&gt;Parker Brothers&lt;/pub&gt; &lt;dev&gt;Brøderbund Software, Inc.&lt;/dev&gt; &lt;genre&gt;Puzzle&lt;/genre&gt; &lt;score&gt;2.0&lt;/score&gt; &lt;player&gt;1 Player&lt;/player&gt; &lt;story&gt;Carmen Sandiego is a master thief who leads the criminal organization V.I.L.E. This organization specializes in stealing the world's treasures without a trace. Alarmed by this, the A.C.M.E. Detective Agency makes it their personal mission to foil Carmen Sandiego's plans.****Carmen Sandiego is an game that tests the player's knowledge about geography and general knowledge about different countries. Missions will begin with a treasure being stolen and the player flying to that location. A time limit counts down while they must search the area and interview witnesses to find enough clues to figure out what country the thief flew to next. The player always has a limited selection (usually three or four) of flights available in any given country. This process is repeated until either the villain is found or time expires and they are able to get away. Along with finding out where the thief has headed, the player must discover who the thief is, by best matching personal characteristics (gender, hair color, eye color, hobbies, notable features) to dossiers on Carmen's gang. There must be enough characteristics matched in order to obtain a warrant, which is essential to legally arrest the suspect once they have been found. Progress in arresting VILE members will expose other members, eventually leading up to Carmen Sandiego herself.&lt;/story&gt; &lt;/game&gt;">
            <text:p>&lt;game name="Where in the World is Carmen Sandiego (USA)"&gt; &lt;year&gt;1989&lt;/year&gt; &lt;rating&gt;ESRB - RP (Rating Pending)&lt;/rating&gt; &lt;title&gt;Where in the World is Carmen Sandiego&lt;/title&gt; &lt;pub&gt;Parker Brothers&lt;/pub&gt; &lt;dev&gt;Brøderbund Software, Inc.&lt;/dev&gt; &lt;genre&gt;Puzzle&lt;/genre&gt; &lt;score&gt;2.0&lt;/score&gt; &lt;player&gt;1 Player&lt;/player&gt; &lt;story&gt;Carmen Sandiego is a master thief who leads the criminal organization V.I.L.E. This organization specializes in stealing the world's treasures without a trace. Alarmed by this, the A.C.M.E. Detective Agency makes it their personal mission to foil Carmen Sandiego's plans.****Carmen Sandiego is an game that tests the player's knowledge about geography and general knowledge about different countries. Missions will begin with a treasure being stolen and the player flying to that location. A time limit counts down while they must search the area and interview witnesses to find enough clues to figure out what country the thief flew to next. The player always has a limited selection (usually three or four) of flights available in any given country. This process is repeated until either the villain is found or time expires and they are able to get away. Along with finding out where the thief has headed, the player must discover who the thief is, by best matching personal characteristics (gender, hair color, eye color, hobbies, notable features) to dossiers on Carmen's gang. There must be enough characteristics matched in order to obtain a warrant, which is essential to legally arrest the suspect once they have been found. Progress in arresting VILE members will expose other members, eventually leading up to Carmen Sandiego herself.&lt;/story&gt; &lt;/game&gt;</text:p>
          </table:table-cell>
        </table:table-row>
        <table:table-row table:style-name="ro1">
          <table:table-cell office:value-type="string">
            <text:p>Wimbledon (Europe)</text:p>
          </table:table-cell>
          <table:table-cell office:value-type="string">
            <text:p>1992</text:p>
          </table:table-cell>
          <table:table-cell office:value-type="string">
            <text:p>ESRB - RP (Rating Pending)</text:p>
          </table:table-cell>
          <table:table-cell office:value-type="string">
            <text:p>Wimbledon </text:p>
          </table:table-cell>
          <table:table-cell office:value-type="string">
            <text:p>SEGA Enterprises Ltd.</text:p>
          </table:table-cell>
          <table:table-cell office:value-type="string">
            <text:p>SIMS Co., Ltd.</text:p>
          </table:table-cell>
          <table:table-cell office:value-type="string">
            <text:p>Sports/Tennis</text:p>
          </table:table-cell>
          <table:table-cell office:value-type="string">
            <text:p>3.1</text:p>
          </table:table-cell>
          <table:table-cell office:value-type="string">
            <text:p>1-2 Players</text:p>
          </table:table-cell>
          <table:table-cell office:value-type="string">
            <text:p>The oldest of the four Grand Slam tournaments, held in London on grass every July, is the basis for this tennis game. The ball comes off the grass surface fast and low, reflecting the surface's reputation for providing the most exciting tennis. It's viewed in the typical third person perspective, although with quite a distinct 3D effect and with shadows. You can play standard 1 or 2 player matches, or play the full tournament from the quarter-final stages onwards. You can play standard shots as well as lobs and drop shots, and full service rules are featured. You can select your character and build up their skills as the game progresses.</text:p>
          </table:table-cell>
          <table:table-cell table:formula="of:=CONCATENATE(&quot;&lt;game name=&quot;;CHAR(34);[.A259];CHAR(34);&quot;&gt; &lt;year&gt;&quot;;[.B259];&quot;&lt;/year&gt; &lt;rating&gt;&quot;;[.C259];&quot;&lt;/rating&gt; &lt;title&gt;&quot;;[.D259];&quot;&lt;/title&gt; &lt;pub&gt;&quot;;[.E259];&quot;&lt;/pub&gt; &lt;dev&gt;&quot;;[.F259];&quot;&lt;/dev&gt; &lt;genre&gt;&quot;;[.G259];&quot;&lt;/genre&gt; &lt;score&gt;&quot;;[.H259];&quot;&lt;/score&gt; &lt;player&gt;&quot;;[.I259];&quot;&lt;/player&gt; &lt;story&gt;&quot;;[.J259];&quot;&lt;/story&gt; &lt;/game&gt;&quot;)" office:value-type="string" office:string-value="&lt;game name=&quot;Wimbledon (Europe)&quot;&gt; &lt;year&gt;1992&lt;/year&gt; &lt;rating&gt;ESRB - RP (Rating Pending)&lt;/rating&gt; &lt;title&gt;Wimbledon &lt;/title&gt; &lt;pub&gt;SEGA Enterprises Ltd.&lt;/pub&gt; &lt;dev&gt;SIMS Co., Ltd.&lt;/dev&gt; &lt;genre&gt;Sports/Tennis&lt;/genre&gt; &lt;score&gt;3.1&lt;/score&gt; &lt;player&gt;1-2 Players&lt;/player&gt; &lt;story&gt;The oldest of the four Grand Slam tournaments, held in London on grass every July, is the basis for this tennis game. The ball comes off the grass surface fast and low, reflecting the surface's reputation for providing the most exciting tennis. It's viewed in the typical third person perspective, although with quite a distinct 3D effect and with shadows. You can play standard 1 or 2 player matches, or play the full tournament from the quarter-final stages onwards. You can play standard shots as well as lobs and drop shots, and full service rules are featured. You can select your character and build up their skills as the game progresses.&lt;/story&gt; &lt;/game&gt;">
            <text:p>&lt;game name="Wimbledon (Europe)"&gt; &lt;year&gt;1992&lt;/year&gt; &lt;rating&gt;ESRB - RP (Rating Pending)&lt;/rating&gt; &lt;title&gt;Wimbledon &lt;/title&gt; &lt;pub&gt;SEGA Enterprises Ltd.&lt;/pub&gt; &lt;dev&gt;SIMS Co., Ltd.&lt;/dev&gt; &lt;genre&gt;Sports/Tennis&lt;/genre&gt; &lt;score&gt;3.1&lt;/score&gt; &lt;player&gt;1-2 Players&lt;/player&gt; &lt;story&gt;The oldest of the four Grand Slam tournaments, held in London on grass every July, is the basis for this tennis game. The ball comes off the grass surface fast and low, reflecting the surface's reputation for providing the most exciting tennis. It's viewed in the typical third person perspective, although with quite a distinct 3D effect and with shadows. You can play standard 1 or 2 player matches, or play the full tournament from the quarter-final stages onwards. You can play standard shots as well as lobs and drop shots, and full service rules are featured. You can select your character and build up their skills as the game progresses.&lt;/story&gt; &lt;/game&gt;</text:p>
          </table:table-cell>
        </table:table-row>
        <table:table-row table:style-name="ro1">
          <table:table-cell office:value-type="string">
            <text:p>Wimbledon II (Europe)</text:p>
          </table:table-cell>
          <table:table-cell office:value-type="string">
            <text:p>1993</text:p>
          </table:table-cell>
          <table:table-cell office:value-type="string">
            <text:p>ESRB - RP (Rating Pending)</text:p>
          </table:table-cell>
          <table:table-cell office:value-type="string">
            <text:p>Wimbledon II </text:p>
          </table:table-cell>
          <table:table-cell office:value-type="string">
            <text:p>SEGA Enterprises Ltd.</text:p>
          </table:table-cell>
          <table:table-cell office:value-type="string">
            <text:p>SIMS Co., Ltd.</text:p>
          </table:table-cell>
          <table:table-cell office:value-type="string">
            <text:p>Sports/Tennis</text:p>
          </table:table-cell>
          <table:table-cell office:value-type="string">
            <text:p>2.6</text:p>
          </table:table-cell>
          <table:table-cell office:value-type="string">
            <text:p>1-2 Players</text:p>
          </table:table-cell>
          <table:table-cell office:value-type="string">
            <text:p>Wimbledon II is a tennis game based on the championship with the same name. <text:s/>The game features two modes: Free Match allows for singles or doubles games and supports one or two players. Tour Mode puts the player on the road, playing the best in the world for the championship cup. Players may create their own characters and save the progress via a password system. Three kinds of surfaces are available: hard, lawn, and clay; all of which affect the ball’s behaviour.</text:p>
          </table:table-cell>
          <table:table-cell table:formula="of:=CONCATENATE(&quot;&lt;game name=&quot;;CHAR(34);[.A260];CHAR(34);&quot;&gt; &lt;year&gt;&quot;;[.B260];&quot;&lt;/year&gt; &lt;rating&gt;&quot;;[.C260];&quot;&lt;/rating&gt; &lt;title&gt;&quot;;[.D260];&quot;&lt;/title&gt; &lt;pub&gt;&quot;;[.E260];&quot;&lt;/pub&gt; &lt;dev&gt;&quot;;[.F260];&quot;&lt;/dev&gt; &lt;genre&gt;&quot;;[.G260];&quot;&lt;/genre&gt; &lt;score&gt;&quot;;[.H260];&quot;&lt;/score&gt; &lt;player&gt;&quot;;[.I260];&quot;&lt;/player&gt; &lt;story&gt;&quot;;[.J260];&quot;&lt;/story&gt; &lt;/game&gt;&quot;)" office:value-type="string" office:string-value="&lt;game name=&quot;Wimbledon II (Europe)&quot;&gt; &lt;year&gt;1993&lt;/year&gt; &lt;rating&gt;ESRB - RP (Rating Pending)&lt;/rating&gt; &lt;title&gt;Wimbledon II &lt;/title&gt; &lt;pub&gt;SEGA Enterprises Ltd.&lt;/pub&gt; &lt;dev&gt;SIMS Co., Ltd.&lt;/dev&gt; &lt;genre&gt;Sports/Tennis&lt;/genre&gt; &lt;score&gt;2.6&lt;/score&gt; &lt;player&gt;1-2 Players&lt;/player&gt; &lt;story&gt;Wimbledon II is a tennis game based on the championship with the same name.  The game features two modes: Free Match allows for singles or doubles games and supports one or two players. Tour Mode puts the player on the road, playing the best in the world for the championship cup. Players may create their own characters and save the progress via a password system. Three kinds of surfaces are available: hard, lawn, and clay; all of which affect the ball’s behaviour.&lt;/story&gt; &lt;/game&gt;">
            <text:p>&lt;game name="Wimbledon II (Europe)"&gt; &lt;year&gt;1993&lt;/year&gt; &lt;rating&gt;ESRB - RP (Rating Pending)&lt;/rating&gt; &lt;title&gt;Wimbledon II &lt;/title&gt; &lt;pub&gt;SEGA Enterprises Ltd.&lt;/pub&gt; &lt;dev&gt;SIMS Co., Ltd.&lt;/dev&gt; &lt;genre&gt;Sports/Tennis&lt;/genre&gt; &lt;score&gt;2.6&lt;/score&gt; &lt;player&gt;1-2 Players&lt;/player&gt; &lt;story&gt;Wimbledon II is a tennis game based on the championship with the same name. <text:s/>The game features two modes: Free Match allows for singles or doubles games and supports one or two players. Tour Mode puts the player on the road, playing the best in the world for the championship cup. Players may create their own characters and save the progress via a password system. Three kinds of surfaces are available: hard, lawn, and clay; all of which affect the ball’s behaviour.&lt;/story&gt; &lt;/game&gt;</text:p>
          </table:table-cell>
        </table:table-row>
        <table:table-row table:style-name="ro1">
          <table:table-cell office:value-type="string">
            <text:p>Winter Olympics - Lillehammer '94 (Europe) (En,Fr,De,Es,It,Pt,Sv,No)</text:p>
          </table:table-cell>
          <table:table-cell office:value-type="string">
            <text:p>1994</text:p>
          </table:table-cell>
          <table:table-cell office:value-type="string">
            <text:p>ESRB - RP (Rating Pending)</text:p>
          </table:table-cell>
          <table:table-cell office:value-type="string">
            <text:p>Winter Olympics - Lillehammer '94</text:p>
          </table:table-cell>
          <table:table-cell office:value-type="string">
            <text:p>U.S. Gold Ltd.</text:p>
          </table:table-cell>
          <table:table-cell office:value-type="string">
            <text:p>Tiertex Ltd.</text:p>
          </table:table-cell>
          <table:table-cell office:value-type="string">
            <text:p>Olympic/Sports</text:p>
          </table:table-cell>
          <table:table-cell office:value-type="string">
            <text:p>4.2</text:p>
          </table:table-cell>
          <table:table-cell office:value-type="string">
            <text:p>1-4 Players</text:p>
          </table:table-cell>
          <table:table-cell office:value-type="string">
            <text:p>This is the official license of Winter Olympics tournament in 1994 at Lillehammer, Norway. You can practice in any event before the tournament. The game offers two modes - Full Olympics and Mini Olympics, which vary in the number of events.****It includes 5 different types of sports - biathlon, alpine skiing (downhill, slalom, giant slalom and Super-G), ski jumping (90 m, 120 m), bobsleigh (2/4 men bob, 1/2 men luge) and skating (elimination, pursuit, time trial). <text:s/>The events use 3D views</text:p>
          </table:table-cell>
          <table:table-cell table:formula="of:=CONCATENATE(&quot;&lt;game name=&quot;;CHAR(34);[.A261];CHAR(34);&quot;&gt; &lt;year&gt;&quot;;[.B261];&quot;&lt;/year&gt; &lt;rating&gt;&quot;;[.C261];&quot;&lt;/rating&gt; &lt;title&gt;&quot;;[.D261];&quot;&lt;/title&gt; &lt;pub&gt;&quot;;[.E261];&quot;&lt;/pub&gt; &lt;dev&gt;&quot;;[.F261];&quot;&lt;/dev&gt; &lt;genre&gt;&quot;;[.G261];&quot;&lt;/genre&gt; &lt;score&gt;&quot;;[.H261];&quot;&lt;/score&gt; &lt;player&gt;&quot;;[.I261];&quot;&lt;/player&gt; &lt;story&gt;&quot;;[.J261];&quot;&lt;/story&gt; &lt;/game&gt;&quot;)" office:value-type="string" office:string-value="&lt;game name=&quot;Winter Olympics - Lillehammer '94 (Europe) (En,Fr,De,Es,It,Pt,Sv,No)&quot;&gt; &lt;year&gt;1994&lt;/year&gt; &lt;rating&gt;ESRB - RP (Rating Pending)&lt;/rating&gt; &lt;title&gt;Winter Olympics - Lillehammer '94&lt;/title&gt; &lt;pub&gt;U.S. Gold Ltd.&lt;/pub&gt; &lt;dev&gt;Tiertex Ltd.&lt;/dev&gt; &lt;genre&gt;Olympic/Sports&lt;/genre&gt; &lt;score&gt;4.2&lt;/score&gt; &lt;player&gt;1-4 Players&lt;/player&gt; &lt;story&gt;This is the official license of Winter Olympics tournament in 1994 at Lillehammer, Norway. You can practice in any event before the tournament. The game offers two modes - Full Olympics and Mini Olympics, which vary in the number of events.****It includes 5 different types of sports - biathlon, alpine skiing (downhill, slalom, giant slalom and Super-G), ski jumping (90 m, 120 m), bobsleigh (2/4 men bob, 1/2 men luge) and skating (elimination, pursuit, time trial).  The events use 3D views&lt;/story&gt; &lt;/game&gt;">
            <text:p>&lt;game name="Winter Olympics - Lillehammer '94 (Europe) (En,Fr,De,Es,It,Pt,Sv,No)"&gt; &lt;year&gt;1994&lt;/year&gt; &lt;rating&gt;ESRB - RP (Rating Pending)&lt;/rating&gt; &lt;title&gt;Winter Olympics - Lillehammer '94&lt;/title&gt; &lt;pub&gt;U.S. Gold Ltd.&lt;/pub&gt; &lt;dev&gt;Tiertex Ltd.&lt;/dev&gt; &lt;genre&gt;Olympic/Sports&lt;/genre&gt; &lt;score&gt;4.2&lt;/score&gt; &lt;player&gt;1-4 Players&lt;/player&gt; &lt;story&gt;This is the official license of Winter Olympics tournament in 1994 at Lillehammer, Norway. You can practice in any event before the tournament. The game offers two modes - Full Olympics and Mini Olympics, which vary in the number of events.****It includes 5 different types of sports - biathlon, alpine skiing (downhill, slalom, giant slalom and Super-G), ski jumping (90 m, 120 m), bobsleigh (2/4 men bob, 1/2 men luge) and skating (elimination, pursuit, time trial). <text:s/>The events use 3D views&lt;/story&gt; &lt;/game&gt;</text:p>
          </table:table-cell>
        </table:table-row>
        <table:table-row table:style-name="ro1">
          <table:table-cell office:value-type="string">
            <text:p>Wolfchild (Europe)</text:p>
          </table:table-cell>
          <table:table-cell office:value-type="string">
            <text:p>1993</text:p>
          </table:table-cell>
          <table:table-cell office:value-type="string">
            <text:p>ESRB - RP (Rating Pending)</text:p>
          </table:table-cell>
          <table:table-cell office:value-type="string">
            <text:p>Wolfchild </text:p>
          </table:table-cell>
          <table:table-cell office:value-type="string">
            <text:p>Virgin Games, Inc.</text:p>
          </table:table-cell>
          <table:table-cell office:value-type="string">
            <text:p>Core Design Ltd.</text:p>
          </table:table-cell>
          <table:table-cell office:value-type="string">
            <text:p>Platform</text:p>
          </table:table-cell>
          <table:table-cell office:value-type="string">
            <text:p>2.2</text:p>
          </table:table-cell>
          <table:table-cell office:value-type="string">
            <text:p>1 Player</text:p>
          </table:table-cell>
          <table:table-cell office:value-type="string">
            <text:p>Dr. Kal Morrow, expert in genetic research and creation of human-animal hybrids, has been kidnapped and his family brutally murdered by the terrorist organization CHIMERA. His surviving son Saul takes it upon himself to avenge his family. Using his father's research, he turns into a man-wolf and sets out to find CHIMERA's base and defeat their leader Karl Draxx.****As Saul, it is your job to traverse five different areas on your way to Draxx. When Saul collects enough power-ups, he turns into his wolf form and gains a special psychic shot attack, which can be improved by collecting futher power-ups. However, if Saul loses health, he turns back into his human form and only has his fists to fight the numerous enemies</text:p>
          </table:table-cell>
          <table:table-cell table:formula="of:=CONCATENATE(&quot;&lt;game name=&quot;;CHAR(34);[.A262];CHAR(34);&quot;&gt; &lt;year&gt;&quot;;[.B262];&quot;&lt;/year&gt; &lt;rating&gt;&quot;;[.C262];&quot;&lt;/rating&gt; &lt;title&gt;&quot;;[.D262];&quot;&lt;/title&gt; &lt;pub&gt;&quot;;[.E262];&quot;&lt;/pub&gt; &lt;dev&gt;&quot;;[.F262];&quot;&lt;/dev&gt; &lt;genre&gt;&quot;;[.G262];&quot;&lt;/genre&gt; &lt;score&gt;&quot;;[.H262];&quot;&lt;/score&gt; &lt;player&gt;&quot;;[.I262];&quot;&lt;/player&gt; &lt;story&gt;&quot;;[.J262];&quot;&lt;/story&gt; &lt;/game&gt;&quot;)" office:value-type="string" office:string-value="&lt;game name=&quot;Wolfchild (Europe)&quot;&gt; &lt;year&gt;1993&lt;/year&gt; &lt;rating&gt;ESRB - RP (Rating Pending)&lt;/rating&gt; &lt;title&gt;Wolfchild &lt;/title&gt; &lt;pub&gt;Virgin Games, Inc.&lt;/pub&gt; &lt;dev&gt;Core Design Ltd.&lt;/dev&gt; &lt;genre&gt;Platform&lt;/genre&gt; &lt;score&gt;2.2&lt;/score&gt; &lt;player&gt;1 Player&lt;/player&gt; &lt;story&gt;Dr. Kal Morrow, expert in genetic research and creation of human-animal hybrids, has been kidnapped and his family brutally murdered by the terrorist organization CHIMERA. His surviving son Saul takes it upon himself to avenge his family. Using his father's research, he turns into a man-wolf and sets out to find CHIMERA's base and defeat their leader Karl Draxx.****As Saul, it is your job to traverse five different areas on your way to Draxx. When Saul collects enough power-ups, he turns into his wolf form and gains a special psychic shot attack, which can be improved by collecting futher power-ups. However, if Saul loses health, he turns back into his human form and only has his fists to fight the numerous enemies&lt;/story&gt; &lt;/game&gt;">
            <text:p>&lt;game name="Wolfchild (Europe)"&gt; &lt;year&gt;1993&lt;/year&gt; &lt;rating&gt;ESRB - RP (Rating Pending)&lt;/rating&gt; &lt;title&gt;Wolfchild &lt;/title&gt; &lt;pub&gt;Virgin Games, Inc.&lt;/pub&gt; &lt;dev&gt;Core Design Ltd.&lt;/dev&gt; &lt;genre&gt;Platform&lt;/genre&gt; &lt;score&gt;2.2&lt;/score&gt; &lt;player&gt;1 Player&lt;/player&gt; &lt;story&gt;Dr. Kal Morrow, expert in genetic research and creation of human-animal hybrids, has been kidnapped and his family brutally murdered by the terrorist organization CHIMERA. His surviving son Saul takes it upon himself to avenge his family. Using his father's research, he turns into a man-wolf and sets out to find CHIMERA's base and defeat their leader Karl Draxx.****As Saul, it is your job to traverse five different areas on your way to Draxx. When Saul collects enough power-ups, he turns into his wolf form and gains a special psychic shot attack, which can be improved by collecting futher power-ups. However, if Saul loses health, he turns back into his human form and only has his fists to fight the numerous enemies&lt;/story&gt; &lt;/game&gt;</text:p>
          </table:table-cell>
        </table:table-row>
        <table:table-row table:style-name="ro1">
          <table:table-cell office:value-type="string">
            <text:p>Wonder Boy (USA, Europe)</text:p>
          </table:table-cell>
          <table:table-cell office:value-type="string">
            <text:p>1987</text:p>
          </table:table-cell>
          <table:table-cell office:value-type="string">
            <text:p>ESRB - RP (Rating Pending)</text:p>
          </table:table-cell>
          <table:table-cell office:value-type="string">
            <text:p>Wonder Boy </text:p>
          </table:table-cell>
          <table:table-cell office:value-type="string">
            <text:p>SEGA of America, Inc.</text:p>
          </table:table-cell>
          <table:table-cell office:value-type="string">
            <text:p>Westone Co., Ltd.</text:p>
          </table:table-cell>
          <table:table-cell office:value-type="string">
            <text:p>Platform</text:p>
          </table:table-cell>
          <table:table-cell office:value-type="string">
            <text:p>3.2</text:p>
          </table:table-cell>
          <table:table-cell office:value-type="string">
            <text:p>1-2 Players</text:p>
          </table:table-cell>
          <table:table-cell office:value-type="string">
            <text:p>Just when things were going great with Tom-Tom and his girlfriend Tanya, some thug of a woodland king had to kidnap her and hide her away, and Tom-Tom doesn't have a clue where. That's why he has to explore deep dark forests, cross endless oceans, climb treacherous slopes, survive endless volcanoes, and even walk through clouds. But Tom-Tom will never be totally alone. You see, when he goes through the exotic locations, he has to come face to face with its inhabitants, like bees, spiders, snakes, coal-kids, frogs, bats, snails, coyotes, and octopuses, to name a few. The hatchet is Tom-Tom's only line of defense against these menaces.****There are ten areas, each containing four rounds each, but the tenth area can't be accessed unless Tom-Tom collects all the dolls during his rescue mission. During his journey, he can break open different eggs that will reveal hatchets, skateboards, mushrooms, milk, and even guardian angels. You can ride the skateboard through each round, as long as you don't collide with an inhabitant. When you complete each round while still riding the skateboard, you'll start the next round still riding it. As you progress through each round, your vitality will start to get low, but it can be increased by getting milk, mushrooms, potato chips,or fruit that appear everywhere you go. As well as the normal eggs, there are also speckled eggs that must be avoided, otherwise the God of Death will be released, and once he follows you, you'll lose vitality much quickly. At the end of every fourth round, there is a king waiting to destroy you with his fireballs or lightning bolts.****There are also warp-gates, but you don't find them, they find you. You see, warp-gates appear in rounds 1-4 of each area. If you happen to get one fruit, a special item will appear. These special items include handbags, wrist watches, a pair of shoes, a teddy bear, and a bottle of perfume. Another girl will appear and take you up to the clouds where the object is to collect as many hearts as you can without falling down or getting the item again. Once you have collected all the hearts, you can get the item to return to the surface, and more often than not, you'll get further in the round.</text:p>
          </table:table-cell>
          <table:table-cell table:formula="of:=CONCATENATE(&quot;&lt;game name=&quot;;CHAR(34);[.A263];CHAR(34);&quot;&gt; &lt;year&gt;&quot;;[.B263];&quot;&lt;/year&gt; &lt;rating&gt;&quot;;[.C263];&quot;&lt;/rating&gt; &lt;title&gt;&quot;;[.D263];&quot;&lt;/title&gt; &lt;pub&gt;&quot;;[.E263];&quot;&lt;/pub&gt; &lt;dev&gt;&quot;;[.F263];&quot;&lt;/dev&gt; &lt;genre&gt;&quot;;[.G263];&quot;&lt;/genre&gt; &lt;score&gt;&quot;;[.H263];&quot;&lt;/score&gt; &lt;player&gt;&quot;;[.I263];&quot;&lt;/player&gt; &lt;story&gt;&quot;;[.J263];&quot;&lt;/story&gt; &lt;/game&gt;&quot;)" office:value-type="string" office:string-value="&lt;game name=&quot;Wonder Boy (USA, Europe)&quot;&gt; &lt;year&gt;1987&lt;/year&gt; &lt;rating&gt;ESRB - RP (Rating Pending)&lt;/rating&gt; &lt;title&gt;Wonder Boy &lt;/title&gt; &lt;pub&gt;SEGA of America, Inc.&lt;/pub&gt; &lt;dev&gt;Westone Co., Ltd.&lt;/dev&gt; &lt;genre&gt;Platform&lt;/genre&gt; &lt;score&gt;3.2&lt;/score&gt; &lt;player&gt;1-2 Players&lt;/player&gt; &lt;story&gt;Just when things were going great with Tom-Tom and his girlfriend Tanya, some thug of a woodland king had to kidnap her and hide her away, and Tom-Tom doesn't have a clue where. That's why he has to explore deep dark forests, cross endless oceans, climb treacherous slopes, survive endless volcanoes, and even walk through clouds. But Tom-Tom will never be totally alone. You see, when he goes through the exotic locations, he has to come face to face with its inhabitants, like bees, spiders, snakes, coal-kids, frogs, bats, snails, coyotes, and octopuses, to name a few. The hatchet is Tom-Tom's only line of defense against these menaces.****There are ten areas, each containing four rounds each, but the tenth area can't be accessed unless Tom-Tom collects all the dolls during his rescue mission. During his journey, he can break open different eggs that will reveal hatchets, skateboards, mushrooms, milk, and even guardian angels. You can ride the skateboard through each round, as long as you don't collide with an inhabitant. When you complete each round while still riding the skateboard, you'll start the next round still riding it. As you progress through each round, your vitality will start to get low, but it can be increased by getting milk, mushrooms, potato chips,or fruit that appear everywhere you go. As well as the normal eggs, there are also speckled eggs that must be avoided, otherwise the God of Death will be released, and once he follows you, you'll lose vitality much quickly. At the end of every fourth round, there is a king waiting to destroy you with his fireballs or lightning bolts.****There are also warp-gates, but you don't find them, they find you. You see, warp-gates appear in rounds 1-4 of each area. If you happen to get one fruit, a special item will appear. These special items include handbags, wrist watches, a pair of shoes, a teddy bear, and a bottle of perfume. Another girl will appear and take you up to the clouds where the object is to collect as many hearts as you can without falling down or getting the item again. Once you have collected all the hearts, you can get the item to return to the surface, and more often than not, you'll get further in the round.&lt;/story&gt; &lt;/game&gt;">
            <text:p>&lt;game name="Wonder Boy (USA, Europe)"&gt; &lt;year&gt;1987&lt;/year&gt; &lt;rating&gt;ESRB - RP (Rating Pending)&lt;/rating&gt; &lt;title&gt;Wonder Boy &lt;/title&gt; &lt;pub&gt;SEGA of America, Inc.&lt;/pub&gt; &lt;dev&gt;Westone Co., Ltd.&lt;/dev&gt; &lt;genre&gt;Platform&lt;/genre&gt; &lt;score&gt;3.2&lt;/score&gt; &lt;player&gt;1-2 Players&lt;/player&gt; &lt;story&gt;Just when things were going great with Tom-Tom and his girlfriend Tanya, some thug of a woodland king had to kidnap her and hide her away, and Tom-Tom doesn't have a clue where. That's why he has to explore deep dark forests, cross endless oceans, climb treacherous slopes, survive endless volcanoes, and even walk through clouds. But Tom-Tom will never be totally alone. You see, when he goes through the exotic locations, he has to come face to face with its inhabitants, like bees, spiders, snakes, coal-kids, frogs, bats, snails, coyotes, and octopuses, to name a few. The hatchet is Tom-Tom's only line of defense against these menaces.****There are ten areas, each containing four rounds each, but the tenth area can't be accessed unless Tom-Tom collects all the dolls during his rescue mission. During his journey, he can break open different eggs that will reveal hatchets, skateboards, mushrooms, milk, and even guardian angels. You can ride the skateboard through each round, as long as you don't collide with an inhabitant. When you complete each round while still riding the skateboard, you'll start the next round still riding it. As you progress through each round, your vitality will start to get low, but it can be increased by getting milk, mushrooms, potato chips,or fruit that appear everywhere you go. As well as the normal eggs, there are also speckled eggs that must be avoided, otherwise the God of Death will be released, and once he follows you, you'll lose vitality much quickly. At the end of every fourth round, there is a king waiting to destroy you with his fireballs or lightning bolts.****There are also warp-gates, but you don't find them, they find you. You see, warp-gates appear in rounds 1-4 of each area. If you happen to get one fruit, a special item will appear. These special items include handbags, wrist watches, a pair of shoes, a teddy bear, and a bottle of perfume. Another girl will appear and take you up to the clouds where the object is to collect as many hearts as you can without falling down or getting the item again. Once you have collected all the hearts, you can get the item to return to the surface, and more often than not, you'll get further in the round.&lt;/story&gt; &lt;/game&gt;</text:p>
          </table:table-cell>
        </table:table-row>
        <table:table-row table:style-name="ro1">
          <table:table-cell office:value-type="string">
            <text:p>Wonder Boy III - The Dragon's Trap (USA, Europe)</text:p>
          </table:table-cell>
          <table:table-cell office:value-type="string">
            <text:p>1989</text:p>
          </table:table-cell>
          <table:table-cell office:value-type="string">
            <text:p>ESRB - RP (Rating Pending)</text:p>
          </table:table-cell>
          <table:table-cell office:value-type="string">
            <text:p>Wonder Boy III - The Dragon's Trap </text:p>
          </table:table-cell>
          <table:table-cell office:value-type="string">
            <text:p>SEGA of America, Inc.</text:p>
          </table:table-cell>
          <table:table-cell office:value-type="string">
            <text:p>Westone Co., Ltd.</text:p>
          </table:table-cell>
          <table:table-cell office:value-type="string">
            <text:p>Adventure</text:p>
          </table:table-cell>
          <table:table-cell office:value-type="string">
            <text:p>4.1</text:p>
          </table:table-cell>
          <table:table-cell office:value-type="string">
            <text:p>1 Player</text:p>
          </table:table-cell>
          <table:table-cell office:value-type="string">
            <text:p>Wonder Boy III: The Dragon's Trap is a direct sequel to Wonder Boy in Monster Land. When Tom-Tom defeats the MEKA dragon, the wounded beast casts a spell on him, turning him into a Lizard-Man. To regain your original human form, you have to find the Salamander Cross, hidden by the Vampire Dragon in Monster Land.****In this side-scrolling platform game, you can still buy equipment and items, but unlike its predecessor, it is not divided in sequences of levels. You are allowed to go anywhere, as long as you have the right shape or equipment. During his quest, Tom-Tom has to defeat various dragon bosses. Each win will give you a new shape with new abilities such as flying, swimming, walking on ceilings or clinging to walls, which also give you to access new parts of the world. The possible shapes are Lizard-Man, Mouse-Man, Piranha-Man, Lion-Man and Hawk-Man and the main abilities are defined by attacking power, defense points and charm points (needed for equipment by collecting charm stones). Also, certain blocks can only be destroyed by specific weapons or are only accessible to certain shapes.****The basic actions consist of attacking and jumping, and in the status screen you can equip swords, shields and armour. Special attacks include fire balls, tornadoes, arrows, boomerangs and thunder strikes. Along the way, you collect keys (only one at all times) and gold left behind by defeated creatures, and you often have to revisit places to access new areas. A password is given at the beginning of each town to continue from there.</text:p>
          </table:table-cell>
          <table:table-cell table:formula="of:=CONCATENATE(&quot;&lt;game name=&quot;;CHAR(34);[.A264];CHAR(34);&quot;&gt; &lt;year&gt;&quot;;[.B264];&quot;&lt;/year&gt; &lt;rating&gt;&quot;;[.C264];&quot;&lt;/rating&gt; &lt;title&gt;&quot;;[.D264];&quot;&lt;/title&gt; &lt;pub&gt;&quot;;[.E264];&quot;&lt;/pub&gt; &lt;dev&gt;&quot;;[.F264];&quot;&lt;/dev&gt; &lt;genre&gt;&quot;;[.G264];&quot;&lt;/genre&gt; &lt;score&gt;&quot;;[.H264];&quot;&lt;/score&gt; &lt;player&gt;&quot;;[.I264];&quot;&lt;/player&gt; &lt;story&gt;&quot;;[.J264];&quot;&lt;/story&gt; &lt;/game&gt;&quot;)" office:value-type="string" office:string-value="&lt;game name=&quot;Wonder Boy III - The Dragon's Trap (USA, Europe)&quot;&gt; &lt;year&gt;1989&lt;/year&gt; &lt;rating&gt;ESRB - RP (Rating Pending)&lt;/rating&gt; &lt;title&gt;Wonder Boy III - The Dragon's Trap &lt;/title&gt; &lt;pub&gt;SEGA of America, Inc.&lt;/pub&gt; &lt;dev&gt;Westone Co., Ltd.&lt;/dev&gt; &lt;genre&gt;Adventure&lt;/genre&gt; &lt;score&gt;4.1&lt;/score&gt; &lt;player&gt;1 Player&lt;/player&gt; &lt;story&gt;Wonder Boy III: The Dragon's Trap is a direct sequel to Wonder Boy in Monster Land. When Tom-Tom defeats the MEKA dragon, the wounded beast casts a spell on him, turning him into a Lizard-Man. To regain your original human form, you have to find the Salamander Cross, hidden by the Vampire Dragon in Monster Land.****In this side-scrolling platform game, you can still buy equipment and items, but unlike its predecessor, it is not divided in sequences of levels. You are allowed to go anywhere, as long as you have the right shape or equipment. During his quest, Tom-Tom has to defeat various dragon bosses. Each win will give you a new shape with new abilities such as flying, swimming, walking on ceilings or clinging to walls, which also give you to access new parts of the world. The possible shapes are Lizard-Man, Mouse-Man, Piranha-Man, Lion-Man and Hawk-Man and the main abilities are defined by attacking power, defense points and charm points (needed for equipment by collecting charm stones). Also, certain blocks can only be destroyed by specific weapons or are only accessible to certain shapes.****The basic actions consist of attacking and jumping, and in the status screen you can equip swords, shields and armour. Special attacks include fire balls, tornadoes, arrows, boomerangs and thunder strikes. Along the way, you collect keys (only one at all times) and gold left behind by defeated creatures, and you often have to revisit places to access new areas. A password is given at the beginning of each town to continue from there.&lt;/story&gt; &lt;/game&gt;">
            <text:p>&lt;game name="Wonder Boy III - The Dragon's Trap (USA, Europe)"&gt; &lt;year&gt;1989&lt;/year&gt; &lt;rating&gt;ESRB - RP (Rating Pending)&lt;/rating&gt; &lt;title&gt;Wonder Boy III - The Dragon's Trap &lt;/title&gt; &lt;pub&gt;SEGA of America, Inc.&lt;/pub&gt; &lt;dev&gt;Westone Co., Ltd.&lt;/dev&gt; &lt;genre&gt;Adventure&lt;/genre&gt; &lt;score&gt;4.1&lt;/score&gt; &lt;player&gt;1 Player&lt;/player&gt; &lt;story&gt;Wonder Boy III: The Dragon's Trap is a direct sequel to Wonder Boy in Monster Land. When Tom-Tom defeats the MEKA dragon, the wounded beast casts a spell on him, turning him into a Lizard-Man. To regain your original human form, you have to find the Salamander Cross, hidden by the Vampire Dragon in Monster Land.****In this side-scrolling platform game, you can still buy equipment and items, but unlike its predecessor, it is not divided in sequences of levels. You are allowed to go anywhere, as long as you have the right shape or equipment. During his quest, Tom-Tom has to defeat various dragon bosses. Each win will give you a new shape with new abilities such as flying, swimming, walking on ceilings or clinging to walls, which also give you to access new parts of the world. The possible shapes are Lizard-Man, Mouse-Man, Piranha-Man, Lion-Man and Hawk-Man and the main abilities are defined by attacking power, defense points and charm points (needed for equipment by collecting charm stones). Also, certain blocks can only be destroyed by specific weapons or are only accessible to certain shapes.****The basic actions consist of attacking and jumping, and in the status screen you can equip swords, shields and armour. Special attacks include fire balls, tornadoes, arrows, boomerangs and thunder strikes. Along the way, you collect keys (only one at all times) and gold left behind by defeated creatures, and you often have to revisit places to access new areas. A password is given at the beginning of each town to continue from there.&lt;/story&gt; &lt;/game&gt;</text:p>
          </table:table-cell>
        </table:table-row>
        <table:table-row table:style-name="ro1">
          <table:table-cell office:value-type="string">
            <text:p>Wonder Boy in Monster Land (USA, Europe)</text:p>
          </table:table-cell>
          <table:table-cell office:value-type="string">
            <text:p>1988</text:p>
          </table:table-cell>
          <table:table-cell office:value-type="string">
            <text:p>ESRB - RP (Rating Pending)</text:p>
          </table:table-cell>
          <table:table-cell office:value-type="string">
            <text:p>Wonder Boy in Monster Land </text:p>
          </table:table-cell>
          <table:table-cell office:value-type="string">
            <text:p>SEGA of America, Inc.</text:p>
          </table:table-cell>
          <table:table-cell office:value-type="string">
            <text:p>Westone Co., Ltd.</text:p>
          </table:table-cell>
          <table:table-cell office:value-type="string">
            <text:p>Adventure</text:p>
          </table:table-cell>
          <table:table-cell office:value-type="string">
            <text:p>4.0</text:p>
          </table:table-cell>
          <table:table-cell office:value-type="string">
            <text:p>1 Player</text:p>
          </table:table-cell>
          <table:table-cell office:value-type="string">
            <text:p>Eleven years have gone by since Tom-Tom rescued his girlfriend Tanya from the clutches of the evil King. Word of Tom-Tom's dangerous adventure soon spread throughout Wonder Land. The people were very proud of him and gave Tom-Tom the highest honor of all - the legendary name of Wonder Boy. With the evil King defeated, Wonder Land returned to its peaceful state, and for over one decade, the kingdom was a paradise, and everything and everyone lived happily together.****Eventually, the peace was broken when a ferocious fire-breathing dragon appeared out of nowhere and took over Wonder Land with an army of evil, monsterous henchmen, causing Wonder Land was immediately thrown into utter chaos. Defenseless that they were, the people were quickly taken over and the tranquil and serene kingdom was transformed into a land of demons and devils. Wonder Land was now a Monster Land. Tom-Tom was summoned to set out on a journey, destroy this dragon, and restore peace once again. Tom-Tom is Wonder Land's last hope.****There are twelve locations in which Tom-Tom must venture through, including (but not limited to): the city of Wonder Land, Valley of Peace, The Coastal Town of Baraboro, The Mam Desert, and Pororo Islands. During his journey, he must defeat monsters with the sword that he got at the beginning of his adventure. These monsters will leave either gold coins or bags of cash, which he can use to buy better weapons, shields, armors, and boots. At the end of each location, there is usually a boss that Tom-Tom must defeat in order to obtain a gold key that will unlock the exit gate, as well as plenty of gold coins or bags of cash. If he touches any enemies, or is shot at, he will lose health. During his travels, Tom-Tom must take note of the hourglass; if the hourglass display sands at the bottom, he must get another one that appears out of nowhere, or he'll also lose health. There are two ways in which he can restore it. He can either go into bars to have a drink that will restore it and get a hint about what lies ahead as well, or go into hospitals and heal himself to restore the lost health.</text:p>
          </table:table-cell>
          <table:table-cell table:formula="of:=CONCATENATE(&quot;&lt;game name=&quot;;CHAR(34);[.A265];CHAR(34);&quot;&gt; &lt;year&gt;&quot;;[.B265];&quot;&lt;/year&gt; &lt;rating&gt;&quot;;[.C265];&quot;&lt;/rating&gt; &lt;title&gt;&quot;;[.D265];&quot;&lt;/title&gt; &lt;pub&gt;&quot;;[.E265];&quot;&lt;/pub&gt; &lt;dev&gt;&quot;;[.F265];&quot;&lt;/dev&gt; &lt;genre&gt;&quot;;[.G265];&quot;&lt;/genre&gt; &lt;score&gt;&quot;;[.H265];&quot;&lt;/score&gt; &lt;player&gt;&quot;;[.I265];&quot;&lt;/player&gt; &lt;story&gt;&quot;;[.J265];&quot;&lt;/story&gt; &lt;/game&gt;&quot;)" office:value-type="string" office:string-value="&lt;game name=&quot;Wonder Boy in Monster Land (USA, Europe)&quot;&gt; &lt;year&gt;1988&lt;/year&gt; &lt;rating&gt;ESRB - RP (Rating Pending)&lt;/rating&gt; &lt;title&gt;Wonder Boy in Monster Land &lt;/title&gt; &lt;pub&gt;SEGA of America, Inc.&lt;/pub&gt; &lt;dev&gt;Westone Co., Ltd.&lt;/dev&gt; &lt;genre&gt;Adventure&lt;/genre&gt; &lt;score&gt;4.0&lt;/score&gt; &lt;player&gt;1 Player&lt;/player&gt; &lt;story&gt;Eleven years have gone by since Tom-Tom rescued his girlfriend Tanya from the clutches of the evil King. Word of Tom-Tom's dangerous adventure soon spread throughout Wonder Land. The people were very proud of him and gave Tom-Tom the highest honor of all - the legendary name of Wonder Boy. With the evil King defeated, Wonder Land returned to its peaceful state, and for over one decade, the kingdom was a paradise, and everything and everyone lived happily together.****Eventually, the peace was broken when a ferocious fire-breathing dragon appeared out of nowhere and took over Wonder Land with an army of evil, monsterous henchmen, causing Wonder Land was immediately thrown into utter chaos. Defenseless that they were, the people were quickly taken over and the tranquil and serene kingdom was transformed into a land of demons and devils. Wonder Land was now a Monster Land. Tom-Tom was summoned to set out on a journey, destroy this dragon, and restore peace once again. Tom-Tom is Wonder Land's last hope.****There are twelve locations in which Tom-Tom must venture through, including (but not limited to): the city of Wonder Land, Valley of Peace, The Coastal Town of Baraboro, The Mam Desert, and Pororo Islands. During his journey, he must defeat monsters with the sword that he got at the beginning of his adventure. These monsters will leave either gold coins or bags of cash, which he can use to buy better weapons, shields, armors, and boots. At the end of each location, there is usually a boss that Tom-Tom must defeat in order to obtain a gold key that will unlock the exit gate, as well as plenty of gold coins or bags of cash. If he touches any enemies, or is shot at, he will lose health. During his travels, Tom-Tom must take note of the hourglass; if the hourglass display sands at the bottom, he must get another one that appears out of nowhere, or he'll also lose health. There are two ways in which he can restore it. He can either go into bars to have a drink that will restore it and get a hint about what lies ahead as well, or go into hospitals and heal himself to restore the lost health.&lt;/story&gt; &lt;/game&gt;">
            <text:p>&lt;game name="Wonder Boy in Monster Land (USA, Europe)"&gt; &lt;year&gt;1988&lt;/year&gt; &lt;rating&gt;ESRB - RP (Rating Pending)&lt;/rating&gt; &lt;title&gt;Wonder Boy in Monster Land &lt;/title&gt; &lt;pub&gt;SEGA of America, Inc.&lt;/pub&gt; &lt;dev&gt;Westone Co., Ltd.&lt;/dev&gt; &lt;genre&gt;Adventure&lt;/genre&gt; &lt;score&gt;4.0&lt;/score&gt; &lt;player&gt;1 Player&lt;/player&gt; &lt;story&gt;Eleven years have gone by since Tom-Tom rescued his girlfriend Tanya from the clutches of the evil King. Word of Tom-Tom's dangerous adventure soon spread throughout Wonder Land. The people were very proud of him and gave Tom-Tom the highest honor of all - the legendary name of Wonder Boy. With the evil King defeated, Wonder Land returned to its peaceful state, and for over one decade, the kingdom was a paradise, and everything and everyone lived happily together.****Eventually, the peace was broken when a ferocious fire-breathing dragon appeared out of nowhere and took over Wonder Land with an army of evil, monsterous henchmen, causing Wonder Land was immediately thrown into utter chaos. Defenseless that they were, the people were quickly taken over and the tranquil and serene kingdom was transformed into a land of demons and devils. Wonder Land was now a Monster Land. Tom-Tom was summoned to set out on a journey, destroy this dragon, and restore peace once again. Tom-Tom is Wonder Land's last hope.****There are twelve locations in which Tom-Tom must venture through, including (but not limited to): the city of Wonder Land, Valley of Peace, The Coastal Town of Baraboro, The Mam Desert, and Pororo Islands. During his journey, he must defeat monsters with the sword that he got at the beginning of his adventure. These monsters will leave either gold coins or bags of cash, which he can use to buy better weapons, shields, armors, and boots. At the end of each location, there is usually a boss that Tom-Tom must defeat in order to obtain a gold key that will unlock the exit gate, as well as plenty of gold coins or bags of cash. If he touches any enemies, or is shot at, he will lose health. During his travels, Tom-Tom must take note of the hourglass; if the hourglass display sands at the bottom, he must get another one that appears out of nowhere, or he'll also lose health. There are two ways in which he can restore it. He can either go into bars to have a drink that will restore it and get a hint about what lies ahead as well, or go into hospitals and heal himself to restore the lost health.&lt;/story&gt; &lt;/game&gt;</text:p>
          </table:table-cell>
        </table:table-row>
        <table:table-row table:style-name="ro1">
          <table:table-cell office:value-type="string">
            <text:p>Wonder Boy in Monster World (Europe)</text:p>
          </table:table-cell>
          <table:table-cell office:value-type="string">
            <text:p>1993</text:p>
          </table:table-cell>
          <table:table-cell office:value-type="string">
            <text:p>ESRB - RP (Rating Pending)</text:p>
          </table:table-cell>
          <table:table-cell office:value-type="string">
            <text:p>Wonder Boy in Monster World </text:p>
          </table:table-cell>
          <table:table-cell office:value-type="string">
            <text:p>SEGA of America, Inc.</text:p>
          </table:table-cell>
          <table:table-cell office:value-type="string">
            <text:p>Westone Co., Ltd.</text:p>
          </table:table-cell>
          <table:table-cell office:value-type="string">
            <text:p>Adventure</text:p>
          </table:table-cell>
          <table:table-cell office:value-type="string">
            <text:p>3.0</text:p>
          </table:table-cell>
          <table:table-cell office:value-type="string">
            <text:p>1 Player</text:p>
          </table:table-cell>
          <table:table-cell office:value-type="string">
            <text:p>Monster World was once a peaceful region. Then, the peace was shattered by an invading army of monsters. A young man named Shion vowed to defeat them and make his land peaceful again."****Wonder Boy In Monster World puts you in control of Shion in his quest to save Monster World from the evil hands of BioMeka. <text:s/>It controls like your standard platform game - run, jump, and kill enemies. <text:s/>The game is filled with RPG elements such as talking to townsfolk, collecting money to buy items, upgrading your life, and equipping a variety of armor and weapons - staying very close to the "Zelda format". <text:s/>You can save your game to continue your quest at a later time.****Wonder Boy In Monster World is the third game in the Monster World spin-off series. <text:s/>In Japan the game is called Wonder Boy 5: Monster World 3.</text:p>
          </table:table-cell>
          <table:table-cell table:formula="of:=CONCATENATE(&quot;&lt;game name=&quot;;CHAR(34);[.A266];CHAR(34);&quot;&gt; &lt;year&gt;&quot;;[.B266];&quot;&lt;/year&gt; &lt;rating&gt;&quot;;[.C266];&quot;&lt;/rating&gt; &lt;title&gt;&quot;;[.D266];&quot;&lt;/title&gt; &lt;pub&gt;&quot;;[.E266];&quot;&lt;/pub&gt; &lt;dev&gt;&quot;;[.F266];&quot;&lt;/dev&gt; &lt;genre&gt;&quot;;[.G266];&quot;&lt;/genre&gt; &lt;score&gt;&quot;;[.H266];&quot;&lt;/score&gt; &lt;player&gt;&quot;;[.I266];&quot;&lt;/player&gt; &lt;story&gt;&quot;;[.J266];&quot;&lt;/story&gt; &lt;/game&gt;&quot;)" office:value-type="string" office:string-value="&lt;game name=&quot;Wonder Boy in Monster World (Europe)&quot;&gt; &lt;year&gt;1993&lt;/year&gt; &lt;rating&gt;ESRB - RP (Rating Pending)&lt;/rating&gt; &lt;title&gt;Wonder Boy in Monster World &lt;/title&gt; &lt;pub&gt;SEGA of America, Inc.&lt;/pub&gt; &lt;dev&gt;Westone Co., Ltd.&lt;/dev&gt; &lt;genre&gt;Adventure&lt;/genre&gt; &lt;score&gt;3.0&lt;/score&gt; &lt;player&gt;1 Player&lt;/player&gt; &lt;story&gt;Monster World was once a peaceful region. Then, the peace was shattered by an invading army of monsters. A young man named Shion vowed to defeat them and make his land peaceful again.&quot;****Wonder Boy In Monster World puts you in control of Shion in his quest to save Monster World from the evil hands of BioMeka.  It controls like your standard platform game - run, jump, and kill enemies.  The game is filled with RPG elements such as talking to townsfolk, collecting money to buy items, upgrading your life, and equipping a variety of armor and weapons - staying very close to the &quot;Zelda format&quot;.  You can save your game to continue your quest at a later time.****Wonder Boy In Monster World is the third game in the Monster World spin-off series.  In Japan the game is called Wonder Boy 5: Monster World 3.&lt;/story&gt; &lt;/game&gt;">
            <text:p>&lt;game name="Wonder Boy in Monster World (Europe)"&gt; &lt;year&gt;1993&lt;/year&gt; &lt;rating&gt;ESRB - RP (Rating Pending)&lt;/rating&gt; &lt;title&gt;Wonder Boy in Monster World &lt;/title&gt; &lt;pub&gt;SEGA of America, Inc.&lt;/pub&gt; &lt;dev&gt;Westone Co., Ltd.&lt;/dev&gt; &lt;genre&gt;Adventure&lt;/genre&gt; &lt;score&gt;3.0&lt;/score&gt; &lt;player&gt;1 Player&lt;/player&gt; &lt;story&gt;Monster World was once a peaceful region. Then, the peace was shattered by an invading army of monsters. A young man named Shion vowed to defeat them and make his land peaceful again."****Wonder Boy In Monster World puts you in control of Shion in his quest to save Monster World from the evil hands of BioMeka. <text:s/>It controls like your standard platform game - run, jump, and kill enemies. <text:s/>The game is filled with RPG elements such as talking to townsfolk, collecting money to buy items, upgrading your life, and equipping a variety of armor and weapons - staying very close to the "Zelda format". <text:s/>You can save your game to continue your quest at a later time.****Wonder Boy In Monster World is the third game in the Monster World spin-off series. <text:s/>In Japan the game is called Wonder Boy 5: Monster World 3.&lt;/story&gt; &lt;/game&gt;</text:p>
          </table:table-cell>
        </table:table-row>
        <table:table-row table:style-name="ro1">
          <table:table-cell office:value-type="string">
            <text:p>World Class Leader Board (Europe)</text:p>
          </table:table-cell>
          <table:table-cell office:value-type="string">
            <text:p>1991</text:p>
          </table:table-cell>
          <table:table-cell office:value-type="string">
            <text:p>ESRB - RP (Rating Pending)</text:p>
          </table:table-cell>
          <table:table-cell office:value-type="string">
            <text:p>World Class Leader Board </text:p>
          </table:table-cell>
          <table:table-cell office:value-type="string">
            <text:p>U.S. Gold Ltd.</text:p>
          </table:table-cell>
          <table:table-cell office:value-type="string">
            <text:p>Access Software, Inc.</text:p>
          </table:table-cell>
          <table:table-cell office:value-type="string">
            <text:p>Golf/Sports</text:p>
          </table:table-cell>
          <table:table-cell office:value-type="string">
            <text:p>2.8</text:p>
          </table:table-cell>
          <table:table-cell office:value-type="string">
            <text:p>1-4 Players</text:p>
          </table:table-cell>
          <table:table-cell office:value-type="string">
            <text:p>Before the long-running Links series, Access produced the Leader Board lineage, which concludes here. Wind, snap and power are the main considerations as you dodge the bunkers, water and rough which make for more complex courses than the 8-bit versions of the original.****A course editor is provided. <text:s/>The courses provided include real courses like St. Andrews, a fictional designs such as The Gauntlet, which as the name suggests is designed to push your skills to the maximum.****The PC version revolutionized the use of the PC speaker to reproduce voice samples via their patented "RealSound" process. Quips like "No doubt about it, he's deep in the sandtrap", "Straight onto the fairway", and "Looks like he hit the tree, Jim." are used to provide running commentary on the gameplay.</text:p>
          </table:table-cell>
          <table:table-cell table:formula="of:=CONCATENATE(&quot;&lt;game name=&quot;;CHAR(34);[.A267];CHAR(34);&quot;&gt; &lt;year&gt;&quot;;[.B267];&quot;&lt;/year&gt; &lt;rating&gt;&quot;;[.C267];&quot;&lt;/rating&gt; &lt;title&gt;&quot;;[.D267];&quot;&lt;/title&gt; &lt;pub&gt;&quot;;[.E267];&quot;&lt;/pub&gt; &lt;dev&gt;&quot;;[.F267];&quot;&lt;/dev&gt; &lt;genre&gt;&quot;;[.G267];&quot;&lt;/genre&gt; &lt;score&gt;&quot;;[.H267];&quot;&lt;/score&gt; &lt;player&gt;&quot;;[.I267];&quot;&lt;/player&gt; &lt;story&gt;&quot;;[.J267];&quot;&lt;/story&gt; &lt;/game&gt;&quot;)" office:value-type="string" office:string-value="&lt;game name=&quot;World Class Leader Board (Europe)&quot;&gt; &lt;year&gt;1991&lt;/year&gt; &lt;rating&gt;ESRB - RP (Rating Pending)&lt;/rating&gt; &lt;title&gt;World Class Leader Board &lt;/title&gt; &lt;pub&gt;U.S. Gold Ltd.&lt;/pub&gt; &lt;dev&gt;Access Software, Inc.&lt;/dev&gt; &lt;genre&gt;Golf/Sports&lt;/genre&gt; &lt;score&gt;2.8&lt;/score&gt; &lt;player&gt;1-4 Players&lt;/player&gt; &lt;story&gt;Before the long-running Links series, Access produced the Leader Board lineage, which concludes here. Wind, snap and power are the main considerations as you dodge the bunkers, water and rough which make for more complex courses than the 8-bit versions of the original.****A course editor is provided.  The courses provided include real courses like St. Andrews, a fictional designs such as The Gauntlet, which as the name suggests is designed to push your skills to the maximum.****The PC version revolutionized the use of the PC speaker to reproduce voice samples via their patented &quot;RealSound&quot; process. Quips like &quot;No doubt about it, he's deep in the sandtrap&quot;, &quot;Straight onto the fairway&quot;, and &quot;Looks like he hit the tree, Jim.&quot; are used to provide running commentary on the gameplay.&lt;/story&gt; &lt;/game&gt;">
            <text:p>&lt;game name="World Class Leader Board (Europe)"&gt; &lt;year&gt;1991&lt;/year&gt; &lt;rating&gt;ESRB - RP (Rating Pending)&lt;/rating&gt; &lt;title&gt;World Class Leader Board &lt;/title&gt; &lt;pub&gt;U.S. Gold Ltd.&lt;/pub&gt; &lt;dev&gt;Access Software, Inc.&lt;/dev&gt; &lt;genre&gt;Golf/Sports&lt;/genre&gt; &lt;score&gt;2.8&lt;/score&gt; &lt;player&gt;1-4 Players&lt;/player&gt; &lt;story&gt;Before the long-running Links series, Access produced the Leader Board lineage, which concludes here. Wind, snap and power are the main considerations as you dodge the bunkers, water and rough which make for more complex courses than the 8-bit versions of the original.****A course editor is provided. <text:s/>The courses provided include real courses like St. Andrews, a fictional designs such as The Gauntlet, which as the name suggests is designed to push your skills to the maximum.****The PC version revolutionized the use of the PC speaker to reproduce voice samples via their patented "RealSound" process. Quips like "No doubt about it, he's deep in the sandtrap", "Straight onto the fairway", and "Looks like he hit the tree, Jim." are used to provide running commentary on the gameplay.&lt;/story&gt; &lt;/game&gt;</text:p>
          </table:table-cell>
        </table:table-row>
        <table:table-row table:style-name="ro1">
          <table:table-cell office:value-type="string">
            <text:p>World Cup Italia '90 (Europe)</text:p>
          </table:table-cell>
          <table:table-cell office:value-type="string">
            <text:p>1990</text:p>
          </table:table-cell>
          <table:table-cell office:value-type="string">
            <text:p>ESRB - RP (Rating Pending)</text:p>
          </table:table-cell>
          <table:table-cell office:value-type="string">
            <text:p>World Cup Italia '90 </text:p>
          </table:table-cell>
          <table:table-cell table:number-columns-repeated="2" office:value-type="string">
            <text:p>SEGA Enterprises Ltd.</text:p>
          </table:table-cell>
          <table:table-cell office:value-type="string">
            <text:p>Soccer/Sports</text:p>
          </table:table-cell>
          <table:table-cell office:value-type="string">
            <text:p>1.3</text:p>
          </table:table-cell>
          <table:table-cell office:value-type="string">
            <text:p>1-2 Players</text:p>
          </table:table-cell>
          <table:table-cell office:value-type="string">
            <text:p>This soccer game lets you choose a team representing one of twenty-four countries around the world to participate in the World Championship tournament. This is identical to the real 1990 World Cup.****Once you pick your team you can also select which players you want on the field, so that you can round out the team's strengths and weaknesses. Also provided are modes for single exhibition matches, either against the computer or against a friend.****The action is viewed from above with large player sprites. Violent play is encouraged as there are no free kicks. Whereas later sports games often carry heavy focus on the attention to detail, this game is rather simplified -- you can only control the player closest to the ball, for example, and it is missing many of the rules of soccer such as penalty flags and offsides.</text:p>
          </table:table-cell>
          <table:table-cell table:formula="of:=CONCATENATE(&quot;&lt;game name=&quot;;CHAR(34);[.A268];CHAR(34);&quot;&gt; &lt;year&gt;&quot;;[.B268];&quot;&lt;/year&gt; &lt;rating&gt;&quot;;[.C268];&quot;&lt;/rating&gt; &lt;title&gt;&quot;;[.D268];&quot;&lt;/title&gt; &lt;pub&gt;&quot;;[.E268];&quot;&lt;/pub&gt; &lt;dev&gt;&quot;;[.F268];&quot;&lt;/dev&gt; &lt;genre&gt;&quot;;[.G268];&quot;&lt;/genre&gt; &lt;score&gt;&quot;;[.H268];&quot;&lt;/score&gt; &lt;player&gt;&quot;;[.I268];&quot;&lt;/player&gt; &lt;story&gt;&quot;;[.J268];&quot;&lt;/story&gt; &lt;/game&gt;&quot;)" office:value-type="string" office:string-value="&lt;game name=&quot;World Cup Italia '90 (Europe)&quot;&gt; &lt;year&gt;1990&lt;/year&gt; &lt;rating&gt;ESRB - RP (Rating Pending)&lt;/rating&gt; &lt;title&gt;World Cup Italia '90 &lt;/title&gt; &lt;pub&gt;SEGA Enterprises Ltd.&lt;/pub&gt; &lt;dev&gt;SEGA Enterprises Ltd.&lt;/dev&gt; &lt;genre&gt;Soccer/Sports&lt;/genre&gt; &lt;score&gt;1.3&lt;/score&gt; &lt;player&gt;1-2 Players&lt;/player&gt; &lt;story&gt;This soccer game lets you choose a team representing one of twenty-four countries around the world to participate in the World Championship tournament. This is identical to the real 1990 World Cup.****Once you pick your team you can also select which players you want on the field, so that you can round out the team's strengths and weaknesses. Also provided are modes for single exhibition matches, either against the computer or against a friend.****The action is viewed from above with large player sprites. Violent play is encouraged as there are no free kicks. Whereas later sports games often carry heavy focus on the attention to detail, this game is rather simplified -- you can only control the player closest to the ball, for example, and it is missing many of the rules of soccer such as penalty flags and offsides.&lt;/story&gt; &lt;/game&gt;">
            <text:p>&lt;game name="World Cup Italia '90 (Europe)"&gt; &lt;year&gt;1990&lt;/year&gt; &lt;rating&gt;ESRB - RP (Rating Pending)&lt;/rating&gt; &lt;title&gt;World Cup Italia '90 &lt;/title&gt; &lt;pub&gt;SEGA Enterprises Ltd.&lt;/pub&gt; &lt;dev&gt;SEGA Enterprises Ltd.&lt;/dev&gt; &lt;genre&gt;Soccer/Sports&lt;/genre&gt; &lt;score&gt;1.3&lt;/score&gt; &lt;player&gt;1-2 Players&lt;/player&gt; &lt;story&gt;This soccer game lets you choose a team representing one of twenty-four countries around the world to participate in the World Championship tournament. This is identical to the real 1990 World Cup.****Once you pick your team you can also select which players you want on the field, so that you can round out the team's strengths and weaknesses. Also provided are modes for single exhibition matches, either against the computer or against a friend.****The action is viewed from above with large player sprites. Violent play is encouraged as there are no free kicks. Whereas later sports games often carry heavy focus on the attention to detail, this game is rather simplified -- you can only control the player closest to the ball, for example, and it is missing many of the rules of soccer such as penalty flags and offsides.&lt;/story&gt; &lt;/game&gt;</text:p>
          </table:table-cell>
        </table:table-row>
        <table:table-row table:style-name="ro1">
          <table:table-cell office:value-type="string">
            <text:p>World Cup USA 94 (Europe) (En,Fr,De,Es,It,Nl,Pt,Sv)</text:p>
          </table:table-cell>
          <table:table-cell office:value-type="string">
            <text:p>1992</text:p>
          </table:table-cell>
          <table:table-cell office:value-type="string">
            <text:p>ESRB - RP (Rating Pending)</text:p>
          </table:table-cell>
          <table:table-cell office:value-type="string">
            <text:p>World Cup USA 94 <text:s/></text:p>
          </table:table-cell>
          <table:table-cell office:value-type="string">
            <text:p>U.S. Gold Ltd.</text:p>
          </table:table-cell>
          <table:table-cell office:value-type="string">
            <text:p>Tiertex Ltd.</text:p>
          </table:table-cell>
          <table:table-cell office:value-type="string">
            <text:p>Soccer/Sports</text:p>
          </table:table-cell>
          <table:table-cell office:value-type="string">
            <text:p>3.3</text:p>
          </table:table-cell>
          <table:table-cell office:value-type="string">
            <text:p>1-2 Players</text:p>
          </table:table-cell>
          <table:table-cell office:value-type="string">
            <text:p>For the third World Cup in succession, US Gold had the license to produce the official game. They entrusted Tiertex with the task, who produced a top-down game recreating the full tournament. As well as the 24 teams who qualified for the tournament, other significant footballing nations like England, France and Denmark could be drafted in. The presentation of the menus is largely icon-based, with the official mascot featuring prominently. Tackling is difficult and passing is easy, making for a flowing end-to-end style of play.</text:p>
          </table:table-cell>
          <table:table-cell table:formula="of:=CONCATENATE(&quot;&lt;game name=&quot;;CHAR(34);[.A269];CHAR(34);&quot;&gt; &lt;year&gt;&quot;;[.B269];&quot;&lt;/year&gt; &lt;rating&gt;&quot;;[.C269];&quot;&lt;/rating&gt; &lt;title&gt;&quot;;[.D269];&quot;&lt;/title&gt; &lt;pub&gt;&quot;;[.E269];&quot;&lt;/pub&gt; &lt;dev&gt;&quot;;[.F269];&quot;&lt;/dev&gt; &lt;genre&gt;&quot;;[.G269];&quot;&lt;/genre&gt; &lt;score&gt;&quot;;[.H269];&quot;&lt;/score&gt; &lt;player&gt;&quot;;[.I269];&quot;&lt;/player&gt; &lt;story&gt;&quot;;[.J269];&quot;&lt;/story&gt; &lt;/game&gt;&quot;)" office:value-type="string" office:string-value="&lt;game name=&quot;World Cup USA 94 (Europe) (En,Fr,De,Es,It,Nl,Pt,Sv)&quot;&gt; &lt;year&gt;1992&lt;/year&gt; &lt;rating&gt;ESRB - RP (Rating Pending)&lt;/rating&gt; &lt;title&gt;World Cup USA 94  &lt;/title&gt; &lt;pub&gt;U.S. Gold Ltd.&lt;/pub&gt; &lt;dev&gt;Tiertex Ltd.&lt;/dev&gt; &lt;genre&gt;Soccer/Sports&lt;/genre&gt; &lt;score&gt;3.3&lt;/score&gt; &lt;player&gt;1-2 Players&lt;/player&gt; &lt;story&gt;For the third World Cup in succession, US Gold had the license to produce the official game. They entrusted Tiertex with the task, who produced a top-down game recreating the full tournament. As well as the 24 teams who qualified for the tournament, other significant footballing nations like England, France and Denmark could be drafted in. The presentation of the menus is largely icon-based, with the official mascot featuring prominently. Tackling is difficult and passing is easy, making for a flowing end-to-end style of play.&lt;/story&gt; &lt;/game&gt;">
            <text:p>&lt;game name="World Cup USA 94 (Europe) (En,Fr,De,Es,It,Nl,Pt,Sv)"&gt; &lt;year&gt;1992&lt;/year&gt; &lt;rating&gt;ESRB - RP (Rating Pending)&lt;/rating&gt; &lt;title&gt;World Cup USA 94 <text:s/>&lt;/title&gt; &lt;pub&gt;U.S. Gold Ltd.&lt;/pub&gt; &lt;dev&gt;Tiertex Ltd.&lt;/dev&gt; &lt;genre&gt;Soccer/Sports&lt;/genre&gt; &lt;score&gt;3.3&lt;/score&gt; &lt;player&gt;1-2 Players&lt;/player&gt; &lt;story&gt;For the third World Cup in succession, US Gold had the license to produce the official game. They entrusted Tiertex with the task, who produced a top-down game recreating the full tournament. As well as the 24 teams who qualified for the tournament, other significant footballing nations like England, France and Denmark could be drafted in. The presentation of the menus is largely icon-based, with the official mascot featuring prominently. Tackling is difficult and passing is easy, making for a flowing end-to-end style of play.&lt;/story&gt; &lt;/game&gt;</text:p>
          </table:table-cell>
        </table:table-row>
        <table:table-row table:style-name="ro1">
          <table:table-cell office:value-type="string">
            <text:p>World Games (Europe)</text:p>
          </table:table-cell>
          <table:table-cell office:value-type="string">
            <text:p>1989</text:p>
          </table:table-cell>
          <table:table-cell office:value-type="string">
            <text:p>ESRB - RP (Rating Pending)</text:p>
          </table:table-cell>
          <table:table-cell office:value-type="string">
            <text:p>World Games </text:p>
          </table:table-cell>
          <table:table-cell office:value-type="string">
            <text:p>SEGA Corporation</text:p>
          </table:table-cell>
          <table:table-cell office:value-type="string">
            <text:p>Epyx, Inc.</text:p>
          </table:table-cell>
          <table:table-cell office:value-type="string">
            <text:p>Sports</text:p>
          </table:table-cell>
          <table:table-cell office:value-type="string">
            <text:p>1.8</text:p>
          </table:table-cell>
          <table:table-cell office:value-type="string">
            <text:p>1-4 Players</text:p>
          </table:table-cell>
          <table:table-cell office:value-type="string">
            <text:p>Olympics style sports game. <text:s/>Compete in several events including:**Skiing, Weight Lifting, Barrel Jumping, Sumo Wrestling, Bull Riding, Cliff Diving, Log Rolling, Caber Toss, Pole Vault, Platform Diving.</text:p>
          </table:table-cell>
          <table:table-cell table:formula="of:=CONCATENATE(&quot;&lt;game name=&quot;;CHAR(34);[.A270];CHAR(34);&quot;&gt; &lt;year&gt;&quot;;[.B270];&quot;&lt;/year&gt; &lt;rating&gt;&quot;;[.C270];&quot;&lt;/rating&gt; &lt;title&gt;&quot;;[.D270];&quot;&lt;/title&gt; &lt;pub&gt;&quot;;[.E270];&quot;&lt;/pub&gt; &lt;dev&gt;&quot;;[.F270];&quot;&lt;/dev&gt; &lt;genre&gt;&quot;;[.G270];&quot;&lt;/genre&gt; &lt;score&gt;&quot;;[.H270];&quot;&lt;/score&gt; &lt;player&gt;&quot;;[.I270];&quot;&lt;/player&gt; &lt;story&gt;&quot;;[.J270];&quot;&lt;/story&gt; &lt;/game&gt;&quot;)" office:value-type="string" office:string-value="&lt;game name=&quot;World Games (Europe)&quot;&gt; &lt;year&gt;1989&lt;/year&gt; &lt;rating&gt;ESRB - RP (Rating Pending)&lt;/rating&gt; &lt;title&gt;World Games &lt;/title&gt; &lt;pub&gt;SEGA Corporation&lt;/pub&gt; &lt;dev&gt;Epyx, Inc.&lt;/dev&gt; &lt;genre&gt;Sports&lt;/genre&gt; &lt;score&gt;1.8&lt;/score&gt; &lt;player&gt;1-4 Players&lt;/player&gt; &lt;story&gt;Olympics style sports game.  Compete in several events including:**Skiing, Weight Lifting, Barrel Jumping, Sumo Wrestling, Bull Riding, Cliff Diving, Log Rolling, Caber Toss, Pole Vault, Platform Diving.&lt;/story&gt; &lt;/game&gt;">
            <text:p>&lt;game name="World Games (Europe)"&gt; &lt;year&gt;1989&lt;/year&gt; &lt;rating&gt;ESRB - RP (Rating Pending)&lt;/rating&gt; &lt;title&gt;World Games &lt;/title&gt; &lt;pub&gt;SEGA Corporation&lt;/pub&gt; &lt;dev&gt;Epyx, Inc.&lt;/dev&gt; &lt;genre&gt;Sports&lt;/genre&gt; &lt;score&gt;1.8&lt;/score&gt; &lt;player&gt;1-4 Players&lt;/player&gt; &lt;story&gt;Olympics style sports game. <text:s/>Compete in several events including:**Skiing, Weight Lifting, Barrel Jumping, Sumo Wrestling, Bull Riding, Cliff Diving, Log Rolling, Caber Toss, Pole Vault, Platform Diving.&lt;/story&gt; &lt;/game&gt;</text:p>
          </table:table-cell>
        </table:table-row>
        <table:table-row table:style-name="ro1">
          <table:table-cell office:value-type="string">
            <text:p>World Grand Prix (USA)</text:p>
          </table:table-cell>
          <table:table-cell office:value-type="string">
            <text:p>1986</text:p>
          </table:table-cell>
          <table:table-cell office:value-type="string">
            <text:p>ESRB - RP (Rating Pending)</text:p>
          </table:table-cell>
          <table:table-cell office:value-type="string">
            <text:p>World Grand Prix</text:p>
          </table:table-cell>
          <table:table-cell table:number-columns-repeated="2" office:value-type="string">
            <text:p>SEGA Corporation</text:p>
          </table:table-cell>
          <table:table-cell office:value-type="string">
            <text:p>Driving</text:p>
          </table:table-cell>
          <table:table-cell office:value-type="string">
            <text:p>2.4</text:p>
          </table:table-cell>
          <table:table-cell office:value-type="string">
            <text:p>1 Player</text:p>
          </table:table-cell>
          <table:table-cell office:value-type="string">
            <text:p>The premise is simple, race against the clock and computer-controlled F-1 opponents in a series of races. <text:s/>Along the way, earn points to upgrade various aspects of your machine, including acceleration, top speed and handling. <text:s/>It also includes a track editor, so you can create your </text:p>
          </table:table-cell>
          <table:table-cell table:formula="of:=CONCATENATE(&quot;&lt;game name=&quot;;CHAR(34);[.A271];CHAR(34);&quot;&gt; &lt;year&gt;&quot;;[.B271];&quot;&lt;/year&gt; &lt;rating&gt;&quot;;[.C271];&quot;&lt;/rating&gt; &lt;title&gt;&quot;;[.D271];&quot;&lt;/title&gt; &lt;pub&gt;&quot;;[.E271];&quot;&lt;/pub&gt; &lt;dev&gt;&quot;;[.F271];&quot;&lt;/dev&gt; &lt;genre&gt;&quot;;[.G271];&quot;&lt;/genre&gt; &lt;score&gt;&quot;;[.H271];&quot;&lt;/score&gt; &lt;player&gt;&quot;;[.I271];&quot;&lt;/player&gt; &lt;story&gt;&quot;;[.J271];&quot;&lt;/story&gt; &lt;/game&gt;&quot;)" office:value-type="string" office:string-value="&lt;game name=&quot;World Grand Prix (USA)&quot;&gt; &lt;year&gt;1986&lt;/year&gt; &lt;rating&gt;ESRB - RP (Rating Pending)&lt;/rating&gt; &lt;title&gt;World Grand Prix&lt;/title&gt; &lt;pub&gt;SEGA Corporation&lt;/pub&gt; &lt;dev&gt;SEGA Corporation&lt;/dev&gt; &lt;genre&gt;Driving&lt;/genre&gt; &lt;score&gt;2.4&lt;/score&gt; &lt;player&gt;1 Player&lt;/player&gt; &lt;story&gt;The premise is simple, race against the clock and computer-controlled F-1 opponents in a series of races.  Along the way, earn points to upgrade various aspects of your machine, including acceleration, top speed and handling.  It also includes a track editor, so you can create your &lt;/story&gt; &lt;/game&gt;">
            <text:p>&lt;game name="World Grand Prix (USA)"&gt; &lt;year&gt;1986&lt;/year&gt; &lt;rating&gt;ESRB - RP (Rating Pending)&lt;/rating&gt; &lt;title&gt;World Grand Prix&lt;/title&gt; &lt;pub&gt;SEGA Corporation&lt;/pub&gt; &lt;dev&gt;SEGA Corporation&lt;/dev&gt; &lt;genre&gt;Driving&lt;/genre&gt; &lt;score&gt;2.4&lt;/score&gt; &lt;player&gt;1 Player&lt;/player&gt; &lt;story&gt;The premise is simple, race against the clock and computer-controlled F-1 opponents in a series of races. <text:s/>Along the way, earn points to upgrade various aspects of your machine, including acceleration, top speed and handling. <text:s/>It also includes a track editor, so you can create your &lt;/story&gt; &lt;/game&gt;</text:p>
          </table:table-cell>
        </table:table-row>
        <table:table-row table:style-name="ro1">
          <table:table-cell office:value-type="string">
            <text:p>WWF Wrestlemania - Steel Cage Challenge (Europe)</text:p>
          </table:table-cell>
          <table:table-cell office:value-type="string">
            <text:p>1992</text:p>
          </table:table-cell>
          <table:table-cell office:value-type="string">
            <text:p>ESRB - RP (Rating Pending)</text:p>
          </table:table-cell>
          <table:table-cell office:value-type="string">
            <text:p>WWF Wrestlemania - Steel Cage Challenge </text:p>
          </table:table-cell>
          <table:table-cell office:value-type="string">
            <text:p>Flying Edge, Inc.</text:p>
          </table:table-cell>
          <table:table-cell office:value-type="string">
            <text:p>Teeny Weeny Games, Ltd.</text:p>
          </table:table-cell>
          <table:table-cell office:value-type="string">
            <text:p>Sports/Wrestling</text:p>
          </table:table-cell>
          <table:table-cell office:value-type="string">
            <text:p>2.4</text:p>
          </table:table-cell>
          <table:table-cell office:value-type="string">
            <text:p>1-2 Players</text:p>
          </table:table-cell>
          <table:table-cell office:value-type="string">
            <text:p>The game features several famous WWF stars, such as "Macho Man" Randy Savage, Bret "Hitman" Hart, The Mountie, The Undertaker, Irwin R. Schyster, "Million Dollar Man" Ted DiBiase, Sid Justice, "Rowdy" Roddy Piper, Jake "The Snake" Roberts and of course wrestling legend Hulk Hogan.****All wrestlers can perform their famous signature moves and have individual strengths and weaknesses. Game modes include a career mode and several modes for two players, including the name giving steel cage challenge.</text:p>
          </table:table-cell>
          <table:table-cell table:formula="of:=CONCATENATE(&quot;&lt;game name=&quot;;CHAR(34);[.A272];CHAR(34);&quot;&gt; &lt;year&gt;&quot;;[.B272];&quot;&lt;/year&gt; &lt;rating&gt;&quot;;[.C272];&quot;&lt;/rating&gt; &lt;title&gt;&quot;;[.D272];&quot;&lt;/title&gt; &lt;pub&gt;&quot;;[.E272];&quot;&lt;/pub&gt; &lt;dev&gt;&quot;;[.F272];&quot;&lt;/dev&gt; &lt;genre&gt;&quot;;[.G272];&quot;&lt;/genre&gt; &lt;score&gt;&quot;;[.H272];&quot;&lt;/score&gt; &lt;player&gt;&quot;;[.I272];&quot;&lt;/player&gt; &lt;story&gt;&quot;;[.J272];&quot;&lt;/story&gt; &lt;/game&gt;&quot;)" office:value-type="string" office:string-value="&lt;game name=&quot;WWF Wrestlemania - Steel Cage Challenge (Europe)&quot;&gt; &lt;year&gt;1992&lt;/year&gt; &lt;rating&gt;ESRB - RP (Rating Pending)&lt;/rating&gt; &lt;title&gt;WWF Wrestlemania - Steel Cage Challenge &lt;/title&gt; &lt;pub&gt;Flying Edge, Inc.&lt;/pub&gt; &lt;dev&gt;Teeny Weeny Games, Ltd.&lt;/dev&gt; &lt;genre&gt;Sports/Wrestling&lt;/genre&gt; &lt;score&gt;2.4&lt;/score&gt; &lt;player&gt;1-2 Players&lt;/player&gt; &lt;story&gt;The game features several famous WWF stars, such as &quot;Macho Man&quot; Randy Savage, Bret &quot;Hitman&quot; Hart, The Mountie, The Undertaker, Irwin R. Schyster, &quot;Million Dollar Man&quot; Ted DiBiase, Sid Justice, &quot;Rowdy&quot; Roddy Piper, Jake &quot;The Snake&quot; Roberts and of course wrestling legend Hulk Hogan.****All wrestlers can perform their famous signature moves and have individual strengths and weaknesses. Game modes include a career mode and several modes for two players, including the name giving steel cage challenge.&lt;/story&gt; &lt;/game&gt;">
            <text:p>&lt;game name="WWF Wrestlemania - Steel Cage Challenge (Europe)"&gt; &lt;year&gt;1992&lt;/year&gt; &lt;rating&gt;ESRB - RP (Rating Pending)&lt;/rating&gt; &lt;title&gt;WWF Wrestlemania - Steel Cage Challenge &lt;/title&gt; &lt;pub&gt;Flying Edge, Inc.&lt;/pub&gt; &lt;dev&gt;Teeny Weeny Games, Ltd.&lt;/dev&gt; &lt;genre&gt;Sports/Wrestling&lt;/genre&gt; &lt;score&gt;2.4&lt;/score&gt; &lt;player&gt;1-2 Players&lt;/player&gt; &lt;story&gt;The game features several famous WWF stars, such as "Macho Man" Randy Savage, Bret "Hitman" Hart, The Mountie, The Undertaker, Irwin R. Schyster, "Million Dollar Man" Ted DiBiase, Sid Justice, "Rowdy" Roddy Piper, Jake "The Snake" Roberts and of course wrestling legend Hulk Hogan.****All wrestlers can perform their famous signature moves and have individual strengths and weaknesses. Game modes include a career mode and several modes for two players, including the name giving steel cage challenge.&lt;/story&gt; &lt;/game&gt;</text:p>
          </table:table-cell>
        </table:table-row>
        <table:table-row table:style-name="ro1">
          <table:table-cell office:value-type="string">
            <text:p>Xenon 2 - Megablast (Europe) (Virgin)</text:p>
          </table:table-cell>
          <table:table-cell office:value-type="string">
            <text:p>1991</text:p>
          </table:table-cell>
          <table:table-cell office:value-type="string">
            <text:p>ESRB - RP (Rating Pending)</text:p>
          </table:table-cell>
          <table:table-cell office:value-type="string">
            <text:p>Xenon 2 – Megablast</text:p>
          </table:table-cell>
          <table:table-cell office:value-type="string">
            <text:p>Image Works</text:p>
          </table:table-cell>
          <table:table-cell office:value-type="string">
            <text:p>Bitmap Brothers, The</text:p>
          </table:table-cell>
          <table:table-cell office:value-type="string">
            <text:p>Shooter</text:p>
          </table:table-cell>
          <table:table-cell office:value-type="string">
            <text:p>2.5</text:p>
          </table:table-cell>
          <table:table-cell office:value-type="string">
            <text:p>1 Player</text:p>
          </table:table-cell>
          <table:table-cell office:value-type="string">
            <text:p>Xenon 2: Megablast is vertically scrolling space shooter, in which you have to pass several levels, filled with waves of enemies, that all end with a level boss creature. Each group of enemies you destroy grants you a cash reward and every once in a while you enter Colin's Bargain Basement, where you can use this cash to purchase upgrades for your ship like better weapons, speed &amp; health upgrades etc. Some upgrades can also be picked up during the levels.****The first part of the game has an organic feel to it, while the second part of the game features mechanical enemies. As there are some maze-like sections with dead-ends in the game, your spaceship <text:s/>scrolls backwards when you keep pressing the down key.****A typical Bitmap Brothers smash, the game is also famous for its soundtrack by British electronica group Bomb The Bass.</text:p>
          </table:table-cell>
          <table:table-cell table:formula="of:=CONCATENATE(&quot;&lt;game name=&quot;;CHAR(34);[.A273];CHAR(34);&quot;&gt; &lt;year&gt;&quot;;[.B273];&quot;&lt;/year&gt; &lt;rating&gt;&quot;;[.C273];&quot;&lt;/rating&gt; &lt;title&gt;&quot;;[.D273];&quot;&lt;/title&gt; &lt;pub&gt;&quot;;[.E273];&quot;&lt;/pub&gt; &lt;dev&gt;&quot;;[.F273];&quot;&lt;/dev&gt; &lt;genre&gt;&quot;;[.G273];&quot;&lt;/genre&gt; &lt;score&gt;&quot;;[.H273];&quot;&lt;/score&gt; &lt;player&gt;&quot;;[.I273];&quot;&lt;/player&gt; &lt;story&gt;&quot;;[.J273];&quot;&lt;/story&gt; &lt;/game&gt;&quot;)" office:value-type="string" office:string-value="&lt;game name=&quot;Xenon 2 - Megablast (Europe) (Virgin)&quot;&gt; &lt;year&gt;1991&lt;/year&gt; &lt;rating&gt;ESRB - RP (Rating Pending)&lt;/rating&gt; &lt;title&gt;Xenon 2 – Megablast&lt;/title&gt; &lt;pub&gt;Image Works&lt;/pub&gt; &lt;dev&gt;Bitmap Brothers, The&lt;/dev&gt; &lt;genre&gt;Shooter&lt;/genre&gt; &lt;score&gt;2.5&lt;/score&gt; &lt;player&gt;1 Player&lt;/player&gt; &lt;story&gt;Xenon 2: Megablast is vertically scrolling space shooter, in which you have to pass several levels, filled with waves of enemies, that all end with a level boss creature. Each group of enemies you destroy grants you a cash reward and every once in a while you enter Colin's Bargain Basement, where you can use this cash to purchase upgrades for your ship like better weapons, speed &amp; health upgrades etc. Some upgrades can also be picked up during the levels.****The first part of the game has an organic feel to it, while the second part of the game features mechanical enemies. As there are some maze-like sections with dead-ends in the game, your spaceship  scrolls backwards when you keep pressing the down key.****A typical Bitmap Brothers smash, the game is also famous for its soundtrack by British electronica group Bomb The Bass.&lt;/story&gt; &lt;/game&gt;">
            <text:p>&lt;game name="Xenon 2 - Megablast (Europe) (Virgin)"&gt; &lt;year&gt;1991&lt;/year&gt; &lt;rating&gt;ESRB - RP (Rating Pending)&lt;/rating&gt; &lt;title&gt;Xenon 2 – Megablast&lt;/title&gt; &lt;pub&gt;Image Works&lt;/pub&gt; &lt;dev&gt;Bitmap Brothers, The&lt;/dev&gt; &lt;genre&gt;Shooter&lt;/genre&gt; &lt;score&gt;2.5&lt;/score&gt; &lt;player&gt;1 Player&lt;/player&gt; &lt;story&gt;Xenon 2: Megablast is vertically scrolling space shooter, in which you have to pass several levels, filled with waves of enemies, that all end with a level boss creature. Each group of enemies you destroy grants you a cash reward and every once in a while you enter Colin's Bargain Basement, where you can use this cash to purchase upgrades for your ship like better weapons, speed &amp; health upgrades etc. Some upgrades can also be picked up during the levels.****The first part of the game has an organic feel to it, while the second part of the game features mechanical enemies. As there are some maze-like sections with dead-ends in the game, your spaceship <text:s/>scrolls backwards when you keep pressing the down key.****A typical Bitmap Brothers smash, the game is also famous for its soundtrack by British electronica group Bomb The Bass.&lt;/story&gt; &lt;/game&gt;</text:p>
          </table:table-cell>
        </table:table-row>
        <table:table-row table:style-name="ro1">
          <table:table-cell office:value-type="string">
            <text:p>Ys - The Vanished Omens (USA, Europe)</text:p>
          </table:table-cell>
          <table:table-cell office:value-type="string">
            <text:p>1988</text:p>
          </table:table-cell>
          <table:table-cell office:value-type="string">
            <text:p>ESRB - RP (Rating Pending)</text:p>
          </table:table-cell>
          <table:table-cell office:value-type="string">
            <text:p>Ys - The Vanished Omens </text:p>
          </table:table-cell>
          <table:table-cell office:value-type="string">
            <text:p>SEGA of America, Inc.</text:p>
          </table:table-cell>
          <table:table-cell office:value-type="string">
            <text:p>Nihon Falcom Corp.</text:p>
          </table:table-cell>
          <table:table-cell office:value-type="string">
            <text:p>Role-Playing</text:p>
          </table:table-cell>
          <table:table-cell office:value-type="string">
            <text:p>3.9</text:p>
          </table:table-cell>
          <table:table-cell office:value-type="string">
            <text:p>1 Player</text:p>
          </table:table-cell>
          <table:table-cell office:value-type="string">
            <text:p>You are Adol (Aron in Sega Master System version) Christian, a red-haired adventurer and expert swordsman. One day you encounter a fortuneteller who sends you on a quest to find information about the six books of Ys. It appears that there was once an ancient land called Ys, whose secret was sealed in those six books. Before long you learn that the six books were all stolen by the evil wizard Dark Fact (Dulk Dekt in Sega Master System version, Malificus in PC version). It is your task to defeat the villain and to discover the secret of Ys!****Ys is an action RPG with original combat: instead of pressing the "attack" button, you simply run into the enemies you encounter. You do more damage if you run into them from the back or from the sides - a head-to-head collision might result in Adol's death if the monster is stronger than him. You gain gold and experience points for defeating your foes; once you have gained enough experience, you level up and become stronger. You can buy and equip swords, armor, shields, and other accessories.</text:p>
          </table:table-cell>
          <table:table-cell table:formula="of:=CONCATENATE(&quot;&lt;game name=&quot;;CHAR(34);[.A274];CHAR(34);&quot;&gt; &lt;year&gt;&quot;;[.B274];&quot;&lt;/year&gt; &lt;rating&gt;&quot;;[.C274];&quot;&lt;/rating&gt; &lt;title&gt;&quot;;[.D274];&quot;&lt;/title&gt; &lt;pub&gt;&quot;;[.E274];&quot;&lt;/pub&gt; &lt;dev&gt;&quot;;[.F274];&quot;&lt;/dev&gt; &lt;genre&gt;&quot;;[.G274];&quot;&lt;/genre&gt; &lt;score&gt;&quot;;[.H274];&quot;&lt;/score&gt; &lt;player&gt;&quot;;[.I274];&quot;&lt;/player&gt; &lt;story&gt;&quot;;[.J274];&quot;&lt;/story&gt; &lt;/game&gt;&quot;)" office:value-type="string" office:string-value="&lt;game name=&quot;Ys - The Vanished Omens (USA, Europe)&quot;&gt; &lt;year&gt;1988&lt;/year&gt; &lt;rating&gt;ESRB - RP (Rating Pending)&lt;/rating&gt; &lt;title&gt;Ys - The Vanished Omens &lt;/title&gt; &lt;pub&gt;SEGA of America, Inc.&lt;/pub&gt; &lt;dev&gt;Nihon Falcom Corp.&lt;/dev&gt; &lt;genre&gt;Role-Playing&lt;/genre&gt; &lt;score&gt;3.9&lt;/score&gt; &lt;player&gt;1 Player&lt;/player&gt; &lt;story&gt;You are Adol (Aron in Sega Master System version) Christian, a red-haired adventurer and expert swordsman. One day you encounter a fortuneteller who sends you on a quest to find information about the six books of Ys. It appears that there was once an ancient land called Ys, whose secret was sealed in those six books. Before long you learn that the six books were all stolen by the evil wizard Dark Fact (Dulk Dekt in Sega Master System version, Malificus in PC version). It is your task to defeat the villain and to discover the secret of Ys!****Ys is an action RPG with original combat: instead of pressing the &quot;attack&quot; button, you simply run into the enemies you encounter. You do more damage if you run into them from the back or from the sides - a head-to-head collision might result in Adol's death if the monster is stronger than him. You gain gold and experience points for defeating your foes; once you have gained enough experience, you level up and become stronger. You can buy and equip swords, armor, shields, and other accessories.&lt;/story&gt; &lt;/game&gt;">
            <text:p>&lt;game name="Ys - The Vanished Omens (USA, Europe)"&gt; &lt;year&gt;1988&lt;/year&gt; &lt;rating&gt;ESRB - RP (Rating Pending)&lt;/rating&gt; &lt;title&gt;Ys - The Vanished Omens &lt;/title&gt; &lt;pub&gt;SEGA of America, Inc.&lt;/pub&gt; &lt;dev&gt;Nihon Falcom Corp.&lt;/dev&gt; &lt;genre&gt;Role-Playing&lt;/genre&gt; &lt;score&gt;3.9&lt;/score&gt; &lt;player&gt;1 Player&lt;/player&gt; &lt;story&gt;You are Adol (Aron in Sega Master System version) Christian, a red-haired adventurer and expert swordsman. One day you encounter a fortuneteller who sends you on a quest to find information about the six books of Ys. It appears that there was once an ancient land called Ys, whose secret was sealed in those six books. Before long you learn that the six books were all stolen by the evil wizard Dark Fact (Dulk Dekt in Sega Master System version, Malificus in PC version). It is your task to defeat the villain and to discover the secret of Ys!****Ys is an action RPG with original combat: instead of pressing the "attack" button, you simply run into the enemies you encounter. You do more damage if you run into them from the back or from the sides - a head-to-head collision might result in Adol's death if the monster is stronger than him. You gain gold and experience points for defeating your foes; once you have gained enough experience, you level up and become stronger. You can buy and equip swords, armor, shields, and other accessories.&lt;/story&gt; &lt;/game&gt;</text:p>
          </table:table-cell>
        </table:table-row>
        <table:table-row table:style-name="ro1">
          <table:table-cell office:value-type="string">
            <text:p>Zaxxon 3-D (World)</text:p>
          </table:table-cell>
          <table:table-cell office:value-type="string">
            <text:p>1987</text:p>
          </table:table-cell>
          <table:table-cell office:value-type="string">
            <text:p>ESRB - RP (Rating Pending)</text:p>
          </table:table-cell>
          <table:table-cell office:value-type="string">
            <text:p>Zaxxon 3-D </text:p>
          </table:table-cell>
          <table:table-cell table:number-columns-repeated="2" office:value-type="string">
            <text:p>SEGA Corporation</text:p>
          </table:table-cell>
          <table:table-cell office:value-type="string">
            <text:p>Shooter</text:p>
          </table:table-cell>
          <table:table-cell office:value-type="string">
            <text:p>3.3</text:p>
          </table:table-cell>
          <table:table-cell office:value-type="string">
            <text:p>1 Player</text:p>
          </table:table-cell>
          <table:table-cell office:value-type="string">
            <text:p>This is a 3-D update to the arcade classic. <text:s/>Like most shooters, the backdrop is set in space. <text:s/>The first part of the battle is spent shooting down opposing fighters, snagging more powerful weapons, speed power-ups and fuel. <text:s/>Not only do you have to worry about the enemy, your fuel is working against you as well. <text:s/>The second part of the battle is to grab fuel and take out ground forces through a 3-D corridor and dodging walls. <text:s/>The final part of the battle is the end boss.</text:p>
          </table:table-cell>
          <table:table-cell table:formula="of:=CONCATENATE(&quot;&lt;game name=&quot;;CHAR(34);[.A275];CHAR(34);&quot;&gt; &lt;year&gt;&quot;;[.B275];&quot;&lt;/year&gt; &lt;rating&gt;&quot;;[.C275];&quot;&lt;/rating&gt; &lt;title&gt;&quot;;[.D275];&quot;&lt;/title&gt; &lt;pub&gt;&quot;;[.E275];&quot;&lt;/pub&gt; &lt;dev&gt;&quot;;[.F275];&quot;&lt;/dev&gt; &lt;genre&gt;&quot;;[.G275];&quot;&lt;/genre&gt; &lt;score&gt;&quot;;[.H275];&quot;&lt;/score&gt; &lt;player&gt;&quot;;[.I275];&quot;&lt;/player&gt; &lt;story&gt;&quot;;[.J275];&quot;&lt;/story&gt; &lt;/game&gt;&quot;)" office:value-type="string" office:string-value="&lt;game name=&quot;Zaxxon 3-D (World)&quot;&gt; &lt;year&gt;1987&lt;/year&gt; &lt;rating&gt;ESRB - RP (Rating Pending)&lt;/rating&gt; &lt;title&gt;Zaxxon 3-D &lt;/title&gt; &lt;pub&gt;SEGA Corporation&lt;/pub&gt; &lt;dev&gt;SEGA Corporation&lt;/dev&gt; &lt;genre&gt;Shooter&lt;/genre&gt; &lt;score&gt;3.3&lt;/score&gt; &lt;player&gt;1 Player&lt;/player&gt; &lt;story&gt;This is a 3-D update to the arcade classic.  Like most shooters, the backdrop is set in space.  The first part of the battle is spent shooting down opposing fighters, snagging more powerful weapons, speed power-ups and fuel.  Not only do you have to worry about the enemy, your fuel is working against you as well.  The second part of the battle is to grab fuel and take out ground forces through a 3-D corridor and dodging walls.  The final part of the battle is the end boss.&lt;/story&gt; &lt;/game&gt;">
            <text:p>&lt;game name="Zaxxon 3-D (World)"&gt; &lt;year&gt;1987&lt;/year&gt; &lt;rating&gt;ESRB - RP (Rating Pending)&lt;/rating&gt; &lt;title&gt;Zaxxon 3-D &lt;/title&gt; &lt;pub&gt;SEGA Corporation&lt;/pub&gt; &lt;dev&gt;SEGA Corporation&lt;/dev&gt; &lt;genre&gt;Shooter&lt;/genre&gt; &lt;score&gt;3.3&lt;/score&gt; &lt;player&gt;1 Player&lt;/player&gt; &lt;story&gt;This is a 3-D update to the arcade classic. <text:s/>Like most shooters, the backdrop is set in space. <text:s/>The first part of the battle is spent shooting down opposing fighters, snagging more powerful weapons, speed power-ups and fuel. <text:s/>Not only do you have to worry about the enemy, your fuel is working against you as well. <text:s/>The second part of the battle is to grab fuel and take out ground forces through a 3-D corridor and dodging walls. <text:s/>The final part of the battle is the end boss.&lt;/story&gt; &lt;/game&gt;</text:p>
          </table:table-cell>
        </table:table-row>
        <table:table-row table:style-name="ro1">
          <table:table-cell office:value-type="string">
            <text:p>Zillion (Europe) (v1.2)</text:p>
          </table:table-cell>
          <table:table-cell office:value-type="string">
            <text:p>1987</text:p>
          </table:table-cell>
          <table:table-cell office:value-type="string">
            <text:p>ESRB - RP (Rating Pending)</text:p>
          </table:table-cell>
          <table:table-cell office:value-type="string">
            <text:p>Zillion <text:s/></text:p>
          </table:table-cell>
          <table:table-cell office:value-type="string">
            <text:p>SEGA of America, Inc.</text:p>
          </table:table-cell>
          <table:table-cell office:value-type="string">
            <text:p>SEGA Enterprises Ltd.</text:p>
          </table:table-cell>
          <table:table-cell office:value-type="string">
            <text:p>Platform</text:p>
          </table:table-cell>
          <table:table-cell office:value-type="string">
            <text:p>3.9</text:p>
          </table:table-cell>
          <table:table-cell office:value-type="string">
            <text:p>1 Player</text:p>
          </table:table-cell>
          <table:table-cell office:value-type="string">
            <text:p>Based on the "anime" and laser tag game, Zillion is a game where the hero, J.J., must rescue his friends Apple and Champ from the alien race Noza. To get past certain rooms in the base, you must use codes which you can obtain by blowing up certain metal crates to get pieces of the code. Other items you can obtain are specs (which lets you see lasers that, if you trip up, alerts the area and sends reinforcements), bread and Opa-Opas (which level you up).</text:p>
          </table:table-cell>
          <table:table-cell table:formula="of:=CONCATENATE(&quot;&lt;game name=&quot;;CHAR(34);[.A276];CHAR(34);&quot;&gt; &lt;year&gt;&quot;;[.B276];&quot;&lt;/year&gt; &lt;rating&gt;&quot;;[.C276];&quot;&lt;/rating&gt; &lt;title&gt;&quot;;[.D276];&quot;&lt;/title&gt; &lt;pub&gt;&quot;;[.E276];&quot;&lt;/pub&gt; &lt;dev&gt;&quot;;[.F276];&quot;&lt;/dev&gt; &lt;genre&gt;&quot;;[.G276];&quot;&lt;/genre&gt; &lt;score&gt;&quot;;[.H276];&quot;&lt;/score&gt; &lt;player&gt;&quot;;[.I276];&quot;&lt;/player&gt; &lt;story&gt;&quot;;[.J276];&quot;&lt;/story&gt; &lt;/game&gt;&quot;)" office:value-type="string" office:string-value="&lt;game name=&quot;Zillion (Europe) (v1.2)&quot;&gt; &lt;year&gt;1987&lt;/year&gt; &lt;rating&gt;ESRB - RP (Rating Pending)&lt;/rating&gt; &lt;title&gt;Zillion  &lt;/title&gt; &lt;pub&gt;SEGA of America, Inc.&lt;/pub&gt; &lt;dev&gt;SEGA Enterprises Ltd.&lt;/dev&gt; &lt;genre&gt;Platform&lt;/genre&gt; &lt;score&gt;3.9&lt;/score&gt; &lt;player&gt;1 Player&lt;/player&gt; &lt;story&gt;Based on the &quot;anime&quot; and laser tag game, Zillion is a game where the hero, J.J., must rescue his friends Apple and Champ from the alien race Noza. To get past certain rooms in the base, you must use codes which you can obtain by blowing up certain metal crates to get pieces of the code. Other items you can obtain are specs (which lets you see lasers that, if you trip up, alerts the area and sends reinforcements), bread and Opa-Opas (which level you up).&lt;/story&gt; &lt;/game&gt;">
            <text:p>&lt;game name="Zillion (Europe) (v1.2)"&gt; &lt;year&gt;1987&lt;/year&gt; &lt;rating&gt;ESRB - RP (Rating Pending)&lt;/rating&gt; &lt;title&gt;Zillion <text:s/>&lt;/title&gt; &lt;pub&gt;SEGA of America, Inc.&lt;/pub&gt; &lt;dev&gt;SEGA Enterprises Ltd.&lt;/dev&gt; &lt;genre&gt;Platform&lt;/genre&gt; &lt;score&gt;3.9&lt;/score&gt; &lt;player&gt;1 Player&lt;/player&gt; &lt;story&gt;Based on the "anime" and laser tag game, Zillion is a game where the hero, J.J., must rescue his friends Apple and Champ from the alien race Noza. To get past certain rooms in the base, you must use codes which you can obtain by blowing up certain metal crates to get pieces of the code. Other items you can obtain are specs (which lets you see lasers that, if you trip up, alerts the area and sends reinforcements), bread and Opa-Opas (which level you up).&lt;/story&gt; &lt;/game&gt;</text:p>
          </table:table-cell>
        </table:table-row>
        <table:table-row table:style-name="ro1">
          <table:table-cell office:value-type="string">
            <text:p>Zillion II - The Tri Formation (World)</text:p>
          </table:table-cell>
          <table:table-cell office:value-type="string">
            <text:p>1988</text:p>
          </table:table-cell>
          <table:table-cell office:value-type="string">
            <text:p>ESRB - RP (Rating Pending)</text:p>
          </table:table-cell>
          <table:table-cell office:value-type="string">
            <text:p>Zillion II - The Tri Formation </text:p>
          </table:table-cell>
          <table:table-cell office:value-type="string">
            <text:p>SEGA of America, Inc.</text:p>
          </table:table-cell>
          <table:table-cell office:value-type="string">
            <text:p>SEGA Enterprises Ltd.</text:p>
          </table:table-cell>
          <table:table-cell office:value-type="string">
            <text:p>Shooter</text:p>
          </table:table-cell>
          <table:table-cell office:value-type="string">
            <text:p>3.7</text:p>
          </table:table-cell>
          <table:table-cell office:value-type="string">
            <text:p>1 Player</text:p>
          </table:table-cell>
          <table:table-cell office:value-type="string">
            <text:p>A faint distress transmission, which was barely understandable, was received at the headquarters of the White Knights. Sent from a distant outpost at the extreme edge of the Planetary System, the garbled message told of a new, gigantic Norsa Battle Fortress at the edge of the Norsa Galaxy.Apple and Champ, two members of the elite White Knight special peacekeeping force, immediately set out on a reconnaissance mission to investigate the Norsa Fortress.The last words which anybody heard from Apple and Champ were: "Help us J.J.! Baron Ricks has..."There are eight rounds in the game, and the gameplay is split into two parts. In the odd-numbered rounds, you ride a bike known as the "Tri Formation" which has the Zillion laser beam attached to it. As well as shooting Norsa warriors, you must jump over gaps and the pulsating areas of the floor. If your character comes in contact with their shots, or rides over the pulsating areas of the floor, your life meter will decrease. If that meter is empty, you lose a life. Power-ups can be obtained that will give you the Armorator or extra life. In Rounds 5 and 7, you are required to use the Armorator to survive the round. You can also change between Apple and Champ during these rounds, but only once each.And on the even-numbered rounds, you run-and-shoot your way to a boss. Beware of the Norsa Warriors and other enemies. The same rules apply to those of the odd-numbered rounds, where being shot at or fall in a gap will result in you losing a life. </text:p>
          </table:table-cell>
          <table:table-cell table:formula="of:=CONCATENATE(&quot;&lt;game name=&quot;;CHAR(34);[.A277];CHAR(34);&quot;&gt; &lt;year&gt;&quot;;[.B277];&quot;&lt;/year&gt; &lt;rating&gt;&quot;;[.C277];&quot;&lt;/rating&gt; &lt;title&gt;&quot;;[.D277];&quot;&lt;/title&gt; &lt;pub&gt;&quot;;[.E277];&quot;&lt;/pub&gt; &lt;dev&gt;&quot;;[.F277];&quot;&lt;/dev&gt; &lt;genre&gt;&quot;;[.G277];&quot;&lt;/genre&gt; &lt;score&gt;&quot;;[.H277];&quot;&lt;/score&gt; &lt;player&gt;&quot;;[.I277];&quot;&lt;/player&gt; &lt;story&gt;&quot;;[.J277];&quot;&lt;/story&gt; &lt;/game&gt;&quot;)" office:value-type="string" office:string-value="&lt;game name=&quot;Zillion II - The Tri Formation (World)&quot;&gt; &lt;year&gt;1988&lt;/year&gt; &lt;rating&gt;ESRB - RP (Rating Pending)&lt;/rating&gt; &lt;title&gt;Zillion II - The Tri Formation &lt;/title&gt; &lt;pub&gt;SEGA of America, Inc.&lt;/pub&gt; &lt;dev&gt;SEGA Enterprises Ltd.&lt;/dev&gt; &lt;genre&gt;Shooter&lt;/genre&gt; &lt;score&gt;3.7&lt;/score&gt; &lt;player&gt;1 Player&lt;/player&gt; &lt;story&gt;A faint distress transmission, which was barely understandable, was received at the headquarters of the White Knights. Sent from a distant outpost at the extreme edge of the Planetary System, the garbled message told of a new, gigantic Norsa Battle Fortress at the edge of the Norsa Galaxy.Apple and Champ, two members of the elite White Knight special peacekeeping force, immediately set out on a reconnaissance mission to investigate the Norsa Fortress.The last words which anybody heard from Apple and Champ were: &quot;Help us J.J.! Baron Ricks has...&quot;There are eight rounds in the game, and the gameplay is split into two parts. In the odd-numbered rounds, you ride a bike known as the &quot;Tri Formation&quot; which has the Zillion laser beam attached to it. As well as shooting Norsa warriors, you must jump over gaps and the pulsating areas of the floor. If your character comes in contact with their shots, or rides over the pulsating areas of the floor, your life meter will decrease. If that meter is empty, you lose a life. Power-ups can be obtained that will give you the Armorator or extra life. In Rounds 5 and 7, you are required to use the Armorator to survive the round. You can also change between Apple and Champ during these rounds, but only once each.And on the even-numbered rounds, you run-and-shoot your way to a boss. Beware of the Norsa Warriors and other enemies. The same rules apply to those of the odd-numbered rounds, where being shot at or fall in a gap will result in you losing a life. &lt;/story&gt; &lt;/game&gt;">
            <text:p>&lt;game name="Zillion II - The Tri Formation (World)"&gt; &lt;year&gt;1988&lt;/year&gt; &lt;rating&gt;ESRB - RP (Rating Pending)&lt;/rating&gt; &lt;title&gt;Zillion II - The Tri Formation &lt;/title&gt; &lt;pub&gt;SEGA of America, Inc.&lt;/pub&gt; &lt;dev&gt;SEGA Enterprises Ltd.&lt;/dev&gt; &lt;genre&gt;Shooter&lt;/genre&gt; &lt;score&gt;3.7&lt;/score&gt; &lt;player&gt;1 Player&lt;/player&gt; &lt;story&gt;A faint distress transmission, which was barely understandable, was received at the headquarters of the White Knights. Sent from a distant outpost at the extreme edge of the Planetary System, the garbled message told of a new, gigantic Norsa Battle Fortress at the edge of the Norsa Galaxy.Apple and Champ, two members of the elite White Knight special peacekeeping force, immediately set out on a reconnaissance mission to investigate the Norsa Fortress.The last words which anybody heard from Apple and Champ were: "Help us J.J.! Baron Ricks has..."There are eight rounds in the game, and the gameplay is split into two parts. In the odd-numbered rounds, you ride a bike known as the "Tri Formation" which has the Zillion laser beam attached to it. As well as shooting Norsa warriors, you must jump over gaps and the pulsating areas of the floor. If your character comes in contact with their shots, or rides over the pulsating areas of the floor, your life meter will decrease. If that meter is empty, you lose a life. Power-ups can be obtained that will give you the Armorator or extra life. In Rounds 5 and 7, you are required to use the Armorator to survive the round. You can also change between Apple and Champ during these rounds, but only once each.And on the even-numbered rounds, you run-and-shoot your way to a boss. Beware of the Norsa Warriors and other enemies. The same rules apply to those of the odd-numbered rounds, where being shot at or fall in a gap will result in you losing a life. &lt;/story&gt; &lt;/game&gt;</text:p>
          </table:table-cell>
        </table:table-row>
        <table:table-row table:style-name="ro1">
          <table:table-cell office:value-type="string">
            <text:p>Zool - Ninja of the 'Nth' Dimension (Europe)</text:p>
          </table:table-cell>
          <table:table-cell office:value-type="string">
            <text:p>1993</text:p>
          </table:table-cell>
          <table:table-cell office:value-type="string">
            <text:p>ESRB - RP (Rating Pending)</text:p>
          </table:table-cell>
          <table:table-cell office:value-type="string">
            <text:p>Zool - Ninja of the 'Nth' Dimension </text:p>
          </table:table-cell>
          <table:table-cell table:number-columns-repeated="2" office:value-type="string">
            <text:p>Gremlin Graphics Software Ltd.</text:p>
          </table:table-cell>
          <table:table-cell office:value-type="string">
            <text:p>Platform</text:p>
          </table:table-cell>
          <table:table-cell office:value-type="string">
            <text:p>1.8</text:p>
          </table:table-cell>
          <table:table-cell office:value-type="string">
            <text:p>1 Player</text:p>
          </table:table-cell>
          <table:table-cell office:value-type="string">
            <text:p>His name is Zool. He is a Ninja in the 2345th dimension, 6 worlds each with 3 stages. ****In this platformer, you can run, jump, climb walls and shoot the enemies. In the levels are also some power-ups for Zool. There are life-spending hearts, smart bombs, shields, more powerful jump-skill and a twin Zool. This "twin" makes all your motions a few seconds after you do.****In the options you can change the difficulty and the game-speed two times, the continues and the background music (Rock or Funk).</text:p>
          </table:table-cell>
          <table:table-cell table:formula="of:=CONCATENATE(&quot;&lt;game name=&quot;;CHAR(34);[.A278];CHAR(34);&quot;&gt; &lt;year&gt;&quot;;[.B278];&quot;&lt;/year&gt; &lt;rating&gt;&quot;;[.C278];&quot;&lt;/rating&gt; &lt;title&gt;&quot;;[.D278];&quot;&lt;/title&gt; &lt;pub&gt;&quot;;[.E278];&quot;&lt;/pub&gt; &lt;dev&gt;&quot;;[.F278];&quot;&lt;/dev&gt; &lt;genre&gt;&quot;;[.G278];&quot;&lt;/genre&gt; &lt;score&gt;&quot;;[.H278];&quot;&lt;/score&gt; &lt;player&gt;&quot;;[.I278];&quot;&lt;/player&gt; &lt;story&gt;&quot;;[.J278];&quot;&lt;/story&gt; &lt;/game&gt;&quot;)" office:value-type="string" office:string-value="&lt;game name=&quot;Zool - Ninja of the 'Nth' Dimension (Europe)&quot;&gt; &lt;year&gt;1993&lt;/year&gt; &lt;rating&gt;ESRB - RP (Rating Pending)&lt;/rating&gt; &lt;title&gt;Zool - Ninja of the 'Nth' Dimension &lt;/title&gt; &lt;pub&gt;Gremlin Graphics Software Ltd.&lt;/pub&gt; &lt;dev&gt;Gremlin Graphics Software Ltd.&lt;/dev&gt; &lt;genre&gt;Platform&lt;/genre&gt; &lt;score&gt;1.8&lt;/score&gt; &lt;player&gt;1 Player&lt;/player&gt; &lt;story&gt;His name is Zool. He is a Ninja in the 2345th dimension, 6 worlds each with 3 stages. ****In this platformer, you can run, jump, climb walls and shoot the enemies. In the levels are also some power-ups for Zool. There are life-spending hearts, smart bombs, shields, more powerful jump-skill and a twin Zool. This &quot;twin&quot; makes all your motions a few seconds after you do.****In the options you can change the difficulty and the game-speed two times, the continues and the background music (Rock or Funk).&lt;/story&gt; &lt;/game&gt;">
            <text:p>&lt;game name="Zool - Ninja of the 'Nth' Dimension (Europe)"&gt; &lt;year&gt;1993&lt;/year&gt; &lt;rating&gt;ESRB - RP (Rating Pending)&lt;/rating&gt; &lt;title&gt;Zool - Ninja of the 'Nth' Dimension &lt;/title&gt; &lt;pub&gt;Gremlin Graphics Software Ltd.&lt;/pub&gt; &lt;dev&gt;Gremlin Graphics Software Ltd.&lt;/dev&gt; &lt;genre&gt;Platform&lt;/genre&gt; &lt;score&gt;1.8&lt;/score&gt; &lt;player&gt;1 Player&lt;/player&gt; &lt;story&gt;His name is Zool. He is a Ninja in the 2345th dimension, 6 worlds each with 3 stages. ****In this platformer, you can run, jump, climb walls and shoot the enemies. In the levels are also some power-ups for Zool. There are life-spending hearts, smart bombs, shields, more powerful jump-skill and a twin Zool. This "twin" makes all your motions a few seconds after you do.****In the options you can change the difficulty and the game-speed two times, the continues and the background music (Rock or Funk).&lt;/story&gt; &lt;/game&gt;</text:p>
          </table:table-cell>
        </table:table-row>
        <table:table-row table:style-name="ro1" table:number-rows-repeated="1048297">
          <table:table-cell table:number-columns-repeated="11"/>
        </table:table-row>
        <table:table-row table:style-name="ro1">
          <table:table-cell table:number-columns-repeated="11"/>
        </table:table-row>
      </table:table>
      <table:database-ranges>
        <table:database-range table:target-range-address="Sheet1.A1:Sheet1.AMI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1" number:min-integer-digits="1"/>
    </number:number-style>
    <number:currency-style style:name="N109P0" style:volatile="true">
      <number:currency-symbol number:language="it" number:country="IT">€</number:currency-symbol>
      <number:text> </number:text>
      <number:number number:decimal-places="2" number:min-integer-digits="1" number:grouping="true"/>
    </number:currency-style>
    <number:currency-style style:name="N10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1/03/2016</text:date>, <text:time>17:38: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1T17:38:24.10</dc:date>
    <meta:generator>OpenOffice/4.1.2$Win32 OpenOffice.org_project/412m3$Build-9782</meta:generator>
    <meta:editing-duration>PT1H44M22S</meta:editing-duration>
    <meta:editing-cycles>4</meta:editing-cycles>
    <meta:document-statistic meta:table-count="1" meta:cell-count="3058" meta:object-count="0"/>
  </office:meta>
</office:document-meta>
</file>